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標楷體" svg:font-family="標楷體"/>
    <style:font-face style:name="Helv" svg:font-family="Helv"/>
  </office:font-face-decls>
  <office:automatic-styles>
    <style:style style:name="ce1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7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6" style:family="table-cell" style:parent-style-name="_19968__33324__32_10" style:data-style-name="N0">
      <style:table-cell-properties fo:border="thin solid #000000" style:vertical-align="middle" fo:background-color="transparent" style:cell-protect="protected" style:shrink-to-fit="tru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7" style:family="table-cell" style:parent-style-name="_19968__33324__Sheet1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8" style:family="table-cell" style:parent-style-name="_21315__20998__20301__32_2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9" style:family="table-cell" style:parent-style-name="_19968__33324__Sheet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0" style:family="table-cell" style:parent-style-name="_19968__33324__Sheet1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0">
      <style:table-cell-properties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3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_21315__20998__20301__32_2_32_2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1" style:family="table-cell" style:parent-style-name="_21315__20998__20301__32_2_32_2" style:data-style-name="N48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2" style:family="table-cell" style:parent-style-name="_19968__33324___31354__30333__20633__26597__31807_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3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4" style:family="table-cell" style:parent-style-name="_19968__33324__Sheet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5" style:family="table-cell" style:parent-style-name="_19968__33324__Sheet1" style:data-style-name="N3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8" style:family="table-cell" style:parent-style-name="_21315__20998__20301__32_2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9" style:family="table-cell" style:parent-style-name="Default" style:data-style-name="N48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0" style:family="table-cell" style:parent-style-name="_21315__20998__20301_" style:data-style-name="N5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1" style:family="table-cell" style:parent-style-name="_21315__20998__20301__32_2_32_2" style:data-style-name="N51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2" style:family="table-cell" style:parent-style-name="_21315__20998__20301_" style:data-style-name="N51">
      <style:table-cell-properties fo:border="thin solid #000000" style:vertical-align="middle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3" style:family="table-cell" style:parent-style-name="_21315__20998__20301__32_2_32_2" style:data-style-name="N5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4" style:family="table-cell" style:parent-style-name="_21315__20998__20301_" style:data-style-name="N51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5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6" style:family="table-cell" style:parent-style-name="_19968__33324__32_2_32_2" style:data-style-name="N51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7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8" style:family="table-cell" style:parent-style-name="_21315__20998__20301_" style:data-style-name="N51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9" style:family="table-cell" style:parent-style-name="_19968__33324__32_4" style:data-style-name="N51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0" style:family="table-cell" style:parent-style-name="_21315__20998__20301_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21315__20998__20301__32_2_32_2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5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6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_21315__20998__20301__32_2_32_2" style:data-style-name="N51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8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9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0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1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2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3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6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6.03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8.22854166666667cm"/>
    </style:style>
    <style:style style:name="co10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59.25pt" style:use-optimal-row-height="false" fo:break-before="auto"/>
    </style:style>
    <style:style style:name="ro6" style:family="table-row">
      <style:table-row-properties style:row-height="63.75pt" style:use-optimal-row-height="false" fo:break-before="auto"/>
    </style:style>
    <style:style style:name="ro7" style:family="table-row">
      <style:table-row-properties style:row-height="82.5pt" style:use-optimal-row-height="false" fo:break-before="auto"/>
    </style:style>
    <style:style style:name="ro8" style:family="table-row">
      <style:table-row-properties style:row-height="75pt" style:use-optimal-row-height="false" fo:break-before="auto"/>
    </style:style>
    <style:style style:name="ro9" style:family="table-row">
      <style:table-row-properties style:row-height="133.5pt" style:use-optimal-row-height="false" fo:break-before="auto"/>
    </style:style>
    <style:style style:name="ro10" style:family="table-row">
      <style:table-row-properties style:row-height="87.75pt" style:use-optimal-row-height="false" fo:break-before="auto"/>
    </style:style>
    <style:style style:name="ro11" style:family="table-row">
      <style:table-row-properties style:row-height="79.5pt" style:use-optimal-row-height="false" fo:break-before="auto"/>
    </style:style>
    <style:style style:name="ro12" style:family="table-row">
      <style:table-row-properties style:row-height="118.5pt" style:use-optimal-row-height="false" fo:break-before="auto"/>
    </style:style>
    <style:style style:name="ro13" style:family="table-row">
      <style:table-row-properties style:row-height="68.25pt" style:use-optimal-row-height="false" fo:break-before="auto"/>
    </style:style>
    <style:style style:name="ro14" style:family="table-row">
      <style:table-row-properties style:row-height="88.5pt" style:use-optimal-row-height="false" fo:break-before="auto"/>
    </style:style>
    <style:style style:name="ro15" style:family="table-row">
      <style:table-row-properties style:row-height="72pt" style:use-optimal-row-height="false" fo:break-before="auto"/>
    </style:style>
    <style:style style:name="ro16" style:family="table-row">
      <style:table-row-properties style:row-height="69.7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73.5pt" style:use-optimal-row-height="false" fo:break-before="auto"/>
    </style:style>
    <style:style style:name="ro19" style:family="table-row">
      <style:table-row-properties style:row-height="111.75pt" style:use-optimal-row-height="false" fo:break-before="auto"/>
    </style:style>
    <style:style style:name="ro20" style:family="table-row">
      <style:table-row-properties style:row-height="60.75pt" style:use-optimal-row-height="false" fo:break-before="auto"/>
    </style:style>
    <style:style style:name="ro21" style:family="table-row">
      <style:table-row-properties style:row-height="87pt" style:use-optimal-row-height="false" fo:break-before="auto"/>
    </style:style>
    <style:style style:name="ro22" style:family="table-row">
      <style:table-row-properties style:row-height="83.25pt" style:use-optimal-row-height="false" fo:break-before="auto"/>
    </style:style>
    <style:style style:name="ro23" style:family="table-row">
      <style:table-row-properties style:row-height="69pt" style:use-optimal-row-height="false" fo:break-before="auto"/>
    </style:style>
    <style:style style:name="ro24" style:family="table-row">
      <style:table-row-properties style:row-height="66pt" style:use-optimal-row-height="false" fo:break-before="auto"/>
    </style:style>
    <style:style style:name="ro25" style:family="table-row">
      <style:table-row-properties style:row-height="67.5pt" style:use-optimal-row-height="false" fo:break-before="auto"/>
    </style:style>
    <style:style style:name="ro26" style:family="table-row">
      <style:table-row-properties style:row-height="99.75pt" style:use-optimal-row-height="false" fo:break-before="auto"/>
    </style:style>
    <style:style style:name="ro27" style:family="table-row">
      <style:table-row-properties style:row-height="81.75pt" style:use-optimal-row-height="false" fo:break-before="auto"/>
    </style:style>
    <style:style style:name="ro28" style:family="table-row">
      <style:table-row-properties style:row-height="120pt" style:use-optimal-row-height="false" fo:break-before="auto"/>
    </style:style>
    <style:style style:name="ro29" style:family="table-row">
      <style:table-row-properties style:row-height="111pt" style:use-optimal-row-height="false" fo:break-before="auto"/>
    </style:style>
    <style:style style:name="ro30" style:family="table-row">
      <style:table-row-properties style:row-height="91.5pt" style:use-optimal-row-height="false" fo:break-before="auto"/>
    </style:style>
    <style:style style:name="ro31" style:family="table-row">
      <style:table-row-properties style:row-height="101.25pt" style:use-optimal-row-height="false" fo:break-before="auto"/>
    </style:style>
    <style:style style:name="ro32" style:family="table-row">
      <style:table-row-properties style:row-height="96pt" style:use-optimal-row-height="false" fo:break-before="auto"/>
    </style:style>
    <style:style style:name="ro33" style:family="table-row">
      <style:table-row-properties style:row-height="71.25pt" style:use-optimal-row-height="false" fo:break-before="auto"/>
    </style:style>
    <style:style style:name="ro34" style:family="table-row">
      <style:table-row-properties style:row-height="92.25pt" style:use-optimal-row-height="false" fo:break-before="auto"/>
    </style:style>
    <style:style style:name="ro35" style:family="table-row">
      <style:table-row-properties style:row-height="93.75pt" style:use-optimal-row-height="false" fo:break-before="auto"/>
    </style:style>
    <style:style style:name="ro36" style:family="table-row">
      <style:table-row-properties style:row-height="58.5pt" style:use-optimal-row-height="false" fo:break-before="auto"/>
    </style:style>
    <style:style style:name="ro37" style:family="table-row">
      <style:table-row-properties style:row-height="132pt" style:use-optimal-row-height="false" fo:break-before="auto"/>
    </style:style>
    <style:style style:name="ro38" style:family="table-row">
      <style:table-row-properties style:row-height="77.25pt" style:use-optimal-row-height="false" fo:break-before="auto"/>
    </style:style>
    <style:style style:name="ro39" style:family="table-row">
      <style:table-row-properties style:row-height="90pt" style:use-optimal-row-height="false" fo:break-before="auto"/>
    </style:style>
    <style:style style:name="ro40" style:family="table-row">
      <style:table-row-properties style:row-height="89.25pt" style:use-optimal-row-height="false" fo:break-before="auto"/>
    </style:style>
    <style:style style:name="ro41" style:family="table-row">
      <style:table-row-properties style:row-height="201pt" style:use-optimal-row-height="false" fo:break-before="auto"/>
    </style:style>
    <style:style style:name="ro42" style:family="table-row">
      <style:table-row-properties style:row-height="374.25pt" style:use-optimal-row-height="false" fo:break-before="auto"/>
    </style:style>
    <style:style style:name="ro43" style:family="table-row">
      <style:table-row-properties style:row-height="93pt" style:use-optimal-row-height="false" fo:break-before="auto"/>
    </style:style>
    <style:style style:name="ro44" style:family="table-row">
      <style:table-row-properties style:row-height="105.75pt" style:use-optimal-row-height="false" fo:break-before="auto"/>
    </style:style>
    <style:style style:name="ro45" style:family="table-row">
      <style:table-row-properties style:row-height="190.5pt" style:use-optimal-row-height="false" fo:break-before="auto"/>
    </style:style>
    <style:style style:name="ro46" style:family="table-row">
      <style:table-row-properties style:row-height="38.25pt" style:use-optimal-row-height="false" fo:break-before="auto"/>
    </style:style>
    <style:style style:name="ro47" style:family="table-row">
      <style:table-row-properties style:row-height="45.75pt" style:use-optimal-row-height="false" fo:break-before="auto"/>
    </style:style>
    <style:style style:name="ro48" style:family="table-row">
      <style:table-row-properties style:row-height="56.25pt" style:use-optimal-row-height="false" fo:break-before="auto"/>
    </style:style>
    <style:style style:name="ro49" style:family="table-row">
      <style:table-row-properties style:row-height="65.25pt" style:use-optimal-row-height="false" fo:break-before="auto"/>
    </style:style>
    <style:style style:name="ro50" style:family="table-row">
      <style:table-row-properties style:row-height="366pt" style:use-optimal-row-height="false" fo:break-before="auto"/>
    </style:style>
    <style:style style:name="ro51" style:family="table-row">
      <style:table-row-properties style:row-height="196.5pt" style:use-optimal-row-height="false" fo:break-before="auto"/>
    </style:style>
    <style:style style:name="ro52" style:family="table-row">
      <style:table-row-properties style:row-height="125.25pt" style:use-optimal-row-height="false" fo:break-before="auto"/>
    </style:style>
    <style:style style:name="ro53" style:family="table-row">
      <style:table-row-properties style:row-height="195.75pt" style:use-optimal-row-height="false" fo:break-before="auto"/>
    </style:style>
    <style:style style:name="ro54" style:family="table-row">
      <style:table-row-properties style:row-height="183.75pt" style:use-optimal-row-height="false" fo:break-before="auto"/>
    </style:style>
    <style:style style:name="ro55" style:family="table-row">
      <style:table-row-properties style:row-height="141pt" style:use-optimal-row-height="false" fo:break-before="auto"/>
    </style:style>
    <style:style style:name="ro56" style:family="table-row">
      <style:table-row-properties style:row-height="191.25pt" style:use-optimal-row-height="false" fo:break-before="auto"/>
    </style:style>
    <style:style style:name="ro57" style:family="table-row">
      <style:table-row-properties style:row-height="186.75pt" style:use-optimal-row-height="false" fo:break-before="auto"/>
    </style:style>
    <style:style style:name="ro58" style:family="table-row">
      <style:table-row-properties style:row-height="189pt" style:use-optimal-row-height="false" fo:break-before="auto"/>
    </style:style>
    <style:style style:name="ro59" style:family="table-row">
      <style:table-row-properties style:row-height="106.5pt" style:use-optimal-row-height="false" fo:break-before="auto"/>
    </style:style>
    <style:style style:name="ro60" style:family="table-row">
      <style:table-row-properties style:row-height="193.5pt" style:use-optimal-row-height="false" fo:break-before="auto"/>
    </style:style>
    <style:style style:name="ro61" style:family="table-row">
      <style:table-row-properties style:row-height="333pt" style:use-optimal-row-height="false" fo:break-before="auto"/>
    </style:style>
    <style:style style:name="ro62" style:family="table-row">
      <style:table-row-properties style:row-height="194.25pt" style:use-optimal-row-height="false" fo:break-before="auto"/>
    </style:style>
    <style:style style:name="ro63" style:family="table-row">
      <style:table-row-properties style:row-height="113.25pt" style:use-optimal-row-height="false" fo:break-before="auto"/>
    </style:style>
    <style:style style:name="ro64" style:family="table-row">
      <style:table-row-properties style:row-height="86.25pt" style:use-optimal-row-height="false" fo:break-before="auto"/>
    </style:style>
    <style:style style:name="ro65" style:family="table-row">
      <style:table-row-properties style:row-height="198pt" style:use-optimal-row-height="false" fo:break-before="auto"/>
    </style:style>
    <style:style style:name="ro66" style:family="table-row">
      <style:table-row-properties style:row-height="367.5pt" style:use-optimal-row-height="false" fo:break-before="auto"/>
    </style:style>
    <style:style style:name="ro67" style:family="table-row">
      <style:table-row-properties style:row-height="108pt" style:use-optimal-row-height="false" fo:break-before="auto"/>
    </style:style>
    <style:style style:name="ro68" style:family="table-row">
      <style:table-row-properties style:row-height="192.75pt" style:use-optimal-row-height="false" fo:break-before="auto"/>
    </style:style>
    <style:style style:name="ro69" style:family="table-row">
      <style:table-row-properties style:row-height="99pt" style:use-optimal-row-height="false" fo:break-before="auto"/>
    </style:style>
    <style:style style:name="ro70" style:family="table-row">
      <style:table-row-properties style:row-height="120.75pt" style:use-optimal-row-height="false" fo:break-before="auto"/>
    </style:style>
    <style:style style:name="ro71" style:family="table-row">
      <style:table-row-properties style:row-height="185.25pt" style:use-optimal-row-height="false" fo:break-before="auto"/>
    </style:style>
    <style:style style:name="ro72" style:family="table-row">
      <style:table-row-properties style:row-height="333.75pt" style:use-optimal-row-height="false" fo:break-before="auto"/>
    </style:style>
    <style:style style:name="ro73" style:family="table-row">
      <style:table-row-properties style:row-height="202.5pt" style:use-optimal-row-height="false" fo:break-before="auto"/>
    </style:style>
    <style:style style:name="ro74" style:family="table-row">
      <style:table-row-properties style:row-height="192pt" style:use-optimal-row-height="false" fo:break-before="auto"/>
    </style:style>
    <style:style style:name="ro75" style:family="table-row">
      <style:table-row-properties style:row-height="369.75pt" style:use-optimal-row-height="false" fo:break-before="auto"/>
    </style:style>
    <style:style style:name="ro76" style:family="table-row">
      <style:table-row-properties style:row-height="370.5pt" style:use-optimal-row-height="false" fo:break-before="auto"/>
    </style:style>
    <style:style style:name="ro77" style:family="table-row">
      <style:table-row-properties style:row-height="195pt" style:use-optimal-row-height="false" fo:break-before="auto"/>
    </style:style>
    <style:style style:name="ro78" style:family="table-row">
      <style:table-row-properties style:row-height="371.25pt" style:use-optimal-row-height="false" fo:break-before="auto"/>
    </style:style>
    <style:style style:name="ro79" style:family="table-row">
      <style:table-row-properties style:row-height="207.75pt" style:use-optimal-row-height="false" fo:break-before="auto"/>
    </style:style>
    <style:style style:name="ro80" style:family="table-row">
      <style:table-row-properties style:row-height="205.5pt" style:use-optimal-row-height="false" fo:break-before="auto"/>
    </style:style>
    <style:style style:name="ro81" style:family="table-row">
      <style:table-row-properties style:row-height="368.25pt" style:use-optimal-row-height="false" fo:break-before="auto"/>
    </style:style>
    <style:style style:name="ro82" style:family="table-row">
      <style:table-row-properties style:row-height="342.75pt" style:use-optimal-row-height="false" fo:break-before="auto"/>
    </style:style>
    <style:style style:name="ro83" style:family="table-row">
      <style:table-row-properties style:row-height="382.5pt" style:use-optimal-row-height="false" fo:break-before="auto"/>
    </style:style>
    <style:style style:name="ro84" style:family="table-row">
      <style:table-row-properties style:row-height="386.25pt" style:use-optimal-row-height="false" fo:break-before="auto"/>
    </style:style>
    <style:style style:name="ro85" style:family="table-row">
      <style:table-row-properties style:row-height="188.25pt" style:use-optimal-row-height="false" fo:break-before="auto"/>
    </style:style>
    <style:style style:name="ro86" style:family="table-row">
      <style:table-row-properties style:row-height="102pt" style:use-optimal-row-height="false" fo:break-before="auto"/>
    </style:style>
    <style:style style:name="ro87" style:family="table-row">
      <style:table-row-properties style:row-height="208.5pt" style:use-optimal-row-height="false" fo:break-before="auto"/>
    </style:style>
    <style:style style:name="ro88" style:family="table-row">
      <style:table-row-properties style:row-height="201.75pt" style:use-optimal-row-height="false" fo:break-before="auto"/>
    </style:style>
    <style:style style:name="ro89" style:family="table-row">
      <style:table-row-properties style:row-height="337.5pt" style:use-optimal-row-height="false" fo:break-before="auto"/>
    </style:style>
    <style:style style:name="ro90" style:family="table-row">
      <style:table-row-properties style:row-height="372.75pt" style:use-optimal-row-height="false" fo:break-before="auto"/>
    </style:style>
    <style:style style:name="ro91" style:family="table-row">
      <style:table-row-properties style:row-height="212.25pt" style:use-optimal-row-height="false" fo:break-before="auto"/>
    </style:style>
    <style:style style:name="ro92" style:family="table-row">
      <style:table-row-properties style:row-height="369pt" style:use-optimal-row-height="false" fo:break-before="auto"/>
    </style:style>
    <style:style style:name="ro93" style:family="table-row">
      <style:table-row-properties style:row-height="61.5pt" style:use-optimal-row-height="false" fo:break-before="auto"/>
    </style:style>
    <style:style style:name="ro94" style:family="table-row">
      <style:table-row-properties style:row-height="55.5pt" style:use-optimal-row-height="false" fo:break-before="auto"/>
    </style:style>
    <style:style style:name="ro95" style:family="table-row">
      <style:table-row-properties style:row-height="117.75pt" style:use-optimal-row-height="false" fo:break-before="auto"/>
    </style:style>
    <style:style style:name="ro96" style:family="table-row">
      <style:table-row-properties style:row-height="203.25pt" style:use-optimal-row-height="false" fo:break-before="auto"/>
    </style:style>
    <style:style style:name="ro97" style:family="table-row">
      <style:table-row-properties style:row-height="216.75pt" style:use-optimal-row-height="false" fo:break-before="auto"/>
    </style:style>
    <style:style style:name="ro98" style:family="table-row">
      <style:table-row-properties style:row-height="96.75pt" style:use-optimal-row-height="false" fo:break-before="auto"/>
    </style:style>
    <style:style style:name="ro99" style:family="table-row">
      <style:table-row-properties style:row-height="213pt" style:use-optimal-row-height="false" fo:break-before="auto"/>
    </style:style>
    <style:style style:name="ro100" style:family="table-row">
      <style:table-row-properties style:row-height="200.25pt" style:use-optimal-row-height="false" fo:break-before="auto"/>
    </style:style>
    <style:style style:name="ro101" style:family="table-row">
      <style:table-row-properties style:row-height="252pt" style:use-optimal-row-height="false" fo:break-before="auto"/>
    </style:style>
    <style:style style:name="ro102" style:family="table-row">
      <style:table-row-properties style:row-height="340.5pt" style:use-optimal-row-height="false" fo:break-before="auto"/>
    </style:style>
    <style:style style:name="ro103" style:family="table-row">
      <style:table-row-properties style:row-height="97.5pt" style:use-optimal-row-height="false" fo:break-before="auto"/>
    </style:style>
    <style:style style:name="ro104" style:family="table-row">
      <style:table-row-properties style:row-height="366.75pt" style:use-optimal-row-height="false" fo:break-before="auto"/>
    </style:style>
    <style:style style:name="ro105" style:family="table-row">
      <style:table-row-properties style:row-height="90.75pt" style:use-optimal-row-height="false" fo:break-before="auto"/>
    </style:style>
    <style:style style:name="ro106" style:family="table-row">
      <style:table-row-properties style:row-height="60pt" style:use-optimal-row-height="false" fo:break-before="auto"/>
    </style:style>
    <style:style style:name="ro107" style:family="table-row">
      <style:table-row-properties style:row-height="70.5pt" style:use-optimal-row-height="false" fo:break-before="auto"/>
    </style:style>
    <style:style style:name="ro108" style:family="table-row">
      <style:table-row-properties style:row-height="104.25pt" style:use-optimal-row-height="false" fo:break-before="auto"/>
    </style:style>
    <style:style style:name="ro109" style:family="table-row">
      <style:table-row-properties style:row-height="204.75pt" style:use-optimal-row-height="false" fo:break-before="auto"/>
    </style:style>
    <style:style style:name="ro110" style:family="table-row">
      <style:table-row-properties style:row-height="108.75pt" style:use-optimal-row-height="false" fo:break-before="auto"/>
    </style:style>
    <style:style style:name="ro111" style:family="table-row">
      <style:table-row-properties style:row-height="84pt" style:use-optimal-row-height="false" fo:break-before="auto"/>
    </style:style>
    <style:style style:name="ro112" style:family="table-row">
      <style:table-row-properties style:row-height="376.5pt" style:use-optimal-row-height="false" fo:break-before="auto"/>
    </style:style>
    <style:style style:name="ro113" style:family="table-row">
      <style:table-row-properties style:row-height="49.5pt" style:use-optimal-row-height="false" fo:break-before="auto"/>
    </style:style>
    <style:style style:name="ro114" style:family="table-row">
      <style:table-row-properties style:row-height="54.75pt" style:use-optimal-row-height="false" fo:break-before="auto"/>
    </style:style>
    <style:style style:name="ro115" style:family="table-row">
      <style:table-row-properties style:row-height="45pt" style:use-optimal-row-height="false" fo:break-before="auto"/>
    </style:style>
    <style:style style:name="ro116" style:family="table-row">
      <style:table-row-properties style:row-height="180pt" style:use-optimal-row-height="false" fo:break-before="auto"/>
    </style:style>
    <style:style style:name="ro117" style:family="table-row">
      <style:table-row-properties style:row-height="345pt" style:use-optimal-row-height="false" fo:break-before="auto"/>
    </style:style>
    <style:style style:name="ro118" style:family="table-row">
      <style:table-row-properties style:row-height="365.25pt" style:use-optimal-row-height="false" fo:break-before="auto"/>
    </style:style>
    <style:style style:name="ro119" style:family="table-row">
      <style:table-row-properties style:row-height="381.75pt" style:use-optimal-row-height="false" fo:break-before="auto"/>
    </style:style>
    <style:style style:name="ro120" style:family="table-row">
      <style:table-row-properties style:row-height="362.25pt" style:use-optimal-row-height="false" fo:break-before="auto"/>
    </style:style>
    <style:style style:name="ro121" style:family="table-row">
      <style:table-row-properties style:row-height="338.25pt" style:use-optimal-row-height="false" fo:break-before="auto"/>
    </style:style>
    <style:style style:name="ro122" style:family="table-row">
      <style:table-row-properties style:row-height="179.25pt" style:use-optimal-row-height="false" fo:break-before="auto"/>
    </style:style>
    <style:style style:name="ro123" style:family="table-row">
      <style:table-row-properties style:row-height="39.75pt" style:use-optimal-row-height="false" fo:break-before="auto"/>
    </style:style>
    <style:style style:name="ro124" style:family="table-row">
      <style:table-row-properties style:row-height="29.25pt" style:use-optimal-row-height="false" fo:break-before="auto"/>
    </style:style>
    <style:style style:name="ro125" style:family="table-row">
      <style:table-row-properties style:row-height="44.25pt" style:use-optimal-row-height="false" fo:break-before="auto"/>
    </style:style>
    <style:style style:name="ro126" style:family="table-row">
      <style:table-row-properties style:row-height="57pt" style:use-optimal-row-height="false" fo:break-before="auto"/>
    </style:style>
    <style:style style:name="ro127" style:family="table-row">
      <style:table-row-properties style:row-height="42pt" style:use-optimal-row-height="false" fo:break-before="auto"/>
    </style:style>
    <style:style style:name="ro128" style:family="table-row">
      <style:table-row-properties style:row-height="207pt" style:use-optimal-row-height="false" fo:break-before="auto"/>
    </style:style>
    <style:style style:name="ro129" style:family="table-row">
      <style:table-row-properties style:row-height="170.25pt" style:use-optimal-row-height="false" fo:break-before="auto"/>
    </style:style>
    <style:style style:name="ro130" style:family="table-row">
      <style:table-row-properties style:row-height="210.75pt" style:use-optimal-row-height="false" fo:break-before="auto"/>
    </style:style>
    <style:style style:name="ro131" style:family="table-row">
      <style:table-row-properties style:row-height="206.25pt" style:use-optimal-row-height="false" fo:break-before="auto"/>
    </style:style>
    <style:style style:name="ro132" style:family="table-row">
      <style:table-row-properties style:row-height="209.25pt" style:use-optimal-row-height="false" fo:break-before="auto"/>
    </style:style>
    <style:style style:name="ro133" style:family="table-row">
      <style:table-row-properties style:row-height="306.75pt" style:use-optimal-row-height="false" fo:break-before="auto"/>
    </style:style>
    <style:style style:name="ro134" style:family="table-row">
      <style:table-row-properties style:row-height="53.25pt" style:use-optimal-row-height="false" fo:break-before="auto"/>
    </style:style>
    <style:style style:name="ro13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54:$B$254, B254)&gt;1,NOT(ISBLANK(B254))))" style:apply-style-name="cf1" style:base-cell-address="7-12月_.B254"/>
      <style:map style:condition="is-true-formula(msoxl:AND(COUNTIF($B$254:$B$254, B254)&gt;1,NOT(ISBLANK(B254))))" style:apply-style-name="cf2" style:base-cell-address="7-12月_.B254"/>
      <style:map style:condition="is-true-formula(msoxl:AND(COUNTIF($B$254:$B$254, B254)&gt;1,NOT(ISBLANK(B254))))" style:apply-style-name="cf3" style:base-cell-address="7-12月_.B254"/>
      <style:map style:condition="is-true-formula(msoxl:AND(COUNTIF($B$254:$B$254, B254)&gt;1,NOT(ISBLANK(B254))))" style:apply-style-name="cf4" style:base-cell-address="7-12月_.B254"/>
      <style:map style:condition="is-true-formula(msoxl:AND(COUNTIF($B$254:$B$254, B254)&gt;1,NOT(ISBLANK(B254))))" style:apply-style-name="cf5" style:base-cell-address="7-12月_.B254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55:$B$255, B255)&gt;1,NOT(ISBLANK(B255))))" style:apply-style-name="cf1" style:base-cell-address="7-12月_.B255"/>
      <style:map style:condition="is-true-formula(msoxl:AND(COUNTIF($B$255:$B$255, B255)&gt;1,NOT(ISBLANK(B255))))" style:apply-style-name="cf2" style:base-cell-address="7-12月_.B255"/>
      <style:map style:condition="is-true-formula(msoxl:AND(COUNTIF($B$255:$B$255, B255)&gt;1,NOT(ISBLANK(B255))))" style:apply-style-name="cf3" style:base-cell-address="7-12月_.B255"/>
      <style:map style:condition="is-true-formula(msoxl:AND(COUNTIF($B$255:$B$255, B255)&gt;1,NOT(ISBLANK(B255))))" style:apply-style-name="cf4" style:base-cell-address="7-12月_.B255"/>
      <style:map style:condition="is-true-formula(msoxl:AND(COUNTIF($B$255:$B$255, B255)&gt;1,NOT(ISBLANK(B255))))" style:apply-style-name="cf5" style:base-cell-address="7-12月_.B255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56:$B$256, B256)&gt;1,NOT(ISBLANK(B256))))" style:apply-style-name="cf1" style:base-cell-address="7-12月_.B256"/>
      <style:map style:condition="is-true-formula(msoxl:AND(COUNTIF($B$256:$B$256, B256)&gt;1,NOT(ISBLANK(B256))))" style:apply-style-name="cf2" style:base-cell-address="7-12月_.B256"/>
      <style:map style:condition="is-true-formula(msoxl:AND(COUNTIF($B$256:$B$256, B256)&gt;1,NOT(ISBLANK(B256))))" style:apply-style-name="cf3" style:base-cell-address="7-12月_.B256"/>
      <style:map style:condition="is-true-formula(msoxl:AND(COUNTIF($B$256:$B$256, B256)&gt;1,NOT(ISBLANK(B256))))" style:apply-style-name="cf4" style:base-cell-address="7-12月_.B256"/>
      <style:map style:condition="is-true-formula(msoxl:AND(COUNTIF($B$256:$B$256, B256)&gt;1,NOT(ISBLANK(B256))))" style:apply-style-name="cf5" style:base-cell-address="7-12月_.B256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1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2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3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4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5" style:base-cell-address="7-12月_.F253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1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2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3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4" style:base-cell-address="7-12月_.F253"/>
      <style:map style:condition="is-true-formula(msoxl:AND(COUNTIF($F$729:$F$756, F253)+COUNTIF($F$253:$F$269, F253)+COUNTIF($F$724:$F$724, F253)+COUNTIF($F$620:$F$653, F253)+COUNTIF($F$613:$F$617, F253)+COUNTIF($F$607:$F$611, F253)+COUNTIF($F$594:$F$605, F253)+COUNTIF($F$592:$F$592, F253)+COUNTIF($F$567:$F$589, F253)+COUNTIF($F$560:$F$565, F253)+COUNTIF($F$543:$F$558, F253)+COUNTIF($F$534:$F$541, F253)+COUNTIF($F$505:$F$530, F253)+COUNTIF($F$494:$F$503, F253)+COUNTIF($F$423:$F$492, F253)+COUNTIF($F$395:$F$421, F253)+COUNTIF($F$378:$F$393, F253)+COUNTIF($F$373:$F$376, F253)+COUNTIF($F$330:$F$371, F253)+COUNTIF($F$325:$F$328, F253)+COUNTIF($F$313:$F$323, F253)+COUNTIF($F$296:$F$311, F253)+COUNTIF($F$284:$F$294, F253)+COUNTIF($F$276:$F$282, F253)+COUNTIF($F$271:$F$272, F253)+COUNTIF($F$657:$F$720, F253)&gt;1,NOT(ISBLANK(F253))))" style:apply-style-name="cf5" style:base-cell-address="7-12月_.F253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57:$B$257, B257)&gt;1,NOT(ISBLANK(B257))))" style:apply-style-name="cf1" style:base-cell-address="7-12月_.B257"/>
      <style:map style:condition="is-true-formula(msoxl:AND(COUNTIF($B$257:$B$257, B257)&gt;1,NOT(ISBLANK(B257))))" style:apply-style-name="cf2" style:base-cell-address="7-12月_.B257"/>
      <style:map style:condition="is-true-formula(msoxl:AND(COUNTIF($B$257:$B$257, B257)&gt;1,NOT(ISBLANK(B257))))" style:apply-style-name="cf3" style:base-cell-address="7-12月_.B257"/>
      <style:map style:condition="is-true-formula(msoxl:AND(COUNTIF($B$257:$B$257, B257)&gt;1,NOT(ISBLANK(B257))))" style:apply-style-name="cf4" style:base-cell-address="7-12月_.B257"/>
      <style:map style:condition="is-true-formula(msoxl:AND(COUNTIF($B$257:$B$257, B257)&gt;1,NOT(ISBLANK(B257))))" style:apply-style-name="cf5" style:base-cell-address="7-12月_.B257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58:$B$258, B258)&gt;1,NOT(ISBLANK(B258))))" style:apply-style-name="cf1" style:base-cell-address="7-12月_.B258"/>
      <style:map style:condition="is-true-formula(msoxl:AND(COUNTIF($B$258:$B$258, B258)&gt;1,NOT(ISBLANK(B258))))" style:apply-style-name="cf2" style:base-cell-address="7-12月_.B258"/>
      <style:map style:condition="is-true-formula(msoxl:AND(COUNTIF($B$258:$B$258, B258)&gt;1,NOT(ISBLANK(B258))))" style:apply-style-name="cf3" style:base-cell-address="7-12月_.B258"/>
      <style:map style:condition="is-true-formula(msoxl:AND(COUNTIF($B$258:$B$258, B258)&gt;1,NOT(ISBLANK(B258))))" style:apply-style-name="cf4" style:base-cell-address="7-12月_.B258"/>
      <style:map style:condition="is-true-formula(msoxl:AND(COUNTIF($B$258:$B$258, B258)&gt;1,NOT(ISBLANK(B258))))" style:apply-style-name="cf5" style:base-cell-address="7-12月_.B258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59:$B$259, B259)&gt;1,NOT(ISBLANK(B259))))" style:apply-style-name="cf1" style:base-cell-address="7-12月_.B259"/>
      <style:map style:condition="is-true-formula(msoxl:AND(COUNTIF($B$259:$B$259, B259)&gt;1,NOT(ISBLANK(B259))))" style:apply-style-name="cf2" style:base-cell-address="7-12月_.B259"/>
      <style:map style:condition="is-true-formula(msoxl:AND(COUNTIF($B$259:$B$259, B259)&gt;1,NOT(ISBLANK(B259))))" style:apply-style-name="cf3" style:base-cell-address="7-12月_.B259"/>
      <style:map style:condition="is-true-formula(msoxl:AND(COUNTIF($B$259:$B$259, B259)&gt;1,NOT(ISBLANK(B259))))" style:apply-style-name="cf4" style:base-cell-address="7-12月_.B259"/>
      <style:map style:condition="is-true-formula(msoxl:AND(COUNTIF($B$259:$B$259, B259)&gt;1,NOT(ISBLANK(B259))))" style:apply-style-name="cf5" style:base-cell-address="7-12月_.B259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0:$B$260, B260)&gt;1,NOT(ISBLANK(B260))))" style:apply-style-name="cf1" style:base-cell-address="7-12月_.B260"/>
      <style:map style:condition="is-true-formula(msoxl:AND(COUNTIF($B$260:$B$260, B260)&gt;1,NOT(ISBLANK(B260))))" style:apply-style-name="cf2" style:base-cell-address="7-12月_.B260"/>
      <style:map style:condition="is-true-formula(msoxl:AND(COUNTIF($B$260:$B$260, B260)&gt;1,NOT(ISBLANK(B260))))" style:apply-style-name="cf3" style:base-cell-address="7-12月_.B260"/>
      <style:map style:condition="is-true-formula(msoxl:AND(COUNTIF($B$260:$B$260, B260)&gt;1,NOT(ISBLANK(B260))))" style:apply-style-name="cf4" style:base-cell-address="7-12月_.B260"/>
      <style:map style:condition="is-true-formula(msoxl:AND(COUNTIF($B$260:$B$260, B260)&gt;1,NOT(ISBLANK(B260))))" style:apply-style-name="cf5" style:base-cell-address="7-12月_.B260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1:$B$261, B261)&gt;1,NOT(ISBLANK(B261))))" style:apply-style-name="cf1" style:base-cell-address="7-12月_.B261"/>
      <style:map style:condition="is-true-formula(msoxl:AND(COUNTIF($B$261:$B$261, B261)&gt;1,NOT(ISBLANK(B261))))" style:apply-style-name="cf2" style:base-cell-address="7-12月_.B261"/>
      <style:map style:condition="is-true-formula(msoxl:AND(COUNTIF($B$261:$B$261, B261)&gt;1,NOT(ISBLANK(B261))))" style:apply-style-name="cf3" style:base-cell-address="7-12月_.B261"/>
      <style:map style:condition="is-true-formula(msoxl:AND(COUNTIF($B$261:$B$261, B261)&gt;1,NOT(ISBLANK(B261))))" style:apply-style-name="cf4" style:base-cell-address="7-12月_.B261"/>
      <style:map style:condition="is-true-formula(msoxl:AND(COUNTIF($B$261:$B$261, B261)&gt;1,NOT(ISBLANK(B261))))" style:apply-style-name="cf5" style:base-cell-address="7-12月_.B261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2:$B$262, B262)&gt;1,NOT(ISBLANK(B262))))" style:apply-style-name="cf1" style:base-cell-address="7-12月_.B262"/>
      <style:map style:condition="is-true-formula(msoxl:AND(COUNTIF($B$262:$B$262, B262)&gt;1,NOT(ISBLANK(B262))))" style:apply-style-name="cf2" style:base-cell-address="7-12月_.B262"/>
      <style:map style:condition="is-true-formula(msoxl:AND(COUNTIF($B$262:$B$262, B262)&gt;1,NOT(ISBLANK(B262))))" style:apply-style-name="cf3" style:base-cell-address="7-12月_.B262"/>
      <style:map style:condition="is-true-formula(msoxl:AND(COUNTIF($B$262:$B$262, B262)&gt;1,NOT(ISBLANK(B262))))" style:apply-style-name="cf4" style:base-cell-address="7-12月_.B262"/>
      <style:map style:condition="is-true-formula(msoxl:AND(COUNTIF($B$262:$B$262, B262)&gt;1,NOT(ISBLANK(B262))))" style:apply-style-name="cf5" style:base-cell-address="7-12月_.B262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3:$B$263, B263)&gt;1,NOT(ISBLANK(B263))))" style:apply-style-name="cf1" style:base-cell-address="7-12月_.B263"/>
      <style:map style:condition="is-true-formula(msoxl:AND(COUNTIF($B$263:$B$263, B263)&gt;1,NOT(ISBLANK(B263))))" style:apply-style-name="cf2" style:base-cell-address="7-12月_.B263"/>
      <style:map style:condition="is-true-formula(msoxl:AND(COUNTIF($B$263:$B$263, B263)&gt;1,NOT(ISBLANK(B263))))" style:apply-style-name="cf3" style:base-cell-address="7-12月_.B263"/>
      <style:map style:condition="is-true-formula(msoxl:AND(COUNTIF($B$263:$B$263, B263)&gt;1,NOT(ISBLANK(B263))))" style:apply-style-name="cf4" style:base-cell-address="7-12月_.B263"/>
      <style:map style:condition="is-true-formula(msoxl:AND(COUNTIF($B$263:$B$263, B263)&gt;1,NOT(ISBLANK(B263))))" style:apply-style-name="cf5" style:base-cell-address="7-12月_.B263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4:$B$264, B264)&gt;1,NOT(ISBLANK(B264))))" style:apply-style-name="cf1" style:base-cell-address="7-12月_.B264"/>
      <style:map style:condition="is-true-formula(msoxl:AND(COUNTIF($B$264:$B$264, B264)&gt;1,NOT(ISBLANK(B264))))" style:apply-style-name="cf2" style:base-cell-address="7-12月_.B264"/>
      <style:map style:condition="is-true-formula(msoxl:AND(COUNTIF($B$264:$B$264, B264)&gt;1,NOT(ISBLANK(B264))))" style:apply-style-name="cf3" style:base-cell-address="7-12月_.B264"/>
      <style:map style:condition="is-true-formula(msoxl:AND(COUNTIF($B$264:$B$264, B264)&gt;1,NOT(ISBLANK(B264))))" style:apply-style-name="cf4" style:base-cell-address="7-12月_.B264"/>
      <style:map style:condition="is-true-formula(msoxl:AND(COUNTIF($B$264:$B$264, B264)&gt;1,NOT(ISBLANK(B264))))" style:apply-style-name="cf5" style:base-cell-address="7-12月_.B264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5:$B$265, B265)&gt;1,NOT(ISBLANK(B265))))" style:apply-style-name="cf1" style:base-cell-address="7-12月_.B265"/>
      <style:map style:condition="is-true-formula(msoxl:AND(COUNTIF($B$265:$B$265, B265)&gt;1,NOT(ISBLANK(B265))))" style:apply-style-name="cf2" style:base-cell-address="7-12月_.B265"/>
      <style:map style:condition="is-true-formula(msoxl:AND(COUNTIF($B$265:$B$265, B265)&gt;1,NOT(ISBLANK(B265))))" style:apply-style-name="cf3" style:base-cell-address="7-12月_.B265"/>
      <style:map style:condition="is-true-formula(msoxl:AND(COUNTIF($B$265:$B$265, B265)&gt;1,NOT(ISBLANK(B265))))" style:apply-style-name="cf4" style:base-cell-address="7-12月_.B265"/>
      <style:map style:condition="is-true-formula(msoxl:AND(COUNTIF($B$265:$B$265, B265)&gt;1,NOT(ISBLANK(B265))))" style:apply-style-name="cf5" style:base-cell-address="7-12月_.B265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6:$B$266, B266)&gt;1,NOT(ISBLANK(B266))))" style:apply-style-name="cf1" style:base-cell-address="7-12月_.B266"/>
      <style:map style:condition="is-true-formula(msoxl:AND(COUNTIF($B$266:$B$266, B266)&gt;1,NOT(ISBLANK(B266))))" style:apply-style-name="cf2" style:base-cell-address="7-12月_.B266"/>
      <style:map style:condition="is-true-formula(msoxl:AND(COUNTIF($B$266:$B$266, B266)&gt;1,NOT(ISBLANK(B266))))" style:apply-style-name="cf3" style:base-cell-address="7-12月_.B266"/>
      <style:map style:condition="is-true-formula(msoxl:AND(COUNTIF($B$266:$B$266, B266)&gt;1,NOT(ISBLANK(B266))))" style:apply-style-name="cf4" style:base-cell-address="7-12月_.B266"/>
      <style:map style:condition="is-true-formula(msoxl:AND(COUNTIF($B$266:$B$266, B266)&gt;1,NOT(ISBLANK(B266))))" style:apply-style-name="cf5" style:base-cell-address="7-12月_.B266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7:$B$267, B267)&gt;1,NOT(ISBLANK(B267))))" style:apply-style-name="cf1" style:base-cell-address="7-12月_.B267"/>
      <style:map style:condition="is-true-formula(msoxl:AND(COUNTIF($B$267:$B$267, B267)&gt;1,NOT(ISBLANK(B267))))" style:apply-style-name="cf2" style:base-cell-address="7-12月_.B267"/>
      <style:map style:condition="is-true-formula(msoxl:AND(COUNTIF($B$267:$B$267, B267)&gt;1,NOT(ISBLANK(B267))))" style:apply-style-name="cf3" style:base-cell-address="7-12月_.B267"/>
      <style:map style:condition="is-true-formula(msoxl:AND(COUNTIF($B$267:$B$267, B267)&gt;1,NOT(ISBLANK(B267))))" style:apply-style-name="cf4" style:base-cell-address="7-12月_.B267"/>
      <style:map style:condition="is-true-formula(msoxl:AND(COUNTIF($B$267:$B$267, B267)&gt;1,NOT(ISBLANK(B267))))" style:apply-style-name="cf5" style:base-cell-address="7-12月_.B267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68:$B$268, B268)&gt;1,NOT(ISBLANK(B268))))" style:apply-style-name="cf1" style:base-cell-address="7-12月_.B268"/>
      <style:map style:condition="is-true-formula(msoxl:AND(COUNTIF($B$268:$B$268, B268)&gt;1,NOT(ISBLANK(B268))))" style:apply-style-name="cf2" style:base-cell-address="7-12月_.B268"/>
      <style:map style:condition="is-true-formula(msoxl:AND(COUNTIF($B$268:$B$268, B268)&gt;1,NOT(ISBLANK(B268))))" style:apply-style-name="cf3" style:base-cell-address="7-12月_.B268"/>
      <style:map style:condition="is-true-formula(msoxl:AND(COUNTIF($B$268:$B$268, B268)&gt;1,NOT(ISBLANK(B268))))" style:apply-style-name="cf4" style:base-cell-address="7-12月_.B268"/>
      <style:map style:condition="is-true-formula(msoxl:AND(COUNTIF($B$268:$B$268, B268)&gt;1,NOT(ISBLANK(B268))))" style:apply-style-name="cf5" style:base-cell-address="7-12月_.B268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88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76:$B$276, B276)&gt;1,NOT(ISBLANK(B276))))" style:apply-style-name="cf1" style:base-cell-address="7-12月_.B276"/>
      <style:map style:condition="is-true-formula(msoxl:AND(COUNTIF($B$276:$B$276, B276)&gt;1,NOT(ISBLANK(B276))))" style:apply-style-name="cf2" style:base-cell-address="7-12月_.B276"/>
      <style:map style:condition="is-true-formula(msoxl:AND(COUNTIF($B$276:$B$276, B276)&gt;1,NOT(ISBLANK(B276))))" style:apply-style-name="cf3" style:base-cell-address="7-12月_.B276"/>
      <style:map style:condition="is-true-formula(msoxl:AND(COUNTIF($B$276:$B$276, B276)&gt;1,NOT(ISBLANK(B276))))" style:apply-style-name="cf4" style:base-cell-address="7-12月_.B276"/>
      <style:map style:condition="is-true-formula(msoxl:AND(COUNTIF($B$276:$B$276, B276)&gt;1,NOT(ISBLANK(B276))))" style:apply-style-name="cf5" style:base-cell-address="7-12月_.B276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77:$B$277, B277)&gt;1,NOT(ISBLANK(B277))))" style:apply-style-name="cf1" style:base-cell-address="7-12月_.B277"/>
      <style:map style:condition="is-true-formula(msoxl:AND(COUNTIF($B$277:$B$277, B277)&gt;1,NOT(ISBLANK(B277))))" style:apply-style-name="cf2" style:base-cell-address="7-12月_.B277"/>
      <style:map style:condition="is-true-formula(msoxl:AND(COUNTIF($B$277:$B$277, B277)&gt;1,NOT(ISBLANK(B277))))" style:apply-style-name="cf3" style:base-cell-address="7-12月_.B277"/>
      <style:map style:condition="is-true-formula(msoxl:AND(COUNTIF($B$277:$B$277, B277)&gt;1,NOT(ISBLANK(B277))))" style:apply-style-name="cf4" style:base-cell-address="7-12月_.B277"/>
      <style:map style:condition="is-true-formula(msoxl:AND(COUNTIF($B$277:$B$277, B277)&gt;1,NOT(ISBLANK(B277))))" style:apply-style-name="cf5" style:base-cell-address="7-12月_.B277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78:$B$278, B278)&gt;1,NOT(ISBLANK(B278))))" style:apply-style-name="cf1" style:base-cell-address="7-12月_.B278"/>
      <style:map style:condition="is-true-formula(msoxl:AND(COUNTIF($B$278:$B$278, B278)&gt;1,NOT(ISBLANK(B278))))" style:apply-style-name="cf2" style:base-cell-address="7-12月_.B278"/>
      <style:map style:condition="is-true-formula(msoxl:AND(COUNTIF($B$278:$B$278, B278)&gt;1,NOT(ISBLANK(B278))))" style:apply-style-name="cf3" style:base-cell-address="7-12月_.B278"/>
      <style:map style:condition="is-true-formula(msoxl:AND(COUNTIF($B$278:$B$278, B278)&gt;1,NOT(ISBLANK(B278))))" style:apply-style-name="cf4" style:base-cell-address="7-12月_.B278"/>
      <style:map style:condition="is-true-formula(msoxl:AND(COUNTIF($B$278:$B$278, B278)&gt;1,NOT(ISBLANK(B278))))" style:apply-style-name="cf5" style:base-cell-address="7-12月_.B278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79:$B$279, B279)&gt;1,NOT(ISBLANK(B279))))" style:apply-style-name="cf1" style:base-cell-address="7-12月_.B279"/>
      <style:map style:condition="is-true-formula(msoxl:AND(COUNTIF($B$279:$B$279, B279)&gt;1,NOT(ISBLANK(B279))))" style:apply-style-name="cf2" style:base-cell-address="7-12月_.B279"/>
      <style:map style:condition="is-true-formula(msoxl:AND(COUNTIF($B$279:$B$279, B279)&gt;1,NOT(ISBLANK(B279))))" style:apply-style-name="cf3" style:base-cell-address="7-12月_.B279"/>
      <style:map style:condition="is-true-formula(msoxl:AND(COUNTIF($B$279:$B$279, B279)&gt;1,NOT(ISBLANK(B279))))" style:apply-style-name="cf4" style:base-cell-address="7-12月_.B279"/>
      <style:map style:condition="is-true-formula(msoxl:AND(COUNTIF($B$279:$B$279, B279)&gt;1,NOT(ISBLANK(B279))))" style:apply-style-name="cf5" style:base-cell-address="7-12月_.B279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81:$B$281, B281)&gt;1,NOT(ISBLANK(B281))))" style:apply-style-name="cf1" style:base-cell-address="7-12月_.B281"/>
      <style:map style:condition="is-true-formula(msoxl:AND(COUNTIF($B$281:$B$281, B281)&gt;1,NOT(ISBLANK(B281))))" style:apply-style-name="cf2" style:base-cell-address="7-12月_.B281"/>
      <style:map style:condition="is-true-formula(msoxl:AND(COUNTIF($B$281:$B$281, B281)&gt;1,NOT(ISBLANK(B281))))" style:apply-style-name="cf3" style:base-cell-address="7-12月_.B281"/>
      <style:map style:condition="is-true-formula(msoxl:AND(COUNTIF($B$281:$B$281, B281)&gt;1,NOT(ISBLANK(B281))))" style:apply-style-name="cf4" style:base-cell-address="7-12月_.B281"/>
      <style:map style:condition="is-true-formula(msoxl:AND(COUNTIF($B$281:$B$281, B281)&gt;1,NOT(ISBLANK(B281))))" style:apply-style-name="cf5" style:base-cell-address="7-12月_.B281"/>
    </style:style>
    <style:style style:name="ce94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95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85:$B$285, B285)&gt;1,NOT(ISBLANK(B285))))" style:apply-style-name="cf1" style:base-cell-address="7-12月_.B285"/>
      <style:map style:condition="is-true-formula(msoxl:AND(COUNTIF($B$285:$B$285, B285)&gt;1,NOT(ISBLANK(B285))))" style:apply-style-name="cf2" style:base-cell-address="7-12月_.B285"/>
      <style:map style:condition="is-true-formula(msoxl:AND(COUNTIF($B$285:$B$285, B285)&gt;1,NOT(ISBLANK(B285))))" style:apply-style-name="cf3" style:base-cell-address="7-12月_.B285"/>
      <style:map style:condition="is-true-formula(msoxl:AND(COUNTIF($B$285:$B$285, B285)&gt;1,NOT(ISBLANK(B285))))" style:apply-style-name="cf4" style:base-cell-address="7-12月_.B285"/>
      <style:map style:condition="is-true-formula(msoxl:AND(COUNTIF($B$285:$B$285, B285)&gt;1,NOT(ISBLANK(B285))))" style:apply-style-name="cf5" style:base-cell-address="7-12月_.B285"/>
    </style:style>
    <style:style style:name="ce96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86:$B$286, B286)&gt;1,NOT(ISBLANK(B286))))" style:apply-style-name="cf1" style:base-cell-address="7-12月_.B286"/>
      <style:map style:condition="is-true-formula(msoxl:AND(COUNTIF($B$286:$B$286, B286)&gt;1,NOT(ISBLANK(B286))))" style:apply-style-name="cf2" style:base-cell-address="7-12月_.B286"/>
      <style:map style:condition="is-true-formula(msoxl:AND(COUNTIF($B$286:$B$286, B286)&gt;1,NOT(ISBLANK(B286))))" style:apply-style-name="cf3" style:base-cell-address="7-12月_.B286"/>
      <style:map style:condition="is-true-formula(msoxl:AND(COUNTIF($B$286:$B$286, B286)&gt;1,NOT(ISBLANK(B286))))" style:apply-style-name="cf4" style:base-cell-address="7-12月_.B286"/>
      <style:map style:condition="is-true-formula(msoxl:AND(COUNTIF($B$286:$B$286, B286)&gt;1,NOT(ISBLANK(B286))))" style:apply-style-name="cf5" style:base-cell-address="7-12月_.B286"/>
    </style:style>
    <style:style style:name="ce97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87:$B$287, B287)&gt;1,NOT(ISBLANK(B287))))" style:apply-style-name="cf1" style:base-cell-address="7-12月_.B287"/>
      <style:map style:condition="is-true-formula(msoxl:AND(COUNTIF($B$287:$B$287, B287)&gt;1,NOT(ISBLANK(B287))))" style:apply-style-name="cf2" style:base-cell-address="7-12月_.B287"/>
      <style:map style:condition="is-true-formula(msoxl:AND(COUNTIF($B$287:$B$287, B287)&gt;1,NOT(ISBLANK(B287))))" style:apply-style-name="cf3" style:base-cell-address="7-12月_.B287"/>
      <style:map style:condition="is-true-formula(msoxl:AND(COUNTIF($B$287:$B$287, B287)&gt;1,NOT(ISBLANK(B287))))" style:apply-style-name="cf4" style:base-cell-address="7-12月_.B287"/>
      <style:map style:condition="is-true-formula(msoxl:AND(COUNTIF($B$287:$B$287, B287)&gt;1,NOT(ISBLANK(B287))))" style:apply-style-name="cf5" style:base-cell-address="7-12月_.B287"/>
    </style:style>
    <style:style style:name="ce98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88:$B$288, B288)&gt;1,NOT(ISBLANK(B288))))" style:apply-style-name="cf1" style:base-cell-address="7-12月_.B288"/>
      <style:map style:condition="is-true-formula(msoxl:AND(COUNTIF($B$288:$B$288, B288)&gt;1,NOT(ISBLANK(B288))))" style:apply-style-name="cf2" style:base-cell-address="7-12月_.B288"/>
      <style:map style:condition="is-true-formula(msoxl:AND(COUNTIF($B$288:$B$288, B288)&gt;1,NOT(ISBLANK(B288))))" style:apply-style-name="cf3" style:base-cell-address="7-12月_.B288"/>
      <style:map style:condition="is-true-formula(msoxl:AND(COUNTIF($B$288:$B$288, B288)&gt;1,NOT(ISBLANK(B288))))" style:apply-style-name="cf4" style:base-cell-address="7-12月_.B288"/>
      <style:map style:condition="is-true-formula(msoxl:AND(COUNTIF($B$288:$B$288, B288)&gt;1,NOT(ISBLANK(B288))))" style:apply-style-name="cf5" style:base-cell-address="7-12月_.B288"/>
    </style:style>
    <style:style style:name="ce99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89:$B$289, B289)&gt;1,NOT(ISBLANK(B289))))" style:apply-style-name="cf1" style:base-cell-address="7-12月_.B289"/>
      <style:map style:condition="is-true-formula(msoxl:AND(COUNTIF($B$289:$B$289, B289)&gt;1,NOT(ISBLANK(B289))))" style:apply-style-name="cf2" style:base-cell-address="7-12月_.B289"/>
      <style:map style:condition="is-true-formula(msoxl:AND(COUNTIF($B$289:$B$289, B289)&gt;1,NOT(ISBLANK(B289))))" style:apply-style-name="cf3" style:base-cell-address="7-12月_.B289"/>
      <style:map style:condition="is-true-formula(msoxl:AND(COUNTIF($B$289:$B$289, B289)&gt;1,NOT(ISBLANK(B289))))" style:apply-style-name="cf4" style:base-cell-address="7-12月_.B289"/>
      <style:map style:condition="is-true-formula(msoxl:AND(COUNTIF($B$289:$B$289, B289)&gt;1,NOT(ISBLANK(B289))))" style:apply-style-name="cf5" style:base-cell-address="7-12月_.B289"/>
    </style:style>
    <style:style style:name="ce100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90:$B$290, B290)&gt;1,NOT(ISBLANK(B290))))" style:apply-style-name="cf1" style:base-cell-address="7-12月_.B290"/>
      <style:map style:condition="is-true-formula(msoxl:AND(COUNTIF($B$290:$B$290, B290)&gt;1,NOT(ISBLANK(B290))))" style:apply-style-name="cf2" style:base-cell-address="7-12月_.B290"/>
      <style:map style:condition="is-true-formula(msoxl:AND(COUNTIF($B$290:$B$290, B290)&gt;1,NOT(ISBLANK(B290))))" style:apply-style-name="cf3" style:base-cell-address="7-12月_.B290"/>
      <style:map style:condition="is-true-formula(msoxl:AND(COUNTIF($B$290:$B$290, B290)&gt;1,NOT(ISBLANK(B290))))" style:apply-style-name="cf4" style:base-cell-address="7-12月_.B290"/>
      <style:map style:condition="is-true-formula(msoxl:AND(COUNTIF($B$290:$B$290, B290)&gt;1,NOT(ISBLANK(B290))))" style:apply-style-name="cf5" style:base-cell-address="7-12月_.B290"/>
    </style:style>
    <style:style style:name="ce101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91:$B$291, B291)&gt;1,NOT(ISBLANK(B291))))" style:apply-style-name="cf1" style:base-cell-address="7-12月_.B291"/>
      <style:map style:condition="is-true-formula(msoxl:AND(COUNTIF($B$291:$B$291, B291)&gt;1,NOT(ISBLANK(B291))))" style:apply-style-name="cf2" style:base-cell-address="7-12月_.B291"/>
      <style:map style:condition="is-true-formula(msoxl:AND(COUNTIF($B$291:$B$291, B291)&gt;1,NOT(ISBLANK(B291))))" style:apply-style-name="cf3" style:base-cell-address="7-12月_.B291"/>
      <style:map style:condition="is-true-formula(msoxl:AND(COUNTIF($B$291:$B$291, B291)&gt;1,NOT(ISBLANK(B291))))" style:apply-style-name="cf4" style:base-cell-address="7-12月_.B291"/>
      <style:map style:condition="is-true-formula(msoxl:AND(COUNTIF($B$291:$B$291, B291)&gt;1,NOT(ISBLANK(B291))))" style:apply-style-name="cf5" style:base-cell-address="7-12月_.B291"/>
    </style:style>
    <style:style style:name="ce102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92:$B$292, B292)&gt;1,NOT(ISBLANK(B292))))" style:apply-style-name="cf1" style:base-cell-address="7-12月_.B292"/>
      <style:map style:condition="is-true-formula(msoxl:AND(COUNTIF($B$292:$B$292, B292)&gt;1,NOT(ISBLANK(B292))))" style:apply-style-name="cf2" style:base-cell-address="7-12月_.B292"/>
      <style:map style:condition="is-true-formula(msoxl:AND(COUNTIF($B$292:$B$292, B292)&gt;1,NOT(ISBLANK(B292))))" style:apply-style-name="cf3" style:base-cell-address="7-12月_.B292"/>
      <style:map style:condition="is-true-formula(msoxl:AND(COUNTIF($B$292:$B$292, B292)&gt;1,NOT(ISBLANK(B292))))" style:apply-style-name="cf4" style:base-cell-address="7-12月_.B292"/>
      <style:map style:condition="is-true-formula(msoxl:AND(COUNTIF($B$292:$B$292, B292)&gt;1,NOT(ISBLANK(B292))))" style:apply-style-name="cf5" style:base-cell-address="7-12月_.B292"/>
    </style:style>
    <style:style style:name="ce103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293:$B$293, B293)&gt;1,NOT(ISBLANK(B293))))" style:apply-style-name="cf1" style:base-cell-address="7-12月_.B293"/>
      <style:map style:condition="is-true-formula(msoxl:AND(COUNTIF($B$293:$B$293, B293)&gt;1,NOT(ISBLANK(B293))))" style:apply-style-name="cf2" style:base-cell-address="7-12月_.B293"/>
      <style:map style:condition="is-true-formula(msoxl:AND(COUNTIF($B$293:$B$293, B293)&gt;1,NOT(ISBLANK(B293))))" style:apply-style-name="cf3" style:base-cell-address="7-12月_.B293"/>
      <style:map style:condition="is-true-formula(msoxl:AND(COUNTIF($B$293:$B$293, B293)&gt;1,NOT(ISBLANK(B293))))" style:apply-style-name="cf4" style:base-cell-address="7-12月_.B293"/>
      <style:map style:condition="is-true-formula(msoxl:AND(COUNTIF($B$293:$B$293, B293)&gt;1,NOT(ISBLANK(B293))))" style:apply-style-name="cf5" style:base-cell-address="7-12月_.B293"/>
    </style:style>
    <style:style style:name="ce104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0:$B$300, B300)&gt;1,NOT(ISBLANK(B300))))" style:apply-style-name="cf1" style:base-cell-address="7-12月_.B300"/>
      <style:map style:condition="is-true-formula(msoxl:AND(COUNTIF($B$300:$B$300, B300)&gt;1,NOT(ISBLANK(B300))))" style:apply-style-name="cf2" style:base-cell-address="7-12月_.B300"/>
      <style:map style:condition="is-true-formula(msoxl:AND(COUNTIF($B$300:$B$300, B300)&gt;1,NOT(ISBLANK(B300))))" style:apply-style-name="cf3" style:base-cell-address="7-12月_.B300"/>
      <style:map style:condition="is-true-formula(msoxl:AND(COUNTIF($B$300:$B$300, B300)&gt;1,NOT(ISBLANK(B300))))" style:apply-style-name="cf4" style:base-cell-address="7-12月_.B300"/>
      <style:map style:condition="is-true-formula(msoxl:AND(COUNTIF($B$300:$B$300, B300)&gt;1,NOT(ISBLANK(B300))))" style:apply-style-name="cf5" style:base-cell-address="7-12月_.B300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1:$B$301, B301)&gt;1,NOT(ISBLANK(B301))))" style:apply-style-name="cf1" style:base-cell-address="7-12月_.B301"/>
      <style:map style:condition="is-true-formula(msoxl:AND(COUNTIF($B$301:$B$301, B301)&gt;1,NOT(ISBLANK(B301))))" style:apply-style-name="cf2" style:base-cell-address="7-12月_.B301"/>
      <style:map style:condition="is-true-formula(msoxl:AND(COUNTIF($B$301:$B$301, B301)&gt;1,NOT(ISBLANK(B301))))" style:apply-style-name="cf3" style:base-cell-address="7-12月_.B301"/>
      <style:map style:condition="is-true-formula(msoxl:AND(COUNTIF($B$301:$B$301, B301)&gt;1,NOT(ISBLANK(B301))))" style:apply-style-name="cf4" style:base-cell-address="7-12月_.B301"/>
      <style:map style:condition="is-true-formula(msoxl:AND(COUNTIF($B$301:$B$301, B301)&gt;1,NOT(ISBLANK(B301))))" style:apply-style-name="cf5" style:base-cell-address="7-12月_.B301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2:$B$302, B302)&gt;1,NOT(ISBLANK(B302))))" style:apply-style-name="cf1" style:base-cell-address="7-12月_.B302"/>
      <style:map style:condition="is-true-formula(msoxl:AND(COUNTIF($B$302:$B$302, B302)&gt;1,NOT(ISBLANK(B302))))" style:apply-style-name="cf2" style:base-cell-address="7-12月_.B302"/>
      <style:map style:condition="is-true-formula(msoxl:AND(COUNTIF($B$302:$B$302, B302)&gt;1,NOT(ISBLANK(B302))))" style:apply-style-name="cf3" style:base-cell-address="7-12月_.B302"/>
      <style:map style:condition="is-true-formula(msoxl:AND(COUNTIF($B$302:$B$302, B302)&gt;1,NOT(ISBLANK(B302))))" style:apply-style-name="cf4" style:base-cell-address="7-12月_.B302"/>
      <style:map style:condition="is-true-formula(msoxl:AND(COUNTIF($B$302:$B$302, B302)&gt;1,NOT(ISBLANK(B302))))" style:apply-style-name="cf5" style:base-cell-address="7-12月_.B302"/>
    </style:style>
    <style:style style:name="ce10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3:$B$303, B303)&gt;1,NOT(ISBLANK(B303))))" style:apply-style-name="cf1" style:base-cell-address="7-12月_.B303"/>
      <style:map style:condition="is-true-formula(msoxl:AND(COUNTIF($B$303:$B$303, B303)&gt;1,NOT(ISBLANK(B303))))" style:apply-style-name="cf2" style:base-cell-address="7-12月_.B303"/>
      <style:map style:condition="is-true-formula(msoxl:AND(COUNTIF($B$303:$B$303, B303)&gt;1,NOT(ISBLANK(B303))))" style:apply-style-name="cf3" style:base-cell-address="7-12月_.B303"/>
      <style:map style:condition="is-true-formula(msoxl:AND(COUNTIF($B$303:$B$303, B303)&gt;1,NOT(ISBLANK(B303))))" style:apply-style-name="cf4" style:base-cell-address="7-12月_.B303"/>
      <style:map style:condition="is-true-formula(msoxl:AND(COUNTIF($B$303:$B$303, B303)&gt;1,NOT(ISBLANK(B303))))" style:apply-style-name="cf5" style:base-cell-address="7-12月_.B303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4:$B$304, B304)&gt;1,NOT(ISBLANK(B304))))" style:apply-style-name="cf1" style:base-cell-address="7-12月_.B304"/>
      <style:map style:condition="is-true-formula(msoxl:AND(COUNTIF($B$304:$B$304, B304)&gt;1,NOT(ISBLANK(B304))))" style:apply-style-name="cf2" style:base-cell-address="7-12月_.B304"/>
      <style:map style:condition="is-true-formula(msoxl:AND(COUNTIF($B$304:$B$304, B304)&gt;1,NOT(ISBLANK(B304))))" style:apply-style-name="cf3" style:base-cell-address="7-12月_.B304"/>
      <style:map style:condition="is-true-formula(msoxl:AND(COUNTIF($B$304:$B$304, B304)&gt;1,NOT(ISBLANK(B304))))" style:apply-style-name="cf4" style:base-cell-address="7-12月_.B304"/>
      <style:map style:condition="is-true-formula(msoxl:AND(COUNTIF($B$304:$B$304, B304)&gt;1,NOT(ISBLANK(B304))))" style:apply-style-name="cf5" style:base-cell-address="7-12月_.B304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5:$B$305, B305)&gt;1,NOT(ISBLANK(B305))))" style:apply-style-name="cf1" style:base-cell-address="7-12月_.B305"/>
      <style:map style:condition="is-true-formula(msoxl:AND(COUNTIF($B$305:$B$305, B305)&gt;1,NOT(ISBLANK(B305))))" style:apply-style-name="cf2" style:base-cell-address="7-12月_.B305"/>
      <style:map style:condition="is-true-formula(msoxl:AND(COUNTIF($B$305:$B$305, B305)&gt;1,NOT(ISBLANK(B305))))" style:apply-style-name="cf3" style:base-cell-address="7-12月_.B305"/>
      <style:map style:condition="is-true-formula(msoxl:AND(COUNTIF($B$305:$B$305, B305)&gt;1,NOT(ISBLANK(B305))))" style:apply-style-name="cf4" style:base-cell-address="7-12月_.B305"/>
      <style:map style:condition="is-true-formula(msoxl:AND(COUNTIF($B$305:$B$305, B305)&gt;1,NOT(ISBLANK(B305))))" style:apply-style-name="cf5" style:base-cell-address="7-12月_.B305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6:$B$306, B306)&gt;1,NOT(ISBLANK(B306))))" style:apply-style-name="cf1" style:base-cell-address="7-12月_.B306"/>
      <style:map style:condition="is-true-formula(msoxl:AND(COUNTIF($B$306:$B$306, B306)&gt;1,NOT(ISBLANK(B306))))" style:apply-style-name="cf2" style:base-cell-address="7-12月_.B306"/>
      <style:map style:condition="is-true-formula(msoxl:AND(COUNTIF($B$306:$B$306, B306)&gt;1,NOT(ISBLANK(B306))))" style:apply-style-name="cf3" style:base-cell-address="7-12月_.B306"/>
      <style:map style:condition="is-true-formula(msoxl:AND(COUNTIF($B$306:$B$306, B306)&gt;1,NOT(ISBLANK(B306))))" style:apply-style-name="cf4" style:base-cell-address="7-12月_.B306"/>
      <style:map style:condition="is-true-formula(msoxl:AND(COUNTIF($B$306:$B$306, B306)&gt;1,NOT(ISBLANK(B306))))" style:apply-style-name="cf5" style:base-cell-address="7-12月_.B306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7:$B$307, B307)&gt;1,NOT(ISBLANK(B307))))" style:apply-style-name="cf1" style:base-cell-address="7-12月_.B307"/>
      <style:map style:condition="is-true-formula(msoxl:AND(COUNTIF($B$307:$B$307, B307)&gt;1,NOT(ISBLANK(B307))))" style:apply-style-name="cf2" style:base-cell-address="7-12月_.B307"/>
      <style:map style:condition="is-true-formula(msoxl:AND(COUNTIF($B$307:$B$307, B307)&gt;1,NOT(ISBLANK(B307))))" style:apply-style-name="cf3" style:base-cell-address="7-12月_.B307"/>
      <style:map style:condition="is-true-formula(msoxl:AND(COUNTIF($B$307:$B$307, B307)&gt;1,NOT(ISBLANK(B307))))" style:apply-style-name="cf4" style:base-cell-address="7-12月_.B307"/>
      <style:map style:condition="is-true-formula(msoxl:AND(COUNTIF($B$307:$B$307, B307)&gt;1,NOT(ISBLANK(B307))))" style:apply-style-name="cf5" style:base-cell-address="7-12月_.B307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8:$B$308, B308)&gt;1,NOT(ISBLANK(B308))))" style:apply-style-name="cf1" style:base-cell-address="7-12月_.B308"/>
      <style:map style:condition="is-true-formula(msoxl:AND(COUNTIF($B$308:$B$308, B308)&gt;1,NOT(ISBLANK(B308))))" style:apply-style-name="cf2" style:base-cell-address="7-12月_.B308"/>
      <style:map style:condition="is-true-formula(msoxl:AND(COUNTIF($B$308:$B$308, B308)&gt;1,NOT(ISBLANK(B308))))" style:apply-style-name="cf3" style:base-cell-address="7-12月_.B308"/>
      <style:map style:condition="is-true-formula(msoxl:AND(COUNTIF($B$308:$B$308, B308)&gt;1,NOT(ISBLANK(B308))))" style:apply-style-name="cf4" style:base-cell-address="7-12月_.B308"/>
      <style:map style:condition="is-true-formula(msoxl:AND(COUNTIF($B$308:$B$308, B308)&gt;1,NOT(ISBLANK(B308))))" style:apply-style-name="cf5" style:base-cell-address="7-12月_.B308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09:$B$309, B309)&gt;1,NOT(ISBLANK(B309))))" style:apply-style-name="cf1" style:base-cell-address="7-12月_.B309"/>
      <style:map style:condition="is-true-formula(msoxl:AND(COUNTIF($B$309:$B$309, B309)&gt;1,NOT(ISBLANK(B309))))" style:apply-style-name="cf2" style:base-cell-address="7-12月_.B309"/>
      <style:map style:condition="is-true-formula(msoxl:AND(COUNTIF($B$309:$B$309, B309)&gt;1,NOT(ISBLANK(B309))))" style:apply-style-name="cf3" style:base-cell-address="7-12月_.B309"/>
      <style:map style:condition="is-true-formula(msoxl:AND(COUNTIF($B$309:$B$309, B309)&gt;1,NOT(ISBLANK(B309))))" style:apply-style-name="cf4" style:base-cell-address="7-12月_.B309"/>
      <style:map style:condition="is-true-formula(msoxl:AND(COUNTIF($B$309:$B$309, B309)&gt;1,NOT(ISBLANK(B309))))" style:apply-style-name="cf5" style:base-cell-address="7-12月_.B309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0:$B$310, B310)&gt;1,NOT(ISBLANK(B310))))" style:apply-style-name="cf1" style:base-cell-address="7-12月_.B310"/>
      <style:map style:condition="is-true-formula(msoxl:AND(COUNTIF($B$310:$B$310, B310)&gt;1,NOT(ISBLANK(B310))))" style:apply-style-name="cf2" style:base-cell-address="7-12月_.B310"/>
      <style:map style:condition="is-true-formula(msoxl:AND(COUNTIF($B$310:$B$310, B310)&gt;1,NOT(ISBLANK(B310))))" style:apply-style-name="cf3" style:base-cell-address="7-12月_.B310"/>
      <style:map style:condition="is-true-formula(msoxl:AND(COUNTIF($B$310:$B$310, B310)&gt;1,NOT(ISBLANK(B310))))" style:apply-style-name="cf4" style:base-cell-address="7-12月_.B310"/>
      <style:map style:condition="is-true-formula(msoxl:AND(COUNTIF($B$310:$B$310, B310)&gt;1,NOT(ISBLANK(B310))))" style:apply-style-name="cf5" style:base-cell-address="7-12月_.B310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4:$B$314, B314)&gt;1,NOT(ISBLANK(B314))))" style:apply-style-name="cf1" style:base-cell-address="7-12月_.B314"/>
      <style:map style:condition="is-true-formula(msoxl:AND(COUNTIF($B$314:$B$314, B314)&gt;1,NOT(ISBLANK(B314))))" style:apply-style-name="cf2" style:base-cell-address="7-12月_.B314"/>
      <style:map style:condition="is-true-formula(msoxl:AND(COUNTIF($B$314:$B$314, B314)&gt;1,NOT(ISBLANK(B314))))" style:apply-style-name="cf3" style:base-cell-address="7-12月_.B314"/>
      <style:map style:condition="is-true-formula(msoxl:AND(COUNTIF($B$314:$B$314, B314)&gt;1,NOT(ISBLANK(B314))))" style:apply-style-name="cf4" style:base-cell-address="7-12月_.B314"/>
      <style:map style:condition="is-true-formula(msoxl:AND(COUNTIF($B$314:$B$314, B314)&gt;1,NOT(ISBLANK(B314))))" style:apply-style-name="cf5" style:base-cell-address="7-12月_.B314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5:$B$315, B315)&gt;1,NOT(ISBLANK(B315))))" style:apply-style-name="cf1" style:base-cell-address="7-12月_.B315"/>
      <style:map style:condition="is-true-formula(msoxl:AND(COUNTIF($B$315:$B$315, B315)&gt;1,NOT(ISBLANK(B315))))" style:apply-style-name="cf2" style:base-cell-address="7-12月_.B315"/>
      <style:map style:condition="is-true-formula(msoxl:AND(COUNTIF($B$315:$B$315, B315)&gt;1,NOT(ISBLANK(B315))))" style:apply-style-name="cf3" style:base-cell-address="7-12月_.B315"/>
      <style:map style:condition="is-true-formula(msoxl:AND(COUNTIF($B$315:$B$315, B315)&gt;1,NOT(ISBLANK(B315))))" style:apply-style-name="cf4" style:base-cell-address="7-12月_.B315"/>
      <style:map style:condition="is-true-formula(msoxl:AND(COUNTIF($B$315:$B$315, B315)&gt;1,NOT(ISBLANK(B315))))" style:apply-style-name="cf5" style:base-cell-address="7-12月_.B315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6:$B$316, B316)&gt;1,NOT(ISBLANK(B316))))" style:apply-style-name="cf1" style:base-cell-address="7-12月_.B316"/>
      <style:map style:condition="is-true-formula(msoxl:AND(COUNTIF($B$316:$B$316, B316)&gt;1,NOT(ISBLANK(B316))))" style:apply-style-name="cf2" style:base-cell-address="7-12月_.B316"/>
      <style:map style:condition="is-true-formula(msoxl:AND(COUNTIF($B$316:$B$316, B316)&gt;1,NOT(ISBLANK(B316))))" style:apply-style-name="cf3" style:base-cell-address="7-12月_.B316"/>
      <style:map style:condition="is-true-formula(msoxl:AND(COUNTIF($B$316:$B$316, B316)&gt;1,NOT(ISBLANK(B316))))" style:apply-style-name="cf4" style:base-cell-address="7-12月_.B316"/>
      <style:map style:condition="is-true-formula(msoxl:AND(COUNTIF($B$316:$B$316, B316)&gt;1,NOT(ISBLANK(B316))))" style:apply-style-name="cf5" style:base-cell-address="7-12月_.B316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7:$B$317, B317)&gt;1,NOT(ISBLANK(B317))))" style:apply-style-name="cf1" style:base-cell-address="7-12月_.B317"/>
      <style:map style:condition="is-true-formula(msoxl:AND(COUNTIF($B$317:$B$317, B317)&gt;1,NOT(ISBLANK(B317))))" style:apply-style-name="cf2" style:base-cell-address="7-12月_.B317"/>
      <style:map style:condition="is-true-formula(msoxl:AND(COUNTIF($B$317:$B$317, B317)&gt;1,NOT(ISBLANK(B317))))" style:apply-style-name="cf3" style:base-cell-address="7-12月_.B317"/>
      <style:map style:condition="is-true-formula(msoxl:AND(COUNTIF($B$317:$B$317, B317)&gt;1,NOT(ISBLANK(B317))))" style:apply-style-name="cf4" style:base-cell-address="7-12月_.B317"/>
      <style:map style:condition="is-true-formula(msoxl:AND(COUNTIF($B$317:$B$317, B317)&gt;1,NOT(ISBLANK(B317))))" style:apply-style-name="cf5" style:base-cell-address="7-12月_.B317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8:$B$318, B318)&gt;1,NOT(ISBLANK(B318))))" style:apply-style-name="cf1" style:base-cell-address="7-12月_.B318"/>
      <style:map style:condition="is-true-formula(msoxl:AND(COUNTIF($B$318:$B$318, B318)&gt;1,NOT(ISBLANK(B318))))" style:apply-style-name="cf2" style:base-cell-address="7-12月_.B318"/>
      <style:map style:condition="is-true-formula(msoxl:AND(COUNTIF($B$318:$B$318, B318)&gt;1,NOT(ISBLANK(B318))))" style:apply-style-name="cf3" style:base-cell-address="7-12月_.B318"/>
      <style:map style:condition="is-true-formula(msoxl:AND(COUNTIF($B$318:$B$318, B318)&gt;1,NOT(ISBLANK(B318))))" style:apply-style-name="cf4" style:base-cell-address="7-12月_.B318"/>
      <style:map style:condition="is-true-formula(msoxl:AND(COUNTIF($B$318:$B$318, B318)&gt;1,NOT(ISBLANK(B318))))" style:apply-style-name="cf5" style:base-cell-address="7-12月_.B318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19:$B$319, B319)&gt;1,NOT(ISBLANK(B319))))" style:apply-style-name="cf1" style:base-cell-address="7-12月_.B319"/>
      <style:map style:condition="is-true-formula(msoxl:AND(COUNTIF($B$319:$B$319, B319)&gt;1,NOT(ISBLANK(B319))))" style:apply-style-name="cf2" style:base-cell-address="7-12月_.B319"/>
      <style:map style:condition="is-true-formula(msoxl:AND(COUNTIF($B$319:$B$319, B319)&gt;1,NOT(ISBLANK(B319))))" style:apply-style-name="cf3" style:base-cell-address="7-12月_.B319"/>
      <style:map style:condition="is-true-formula(msoxl:AND(COUNTIF($B$319:$B$319, B319)&gt;1,NOT(ISBLANK(B319))))" style:apply-style-name="cf4" style:base-cell-address="7-12月_.B319"/>
      <style:map style:condition="is-true-formula(msoxl:AND(COUNTIF($B$319:$B$319, B319)&gt;1,NOT(ISBLANK(B319))))" style:apply-style-name="cf5" style:base-cell-address="7-12月_.B319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20:$B$320, B320)&gt;1,NOT(ISBLANK(B320))))" style:apply-style-name="cf1" style:base-cell-address="7-12月_.B320"/>
      <style:map style:condition="is-true-formula(msoxl:AND(COUNTIF($B$320:$B$320, B320)&gt;1,NOT(ISBLANK(B320))))" style:apply-style-name="cf2" style:base-cell-address="7-12月_.B320"/>
      <style:map style:condition="is-true-formula(msoxl:AND(COUNTIF($B$320:$B$320, B320)&gt;1,NOT(ISBLANK(B320))))" style:apply-style-name="cf3" style:base-cell-address="7-12月_.B320"/>
      <style:map style:condition="is-true-formula(msoxl:AND(COUNTIF($B$320:$B$320, B320)&gt;1,NOT(ISBLANK(B320))))" style:apply-style-name="cf4" style:base-cell-address="7-12月_.B320"/>
      <style:map style:condition="is-true-formula(msoxl:AND(COUNTIF($B$320:$B$320, B320)&gt;1,NOT(ISBLANK(B320))))" style:apply-style-name="cf5" style:base-cell-address="7-12月_.B320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21:$B$321, B321)&gt;1,NOT(ISBLANK(B321))))" style:apply-style-name="cf1" style:base-cell-address="7-12月_.B321"/>
      <style:map style:condition="is-true-formula(msoxl:AND(COUNTIF($B$321:$B$321, B321)&gt;1,NOT(ISBLANK(B321))))" style:apply-style-name="cf2" style:base-cell-address="7-12月_.B321"/>
      <style:map style:condition="is-true-formula(msoxl:AND(COUNTIF($B$321:$B$321, B321)&gt;1,NOT(ISBLANK(B321))))" style:apply-style-name="cf3" style:base-cell-address="7-12月_.B321"/>
      <style:map style:condition="is-true-formula(msoxl:AND(COUNTIF($B$321:$B$321, B321)&gt;1,NOT(ISBLANK(B321))))" style:apply-style-name="cf4" style:base-cell-address="7-12月_.B321"/>
      <style:map style:condition="is-true-formula(msoxl:AND(COUNTIF($B$321:$B$321, B321)&gt;1,NOT(ISBLANK(B321))))" style:apply-style-name="cf5" style:base-cell-address="7-12月_.B321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22:$B$322, B322)&gt;1,NOT(ISBLANK(B322))))" style:apply-style-name="cf1" style:base-cell-address="7-12月_.B322"/>
      <style:map style:condition="is-true-formula(msoxl:AND(COUNTIF($B$322:$B$322, B322)&gt;1,NOT(ISBLANK(B322))))" style:apply-style-name="cf2" style:base-cell-address="7-12月_.B322"/>
      <style:map style:condition="is-true-formula(msoxl:AND(COUNTIF($B$322:$B$322, B322)&gt;1,NOT(ISBLANK(B322))))" style:apply-style-name="cf3" style:base-cell-address="7-12月_.B322"/>
      <style:map style:condition="is-true-formula(msoxl:AND(COUNTIF($B$322:$B$322, B322)&gt;1,NOT(ISBLANK(B322))))" style:apply-style-name="cf4" style:base-cell-address="7-12月_.B322"/>
      <style:map style:condition="is-true-formula(msoxl:AND(COUNTIF($B$322:$B$322, B322)&gt;1,NOT(ISBLANK(B322))))" style:apply-style-name="cf5" style:base-cell-address="7-12月_.B322"/>
    </style:style>
    <style:style style:name="ce125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26:$B$326, B326)&gt;1,NOT(ISBLANK(B326))))" style:apply-style-name="cf1" style:base-cell-address="7-12月_.B326"/>
      <style:map style:condition="is-true-formula(msoxl:AND(COUNTIF($B$326:$B$326, B326)&gt;1,NOT(ISBLANK(B326))))" style:apply-style-name="cf2" style:base-cell-address="7-12月_.B326"/>
      <style:map style:condition="is-true-formula(msoxl:AND(COUNTIF($B$326:$B$326, B326)&gt;1,NOT(ISBLANK(B326))))" style:apply-style-name="cf3" style:base-cell-address="7-12月_.B326"/>
      <style:map style:condition="is-true-formula(msoxl:AND(COUNTIF($B$326:$B$326, B326)&gt;1,NOT(ISBLANK(B326))))" style:apply-style-name="cf4" style:base-cell-address="7-12月_.B326"/>
      <style:map style:condition="is-true-formula(msoxl:AND(COUNTIF($B$326:$B$326, B326)&gt;1,NOT(ISBLANK(B326))))" style:apply-style-name="cf5" style:base-cell-address="7-12月_.B326"/>
    </style:style>
    <style:style style:name="ce126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1:$B$331, B331)&gt;1,NOT(ISBLANK(B331))))" style:apply-style-name="cf1" style:base-cell-address="7-12月_.B331"/>
      <style:map style:condition="is-true-formula(msoxl:AND(COUNTIF($B$331:$B$331, B331)&gt;1,NOT(ISBLANK(B331))))" style:apply-style-name="cf2" style:base-cell-address="7-12月_.B331"/>
      <style:map style:condition="is-true-formula(msoxl:AND(COUNTIF($B$331:$B$331, B331)&gt;1,NOT(ISBLANK(B331))))" style:apply-style-name="cf3" style:base-cell-address="7-12月_.B331"/>
      <style:map style:condition="is-true-formula(msoxl:AND(COUNTIF($B$331:$B$331, B331)&gt;1,NOT(ISBLANK(B331))))" style:apply-style-name="cf4" style:base-cell-address="7-12月_.B331"/>
      <style:map style:condition="is-true-formula(msoxl:AND(COUNTIF($B$331:$B$331, B331)&gt;1,NOT(ISBLANK(B331))))" style:apply-style-name="cf5" style:base-cell-address="7-12月_.B331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2:$B$332, B332)&gt;1,NOT(ISBLANK(B332))))" style:apply-style-name="cf1" style:base-cell-address="7-12月_.B332"/>
      <style:map style:condition="is-true-formula(msoxl:AND(COUNTIF($B$332:$B$332, B332)&gt;1,NOT(ISBLANK(B332))))" style:apply-style-name="cf2" style:base-cell-address="7-12月_.B332"/>
      <style:map style:condition="is-true-formula(msoxl:AND(COUNTIF($B$332:$B$332, B332)&gt;1,NOT(ISBLANK(B332))))" style:apply-style-name="cf3" style:base-cell-address="7-12月_.B332"/>
      <style:map style:condition="is-true-formula(msoxl:AND(COUNTIF($B$332:$B$332, B332)&gt;1,NOT(ISBLANK(B332))))" style:apply-style-name="cf4" style:base-cell-address="7-12月_.B332"/>
      <style:map style:condition="is-true-formula(msoxl:AND(COUNTIF($B$332:$B$332, B332)&gt;1,NOT(ISBLANK(B332))))" style:apply-style-name="cf5" style:base-cell-address="7-12月_.B332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3:$B$333, B333)&gt;1,NOT(ISBLANK(B333))))" style:apply-style-name="cf1" style:base-cell-address="7-12月_.B333"/>
      <style:map style:condition="is-true-formula(msoxl:AND(COUNTIF($B$333:$B$333, B333)&gt;1,NOT(ISBLANK(B333))))" style:apply-style-name="cf2" style:base-cell-address="7-12月_.B333"/>
      <style:map style:condition="is-true-formula(msoxl:AND(COUNTIF($B$333:$B$333, B333)&gt;1,NOT(ISBLANK(B333))))" style:apply-style-name="cf3" style:base-cell-address="7-12月_.B333"/>
      <style:map style:condition="is-true-formula(msoxl:AND(COUNTIF($B$333:$B$333, B333)&gt;1,NOT(ISBLANK(B333))))" style:apply-style-name="cf4" style:base-cell-address="7-12月_.B333"/>
      <style:map style:condition="is-true-formula(msoxl:AND(COUNTIF($B$333:$B$333, B333)&gt;1,NOT(ISBLANK(B333))))" style:apply-style-name="cf5" style:base-cell-address="7-12月_.B333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4:$B$334, B334)&gt;1,NOT(ISBLANK(B334))))" style:apply-style-name="cf1" style:base-cell-address="7-12月_.B334"/>
      <style:map style:condition="is-true-formula(msoxl:AND(COUNTIF($B$334:$B$334, B334)&gt;1,NOT(ISBLANK(B334))))" style:apply-style-name="cf2" style:base-cell-address="7-12月_.B334"/>
      <style:map style:condition="is-true-formula(msoxl:AND(COUNTIF($B$334:$B$334, B334)&gt;1,NOT(ISBLANK(B334))))" style:apply-style-name="cf3" style:base-cell-address="7-12月_.B334"/>
      <style:map style:condition="is-true-formula(msoxl:AND(COUNTIF($B$334:$B$334, B334)&gt;1,NOT(ISBLANK(B334))))" style:apply-style-name="cf4" style:base-cell-address="7-12月_.B334"/>
      <style:map style:condition="is-true-formula(msoxl:AND(COUNTIF($B$334:$B$334, B334)&gt;1,NOT(ISBLANK(B334))))" style:apply-style-name="cf5" style:base-cell-address="7-12月_.B334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5:$B$335, B335)&gt;1,NOT(ISBLANK(B335))))" style:apply-style-name="cf1" style:base-cell-address="7-12月_.B335"/>
      <style:map style:condition="is-true-formula(msoxl:AND(COUNTIF($B$335:$B$335, B335)&gt;1,NOT(ISBLANK(B335))))" style:apply-style-name="cf2" style:base-cell-address="7-12月_.B335"/>
      <style:map style:condition="is-true-formula(msoxl:AND(COUNTIF($B$335:$B$335, B335)&gt;1,NOT(ISBLANK(B335))))" style:apply-style-name="cf3" style:base-cell-address="7-12月_.B335"/>
      <style:map style:condition="is-true-formula(msoxl:AND(COUNTIF($B$335:$B$335, B335)&gt;1,NOT(ISBLANK(B335))))" style:apply-style-name="cf4" style:base-cell-address="7-12月_.B335"/>
      <style:map style:condition="is-true-formula(msoxl:AND(COUNTIF($B$335:$B$335, B335)&gt;1,NOT(ISBLANK(B335))))" style:apply-style-name="cf5" style:base-cell-address="7-12月_.B335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6:$B$336, B336)&gt;1,NOT(ISBLANK(B336))))" style:apply-style-name="cf1" style:base-cell-address="7-12月_.B336"/>
      <style:map style:condition="is-true-formula(msoxl:AND(COUNTIF($B$336:$B$336, B336)&gt;1,NOT(ISBLANK(B336))))" style:apply-style-name="cf2" style:base-cell-address="7-12月_.B336"/>
      <style:map style:condition="is-true-formula(msoxl:AND(COUNTIF($B$336:$B$336, B336)&gt;1,NOT(ISBLANK(B336))))" style:apply-style-name="cf3" style:base-cell-address="7-12月_.B336"/>
      <style:map style:condition="is-true-formula(msoxl:AND(COUNTIF($B$336:$B$336, B336)&gt;1,NOT(ISBLANK(B336))))" style:apply-style-name="cf4" style:base-cell-address="7-12月_.B336"/>
      <style:map style:condition="is-true-formula(msoxl:AND(COUNTIF($B$336:$B$336, B336)&gt;1,NOT(ISBLANK(B336))))" style:apply-style-name="cf5" style:base-cell-address="7-12月_.B336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7:$B$337, B337)&gt;1,NOT(ISBLANK(B337))))" style:apply-style-name="cf1" style:base-cell-address="7-12月_.B337"/>
      <style:map style:condition="is-true-formula(msoxl:AND(COUNTIF($B$337:$B$337, B337)&gt;1,NOT(ISBLANK(B337))))" style:apply-style-name="cf2" style:base-cell-address="7-12月_.B337"/>
      <style:map style:condition="is-true-formula(msoxl:AND(COUNTIF($B$337:$B$337, B337)&gt;1,NOT(ISBLANK(B337))))" style:apply-style-name="cf3" style:base-cell-address="7-12月_.B337"/>
      <style:map style:condition="is-true-formula(msoxl:AND(COUNTIF($B$337:$B$337, B337)&gt;1,NOT(ISBLANK(B337))))" style:apply-style-name="cf4" style:base-cell-address="7-12月_.B337"/>
      <style:map style:condition="is-true-formula(msoxl:AND(COUNTIF($B$337:$B$337, B337)&gt;1,NOT(ISBLANK(B337))))" style:apply-style-name="cf5" style:base-cell-address="7-12月_.B337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8:$B$338, B338)&gt;1,NOT(ISBLANK(B338))))" style:apply-style-name="cf1" style:base-cell-address="7-12月_.B338"/>
      <style:map style:condition="is-true-formula(msoxl:AND(COUNTIF($B$338:$B$338, B338)&gt;1,NOT(ISBLANK(B338))))" style:apply-style-name="cf2" style:base-cell-address="7-12月_.B338"/>
      <style:map style:condition="is-true-formula(msoxl:AND(COUNTIF($B$338:$B$338, B338)&gt;1,NOT(ISBLANK(B338))))" style:apply-style-name="cf3" style:base-cell-address="7-12月_.B338"/>
      <style:map style:condition="is-true-formula(msoxl:AND(COUNTIF($B$338:$B$338, B338)&gt;1,NOT(ISBLANK(B338))))" style:apply-style-name="cf4" style:base-cell-address="7-12月_.B338"/>
      <style:map style:condition="is-true-formula(msoxl:AND(COUNTIF($B$338:$B$338, B338)&gt;1,NOT(ISBLANK(B338))))" style:apply-style-name="cf5" style:base-cell-address="7-12月_.B338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39:$B$339, B339)&gt;1,NOT(ISBLANK(B339))))" style:apply-style-name="cf1" style:base-cell-address="7-12月_.B339"/>
      <style:map style:condition="is-true-formula(msoxl:AND(COUNTIF($B$339:$B$339, B339)&gt;1,NOT(ISBLANK(B339))))" style:apply-style-name="cf2" style:base-cell-address="7-12月_.B339"/>
      <style:map style:condition="is-true-formula(msoxl:AND(COUNTIF($B$339:$B$339, B339)&gt;1,NOT(ISBLANK(B339))))" style:apply-style-name="cf3" style:base-cell-address="7-12月_.B339"/>
      <style:map style:condition="is-true-formula(msoxl:AND(COUNTIF($B$339:$B$339, B339)&gt;1,NOT(ISBLANK(B339))))" style:apply-style-name="cf4" style:base-cell-address="7-12月_.B339"/>
      <style:map style:condition="is-true-formula(msoxl:AND(COUNTIF($B$339:$B$339, B339)&gt;1,NOT(ISBLANK(B339))))" style:apply-style-name="cf5" style:base-cell-address="7-12月_.B339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0:$B$340, B340)&gt;1,NOT(ISBLANK(B340))))" style:apply-style-name="cf1" style:base-cell-address="7-12月_.B340"/>
      <style:map style:condition="is-true-formula(msoxl:AND(COUNTIF($B$340:$B$340, B340)&gt;1,NOT(ISBLANK(B340))))" style:apply-style-name="cf2" style:base-cell-address="7-12月_.B340"/>
      <style:map style:condition="is-true-formula(msoxl:AND(COUNTIF($B$340:$B$340, B340)&gt;1,NOT(ISBLANK(B340))))" style:apply-style-name="cf3" style:base-cell-address="7-12月_.B340"/>
      <style:map style:condition="is-true-formula(msoxl:AND(COUNTIF($B$340:$B$340, B340)&gt;1,NOT(ISBLANK(B340))))" style:apply-style-name="cf4" style:base-cell-address="7-12月_.B340"/>
      <style:map style:condition="is-true-formula(msoxl:AND(COUNTIF($B$340:$B$340, B340)&gt;1,NOT(ISBLANK(B340))))" style:apply-style-name="cf5" style:base-cell-address="7-12月_.B340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1:$B$341, B341)&gt;1,NOT(ISBLANK(B341))))" style:apply-style-name="cf1" style:base-cell-address="7-12月_.B341"/>
      <style:map style:condition="is-true-formula(msoxl:AND(COUNTIF($B$341:$B$341, B341)&gt;1,NOT(ISBLANK(B341))))" style:apply-style-name="cf2" style:base-cell-address="7-12月_.B341"/>
      <style:map style:condition="is-true-formula(msoxl:AND(COUNTIF($B$341:$B$341, B341)&gt;1,NOT(ISBLANK(B341))))" style:apply-style-name="cf3" style:base-cell-address="7-12月_.B341"/>
      <style:map style:condition="is-true-formula(msoxl:AND(COUNTIF($B$341:$B$341, B341)&gt;1,NOT(ISBLANK(B341))))" style:apply-style-name="cf4" style:base-cell-address="7-12月_.B341"/>
      <style:map style:condition="is-true-formula(msoxl:AND(COUNTIF($B$341:$B$341, B341)&gt;1,NOT(ISBLANK(B341))))" style:apply-style-name="cf5" style:base-cell-address="7-12月_.B341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2:$B$342, B342)&gt;1,NOT(ISBLANK(B342))))" style:apply-style-name="cf1" style:base-cell-address="7-12月_.B342"/>
      <style:map style:condition="is-true-formula(msoxl:AND(COUNTIF($B$342:$B$342, B342)&gt;1,NOT(ISBLANK(B342))))" style:apply-style-name="cf2" style:base-cell-address="7-12月_.B342"/>
      <style:map style:condition="is-true-formula(msoxl:AND(COUNTIF($B$342:$B$342, B342)&gt;1,NOT(ISBLANK(B342))))" style:apply-style-name="cf3" style:base-cell-address="7-12月_.B342"/>
      <style:map style:condition="is-true-formula(msoxl:AND(COUNTIF($B$342:$B$342, B342)&gt;1,NOT(ISBLANK(B342))))" style:apply-style-name="cf4" style:base-cell-address="7-12月_.B342"/>
      <style:map style:condition="is-true-formula(msoxl:AND(COUNTIF($B$342:$B$342, B342)&gt;1,NOT(ISBLANK(B342))))" style:apply-style-name="cf5" style:base-cell-address="7-12月_.B342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3:$B$343, B343)&gt;1,NOT(ISBLANK(B343))))" style:apply-style-name="cf1" style:base-cell-address="7-12月_.B343"/>
      <style:map style:condition="is-true-formula(msoxl:AND(COUNTIF($B$343:$B$343, B343)&gt;1,NOT(ISBLANK(B343))))" style:apply-style-name="cf2" style:base-cell-address="7-12月_.B343"/>
      <style:map style:condition="is-true-formula(msoxl:AND(COUNTIF($B$343:$B$343, B343)&gt;1,NOT(ISBLANK(B343))))" style:apply-style-name="cf3" style:base-cell-address="7-12月_.B343"/>
      <style:map style:condition="is-true-formula(msoxl:AND(COUNTIF($B$343:$B$343, B343)&gt;1,NOT(ISBLANK(B343))))" style:apply-style-name="cf4" style:base-cell-address="7-12月_.B343"/>
      <style:map style:condition="is-true-formula(msoxl:AND(COUNTIF($B$343:$B$343, B343)&gt;1,NOT(ISBLANK(B343))))" style:apply-style-name="cf5" style:base-cell-address="7-12月_.B343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4:$B$344, B344)&gt;1,NOT(ISBLANK(B344))))" style:apply-style-name="cf1" style:base-cell-address="7-12月_.B344"/>
      <style:map style:condition="is-true-formula(msoxl:AND(COUNTIF($B$344:$B$344, B344)&gt;1,NOT(ISBLANK(B344))))" style:apply-style-name="cf2" style:base-cell-address="7-12月_.B344"/>
      <style:map style:condition="is-true-formula(msoxl:AND(COUNTIF($B$344:$B$344, B344)&gt;1,NOT(ISBLANK(B344))))" style:apply-style-name="cf3" style:base-cell-address="7-12月_.B344"/>
      <style:map style:condition="is-true-formula(msoxl:AND(COUNTIF($B$344:$B$344, B344)&gt;1,NOT(ISBLANK(B344))))" style:apply-style-name="cf4" style:base-cell-address="7-12月_.B344"/>
      <style:map style:condition="is-true-formula(msoxl:AND(COUNTIF($B$344:$B$344, B344)&gt;1,NOT(ISBLANK(B344))))" style:apply-style-name="cf5" style:base-cell-address="7-12月_.B344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5:$B$345, B345)&gt;1,NOT(ISBLANK(B345))))" style:apply-style-name="cf1" style:base-cell-address="7-12月_.B345"/>
      <style:map style:condition="is-true-formula(msoxl:AND(COUNTIF($B$345:$B$345, B345)&gt;1,NOT(ISBLANK(B345))))" style:apply-style-name="cf2" style:base-cell-address="7-12月_.B345"/>
      <style:map style:condition="is-true-formula(msoxl:AND(COUNTIF($B$345:$B$345, B345)&gt;1,NOT(ISBLANK(B345))))" style:apply-style-name="cf3" style:base-cell-address="7-12月_.B345"/>
      <style:map style:condition="is-true-formula(msoxl:AND(COUNTIF($B$345:$B$345, B345)&gt;1,NOT(ISBLANK(B345))))" style:apply-style-name="cf4" style:base-cell-address="7-12月_.B345"/>
      <style:map style:condition="is-true-formula(msoxl:AND(COUNTIF($B$345:$B$345, B345)&gt;1,NOT(ISBLANK(B345))))" style:apply-style-name="cf5" style:base-cell-address="7-12月_.B345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6:$B$346, B346)&gt;1,NOT(ISBLANK(B346))))" style:apply-style-name="cf1" style:base-cell-address="7-12月_.B346"/>
      <style:map style:condition="is-true-formula(msoxl:AND(COUNTIF($B$346:$B$346, B346)&gt;1,NOT(ISBLANK(B346))))" style:apply-style-name="cf2" style:base-cell-address="7-12月_.B346"/>
      <style:map style:condition="is-true-formula(msoxl:AND(COUNTIF($B$346:$B$346, B346)&gt;1,NOT(ISBLANK(B346))))" style:apply-style-name="cf3" style:base-cell-address="7-12月_.B346"/>
      <style:map style:condition="is-true-formula(msoxl:AND(COUNTIF($B$346:$B$346, B346)&gt;1,NOT(ISBLANK(B346))))" style:apply-style-name="cf4" style:base-cell-address="7-12月_.B346"/>
      <style:map style:condition="is-true-formula(msoxl:AND(COUNTIF($B$346:$B$346, B346)&gt;1,NOT(ISBLANK(B346))))" style:apply-style-name="cf5" style:base-cell-address="7-12月_.B346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7:$B$347, B347)&gt;1,NOT(ISBLANK(B347))))" style:apply-style-name="cf1" style:base-cell-address="7-12月_.B347"/>
      <style:map style:condition="is-true-formula(msoxl:AND(COUNTIF($B$347:$B$347, B347)&gt;1,NOT(ISBLANK(B347))))" style:apply-style-name="cf2" style:base-cell-address="7-12月_.B347"/>
      <style:map style:condition="is-true-formula(msoxl:AND(COUNTIF($B$347:$B$347, B347)&gt;1,NOT(ISBLANK(B347))))" style:apply-style-name="cf3" style:base-cell-address="7-12月_.B347"/>
      <style:map style:condition="is-true-formula(msoxl:AND(COUNTIF($B$347:$B$347, B347)&gt;1,NOT(ISBLANK(B347))))" style:apply-style-name="cf4" style:base-cell-address="7-12月_.B347"/>
      <style:map style:condition="is-true-formula(msoxl:AND(COUNTIF($B$347:$B$347, B347)&gt;1,NOT(ISBLANK(B347))))" style:apply-style-name="cf5" style:base-cell-address="7-12月_.B347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8:$B$348, B348)&gt;1,NOT(ISBLANK(B348))))" style:apply-style-name="cf1" style:base-cell-address="7-12月_.B348"/>
      <style:map style:condition="is-true-formula(msoxl:AND(COUNTIF($B$348:$B$348, B348)&gt;1,NOT(ISBLANK(B348))))" style:apply-style-name="cf2" style:base-cell-address="7-12月_.B348"/>
      <style:map style:condition="is-true-formula(msoxl:AND(COUNTIF($B$348:$B$348, B348)&gt;1,NOT(ISBLANK(B348))))" style:apply-style-name="cf3" style:base-cell-address="7-12月_.B348"/>
      <style:map style:condition="is-true-formula(msoxl:AND(COUNTIF($B$348:$B$348, B348)&gt;1,NOT(ISBLANK(B348))))" style:apply-style-name="cf4" style:base-cell-address="7-12月_.B348"/>
      <style:map style:condition="is-true-formula(msoxl:AND(COUNTIF($B$348:$B$348, B348)&gt;1,NOT(ISBLANK(B348))))" style:apply-style-name="cf5" style:base-cell-address="7-12月_.B348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49:$B$349, B349)&gt;1,NOT(ISBLANK(B349))))" style:apply-style-name="cf1" style:base-cell-address="7-12月_.B349"/>
      <style:map style:condition="is-true-formula(msoxl:AND(COUNTIF($B$349:$B$349, B349)&gt;1,NOT(ISBLANK(B349))))" style:apply-style-name="cf2" style:base-cell-address="7-12月_.B349"/>
      <style:map style:condition="is-true-formula(msoxl:AND(COUNTIF($B$349:$B$349, B349)&gt;1,NOT(ISBLANK(B349))))" style:apply-style-name="cf3" style:base-cell-address="7-12月_.B349"/>
      <style:map style:condition="is-true-formula(msoxl:AND(COUNTIF($B$349:$B$349, B349)&gt;1,NOT(ISBLANK(B349))))" style:apply-style-name="cf4" style:base-cell-address="7-12月_.B349"/>
      <style:map style:condition="is-true-formula(msoxl:AND(COUNTIF($B$349:$B$349, B349)&gt;1,NOT(ISBLANK(B349))))" style:apply-style-name="cf5" style:base-cell-address="7-12月_.B349"/>
    </style:style>
    <style:style style:name="ce14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0:$B$350, B350)&gt;1,NOT(ISBLANK(B350))))" style:apply-style-name="cf1" style:base-cell-address="7-12月_.B350"/>
      <style:map style:condition="is-true-formula(msoxl:AND(COUNTIF($B$350:$B$350, B350)&gt;1,NOT(ISBLANK(B350))))" style:apply-style-name="cf2" style:base-cell-address="7-12月_.B350"/>
      <style:map style:condition="is-true-formula(msoxl:AND(COUNTIF($B$350:$B$350, B350)&gt;1,NOT(ISBLANK(B350))))" style:apply-style-name="cf3" style:base-cell-address="7-12月_.B350"/>
      <style:map style:condition="is-true-formula(msoxl:AND(COUNTIF($B$350:$B$350, B350)&gt;1,NOT(ISBLANK(B350))))" style:apply-style-name="cf4" style:base-cell-address="7-12月_.B350"/>
      <style:map style:condition="is-true-formula(msoxl:AND(COUNTIF($B$350:$B$350, B350)&gt;1,NOT(ISBLANK(B350))))" style:apply-style-name="cf5" style:base-cell-address="7-12月_.B350"/>
    </style:style>
    <style:style style:name="ce14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1:$B$351, B351)&gt;1,NOT(ISBLANK(B351))))" style:apply-style-name="cf1" style:base-cell-address="7-12月_.B351"/>
      <style:map style:condition="is-true-formula(msoxl:AND(COUNTIF($B$351:$B$351, B351)&gt;1,NOT(ISBLANK(B351))))" style:apply-style-name="cf2" style:base-cell-address="7-12月_.B351"/>
      <style:map style:condition="is-true-formula(msoxl:AND(COUNTIF($B$351:$B$351, B351)&gt;1,NOT(ISBLANK(B351))))" style:apply-style-name="cf3" style:base-cell-address="7-12月_.B351"/>
      <style:map style:condition="is-true-formula(msoxl:AND(COUNTIF($B$351:$B$351, B351)&gt;1,NOT(ISBLANK(B351))))" style:apply-style-name="cf4" style:base-cell-address="7-12月_.B351"/>
      <style:map style:condition="is-true-formula(msoxl:AND(COUNTIF($B$351:$B$351, B351)&gt;1,NOT(ISBLANK(B351))))" style:apply-style-name="cf5" style:base-cell-address="7-12月_.B351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2:$B$352, B352)&gt;1,NOT(ISBLANK(B352))))" style:apply-style-name="cf1" style:base-cell-address="7-12月_.B352"/>
      <style:map style:condition="is-true-formula(msoxl:AND(COUNTIF($B$352:$B$352, B352)&gt;1,NOT(ISBLANK(B352))))" style:apply-style-name="cf2" style:base-cell-address="7-12月_.B352"/>
      <style:map style:condition="is-true-formula(msoxl:AND(COUNTIF($B$352:$B$352, B352)&gt;1,NOT(ISBLANK(B352))))" style:apply-style-name="cf3" style:base-cell-address="7-12月_.B352"/>
      <style:map style:condition="is-true-formula(msoxl:AND(COUNTIF($B$352:$B$352, B352)&gt;1,NOT(ISBLANK(B352))))" style:apply-style-name="cf4" style:base-cell-address="7-12月_.B352"/>
      <style:map style:condition="is-true-formula(msoxl:AND(COUNTIF($B$352:$B$352, B352)&gt;1,NOT(ISBLANK(B352))))" style:apply-style-name="cf5" style:base-cell-address="7-12月_.B352"/>
    </style:style>
    <style:style style:name="ce14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3:$B$353, B353)&gt;1,NOT(ISBLANK(B353))))" style:apply-style-name="cf1" style:base-cell-address="7-12月_.B353"/>
      <style:map style:condition="is-true-formula(msoxl:AND(COUNTIF($B$353:$B$353, B353)&gt;1,NOT(ISBLANK(B353))))" style:apply-style-name="cf2" style:base-cell-address="7-12月_.B353"/>
      <style:map style:condition="is-true-formula(msoxl:AND(COUNTIF($B$353:$B$353, B353)&gt;1,NOT(ISBLANK(B353))))" style:apply-style-name="cf3" style:base-cell-address="7-12月_.B353"/>
      <style:map style:condition="is-true-formula(msoxl:AND(COUNTIF($B$353:$B$353, B353)&gt;1,NOT(ISBLANK(B353))))" style:apply-style-name="cf4" style:base-cell-address="7-12月_.B353"/>
      <style:map style:condition="is-true-formula(msoxl:AND(COUNTIF($B$353:$B$353, B353)&gt;1,NOT(ISBLANK(B353))))" style:apply-style-name="cf5" style:base-cell-address="7-12月_.B353"/>
    </style:style>
    <style:style style:name="ce15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4:$B$354, B354)&gt;1,NOT(ISBLANK(B354))))" style:apply-style-name="cf1" style:base-cell-address="7-12月_.B354"/>
      <style:map style:condition="is-true-formula(msoxl:AND(COUNTIF($B$354:$B$354, B354)&gt;1,NOT(ISBLANK(B354))))" style:apply-style-name="cf2" style:base-cell-address="7-12月_.B354"/>
      <style:map style:condition="is-true-formula(msoxl:AND(COUNTIF($B$354:$B$354, B354)&gt;1,NOT(ISBLANK(B354))))" style:apply-style-name="cf3" style:base-cell-address="7-12月_.B354"/>
      <style:map style:condition="is-true-formula(msoxl:AND(COUNTIF($B$354:$B$354, B354)&gt;1,NOT(ISBLANK(B354))))" style:apply-style-name="cf4" style:base-cell-address="7-12月_.B354"/>
      <style:map style:condition="is-true-formula(msoxl:AND(COUNTIF($B$354:$B$354, B354)&gt;1,NOT(ISBLANK(B354))))" style:apply-style-name="cf5" style:base-cell-address="7-12月_.B354"/>
    </style:style>
    <style:style style:name="ce15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5:$B$355, B355)&gt;1,NOT(ISBLANK(B355))))" style:apply-style-name="cf1" style:base-cell-address="7-12月_.B355"/>
      <style:map style:condition="is-true-formula(msoxl:AND(COUNTIF($B$355:$B$355, B355)&gt;1,NOT(ISBLANK(B355))))" style:apply-style-name="cf2" style:base-cell-address="7-12月_.B355"/>
      <style:map style:condition="is-true-formula(msoxl:AND(COUNTIF($B$355:$B$355, B355)&gt;1,NOT(ISBLANK(B355))))" style:apply-style-name="cf3" style:base-cell-address="7-12月_.B355"/>
      <style:map style:condition="is-true-formula(msoxl:AND(COUNTIF($B$355:$B$355, B355)&gt;1,NOT(ISBLANK(B355))))" style:apply-style-name="cf4" style:base-cell-address="7-12月_.B355"/>
      <style:map style:condition="is-true-formula(msoxl:AND(COUNTIF($B$355:$B$355, B355)&gt;1,NOT(ISBLANK(B355))))" style:apply-style-name="cf5" style:base-cell-address="7-12月_.B355"/>
    </style:style>
    <style:style style:name="ce15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6:$B$356, B356)&gt;1,NOT(ISBLANK(B356))))" style:apply-style-name="cf1" style:base-cell-address="7-12月_.B356"/>
      <style:map style:condition="is-true-formula(msoxl:AND(COUNTIF($B$356:$B$356, B356)&gt;1,NOT(ISBLANK(B356))))" style:apply-style-name="cf2" style:base-cell-address="7-12月_.B356"/>
      <style:map style:condition="is-true-formula(msoxl:AND(COUNTIF($B$356:$B$356, B356)&gt;1,NOT(ISBLANK(B356))))" style:apply-style-name="cf3" style:base-cell-address="7-12月_.B356"/>
      <style:map style:condition="is-true-formula(msoxl:AND(COUNTIF($B$356:$B$356, B356)&gt;1,NOT(ISBLANK(B356))))" style:apply-style-name="cf4" style:base-cell-address="7-12月_.B356"/>
      <style:map style:condition="is-true-formula(msoxl:AND(COUNTIF($B$356:$B$356, B356)&gt;1,NOT(ISBLANK(B356))))" style:apply-style-name="cf5" style:base-cell-address="7-12月_.B356"/>
    </style:style>
    <style:style style:name="ce15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7:$B$357, B357)&gt;1,NOT(ISBLANK(B357))))" style:apply-style-name="cf1" style:base-cell-address="7-12月_.B357"/>
      <style:map style:condition="is-true-formula(msoxl:AND(COUNTIF($B$357:$B$357, B357)&gt;1,NOT(ISBLANK(B357))))" style:apply-style-name="cf2" style:base-cell-address="7-12月_.B357"/>
      <style:map style:condition="is-true-formula(msoxl:AND(COUNTIF($B$357:$B$357, B357)&gt;1,NOT(ISBLANK(B357))))" style:apply-style-name="cf3" style:base-cell-address="7-12月_.B357"/>
      <style:map style:condition="is-true-formula(msoxl:AND(COUNTIF($B$357:$B$357, B357)&gt;1,NOT(ISBLANK(B357))))" style:apply-style-name="cf4" style:base-cell-address="7-12月_.B357"/>
      <style:map style:condition="is-true-formula(msoxl:AND(COUNTIF($B$357:$B$357, B357)&gt;1,NOT(ISBLANK(B357))))" style:apply-style-name="cf5" style:base-cell-address="7-12月_.B357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8:$B$358, B358)&gt;1,NOT(ISBLANK(B358))))" style:apply-style-name="cf1" style:base-cell-address="7-12月_.B358"/>
      <style:map style:condition="is-true-formula(msoxl:AND(COUNTIF($B$358:$B$358, B358)&gt;1,NOT(ISBLANK(B358))))" style:apply-style-name="cf2" style:base-cell-address="7-12月_.B358"/>
      <style:map style:condition="is-true-formula(msoxl:AND(COUNTIF($B$358:$B$358, B358)&gt;1,NOT(ISBLANK(B358))))" style:apply-style-name="cf3" style:base-cell-address="7-12月_.B358"/>
      <style:map style:condition="is-true-formula(msoxl:AND(COUNTIF($B$358:$B$358, B358)&gt;1,NOT(ISBLANK(B358))))" style:apply-style-name="cf4" style:base-cell-address="7-12月_.B358"/>
      <style:map style:condition="is-true-formula(msoxl:AND(COUNTIF($B$358:$B$358, B358)&gt;1,NOT(ISBLANK(B358))))" style:apply-style-name="cf5" style:base-cell-address="7-12月_.B358"/>
    </style:style>
    <style:style style:name="ce15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59:$B$359, B359)&gt;1,NOT(ISBLANK(B359))))" style:apply-style-name="cf1" style:base-cell-address="7-12月_.B359"/>
      <style:map style:condition="is-true-formula(msoxl:AND(COUNTIF($B$359:$B$359, B359)&gt;1,NOT(ISBLANK(B359))))" style:apply-style-name="cf2" style:base-cell-address="7-12月_.B359"/>
      <style:map style:condition="is-true-formula(msoxl:AND(COUNTIF($B$359:$B$359, B359)&gt;1,NOT(ISBLANK(B359))))" style:apply-style-name="cf3" style:base-cell-address="7-12月_.B359"/>
      <style:map style:condition="is-true-formula(msoxl:AND(COUNTIF($B$359:$B$359, B359)&gt;1,NOT(ISBLANK(B359))))" style:apply-style-name="cf4" style:base-cell-address="7-12月_.B359"/>
      <style:map style:condition="is-true-formula(msoxl:AND(COUNTIF($B$359:$B$359, B359)&gt;1,NOT(ISBLANK(B359))))" style:apply-style-name="cf5" style:base-cell-address="7-12月_.B359"/>
    </style:style>
    <style:style style:name="ce15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0:$B$360, B360)&gt;1,NOT(ISBLANK(B360))))" style:apply-style-name="cf1" style:base-cell-address="7-12月_.B360"/>
      <style:map style:condition="is-true-formula(msoxl:AND(COUNTIF($B$360:$B$360, B360)&gt;1,NOT(ISBLANK(B360))))" style:apply-style-name="cf2" style:base-cell-address="7-12月_.B360"/>
      <style:map style:condition="is-true-formula(msoxl:AND(COUNTIF($B$360:$B$360, B360)&gt;1,NOT(ISBLANK(B360))))" style:apply-style-name="cf3" style:base-cell-address="7-12月_.B360"/>
      <style:map style:condition="is-true-formula(msoxl:AND(COUNTIF($B$360:$B$360, B360)&gt;1,NOT(ISBLANK(B360))))" style:apply-style-name="cf4" style:base-cell-address="7-12月_.B360"/>
      <style:map style:condition="is-true-formula(msoxl:AND(COUNTIF($B$360:$B$360, B360)&gt;1,NOT(ISBLANK(B360))))" style:apply-style-name="cf5" style:base-cell-address="7-12月_.B360"/>
    </style:style>
    <style:style style:name="ce15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1:$B$361, B361)&gt;1,NOT(ISBLANK(B361))))" style:apply-style-name="cf1" style:base-cell-address="7-12月_.B361"/>
      <style:map style:condition="is-true-formula(msoxl:AND(COUNTIF($B$361:$B$361, B361)&gt;1,NOT(ISBLANK(B361))))" style:apply-style-name="cf2" style:base-cell-address="7-12月_.B361"/>
      <style:map style:condition="is-true-formula(msoxl:AND(COUNTIF($B$361:$B$361, B361)&gt;1,NOT(ISBLANK(B361))))" style:apply-style-name="cf3" style:base-cell-address="7-12月_.B361"/>
      <style:map style:condition="is-true-formula(msoxl:AND(COUNTIF($B$361:$B$361, B361)&gt;1,NOT(ISBLANK(B361))))" style:apply-style-name="cf4" style:base-cell-address="7-12月_.B361"/>
      <style:map style:condition="is-true-formula(msoxl:AND(COUNTIF($B$361:$B$361, B361)&gt;1,NOT(ISBLANK(B361))))" style:apply-style-name="cf5" style:base-cell-address="7-12月_.B361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2:$B$362, B362)&gt;1,NOT(ISBLANK(B362))))" style:apply-style-name="cf1" style:base-cell-address="7-12月_.B362"/>
      <style:map style:condition="is-true-formula(msoxl:AND(COUNTIF($B$362:$B$362, B362)&gt;1,NOT(ISBLANK(B362))))" style:apply-style-name="cf2" style:base-cell-address="7-12月_.B362"/>
      <style:map style:condition="is-true-formula(msoxl:AND(COUNTIF($B$362:$B$362, B362)&gt;1,NOT(ISBLANK(B362))))" style:apply-style-name="cf3" style:base-cell-address="7-12月_.B362"/>
      <style:map style:condition="is-true-formula(msoxl:AND(COUNTIF($B$362:$B$362, B362)&gt;1,NOT(ISBLANK(B362))))" style:apply-style-name="cf4" style:base-cell-address="7-12月_.B362"/>
      <style:map style:condition="is-true-formula(msoxl:AND(COUNTIF($B$362:$B$362, B362)&gt;1,NOT(ISBLANK(B362))))" style:apply-style-name="cf5" style:base-cell-address="7-12月_.B362"/>
    </style:style>
    <style:style style:name="ce15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3:$B$363, B363)&gt;1,NOT(ISBLANK(B363))))" style:apply-style-name="cf1" style:base-cell-address="7-12月_.B363"/>
      <style:map style:condition="is-true-formula(msoxl:AND(COUNTIF($B$363:$B$363, B363)&gt;1,NOT(ISBLANK(B363))))" style:apply-style-name="cf2" style:base-cell-address="7-12月_.B363"/>
      <style:map style:condition="is-true-formula(msoxl:AND(COUNTIF($B$363:$B$363, B363)&gt;1,NOT(ISBLANK(B363))))" style:apply-style-name="cf3" style:base-cell-address="7-12月_.B363"/>
      <style:map style:condition="is-true-formula(msoxl:AND(COUNTIF($B$363:$B$363, B363)&gt;1,NOT(ISBLANK(B363))))" style:apply-style-name="cf4" style:base-cell-address="7-12月_.B363"/>
      <style:map style:condition="is-true-formula(msoxl:AND(COUNTIF($B$363:$B$363, B363)&gt;1,NOT(ISBLANK(B363))))" style:apply-style-name="cf5" style:base-cell-address="7-12月_.B363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4:$B$364, B364)&gt;1,NOT(ISBLANK(B364))))" style:apply-style-name="cf1" style:base-cell-address="7-12月_.B364"/>
      <style:map style:condition="is-true-formula(msoxl:AND(COUNTIF($B$364:$B$364, B364)&gt;1,NOT(ISBLANK(B364))))" style:apply-style-name="cf2" style:base-cell-address="7-12月_.B364"/>
      <style:map style:condition="is-true-formula(msoxl:AND(COUNTIF($B$364:$B$364, B364)&gt;1,NOT(ISBLANK(B364))))" style:apply-style-name="cf3" style:base-cell-address="7-12月_.B364"/>
      <style:map style:condition="is-true-formula(msoxl:AND(COUNTIF($B$364:$B$364, B364)&gt;1,NOT(ISBLANK(B364))))" style:apply-style-name="cf4" style:base-cell-address="7-12月_.B364"/>
      <style:map style:condition="is-true-formula(msoxl:AND(COUNTIF($B$364:$B$364, B364)&gt;1,NOT(ISBLANK(B364))))" style:apply-style-name="cf5" style:base-cell-address="7-12月_.B364"/>
    </style:style>
    <style:style style:name="ce16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5:$B$365, B365)&gt;1,NOT(ISBLANK(B365))))" style:apply-style-name="cf1" style:base-cell-address="7-12月_.B365"/>
      <style:map style:condition="is-true-formula(msoxl:AND(COUNTIF($B$365:$B$365, B365)&gt;1,NOT(ISBLANK(B365))))" style:apply-style-name="cf2" style:base-cell-address="7-12月_.B365"/>
      <style:map style:condition="is-true-formula(msoxl:AND(COUNTIF($B$365:$B$365, B365)&gt;1,NOT(ISBLANK(B365))))" style:apply-style-name="cf3" style:base-cell-address="7-12月_.B365"/>
      <style:map style:condition="is-true-formula(msoxl:AND(COUNTIF($B$365:$B$365, B365)&gt;1,NOT(ISBLANK(B365))))" style:apply-style-name="cf4" style:base-cell-address="7-12月_.B365"/>
      <style:map style:condition="is-true-formula(msoxl:AND(COUNTIF($B$365:$B$365, B365)&gt;1,NOT(ISBLANK(B365))))" style:apply-style-name="cf5" style:base-cell-address="7-12月_.B365"/>
    </style:style>
    <style:style style:name="ce16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6:$B$366, B366)&gt;1,NOT(ISBLANK(B366))))" style:apply-style-name="cf1" style:base-cell-address="7-12月_.B366"/>
      <style:map style:condition="is-true-formula(msoxl:AND(COUNTIF($B$366:$B$366, B366)&gt;1,NOT(ISBLANK(B366))))" style:apply-style-name="cf2" style:base-cell-address="7-12月_.B366"/>
      <style:map style:condition="is-true-formula(msoxl:AND(COUNTIF($B$366:$B$366, B366)&gt;1,NOT(ISBLANK(B366))))" style:apply-style-name="cf3" style:base-cell-address="7-12月_.B366"/>
      <style:map style:condition="is-true-formula(msoxl:AND(COUNTIF($B$366:$B$366, B366)&gt;1,NOT(ISBLANK(B366))))" style:apply-style-name="cf4" style:base-cell-address="7-12月_.B366"/>
      <style:map style:condition="is-true-formula(msoxl:AND(COUNTIF($B$366:$B$366, B366)&gt;1,NOT(ISBLANK(B366))))" style:apply-style-name="cf5" style:base-cell-address="7-12月_.B366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7:$B$367, B367)&gt;1,NOT(ISBLANK(B367))))" style:apply-style-name="cf1" style:base-cell-address="7-12月_.B367"/>
      <style:map style:condition="is-true-formula(msoxl:AND(COUNTIF($B$367:$B$367, B367)&gt;1,NOT(ISBLANK(B367))))" style:apply-style-name="cf2" style:base-cell-address="7-12月_.B367"/>
      <style:map style:condition="is-true-formula(msoxl:AND(COUNTIF($B$367:$B$367, B367)&gt;1,NOT(ISBLANK(B367))))" style:apply-style-name="cf3" style:base-cell-address="7-12月_.B367"/>
      <style:map style:condition="is-true-formula(msoxl:AND(COUNTIF($B$367:$B$367, B367)&gt;1,NOT(ISBLANK(B367))))" style:apply-style-name="cf4" style:base-cell-address="7-12月_.B367"/>
      <style:map style:condition="is-true-formula(msoxl:AND(COUNTIF($B$367:$B$367, B367)&gt;1,NOT(ISBLANK(B367))))" style:apply-style-name="cf5" style:base-cell-address="7-12月_.B367"/>
    </style:style>
    <style:style style:name="ce16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8:$B$368, B368)&gt;1,NOT(ISBLANK(B368))))" style:apply-style-name="cf1" style:base-cell-address="7-12月_.B368"/>
      <style:map style:condition="is-true-formula(msoxl:AND(COUNTIF($B$368:$B$368, B368)&gt;1,NOT(ISBLANK(B368))))" style:apply-style-name="cf2" style:base-cell-address="7-12月_.B368"/>
      <style:map style:condition="is-true-formula(msoxl:AND(COUNTIF($B$368:$B$368, B368)&gt;1,NOT(ISBLANK(B368))))" style:apply-style-name="cf3" style:base-cell-address="7-12月_.B368"/>
      <style:map style:condition="is-true-formula(msoxl:AND(COUNTIF($B$368:$B$368, B368)&gt;1,NOT(ISBLANK(B368))))" style:apply-style-name="cf4" style:base-cell-address="7-12月_.B368"/>
      <style:map style:condition="is-true-formula(msoxl:AND(COUNTIF($B$368:$B$368, B368)&gt;1,NOT(ISBLANK(B368))))" style:apply-style-name="cf5" style:base-cell-address="7-12月_.B368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69:$B$369, B369)&gt;1,NOT(ISBLANK(B369))))" style:apply-style-name="cf1" style:base-cell-address="7-12月_.B369"/>
      <style:map style:condition="is-true-formula(msoxl:AND(COUNTIF($B$369:$B$369, B369)&gt;1,NOT(ISBLANK(B369))))" style:apply-style-name="cf2" style:base-cell-address="7-12月_.B369"/>
      <style:map style:condition="is-true-formula(msoxl:AND(COUNTIF($B$369:$B$369, B369)&gt;1,NOT(ISBLANK(B369))))" style:apply-style-name="cf3" style:base-cell-address="7-12月_.B369"/>
      <style:map style:condition="is-true-formula(msoxl:AND(COUNTIF($B$369:$B$369, B369)&gt;1,NOT(ISBLANK(B369))))" style:apply-style-name="cf4" style:base-cell-address="7-12月_.B369"/>
      <style:map style:condition="is-true-formula(msoxl:AND(COUNTIF($B$369:$B$369, B369)&gt;1,NOT(ISBLANK(B369))))" style:apply-style-name="cf5" style:base-cell-address="7-12月_.B369"/>
    </style:style>
    <style:style style:name="ce16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70:$B$370, B370)&gt;1,NOT(ISBLANK(B370))))" style:apply-style-name="cf1" style:base-cell-address="7-12月_.B370"/>
      <style:map style:condition="is-true-formula(msoxl:AND(COUNTIF($B$370:$B$370, B370)&gt;1,NOT(ISBLANK(B370))))" style:apply-style-name="cf2" style:base-cell-address="7-12月_.B370"/>
      <style:map style:condition="is-true-formula(msoxl:AND(COUNTIF($B$370:$B$370, B370)&gt;1,NOT(ISBLANK(B370))))" style:apply-style-name="cf3" style:base-cell-address="7-12月_.B370"/>
      <style:map style:condition="is-true-formula(msoxl:AND(COUNTIF($B$370:$B$370, B370)&gt;1,NOT(ISBLANK(B370))))" style:apply-style-name="cf4" style:base-cell-address="7-12月_.B370"/>
      <style:map style:condition="is-true-formula(msoxl:AND(COUNTIF($B$370:$B$370, B370)&gt;1,NOT(ISBLANK(B370))))" style:apply-style-name="cf5" style:base-cell-address="7-12月_.B370"/>
    </style:style>
    <style:style style:name="ce16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1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2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3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4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5" style:base-cell-address="7-12月_.B377"/>
    </style:style>
    <style:style style:name="ce16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1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2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3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4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5" style:base-cell-address="7-12月_.B377"/>
    </style:style>
    <style:style style:name="ce169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1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2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3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4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5" style:base-cell-address="7-12月_.B377"/>
    </style:style>
    <style:style style:name="ce17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2:$B$382, B382)&gt;1,NOT(ISBLANK(B382))))" style:apply-style-name="cf1" style:base-cell-address="7-12月_.B382"/>
      <style:map style:condition="is-true-formula(msoxl:AND(COUNTIF($B$382:$B$382, B382)&gt;1,NOT(ISBLANK(B382))))" style:apply-style-name="cf2" style:base-cell-address="7-12月_.B382"/>
      <style:map style:condition="is-true-formula(msoxl:AND(COUNTIF($B$382:$B$382, B382)&gt;1,NOT(ISBLANK(B382))))" style:apply-style-name="cf3" style:base-cell-address="7-12月_.B382"/>
      <style:map style:condition="is-true-formula(msoxl:AND(COUNTIF($B$382:$B$382, B382)&gt;1,NOT(ISBLANK(B382))))" style:apply-style-name="cf4" style:base-cell-address="7-12月_.B382"/>
      <style:map style:condition="is-true-formula(msoxl:AND(COUNTIF($B$382:$B$382, B382)&gt;1,NOT(ISBLANK(B382))))" style:apply-style-name="cf5" style:base-cell-address="7-12月_.B382"/>
    </style:style>
    <style:style style:name="ce17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3:$B$383, B383)&gt;1,NOT(ISBLANK(B383))))" style:apply-style-name="cf1" style:base-cell-address="7-12月_.B383"/>
      <style:map style:condition="is-true-formula(msoxl:AND(COUNTIF($B$383:$B$383, B383)&gt;1,NOT(ISBLANK(B383))))" style:apply-style-name="cf2" style:base-cell-address="7-12月_.B383"/>
      <style:map style:condition="is-true-formula(msoxl:AND(COUNTIF($B$383:$B$383, B383)&gt;1,NOT(ISBLANK(B383))))" style:apply-style-name="cf3" style:base-cell-address="7-12月_.B383"/>
      <style:map style:condition="is-true-formula(msoxl:AND(COUNTIF($B$383:$B$383, B383)&gt;1,NOT(ISBLANK(B383))))" style:apply-style-name="cf4" style:base-cell-address="7-12月_.B383"/>
      <style:map style:condition="is-true-formula(msoxl:AND(COUNTIF($B$383:$B$383, B383)&gt;1,NOT(ISBLANK(B383))))" style:apply-style-name="cf5" style:base-cell-address="7-12月_.B383"/>
    </style:style>
    <style:style style:name="ce17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4:$B$384, B384)&gt;1,NOT(ISBLANK(B384))))" style:apply-style-name="cf1" style:base-cell-address="7-12月_.B384"/>
      <style:map style:condition="is-true-formula(msoxl:AND(COUNTIF($B$384:$B$384, B384)&gt;1,NOT(ISBLANK(B384))))" style:apply-style-name="cf2" style:base-cell-address="7-12月_.B384"/>
      <style:map style:condition="is-true-formula(msoxl:AND(COUNTIF($B$384:$B$384, B384)&gt;1,NOT(ISBLANK(B384))))" style:apply-style-name="cf3" style:base-cell-address="7-12月_.B384"/>
      <style:map style:condition="is-true-formula(msoxl:AND(COUNTIF($B$384:$B$384, B384)&gt;1,NOT(ISBLANK(B384))))" style:apply-style-name="cf4" style:base-cell-address="7-12月_.B384"/>
      <style:map style:condition="is-true-formula(msoxl:AND(COUNTIF($B$384:$B$384, B384)&gt;1,NOT(ISBLANK(B384))))" style:apply-style-name="cf5" style:base-cell-address="7-12月_.B384"/>
    </style:style>
    <style:style style:name="ce17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5:$B$385, B385)&gt;1,NOT(ISBLANK(B385))))" style:apply-style-name="cf1" style:base-cell-address="7-12月_.B385"/>
      <style:map style:condition="is-true-formula(msoxl:AND(COUNTIF($B$385:$B$385, B385)&gt;1,NOT(ISBLANK(B385))))" style:apply-style-name="cf2" style:base-cell-address="7-12月_.B385"/>
      <style:map style:condition="is-true-formula(msoxl:AND(COUNTIF($B$385:$B$385, B385)&gt;1,NOT(ISBLANK(B385))))" style:apply-style-name="cf3" style:base-cell-address="7-12月_.B385"/>
      <style:map style:condition="is-true-formula(msoxl:AND(COUNTIF($B$385:$B$385, B385)&gt;1,NOT(ISBLANK(B385))))" style:apply-style-name="cf4" style:base-cell-address="7-12月_.B385"/>
      <style:map style:condition="is-true-formula(msoxl:AND(COUNTIF($B$385:$B$385, B385)&gt;1,NOT(ISBLANK(B385))))" style:apply-style-name="cf5" style:base-cell-address="7-12月_.B385"/>
    </style:style>
    <style:style style:name="ce17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6:$B$386, B386)&gt;1,NOT(ISBLANK(B386))))" style:apply-style-name="cf1" style:base-cell-address="7-12月_.B386"/>
      <style:map style:condition="is-true-formula(msoxl:AND(COUNTIF($B$386:$B$386, B386)&gt;1,NOT(ISBLANK(B386))))" style:apply-style-name="cf2" style:base-cell-address="7-12月_.B386"/>
      <style:map style:condition="is-true-formula(msoxl:AND(COUNTIF($B$386:$B$386, B386)&gt;1,NOT(ISBLANK(B386))))" style:apply-style-name="cf3" style:base-cell-address="7-12月_.B386"/>
      <style:map style:condition="is-true-formula(msoxl:AND(COUNTIF($B$386:$B$386, B386)&gt;1,NOT(ISBLANK(B386))))" style:apply-style-name="cf4" style:base-cell-address="7-12月_.B386"/>
      <style:map style:condition="is-true-formula(msoxl:AND(COUNTIF($B$386:$B$386, B386)&gt;1,NOT(ISBLANK(B386))))" style:apply-style-name="cf5" style:base-cell-address="7-12月_.B386"/>
    </style:style>
    <style:style style:name="ce17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7:$B$387, B387)&gt;1,NOT(ISBLANK(B387))))" style:apply-style-name="cf1" style:base-cell-address="7-12月_.B387"/>
      <style:map style:condition="is-true-formula(msoxl:AND(COUNTIF($B$387:$B$387, B387)&gt;1,NOT(ISBLANK(B387))))" style:apply-style-name="cf2" style:base-cell-address="7-12月_.B387"/>
      <style:map style:condition="is-true-formula(msoxl:AND(COUNTIF($B$387:$B$387, B387)&gt;1,NOT(ISBLANK(B387))))" style:apply-style-name="cf3" style:base-cell-address="7-12月_.B387"/>
      <style:map style:condition="is-true-formula(msoxl:AND(COUNTIF($B$387:$B$387, B387)&gt;1,NOT(ISBLANK(B387))))" style:apply-style-name="cf4" style:base-cell-address="7-12月_.B387"/>
      <style:map style:condition="is-true-formula(msoxl:AND(COUNTIF($B$387:$B$387, B387)&gt;1,NOT(ISBLANK(B387))))" style:apply-style-name="cf5" style:base-cell-address="7-12月_.B387"/>
    </style:style>
    <style:style style:name="ce17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8:$B$388, B388)&gt;1,NOT(ISBLANK(B388))))" style:apply-style-name="cf1" style:base-cell-address="7-12月_.B388"/>
      <style:map style:condition="is-true-formula(msoxl:AND(COUNTIF($B$388:$B$388, B388)&gt;1,NOT(ISBLANK(B388))))" style:apply-style-name="cf2" style:base-cell-address="7-12月_.B388"/>
      <style:map style:condition="is-true-formula(msoxl:AND(COUNTIF($B$388:$B$388, B388)&gt;1,NOT(ISBLANK(B388))))" style:apply-style-name="cf3" style:base-cell-address="7-12月_.B388"/>
      <style:map style:condition="is-true-formula(msoxl:AND(COUNTIF($B$388:$B$388, B388)&gt;1,NOT(ISBLANK(B388))))" style:apply-style-name="cf4" style:base-cell-address="7-12月_.B388"/>
      <style:map style:condition="is-true-formula(msoxl:AND(COUNTIF($B$388:$B$388, B388)&gt;1,NOT(ISBLANK(B388))))" style:apply-style-name="cf5" style:base-cell-address="7-12月_.B388"/>
    </style:style>
    <style:style style:name="ce17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89:$B$389, B389)&gt;1,NOT(ISBLANK(B389))))" style:apply-style-name="cf1" style:base-cell-address="7-12月_.B389"/>
      <style:map style:condition="is-true-formula(msoxl:AND(COUNTIF($B$389:$B$389, B389)&gt;1,NOT(ISBLANK(B389))))" style:apply-style-name="cf2" style:base-cell-address="7-12月_.B389"/>
      <style:map style:condition="is-true-formula(msoxl:AND(COUNTIF($B$389:$B$389, B389)&gt;1,NOT(ISBLANK(B389))))" style:apply-style-name="cf3" style:base-cell-address="7-12月_.B389"/>
      <style:map style:condition="is-true-formula(msoxl:AND(COUNTIF($B$389:$B$389, B389)&gt;1,NOT(ISBLANK(B389))))" style:apply-style-name="cf4" style:base-cell-address="7-12月_.B389"/>
      <style:map style:condition="is-true-formula(msoxl:AND(COUNTIF($B$389:$B$389, B389)&gt;1,NOT(ISBLANK(B389))))" style:apply-style-name="cf5" style:base-cell-address="7-12月_.B389"/>
    </style:style>
    <style:style style:name="ce17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90:$B$390, B390)&gt;1,NOT(ISBLANK(B390))))" style:apply-style-name="cf1" style:base-cell-address="7-12月_.B390"/>
      <style:map style:condition="is-true-formula(msoxl:AND(COUNTIF($B$390:$B$390, B390)&gt;1,NOT(ISBLANK(B390))))" style:apply-style-name="cf2" style:base-cell-address="7-12月_.B390"/>
      <style:map style:condition="is-true-formula(msoxl:AND(COUNTIF($B$390:$B$390, B390)&gt;1,NOT(ISBLANK(B390))))" style:apply-style-name="cf3" style:base-cell-address="7-12月_.B390"/>
      <style:map style:condition="is-true-formula(msoxl:AND(COUNTIF($B$390:$B$390, B390)&gt;1,NOT(ISBLANK(B390))))" style:apply-style-name="cf4" style:base-cell-address="7-12月_.B390"/>
      <style:map style:condition="is-true-formula(msoxl:AND(COUNTIF($B$390:$B$390, B390)&gt;1,NOT(ISBLANK(B390))))" style:apply-style-name="cf5" style:base-cell-address="7-12月_.B390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91:$B$391, B391)&gt;1,NOT(ISBLANK(B391))))" style:apply-style-name="cf1" style:base-cell-address="7-12月_.B391"/>
      <style:map style:condition="is-true-formula(msoxl:AND(COUNTIF($B$391:$B$391, B391)&gt;1,NOT(ISBLANK(B391))))" style:apply-style-name="cf2" style:base-cell-address="7-12月_.B391"/>
      <style:map style:condition="is-true-formula(msoxl:AND(COUNTIF($B$391:$B$391, B391)&gt;1,NOT(ISBLANK(B391))))" style:apply-style-name="cf3" style:base-cell-address="7-12月_.B391"/>
      <style:map style:condition="is-true-formula(msoxl:AND(COUNTIF($B$391:$B$391, B391)&gt;1,NOT(ISBLANK(B391))))" style:apply-style-name="cf4" style:base-cell-address="7-12月_.B391"/>
      <style:map style:condition="is-true-formula(msoxl:AND(COUNTIF($B$391:$B$391, B391)&gt;1,NOT(ISBLANK(B391))))" style:apply-style-name="cf5" style:base-cell-address="7-12月_.B391"/>
    </style:style>
    <style:style style:name="ce18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92:$B$392, B392)&gt;1,NOT(ISBLANK(B392))))" style:apply-style-name="cf1" style:base-cell-address="7-12月_.B392"/>
      <style:map style:condition="is-true-formula(msoxl:AND(COUNTIF($B$392:$B$392, B392)&gt;1,NOT(ISBLANK(B392))))" style:apply-style-name="cf2" style:base-cell-address="7-12月_.B392"/>
      <style:map style:condition="is-true-formula(msoxl:AND(COUNTIF($B$392:$B$392, B392)&gt;1,NOT(ISBLANK(B392))))" style:apply-style-name="cf3" style:base-cell-address="7-12月_.B392"/>
      <style:map style:condition="is-true-formula(msoxl:AND(COUNTIF($B$392:$B$392, B392)&gt;1,NOT(ISBLANK(B392))))" style:apply-style-name="cf4" style:base-cell-address="7-12月_.B392"/>
      <style:map style:condition="is-true-formula(msoxl:AND(COUNTIF($B$392:$B$392, B392)&gt;1,NOT(ISBLANK(B392))))" style:apply-style-name="cf5" style:base-cell-address="7-12月_.B392"/>
    </style:style>
    <style:style style:name="ce181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96:$B$396, B396)&gt;1,NOT(ISBLANK(B396))))" style:apply-style-name="cf1" style:base-cell-address="7-12月_.B396"/>
      <style:map style:condition="is-true-formula(msoxl:AND(COUNTIF($B$396:$B$396, B396)&gt;1,NOT(ISBLANK(B396))))" style:apply-style-name="cf2" style:base-cell-address="7-12月_.B396"/>
      <style:map style:condition="is-true-formula(msoxl:AND(COUNTIF($B$396:$B$396, B396)&gt;1,NOT(ISBLANK(B396))))" style:apply-style-name="cf3" style:base-cell-address="7-12月_.B396"/>
      <style:map style:condition="is-true-formula(msoxl:AND(COUNTIF($B$396:$B$396, B396)&gt;1,NOT(ISBLANK(B396))))" style:apply-style-name="cf4" style:base-cell-address="7-12月_.B396"/>
      <style:map style:condition="is-true-formula(msoxl:AND(COUNTIF($B$396:$B$396, B396)&gt;1,NOT(ISBLANK(B396))))" style:apply-style-name="cf5" style:base-cell-address="7-12月_.B396"/>
    </style:style>
    <style:style style:name="ce182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97:$B$397, B397)&gt;1,NOT(ISBLANK(B397))))" style:apply-style-name="cf1" style:base-cell-address="7-12月_.B397"/>
      <style:map style:condition="is-true-formula(msoxl:AND(COUNTIF($B$397:$B$397, B397)&gt;1,NOT(ISBLANK(B397))))" style:apply-style-name="cf2" style:base-cell-address="7-12月_.B397"/>
      <style:map style:condition="is-true-formula(msoxl:AND(COUNTIF($B$397:$B$397, B397)&gt;1,NOT(ISBLANK(B397))))" style:apply-style-name="cf3" style:base-cell-address="7-12月_.B397"/>
      <style:map style:condition="is-true-formula(msoxl:AND(COUNTIF($B$397:$B$397, B397)&gt;1,NOT(ISBLANK(B397))))" style:apply-style-name="cf4" style:base-cell-address="7-12月_.B397"/>
      <style:map style:condition="is-true-formula(msoxl:AND(COUNTIF($B$397:$B$397, B397)&gt;1,NOT(ISBLANK(B397))))" style:apply-style-name="cf5" style:base-cell-address="7-12月_.B397"/>
    </style:style>
    <style:style style:name="ce183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398:$B$398, B398)&gt;1,NOT(ISBLANK(B398))))" style:apply-style-name="cf1" style:base-cell-address="7-12月_.B398"/>
      <style:map style:condition="is-true-formula(msoxl:AND(COUNTIF($B$398:$B$398, B398)&gt;1,NOT(ISBLANK(B398))))" style:apply-style-name="cf2" style:base-cell-address="7-12月_.B398"/>
      <style:map style:condition="is-true-formula(msoxl:AND(COUNTIF($B$398:$B$398, B398)&gt;1,NOT(ISBLANK(B398))))" style:apply-style-name="cf3" style:base-cell-address="7-12月_.B398"/>
      <style:map style:condition="is-true-formula(msoxl:AND(COUNTIF($B$398:$B$398, B398)&gt;1,NOT(ISBLANK(B398))))" style:apply-style-name="cf4" style:base-cell-address="7-12月_.B398"/>
      <style:map style:condition="is-true-formula(msoxl:AND(COUNTIF($B$398:$B$398, B398)&gt;1,NOT(ISBLANK(B398))))" style:apply-style-name="cf5" style:base-cell-address="7-12月_.B398"/>
    </style:style>
    <style:style style:name="ce18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0:$B$400, B400)&gt;1,NOT(ISBLANK(B400))))" style:apply-style-name="cf1" style:base-cell-address="7-12月_.B400"/>
      <style:map style:condition="is-true-formula(msoxl:AND(COUNTIF($B$400:$B$400, B400)&gt;1,NOT(ISBLANK(B400))))" style:apply-style-name="cf2" style:base-cell-address="7-12月_.B400"/>
      <style:map style:condition="is-true-formula(msoxl:AND(COUNTIF($B$400:$B$400, B400)&gt;1,NOT(ISBLANK(B400))))" style:apply-style-name="cf3" style:base-cell-address="7-12月_.B400"/>
      <style:map style:condition="is-true-formula(msoxl:AND(COUNTIF($B$400:$B$400, B400)&gt;1,NOT(ISBLANK(B400))))" style:apply-style-name="cf4" style:base-cell-address="7-12月_.B400"/>
      <style:map style:condition="is-true-formula(msoxl:AND(COUNTIF($B$400:$B$400, B400)&gt;1,NOT(ISBLANK(B400))))" style:apply-style-name="cf5" style:base-cell-address="7-12月_.B400"/>
    </style:style>
    <style:style style:name="ce18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1:$B$401, B401)&gt;1,NOT(ISBLANK(B401))))" style:apply-style-name="cf1" style:base-cell-address="7-12月_.B401"/>
      <style:map style:condition="is-true-formula(msoxl:AND(COUNTIF($B$401:$B$401, B401)&gt;1,NOT(ISBLANK(B401))))" style:apply-style-name="cf2" style:base-cell-address="7-12月_.B401"/>
      <style:map style:condition="is-true-formula(msoxl:AND(COUNTIF($B$401:$B$401, B401)&gt;1,NOT(ISBLANK(B401))))" style:apply-style-name="cf3" style:base-cell-address="7-12月_.B401"/>
      <style:map style:condition="is-true-formula(msoxl:AND(COUNTIF($B$401:$B$401, B401)&gt;1,NOT(ISBLANK(B401))))" style:apply-style-name="cf4" style:base-cell-address="7-12月_.B401"/>
      <style:map style:condition="is-true-formula(msoxl:AND(COUNTIF($B$401:$B$401, B401)&gt;1,NOT(ISBLANK(B401))))" style:apply-style-name="cf5" style:base-cell-address="7-12月_.B401"/>
    </style:style>
    <style:style style:name="ce18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2:$B$402, B402)&gt;1,NOT(ISBLANK(B402))))" style:apply-style-name="cf1" style:base-cell-address="7-12月_.B402"/>
      <style:map style:condition="is-true-formula(msoxl:AND(COUNTIF($B$402:$B$402, B402)&gt;1,NOT(ISBLANK(B402))))" style:apply-style-name="cf2" style:base-cell-address="7-12月_.B402"/>
      <style:map style:condition="is-true-formula(msoxl:AND(COUNTIF($B$402:$B$402, B402)&gt;1,NOT(ISBLANK(B402))))" style:apply-style-name="cf3" style:base-cell-address="7-12月_.B402"/>
      <style:map style:condition="is-true-formula(msoxl:AND(COUNTIF($B$402:$B$402, B402)&gt;1,NOT(ISBLANK(B402))))" style:apply-style-name="cf4" style:base-cell-address="7-12月_.B402"/>
      <style:map style:condition="is-true-formula(msoxl:AND(COUNTIF($B$402:$B$402, B402)&gt;1,NOT(ISBLANK(B402))))" style:apply-style-name="cf5" style:base-cell-address="7-12月_.B402"/>
    </style:style>
    <style:style style:name="ce187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5:$B$405, B405)&gt;1,NOT(ISBLANK(B405))))" style:apply-style-name="cf1" style:base-cell-address="7-12月_.B405"/>
      <style:map style:condition="is-true-formula(msoxl:AND(COUNTIF($B$405:$B$405, B405)&gt;1,NOT(ISBLANK(B405))))" style:apply-style-name="cf2" style:base-cell-address="7-12月_.B405"/>
      <style:map style:condition="is-true-formula(msoxl:AND(COUNTIF($B$405:$B$405, B405)&gt;1,NOT(ISBLANK(B405))))" style:apply-style-name="cf3" style:base-cell-address="7-12月_.B405"/>
      <style:map style:condition="is-true-formula(msoxl:AND(COUNTIF($B$405:$B$405, B405)&gt;1,NOT(ISBLANK(B405))))" style:apply-style-name="cf4" style:base-cell-address="7-12月_.B405"/>
      <style:map style:condition="is-true-formula(msoxl:AND(COUNTIF($B$405:$B$405, B405)&gt;1,NOT(ISBLANK(B405))))" style:apply-style-name="cf5" style:base-cell-address="7-12月_.B405"/>
    </style:style>
    <style:style style:name="ce188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6:$B$406, B406)&gt;1,NOT(ISBLANK(B406))))" style:apply-style-name="cf1" style:base-cell-address="7-12月_.B406"/>
      <style:map style:condition="is-true-formula(msoxl:AND(COUNTIF($B$406:$B$406, B406)&gt;1,NOT(ISBLANK(B406))))" style:apply-style-name="cf2" style:base-cell-address="7-12月_.B406"/>
      <style:map style:condition="is-true-formula(msoxl:AND(COUNTIF($B$406:$B$406, B406)&gt;1,NOT(ISBLANK(B406))))" style:apply-style-name="cf3" style:base-cell-address="7-12月_.B406"/>
      <style:map style:condition="is-true-formula(msoxl:AND(COUNTIF($B$406:$B$406, B406)&gt;1,NOT(ISBLANK(B406))))" style:apply-style-name="cf4" style:base-cell-address="7-12月_.B406"/>
      <style:map style:condition="is-true-formula(msoxl:AND(COUNTIF($B$406:$B$406, B406)&gt;1,NOT(ISBLANK(B406))))" style:apply-style-name="cf5" style:base-cell-address="7-12月_.B406"/>
    </style:style>
    <style:style style:name="ce18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8:$B$408, B408)&gt;1,NOT(ISBLANK(B408))))" style:apply-style-name="cf1" style:base-cell-address="7-12月_.B408"/>
      <style:map style:condition="is-true-formula(msoxl:AND(COUNTIF($B$408:$B$408, B408)&gt;1,NOT(ISBLANK(B408))))" style:apply-style-name="cf2" style:base-cell-address="7-12月_.B408"/>
      <style:map style:condition="is-true-formula(msoxl:AND(COUNTIF($B$408:$B$408, B408)&gt;1,NOT(ISBLANK(B408))))" style:apply-style-name="cf3" style:base-cell-address="7-12月_.B408"/>
      <style:map style:condition="is-true-formula(msoxl:AND(COUNTIF($B$408:$B$408, B408)&gt;1,NOT(ISBLANK(B408))))" style:apply-style-name="cf4" style:base-cell-address="7-12月_.B408"/>
      <style:map style:condition="is-true-formula(msoxl:AND(COUNTIF($B$408:$B$408, B408)&gt;1,NOT(ISBLANK(B408))))" style:apply-style-name="cf5" style:base-cell-address="7-12月_.B408"/>
    </style:style>
    <style:style style:name="ce19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09:$B$409, B409)&gt;1,NOT(ISBLANK(B409))))" style:apply-style-name="cf1" style:base-cell-address="7-12月_.B409"/>
      <style:map style:condition="is-true-formula(msoxl:AND(COUNTIF($B$409:$B$409, B409)&gt;1,NOT(ISBLANK(B409))))" style:apply-style-name="cf2" style:base-cell-address="7-12月_.B409"/>
      <style:map style:condition="is-true-formula(msoxl:AND(COUNTIF($B$409:$B$409, B409)&gt;1,NOT(ISBLANK(B409))))" style:apply-style-name="cf3" style:base-cell-address="7-12月_.B409"/>
      <style:map style:condition="is-true-formula(msoxl:AND(COUNTIF($B$409:$B$409, B409)&gt;1,NOT(ISBLANK(B409))))" style:apply-style-name="cf4" style:base-cell-address="7-12月_.B409"/>
      <style:map style:condition="is-true-formula(msoxl:AND(COUNTIF($B$409:$B$409, B409)&gt;1,NOT(ISBLANK(B409))))" style:apply-style-name="cf5" style:base-cell-address="7-12月_.B409"/>
    </style:style>
    <style:style style:name="ce19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0:$B$410, B410)&gt;1,NOT(ISBLANK(B410))))" style:apply-style-name="cf1" style:base-cell-address="7-12月_.B410"/>
      <style:map style:condition="is-true-formula(msoxl:AND(COUNTIF($B$410:$B$410, B410)&gt;1,NOT(ISBLANK(B410))))" style:apply-style-name="cf2" style:base-cell-address="7-12月_.B410"/>
      <style:map style:condition="is-true-formula(msoxl:AND(COUNTIF($B$410:$B$410, B410)&gt;1,NOT(ISBLANK(B410))))" style:apply-style-name="cf3" style:base-cell-address="7-12月_.B410"/>
      <style:map style:condition="is-true-formula(msoxl:AND(COUNTIF($B$410:$B$410, B410)&gt;1,NOT(ISBLANK(B410))))" style:apply-style-name="cf4" style:base-cell-address="7-12月_.B410"/>
      <style:map style:condition="is-true-formula(msoxl:AND(COUNTIF($B$410:$B$410, B410)&gt;1,NOT(ISBLANK(B410))))" style:apply-style-name="cf5" style:base-cell-address="7-12月_.B410"/>
    </style:style>
    <style:style style:name="ce19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1:$B$411, B411)&gt;1,NOT(ISBLANK(B411))))" style:apply-style-name="cf1" style:base-cell-address="7-12月_.B411"/>
      <style:map style:condition="is-true-formula(msoxl:AND(COUNTIF($B$411:$B$411, B411)&gt;1,NOT(ISBLANK(B411))))" style:apply-style-name="cf2" style:base-cell-address="7-12月_.B411"/>
      <style:map style:condition="is-true-formula(msoxl:AND(COUNTIF($B$411:$B$411, B411)&gt;1,NOT(ISBLANK(B411))))" style:apply-style-name="cf3" style:base-cell-address="7-12月_.B411"/>
      <style:map style:condition="is-true-formula(msoxl:AND(COUNTIF($B$411:$B$411, B411)&gt;1,NOT(ISBLANK(B411))))" style:apply-style-name="cf4" style:base-cell-address="7-12月_.B411"/>
      <style:map style:condition="is-true-formula(msoxl:AND(COUNTIF($B$411:$B$411, B411)&gt;1,NOT(ISBLANK(B411))))" style:apply-style-name="cf5" style:base-cell-address="7-12月_.B411"/>
    </style:style>
    <style:style style:name="ce19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2:$B$412, B412)&gt;1,NOT(ISBLANK(B412))))" style:apply-style-name="cf1" style:base-cell-address="7-12月_.B412"/>
      <style:map style:condition="is-true-formula(msoxl:AND(COUNTIF($B$412:$B$412, B412)&gt;1,NOT(ISBLANK(B412))))" style:apply-style-name="cf2" style:base-cell-address="7-12月_.B412"/>
      <style:map style:condition="is-true-formula(msoxl:AND(COUNTIF($B$412:$B$412, B412)&gt;1,NOT(ISBLANK(B412))))" style:apply-style-name="cf3" style:base-cell-address="7-12月_.B412"/>
      <style:map style:condition="is-true-formula(msoxl:AND(COUNTIF($B$412:$B$412, B412)&gt;1,NOT(ISBLANK(B412))))" style:apply-style-name="cf4" style:base-cell-address="7-12月_.B412"/>
      <style:map style:condition="is-true-formula(msoxl:AND(COUNTIF($B$412:$B$412, B412)&gt;1,NOT(ISBLANK(B412))))" style:apply-style-name="cf5" style:base-cell-address="7-12月_.B412"/>
    </style:style>
    <style:style style:name="ce19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3:$B$413, B413)&gt;1,NOT(ISBLANK(B413))))" style:apply-style-name="cf1" style:base-cell-address="7-12月_.B413"/>
      <style:map style:condition="is-true-formula(msoxl:AND(COUNTIF($B$413:$B$413, B413)&gt;1,NOT(ISBLANK(B413))))" style:apply-style-name="cf2" style:base-cell-address="7-12月_.B413"/>
      <style:map style:condition="is-true-formula(msoxl:AND(COUNTIF($B$413:$B$413, B413)&gt;1,NOT(ISBLANK(B413))))" style:apply-style-name="cf3" style:base-cell-address="7-12月_.B413"/>
      <style:map style:condition="is-true-formula(msoxl:AND(COUNTIF($B$413:$B$413, B413)&gt;1,NOT(ISBLANK(B413))))" style:apply-style-name="cf4" style:base-cell-address="7-12月_.B413"/>
      <style:map style:condition="is-true-formula(msoxl:AND(COUNTIF($B$413:$B$413, B413)&gt;1,NOT(ISBLANK(B413))))" style:apply-style-name="cf5" style:base-cell-address="7-12月_.B413"/>
    </style:style>
    <style:style style:name="ce19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4:$B$414, B414)&gt;1,NOT(ISBLANK(B414))))" style:apply-style-name="cf1" style:base-cell-address="7-12月_.B414"/>
      <style:map style:condition="is-true-formula(msoxl:AND(COUNTIF($B$414:$B$414, B414)&gt;1,NOT(ISBLANK(B414))))" style:apply-style-name="cf2" style:base-cell-address="7-12月_.B414"/>
      <style:map style:condition="is-true-formula(msoxl:AND(COUNTIF($B$414:$B$414, B414)&gt;1,NOT(ISBLANK(B414))))" style:apply-style-name="cf3" style:base-cell-address="7-12月_.B414"/>
      <style:map style:condition="is-true-formula(msoxl:AND(COUNTIF($B$414:$B$414, B414)&gt;1,NOT(ISBLANK(B414))))" style:apply-style-name="cf4" style:base-cell-address="7-12月_.B414"/>
      <style:map style:condition="is-true-formula(msoxl:AND(COUNTIF($B$414:$B$414, B414)&gt;1,NOT(ISBLANK(B414))))" style:apply-style-name="cf5" style:base-cell-address="7-12月_.B414"/>
    </style:style>
    <style:style style:name="ce19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5:$B$415, B415)&gt;1,NOT(ISBLANK(B415))))" style:apply-style-name="cf1" style:base-cell-address="7-12月_.B415"/>
      <style:map style:condition="is-true-formula(msoxl:AND(COUNTIF($B$415:$B$415, B415)&gt;1,NOT(ISBLANK(B415))))" style:apply-style-name="cf2" style:base-cell-address="7-12月_.B415"/>
      <style:map style:condition="is-true-formula(msoxl:AND(COUNTIF($B$415:$B$415, B415)&gt;1,NOT(ISBLANK(B415))))" style:apply-style-name="cf3" style:base-cell-address="7-12月_.B415"/>
      <style:map style:condition="is-true-formula(msoxl:AND(COUNTIF($B$415:$B$415, B415)&gt;1,NOT(ISBLANK(B415))))" style:apply-style-name="cf4" style:base-cell-address="7-12月_.B415"/>
      <style:map style:condition="is-true-formula(msoxl:AND(COUNTIF($B$415:$B$415, B415)&gt;1,NOT(ISBLANK(B415))))" style:apply-style-name="cf5" style:base-cell-address="7-12月_.B415"/>
    </style:style>
    <style:style style:name="ce19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6:$B$416, B416)&gt;1,NOT(ISBLANK(B416))))" style:apply-style-name="cf1" style:base-cell-address="7-12月_.B416"/>
      <style:map style:condition="is-true-formula(msoxl:AND(COUNTIF($B$416:$B$416, B416)&gt;1,NOT(ISBLANK(B416))))" style:apply-style-name="cf2" style:base-cell-address="7-12月_.B416"/>
      <style:map style:condition="is-true-formula(msoxl:AND(COUNTIF($B$416:$B$416, B416)&gt;1,NOT(ISBLANK(B416))))" style:apply-style-name="cf3" style:base-cell-address="7-12月_.B416"/>
      <style:map style:condition="is-true-formula(msoxl:AND(COUNTIF($B$416:$B$416, B416)&gt;1,NOT(ISBLANK(B416))))" style:apply-style-name="cf4" style:base-cell-address="7-12月_.B416"/>
      <style:map style:condition="is-true-formula(msoxl:AND(COUNTIF($B$416:$B$416, B416)&gt;1,NOT(ISBLANK(B416))))" style:apply-style-name="cf5" style:base-cell-address="7-12月_.B416"/>
    </style:style>
    <style:style style:name="ce19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7:$B$417, B417)&gt;1,NOT(ISBLANK(B417))))" style:apply-style-name="cf1" style:base-cell-address="7-12月_.B417"/>
      <style:map style:condition="is-true-formula(msoxl:AND(COUNTIF($B$417:$B$417, B417)&gt;1,NOT(ISBLANK(B417))))" style:apply-style-name="cf2" style:base-cell-address="7-12月_.B417"/>
      <style:map style:condition="is-true-formula(msoxl:AND(COUNTIF($B$417:$B$417, B417)&gt;1,NOT(ISBLANK(B417))))" style:apply-style-name="cf3" style:base-cell-address="7-12月_.B417"/>
      <style:map style:condition="is-true-formula(msoxl:AND(COUNTIF($B$417:$B$417, B417)&gt;1,NOT(ISBLANK(B417))))" style:apply-style-name="cf4" style:base-cell-address="7-12月_.B417"/>
      <style:map style:condition="is-true-formula(msoxl:AND(COUNTIF($B$417:$B$417, B417)&gt;1,NOT(ISBLANK(B417))))" style:apply-style-name="cf5" style:base-cell-address="7-12月_.B417"/>
    </style:style>
    <style:style style:name="ce19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8:$B$418, B418)&gt;1,NOT(ISBLANK(B418))))" style:apply-style-name="cf1" style:base-cell-address="7-12月_.B418"/>
      <style:map style:condition="is-true-formula(msoxl:AND(COUNTIF($B$418:$B$418, B418)&gt;1,NOT(ISBLANK(B418))))" style:apply-style-name="cf2" style:base-cell-address="7-12月_.B418"/>
      <style:map style:condition="is-true-formula(msoxl:AND(COUNTIF($B$418:$B$418, B418)&gt;1,NOT(ISBLANK(B418))))" style:apply-style-name="cf3" style:base-cell-address="7-12月_.B418"/>
      <style:map style:condition="is-true-formula(msoxl:AND(COUNTIF($B$418:$B$418, B418)&gt;1,NOT(ISBLANK(B418))))" style:apply-style-name="cf4" style:base-cell-address="7-12月_.B418"/>
      <style:map style:condition="is-true-formula(msoxl:AND(COUNTIF($B$418:$B$418, B418)&gt;1,NOT(ISBLANK(B418))))" style:apply-style-name="cf5" style:base-cell-address="7-12月_.B418"/>
    </style:style>
    <style:style style:name="ce20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19:$B$419, B419)&gt;1,NOT(ISBLANK(B419))))" style:apply-style-name="cf1" style:base-cell-address="7-12月_.B419"/>
      <style:map style:condition="is-true-formula(msoxl:AND(COUNTIF($B$419:$B$419, B419)&gt;1,NOT(ISBLANK(B419))))" style:apply-style-name="cf2" style:base-cell-address="7-12月_.B419"/>
      <style:map style:condition="is-true-formula(msoxl:AND(COUNTIF($B$419:$B$419, B419)&gt;1,NOT(ISBLANK(B419))))" style:apply-style-name="cf3" style:base-cell-address="7-12月_.B419"/>
      <style:map style:condition="is-true-formula(msoxl:AND(COUNTIF($B$419:$B$419, B419)&gt;1,NOT(ISBLANK(B419))))" style:apply-style-name="cf4" style:base-cell-address="7-12月_.B419"/>
      <style:map style:condition="is-true-formula(msoxl:AND(COUNTIF($B$419:$B$419, B419)&gt;1,NOT(ISBLANK(B419))))" style:apply-style-name="cf5" style:base-cell-address="7-12月_.B419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20:$B$420, B420)&gt;1,NOT(ISBLANK(B420))))" style:apply-style-name="cf1" style:base-cell-address="7-12月_.B420"/>
      <style:map style:condition="is-true-formula(msoxl:AND(COUNTIF($B$420:$B$420, B420)&gt;1,NOT(ISBLANK(B420))))" style:apply-style-name="cf2" style:base-cell-address="7-12月_.B420"/>
      <style:map style:condition="is-true-formula(msoxl:AND(COUNTIF($B$420:$B$420, B420)&gt;1,NOT(ISBLANK(B420))))" style:apply-style-name="cf3" style:base-cell-address="7-12月_.B420"/>
      <style:map style:condition="is-true-formula(msoxl:AND(COUNTIF($B$420:$B$420, B420)&gt;1,NOT(ISBLANK(B420))))" style:apply-style-name="cf4" style:base-cell-address="7-12月_.B420"/>
      <style:map style:condition="is-true-formula(msoxl:AND(COUNTIF($B$420:$B$420, B420)&gt;1,NOT(ISBLANK(B420))))" style:apply-style-name="cf5" style:base-cell-address="7-12月_.B420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24:$B$424, B424)&gt;1,NOT(ISBLANK(B424))))" style:apply-style-name="cf1" style:base-cell-address="7-12月_.B424"/>
      <style:map style:condition="is-true-formula(msoxl:AND(COUNTIF($B$424:$B$424, B424)&gt;1,NOT(ISBLANK(B424))))" style:apply-style-name="cf2" style:base-cell-address="7-12月_.B424"/>
      <style:map style:condition="is-true-formula(msoxl:AND(COUNTIF($B$424:$B$424, B424)&gt;1,NOT(ISBLANK(B424))))" style:apply-style-name="cf3" style:base-cell-address="7-12月_.B424"/>
      <style:map style:condition="is-true-formula(msoxl:AND(COUNTIF($B$424:$B$424, B424)&gt;1,NOT(ISBLANK(B424))))" style:apply-style-name="cf4" style:base-cell-address="7-12月_.B424"/>
      <style:map style:condition="is-true-formula(msoxl:AND(COUNTIF($B$424:$B$424, B424)&gt;1,NOT(ISBLANK(B424))))" style:apply-style-name="cf5" style:base-cell-address="7-12月_.B424"/>
    </style:style>
    <style:style style:name="ce20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26:$B$426, B426)&gt;1,NOT(ISBLANK(B426))))" style:apply-style-name="cf1" style:base-cell-address="7-12月_.B426"/>
      <style:map style:condition="is-true-formula(msoxl:AND(COUNTIF($B$426:$B$426, B426)&gt;1,NOT(ISBLANK(B426))))" style:apply-style-name="cf2" style:base-cell-address="7-12月_.B426"/>
      <style:map style:condition="is-true-formula(msoxl:AND(COUNTIF($B$426:$B$426, B426)&gt;1,NOT(ISBLANK(B426))))" style:apply-style-name="cf3" style:base-cell-address="7-12月_.B426"/>
      <style:map style:condition="is-true-formula(msoxl:AND(COUNTIF($B$426:$B$426, B426)&gt;1,NOT(ISBLANK(B426))))" style:apply-style-name="cf4" style:base-cell-address="7-12月_.B426"/>
      <style:map style:condition="is-true-formula(msoxl:AND(COUNTIF($B$426:$B$426, B426)&gt;1,NOT(ISBLANK(B426))))" style:apply-style-name="cf5" style:base-cell-address="7-12月_.B426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27:$B$427, B427)&gt;1,NOT(ISBLANK(B427))))" style:apply-style-name="cf1" style:base-cell-address="7-12月_.B427"/>
      <style:map style:condition="is-true-formula(msoxl:AND(COUNTIF($B$427:$B$427, B427)&gt;1,NOT(ISBLANK(B427))))" style:apply-style-name="cf2" style:base-cell-address="7-12月_.B427"/>
      <style:map style:condition="is-true-formula(msoxl:AND(COUNTIF($B$427:$B$427, B427)&gt;1,NOT(ISBLANK(B427))))" style:apply-style-name="cf3" style:base-cell-address="7-12月_.B427"/>
      <style:map style:condition="is-true-formula(msoxl:AND(COUNTIF($B$427:$B$427, B427)&gt;1,NOT(ISBLANK(B427))))" style:apply-style-name="cf4" style:base-cell-address="7-12月_.B427"/>
      <style:map style:condition="is-true-formula(msoxl:AND(COUNTIF($B$427:$B$427, B427)&gt;1,NOT(ISBLANK(B427))))" style:apply-style-name="cf5" style:base-cell-address="7-12月_.B427"/>
    </style:style>
    <style:style style:name="ce20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28:$B$428, B428)&gt;1,NOT(ISBLANK(B428))))" style:apply-style-name="cf1" style:base-cell-address="7-12月_.B428"/>
      <style:map style:condition="is-true-formula(msoxl:AND(COUNTIF($B$428:$B$428, B428)&gt;1,NOT(ISBLANK(B428))))" style:apply-style-name="cf2" style:base-cell-address="7-12月_.B428"/>
      <style:map style:condition="is-true-formula(msoxl:AND(COUNTIF($B$428:$B$428, B428)&gt;1,NOT(ISBLANK(B428))))" style:apply-style-name="cf3" style:base-cell-address="7-12月_.B428"/>
      <style:map style:condition="is-true-formula(msoxl:AND(COUNTIF($B$428:$B$428, B428)&gt;1,NOT(ISBLANK(B428))))" style:apply-style-name="cf4" style:base-cell-address="7-12月_.B428"/>
      <style:map style:condition="is-true-formula(msoxl:AND(COUNTIF($B$428:$B$428, B428)&gt;1,NOT(ISBLANK(B428))))" style:apply-style-name="cf5" style:base-cell-address="7-12月_.B428"/>
    </style:style>
    <style:style style:name="ce20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29:$B$429, B429)&gt;1,NOT(ISBLANK(B429))))" style:apply-style-name="cf1" style:base-cell-address="7-12月_.B429"/>
      <style:map style:condition="is-true-formula(msoxl:AND(COUNTIF($B$429:$B$429, B429)&gt;1,NOT(ISBLANK(B429))))" style:apply-style-name="cf2" style:base-cell-address="7-12月_.B429"/>
      <style:map style:condition="is-true-formula(msoxl:AND(COUNTIF($B$429:$B$429, B429)&gt;1,NOT(ISBLANK(B429))))" style:apply-style-name="cf3" style:base-cell-address="7-12月_.B429"/>
      <style:map style:condition="is-true-formula(msoxl:AND(COUNTIF($B$429:$B$429, B429)&gt;1,NOT(ISBLANK(B429))))" style:apply-style-name="cf4" style:base-cell-address="7-12月_.B429"/>
      <style:map style:condition="is-true-formula(msoxl:AND(COUNTIF($B$429:$B$429, B429)&gt;1,NOT(ISBLANK(B429))))" style:apply-style-name="cf5" style:base-cell-address="7-12月_.B429"/>
    </style:style>
    <style:style style:name="ce20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0:$B$430, B430)&gt;1,NOT(ISBLANK(B430))))" style:apply-style-name="cf1" style:base-cell-address="7-12月_.B430"/>
      <style:map style:condition="is-true-formula(msoxl:AND(COUNTIF($B$430:$B$430, B430)&gt;1,NOT(ISBLANK(B430))))" style:apply-style-name="cf2" style:base-cell-address="7-12月_.B430"/>
      <style:map style:condition="is-true-formula(msoxl:AND(COUNTIF($B$430:$B$430, B430)&gt;1,NOT(ISBLANK(B430))))" style:apply-style-name="cf3" style:base-cell-address="7-12月_.B430"/>
      <style:map style:condition="is-true-formula(msoxl:AND(COUNTIF($B$430:$B$430, B430)&gt;1,NOT(ISBLANK(B430))))" style:apply-style-name="cf4" style:base-cell-address="7-12月_.B430"/>
      <style:map style:condition="is-true-formula(msoxl:AND(COUNTIF($B$430:$B$430, B430)&gt;1,NOT(ISBLANK(B430))))" style:apply-style-name="cf5" style:base-cell-address="7-12月_.B430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1:$B$431, B431)&gt;1,NOT(ISBLANK(B431))))" style:apply-style-name="cf1" style:base-cell-address="7-12月_.B431"/>
      <style:map style:condition="is-true-formula(msoxl:AND(COUNTIF($B$431:$B$431, B431)&gt;1,NOT(ISBLANK(B431))))" style:apply-style-name="cf2" style:base-cell-address="7-12月_.B431"/>
      <style:map style:condition="is-true-formula(msoxl:AND(COUNTIF($B$431:$B$431, B431)&gt;1,NOT(ISBLANK(B431))))" style:apply-style-name="cf3" style:base-cell-address="7-12月_.B431"/>
      <style:map style:condition="is-true-formula(msoxl:AND(COUNTIF($B$431:$B$431, B431)&gt;1,NOT(ISBLANK(B431))))" style:apply-style-name="cf4" style:base-cell-address="7-12月_.B431"/>
      <style:map style:condition="is-true-formula(msoxl:AND(COUNTIF($B$431:$B$431, B431)&gt;1,NOT(ISBLANK(B431))))" style:apply-style-name="cf5" style:base-cell-address="7-12月_.B431"/>
    </style:style>
    <style:style style:name="ce20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2:$B$432, B432)&gt;1,NOT(ISBLANK(B432))))" style:apply-style-name="cf1" style:base-cell-address="7-12月_.B432"/>
      <style:map style:condition="is-true-formula(msoxl:AND(COUNTIF($B$432:$B$432, B432)&gt;1,NOT(ISBLANK(B432))))" style:apply-style-name="cf2" style:base-cell-address="7-12月_.B432"/>
      <style:map style:condition="is-true-formula(msoxl:AND(COUNTIF($B$432:$B$432, B432)&gt;1,NOT(ISBLANK(B432))))" style:apply-style-name="cf3" style:base-cell-address="7-12月_.B432"/>
      <style:map style:condition="is-true-formula(msoxl:AND(COUNTIF($B$432:$B$432, B432)&gt;1,NOT(ISBLANK(B432))))" style:apply-style-name="cf4" style:base-cell-address="7-12月_.B432"/>
      <style:map style:condition="is-true-formula(msoxl:AND(COUNTIF($B$432:$B$432, B432)&gt;1,NOT(ISBLANK(B432))))" style:apply-style-name="cf5" style:base-cell-address="7-12月_.B432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3:$B$433, B433)&gt;1,NOT(ISBLANK(B433))))" style:apply-style-name="cf1" style:base-cell-address="7-12月_.B433"/>
      <style:map style:condition="is-true-formula(msoxl:AND(COUNTIF($B$433:$B$433, B433)&gt;1,NOT(ISBLANK(B433))))" style:apply-style-name="cf2" style:base-cell-address="7-12月_.B433"/>
      <style:map style:condition="is-true-formula(msoxl:AND(COUNTIF($B$433:$B$433, B433)&gt;1,NOT(ISBLANK(B433))))" style:apply-style-name="cf3" style:base-cell-address="7-12月_.B433"/>
      <style:map style:condition="is-true-formula(msoxl:AND(COUNTIF($B$433:$B$433, B433)&gt;1,NOT(ISBLANK(B433))))" style:apply-style-name="cf4" style:base-cell-address="7-12月_.B433"/>
      <style:map style:condition="is-true-formula(msoxl:AND(COUNTIF($B$433:$B$433, B433)&gt;1,NOT(ISBLANK(B433))))" style:apply-style-name="cf5" style:base-cell-address="7-12月_.B433"/>
    </style:style>
    <style:style style:name="ce21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4:$B$434, B434)&gt;1,NOT(ISBLANK(B434))))" style:apply-style-name="cf1" style:base-cell-address="7-12月_.B434"/>
      <style:map style:condition="is-true-formula(msoxl:AND(COUNTIF($B$434:$B$434, B434)&gt;1,NOT(ISBLANK(B434))))" style:apply-style-name="cf2" style:base-cell-address="7-12月_.B434"/>
      <style:map style:condition="is-true-formula(msoxl:AND(COUNTIF($B$434:$B$434, B434)&gt;1,NOT(ISBLANK(B434))))" style:apply-style-name="cf3" style:base-cell-address="7-12月_.B434"/>
      <style:map style:condition="is-true-formula(msoxl:AND(COUNTIF($B$434:$B$434, B434)&gt;1,NOT(ISBLANK(B434))))" style:apply-style-name="cf4" style:base-cell-address="7-12月_.B434"/>
      <style:map style:condition="is-true-formula(msoxl:AND(COUNTIF($B$434:$B$434, B434)&gt;1,NOT(ISBLANK(B434))))" style:apply-style-name="cf5" style:base-cell-address="7-12月_.B434"/>
    </style:style>
    <style:style style:name="ce21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5:$B$435, B435)&gt;1,NOT(ISBLANK(B435))))" style:apply-style-name="cf1" style:base-cell-address="7-12月_.B435"/>
      <style:map style:condition="is-true-formula(msoxl:AND(COUNTIF($B$435:$B$435, B435)&gt;1,NOT(ISBLANK(B435))))" style:apply-style-name="cf2" style:base-cell-address="7-12月_.B435"/>
      <style:map style:condition="is-true-formula(msoxl:AND(COUNTIF($B$435:$B$435, B435)&gt;1,NOT(ISBLANK(B435))))" style:apply-style-name="cf3" style:base-cell-address="7-12月_.B435"/>
      <style:map style:condition="is-true-formula(msoxl:AND(COUNTIF($B$435:$B$435, B435)&gt;1,NOT(ISBLANK(B435))))" style:apply-style-name="cf4" style:base-cell-address="7-12月_.B435"/>
      <style:map style:condition="is-true-formula(msoxl:AND(COUNTIF($B$435:$B$435, B435)&gt;1,NOT(ISBLANK(B435))))" style:apply-style-name="cf5" style:base-cell-address="7-12月_.B435"/>
    </style:style>
    <style:style style:name="ce21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6:$B$436, B436)&gt;1,NOT(ISBLANK(B436))))" style:apply-style-name="cf1" style:base-cell-address="7-12月_.B436"/>
      <style:map style:condition="is-true-formula(msoxl:AND(COUNTIF($B$436:$B$436, B436)&gt;1,NOT(ISBLANK(B436))))" style:apply-style-name="cf2" style:base-cell-address="7-12月_.B436"/>
      <style:map style:condition="is-true-formula(msoxl:AND(COUNTIF($B$436:$B$436, B436)&gt;1,NOT(ISBLANK(B436))))" style:apply-style-name="cf3" style:base-cell-address="7-12月_.B436"/>
      <style:map style:condition="is-true-formula(msoxl:AND(COUNTIF($B$436:$B$436, B436)&gt;1,NOT(ISBLANK(B436))))" style:apply-style-name="cf4" style:base-cell-address="7-12月_.B436"/>
      <style:map style:condition="is-true-formula(msoxl:AND(COUNTIF($B$436:$B$436, B436)&gt;1,NOT(ISBLANK(B436))))" style:apply-style-name="cf5" style:base-cell-address="7-12月_.B436"/>
    </style:style>
    <style:style style:name="ce21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7:$B$437, B437)&gt;1,NOT(ISBLANK(B437))))" style:apply-style-name="cf1" style:base-cell-address="7-12月_.B437"/>
      <style:map style:condition="is-true-formula(msoxl:AND(COUNTIF($B$437:$B$437, B437)&gt;1,NOT(ISBLANK(B437))))" style:apply-style-name="cf2" style:base-cell-address="7-12月_.B437"/>
      <style:map style:condition="is-true-formula(msoxl:AND(COUNTIF($B$437:$B$437, B437)&gt;1,NOT(ISBLANK(B437))))" style:apply-style-name="cf3" style:base-cell-address="7-12月_.B437"/>
      <style:map style:condition="is-true-formula(msoxl:AND(COUNTIF($B$437:$B$437, B437)&gt;1,NOT(ISBLANK(B437))))" style:apply-style-name="cf4" style:base-cell-address="7-12月_.B437"/>
      <style:map style:condition="is-true-formula(msoxl:AND(COUNTIF($B$437:$B$437, B437)&gt;1,NOT(ISBLANK(B437))))" style:apply-style-name="cf5" style:base-cell-address="7-12月_.B437"/>
    </style:style>
    <style:style style:name="ce21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8:$B$438, B438)&gt;1,NOT(ISBLANK(B438))))" style:apply-style-name="cf1" style:base-cell-address="7-12月_.B438"/>
      <style:map style:condition="is-true-formula(msoxl:AND(COUNTIF($B$438:$B$438, B438)&gt;1,NOT(ISBLANK(B438))))" style:apply-style-name="cf2" style:base-cell-address="7-12月_.B438"/>
      <style:map style:condition="is-true-formula(msoxl:AND(COUNTIF($B$438:$B$438, B438)&gt;1,NOT(ISBLANK(B438))))" style:apply-style-name="cf3" style:base-cell-address="7-12月_.B438"/>
      <style:map style:condition="is-true-formula(msoxl:AND(COUNTIF($B$438:$B$438, B438)&gt;1,NOT(ISBLANK(B438))))" style:apply-style-name="cf4" style:base-cell-address="7-12月_.B438"/>
      <style:map style:condition="is-true-formula(msoxl:AND(COUNTIF($B$438:$B$438, B438)&gt;1,NOT(ISBLANK(B438))))" style:apply-style-name="cf5" style:base-cell-address="7-12月_.B438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39:$B$439, B439)&gt;1,NOT(ISBLANK(B439))))" style:apply-style-name="cf1" style:base-cell-address="7-12月_.B439"/>
      <style:map style:condition="is-true-formula(msoxl:AND(COUNTIF($B$439:$B$439, B439)&gt;1,NOT(ISBLANK(B439))))" style:apply-style-name="cf2" style:base-cell-address="7-12月_.B439"/>
      <style:map style:condition="is-true-formula(msoxl:AND(COUNTIF($B$439:$B$439, B439)&gt;1,NOT(ISBLANK(B439))))" style:apply-style-name="cf3" style:base-cell-address="7-12月_.B439"/>
      <style:map style:condition="is-true-formula(msoxl:AND(COUNTIF($B$439:$B$439, B439)&gt;1,NOT(ISBLANK(B439))))" style:apply-style-name="cf4" style:base-cell-address="7-12月_.B439"/>
      <style:map style:condition="is-true-formula(msoxl:AND(COUNTIF($B$439:$B$439, B439)&gt;1,NOT(ISBLANK(B439))))" style:apply-style-name="cf5" style:base-cell-address="7-12月_.B439"/>
    </style:style>
    <style:style style:name="ce21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0:$B$440, B440)&gt;1,NOT(ISBLANK(B440))))" style:apply-style-name="cf1" style:base-cell-address="7-12月_.B440"/>
      <style:map style:condition="is-true-formula(msoxl:AND(COUNTIF($B$440:$B$440, B440)&gt;1,NOT(ISBLANK(B440))))" style:apply-style-name="cf2" style:base-cell-address="7-12月_.B440"/>
      <style:map style:condition="is-true-formula(msoxl:AND(COUNTIF($B$440:$B$440, B440)&gt;1,NOT(ISBLANK(B440))))" style:apply-style-name="cf3" style:base-cell-address="7-12月_.B440"/>
      <style:map style:condition="is-true-formula(msoxl:AND(COUNTIF($B$440:$B$440, B440)&gt;1,NOT(ISBLANK(B440))))" style:apply-style-name="cf4" style:base-cell-address="7-12月_.B440"/>
      <style:map style:condition="is-true-formula(msoxl:AND(COUNTIF($B$440:$B$440, B440)&gt;1,NOT(ISBLANK(B440))))" style:apply-style-name="cf5" style:base-cell-address="7-12月_.B440"/>
    </style:style>
    <style:style style:name="ce21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1:$B$441, B441)&gt;1,NOT(ISBLANK(B441))))" style:apply-style-name="cf1" style:base-cell-address="7-12月_.B441"/>
      <style:map style:condition="is-true-formula(msoxl:AND(COUNTIF($B$441:$B$441, B441)&gt;1,NOT(ISBLANK(B441))))" style:apply-style-name="cf2" style:base-cell-address="7-12月_.B441"/>
      <style:map style:condition="is-true-formula(msoxl:AND(COUNTIF($B$441:$B$441, B441)&gt;1,NOT(ISBLANK(B441))))" style:apply-style-name="cf3" style:base-cell-address="7-12月_.B441"/>
      <style:map style:condition="is-true-formula(msoxl:AND(COUNTIF($B$441:$B$441, B441)&gt;1,NOT(ISBLANK(B441))))" style:apply-style-name="cf4" style:base-cell-address="7-12月_.B441"/>
      <style:map style:condition="is-true-formula(msoxl:AND(COUNTIF($B$441:$B$441, B441)&gt;1,NOT(ISBLANK(B441))))" style:apply-style-name="cf5" style:base-cell-address="7-12月_.B441"/>
    </style:style>
    <style:style style:name="ce21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2:$B$442, B442)&gt;1,NOT(ISBLANK(B442))))" style:apply-style-name="cf1" style:base-cell-address="7-12月_.B442"/>
      <style:map style:condition="is-true-formula(msoxl:AND(COUNTIF($B$442:$B$442, B442)&gt;1,NOT(ISBLANK(B442))))" style:apply-style-name="cf2" style:base-cell-address="7-12月_.B442"/>
      <style:map style:condition="is-true-formula(msoxl:AND(COUNTIF($B$442:$B$442, B442)&gt;1,NOT(ISBLANK(B442))))" style:apply-style-name="cf3" style:base-cell-address="7-12月_.B442"/>
      <style:map style:condition="is-true-formula(msoxl:AND(COUNTIF($B$442:$B$442, B442)&gt;1,NOT(ISBLANK(B442))))" style:apply-style-name="cf4" style:base-cell-address="7-12月_.B442"/>
      <style:map style:condition="is-true-formula(msoxl:AND(COUNTIF($B$442:$B$442, B442)&gt;1,NOT(ISBLANK(B442))))" style:apply-style-name="cf5" style:base-cell-address="7-12月_.B442"/>
    </style:style>
    <style:style style:name="ce22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3:$B$443, B443)&gt;1,NOT(ISBLANK(B443))))" style:apply-style-name="cf1" style:base-cell-address="7-12月_.B443"/>
      <style:map style:condition="is-true-formula(msoxl:AND(COUNTIF($B$443:$B$443, B443)&gt;1,NOT(ISBLANK(B443))))" style:apply-style-name="cf2" style:base-cell-address="7-12月_.B443"/>
      <style:map style:condition="is-true-formula(msoxl:AND(COUNTIF($B$443:$B$443, B443)&gt;1,NOT(ISBLANK(B443))))" style:apply-style-name="cf3" style:base-cell-address="7-12月_.B443"/>
      <style:map style:condition="is-true-formula(msoxl:AND(COUNTIF($B$443:$B$443, B443)&gt;1,NOT(ISBLANK(B443))))" style:apply-style-name="cf4" style:base-cell-address="7-12月_.B443"/>
      <style:map style:condition="is-true-formula(msoxl:AND(COUNTIF($B$443:$B$443, B443)&gt;1,NOT(ISBLANK(B443))))" style:apply-style-name="cf5" style:base-cell-address="7-12月_.B443"/>
    </style:style>
    <style:style style:name="ce22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4:$B$444, B444)&gt;1,NOT(ISBLANK(B444))))" style:apply-style-name="cf1" style:base-cell-address="7-12月_.B444"/>
      <style:map style:condition="is-true-formula(msoxl:AND(COUNTIF($B$444:$B$444, B444)&gt;1,NOT(ISBLANK(B444))))" style:apply-style-name="cf2" style:base-cell-address="7-12月_.B444"/>
      <style:map style:condition="is-true-formula(msoxl:AND(COUNTIF($B$444:$B$444, B444)&gt;1,NOT(ISBLANK(B444))))" style:apply-style-name="cf3" style:base-cell-address="7-12月_.B444"/>
      <style:map style:condition="is-true-formula(msoxl:AND(COUNTIF($B$444:$B$444, B444)&gt;1,NOT(ISBLANK(B444))))" style:apply-style-name="cf4" style:base-cell-address="7-12月_.B444"/>
      <style:map style:condition="is-true-formula(msoxl:AND(COUNTIF($B$444:$B$444, B444)&gt;1,NOT(ISBLANK(B444))))" style:apply-style-name="cf5" style:base-cell-address="7-12月_.B444"/>
    </style:style>
    <style:style style:name="ce22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5:$B$445, B445)&gt;1,NOT(ISBLANK(B445))))" style:apply-style-name="cf1" style:base-cell-address="7-12月_.B445"/>
      <style:map style:condition="is-true-formula(msoxl:AND(COUNTIF($B$445:$B$445, B445)&gt;1,NOT(ISBLANK(B445))))" style:apply-style-name="cf2" style:base-cell-address="7-12月_.B445"/>
      <style:map style:condition="is-true-formula(msoxl:AND(COUNTIF($B$445:$B$445, B445)&gt;1,NOT(ISBLANK(B445))))" style:apply-style-name="cf3" style:base-cell-address="7-12月_.B445"/>
      <style:map style:condition="is-true-formula(msoxl:AND(COUNTIF($B$445:$B$445, B445)&gt;1,NOT(ISBLANK(B445))))" style:apply-style-name="cf4" style:base-cell-address="7-12月_.B445"/>
      <style:map style:condition="is-true-formula(msoxl:AND(COUNTIF($B$445:$B$445, B445)&gt;1,NOT(ISBLANK(B445))))" style:apply-style-name="cf5" style:base-cell-address="7-12月_.B445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6:$B$446, B446)&gt;1,NOT(ISBLANK(B446))))" style:apply-style-name="cf1" style:base-cell-address="7-12月_.B446"/>
      <style:map style:condition="is-true-formula(msoxl:AND(COUNTIF($B$446:$B$446, B446)&gt;1,NOT(ISBLANK(B446))))" style:apply-style-name="cf2" style:base-cell-address="7-12月_.B446"/>
      <style:map style:condition="is-true-formula(msoxl:AND(COUNTIF($B$446:$B$446, B446)&gt;1,NOT(ISBLANK(B446))))" style:apply-style-name="cf3" style:base-cell-address="7-12月_.B446"/>
      <style:map style:condition="is-true-formula(msoxl:AND(COUNTIF($B$446:$B$446, B446)&gt;1,NOT(ISBLANK(B446))))" style:apply-style-name="cf4" style:base-cell-address="7-12月_.B446"/>
      <style:map style:condition="is-true-formula(msoxl:AND(COUNTIF($B$446:$B$446, B446)&gt;1,NOT(ISBLANK(B446))))" style:apply-style-name="cf5" style:base-cell-address="7-12月_.B446"/>
    </style:style>
    <style:style style:name="ce22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7:$B$447, B447)&gt;1,NOT(ISBLANK(B447))))" style:apply-style-name="cf1" style:base-cell-address="7-12月_.B447"/>
      <style:map style:condition="is-true-formula(msoxl:AND(COUNTIF($B$447:$B$447, B447)&gt;1,NOT(ISBLANK(B447))))" style:apply-style-name="cf2" style:base-cell-address="7-12月_.B447"/>
      <style:map style:condition="is-true-formula(msoxl:AND(COUNTIF($B$447:$B$447, B447)&gt;1,NOT(ISBLANK(B447))))" style:apply-style-name="cf3" style:base-cell-address="7-12月_.B447"/>
      <style:map style:condition="is-true-formula(msoxl:AND(COUNTIF($B$447:$B$447, B447)&gt;1,NOT(ISBLANK(B447))))" style:apply-style-name="cf4" style:base-cell-address="7-12月_.B447"/>
      <style:map style:condition="is-true-formula(msoxl:AND(COUNTIF($B$447:$B$447, B447)&gt;1,NOT(ISBLANK(B447))))" style:apply-style-name="cf5" style:base-cell-address="7-12月_.B447"/>
    </style:style>
    <style:style style:name="ce22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49:$B$449, B449)&gt;1,NOT(ISBLANK(B449))))" style:apply-style-name="cf1" style:base-cell-address="7-12月_.B449"/>
      <style:map style:condition="is-true-formula(msoxl:AND(COUNTIF($B$449:$B$449, B449)&gt;1,NOT(ISBLANK(B449))))" style:apply-style-name="cf2" style:base-cell-address="7-12月_.B449"/>
      <style:map style:condition="is-true-formula(msoxl:AND(COUNTIF($B$449:$B$449, B449)&gt;1,NOT(ISBLANK(B449))))" style:apply-style-name="cf3" style:base-cell-address="7-12月_.B449"/>
      <style:map style:condition="is-true-formula(msoxl:AND(COUNTIF($B$449:$B$449, B449)&gt;1,NOT(ISBLANK(B449))))" style:apply-style-name="cf4" style:base-cell-address="7-12月_.B449"/>
      <style:map style:condition="is-true-formula(msoxl:AND(COUNTIF($B$449:$B$449, B449)&gt;1,NOT(ISBLANK(B449))))" style:apply-style-name="cf5" style:base-cell-address="7-12月_.B449"/>
    </style:style>
    <style:style style:name="ce22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0:$B$450, B450)&gt;1,NOT(ISBLANK(B450))))" style:apply-style-name="cf1" style:base-cell-address="7-12月_.B450"/>
      <style:map style:condition="is-true-formula(msoxl:AND(COUNTIF($B$450:$B$450, B450)&gt;1,NOT(ISBLANK(B450))))" style:apply-style-name="cf2" style:base-cell-address="7-12月_.B450"/>
      <style:map style:condition="is-true-formula(msoxl:AND(COUNTIF($B$450:$B$450, B450)&gt;1,NOT(ISBLANK(B450))))" style:apply-style-name="cf3" style:base-cell-address="7-12月_.B450"/>
      <style:map style:condition="is-true-formula(msoxl:AND(COUNTIF($B$450:$B$450, B450)&gt;1,NOT(ISBLANK(B450))))" style:apply-style-name="cf4" style:base-cell-address="7-12月_.B450"/>
      <style:map style:condition="is-true-formula(msoxl:AND(COUNTIF($B$450:$B$450, B450)&gt;1,NOT(ISBLANK(B450))))" style:apply-style-name="cf5" style:base-cell-address="7-12月_.B450"/>
    </style:style>
    <style:style style:name="ce22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1:$B$451, B451)&gt;1,NOT(ISBLANK(B451))))" style:apply-style-name="cf1" style:base-cell-address="7-12月_.B451"/>
      <style:map style:condition="is-true-formula(msoxl:AND(COUNTIF($B$451:$B$451, B451)&gt;1,NOT(ISBLANK(B451))))" style:apply-style-name="cf2" style:base-cell-address="7-12月_.B451"/>
      <style:map style:condition="is-true-formula(msoxl:AND(COUNTIF($B$451:$B$451, B451)&gt;1,NOT(ISBLANK(B451))))" style:apply-style-name="cf3" style:base-cell-address="7-12月_.B451"/>
      <style:map style:condition="is-true-formula(msoxl:AND(COUNTIF($B$451:$B$451, B451)&gt;1,NOT(ISBLANK(B451))))" style:apply-style-name="cf4" style:base-cell-address="7-12月_.B451"/>
      <style:map style:condition="is-true-formula(msoxl:AND(COUNTIF($B$451:$B$451, B451)&gt;1,NOT(ISBLANK(B451))))" style:apply-style-name="cf5" style:base-cell-address="7-12月_.B451"/>
    </style:style>
    <style:style style:name="ce22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2:$B$452, B452)&gt;1,NOT(ISBLANK(B452))))" style:apply-style-name="cf1" style:base-cell-address="7-12月_.B452"/>
      <style:map style:condition="is-true-formula(msoxl:AND(COUNTIF($B$452:$B$452, B452)&gt;1,NOT(ISBLANK(B452))))" style:apply-style-name="cf2" style:base-cell-address="7-12月_.B452"/>
      <style:map style:condition="is-true-formula(msoxl:AND(COUNTIF($B$452:$B$452, B452)&gt;1,NOT(ISBLANK(B452))))" style:apply-style-name="cf3" style:base-cell-address="7-12月_.B452"/>
      <style:map style:condition="is-true-formula(msoxl:AND(COUNTIF($B$452:$B$452, B452)&gt;1,NOT(ISBLANK(B452))))" style:apply-style-name="cf4" style:base-cell-address="7-12月_.B452"/>
      <style:map style:condition="is-true-formula(msoxl:AND(COUNTIF($B$452:$B$452, B452)&gt;1,NOT(ISBLANK(B452))))" style:apply-style-name="cf5" style:base-cell-address="7-12月_.B452"/>
    </style:style>
    <style:style style:name="ce22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3:$B$453, B453)&gt;1,NOT(ISBLANK(B453))))" style:apply-style-name="cf1" style:base-cell-address="7-12月_.B453"/>
      <style:map style:condition="is-true-formula(msoxl:AND(COUNTIF($B$453:$B$453, B453)&gt;1,NOT(ISBLANK(B453))))" style:apply-style-name="cf2" style:base-cell-address="7-12月_.B453"/>
      <style:map style:condition="is-true-formula(msoxl:AND(COUNTIF($B$453:$B$453, B453)&gt;1,NOT(ISBLANK(B453))))" style:apply-style-name="cf3" style:base-cell-address="7-12月_.B453"/>
      <style:map style:condition="is-true-formula(msoxl:AND(COUNTIF($B$453:$B$453, B453)&gt;1,NOT(ISBLANK(B453))))" style:apply-style-name="cf4" style:base-cell-address="7-12月_.B453"/>
      <style:map style:condition="is-true-formula(msoxl:AND(COUNTIF($B$453:$B$453, B453)&gt;1,NOT(ISBLANK(B453))))" style:apply-style-name="cf5" style:base-cell-address="7-12月_.B453"/>
    </style:style>
    <style:style style:name="ce23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4:$B$454, B454)&gt;1,NOT(ISBLANK(B454))))" style:apply-style-name="cf1" style:base-cell-address="7-12月_.B454"/>
      <style:map style:condition="is-true-formula(msoxl:AND(COUNTIF($B$454:$B$454, B454)&gt;1,NOT(ISBLANK(B454))))" style:apply-style-name="cf2" style:base-cell-address="7-12月_.B454"/>
      <style:map style:condition="is-true-formula(msoxl:AND(COUNTIF($B$454:$B$454, B454)&gt;1,NOT(ISBLANK(B454))))" style:apply-style-name="cf3" style:base-cell-address="7-12月_.B454"/>
      <style:map style:condition="is-true-formula(msoxl:AND(COUNTIF($B$454:$B$454, B454)&gt;1,NOT(ISBLANK(B454))))" style:apply-style-name="cf4" style:base-cell-address="7-12月_.B454"/>
      <style:map style:condition="is-true-formula(msoxl:AND(COUNTIF($B$454:$B$454, B454)&gt;1,NOT(ISBLANK(B454))))" style:apply-style-name="cf5" style:base-cell-address="7-12月_.B454"/>
    </style:style>
    <style:style style:name="ce23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5:$B$455, B455)&gt;1,NOT(ISBLANK(B455))))" style:apply-style-name="cf1" style:base-cell-address="7-12月_.B455"/>
      <style:map style:condition="is-true-formula(msoxl:AND(COUNTIF($B$455:$B$455, B455)&gt;1,NOT(ISBLANK(B455))))" style:apply-style-name="cf2" style:base-cell-address="7-12月_.B455"/>
      <style:map style:condition="is-true-formula(msoxl:AND(COUNTIF($B$455:$B$455, B455)&gt;1,NOT(ISBLANK(B455))))" style:apply-style-name="cf3" style:base-cell-address="7-12月_.B455"/>
      <style:map style:condition="is-true-formula(msoxl:AND(COUNTIF($B$455:$B$455, B455)&gt;1,NOT(ISBLANK(B455))))" style:apply-style-name="cf4" style:base-cell-address="7-12月_.B455"/>
      <style:map style:condition="is-true-formula(msoxl:AND(COUNTIF($B$455:$B$455, B455)&gt;1,NOT(ISBLANK(B455))))" style:apply-style-name="cf5" style:base-cell-address="7-12月_.B455"/>
    </style:style>
    <style:style style:name="ce23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6:$B$456, B456)&gt;1,NOT(ISBLANK(B456))))" style:apply-style-name="cf1" style:base-cell-address="7-12月_.B456"/>
      <style:map style:condition="is-true-formula(msoxl:AND(COUNTIF($B$456:$B$456, B456)&gt;1,NOT(ISBLANK(B456))))" style:apply-style-name="cf2" style:base-cell-address="7-12月_.B456"/>
      <style:map style:condition="is-true-formula(msoxl:AND(COUNTIF($B$456:$B$456, B456)&gt;1,NOT(ISBLANK(B456))))" style:apply-style-name="cf3" style:base-cell-address="7-12月_.B456"/>
      <style:map style:condition="is-true-formula(msoxl:AND(COUNTIF($B$456:$B$456, B456)&gt;1,NOT(ISBLANK(B456))))" style:apply-style-name="cf4" style:base-cell-address="7-12月_.B456"/>
      <style:map style:condition="is-true-formula(msoxl:AND(COUNTIF($B$456:$B$456, B456)&gt;1,NOT(ISBLANK(B456))))" style:apply-style-name="cf5" style:base-cell-address="7-12月_.B456"/>
    </style:style>
    <style:style style:name="ce23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7:$B$457, B457)&gt;1,NOT(ISBLANK(B457))))" style:apply-style-name="cf1" style:base-cell-address="7-12月_.B457"/>
      <style:map style:condition="is-true-formula(msoxl:AND(COUNTIF($B$457:$B$457, B457)&gt;1,NOT(ISBLANK(B457))))" style:apply-style-name="cf2" style:base-cell-address="7-12月_.B457"/>
      <style:map style:condition="is-true-formula(msoxl:AND(COUNTIF($B$457:$B$457, B457)&gt;1,NOT(ISBLANK(B457))))" style:apply-style-name="cf3" style:base-cell-address="7-12月_.B457"/>
      <style:map style:condition="is-true-formula(msoxl:AND(COUNTIF($B$457:$B$457, B457)&gt;1,NOT(ISBLANK(B457))))" style:apply-style-name="cf4" style:base-cell-address="7-12月_.B457"/>
      <style:map style:condition="is-true-formula(msoxl:AND(COUNTIF($B$457:$B$457, B457)&gt;1,NOT(ISBLANK(B457))))" style:apply-style-name="cf5" style:base-cell-address="7-12月_.B457"/>
    </style:style>
    <style:style style:name="ce23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8:$B$458, B458)&gt;1,NOT(ISBLANK(B458))))" style:apply-style-name="cf1" style:base-cell-address="7-12月_.B458"/>
      <style:map style:condition="is-true-formula(msoxl:AND(COUNTIF($B$458:$B$458, B458)&gt;1,NOT(ISBLANK(B458))))" style:apply-style-name="cf2" style:base-cell-address="7-12月_.B458"/>
      <style:map style:condition="is-true-formula(msoxl:AND(COUNTIF($B$458:$B$458, B458)&gt;1,NOT(ISBLANK(B458))))" style:apply-style-name="cf3" style:base-cell-address="7-12月_.B458"/>
      <style:map style:condition="is-true-formula(msoxl:AND(COUNTIF($B$458:$B$458, B458)&gt;1,NOT(ISBLANK(B458))))" style:apply-style-name="cf4" style:base-cell-address="7-12月_.B458"/>
      <style:map style:condition="is-true-formula(msoxl:AND(COUNTIF($B$458:$B$458, B458)&gt;1,NOT(ISBLANK(B458))))" style:apply-style-name="cf5" style:base-cell-address="7-12月_.B458"/>
    </style:style>
    <style:style style:name="ce23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59:$B$459, B459)&gt;1,NOT(ISBLANK(B459))))" style:apply-style-name="cf1" style:base-cell-address="7-12月_.B459"/>
      <style:map style:condition="is-true-formula(msoxl:AND(COUNTIF($B$459:$B$459, B459)&gt;1,NOT(ISBLANK(B459))))" style:apply-style-name="cf2" style:base-cell-address="7-12月_.B459"/>
      <style:map style:condition="is-true-formula(msoxl:AND(COUNTIF($B$459:$B$459, B459)&gt;1,NOT(ISBLANK(B459))))" style:apply-style-name="cf3" style:base-cell-address="7-12月_.B459"/>
      <style:map style:condition="is-true-formula(msoxl:AND(COUNTIF($B$459:$B$459, B459)&gt;1,NOT(ISBLANK(B459))))" style:apply-style-name="cf4" style:base-cell-address="7-12月_.B459"/>
      <style:map style:condition="is-true-formula(msoxl:AND(COUNTIF($B$459:$B$459, B459)&gt;1,NOT(ISBLANK(B459))))" style:apply-style-name="cf5" style:base-cell-address="7-12月_.B459"/>
    </style:style>
    <style:style style:name="ce23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0:$B$460, B460)&gt;1,NOT(ISBLANK(B460))))" style:apply-style-name="cf1" style:base-cell-address="7-12月_.B460"/>
      <style:map style:condition="is-true-formula(msoxl:AND(COUNTIF($B$460:$B$460, B460)&gt;1,NOT(ISBLANK(B460))))" style:apply-style-name="cf2" style:base-cell-address="7-12月_.B460"/>
      <style:map style:condition="is-true-formula(msoxl:AND(COUNTIF($B$460:$B$460, B460)&gt;1,NOT(ISBLANK(B460))))" style:apply-style-name="cf3" style:base-cell-address="7-12月_.B460"/>
      <style:map style:condition="is-true-formula(msoxl:AND(COUNTIF($B$460:$B$460, B460)&gt;1,NOT(ISBLANK(B460))))" style:apply-style-name="cf4" style:base-cell-address="7-12月_.B460"/>
      <style:map style:condition="is-true-formula(msoxl:AND(COUNTIF($B$460:$B$460, B460)&gt;1,NOT(ISBLANK(B460))))" style:apply-style-name="cf5" style:base-cell-address="7-12月_.B460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1:$B$461, B461)&gt;1,NOT(ISBLANK(B461))))" style:apply-style-name="cf1" style:base-cell-address="7-12月_.B461"/>
      <style:map style:condition="is-true-formula(msoxl:AND(COUNTIF($B$461:$B$461, B461)&gt;1,NOT(ISBLANK(B461))))" style:apply-style-name="cf2" style:base-cell-address="7-12月_.B461"/>
      <style:map style:condition="is-true-formula(msoxl:AND(COUNTIF($B$461:$B$461, B461)&gt;1,NOT(ISBLANK(B461))))" style:apply-style-name="cf3" style:base-cell-address="7-12月_.B461"/>
      <style:map style:condition="is-true-formula(msoxl:AND(COUNTIF($B$461:$B$461, B461)&gt;1,NOT(ISBLANK(B461))))" style:apply-style-name="cf4" style:base-cell-address="7-12月_.B461"/>
      <style:map style:condition="is-true-formula(msoxl:AND(COUNTIF($B$461:$B$461, B461)&gt;1,NOT(ISBLANK(B461))))" style:apply-style-name="cf5" style:base-cell-address="7-12月_.B461"/>
    </style:style>
    <style:style style:name="ce23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2:$B$462, B462)&gt;1,NOT(ISBLANK(B462))))" style:apply-style-name="cf1" style:base-cell-address="7-12月_.B462"/>
      <style:map style:condition="is-true-formula(msoxl:AND(COUNTIF($B$462:$B$462, B462)&gt;1,NOT(ISBLANK(B462))))" style:apply-style-name="cf2" style:base-cell-address="7-12月_.B462"/>
      <style:map style:condition="is-true-formula(msoxl:AND(COUNTIF($B$462:$B$462, B462)&gt;1,NOT(ISBLANK(B462))))" style:apply-style-name="cf3" style:base-cell-address="7-12月_.B462"/>
      <style:map style:condition="is-true-formula(msoxl:AND(COUNTIF($B$462:$B$462, B462)&gt;1,NOT(ISBLANK(B462))))" style:apply-style-name="cf4" style:base-cell-address="7-12月_.B462"/>
      <style:map style:condition="is-true-formula(msoxl:AND(COUNTIF($B$462:$B$462, B462)&gt;1,NOT(ISBLANK(B462))))" style:apply-style-name="cf5" style:base-cell-address="7-12月_.B462"/>
    </style:style>
    <style:style style:name="ce23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3:$B$463, B463)&gt;1,NOT(ISBLANK(B463))))" style:apply-style-name="cf1" style:base-cell-address="7-12月_.B463"/>
      <style:map style:condition="is-true-formula(msoxl:AND(COUNTIF($B$463:$B$463, B463)&gt;1,NOT(ISBLANK(B463))))" style:apply-style-name="cf2" style:base-cell-address="7-12月_.B463"/>
      <style:map style:condition="is-true-formula(msoxl:AND(COUNTIF($B$463:$B$463, B463)&gt;1,NOT(ISBLANK(B463))))" style:apply-style-name="cf3" style:base-cell-address="7-12月_.B463"/>
      <style:map style:condition="is-true-formula(msoxl:AND(COUNTIF($B$463:$B$463, B463)&gt;1,NOT(ISBLANK(B463))))" style:apply-style-name="cf4" style:base-cell-address="7-12月_.B463"/>
      <style:map style:condition="is-true-formula(msoxl:AND(COUNTIF($B$463:$B$463, B463)&gt;1,NOT(ISBLANK(B463))))" style:apply-style-name="cf5" style:base-cell-address="7-12月_.B463"/>
    </style:style>
    <style:style style:name="ce24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4:$B$464, B464)&gt;1,NOT(ISBLANK(B464))))" style:apply-style-name="cf1" style:base-cell-address="7-12月_.B464"/>
      <style:map style:condition="is-true-formula(msoxl:AND(COUNTIF($B$464:$B$464, B464)&gt;1,NOT(ISBLANK(B464))))" style:apply-style-name="cf2" style:base-cell-address="7-12月_.B464"/>
      <style:map style:condition="is-true-formula(msoxl:AND(COUNTIF($B$464:$B$464, B464)&gt;1,NOT(ISBLANK(B464))))" style:apply-style-name="cf3" style:base-cell-address="7-12月_.B464"/>
      <style:map style:condition="is-true-formula(msoxl:AND(COUNTIF($B$464:$B$464, B464)&gt;1,NOT(ISBLANK(B464))))" style:apply-style-name="cf4" style:base-cell-address="7-12月_.B464"/>
      <style:map style:condition="is-true-formula(msoxl:AND(COUNTIF($B$464:$B$464, B464)&gt;1,NOT(ISBLANK(B464))))" style:apply-style-name="cf5" style:base-cell-address="7-12月_.B464"/>
    </style:style>
    <style:style style:name="ce24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5:$B$465, B465)&gt;1,NOT(ISBLANK(B465))))" style:apply-style-name="cf1" style:base-cell-address="7-12月_.B465"/>
      <style:map style:condition="is-true-formula(msoxl:AND(COUNTIF($B$465:$B$465, B465)&gt;1,NOT(ISBLANK(B465))))" style:apply-style-name="cf2" style:base-cell-address="7-12月_.B465"/>
      <style:map style:condition="is-true-formula(msoxl:AND(COUNTIF($B$465:$B$465, B465)&gt;1,NOT(ISBLANK(B465))))" style:apply-style-name="cf3" style:base-cell-address="7-12月_.B465"/>
      <style:map style:condition="is-true-formula(msoxl:AND(COUNTIF($B$465:$B$465, B465)&gt;1,NOT(ISBLANK(B465))))" style:apply-style-name="cf4" style:base-cell-address="7-12月_.B465"/>
      <style:map style:condition="is-true-formula(msoxl:AND(COUNTIF($B$465:$B$465, B465)&gt;1,NOT(ISBLANK(B465))))" style:apply-style-name="cf5" style:base-cell-address="7-12月_.B465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6:$B$466, B466)&gt;1,NOT(ISBLANK(B466))))" style:apply-style-name="cf1" style:base-cell-address="7-12月_.B466"/>
      <style:map style:condition="is-true-formula(msoxl:AND(COUNTIF($B$466:$B$466, B466)&gt;1,NOT(ISBLANK(B466))))" style:apply-style-name="cf2" style:base-cell-address="7-12月_.B466"/>
      <style:map style:condition="is-true-formula(msoxl:AND(COUNTIF($B$466:$B$466, B466)&gt;1,NOT(ISBLANK(B466))))" style:apply-style-name="cf3" style:base-cell-address="7-12月_.B466"/>
      <style:map style:condition="is-true-formula(msoxl:AND(COUNTIF($B$466:$B$466, B466)&gt;1,NOT(ISBLANK(B466))))" style:apply-style-name="cf4" style:base-cell-address="7-12月_.B466"/>
      <style:map style:condition="is-true-formula(msoxl:AND(COUNTIF($B$466:$B$466, B466)&gt;1,NOT(ISBLANK(B466))))" style:apply-style-name="cf5" style:base-cell-address="7-12月_.B466"/>
    </style:style>
    <style:style style:name="ce24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7:$B$467, B467)&gt;1,NOT(ISBLANK(B467))))" style:apply-style-name="cf1" style:base-cell-address="7-12月_.B467"/>
      <style:map style:condition="is-true-formula(msoxl:AND(COUNTIF($B$467:$B$467, B467)&gt;1,NOT(ISBLANK(B467))))" style:apply-style-name="cf2" style:base-cell-address="7-12月_.B467"/>
      <style:map style:condition="is-true-formula(msoxl:AND(COUNTIF($B$467:$B$467, B467)&gt;1,NOT(ISBLANK(B467))))" style:apply-style-name="cf3" style:base-cell-address="7-12月_.B467"/>
      <style:map style:condition="is-true-formula(msoxl:AND(COUNTIF($B$467:$B$467, B467)&gt;1,NOT(ISBLANK(B467))))" style:apply-style-name="cf4" style:base-cell-address="7-12月_.B467"/>
      <style:map style:condition="is-true-formula(msoxl:AND(COUNTIF($B$467:$B$467, B467)&gt;1,NOT(ISBLANK(B467))))" style:apply-style-name="cf5" style:base-cell-address="7-12月_.B467"/>
    </style:style>
    <style:style style:name="ce24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8:$B$468, B468)&gt;1,NOT(ISBLANK(B468))))" style:apply-style-name="cf1" style:base-cell-address="7-12月_.B468"/>
      <style:map style:condition="is-true-formula(msoxl:AND(COUNTIF($B$468:$B$468, B468)&gt;1,NOT(ISBLANK(B468))))" style:apply-style-name="cf2" style:base-cell-address="7-12月_.B468"/>
      <style:map style:condition="is-true-formula(msoxl:AND(COUNTIF($B$468:$B$468, B468)&gt;1,NOT(ISBLANK(B468))))" style:apply-style-name="cf3" style:base-cell-address="7-12月_.B468"/>
      <style:map style:condition="is-true-formula(msoxl:AND(COUNTIF($B$468:$B$468, B468)&gt;1,NOT(ISBLANK(B468))))" style:apply-style-name="cf4" style:base-cell-address="7-12月_.B468"/>
      <style:map style:condition="is-true-formula(msoxl:AND(COUNTIF($B$468:$B$468, B468)&gt;1,NOT(ISBLANK(B468))))" style:apply-style-name="cf5" style:base-cell-address="7-12月_.B468"/>
    </style:style>
    <style:style style:name="ce24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69:$B$469, B469)&gt;1,NOT(ISBLANK(B469))))" style:apply-style-name="cf1" style:base-cell-address="7-12月_.B469"/>
      <style:map style:condition="is-true-formula(msoxl:AND(COUNTIF($B$469:$B$469, B469)&gt;1,NOT(ISBLANK(B469))))" style:apply-style-name="cf2" style:base-cell-address="7-12月_.B469"/>
      <style:map style:condition="is-true-formula(msoxl:AND(COUNTIF($B$469:$B$469, B469)&gt;1,NOT(ISBLANK(B469))))" style:apply-style-name="cf3" style:base-cell-address="7-12月_.B469"/>
      <style:map style:condition="is-true-formula(msoxl:AND(COUNTIF($B$469:$B$469, B469)&gt;1,NOT(ISBLANK(B469))))" style:apply-style-name="cf4" style:base-cell-address="7-12月_.B469"/>
      <style:map style:condition="is-true-formula(msoxl:AND(COUNTIF($B$469:$B$469, B469)&gt;1,NOT(ISBLANK(B469))))" style:apply-style-name="cf5" style:base-cell-address="7-12月_.B469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0:$B$470, B470)&gt;1,NOT(ISBLANK(B470))))" style:apply-style-name="cf1" style:base-cell-address="7-12月_.B470"/>
      <style:map style:condition="is-true-formula(msoxl:AND(COUNTIF($B$470:$B$470, B470)&gt;1,NOT(ISBLANK(B470))))" style:apply-style-name="cf2" style:base-cell-address="7-12月_.B470"/>
      <style:map style:condition="is-true-formula(msoxl:AND(COUNTIF($B$470:$B$470, B470)&gt;1,NOT(ISBLANK(B470))))" style:apply-style-name="cf3" style:base-cell-address="7-12月_.B470"/>
      <style:map style:condition="is-true-formula(msoxl:AND(COUNTIF($B$470:$B$470, B470)&gt;1,NOT(ISBLANK(B470))))" style:apply-style-name="cf4" style:base-cell-address="7-12月_.B470"/>
      <style:map style:condition="is-true-formula(msoxl:AND(COUNTIF($B$470:$B$470, B470)&gt;1,NOT(ISBLANK(B470))))" style:apply-style-name="cf5" style:base-cell-address="7-12月_.B470"/>
    </style:style>
    <style:style style:name="ce24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1:$B$471, B471)&gt;1,NOT(ISBLANK(B471))))" style:apply-style-name="cf1" style:base-cell-address="7-12月_.B471"/>
      <style:map style:condition="is-true-formula(msoxl:AND(COUNTIF($B$471:$B$471, B471)&gt;1,NOT(ISBLANK(B471))))" style:apply-style-name="cf2" style:base-cell-address="7-12月_.B471"/>
      <style:map style:condition="is-true-formula(msoxl:AND(COUNTIF($B$471:$B$471, B471)&gt;1,NOT(ISBLANK(B471))))" style:apply-style-name="cf3" style:base-cell-address="7-12月_.B471"/>
      <style:map style:condition="is-true-formula(msoxl:AND(COUNTIF($B$471:$B$471, B471)&gt;1,NOT(ISBLANK(B471))))" style:apply-style-name="cf4" style:base-cell-address="7-12月_.B471"/>
      <style:map style:condition="is-true-formula(msoxl:AND(COUNTIF($B$471:$B$471, B471)&gt;1,NOT(ISBLANK(B471))))" style:apply-style-name="cf5" style:base-cell-address="7-12月_.B471"/>
    </style:style>
    <style:style style:name="ce24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2:$B$472, B472)&gt;1,NOT(ISBLANK(B472))))" style:apply-style-name="cf1" style:base-cell-address="7-12月_.B472"/>
      <style:map style:condition="is-true-formula(msoxl:AND(COUNTIF($B$472:$B$472, B472)&gt;1,NOT(ISBLANK(B472))))" style:apply-style-name="cf2" style:base-cell-address="7-12月_.B472"/>
      <style:map style:condition="is-true-formula(msoxl:AND(COUNTIF($B$472:$B$472, B472)&gt;1,NOT(ISBLANK(B472))))" style:apply-style-name="cf3" style:base-cell-address="7-12月_.B472"/>
      <style:map style:condition="is-true-formula(msoxl:AND(COUNTIF($B$472:$B$472, B472)&gt;1,NOT(ISBLANK(B472))))" style:apply-style-name="cf4" style:base-cell-address="7-12月_.B472"/>
      <style:map style:condition="is-true-formula(msoxl:AND(COUNTIF($B$472:$B$472, B472)&gt;1,NOT(ISBLANK(B472))))" style:apply-style-name="cf5" style:base-cell-address="7-12月_.B472"/>
    </style:style>
    <style:style style:name="ce24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3:$B$473, B473)&gt;1,NOT(ISBLANK(B473))))" style:apply-style-name="cf1" style:base-cell-address="7-12月_.B473"/>
      <style:map style:condition="is-true-formula(msoxl:AND(COUNTIF($B$473:$B$473, B473)&gt;1,NOT(ISBLANK(B473))))" style:apply-style-name="cf2" style:base-cell-address="7-12月_.B473"/>
      <style:map style:condition="is-true-formula(msoxl:AND(COUNTIF($B$473:$B$473, B473)&gt;1,NOT(ISBLANK(B473))))" style:apply-style-name="cf3" style:base-cell-address="7-12月_.B473"/>
      <style:map style:condition="is-true-formula(msoxl:AND(COUNTIF($B$473:$B$473, B473)&gt;1,NOT(ISBLANK(B473))))" style:apply-style-name="cf4" style:base-cell-address="7-12月_.B473"/>
      <style:map style:condition="is-true-formula(msoxl:AND(COUNTIF($B$473:$B$473, B473)&gt;1,NOT(ISBLANK(B473))))" style:apply-style-name="cf5" style:base-cell-address="7-12月_.B473"/>
    </style:style>
    <style:style style:name="ce25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4:$B$474, B474)&gt;1,NOT(ISBLANK(B474))))" style:apply-style-name="cf1" style:base-cell-address="7-12月_.B474"/>
      <style:map style:condition="is-true-formula(msoxl:AND(COUNTIF($B$474:$B$474, B474)&gt;1,NOT(ISBLANK(B474))))" style:apply-style-name="cf2" style:base-cell-address="7-12月_.B474"/>
      <style:map style:condition="is-true-formula(msoxl:AND(COUNTIF($B$474:$B$474, B474)&gt;1,NOT(ISBLANK(B474))))" style:apply-style-name="cf3" style:base-cell-address="7-12月_.B474"/>
      <style:map style:condition="is-true-formula(msoxl:AND(COUNTIF($B$474:$B$474, B474)&gt;1,NOT(ISBLANK(B474))))" style:apply-style-name="cf4" style:base-cell-address="7-12月_.B474"/>
      <style:map style:condition="is-true-formula(msoxl:AND(COUNTIF($B$474:$B$474, B474)&gt;1,NOT(ISBLANK(B474))))" style:apply-style-name="cf5" style:base-cell-address="7-12月_.B474"/>
    </style:style>
    <style:style style:name="ce25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5:$B$475, B475)&gt;1,NOT(ISBLANK(B475))))" style:apply-style-name="cf1" style:base-cell-address="7-12月_.B475"/>
      <style:map style:condition="is-true-formula(msoxl:AND(COUNTIF($B$475:$B$475, B475)&gt;1,NOT(ISBLANK(B475))))" style:apply-style-name="cf2" style:base-cell-address="7-12月_.B475"/>
      <style:map style:condition="is-true-formula(msoxl:AND(COUNTIF($B$475:$B$475, B475)&gt;1,NOT(ISBLANK(B475))))" style:apply-style-name="cf3" style:base-cell-address="7-12月_.B475"/>
      <style:map style:condition="is-true-formula(msoxl:AND(COUNTIF($B$475:$B$475, B475)&gt;1,NOT(ISBLANK(B475))))" style:apply-style-name="cf4" style:base-cell-address="7-12月_.B475"/>
      <style:map style:condition="is-true-formula(msoxl:AND(COUNTIF($B$475:$B$475, B475)&gt;1,NOT(ISBLANK(B475))))" style:apply-style-name="cf5" style:base-cell-address="7-12月_.B475"/>
    </style:style>
    <style:style style:name="ce25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6:$B$476, B476)&gt;1,NOT(ISBLANK(B476))))" style:apply-style-name="cf1" style:base-cell-address="7-12月_.B476"/>
      <style:map style:condition="is-true-formula(msoxl:AND(COUNTIF($B$476:$B$476, B476)&gt;1,NOT(ISBLANK(B476))))" style:apply-style-name="cf2" style:base-cell-address="7-12月_.B476"/>
      <style:map style:condition="is-true-formula(msoxl:AND(COUNTIF($B$476:$B$476, B476)&gt;1,NOT(ISBLANK(B476))))" style:apply-style-name="cf3" style:base-cell-address="7-12月_.B476"/>
      <style:map style:condition="is-true-formula(msoxl:AND(COUNTIF($B$476:$B$476, B476)&gt;1,NOT(ISBLANK(B476))))" style:apply-style-name="cf4" style:base-cell-address="7-12月_.B476"/>
      <style:map style:condition="is-true-formula(msoxl:AND(COUNTIF($B$476:$B$476, B476)&gt;1,NOT(ISBLANK(B476))))" style:apply-style-name="cf5" style:base-cell-address="7-12月_.B476"/>
    </style:style>
    <style:style style:name="ce25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7:$B$477, B477)&gt;1,NOT(ISBLANK(B477))))" style:apply-style-name="cf1" style:base-cell-address="7-12月_.B477"/>
      <style:map style:condition="is-true-formula(msoxl:AND(COUNTIF($B$477:$B$477, B477)&gt;1,NOT(ISBLANK(B477))))" style:apply-style-name="cf2" style:base-cell-address="7-12月_.B477"/>
      <style:map style:condition="is-true-formula(msoxl:AND(COUNTIF($B$477:$B$477, B477)&gt;1,NOT(ISBLANK(B477))))" style:apply-style-name="cf3" style:base-cell-address="7-12月_.B477"/>
      <style:map style:condition="is-true-formula(msoxl:AND(COUNTIF($B$477:$B$477, B477)&gt;1,NOT(ISBLANK(B477))))" style:apply-style-name="cf4" style:base-cell-address="7-12月_.B477"/>
      <style:map style:condition="is-true-formula(msoxl:AND(COUNTIF($B$477:$B$477, B477)&gt;1,NOT(ISBLANK(B477))))" style:apply-style-name="cf5" style:base-cell-address="7-12月_.B477"/>
    </style:style>
    <style:style style:name="ce25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8:$B$478, B478)&gt;1,NOT(ISBLANK(B478))))" style:apply-style-name="cf1" style:base-cell-address="7-12月_.B478"/>
      <style:map style:condition="is-true-formula(msoxl:AND(COUNTIF($B$478:$B$478, B478)&gt;1,NOT(ISBLANK(B478))))" style:apply-style-name="cf2" style:base-cell-address="7-12月_.B478"/>
      <style:map style:condition="is-true-formula(msoxl:AND(COUNTIF($B$478:$B$478, B478)&gt;1,NOT(ISBLANK(B478))))" style:apply-style-name="cf3" style:base-cell-address="7-12月_.B478"/>
      <style:map style:condition="is-true-formula(msoxl:AND(COUNTIF($B$478:$B$478, B478)&gt;1,NOT(ISBLANK(B478))))" style:apply-style-name="cf4" style:base-cell-address="7-12月_.B478"/>
      <style:map style:condition="is-true-formula(msoxl:AND(COUNTIF($B$478:$B$478, B478)&gt;1,NOT(ISBLANK(B478))))" style:apply-style-name="cf5" style:base-cell-address="7-12月_.B478"/>
    </style:style>
    <style:style style:name="ce25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79:$B$479, B479)&gt;1,NOT(ISBLANK(B479))))" style:apply-style-name="cf1" style:base-cell-address="7-12月_.B479"/>
      <style:map style:condition="is-true-formula(msoxl:AND(COUNTIF($B$479:$B$479, B479)&gt;1,NOT(ISBLANK(B479))))" style:apply-style-name="cf2" style:base-cell-address="7-12月_.B479"/>
      <style:map style:condition="is-true-formula(msoxl:AND(COUNTIF($B$479:$B$479, B479)&gt;1,NOT(ISBLANK(B479))))" style:apply-style-name="cf3" style:base-cell-address="7-12月_.B479"/>
      <style:map style:condition="is-true-formula(msoxl:AND(COUNTIF($B$479:$B$479, B479)&gt;1,NOT(ISBLANK(B479))))" style:apply-style-name="cf4" style:base-cell-address="7-12月_.B479"/>
      <style:map style:condition="is-true-formula(msoxl:AND(COUNTIF($B$479:$B$479, B479)&gt;1,NOT(ISBLANK(B479))))" style:apply-style-name="cf5" style:base-cell-address="7-12月_.B479"/>
    </style:style>
    <style:style style:name="ce25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0:$B$480, B480)&gt;1,NOT(ISBLANK(B480))))" style:apply-style-name="cf1" style:base-cell-address="7-12月_.B480"/>
      <style:map style:condition="is-true-formula(msoxl:AND(COUNTIF($B$480:$B$480, B480)&gt;1,NOT(ISBLANK(B480))))" style:apply-style-name="cf2" style:base-cell-address="7-12月_.B480"/>
      <style:map style:condition="is-true-formula(msoxl:AND(COUNTIF($B$480:$B$480, B480)&gt;1,NOT(ISBLANK(B480))))" style:apply-style-name="cf3" style:base-cell-address="7-12月_.B480"/>
      <style:map style:condition="is-true-formula(msoxl:AND(COUNTIF($B$480:$B$480, B480)&gt;1,NOT(ISBLANK(B480))))" style:apply-style-name="cf4" style:base-cell-address="7-12月_.B480"/>
      <style:map style:condition="is-true-formula(msoxl:AND(COUNTIF($B$480:$B$480, B480)&gt;1,NOT(ISBLANK(B480))))" style:apply-style-name="cf5" style:base-cell-address="7-12月_.B480"/>
    </style:style>
    <style:style style:name="ce25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1:$B$481, B481)&gt;1,NOT(ISBLANK(B481))))" style:apply-style-name="cf1" style:base-cell-address="7-12月_.B481"/>
      <style:map style:condition="is-true-formula(msoxl:AND(COUNTIF($B$481:$B$481, B481)&gt;1,NOT(ISBLANK(B481))))" style:apply-style-name="cf2" style:base-cell-address="7-12月_.B481"/>
      <style:map style:condition="is-true-formula(msoxl:AND(COUNTIF($B$481:$B$481, B481)&gt;1,NOT(ISBLANK(B481))))" style:apply-style-name="cf3" style:base-cell-address="7-12月_.B481"/>
      <style:map style:condition="is-true-formula(msoxl:AND(COUNTIF($B$481:$B$481, B481)&gt;1,NOT(ISBLANK(B481))))" style:apply-style-name="cf4" style:base-cell-address="7-12月_.B481"/>
      <style:map style:condition="is-true-formula(msoxl:AND(COUNTIF($B$481:$B$481, B481)&gt;1,NOT(ISBLANK(B481))))" style:apply-style-name="cf5" style:base-cell-address="7-12月_.B481"/>
    </style:style>
    <style:style style:name="ce25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2:$B$482, B482)&gt;1,NOT(ISBLANK(B482))))" style:apply-style-name="cf1" style:base-cell-address="7-12月_.B482"/>
      <style:map style:condition="is-true-formula(msoxl:AND(COUNTIF($B$482:$B$482, B482)&gt;1,NOT(ISBLANK(B482))))" style:apply-style-name="cf2" style:base-cell-address="7-12月_.B482"/>
      <style:map style:condition="is-true-formula(msoxl:AND(COUNTIF($B$482:$B$482, B482)&gt;1,NOT(ISBLANK(B482))))" style:apply-style-name="cf3" style:base-cell-address="7-12月_.B482"/>
      <style:map style:condition="is-true-formula(msoxl:AND(COUNTIF($B$482:$B$482, B482)&gt;1,NOT(ISBLANK(B482))))" style:apply-style-name="cf4" style:base-cell-address="7-12月_.B482"/>
      <style:map style:condition="is-true-formula(msoxl:AND(COUNTIF($B$482:$B$482, B482)&gt;1,NOT(ISBLANK(B482))))" style:apply-style-name="cf5" style:base-cell-address="7-12月_.B482"/>
    </style:style>
    <style:style style:name="ce25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3:$B$483, B483)&gt;1,NOT(ISBLANK(B483))))" style:apply-style-name="cf1" style:base-cell-address="7-12月_.B483"/>
      <style:map style:condition="is-true-formula(msoxl:AND(COUNTIF($B$483:$B$483, B483)&gt;1,NOT(ISBLANK(B483))))" style:apply-style-name="cf2" style:base-cell-address="7-12月_.B483"/>
      <style:map style:condition="is-true-formula(msoxl:AND(COUNTIF($B$483:$B$483, B483)&gt;1,NOT(ISBLANK(B483))))" style:apply-style-name="cf3" style:base-cell-address="7-12月_.B483"/>
      <style:map style:condition="is-true-formula(msoxl:AND(COUNTIF($B$483:$B$483, B483)&gt;1,NOT(ISBLANK(B483))))" style:apply-style-name="cf4" style:base-cell-address="7-12月_.B483"/>
      <style:map style:condition="is-true-formula(msoxl:AND(COUNTIF($B$483:$B$483, B483)&gt;1,NOT(ISBLANK(B483))))" style:apply-style-name="cf5" style:base-cell-address="7-12月_.B483"/>
    </style:style>
    <style:style style:name="ce260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1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2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3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4" style:base-cell-address="7-12月_.B377"/>
      <style:map style:condition="is-true-formula(msoxl:AND(COUNTIF($B$492:$B$496, B377)+COUNTIF($B$377:$B$381, B377)+COUNTIF($B$393:$B$395, B377)+COUNTIF($B$399:$B$399, B377)+COUNTIF($B$403:$B$404, B377)+COUNTIF($B$407:$B$407, B377)+COUNTIF($B$421:$B$423, B377)+COUNTIF($B$425:$B$425, B377)+COUNTIF($B$448:$B$448, B377)+COUNTIF($B$484:$B$484, B377)&gt;1,NOT(ISBLANK(B377))))" style:apply-style-name="cf5" style:base-cell-address="7-12月_.B377"/>
    </style:style>
    <style:style style:name="ce261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5:$B$485, B485)&gt;1,NOT(ISBLANK(B485))))" style:apply-style-name="cf1" style:base-cell-address="7-12月_.B485"/>
      <style:map style:condition="is-true-formula(msoxl:AND(COUNTIF($B$485:$B$485, B485)&gt;1,NOT(ISBLANK(B485))))" style:apply-style-name="cf2" style:base-cell-address="7-12月_.B485"/>
      <style:map style:condition="is-true-formula(msoxl:AND(COUNTIF($B$485:$B$485, B485)&gt;1,NOT(ISBLANK(B485))))" style:apply-style-name="cf3" style:base-cell-address="7-12月_.B485"/>
      <style:map style:condition="is-true-formula(msoxl:AND(COUNTIF($B$485:$B$485, B485)&gt;1,NOT(ISBLANK(B485))))" style:apply-style-name="cf4" style:base-cell-address="7-12月_.B485"/>
      <style:map style:condition="is-true-formula(msoxl:AND(COUNTIF($B$485:$B$485, B485)&gt;1,NOT(ISBLANK(B485))))" style:apply-style-name="cf5" style:base-cell-address="7-12月_.B485"/>
    </style:style>
    <style:style style:name="ce262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6:$B$486, B486)&gt;1,NOT(ISBLANK(B486))))" style:apply-style-name="cf1" style:base-cell-address="7-12月_.B486"/>
      <style:map style:condition="is-true-formula(msoxl:AND(COUNTIF($B$486:$B$486, B486)&gt;1,NOT(ISBLANK(B486))))" style:apply-style-name="cf2" style:base-cell-address="7-12月_.B486"/>
      <style:map style:condition="is-true-formula(msoxl:AND(COUNTIF($B$486:$B$486, B486)&gt;1,NOT(ISBLANK(B486))))" style:apply-style-name="cf3" style:base-cell-address="7-12月_.B486"/>
      <style:map style:condition="is-true-formula(msoxl:AND(COUNTIF($B$486:$B$486, B486)&gt;1,NOT(ISBLANK(B486))))" style:apply-style-name="cf4" style:base-cell-address="7-12月_.B486"/>
      <style:map style:condition="is-true-formula(msoxl:AND(COUNTIF($B$486:$B$486, B486)&gt;1,NOT(ISBLANK(B486))))" style:apply-style-name="cf5" style:base-cell-address="7-12月_.B486"/>
    </style:style>
    <style:style style:name="ce263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7:$B$487, B487)&gt;1,NOT(ISBLANK(B487))))" style:apply-style-name="cf1" style:base-cell-address="7-12月_.B487"/>
      <style:map style:condition="is-true-formula(msoxl:AND(COUNTIF($B$487:$B$487, B487)&gt;1,NOT(ISBLANK(B487))))" style:apply-style-name="cf2" style:base-cell-address="7-12月_.B487"/>
      <style:map style:condition="is-true-formula(msoxl:AND(COUNTIF($B$487:$B$487, B487)&gt;1,NOT(ISBLANK(B487))))" style:apply-style-name="cf3" style:base-cell-address="7-12月_.B487"/>
      <style:map style:condition="is-true-formula(msoxl:AND(COUNTIF($B$487:$B$487, B487)&gt;1,NOT(ISBLANK(B487))))" style:apply-style-name="cf4" style:base-cell-address="7-12月_.B487"/>
      <style:map style:condition="is-true-formula(msoxl:AND(COUNTIF($B$487:$B$487, B487)&gt;1,NOT(ISBLANK(B487))))" style:apply-style-name="cf5" style:base-cell-address="7-12月_.B487"/>
    </style:style>
    <style:style style:name="ce264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8:$B$488, B488)&gt;1,NOT(ISBLANK(B488))))" style:apply-style-name="cf1" style:base-cell-address="7-12月_.B488"/>
      <style:map style:condition="is-true-formula(msoxl:AND(COUNTIF($B$488:$B$488, B488)&gt;1,NOT(ISBLANK(B488))))" style:apply-style-name="cf2" style:base-cell-address="7-12月_.B488"/>
      <style:map style:condition="is-true-formula(msoxl:AND(COUNTIF($B$488:$B$488, B488)&gt;1,NOT(ISBLANK(B488))))" style:apply-style-name="cf3" style:base-cell-address="7-12月_.B488"/>
      <style:map style:condition="is-true-formula(msoxl:AND(COUNTIF($B$488:$B$488, B488)&gt;1,NOT(ISBLANK(B488))))" style:apply-style-name="cf4" style:base-cell-address="7-12月_.B488"/>
      <style:map style:condition="is-true-formula(msoxl:AND(COUNTIF($B$488:$B$488, B488)&gt;1,NOT(ISBLANK(B488))))" style:apply-style-name="cf5" style:base-cell-address="7-12月_.B488"/>
    </style:style>
    <style:style style:name="ce265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89:$B$489, B489)&gt;1,NOT(ISBLANK(B489))))" style:apply-style-name="cf1" style:base-cell-address="7-12月_.B489"/>
      <style:map style:condition="is-true-formula(msoxl:AND(COUNTIF($B$489:$B$489, B489)&gt;1,NOT(ISBLANK(B489))))" style:apply-style-name="cf2" style:base-cell-address="7-12月_.B489"/>
      <style:map style:condition="is-true-formula(msoxl:AND(COUNTIF($B$489:$B$489, B489)&gt;1,NOT(ISBLANK(B489))))" style:apply-style-name="cf3" style:base-cell-address="7-12月_.B489"/>
      <style:map style:condition="is-true-formula(msoxl:AND(COUNTIF($B$489:$B$489, B489)&gt;1,NOT(ISBLANK(B489))))" style:apply-style-name="cf4" style:base-cell-address="7-12月_.B489"/>
      <style:map style:condition="is-true-formula(msoxl:AND(COUNTIF($B$489:$B$489, B489)&gt;1,NOT(ISBLANK(B489))))" style:apply-style-name="cf5" style:base-cell-address="7-12月_.B489"/>
    </style:style>
    <style:style style:name="ce266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0:$B$490, B490)&gt;1,NOT(ISBLANK(B490))))" style:apply-style-name="cf1" style:base-cell-address="7-12月_.B490"/>
      <style:map style:condition="is-true-formula(msoxl:AND(COUNTIF($B$490:$B$490, B490)&gt;1,NOT(ISBLANK(B490))))" style:apply-style-name="cf2" style:base-cell-address="7-12月_.B490"/>
      <style:map style:condition="is-true-formula(msoxl:AND(COUNTIF($B$490:$B$490, B490)&gt;1,NOT(ISBLANK(B490))))" style:apply-style-name="cf3" style:base-cell-address="7-12月_.B490"/>
      <style:map style:condition="is-true-formula(msoxl:AND(COUNTIF($B$490:$B$490, B490)&gt;1,NOT(ISBLANK(B490))))" style:apply-style-name="cf4" style:base-cell-address="7-12月_.B490"/>
      <style:map style:condition="is-true-formula(msoxl:AND(COUNTIF($B$490:$B$490, B490)&gt;1,NOT(ISBLANK(B490))))" style:apply-style-name="cf5" style:base-cell-address="7-12月_.B490"/>
    </style:style>
    <style:style style:name="ce267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1:$B$491, B491)&gt;1,NOT(ISBLANK(B491))))" style:apply-style-name="cf1" style:base-cell-address="7-12月_.B491"/>
      <style:map style:condition="is-true-formula(msoxl:AND(COUNTIF($B$491:$B$491, B491)&gt;1,NOT(ISBLANK(B491))))" style:apply-style-name="cf2" style:base-cell-address="7-12月_.B491"/>
      <style:map style:condition="is-true-formula(msoxl:AND(COUNTIF($B$491:$B$491, B491)&gt;1,NOT(ISBLANK(B491))))" style:apply-style-name="cf3" style:base-cell-address="7-12月_.B491"/>
      <style:map style:condition="is-true-formula(msoxl:AND(COUNTIF($B$491:$B$491, B491)&gt;1,NOT(ISBLANK(B491))))" style:apply-style-name="cf4" style:base-cell-address="7-12月_.B491"/>
      <style:map style:condition="is-true-formula(msoxl:AND(COUNTIF($B$491:$B$491, B491)&gt;1,NOT(ISBLANK(B491))))" style:apply-style-name="cf5" style:base-cell-address="7-12月_.B491"/>
    </style:style>
    <style:style style:name="ce26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7:$B$497, B497)&gt;1,NOT(ISBLANK(B497))))" style:apply-style-name="cf1" style:base-cell-address="7-12月_.B497"/>
      <style:map style:condition="is-true-formula(msoxl:AND(COUNTIF($B$497:$B$497, B497)&gt;1,NOT(ISBLANK(B497))))" style:apply-style-name="cf2" style:base-cell-address="7-12月_.B497"/>
      <style:map style:condition="is-true-formula(msoxl:AND(COUNTIF($B$497:$B$497, B497)&gt;1,NOT(ISBLANK(B497))))" style:apply-style-name="cf3" style:base-cell-address="7-12月_.B497"/>
      <style:map style:condition="is-true-formula(msoxl:AND(COUNTIF($B$497:$B$497, B497)&gt;1,NOT(ISBLANK(B497))))" style:apply-style-name="cf4" style:base-cell-address="7-12月_.B497"/>
      <style:map style:condition="is-true-formula(msoxl:AND(COUNTIF($B$497:$B$497, B497)&gt;1,NOT(ISBLANK(B497))))" style:apply-style-name="cf5" style:base-cell-address="7-12月_.B497"/>
    </style:style>
    <style:style style:name="ce26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8:$B$498, B498)&gt;1,NOT(ISBLANK(B498))))" style:apply-style-name="cf1" style:base-cell-address="7-12月_.B498"/>
      <style:map style:condition="is-true-formula(msoxl:AND(COUNTIF($B$498:$B$498, B498)&gt;1,NOT(ISBLANK(B498))))" style:apply-style-name="cf2" style:base-cell-address="7-12月_.B498"/>
      <style:map style:condition="is-true-formula(msoxl:AND(COUNTIF($B$498:$B$498, B498)&gt;1,NOT(ISBLANK(B498))))" style:apply-style-name="cf3" style:base-cell-address="7-12月_.B498"/>
      <style:map style:condition="is-true-formula(msoxl:AND(COUNTIF($B$498:$B$498, B498)&gt;1,NOT(ISBLANK(B498))))" style:apply-style-name="cf4" style:base-cell-address="7-12月_.B498"/>
      <style:map style:condition="is-true-formula(msoxl:AND(COUNTIF($B$498:$B$498, B498)&gt;1,NOT(ISBLANK(B498))))" style:apply-style-name="cf5" style:base-cell-address="7-12月_.B498"/>
    </style:style>
    <style:style style:name="ce27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499:$B$499, B499)&gt;1,NOT(ISBLANK(B499))))" style:apply-style-name="cf1" style:base-cell-address="7-12月_.B499"/>
      <style:map style:condition="is-true-formula(msoxl:AND(COUNTIF($B$499:$B$499, B499)&gt;1,NOT(ISBLANK(B499))))" style:apply-style-name="cf2" style:base-cell-address="7-12月_.B499"/>
      <style:map style:condition="is-true-formula(msoxl:AND(COUNTIF($B$499:$B$499, B499)&gt;1,NOT(ISBLANK(B499))))" style:apply-style-name="cf3" style:base-cell-address="7-12月_.B499"/>
      <style:map style:condition="is-true-formula(msoxl:AND(COUNTIF($B$499:$B$499, B499)&gt;1,NOT(ISBLANK(B499))))" style:apply-style-name="cf4" style:base-cell-address="7-12月_.B499"/>
      <style:map style:condition="is-true-formula(msoxl:AND(COUNTIF($B$499:$B$499, B499)&gt;1,NOT(ISBLANK(B499))))" style:apply-style-name="cf5" style:base-cell-address="7-12月_.B499"/>
    </style:style>
    <style:style style:name="ce27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00:$B$500, B500)&gt;1,NOT(ISBLANK(B500))))" style:apply-style-name="cf1" style:base-cell-address="7-12月_.B500"/>
      <style:map style:condition="is-true-formula(msoxl:AND(COUNTIF($B$500:$B$500, B500)&gt;1,NOT(ISBLANK(B500))))" style:apply-style-name="cf2" style:base-cell-address="7-12月_.B500"/>
      <style:map style:condition="is-true-formula(msoxl:AND(COUNTIF($B$500:$B$500, B500)&gt;1,NOT(ISBLANK(B500))))" style:apply-style-name="cf3" style:base-cell-address="7-12月_.B500"/>
      <style:map style:condition="is-true-formula(msoxl:AND(COUNTIF($B$500:$B$500, B500)&gt;1,NOT(ISBLANK(B500))))" style:apply-style-name="cf4" style:base-cell-address="7-12月_.B500"/>
      <style:map style:condition="is-true-formula(msoxl:AND(COUNTIF($B$500:$B$500, B500)&gt;1,NOT(ISBLANK(B500))))" style:apply-style-name="cf5" style:base-cell-address="7-12月_.B500"/>
    </style:style>
    <style:style style:name="ce272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273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02:$B$502, B502)&gt;1,NOT(ISBLANK(B502))))" style:apply-style-name="cf1" style:base-cell-address="7-12月_.B502"/>
      <style:map style:condition="is-true-formula(msoxl:AND(COUNTIF($B$502:$B$502, B502)&gt;1,NOT(ISBLANK(B502))))" style:apply-style-name="cf2" style:base-cell-address="7-12月_.B502"/>
      <style:map style:condition="is-true-formula(msoxl:AND(COUNTIF($B$502:$B$502, B502)&gt;1,NOT(ISBLANK(B502))))" style:apply-style-name="cf3" style:base-cell-address="7-12月_.B502"/>
      <style:map style:condition="is-true-formula(msoxl:AND(COUNTIF($B$502:$B$502, B502)&gt;1,NOT(ISBLANK(B502))))" style:apply-style-name="cf4" style:base-cell-address="7-12月_.B502"/>
      <style:map style:condition="is-true-formula(msoxl:AND(COUNTIF($B$502:$B$502, B502)&gt;1,NOT(ISBLANK(B502))))" style:apply-style-name="cf5" style:base-cell-address="7-12月_.B502"/>
    </style:style>
    <style:style style:name="ce274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06:$B$506, B506)&gt;1,NOT(ISBLANK(B506))))" style:apply-style-name="cf1" style:base-cell-address="7-12月_.B506"/>
      <style:map style:condition="is-true-formula(msoxl:AND(COUNTIF($B$506:$B$506, B506)&gt;1,NOT(ISBLANK(B506))))" style:apply-style-name="cf2" style:base-cell-address="7-12月_.B506"/>
      <style:map style:condition="is-true-formula(msoxl:AND(COUNTIF($B$506:$B$506, B506)&gt;1,NOT(ISBLANK(B506))))" style:apply-style-name="cf3" style:base-cell-address="7-12月_.B506"/>
      <style:map style:condition="is-true-formula(msoxl:AND(COUNTIF($B$506:$B$506, B506)&gt;1,NOT(ISBLANK(B506))))" style:apply-style-name="cf4" style:base-cell-address="7-12月_.B506"/>
      <style:map style:condition="is-true-formula(msoxl:AND(COUNTIF($B$506:$B$506, B506)&gt;1,NOT(ISBLANK(B506))))" style:apply-style-name="cf5" style:base-cell-address="7-12月_.B506"/>
    </style:style>
    <style:style style:name="ce275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07:$B$507, B507)&gt;1,NOT(ISBLANK(B507))))" style:apply-style-name="cf1" style:base-cell-address="7-12月_.B507"/>
      <style:map style:condition="is-true-formula(msoxl:AND(COUNTIF($B$507:$B$507, B507)&gt;1,NOT(ISBLANK(B507))))" style:apply-style-name="cf2" style:base-cell-address="7-12月_.B507"/>
      <style:map style:condition="is-true-formula(msoxl:AND(COUNTIF($B$507:$B$507, B507)&gt;1,NOT(ISBLANK(B507))))" style:apply-style-name="cf3" style:base-cell-address="7-12月_.B507"/>
      <style:map style:condition="is-true-formula(msoxl:AND(COUNTIF($B$507:$B$507, B507)&gt;1,NOT(ISBLANK(B507))))" style:apply-style-name="cf4" style:base-cell-address="7-12月_.B507"/>
      <style:map style:condition="is-true-formula(msoxl:AND(COUNTIF($B$507:$B$507, B507)&gt;1,NOT(ISBLANK(B507))))" style:apply-style-name="cf5" style:base-cell-address="7-12月_.B507"/>
    </style:style>
    <style:style style:name="ce276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09:$B$509, B509)&gt;1,NOT(ISBLANK(B509))))" style:apply-style-name="cf1" style:base-cell-address="7-12月_.B509"/>
      <style:map style:condition="is-true-formula(msoxl:AND(COUNTIF($B$509:$B$509, B509)&gt;1,NOT(ISBLANK(B509))))" style:apply-style-name="cf2" style:base-cell-address="7-12月_.B509"/>
      <style:map style:condition="is-true-formula(msoxl:AND(COUNTIF($B$509:$B$509, B509)&gt;1,NOT(ISBLANK(B509))))" style:apply-style-name="cf3" style:base-cell-address="7-12月_.B509"/>
      <style:map style:condition="is-true-formula(msoxl:AND(COUNTIF($B$509:$B$509, B509)&gt;1,NOT(ISBLANK(B509))))" style:apply-style-name="cf4" style:base-cell-address="7-12月_.B509"/>
      <style:map style:condition="is-true-formula(msoxl:AND(COUNTIF($B$509:$B$509, B509)&gt;1,NOT(ISBLANK(B509))))" style:apply-style-name="cf5" style:base-cell-address="7-12月_.B509"/>
    </style:style>
    <style:style style:name="ce277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0:$B$510, B510)&gt;1,NOT(ISBLANK(B510))))" style:apply-style-name="cf1" style:base-cell-address="7-12月_.B510"/>
      <style:map style:condition="is-true-formula(msoxl:AND(COUNTIF($B$510:$B$510, B510)&gt;1,NOT(ISBLANK(B510))))" style:apply-style-name="cf2" style:base-cell-address="7-12月_.B510"/>
      <style:map style:condition="is-true-formula(msoxl:AND(COUNTIF($B$510:$B$510, B510)&gt;1,NOT(ISBLANK(B510))))" style:apply-style-name="cf3" style:base-cell-address="7-12月_.B510"/>
      <style:map style:condition="is-true-formula(msoxl:AND(COUNTIF($B$510:$B$510, B510)&gt;1,NOT(ISBLANK(B510))))" style:apply-style-name="cf4" style:base-cell-address="7-12月_.B510"/>
      <style:map style:condition="is-true-formula(msoxl:AND(COUNTIF($B$510:$B$510, B510)&gt;1,NOT(ISBLANK(B510))))" style:apply-style-name="cf5" style:base-cell-address="7-12月_.B510"/>
    </style:style>
    <style:style style:name="ce278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1:$B$511, B511)&gt;1,NOT(ISBLANK(B511))))" style:apply-style-name="cf1" style:base-cell-address="7-12月_.B511"/>
      <style:map style:condition="is-true-formula(msoxl:AND(COUNTIF($B$511:$B$511, B511)&gt;1,NOT(ISBLANK(B511))))" style:apply-style-name="cf2" style:base-cell-address="7-12月_.B511"/>
      <style:map style:condition="is-true-formula(msoxl:AND(COUNTIF($B$511:$B$511, B511)&gt;1,NOT(ISBLANK(B511))))" style:apply-style-name="cf3" style:base-cell-address="7-12月_.B511"/>
      <style:map style:condition="is-true-formula(msoxl:AND(COUNTIF($B$511:$B$511, B511)&gt;1,NOT(ISBLANK(B511))))" style:apply-style-name="cf4" style:base-cell-address="7-12月_.B511"/>
      <style:map style:condition="is-true-formula(msoxl:AND(COUNTIF($B$511:$B$511, B511)&gt;1,NOT(ISBLANK(B511))))" style:apply-style-name="cf5" style:base-cell-address="7-12月_.B511"/>
    </style:style>
    <style:style style:name="ce279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2:$B$512, B512)&gt;1,NOT(ISBLANK(B512))))" style:apply-style-name="cf1" style:base-cell-address="7-12月_.B512"/>
      <style:map style:condition="is-true-formula(msoxl:AND(COUNTIF($B$512:$B$512, B512)&gt;1,NOT(ISBLANK(B512))))" style:apply-style-name="cf2" style:base-cell-address="7-12月_.B512"/>
      <style:map style:condition="is-true-formula(msoxl:AND(COUNTIF($B$512:$B$512, B512)&gt;1,NOT(ISBLANK(B512))))" style:apply-style-name="cf3" style:base-cell-address="7-12月_.B512"/>
      <style:map style:condition="is-true-formula(msoxl:AND(COUNTIF($B$512:$B$512, B512)&gt;1,NOT(ISBLANK(B512))))" style:apply-style-name="cf4" style:base-cell-address="7-12月_.B512"/>
      <style:map style:condition="is-true-formula(msoxl:AND(COUNTIF($B$512:$B$512, B512)&gt;1,NOT(ISBLANK(B512))))" style:apply-style-name="cf5" style:base-cell-address="7-12月_.B512"/>
    </style:style>
    <style:style style:name="ce280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3:$B$513, B513)&gt;1,NOT(ISBLANK(B513))))" style:apply-style-name="cf1" style:base-cell-address="7-12月_.B513"/>
      <style:map style:condition="is-true-formula(msoxl:AND(COUNTIF($B$513:$B$513, B513)&gt;1,NOT(ISBLANK(B513))))" style:apply-style-name="cf2" style:base-cell-address="7-12月_.B513"/>
      <style:map style:condition="is-true-formula(msoxl:AND(COUNTIF($B$513:$B$513, B513)&gt;1,NOT(ISBLANK(B513))))" style:apply-style-name="cf3" style:base-cell-address="7-12月_.B513"/>
      <style:map style:condition="is-true-formula(msoxl:AND(COUNTIF($B$513:$B$513, B513)&gt;1,NOT(ISBLANK(B513))))" style:apply-style-name="cf4" style:base-cell-address="7-12月_.B513"/>
      <style:map style:condition="is-true-formula(msoxl:AND(COUNTIF($B$513:$B$513, B513)&gt;1,NOT(ISBLANK(B513))))" style:apply-style-name="cf5" style:base-cell-address="7-12月_.B513"/>
    </style:style>
    <style:style style:name="ce281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4:$B$514, B514)&gt;1,NOT(ISBLANK(B514))))" style:apply-style-name="cf1" style:base-cell-address="7-12月_.B514"/>
      <style:map style:condition="is-true-formula(msoxl:AND(COUNTIF($B$514:$B$514, B514)&gt;1,NOT(ISBLANK(B514))))" style:apply-style-name="cf2" style:base-cell-address="7-12月_.B514"/>
      <style:map style:condition="is-true-formula(msoxl:AND(COUNTIF($B$514:$B$514, B514)&gt;1,NOT(ISBLANK(B514))))" style:apply-style-name="cf3" style:base-cell-address="7-12月_.B514"/>
      <style:map style:condition="is-true-formula(msoxl:AND(COUNTIF($B$514:$B$514, B514)&gt;1,NOT(ISBLANK(B514))))" style:apply-style-name="cf4" style:base-cell-address="7-12月_.B514"/>
      <style:map style:condition="is-true-formula(msoxl:AND(COUNTIF($B$514:$B$514, B514)&gt;1,NOT(ISBLANK(B514))))" style:apply-style-name="cf5" style:base-cell-address="7-12月_.B514"/>
    </style:style>
    <style:style style:name="ce282" style:family="table-cell" style:parent-style-name="_21315__20998__20301__91_0_93__32_2" style:data-style-name="N3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5:$B$515, B515)&gt;1,NOT(ISBLANK(B515))))" style:apply-style-name="cf1" style:base-cell-address="7-12月_.B515"/>
      <style:map style:condition="is-true-formula(msoxl:AND(COUNTIF($B$515:$B$515, B515)&gt;1,NOT(ISBLANK(B515))))" style:apply-style-name="cf2" style:base-cell-address="7-12月_.B515"/>
      <style:map style:condition="is-true-formula(msoxl:AND(COUNTIF($B$515:$B$515, B515)&gt;1,NOT(ISBLANK(B515))))" style:apply-style-name="cf3" style:base-cell-address="7-12月_.B515"/>
      <style:map style:condition="is-true-formula(msoxl:AND(COUNTIF($B$515:$B$515, B515)&gt;1,NOT(ISBLANK(B515))))" style:apply-style-name="cf4" style:base-cell-address="7-12月_.B515"/>
      <style:map style:condition="is-true-formula(msoxl:AND(COUNTIF($B$515:$B$515, B515)&gt;1,NOT(ISBLANK(B515))))" style:apply-style-name="cf5" style:base-cell-address="7-12月_.B515"/>
    </style:style>
    <style:style style:name="ce28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7:$B$517, B517)&gt;1,NOT(ISBLANK(B517))))" style:apply-style-name="cf1" style:base-cell-address="7-12月_.B517"/>
      <style:map style:condition="is-true-formula(msoxl:AND(COUNTIF($B$517:$B$517, B517)&gt;1,NOT(ISBLANK(B517))))" style:apply-style-name="cf2" style:base-cell-address="7-12月_.B517"/>
      <style:map style:condition="is-true-formula(msoxl:AND(COUNTIF($B$517:$B$517, B517)&gt;1,NOT(ISBLANK(B517))))" style:apply-style-name="cf3" style:base-cell-address="7-12月_.B517"/>
      <style:map style:condition="is-true-formula(msoxl:AND(COUNTIF($B$517:$B$517, B517)&gt;1,NOT(ISBLANK(B517))))" style:apply-style-name="cf4" style:base-cell-address="7-12月_.B517"/>
      <style:map style:condition="is-true-formula(msoxl:AND(COUNTIF($B$517:$B$517, B517)&gt;1,NOT(ISBLANK(B517))))" style:apply-style-name="cf5" style:base-cell-address="7-12月_.B517"/>
    </style:style>
    <style:style style:name="ce28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8:$B$518, B518)&gt;1,NOT(ISBLANK(B518))))" style:apply-style-name="cf1" style:base-cell-address="7-12月_.B518"/>
      <style:map style:condition="is-true-formula(msoxl:AND(COUNTIF($B$518:$B$518, B518)&gt;1,NOT(ISBLANK(B518))))" style:apply-style-name="cf2" style:base-cell-address="7-12月_.B518"/>
      <style:map style:condition="is-true-formula(msoxl:AND(COUNTIF($B$518:$B$518, B518)&gt;1,NOT(ISBLANK(B518))))" style:apply-style-name="cf3" style:base-cell-address="7-12月_.B518"/>
      <style:map style:condition="is-true-formula(msoxl:AND(COUNTIF($B$518:$B$518, B518)&gt;1,NOT(ISBLANK(B518))))" style:apply-style-name="cf4" style:base-cell-address="7-12月_.B518"/>
      <style:map style:condition="is-true-formula(msoxl:AND(COUNTIF($B$518:$B$518, B518)&gt;1,NOT(ISBLANK(B518))))" style:apply-style-name="cf5" style:base-cell-address="7-12月_.B518"/>
    </style:style>
    <style:style style:name="ce28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19:$B$519, B519)&gt;1,NOT(ISBLANK(B519))))" style:apply-style-name="cf1" style:base-cell-address="7-12月_.B519"/>
      <style:map style:condition="is-true-formula(msoxl:AND(COUNTIF($B$519:$B$519, B519)&gt;1,NOT(ISBLANK(B519))))" style:apply-style-name="cf2" style:base-cell-address="7-12月_.B519"/>
      <style:map style:condition="is-true-formula(msoxl:AND(COUNTIF($B$519:$B$519, B519)&gt;1,NOT(ISBLANK(B519))))" style:apply-style-name="cf3" style:base-cell-address="7-12月_.B519"/>
      <style:map style:condition="is-true-formula(msoxl:AND(COUNTIF($B$519:$B$519, B519)&gt;1,NOT(ISBLANK(B519))))" style:apply-style-name="cf4" style:base-cell-address="7-12月_.B519"/>
      <style:map style:condition="is-true-formula(msoxl:AND(COUNTIF($B$519:$B$519, B519)&gt;1,NOT(ISBLANK(B519))))" style:apply-style-name="cf5" style:base-cell-address="7-12月_.B519"/>
    </style:style>
    <style:style style:name="ce28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0:$B$520, B520)&gt;1,NOT(ISBLANK(B520))))" style:apply-style-name="cf1" style:base-cell-address="7-12月_.B520"/>
      <style:map style:condition="is-true-formula(msoxl:AND(COUNTIF($B$520:$B$520, B520)&gt;1,NOT(ISBLANK(B520))))" style:apply-style-name="cf2" style:base-cell-address="7-12月_.B520"/>
      <style:map style:condition="is-true-formula(msoxl:AND(COUNTIF($B$520:$B$520, B520)&gt;1,NOT(ISBLANK(B520))))" style:apply-style-name="cf3" style:base-cell-address="7-12月_.B520"/>
      <style:map style:condition="is-true-formula(msoxl:AND(COUNTIF($B$520:$B$520, B520)&gt;1,NOT(ISBLANK(B520))))" style:apply-style-name="cf4" style:base-cell-address="7-12月_.B520"/>
      <style:map style:condition="is-true-formula(msoxl:AND(COUNTIF($B$520:$B$520, B520)&gt;1,NOT(ISBLANK(B520))))" style:apply-style-name="cf5" style:base-cell-address="7-12月_.B520"/>
    </style:style>
    <style:style style:name="ce28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1:$B$521, B521)&gt;1,NOT(ISBLANK(B521))))" style:apply-style-name="cf1" style:base-cell-address="7-12月_.B521"/>
      <style:map style:condition="is-true-formula(msoxl:AND(COUNTIF($B$521:$B$521, B521)&gt;1,NOT(ISBLANK(B521))))" style:apply-style-name="cf2" style:base-cell-address="7-12月_.B521"/>
      <style:map style:condition="is-true-formula(msoxl:AND(COUNTIF($B$521:$B$521, B521)&gt;1,NOT(ISBLANK(B521))))" style:apply-style-name="cf3" style:base-cell-address="7-12月_.B521"/>
      <style:map style:condition="is-true-formula(msoxl:AND(COUNTIF($B$521:$B$521, B521)&gt;1,NOT(ISBLANK(B521))))" style:apply-style-name="cf4" style:base-cell-address="7-12月_.B521"/>
      <style:map style:condition="is-true-formula(msoxl:AND(COUNTIF($B$521:$B$521, B521)&gt;1,NOT(ISBLANK(B521))))" style:apply-style-name="cf5" style:base-cell-address="7-12月_.B521"/>
    </style:style>
    <style:style style:name="ce28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2:$B$522, B522)&gt;1,NOT(ISBLANK(B522))))" style:apply-style-name="cf1" style:base-cell-address="7-12月_.B522"/>
      <style:map style:condition="is-true-formula(msoxl:AND(COUNTIF($B$522:$B$522, B522)&gt;1,NOT(ISBLANK(B522))))" style:apply-style-name="cf2" style:base-cell-address="7-12月_.B522"/>
      <style:map style:condition="is-true-formula(msoxl:AND(COUNTIF($B$522:$B$522, B522)&gt;1,NOT(ISBLANK(B522))))" style:apply-style-name="cf3" style:base-cell-address="7-12月_.B522"/>
      <style:map style:condition="is-true-formula(msoxl:AND(COUNTIF($B$522:$B$522, B522)&gt;1,NOT(ISBLANK(B522))))" style:apply-style-name="cf4" style:base-cell-address="7-12月_.B522"/>
      <style:map style:condition="is-true-formula(msoxl:AND(COUNTIF($B$522:$B$522, B522)&gt;1,NOT(ISBLANK(B522))))" style:apply-style-name="cf5" style:base-cell-address="7-12月_.B522"/>
    </style:style>
    <style:style style:name="ce28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5:$B$525, B525)&gt;1,NOT(ISBLANK(B525))))" style:apply-style-name="cf1" style:base-cell-address="7-12月_.B525"/>
      <style:map style:condition="is-true-formula(msoxl:AND(COUNTIF($B$525:$B$525, B525)&gt;1,NOT(ISBLANK(B525))))" style:apply-style-name="cf2" style:base-cell-address="7-12月_.B525"/>
      <style:map style:condition="is-true-formula(msoxl:AND(COUNTIF($B$525:$B$525, B525)&gt;1,NOT(ISBLANK(B525))))" style:apply-style-name="cf3" style:base-cell-address="7-12月_.B525"/>
      <style:map style:condition="is-true-formula(msoxl:AND(COUNTIF($B$525:$B$525, B525)&gt;1,NOT(ISBLANK(B525))))" style:apply-style-name="cf4" style:base-cell-address="7-12月_.B525"/>
      <style:map style:condition="is-true-formula(msoxl:AND(COUNTIF($B$525:$B$525, B525)&gt;1,NOT(ISBLANK(B525))))" style:apply-style-name="cf5" style:base-cell-address="7-12月_.B525"/>
    </style:style>
    <style:style style:name="ce29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6:$B$526, B526)&gt;1,NOT(ISBLANK(B526))))" style:apply-style-name="cf1" style:base-cell-address="7-12月_.B526"/>
      <style:map style:condition="is-true-formula(msoxl:AND(COUNTIF($B$526:$B$526, B526)&gt;1,NOT(ISBLANK(B526))))" style:apply-style-name="cf2" style:base-cell-address="7-12月_.B526"/>
      <style:map style:condition="is-true-formula(msoxl:AND(COUNTIF($B$526:$B$526, B526)&gt;1,NOT(ISBLANK(B526))))" style:apply-style-name="cf3" style:base-cell-address="7-12月_.B526"/>
      <style:map style:condition="is-true-formula(msoxl:AND(COUNTIF($B$526:$B$526, B526)&gt;1,NOT(ISBLANK(B526))))" style:apply-style-name="cf4" style:base-cell-address="7-12月_.B526"/>
      <style:map style:condition="is-true-formula(msoxl:AND(COUNTIF($B$526:$B$526, B526)&gt;1,NOT(ISBLANK(B526))))" style:apply-style-name="cf5" style:base-cell-address="7-12月_.B526"/>
    </style:style>
    <style:style style:name="ce29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7:$B$527, B527)&gt;1,NOT(ISBLANK(B527))))" style:apply-style-name="cf1" style:base-cell-address="7-12月_.B527"/>
      <style:map style:condition="is-true-formula(msoxl:AND(COUNTIF($B$527:$B$527, B527)&gt;1,NOT(ISBLANK(B527))))" style:apply-style-name="cf2" style:base-cell-address="7-12月_.B527"/>
      <style:map style:condition="is-true-formula(msoxl:AND(COUNTIF($B$527:$B$527, B527)&gt;1,NOT(ISBLANK(B527))))" style:apply-style-name="cf3" style:base-cell-address="7-12月_.B527"/>
      <style:map style:condition="is-true-formula(msoxl:AND(COUNTIF($B$527:$B$527, B527)&gt;1,NOT(ISBLANK(B527))))" style:apply-style-name="cf4" style:base-cell-address="7-12月_.B527"/>
      <style:map style:condition="is-true-formula(msoxl:AND(COUNTIF($B$527:$B$527, B527)&gt;1,NOT(ISBLANK(B527))))" style:apply-style-name="cf5" style:base-cell-address="7-12月_.B527"/>
    </style:style>
    <style:style style:name="ce29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8:$B$528, B528)&gt;1,NOT(ISBLANK(B528))))" style:apply-style-name="cf1" style:base-cell-address="7-12月_.B528"/>
      <style:map style:condition="is-true-formula(msoxl:AND(COUNTIF($B$528:$B$528, B528)&gt;1,NOT(ISBLANK(B528))))" style:apply-style-name="cf2" style:base-cell-address="7-12月_.B528"/>
      <style:map style:condition="is-true-formula(msoxl:AND(COUNTIF($B$528:$B$528, B528)&gt;1,NOT(ISBLANK(B528))))" style:apply-style-name="cf3" style:base-cell-address="7-12月_.B528"/>
      <style:map style:condition="is-true-formula(msoxl:AND(COUNTIF($B$528:$B$528, B528)&gt;1,NOT(ISBLANK(B528))))" style:apply-style-name="cf4" style:base-cell-address="7-12月_.B528"/>
      <style:map style:condition="is-true-formula(msoxl:AND(COUNTIF($B$528:$B$528, B528)&gt;1,NOT(ISBLANK(B528))))" style:apply-style-name="cf5" style:base-cell-address="7-12月_.B528"/>
    </style:style>
    <style:style style:name="ce29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29:$B$529, B529)&gt;1,NOT(ISBLANK(B529))))" style:apply-style-name="cf1" style:base-cell-address="7-12月_.B529"/>
      <style:map style:condition="is-true-formula(msoxl:AND(COUNTIF($B$529:$B$529, B529)&gt;1,NOT(ISBLANK(B529))))" style:apply-style-name="cf2" style:base-cell-address="7-12月_.B529"/>
      <style:map style:condition="is-true-formula(msoxl:AND(COUNTIF($B$529:$B$529, B529)&gt;1,NOT(ISBLANK(B529))))" style:apply-style-name="cf3" style:base-cell-address="7-12月_.B529"/>
      <style:map style:condition="is-true-formula(msoxl:AND(COUNTIF($B$529:$B$529, B529)&gt;1,NOT(ISBLANK(B529))))" style:apply-style-name="cf4" style:base-cell-address="7-12月_.B529"/>
      <style:map style:condition="is-true-formula(msoxl:AND(COUNTIF($B$529:$B$529, B529)&gt;1,NOT(ISBLANK(B529))))" style:apply-style-name="cf5" style:base-cell-address="7-12月_.B529"/>
    </style:style>
    <style:style style:name="ce29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34:$B$534, B534)&gt;1,NOT(ISBLANK(B534))))" style:apply-style-name="cf1" style:base-cell-address="7-12月_.B534"/>
      <style:map style:condition="is-true-formula(msoxl:AND(COUNTIF($B$534:$B$534, B534)&gt;1,NOT(ISBLANK(B534))))" style:apply-style-name="cf2" style:base-cell-address="7-12月_.B534"/>
      <style:map style:condition="is-true-formula(msoxl:AND(COUNTIF($B$534:$B$534, B534)&gt;1,NOT(ISBLANK(B534))))" style:apply-style-name="cf3" style:base-cell-address="7-12月_.B534"/>
      <style:map style:condition="is-true-formula(msoxl:AND(COUNTIF($B$534:$B$534, B534)&gt;1,NOT(ISBLANK(B534))))" style:apply-style-name="cf4" style:base-cell-address="7-12月_.B534"/>
      <style:map style:condition="is-true-formula(msoxl:AND(COUNTIF($B$534:$B$534, B534)&gt;1,NOT(ISBLANK(B534))))" style:apply-style-name="cf5" style:base-cell-address="7-12月_.B534"/>
    </style:style>
    <style:style style:name="ce29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35:$B$535, B535)&gt;1,NOT(ISBLANK(B535))))" style:apply-style-name="cf1" style:base-cell-address="7-12月_.B535"/>
      <style:map style:condition="is-true-formula(msoxl:AND(COUNTIF($B$535:$B$535, B535)&gt;1,NOT(ISBLANK(B535))))" style:apply-style-name="cf2" style:base-cell-address="7-12月_.B535"/>
      <style:map style:condition="is-true-formula(msoxl:AND(COUNTIF($B$535:$B$535, B535)&gt;1,NOT(ISBLANK(B535))))" style:apply-style-name="cf3" style:base-cell-address="7-12月_.B535"/>
      <style:map style:condition="is-true-formula(msoxl:AND(COUNTIF($B$535:$B$535, B535)&gt;1,NOT(ISBLANK(B535))))" style:apply-style-name="cf4" style:base-cell-address="7-12月_.B535"/>
      <style:map style:condition="is-true-formula(msoxl:AND(COUNTIF($B$535:$B$535, B535)&gt;1,NOT(ISBLANK(B535))))" style:apply-style-name="cf5" style:base-cell-address="7-12月_.B535"/>
    </style:style>
    <style:style style:name="ce29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36:$B$536, B536)&gt;1,NOT(ISBLANK(B536))))" style:apply-style-name="cf1" style:base-cell-address="7-12月_.B536"/>
      <style:map style:condition="is-true-formula(msoxl:AND(COUNTIF($B$536:$B$536, B536)&gt;1,NOT(ISBLANK(B536))))" style:apply-style-name="cf2" style:base-cell-address="7-12月_.B536"/>
      <style:map style:condition="is-true-formula(msoxl:AND(COUNTIF($B$536:$B$536, B536)&gt;1,NOT(ISBLANK(B536))))" style:apply-style-name="cf3" style:base-cell-address="7-12月_.B536"/>
      <style:map style:condition="is-true-formula(msoxl:AND(COUNTIF($B$536:$B$536, B536)&gt;1,NOT(ISBLANK(B536))))" style:apply-style-name="cf4" style:base-cell-address="7-12月_.B536"/>
      <style:map style:condition="is-true-formula(msoxl:AND(COUNTIF($B$536:$B$536, B536)&gt;1,NOT(ISBLANK(B536))))" style:apply-style-name="cf5" style:base-cell-address="7-12月_.B536"/>
    </style:style>
    <style:style style:name="ce29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37:$B$537, B537)&gt;1,NOT(ISBLANK(B537))))" style:apply-style-name="cf1" style:base-cell-address="7-12月_.B537"/>
      <style:map style:condition="is-true-formula(msoxl:AND(COUNTIF($B$537:$B$537, B537)&gt;1,NOT(ISBLANK(B537))))" style:apply-style-name="cf2" style:base-cell-address="7-12月_.B537"/>
      <style:map style:condition="is-true-formula(msoxl:AND(COUNTIF($B$537:$B$537, B537)&gt;1,NOT(ISBLANK(B537))))" style:apply-style-name="cf3" style:base-cell-address="7-12月_.B537"/>
      <style:map style:condition="is-true-formula(msoxl:AND(COUNTIF($B$537:$B$537, B537)&gt;1,NOT(ISBLANK(B537))))" style:apply-style-name="cf4" style:base-cell-address="7-12月_.B537"/>
      <style:map style:condition="is-true-formula(msoxl:AND(COUNTIF($B$537:$B$537, B537)&gt;1,NOT(ISBLANK(B537))))" style:apply-style-name="cf5" style:base-cell-address="7-12月_.B537"/>
    </style:style>
    <style:style style:name="ce29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39:$B$539, B539)&gt;1,NOT(ISBLANK(B539))))" style:apply-style-name="cf1" style:base-cell-address="7-12月_.B539"/>
      <style:map style:condition="is-true-formula(msoxl:AND(COUNTIF($B$539:$B$539, B539)&gt;1,NOT(ISBLANK(B539))))" style:apply-style-name="cf2" style:base-cell-address="7-12月_.B539"/>
      <style:map style:condition="is-true-formula(msoxl:AND(COUNTIF($B$539:$B$539, B539)&gt;1,NOT(ISBLANK(B539))))" style:apply-style-name="cf3" style:base-cell-address="7-12月_.B539"/>
      <style:map style:condition="is-true-formula(msoxl:AND(COUNTIF($B$539:$B$539, B539)&gt;1,NOT(ISBLANK(B539))))" style:apply-style-name="cf4" style:base-cell-address="7-12月_.B539"/>
      <style:map style:condition="is-true-formula(msoxl:AND(COUNTIF($B$539:$B$539, B539)&gt;1,NOT(ISBLANK(B539))))" style:apply-style-name="cf5" style:base-cell-address="7-12月_.B539"/>
    </style:style>
    <style:style style:name="ce299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46:$B$546, B546)&gt;1,NOT(ISBLANK(B546))))" style:apply-style-name="cf1" style:base-cell-address="7-12月_.B546"/>
      <style:map style:condition="is-true-formula(msoxl:AND(COUNTIF($B$546:$B$546, B546)&gt;1,NOT(ISBLANK(B546))))" style:apply-style-name="cf2" style:base-cell-address="7-12月_.B546"/>
      <style:map style:condition="is-true-formula(msoxl:AND(COUNTIF($B$546:$B$546, B546)&gt;1,NOT(ISBLANK(B546))))" style:apply-style-name="cf3" style:base-cell-address="7-12月_.B546"/>
      <style:map style:condition="is-true-formula(msoxl:AND(COUNTIF($B$546:$B$546, B546)&gt;1,NOT(ISBLANK(B546))))" style:apply-style-name="cf4" style:base-cell-address="7-12月_.B546"/>
      <style:map style:condition="is-true-formula(msoxl:AND(COUNTIF($B$546:$B$546, B546)&gt;1,NOT(ISBLANK(B546))))" style:apply-style-name="cf5" style:base-cell-address="7-12月_.B546"/>
    </style:style>
    <style:style style:name="ce300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47:$B$547, B547)&gt;1,NOT(ISBLANK(B547))))" style:apply-style-name="cf1" style:base-cell-address="7-12月_.B547"/>
      <style:map style:condition="is-true-formula(msoxl:AND(COUNTIF($B$547:$B$547, B547)&gt;1,NOT(ISBLANK(B547))))" style:apply-style-name="cf2" style:base-cell-address="7-12月_.B547"/>
      <style:map style:condition="is-true-formula(msoxl:AND(COUNTIF($B$547:$B$547, B547)&gt;1,NOT(ISBLANK(B547))))" style:apply-style-name="cf3" style:base-cell-address="7-12月_.B547"/>
      <style:map style:condition="is-true-formula(msoxl:AND(COUNTIF($B$547:$B$547, B547)&gt;1,NOT(ISBLANK(B547))))" style:apply-style-name="cf4" style:base-cell-address="7-12月_.B547"/>
      <style:map style:condition="is-true-formula(msoxl:AND(COUNTIF($B$547:$B$547, B547)&gt;1,NOT(ISBLANK(B547))))" style:apply-style-name="cf5" style:base-cell-address="7-12月_.B547"/>
    </style:style>
    <style:style style:name="ce301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48:$B$548, B548)&gt;1,NOT(ISBLANK(B548))))" style:apply-style-name="cf1" style:base-cell-address="7-12月_.B548"/>
      <style:map style:condition="is-true-formula(msoxl:AND(COUNTIF($B$548:$B$548, B548)&gt;1,NOT(ISBLANK(B548))))" style:apply-style-name="cf2" style:base-cell-address="7-12月_.B548"/>
      <style:map style:condition="is-true-formula(msoxl:AND(COUNTIF($B$548:$B$548, B548)&gt;1,NOT(ISBLANK(B548))))" style:apply-style-name="cf3" style:base-cell-address="7-12月_.B548"/>
      <style:map style:condition="is-true-formula(msoxl:AND(COUNTIF($B$548:$B$548, B548)&gt;1,NOT(ISBLANK(B548))))" style:apply-style-name="cf4" style:base-cell-address="7-12月_.B548"/>
      <style:map style:condition="is-true-formula(msoxl:AND(COUNTIF($B$548:$B$548, B548)&gt;1,NOT(ISBLANK(B548))))" style:apply-style-name="cf5" style:base-cell-address="7-12月_.B548"/>
    </style:style>
    <style:style style:name="ce302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49:$B$549, B549)&gt;1,NOT(ISBLANK(B549))))" style:apply-style-name="cf1" style:base-cell-address="7-12月_.B549"/>
      <style:map style:condition="is-true-formula(msoxl:AND(COUNTIF($B$549:$B$549, B549)&gt;1,NOT(ISBLANK(B549))))" style:apply-style-name="cf2" style:base-cell-address="7-12月_.B549"/>
      <style:map style:condition="is-true-formula(msoxl:AND(COUNTIF($B$549:$B$549, B549)&gt;1,NOT(ISBLANK(B549))))" style:apply-style-name="cf3" style:base-cell-address="7-12月_.B549"/>
      <style:map style:condition="is-true-formula(msoxl:AND(COUNTIF($B$549:$B$549, B549)&gt;1,NOT(ISBLANK(B549))))" style:apply-style-name="cf4" style:base-cell-address="7-12月_.B549"/>
      <style:map style:condition="is-true-formula(msoxl:AND(COUNTIF($B$549:$B$549, B549)&gt;1,NOT(ISBLANK(B549))))" style:apply-style-name="cf5" style:base-cell-address="7-12月_.B549"/>
    </style:style>
    <style:style style:name="ce303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0:$B$550, B550)&gt;1,NOT(ISBLANK(B550))))" style:apply-style-name="cf1" style:base-cell-address="7-12月_.B550"/>
      <style:map style:condition="is-true-formula(msoxl:AND(COUNTIF($B$550:$B$550, B550)&gt;1,NOT(ISBLANK(B550))))" style:apply-style-name="cf2" style:base-cell-address="7-12月_.B550"/>
      <style:map style:condition="is-true-formula(msoxl:AND(COUNTIF($B$550:$B$550, B550)&gt;1,NOT(ISBLANK(B550))))" style:apply-style-name="cf3" style:base-cell-address="7-12月_.B550"/>
      <style:map style:condition="is-true-formula(msoxl:AND(COUNTIF($B$550:$B$550, B550)&gt;1,NOT(ISBLANK(B550))))" style:apply-style-name="cf4" style:base-cell-address="7-12月_.B550"/>
      <style:map style:condition="is-true-formula(msoxl:AND(COUNTIF($B$550:$B$550, B550)&gt;1,NOT(ISBLANK(B550))))" style:apply-style-name="cf5" style:base-cell-address="7-12月_.B550"/>
    </style:style>
    <style:style style:name="ce304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2:$B$552, B552)&gt;1,NOT(ISBLANK(B552))))" style:apply-style-name="cf1" style:base-cell-address="7-12月_.B552"/>
      <style:map style:condition="is-true-formula(msoxl:AND(COUNTIF($B$552:$B$552, B552)&gt;1,NOT(ISBLANK(B552))))" style:apply-style-name="cf2" style:base-cell-address="7-12月_.B552"/>
      <style:map style:condition="is-true-formula(msoxl:AND(COUNTIF($B$552:$B$552, B552)&gt;1,NOT(ISBLANK(B552))))" style:apply-style-name="cf3" style:base-cell-address="7-12月_.B552"/>
      <style:map style:condition="is-true-formula(msoxl:AND(COUNTIF($B$552:$B$552, B552)&gt;1,NOT(ISBLANK(B552))))" style:apply-style-name="cf4" style:base-cell-address="7-12月_.B552"/>
      <style:map style:condition="is-true-formula(msoxl:AND(COUNTIF($B$552:$B$552, B552)&gt;1,NOT(ISBLANK(B552))))" style:apply-style-name="cf5" style:base-cell-address="7-12月_.B552"/>
    </style:style>
    <style:style style:name="ce305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3:$B$553, B553)&gt;1,NOT(ISBLANK(B553))))" style:apply-style-name="cf1" style:base-cell-address="7-12月_.B553"/>
      <style:map style:condition="is-true-formula(msoxl:AND(COUNTIF($B$553:$B$553, B553)&gt;1,NOT(ISBLANK(B553))))" style:apply-style-name="cf2" style:base-cell-address="7-12月_.B553"/>
      <style:map style:condition="is-true-formula(msoxl:AND(COUNTIF($B$553:$B$553, B553)&gt;1,NOT(ISBLANK(B553))))" style:apply-style-name="cf3" style:base-cell-address="7-12月_.B553"/>
      <style:map style:condition="is-true-formula(msoxl:AND(COUNTIF($B$553:$B$553, B553)&gt;1,NOT(ISBLANK(B553))))" style:apply-style-name="cf4" style:base-cell-address="7-12月_.B553"/>
      <style:map style:condition="is-true-formula(msoxl:AND(COUNTIF($B$553:$B$553, B553)&gt;1,NOT(ISBLANK(B553))))" style:apply-style-name="cf5" style:base-cell-address="7-12月_.B553"/>
    </style:style>
    <style:style style:name="ce306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4:$B$554, B554)&gt;1,NOT(ISBLANK(B554))))" style:apply-style-name="cf1" style:base-cell-address="7-12月_.B554"/>
      <style:map style:condition="is-true-formula(msoxl:AND(COUNTIF($B$554:$B$554, B554)&gt;1,NOT(ISBLANK(B554))))" style:apply-style-name="cf2" style:base-cell-address="7-12月_.B554"/>
      <style:map style:condition="is-true-formula(msoxl:AND(COUNTIF($B$554:$B$554, B554)&gt;1,NOT(ISBLANK(B554))))" style:apply-style-name="cf3" style:base-cell-address="7-12月_.B554"/>
      <style:map style:condition="is-true-formula(msoxl:AND(COUNTIF($B$554:$B$554, B554)&gt;1,NOT(ISBLANK(B554))))" style:apply-style-name="cf4" style:base-cell-address="7-12月_.B554"/>
      <style:map style:condition="is-true-formula(msoxl:AND(COUNTIF($B$554:$B$554, B554)&gt;1,NOT(ISBLANK(B554))))" style:apply-style-name="cf5" style:base-cell-address="7-12月_.B554"/>
    </style:style>
    <style:style style:name="ce307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5:$B$555, B555)&gt;1,NOT(ISBLANK(B555))))" style:apply-style-name="cf1" style:base-cell-address="7-12月_.B555"/>
      <style:map style:condition="is-true-formula(msoxl:AND(COUNTIF($B$555:$B$555, B555)&gt;1,NOT(ISBLANK(B555))))" style:apply-style-name="cf2" style:base-cell-address="7-12月_.B555"/>
      <style:map style:condition="is-true-formula(msoxl:AND(COUNTIF($B$555:$B$555, B555)&gt;1,NOT(ISBLANK(B555))))" style:apply-style-name="cf3" style:base-cell-address="7-12月_.B555"/>
      <style:map style:condition="is-true-formula(msoxl:AND(COUNTIF($B$555:$B$555, B555)&gt;1,NOT(ISBLANK(B555))))" style:apply-style-name="cf4" style:base-cell-address="7-12月_.B555"/>
      <style:map style:condition="is-true-formula(msoxl:AND(COUNTIF($B$555:$B$555, B555)&gt;1,NOT(ISBLANK(B555))))" style:apply-style-name="cf5" style:base-cell-address="7-12月_.B555"/>
    </style:style>
    <style:style style:name="ce308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6:$B$556, B556)&gt;1,NOT(ISBLANK(B556))))" style:apply-style-name="cf1" style:base-cell-address="7-12月_.B556"/>
      <style:map style:condition="is-true-formula(msoxl:AND(COUNTIF($B$556:$B$556, B556)&gt;1,NOT(ISBLANK(B556))))" style:apply-style-name="cf2" style:base-cell-address="7-12月_.B556"/>
      <style:map style:condition="is-true-formula(msoxl:AND(COUNTIF($B$556:$B$556, B556)&gt;1,NOT(ISBLANK(B556))))" style:apply-style-name="cf3" style:base-cell-address="7-12月_.B556"/>
      <style:map style:condition="is-true-formula(msoxl:AND(COUNTIF($B$556:$B$556, B556)&gt;1,NOT(ISBLANK(B556))))" style:apply-style-name="cf4" style:base-cell-address="7-12月_.B556"/>
      <style:map style:condition="is-true-formula(msoxl:AND(COUNTIF($B$556:$B$556, B556)&gt;1,NOT(ISBLANK(B556))))" style:apply-style-name="cf5" style:base-cell-address="7-12月_.B556"/>
    </style:style>
    <style:style style:name="ce309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57:$B$557, B557)&gt;1,NOT(ISBLANK(B557))))" style:apply-style-name="cf1" style:base-cell-address="7-12月_.B557"/>
      <style:map style:condition="is-true-formula(msoxl:AND(COUNTIF($B$557:$B$557, B557)&gt;1,NOT(ISBLANK(B557))))" style:apply-style-name="cf2" style:base-cell-address="7-12月_.B557"/>
      <style:map style:condition="is-true-formula(msoxl:AND(COUNTIF($B$557:$B$557, B557)&gt;1,NOT(ISBLANK(B557))))" style:apply-style-name="cf3" style:base-cell-address="7-12月_.B557"/>
      <style:map style:condition="is-true-formula(msoxl:AND(COUNTIF($B$557:$B$557, B557)&gt;1,NOT(ISBLANK(B557))))" style:apply-style-name="cf4" style:base-cell-address="7-12月_.B557"/>
      <style:map style:condition="is-true-formula(msoxl:AND(COUNTIF($B$557:$B$557, B557)&gt;1,NOT(ISBLANK(B557))))" style:apply-style-name="cf5" style:base-cell-address="7-12月_.B557"/>
    </style:style>
    <style:style style:name="ce310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0:$B$560, B560)&gt;1,NOT(ISBLANK(B560))))" style:apply-style-name="cf1" style:base-cell-address="7-12月_.B560"/>
      <style:map style:condition="is-true-formula(msoxl:AND(COUNTIF($B$560:$B$560, B560)&gt;1,NOT(ISBLANK(B560))))" style:apply-style-name="cf2" style:base-cell-address="7-12月_.B560"/>
      <style:map style:condition="is-true-formula(msoxl:AND(COUNTIF($B$560:$B$560, B560)&gt;1,NOT(ISBLANK(B560))))" style:apply-style-name="cf3" style:base-cell-address="7-12月_.B560"/>
      <style:map style:condition="is-true-formula(msoxl:AND(COUNTIF($B$560:$B$560, B560)&gt;1,NOT(ISBLANK(B560))))" style:apply-style-name="cf4" style:base-cell-address="7-12月_.B560"/>
      <style:map style:condition="is-true-formula(msoxl:AND(COUNTIF($B$560:$B$560, B560)&gt;1,NOT(ISBLANK(B560))))" style:apply-style-name="cf5" style:base-cell-address="7-12月_.B560"/>
    </style:style>
    <style:style style:name="ce311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1:$B$561, B561)&gt;1,NOT(ISBLANK(B561))))" style:apply-style-name="cf1" style:base-cell-address="7-12月_.B561"/>
      <style:map style:condition="is-true-formula(msoxl:AND(COUNTIF($B$561:$B$561, B561)&gt;1,NOT(ISBLANK(B561))))" style:apply-style-name="cf2" style:base-cell-address="7-12月_.B561"/>
      <style:map style:condition="is-true-formula(msoxl:AND(COUNTIF($B$561:$B$561, B561)&gt;1,NOT(ISBLANK(B561))))" style:apply-style-name="cf3" style:base-cell-address="7-12月_.B561"/>
      <style:map style:condition="is-true-formula(msoxl:AND(COUNTIF($B$561:$B$561, B561)&gt;1,NOT(ISBLANK(B561))))" style:apply-style-name="cf4" style:base-cell-address="7-12月_.B561"/>
      <style:map style:condition="is-true-formula(msoxl:AND(COUNTIF($B$561:$B$561, B561)&gt;1,NOT(ISBLANK(B561))))" style:apply-style-name="cf5" style:base-cell-address="7-12月_.B561"/>
    </style:style>
    <style:style style:name="ce312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2:$B$562, B562)&gt;1,NOT(ISBLANK(B562))))" style:apply-style-name="cf1" style:base-cell-address="7-12月_.B562"/>
      <style:map style:condition="is-true-formula(msoxl:AND(COUNTIF($B$562:$B$562, B562)&gt;1,NOT(ISBLANK(B562))))" style:apply-style-name="cf2" style:base-cell-address="7-12月_.B562"/>
      <style:map style:condition="is-true-formula(msoxl:AND(COUNTIF($B$562:$B$562, B562)&gt;1,NOT(ISBLANK(B562))))" style:apply-style-name="cf3" style:base-cell-address="7-12月_.B562"/>
      <style:map style:condition="is-true-formula(msoxl:AND(COUNTIF($B$562:$B$562, B562)&gt;1,NOT(ISBLANK(B562))))" style:apply-style-name="cf4" style:base-cell-address="7-12月_.B562"/>
      <style:map style:condition="is-true-formula(msoxl:AND(COUNTIF($B$562:$B$562, B562)&gt;1,NOT(ISBLANK(B562))))" style:apply-style-name="cf5" style:base-cell-address="7-12月_.B562"/>
    </style:style>
    <style:style style:name="ce313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3:$B$563, B563)&gt;1,NOT(ISBLANK(B563))))" style:apply-style-name="cf1" style:base-cell-address="7-12月_.B563"/>
      <style:map style:condition="is-true-formula(msoxl:AND(COUNTIF($B$563:$B$563, B563)&gt;1,NOT(ISBLANK(B563))))" style:apply-style-name="cf2" style:base-cell-address="7-12月_.B563"/>
      <style:map style:condition="is-true-formula(msoxl:AND(COUNTIF($B$563:$B$563, B563)&gt;1,NOT(ISBLANK(B563))))" style:apply-style-name="cf3" style:base-cell-address="7-12月_.B563"/>
      <style:map style:condition="is-true-formula(msoxl:AND(COUNTIF($B$563:$B$563, B563)&gt;1,NOT(ISBLANK(B563))))" style:apply-style-name="cf4" style:base-cell-address="7-12月_.B563"/>
      <style:map style:condition="is-true-formula(msoxl:AND(COUNTIF($B$563:$B$563, B563)&gt;1,NOT(ISBLANK(B563))))" style:apply-style-name="cf5" style:base-cell-address="7-12月_.B563"/>
    </style:style>
    <style:style style:name="ce314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4:$B$564, B564)&gt;1,NOT(ISBLANK(B564))))" style:apply-style-name="cf1" style:base-cell-address="7-12月_.B564"/>
      <style:map style:condition="is-true-formula(msoxl:AND(COUNTIF($B$564:$B$564, B564)&gt;1,NOT(ISBLANK(B564))))" style:apply-style-name="cf2" style:base-cell-address="7-12月_.B564"/>
      <style:map style:condition="is-true-formula(msoxl:AND(COUNTIF($B$564:$B$564, B564)&gt;1,NOT(ISBLANK(B564))))" style:apply-style-name="cf3" style:base-cell-address="7-12月_.B564"/>
      <style:map style:condition="is-true-formula(msoxl:AND(COUNTIF($B$564:$B$564, B564)&gt;1,NOT(ISBLANK(B564))))" style:apply-style-name="cf4" style:base-cell-address="7-12月_.B564"/>
      <style:map style:condition="is-true-formula(msoxl:AND(COUNTIF($B$564:$B$564, B564)&gt;1,NOT(ISBLANK(B564))))" style:apply-style-name="cf5" style:base-cell-address="7-12月_.B564"/>
    </style:style>
    <style:style style:name="ce315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316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0:$B$570, B570)&gt;1,NOT(ISBLANK(B570))))" style:apply-style-name="cf1" style:base-cell-address="7-12月_.B570"/>
      <style:map style:condition="is-true-formula(msoxl:AND(COUNTIF($B$570:$B$570, B570)&gt;1,NOT(ISBLANK(B570))))" style:apply-style-name="cf2" style:base-cell-address="7-12月_.B570"/>
      <style:map style:condition="is-true-formula(msoxl:AND(COUNTIF($B$570:$B$570, B570)&gt;1,NOT(ISBLANK(B570))))" style:apply-style-name="cf3" style:base-cell-address="7-12月_.B570"/>
      <style:map style:condition="is-true-formula(msoxl:AND(COUNTIF($B$570:$B$570, B570)&gt;1,NOT(ISBLANK(B570))))" style:apply-style-name="cf4" style:base-cell-address="7-12月_.B570"/>
      <style:map style:condition="is-true-formula(msoxl:AND(COUNTIF($B$570:$B$570, B570)&gt;1,NOT(ISBLANK(B570))))" style:apply-style-name="cf5" style:base-cell-address="7-12月_.B570"/>
    </style:style>
    <style:style style:name="ce317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1:$B$571, B571)&gt;1,NOT(ISBLANK(B571))))" style:apply-style-name="cf1" style:base-cell-address="7-12月_.B571"/>
      <style:map style:condition="is-true-formula(msoxl:AND(COUNTIF($B$571:$B$571, B571)&gt;1,NOT(ISBLANK(B571))))" style:apply-style-name="cf2" style:base-cell-address="7-12月_.B571"/>
      <style:map style:condition="is-true-formula(msoxl:AND(COUNTIF($B$571:$B$571, B571)&gt;1,NOT(ISBLANK(B571))))" style:apply-style-name="cf3" style:base-cell-address="7-12月_.B571"/>
      <style:map style:condition="is-true-formula(msoxl:AND(COUNTIF($B$571:$B$571, B571)&gt;1,NOT(ISBLANK(B571))))" style:apply-style-name="cf4" style:base-cell-address="7-12月_.B571"/>
      <style:map style:condition="is-true-formula(msoxl:AND(COUNTIF($B$571:$B$571, B571)&gt;1,NOT(ISBLANK(B571))))" style:apply-style-name="cf5" style:base-cell-address="7-12月_.B571"/>
    </style:style>
    <style:style style:name="ce318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2:$B$572, B572)&gt;1,NOT(ISBLANK(B572))))" style:apply-style-name="cf1" style:base-cell-address="7-12月_.B572"/>
      <style:map style:condition="is-true-formula(msoxl:AND(COUNTIF($B$572:$B$572, B572)&gt;1,NOT(ISBLANK(B572))))" style:apply-style-name="cf2" style:base-cell-address="7-12月_.B572"/>
      <style:map style:condition="is-true-formula(msoxl:AND(COUNTIF($B$572:$B$572, B572)&gt;1,NOT(ISBLANK(B572))))" style:apply-style-name="cf3" style:base-cell-address="7-12月_.B572"/>
      <style:map style:condition="is-true-formula(msoxl:AND(COUNTIF($B$572:$B$572, B572)&gt;1,NOT(ISBLANK(B572))))" style:apply-style-name="cf4" style:base-cell-address="7-12月_.B572"/>
      <style:map style:condition="is-true-formula(msoxl:AND(COUNTIF($B$572:$B$572, B572)&gt;1,NOT(ISBLANK(B572))))" style:apply-style-name="cf5" style:base-cell-address="7-12月_.B572"/>
    </style:style>
    <style:style style:name="ce319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3:$B$573, B573)&gt;1,NOT(ISBLANK(B573))))" style:apply-style-name="cf1" style:base-cell-address="7-12月_.B573"/>
      <style:map style:condition="is-true-formula(msoxl:AND(COUNTIF($B$573:$B$573, B573)&gt;1,NOT(ISBLANK(B573))))" style:apply-style-name="cf2" style:base-cell-address="7-12月_.B573"/>
      <style:map style:condition="is-true-formula(msoxl:AND(COUNTIF($B$573:$B$573, B573)&gt;1,NOT(ISBLANK(B573))))" style:apply-style-name="cf3" style:base-cell-address="7-12月_.B573"/>
      <style:map style:condition="is-true-formula(msoxl:AND(COUNTIF($B$573:$B$573, B573)&gt;1,NOT(ISBLANK(B573))))" style:apply-style-name="cf4" style:base-cell-address="7-12月_.B573"/>
      <style:map style:condition="is-true-formula(msoxl:AND(COUNTIF($B$573:$B$573, B573)&gt;1,NOT(ISBLANK(B573))))" style:apply-style-name="cf5" style:base-cell-address="7-12月_.B573"/>
    </style:style>
    <style:style style:name="ce320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4:$B$574, B574)&gt;1,NOT(ISBLANK(B574))))" style:apply-style-name="cf1" style:base-cell-address="7-12月_.B574"/>
      <style:map style:condition="is-true-formula(msoxl:AND(COUNTIF($B$574:$B$574, B574)&gt;1,NOT(ISBLANK(B574))))" style:apply-style-name="cf2" style:base-cell-address="7-12月_.B574"/>
      <style:map style:condition="is-true-formula(msoxl:AND(COUNTIF($B$574:$B$574, B574)&gt;1,NOT(ISBLANK(B574))))" style:apply-style-name="cf3" style:base-cell-address="7-12月_.B574"/>
      <style:map style:condition="is-true-formula(msoxl:AND(COUNTIF($B$574:$B$574, B574)&gt;1,NOT(ISBLANK(B574))))" style:apply-style-name="cf4" style:base-cell-address="7-12月_.B574"/>
      <style:map style:condition="is-true-formula(msoxl:AND(COUNTIF($B$574:$B$574, B574)&gt;1,NOT(ISBLANK(B574))))" style:apply-style-name="cf5" style:base-cell-address="7-12月_.B574"/>
    </style:style>
    <style:style style:name="ce321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5:$B$575, B575)&gt;1,NOT(ISBLANK(B575))))" style:apply-style-name="cf1" style:base-cell-address="7-12月_.B575"/>
      <style:map style:condition="is-true-formula(msoxl:AND(COUNTIF($B$575:$B$575, B575)&gt;1,NOT(ISBLANK(B575))))" style:apply-style-name="cf2" style:base-cell-address="7-12月_.B575"/>
      <style:map style:condition="is-true-formula(msoxl:AND(COUNTIF($B$575:$B$575, B575)&gt;1,NOT(ISBLANK(B575))))" style:apply-style-name="cf3" style:base-cell-address="7-12月_.B575"/>
      <style:map style:condition="is-true-formula(msoxl:AND(COUNTIF($B$575:$B$575, B575)&gt;1,NOT(ISBLANK(B575))))" style:apply-style-name="cf4" style:base-cell-address="7-12月_.B575"/>
      <style:map style:condition="is-true-formula(msoxl:AND(COUNTIF($B$575:$B$575, B575)&gt;1,NOT(ISBLANK(B575))))" style:apply-style-name="cf5" style:base-cell-address="7-12月_.B575"/>
    </style:style>
    <style:style style:name="ce322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6:$B$576, B576)&gt;1,NOT(ISBLANK(B576))))" style:apply-style-name="cf1" style:base-cell-address="7-12月_.B576"/>
      <style:map style:condition="is-true-formula(msoxl:AND(COUNTIF($B$576:$B$576, B576)&gt;1,NOT(ISBLANK(B576))))" style:apply-style-name="cf2" style:base-cell-address="7-12月_.B576"/>
      <style:map style:condition="is-true-formula(msoxl:AND(COUNTIF($B$576:$B$576, B576)&gt;1,NOT(ISBLANK(B576))))" style:apply-style-name="cf3" style:base-cell-address="7-12月_.B576"/>
      <style:map style:condition="is-true-formula(msoxl:AND(COUNTIF($B$576:$B$576, B576)&gt;1,NOT(ISBLANK(B576))))" style:apply-style-name="cf4" style:base-cell-address="7-12月_.B576"/>
      <style:map style:condition="is-true-formula(msoxl:AND(COUNTIF($B$576:$B$576, B576)&gt;1,NOT(ISBLANK(B576))))" style:apply-style-name="cf5" style:base-cell-address="7-12月_.B576"/>
    </style:style>
    <style:style style:name="ce323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7:$B$577, B577)&gt;1,NOT(ISBLANK(B577))))" style:apply-style-name="cf1" style:base-cell-address="7-12月_.B577"/>
      <style:map style:condition="is-true-formula(msoxl:AND(COUNTIF($B$577:$B$577, B577)&gt;1,NOT(ISBLANK(B577))))" style:apply-style-name="cf2" style:base-cell-address="7-12月_.B577"/>
      <style:map style:condition="is-true-formula(msoxl:AND(COUNTIF($B$577:$B$577, B577)&gt;1,NOT(ISBLANK(B577))))" style:apply-style-name="cf3" style:base-cell-address="7-12月_.B577"/>
      <style:map style:condition="is-true-formula(msoxl:AND(COUNTIF($B$577:$B$577, B577)&gt;1,NOT(ISBLANK(B577))))" style:apply-style-name="cf4" style:base-cell-address="7-12月_.B577"/>
      <style:map style:condition="is-true-formula(msoxl:AND(COUNTIF($B$577:$B$577, B577)&gt;1,NOT(ISBLANK(B577))))" style:apply-style-name="cf5" style:base-cell-address="7-12月_.B577"/>
    </style:style>
    <style:style style:name="ce324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8:$B$578, B578)&gt;1,NOT(ISBLANK(B578))))" style:apply-style-name="cf1" style:base-cell-address="7-12月_.B578"/>
      <style:map style:condition="is-true-formula(msoxl:AND(COUNTIF($B$578:$B$578, B578)&gt;1,NOT(ISBLANK(B578))))" style:apply-style-name="cf2" style:base-cell-address="7-12月_.B578"/>
      <style:map style:condition="is-true-formula(msoxl:AND(COUNTIF($B$578:$B$578, B578)&gt;1,NOT(ISBLANK(B578))))" style:apply-style-name="cf3" style:base-cell-address="7-12月_.B578"/>
      <style:map style:condition="is-true-formula(msoxl:AND(COUNTIF($B$578:$B$578, B578)&gt;1,NOT(ISBLANK(B578))))" style:apply-style-name="cf4" style:base-cell-address="7-12月_.B578"/>
      <style:map style:condition="is-true-formula(msoxl:AND(COUNTIF($B$578:$B$578, B578)&gt;1,NOT(ISBLANK(B578))))" style:apply-style-name="cf5" style:base-cell-address="7-12月_.B578"/>
    </style:style>
    <style:style style:name="ce325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79:$B$579, B579)&gt;1,NOT(ISBLANK(B579))))" style:apply-style-name="cf1" style:base-cell-address="7-12月_.B579"/>
      <style:map style:condition="is-true-formula(msoxl:AND(COUNTIF($B$579:$B$579, B579)&gt;1,NOT(ISBLANK(B579))))" style:apply-style-name="cf2" style:base-cell-address="7-12月_.B579"/>
      <style:map style:condition="is-true-formula(msoxl:AND(COUNTIF($B$579:$B$579, B579)&gt;1,NOT(ISBLANK(B579))))" style:apply-style-name="cf3" style:base-cell-address="7-12月_.B579"/>
      <style:map style:condition="is-true-formula(msoxl:AND(COUNTIF($B$579:$B$579, B579)&gt;1,NOT(ISBLANK(B579))))" style:apply-style-name="cf4" style:base-cell-address="7-12月_.B579"/>
      <style:map style:condition="is-true-formula(msoxl:AND(COUNTIF($B$579:$B$579, B579)&gt;1,NOT(ISBLANK(B579))))" style:apply-style-name="cf5" style:base-cell-address="7-12月_.B579"/>
    </style:style>
    <style:style style:name="ce326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0:$B$580, B580)&gt;1,NOT(ISBLANK(B580))))" style:apply-style-name="cf1" style:base-cell-address="7-12月_.B580"/>
      <style:map style:condition="is-true-formula(msoxl:AND(COUNTIF($B$580:$B$580, B580)&gt;1,NOT(ISBLANK(B580))))" style:apply-style-name="cf2" style:base-cell-address="7-12月_.B580"/>
      <style:map style:condition="is-true-formula(msoxl:AND(COUNTIF($B$580:$B$580, B580)&gt;1,NOT(ISBLANK(B580))))" style:apply-style-name="cf3" style:base-cell-address="7-12月_.B580"/>
      <style:map style:condition="is-true-formula(msoxl:AND(COUNTIF($B$580:$B$580, B580)&gt;1,NOT(ISBLANK(B580))))" style:apply-style-name="cf4" style:base-cell-address="7-12月_.B580"/>
      <style:map style:condition="is-true-formula(msoxl:AND(COUNTIF($B$580:$B$580, B580)&gt;1,NOT(ISBLANK(B580))))" style:apply-style-name="cf5" style:base-cell-address="7-12月_.B580"/>
    </style:style>
    <style:style style:name="ce327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1:$B$581, B581)&gt;1,NOT(ISBLANK(B581))))" style:apply-style-name="cf1" style:base-cell-address="7-12月_.B581"/>
      <style:map style:condition="is-true-formula(msoxl:AND(COUNTIF($B$581:$B$581, B581)&gt;1,NOT(ISBLANK(B581))))" style:apply-style-name="cf2" style:base-cell-address="7-12月_.B581"/>
      <style:map style:condition="is-true-formula(msoxl:AND(COUNTIF($B$581:$B$581, B581)&gt;1,NOT(ISBLANK(B581))))" style:apply-style-name="cf3" style:base-cell-address="7-12月_.B581"/>
      <style:map style:condition="is-true-formula(msoxl:AND(COUNTIF($B$581:$B$581, B581)&gt;1,NOT(ISBLANK(B581))))" style:apply-style-name="cf4" style:base-cell-address="7-12月_.B581"/>
      <style:map style:condition="is-true-formula(msoxl:AND(COUNTIF($B$581:$B$581, B581)&gt;1,NOT(ISBLANK(B581))))" style:apply-style-name="cf5" style:base-cell-address="7-12月_.B581"/>
    </style:style>
    <style:style style:name="ce328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2:$B$582, B582)&gt;1,NOT(ISBLANK(B582))))" style:apply-style-name="cf1" style:base-cell-address="7-12月_.B582"/>
      <style:map style:condition="is-true-formula(msoxl:AND(COUNTIF($B$582:$B$582, B582)&gt;1,NOT(ISBLANK(B582))))" style:apply-style-name="cf2" style:base-cell-address="7-12月_.B582"/>
      <style:map style:condition="is-true-formula(msoxl:AND(COUNTIF($B$582:$B$582, B582)&gt;1,NOT(ISBLANK(B582))))" style:apply-style-name="cf3" style:base-cell-address="7-12月_.B582"/>
      <style:map style:condition="is-true-formula(msoxl:AND(COUNTIF($B$582:$B$582, B582)&gt;1,NOT(ISBLANK(B582))))" style:apply-style-name="cf4" style:base-cell-address="7-12月_.B582"/>
      <style:map style:condition="is-true-formula(msoxl:AND(COUNTIF($B$582:$B$582, B582)&gt;1,NOT(ISBLANK(B582))))" style:apply-style-name="cf5" style:base-cell-address="7-12月_.B582"/>
    </style:style>
    <style:style style:name="ce329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3:$B$583, B583)&gt;1,NOT(ISBLANK(B583))))" style:apply-style-name="cf1" style:base-cell-address="7-12月_.B583"/>
      <style:map style:condition="is-true-formula(msoxl:AND(COUNTIF($B$583:$B$583, B583)&gt;1,NOT(ISBLANK(B583))))" style:apply-style-name="cf2" style:base-cell-address="7-12月_.B583"/>
      <style:map style:condition="is-true-formula(msoxl:AND(COUNTIF($B$583:$B$583, B583)&gt;1,NOT(ISBLANK(B583))))" style:apply-style-name="cf3" style:base-cell-address="7-12月_.B583"/>
      <style:map style:condition="is-true-formula(msoxl:AND(COUNTIF($B$583:$B$583, B583)&gt;1,NOT(ISBLANK(B583))))" style:apply-style-name="cf4" style:base-cell-address="7-12月_.B583"/>
      <style:map style:condition="is-true-formula(msoxl:AND(COUNTIF($B$583:$B$583, B583)&gt;1,NOT(ISBLANK(B583))))" style:apply-style-name="cf5" style:base-cell-address="7-12月_.B583"/>
    </style:style>
    <style:style style:name="ce330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4:$B$584, B584)&gt;1,NOT(ISBLANK(B584))))" style:apply-style-name="cf1" style:base-cell-address="7-12月_.B584"/>
      <style:map style:condition="is-true-formula(msoxl:AND(COUNTIF($B$584:$B$584, B584)&gt;1,NOT(ISBLANK(B584))))" style:apply-style-name="cf2" style:base-cell-address="7-12月_.B584"/>
      <style:map style:condition="is-true-formula(msoxl:AND(COUNTIF($B$584:$B$584, B584)&gt;1,NOT(ISBLANK(B584))))" style:apply-style-name="cf3" style:base-cell-address="7-12月_.B584"/>
      <style:map style:condition="is-true-formula(msoxl:AND(COUNTIF($B$584:$B$584, B584)&gt;1,NOT(ISBLANK(B584))))" style:apply-style-name="cf4" style:base-cell-address="7-12月_.B584"/>
      <style:map style:condition="is-true-formula(msoxl:AND(COUNTIF($B$584:$B$584, B584)&gt;1,NOT(ISBLANK(B584))))" style:apply-style-name="cf5" style:base-cell-address="7-12月_.B584"/>
    </style:style>
    <style:style style:name="ce33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77:$B$677, B677)&gt;1,NOT(ISBLANK(B677))))" style:apply-style-name="cf1" style:base-cell-address="7-12月_.B677"/>
      <style:map style:condition="is-true-formula(msoxl:AND(COUNTIF($B$677:$B$677, B677)&gt;1,NOT(ISBLANK(B677))))" style:apply-style-name="cf2" style:base-cell-address="7-12月_.B677"/>
      <style:map style:condition="is-true-formula(msoxl:AND(COUNTIF($B$677:$B$677, B677)&gt;1,NOT(ISBLANK(B677))))" style:apply-style-name="cf3" style:base-cell-address="7-12月_.B677"/>
      <style:map style:condition="is-true-formula(msoxl:AND(COUNTIF($B$677:$B$677, B677)&gt;1,NOT(ISBLANK(B677))))" style:apply-style-name="cf4" style:base-cell-address="7-12月_.B677"/>
      <style:map style:condition="is-true-formula(msoxl:AND(COUNTIF($B$677:$B$677, B677)&gt;1,NOT(ISBLANK(B677))))" style:apply-style-name="cf5" style:base-cell-address="7-12月_.B677"/>
    </style:style>
    <style:style style:name="ce33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78:$B$678, B678)&gt;1,NOT(ISBLANK(B678))))" style:apply-style-name="cf1" style:base-cell-address="7-12月_.B678"/>
      <style:map style:condition="is-true-formula(msoxl:AND(COUNTIF($B$678:$B$678, B678)&gt;1,NOT(ISBLANK(B678))))" style:apply-style-name="cf2" style:base-cell-address="7-12月_.B678"/>
      <style:map style:condition="is-true-formula(msoxl:AND(COUNTIF($B$678:$B$678, B678)&gt;1,NOT(ISBLANK(B678))))" style:apply-style-name="cf3" style:base-cell-address="7-12月_.B678"/>
      <style:map style:condition="is-true-formula(msoxl:AND(COUNTIF($B$678:$B$678, B678)&gt;1,NOT(ISBLANK(B678))))" style:apply-style-name="cf4" style:base-cell-address="7-12月_.B678"/>
      <style:map style:condition="is-true-formula(msoxl:AND(COUNTIF($B$678:$B$678, B678)&gt;1,NOT(ISBLANK(B678))))" style:apply-style-name="cf5" style:base-cell-address="7-12月_.B678"/>
    </style:style>
    <style:style style:name="ce33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79:$B$679, B679)&gt;1,NOT(ISBLANK(B679))))" style:apply-style-name="cf1" style:base-cell-address="7-12月_.B679"/>
      <style:map style:condition="is-true-formula(msoxl:AND(COUNTIF($B$679:$B$679, B679)&gt;1,NOT(ISBLANK(B679))))" style:apply-style-name="cf2" style:base-cell-address="7-12月_.B679"/>
      <style:map style:condition="is-true-formula(msoxl:AND(COUNTIF($B$679:$B$679, B679)&gt;1,NOT(ISBLANK(B679))))" style:apply-style-name="cf3" style:base-cell-address="7-12月_.B679"/>
      <style:map style:condition="is-true-formula(msoxl:AND(COUNTIF($B$679:$B$679, B679)&gt;1,NOT(ISBLANK(B679))))" style:apply-style-name="cf4" style:base-cell-address="7-12月_.B679"/>
      <style:map style:condition="is-true-formula(msoxl:AND(COUNTIF($B$679:$B$679, B679)&gt;1,NOT(ISBLANK(B679))))" style:apply-style-name="cf5" style:base-cell-address="7-12月_.B679"/>
    </style:style>
    <style:style style:name="ce33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0:$B$680, B680)&gt;1,NOT(ISBLANK(B680))))" style:apply-style-name="cf1" style:base-cell-address="7-12月_.B680"/>
      <style:map style:condition="is-true-formula(msoxl:AND(COUNTIF($B$680:$B$680, B680)&gt;1,NOT(ISBLANK(B680))))" style:apply-style-name="cf2" style:base-cell-address="7-12月_.B680"/>
      <style:map style:condition="is-true-formula(msoxl:AND(COUNTIF($B$680:$B$680, B680)&gt;1,NOT(ISBLANK(B680))))" style:apply-style-name="cf3" style:base-cell-address="7-12月_.B680"/>
      <style:map style:condition="is-true-formula(msoxl:AND(COUNTIF($B$680:$B$680, B680)&gt;1,NOT(ISBLANK(B680))))" style:apply-style-name="cf4" style:base-cell-address="7-12月_.B680"/>
      <style:map style:condition="is-true-formula(msoxl:AND(COUNTIF($B$680:$B$680, B680)&gt;1,NOT(ISBLANK(B680))))" style:apply-style-name="cf5" style:base-cell-address="7-12月_.B680"/>
    </style:style>
    <style:style style:name="ce33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1:$B$681, B681)&gt;1,NOT(ISBLANK(B681))))" style:apply-style-name="cf1" style:base-cell-address="7-12月_.B681"/>
      <style:map style:condition="is-true-formula(msoxl:AND(COUNTIF($B$681:$B$681, B681)&gt;1,NOT(ISBLANK(B681))))" style:apply-style-name="cf2" style:base-cell-address="7-12月_.B681"/>
      <style:map style:condition="is-true-formula(msoxl:AND(COUNTIF($B$681:$B$681, B681)&gt;1,NOT(ISBLANK(B681))))" style:apply-style-name="cf3" style:base-cell-address="7-12月_.B681"/>
      <style:map style:condition="is-true-formula(msoxl:AND(COUNTIF($B$681:$B$681, B681)&gt;1,NOT(ISBLANK(B681))))" style:apply-style-name="cf4" style:base-cell-address="7-12月_.B681"/>
      <style:map style:condition="is-true-formula(msoxl:AND(COUNTIF($B$681:$B$681, B681)&gt;1,NOT(ISBLANK(B681))))" style:apply-style-name="cf5" style:base-cell-address="7-12月_.B681"/>
    </style:style>
    <style:style style:name="ce33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2:$B$682, B682)&gt;1,NOT(ISBLANK(B682))))" style:apply-style-name="cf1" style:base-cell-address="7-12月_.B682"/>
      <style:map style:condition="is-true-formula(msoxl:AND(COUNTIF($B$682:$B$682, B682)&gt;1,NOT(ISBLANK(B682))))" style:apply-style-name="cf2" style:base-cell-address="7-12月_.B682"/>
      <style:map style:condition="is-true-formula(msoxl:AND(COUNTIF($B$682:$B$682, B682)&gt;1,NOT(ISBLANK(B682))))" style:apply-style-name="cf3" style:base-cell-address="7-12月_.B682"/>
      <style:map style:condition="is-true-formula(msoxl:AND(COUNTIF($B$682:$B$682, B682)&gt;1,NOT(ISBLANK(B682))))" style:apply-style-name="cf4" style:base-cell-address="7-12月_.B682"/>
      <style:map style:condition="is-true-formula(msoxl:AND(COUNTIF($B$682:$B$682, B682)&gt;1,NOT(ISBLANK(B682))))" style:apply-style-name="cf5" style:base-cell-address="7-12月_.B682"/>
    </style:style>
    <style:style style:name="ce33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3:$B$683, B683)&gt;1,NOT(ISBLANK(B683))))" style:apply-style-name="cf1" style:base-cell-address="7-12月_.B683"/>
      <style:map style:condition="is-true-formula(msoxl:AND(COUNTIF($B$683:$B$683, B683)&gt;1,NOT(ISBLANK(B683))))" style:apply-style-name="cf2" style:base-cell-address="7-12月_.B683"/>
      <style:map style:condition="is-true-formula(msoxl:AND(COUNTIF($B$683:$B$683, B683)&gt;1,NOT(ISBLANK(B683))))" style:apply-style-name="cf3" style:base-cell-address="7-12月_.B683"/>
      <style:map style:condition="is-true-formula(msoxl:AND(COUNTIF($B$683:$B$683, B683)&gt;1,NOT(ISBLANK(B683))))" style:apply-style-name="cf4" style:base-cell-address="7-12月_.B683"/>
      <style:map style:condition="is-true-formula(msoxl:AND(COUNTIF($B$683:$B$683, B683)&gt;1,NOT(ISBLANK(B683))))" style:apply-style-name="cf5" style:base-cell-address="7-12月_.B683"/>
    </style:style>
    <style:style style:name="ce33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4:$B$684, B684)&gt;1,NOT(ISBLANK(B684))))" style:apply-style-name="cf1" style:base-cell-address="7-12月_.B684"/>
      <style:map style:condition="is-true-formula(msoxl:AND(COUNTIF($B$684:$B$684, B684)&gt;1,NOT(ISBLANK(B684))))" style:apply-style-name="cf2" style:base-cell-address="7-12月_.B684"/>
      <style:map style:condition="is-true-formula(msoxl:AND(COUNTIF($B$684:$B$684, B684)&gt;1,NOT(ISBLANK(B684))))" style:apply-style-name="cf3" style:base-cell-address="7-12月_.B684"/>
      <style:map style:condition="is-true-formula(msoxl:AND(COUNTIF($B$684:$B$684, B684)&gt;1,NOT(ISBLANK(B684))))" style:apply-style-name="cf4" style:base-cell-address="7-12月_.B684"/>
      <style:map style:condition="is-true-formula(msoxl:AND(COUNTIF($B$684:$B$684, B684)&gt;1,NOT(ISBLANK(B684))))" style:apply-style-name="cf5" style:base-cell-address="7-12月_.B684"/>
    </style:style>
    <style:style style:name="ce33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5:$B$685, B685)&gt;1,NOT(ISBLANK(B685))))" style:apply-style-name="cf1" style:base-cell-address="7-12月_.B685"/>
      <style:map style:condition="is-true-formula(msoxl:AND(COUNTIF($B$685:$B$685, B685)&gt;1,NOT(ISBLANK(B685))))" style:apply-style-name="cf2" style:base-cell-address="7-12月_.B685"/>
      <style:map style:condition="is-true-formula(msoxl:AND(COUNTIF($B$685:$B$685, B685)&gt;1,NOT(ISBLANK(B685))))" style:apply-style-name="cf3" style:base-cell-address="7-12月_.B685"/>
      <style:map style:condition="is-true-formula(msoxl:AND(COUNTIF($B$685:$B$685, B685)&gt;1,NOT(ISBLANK(B685))))" style:apply-style-name="cf4" style:base-cell-address="7-12月_.B685"/>
      <style:map style:condition="is-true-formula(msoxl:AND(COUNTIF($B$685:$B$685, B685)&gt;1,NOT(ISBLANK(B685))))" style:apply-style-name="cf5" style:base-cell-address="7-12月_.B685"/>
    </style:style>
    <style:style style:name="ce34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6:$B$686, B686)&gt;1,NOT(ISBLANK(B686))))" style:apply-style-name="cf1" style:base-cell-address="7-12月_.B686"/>
      <style:map style:condition="is-true-formula(msoxl:AND(COUNTIF($B$686:$B$686, B686)&gt;1,NOT(ISBLANK(B686))))" style:apply-style-name="cf2" style:base-cell-address="7-12月_.B686"/>
      <style:map style:condition="is-true-formula(msoxl:AND(COUNTIF($B$686:$B$686, B686)&gt;1,NOT(ISBLANK(B686))))" style:apply-style-name="cf3" style:base-cell-address="7-12月_.B686"/>
      <style:map style:condition="is-true-formula(msoxl:AND(COUNTIF($B$686:$B$686, B686)&gt;1,NOT(ISBLANK(B686))))" style:apply-style-name="cf4" style:base-cell-address="7-12月_.B686"/>
      <style:map style:condition="is-true-formula(msoxl:AND(COUNTIF($B$686:$B$686, B686)&gt;1,NOT(ISBLANK(B686))))" style:apply-style-name="cf5" style:base-cell-address="7-12月_.B686"/>
    </style:style>
    <style:style style:name="ce34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7:$B$687, B687)&gt;1,NOT(ISBLANK(B687))))" style:apply-style-name="cf1" style:base-cell-address="7-12月_.B687"/>
      <style:map style:condition="is-true-formula(msoxl:AND(COUNTIF($B$687:$B$687, B687)&gt;1,NOT(ISBLANK(B687))))" style:apply-style-name="cf2" style:base-cell-address="7-12月_.B687"/>
      <style:map style:condition="is-true-formula(msoxl:AND(COUNTIF($B$687:$B$687, B687)&gt;1,NOT(ISBLANK(B687))))" style:apply-style-name="cf3" style:base-cell-address="7-12月_.B687"/>
      <style:map style:condition="is-true-formula(msoxl:AND(COUNTIF($B$687:$B$687, B687)&gt;1,NOT(ISBLANK(B687))))" style:apply-style-name="cf4" style:base-cell-address="7-12月_.B687"/>
      <style:map style:condition="is-true-formula(msoxl:AND(COUNTIF($B$687:$B$687, B687)&gt;1,NOT(ISBLANK(B687))))" style:apply-style-name="cf5" style:base-cell-address="7-12月_.B687"/>
    </style:style>
    <style:style style:name="ce34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8:$B$688, B688)&gt;1,NOT(ISBLANK(B688))))" style:apply-style-name="cf1" style:base-cell-address="7-12月_.B688"/>
      <style:map style:condition="is-true-formula(msoxl:AND(COUNTIF($B$688:$B$688, B688)&gt;1,NOT(ISBLANK(B688))))" style:apply-style-name="cf2" style:base-cell-address="7-12月_.B688"/>
      <style:map style:condition="is-true-formula(msoxl:AND(COUNTIF($B$688:$B$688, B688)&gt;1,NOT(ISBLANK(B688))))" style:apply-style-name="cf3" style:base-cell-address="7-12月_.B688"/>
      <style:map style:condition="is-true-formula(msoxl:AND(COUNTIF($B$688:$B$688, B688)&gt;1,NOT(ISBLANK(B688))))" style:apply-style-name="cf4" style:base-cell-address="7-12月_.B688"/>
      <style:map style:condition="is-true-formula(msoxl:AND(COUNTIF($B$688:$B$688, B688)&gt;1,NOT(ISBLANK(B688))))" style:apply-style-name="cf5" style:base-cell-address="7-12月_.B688"/>
    </style:style>
    <style:style style:name="ce34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89:$B$689, B689)&gt;1,NOT(ISBLANK(B689))))" style:apply-style-name="cf1" style:base-cell-address="7-12月_.B689"/>
      <style:map style:condition="is-true-formula(msoxl:AND(COUNTIF($B$689:$B$689, B689)&gt;1,NOT(ISBLANK(B689))))" style:apply-style-name="cf2" style:base-cell-address="7-12月_.B689"/>
      <style:map style:condition="is-true-formula(msoxl:AND(COUNTIF($B$689:$B$689, B689)&gt;1,NOT(ISBLANK(B689))))" style:apply-style-name="cf3" style:base-cell-address="7-12月_.B689"/>
      <style:map style:condition="is-true-formula(msoxl:AND(COUNTIF($B$689:$B$689, B689)&gt;1,NOT(ISBLANK(B689))))" style:apply-style-name="cf4" style:base-cell-address="7-12月_.B689"/>
      <style:map style:condition="is-true-formula(msoxl:AND(COUNTIF($B$689:$B$689, B689)&gt;1,NOT(ISBLANK(B689))))" style:apply-style-name="cf5" style:base-cell-address="7-12月_.B689"/>
    </style:style>
    <style:style style:name="ce34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0:$B$690, B690)&gt;1,NOT(ISBLANK(B690))))" style:apply-style-name="cf1" style:base-cell-address="7-12月_.B690"/>
      <style:map style:condition="is-true-formula(msoxl:AND(COUNTIF($B$690:$B$690, B690)&gt;1,NOT(ISBLANK(B690))))" style:apply-style-name="cf2" style:base-cell-address="7-12月_.B690"/>
      <style:map style:condition="is-true-formula(msoxl:AND(COUNTIF($B$690:$B$690, B690)&gt;1,NOT(ISBLANK(B690))))" style:apply-style-name="cf3" style:base-cell-address="7-12月_.B690"/>
      <style:map style:condition="is-true-formula(msoxl:AND(COUNTIF($B$690:$B$690, B690)&gt;1,NOT(ISBLANK(B690))))" style:apply-style-name="cf4" style:base-cell-address="7-12月_.B690"/>
      <style:map style:condition="is-true-formula(msoxl:AND(COUNTIF($B$690:$B$690, B690)&gt;1,NOT(ISBLANK(B690))))" style:apply-style-name="cf5" style:base-cell-address="7-12月_.B690"/>
    </style:style>
    <style:style style:name="ce34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1:$B$691, B691)&gt;1,NOT(ISBLANK(B691))))" style:apply-style-name="cf1" style:base-cell-address="7-12月_.B691"/>
      <style:map style:condition="is-true-formula(msoxl:AND(COUNTIF($B$691:$B$691, B691)&gt;1,NOT(ISBLANK(B691))))" style:apply-style-name="cf2" style:base-cell-address="7-12月_.B691"/>
      <style:map style:condition="is-true-formula(msoxl:AND(COUNTIF($B$691:$B$691, B691)&gt;1,NOT(ISBLANK(B691))))" style:apply-style-name="cf3" style:base-cell-address="7-12月_.B691"/>
      <style:map style:condition="is-true-formula(msoxl:AND(COUNTIF($B$691:$B$691, B691)&gt;1,NOT(ISBLANK(B691))))" style:apply-style-name="cf4" style:base-cell-address="7-12月_.B691"/>
      <style:map style:condition="is-true-formula(msoxl:AND(COUNTIF($B$691:$B$691, B691)&gt;1,NOT(ISBLANK(B691))))" style:apply-style-name="cf5" style:base-cell-address="7-12月_.B691"/>
    </style:style>
    <style:style style:name="ce34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2:$B$692, B692)&gt;1,NOT(ISBLANK(B692))))" style:apply-style-name="cf1" style:base-cell-address="7-12月_.B692"/>
      <style:map style:condition="is-true-formula(msoxl:AND(COUNTIF($B$692:$B$692, B692)&gt;1,NOT(ISBLANK(B692))))" style:apply-style-name="cf2" style:base-cell-address="7-12月_.B692"/>
      <style:map style:condition="is-true-formula(msoxl:AND(COUNTIF($B$692:$B$692, B692)&gt;1,NOT(ISBLANK(B692))))" style:apply-style-name="cf3" style:base-cell-address="7-12月_.B692"/>
      <style:map style:condition="is-true-formula(msoxl:AND(COUNTIF($B$692:$B$692, B692)&gt;1,NOT(ISBLANK(B692))))" style:apply-style-name="cf4" style:base-cell-address="7-12月_.B692"/>
      <style:map style:condition="is-true-formula(msoxl:AND(COUNTIF($B$692:$B$692, B692)&gt;1,NOT(ISBLANK(B692))))" style:apply-style-name="cf5" style:base-cell-address="7-12月_.B692"/>
    </style:style>
    <style:style style:name="ce34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3:$B$693, B693)&gt;1,NOT(ISBLANK(B693))))" style:apply-style-name="cf1" style:base-cell-address="7-12月_.B693"/>
      <style:map style:condition="is-true-formula(msoxl:AND(COUNTIF($B$693:$B$693, B693)&gt;1,NOT(ISBLANK(B693))))" style:apply-style-name="cf2" style:base-cell-address="7-12月_.B693"/>
      <style:map style:condition="is-true-formula(msoxl:AND(COUNTIF($B$693:$B$693, B693)&gt;1,NOT(ISBLANK(B693))))" style:apply-style-name="cf3" style:base-cell-address="7-12月_.B693"/>
      <style:map style:condition="is-true-formula(msoxl:AND(COUNTIF($B$693:$B$693, B693)&gt;1,NOT(ISBLANK(B693))))" style:apply-style-name="cf4" style:base-cell-address="7-12月_.B693"/>
      <style:map style:condition="is-true-formula(msoxl:AND(COUNTIF($B$693:$B$693, B693)&gt;1,NOT(ISBLANK(B693))))" style:apply-style-name="cf5" style:base-cell-address="7-12月_.B693"/>
    </style:style>
    <style:style style:name="ce34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4:$B$694, B694)&gt;1,NOT(ISBLANK(B694))))" style:apply-style-name="cf1" style:base-cell-address="7-12月_.B694"/>
      <style:map style:condition="is-true-formula(msoxl:AND(COUNTIF($B$694:$B$694, B694)&gt;1,NOT(ISBLANK(B694))))" style:apply-style-name="cf2" style:base-cell-address="7-12月_.B694"/>
      <style:map style:condition="is-true-formula(msoxl:AND(COUNTIF($B$694:$B$694, B694)&gt;1,NOT(ISBLANK(B694))))" style:apply-style-name="cf3" style:base-cell-address="7-12月_.B694"/>
      <style:map style:condition="is-true-formula(msoxl:AND(COUNTIF($B$694:$B$694, B694)&gt;1,NOT(ISBLANK(B694))))" style:apply-style-name="cf4" style:base-cell-address="7-12月_.B694"/>
      <style:map style:condition="is-true-formula(msoxl:AND(COUNTIF($B$694:$B$694, B694)&gt;1,NOT(ISBLANK(B694))))" style:apply-style-name="cf5" style:base-cell-address="7-12月_.B694"/>
    </style:style>
    <style:style style:name="ce34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5:$B$695, B695)&gt;1,NOT(ISBLANK(B695))))" style:apply-style-name="cf1" style:base-cell-address="7-12月_.B695"/>
      <style:map style:condition="is-true-formula(msoxl:AND(COUNTIF($B$695:$B$695, B695)&gt;1,NOT(ISBLANK(B695))))" style:apply-style-name="cf2" style:base-cell-address="7-12月_.B695"/>
      <style:map style:condition="is-true-formula(msoxl:AND(COUNTIF($B$695:$B$695, B695)&gt;1,NOT(ISBLANK(B695))))" style:apply-style-name="cf3" style:base-cell-address="7-12月_.B695"/>
      <style:map style:condition="is-true-formula(msoxl:AND(COUNTIF($B$695:$B$695, B695)&gt;1,NOT(ISBLANK(B695))))" style:apply-style-name="cf4" style:base-cell-address="7-12月_.B695"/>
      <style:map style:condition="is-true-formula(msoxl:AND(COUNTIF($B$695:$B$695, B695)&gt;1,NOT(ISBLANK(B695))))" style:apply-style-name="cf5" style:base-cell-address="7-12月_.B695"/>
    </style:style>
    <style:style style:name="ce35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6:$B$696, B696)&gt;1,NOT(ISBLANK(B696))))" style:apply-style-name="cf1" style:base-cell-address="7-12月_.B696"/>
      <style:map style:condition="is-true-formula(msoxl:AND(COUNTIF($B$696:$B$696, B696)&gt;1,NOT(ISBLANK(B696))))" style:apply-style-name="cf2" style:base-cell-address="7-12月_.B696"/>
      <style:map style:condition="is-true-formula(msoxl:AND(COUNTIF($B$696:$B$696, B696)&gt;1,NOT(ISBLANK(B696))))" style:apply-style-name="cf3" style:base-cell-address="7-12月_.B696"/>
      <style:map style:condition="is-true-formula(msoxl:AND(COUNTIF($B$696:$B$696, B696)&gt;1,NOT(ISBLANK(B696))))" style:apply-style-name="cf4" style:base-cell-address="7-12月_.B696"/>
      <style:map style:condition="is-true-formula(msoxl:AND(COUNTIF($B$696:$B$696, B696)&gt;1,NOT(ISBLANK(B696))))" style:apply-style-name="cf5" style:base-cell-address="7-12月_.B696"/>
    </style:style>
    <style:style style:name="ce35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7:$B$697, B697)&gt;1,NOT(ISBLANK(B697))))" style:apply-style-name="cf1" style:base-cell-address="7-12月_.B697"/>
      <style:map style:condition="is-true-formula(msoxl:AND(COUNTIF($B$697:$B$697, B697)&gt;1,NOT(ISBLANK(B697))))" style:apply-style-name="cf2" style:base-cell-address="7-12月_.B697"/>
      <style:map style:condition="is-true-formula(msoxl:AND(COUNTIF($B$697:$B$697, B697)&gt;1,NOT(ISBLANK(B697))))" style:apply-style-name="cf3" style:base-cell-address="7-12月_.B697"/>
      <style:map style:condition="is-true-formula(msoxl:AND(COUNTIF($B$697:$B$697, B697)&gt;1,NOT(ISBLANK(B697))))" style:apply-style-name="cf4" style:base-cell-address="7-12月_.B697"/>
      <style:map style:condition="is-true-formula(msoxl:AND(COUNTIF($B$697:$B$697, B697)&gt;1,NOT(ISBLANK(B697))))" style:apply-style-name="cf5" style:base-cell-address="7-12月_.B697"/>
    </style:style>
    <style:style style:name="ce35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98:$B$698, B698)&gt;1,NOT(ISBLANK(B698))))" style:apply-style-name="cf1" style:base-cell-address="7-12月_.B698"/>
      <style:map style:condition="is-true-formula(msoxl:AND(COUNTIF($B$698:$B$698, B698)&gt;1,NOT(ISBLANK(B698))))" style:apply-style-name="cf2" style:base-cell-address="7-12月_.B698"/>
      <style:map style:condition="is-true-formula(msoxl:AND(COUNTIF($B$698:$B$698, B698)&gt;1,NOT(ISBLANK(B698))))" style:apply-style-name="cf3" style:base-cell-address="7-12月_.B698"/>
      <style:map style:condition="is-true-formula(msoxl:AND(COUNTIF($B$698:$B$698, B698)&gt;1,NOT(ISBLANK(B698))))" style:apply-style-name="cf4" style:base-cell-address="7-12月_.B698"/>
      <style:map style:condition="is-true-formula(msoxl:AND(COUNTIF($B$698:$B$698, B698)&gt;1,NOT(ISBLANK(B698))))" style:apply-style-name="cf5" style:base-cell-address="7-12月_.B698"/>
    </style:style>
    <style:style style:name="ce35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0:$B$700, B700)&gt;1,NOT(ISBLANK(B700))))" style:apply-style-name="cf1" style:base-cell-address="7-12月_.B700"/>
      <style:map style:condition="is-true-formula(msoxl:AND(COUNTIF($B$700:$B$700, B700)&gt;1,NOT(ISBLANK(B700))))" style:apply-style-name="cf2" style:base-cell-address="7-12月_.B700"/>
      <style:map style:condition="is-true-formula(msoxl:AND(COUNTIF($B$700:$B$700, B700)&gt;1,NOT(ISBLANK(B700))))" style:apply-style-name="cf3" style:base-cell-address="7-12月_.B700"/>
      <style:map style:condition="is-true-formula(msoxl:AND(COUNTIF($B$700:$B$700, B700)&gt;1,NOT(ISBLANK(B700))))" style:apply-style-name="cf4" style:base-cell-address="7-12月_.B700"/>
      <style:map style:condition="is-true-formula(msoxl:AND(COUNTIF($B$700:$B$700, B700)&gt;1,NOT(ISBLANK(B700))))" style:apply-style-name="cf5" style:base-cell-address="7-12月_.B700"/>
    </style:style>
    <style:style style:name="ce35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1:$B$701, B701)&gt;1,NOT(ISBLANK(B701))))" style:apply-style-name="cf1" style:base-cell-address="7-12月_.B701"/>
      <style:map style:condition="is-true-formula(msoxl:AND(COUNTIF($B$701:$B$701, B701)&gt;1,NOT(ISBLANK(B701))))" style:apply-style-name="cf2" style:base-cell-address="7-12月_.B701"/>
      <style:map style:condition="is-true-formula(msoxl:AND(COUNTIF($B$701:$B$701, B701)&gt;1,NOT(ISBLANK(B701))))" style:apply-style-name="cf3" style:base-cell-address="7-12月_.B701"/>
      <style:map style:condition="is-true-formula(msoxl:AND(COUNTIF($B$701:$B$701, B701)&gt;1,NOT(ISBLANK(B701))))" style:apply-style-name="cf4" style:base-cell-address="7-12月_.B701"/>
      <style:map style:condition="is-true-formula(msoxl:AND(COUNTIF($B$701:$B$701, B701)&gt;1,NOT(ISBLANK(B701))))" style:apply-style-name="cf5" style:base-cell-address="7-12月_.B701"/>
    </style:style>
    <style:style style:name="ce35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2:$B$702, B702)&gt;1,NOT(ISBLANK(B702))))" style:apply-style-name="cf1" style:base-cell-address="7-12月_.B702"/>
      <style:map style:condition="is-true-formula(msoxl:AND(COUNTIF($B$702:$B$702, B702)&gt;1,NOT(ISBLANK(B702))))" style:apply-style-name="cf2" style:base-cell-address="7-12月_.B702"/>
      <style:map style:condition="is-true-formula(msoxl:AND(COUNTIF($B$702:$B$702, B702)&gt;1,NOT(ISBLANK(B702))))" style:apply-style-name="cf3" style:base-cell-address="7-12月_.B702"/>
      <style:map style:condition="is-true-formula(msoxl:AND(COUNTIF($B$702:$B$702, B702)&gt;1,NOT(ISBLANK(B702))))" style:apply-style-name="cf4" style:base-cell-address="7-12月_.B702"/>
      <style:map style:condition="is-true-formula(msoxl:AND(COUNTIF($B$702:$B$702, B702)&gt;1,NOT(ISBLANK(B702))))" style:apply-style-name="cf5" style:base-cell-address="7-12月_.B702"/>
    </style:style>
    <style:style style:name="ce35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3:$B$703, B703)&gt;1,NOT(ISBLANK(B703))))" style:apply-style-name="cf1" style:base-cell-address="7-12月_.B703"/>
      <style:map style:condition="is-true-formula(msoxl:AND(COUNTIF($B$703:$B$703, B703)&gt;1,NOT(ISBLANK(B703))))" style:apply-style-name="cf2" style:base-cell-address="7-12月_.B703"/>
      <style:map style:condition="is-true-formula(msoxl:AND(COUNTIF($B$703:$B$703, B703)&gt;1,NOT(ISBLANK(B703))))" style:apply-style-name="cf3" style:base-cell-address="7-12月_.B703"/>
      <style:map style:condition="is-true-formula(msoxl:AND(COUNTIF($B$703:$B$703, B703)&gt;1,NOT(ISBLANK(B703))))" style:apply-style-name="cf4" style:base-cell-address="7-12月_.B703"/>
      <style:map style:condition="is-true-formula(msoxl:AND(COUNTIF($B$703:$B$703, B703)&gt;1,NOT(ISBLANK(B703))))" style:apply-style-name="cf5" style:base-cell-address="7-12月_.B703"/>
    </style:style>
    <style:style style:name="ce35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4:$B$704, B704)&gt;1,NOT(ISBLANK(B704))))" style:apply-style-name="cf1" style:base-cell-address="7-12月_.B704"/>
      <style:map style:condition="is-true-formula(msoxl:AND(COUNTIF($B$704:$B$704, B704)&gt;1,NOT(ISBLANK(B704))))" style:apply-style-name="cf2" style:base-cell-address="7-12月_.B704"/>
      <style:map style:condition="is-true-formula(msoxl:AND(COUNTIF($B$704:$B$704, B704)&gt;1,NOT(ISBLANK(B704))))" style:apply-style-name="cf3" style:base-cell-address="7-12月_.B704"/>
      <style:map style:condition="is-true-formula(msoxl:AND(COUNTIF($B$704:$B$704, B704)&gt;1,NOT(ISBLANK(B704))))" style:apply-style-name="cf4" style:base-cell-address="7-12月_.B704"/>
      <style:map style:condition="is-true-formula(msoxl:AND(COUNTIF($B$704:$B$704, B704)&gt;1,NOT(ISBLANK(B704))))" style:apply-style-name="cf5" style:base-cell-address="7-12月_.B704"/>
    </style:style>
    <style:style style:name="ce35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7:$C$637, C637)&gt;1,NOT(ISBLANK(C637))))" style:apply-style-name="cf1" style:base-cell-address="7-12月_.C637"/>
      <style:map style:condition="is-true-formula(msoxl:AND(COUNTIF($C$637:$C$637, C637)&gt;1,NOT(ISBLANK(C637))))" style:apply-style-name="cf2" style:base-cell-address="7-12月_.C637"/>
      <style:map style:condition="is-true-formula(msoxl:AND(COUNTIF($C$637:$C$637, C637)&gt;1,NOT(ISBLANK(C637))))" style:apply-style-name="cf3" style:base-cell-address="7-12月_.C637"/>
      <style:map style:condition="is-true-formula(msoxl:AND(COUNTIF($C$637:$C$637, C637)&gt;1,NOT(ISBLANK(C637))))" style:apply-style-name="cf4" style:base-cell-address="7-12月_.C637"/>
      <style:map style:condition="is-true-formula(msoxl:AND(COUNTIF($C$637:$C$637, C637)&gt;1,NOT(ISBLANK(C637))))" style:apply-style-name="cf5" style:base-cell-address="7-12月_.C637"/>
    </style:style>
    <style:style style:name="ce35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8:$C$638, C638)&gt;1,NOT(ISBLANK(C638))))" style:apply-style-name="cf1" style:base-cell-address="7-12月_.C638"/>
      <style:map style:condition="is-true-formula(msoxl:AND(COUNTIF($C$638:$C$638, C638)&gt;1,NOT(ISBLANK(C638))))" style:apply-style-name="cf2" style:base-cell-address="7-12月_.C638"/>
      <style:map style:condition="is-true-formula(msoxl:AND(COUNTIF($C$638:$C$638, C638)&gt;1,NOT(ISBLANK(C638))))" style:apply-style-name="cf3" style:base-cell-address="7-12月_.C638"/>
      <style:map style:condition="is-true-formula(msoxl:AND(COUNTIF($C$638:$C$638, C638)&gt;1,NOT(ISBLANK(C638))))" style:apply-style-name="cf4" style:base-cell-address="7-12月_.C638"/>
      <style:map style:condition="is-true-formula(msoxl:AND(COUNTIF($C$638:$C$638, C638)&gt;1,NOT(ISBLANK(C638))))" style:apply-style-name="cf5" style:base-cell-address="7-12月_.C638"/>
    </style:style>
    <style:style style:name="ce36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9:$C$639, C639)&gt;1,NOT(ISBLANK(C639))))" style:apply-style-name="cf1" style:base-cell-address="7-12月_.C639"/>
      <style:map style:condition="is-true-formula(msoxl:AND(COUNTIF($C$639:$C$639, C639)&gt;1,NOT(ISBLANK(C639))))" style:apply-style-name="cf2" style:base-cell-address="7-12月_.C639"/>
      <style:map style:condition="is-true-formula(msoxl:AND(COUNTIF($C$639:$C$639, C639)&gt;1,NOT(ISBLANK(C639))))" style:apply-style-name="cf3" style:base-cell-address="7-12月_.C639"/>
      <style:map style:condition="is-true-formula(msoxl:AND(COUNTIF($C$639:$C$639, C639)&gt;1,NOT(ISBLANK(C639))))" style:apply-style-name="cf4" style:base-cell-address="7-12月_.C639"/>
      <style:map style:condition="is-true-formula(msoxl:AND(COUNTIF($C$639:$C$639, C639)&gt;1,NOT(ISBLANK(C639))))" style:apply-style-name="cf5" style:base-cell-address="7-12月_.C639"/>
    </style:style>
    <style:style style:name="ce36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0:$C$640, C640)&gt;1,NOT(ISBLANK(C640))))" style:apply-style-name="cf1" style:base-cell-address="7-12月_.C640"/>
      <style:map style:condition="is-true-formula(msoxl:AND(COUNTIF($C$640:$C$640, C640)&gt;1,NOT(ISBLANK(C640))))" style:apply-style-name="cf2" style:base-cell-address="7-12月_.C640"/>
      <style:map style:condition="is-true-formula(msoxl:AND(COUNTIF($C$640:$C$640, C640)&gt;1,NOT(ISBLANK(C640))))" style:apply-style-name="cf3" style:base-cell-address="7-12月_.C640"/>
      <style:map style:condition="is-true-formula(msoxl:AND(COUNTIF($C$640:$C$640, C640)&gt;1,NOT(ISBLANK(C640))))" style:apply-style-name="cf4" style:base-cell-address="7-12月_.C640"/>
      <style:map style:condition="is-true-formula(msoxl:AND(COUNTIF($C$640:$C$640, C640)&gt;1,NOT(ISBLANK(C640))))" style:apply-style-name="cf5" style:base-cell-address="7-12月_.C640"/>
    </style:style>
    <style:style style:name="ce36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1:$C$641, C641)&gt;1,NOT(ISBLANK(C641))))" style:apply-style-name="cf1" style:base-cell-address="7-12月_.C641"/>
      <style:map style:condition="is-true-formula(msoxl:AND(COUNTIF($C$641:$C$641, C641)&gt;1,NOT(ISBLANK(C641))))" style:apply-style-name="cf2" style:base-cell-address="7-12月_.C641"/>
      <style:map style:condition="is-true-formula(msoxl:AND(COUNTIF($C$641:$C$641, C641)&gt;1,NOT(ISBLANK(C641))))" style:apply-style-name="cf3" style:base-cell-address="7-12月_.C641"/>
      <style:map style:condition="is-true-formula(msoxl:AND(COUNTIF($C$641:$C$641, C641)&gt;1,NOT(ISBLANK(C641))))" style:apply-style-name="cf4" style:base-cell-address="7-12月_.C641"/>
      <style:map style:condition="is-true-formula(msoxl:AND(COUNTIF($C$641:$C$641, C641)&gt;1,NOT(ISBLANK(C641))))" style:apply-style-name="cf5" style:base-cell-address="7-12月_.C641"/>
    </style:style>
    <style:style style:name="ce36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2:$C$642, C642)&gt;1,NOT(ISBLANK(C642))))" style:apply-style-name="cf1" style:base-cell-address="7-12月_.C642"/>
      <style:map style:condition="is-true-formula(msoxl:AND(COUNTIF($C$642:$C$642, C642)&gt;1,NOT(ISBLANK(C642))))" style:apply-style-name="cf2" style:base-cell-address="7-12月_.C642"/>
      <style:map style:condition="is-true-formula(msoxl:AND(COUNTIF($C$642:$C$642, C642)&gt;1,NOT(ISBLANK(C642))))" style:apply-style-name="cf3" style:base-cell-address="7-12月_.C642"/>
      <style:map style:condition="is-true-formula(msoxl:AND(COUNTIF($C$642:$C$642, C642)&gt;1,NOT(ISBLANK(C642))))" style:apply-style-name="cf4" style:base-cell-address="7-12月_.C642"/>
      <style:map style:condition="is-true-formula(msoxl:AND(COUNTIF($C$642:$C$642, C642)&gt;1,NOT(ISBLANK(C642))))" style:apply-style-name="cf5" style:base-cell-address="7-12月_.C642"/>
    </style:style>
    <style:style style:name="ce36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3:$C$643, C643)&gt;1,NOT(ISBLANK(C643))))" style:apply-style-name="cf1" style:base-cell-address="7-12月_.C643"/>
      <style:map style:condition="is-true-formula(msoxl:AND(COUNTIF($C$643:$C$643, C643)&gt;1,NOT(ISBLANK(C643))))" style:apply-style-name="cf2" style:base-cell-address="7-12月_.C643"/>
      <style:map style:condition="is-true-formula(msoxl:AND(COUNTIF($C$643:$C$643, C643)&gt;1,NOT(ISBLANK(C643))))" style:apply-style-name="cf3" style:base-cell-address="7-12月_.C643"/>
      <style:map style:condition="is-true-formula(msoxl:AND(COUNTIF($C$643:$C$643, C643)&gt;1,NOT(ISBLANK(C643))))" style:apply-style-name="cf4" style:base-cell-address="7-12月_.C643"/>
      <style:map style:condition="is-true-formula(msoxl:AND(COUNTIF($C$643:$C$643, C643)&gt;1,NOT(ISBLANK(C643))))" style:apply-style-name="cf5" style:base-cell-address="7-12月_.C643"/>
    </style:style>
    <style:style style:name="ce36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4:$C$644, C644)&gt;1,NOT(ISBLANK(C644))))" style:apply-style-name="cf1" style:base-cell-address="7-12月_.C644"/>
      <style:map style:condition="is-true-formula(msoxl:AND(COUNTIF($C$644:$C$644, C644)&gt;1,NOT(ISBLANK(C644))))" style:apply-style-name="cf2" style:base-cell-address="7-12月_.C644"/>
      <style:map style:condition="is-true-formula(msoxl:AND(COUNTIF($C$644:$C$644, C644)&gt;1,NOT(ISBLANK(C644))))" style:apply-style-name="cf3" style:base-cell-address="7-12月_.C644"/>
      <style:map style:condition="is-true-formula(msoxl:AND(COUNTIF($C$644:$C$644, C644)&gt;1,NOT(ISBLANK(C644))))" style:apply-style-name="cf4" style:base-cell-address="7-12月_.C644"/>
      <style:map style:condition="is-true-formula(msoxl:AND(COUNTIF($C$644:$C$644, C644)&gt;1,NOT(ISBLANK(C644))))" style:apply-style-name="cf5" style:base-cell-address="7-12月_.C644"/>
    </style:style>
    <style:style style:name="ce36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5:$C$645, C645)&gt;1,NOT(ISBLANK(C645))))" style:apply-style-name="cf1" style:base-cell-address="7-12月_.C645"/>
      <style:map style:condition="is-true-formula(msoxl:AND(COUNTIF($C$645:$C$645, C645)&gt;1,NOT(ISBLANK(C645))))" style:apply-style-name="cf2" style:base-cell-address="7-12月_.C645"/>
      <style:map style:condition="is-true-formula(msoxl:AND(COUNTIF($C$645:$C$645, C645)&gt;1,NOT(ISBLANK(C645))))" style:apply-style-name="cf3" style:base-cell-address="7-12月_.C645"/>
      <style:map style:condition="is-true-formula(msoxl:AND(COUNTIF($C$645:$C$645, C645)&gt;1,NOT(ISBLANK(C645))))" style:apply-style-name="cf4" style:base-cell-address="7-12月_.C645"/>
      <style:map style:condition="is-true-formula(msoxl:AND(COUNTIF($C$645:$C$645, C645)&gt;1,NOT(ISBLANK(C645))))" style:apply-style-name="cf5" style:base-cell-address="7-12月_.C645"/>
    </style:style>
    <style:style style:name="ce36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6:$C$646, C646)&gt;1,NOT(ISBLANK(C646))))" style:apply-style-name="cf1" style:base-cell-address="7-12月_.C646"/>
      <style:map style:condition="is-true-formula(msoxl:AND(COUNTIF($C$646:$C$646, C646)&gt;1,NOT(ISBLANK(C646))))" style:apply-style-name="cf2" style:base-cell-address="7-12月_.C646"/>
      <style:map style:condition="is-true-formula(msoxl:AND(COUNTIF($C$646:$C$646, C646)&gt;1,NOT(ISBLANK(C646))))" style:apply-style-name="cf3" style:base-cell-address="7-12月_.C646"/>
      <style:map style:condition="is-true-formula(msoxl:AND(COUNTIF($C$646:$C$646, C646)&gt;1,NOT(ISBLANK(C646))))" style:apply-style-name="cf4" style:base-cell-address="7-12月_.C646"/>
      <style:map style:condition="is-true-formula(msoxl:AND(COUNTIF($C$646:$C$646, C646)&gt;1,NOT(ISBLANK(C646))))" style:apply-style-name="cf5" style:base-cell-address="7-12月_.C646"/>
    </style:style>
    <style:style style:name="ce36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57:$C$657, C657)&gt;1,NOT(ISBLANK(C657))))" style:apply-style-name="cf1" style:base-cell-address="7-12月_.C657"/>
      <style:map style:condition="is-true-formula(msoxl:AND(COUNTIF($C$657:$C$657, C657)&gt;1,NOT(ISBLANK(C657))))" style:apply-style-name="cf2" style:base-cell-address="7-12月_.C657"/>
      <style:map style:condition="is-true-formula(msoxl:AND(COUNTIF($C$657:$C$657, C657)&gt;1,NOT(ISBLANK(C657))))" style:apply-style-name="cf3" style:base-cell-address="7-12月_.C657"/>
      <style:map style:condition="is-true-formula(msoxl:AND(COUNTIF($C$657:$C$657, C657)&gt;1,NOT(ISBLANK(C657))))" style:apply-style-name="cf4" style:base-cell-address="7-12月_.C657"/>
      <style:map style:condition="is-true-formula(msoxl:AND(COUNTIF($C$657:$C$657, C657)&gt;1,NOT(ISBLANK(C657))))" style:apply-style-name="cf5" style:base-cell-address="7-12月_.C657"/>
    </style:style>
    <style:style style:name="ce36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58:$C$658, C658)&gt;1,NOT(ISBLANK(C658))))" style:apply-style-name="cf1" style:base-cell-address="7-12月_.C658"/>
      <style:map style:condition="is-true-formula(msoxl:AND(COUNTIF($C$658:$C$658, C658)&gt;1,NOT(ISBLANK(C658))))" style:apply-style-name="cf2" style:base-cell-address="7-12月_.C658"/>
      <style:map style:condition="is-true-formula(msoxl:AND(COUNTIF($C$658:$C$658, C658)&gt;1,NOT(ISBLANK(C658))))" style:apply-style-name="cf3" style:base-cell-address="7-12月_.C658"/>
      <style:map style:condition="is-true-formula(msoxl:AND(COUNTIF($C$658:$C$658, C658)&gt;1,NOT(ISBLANK(C658))))" style:apply-style-name="cf4" style:base-cell-address="7-12月_.C658"/>
      <style:map style:condition="is-true-formula(msoxl:AND(COUNTIF($C$658:$C$658, C658)&gt;1,NOT(ISBLANK(C658))))" style:apply-style-name="cf5" style:base-cell-address="7-12月_.C658"/>
    </style:style>
    <style:style style:name="ce37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59:$C$659, C659)&gt;1,NOT(ISBLANK(C659))))" style:apply-style-name="cf1" style:base-cell-address="7-12月_.C659"/>
      <style:map style:condition="is-true-formula(msoxl:AND(COUNTIF($C$659:$C$659, C659)&gt;1,NOT(ISBLANK(C659))))" style:apply-style-name="cf2" style:base-cell-address="7-12月_.C659"/>
      <style:map style:condition="is-true-formula(msoxl:AND(COUNTIF($C$659:$C$659, C659)&gt;1,NOT(ISBLANK(C659))))" style:apply-style-name="cf3" style:base-cell-address="7-12月_.C659"/>
      <style:map style:condition="is-true-formula(msoxl:AND(COUNTIF($C$659:$C$659, C659)&gt;1,NOT(ISBLANK(C659))))" style:apply-style-name="cf4" style:base-cell-address="7-12月_.C659"/>
      <style:map style:condition="is-true-formula(msoxl:AND(COUNTIF($C$659:$C$659, C659)&gt;1,NOT(ISBLANK(C659))))" style:apply-style-name="cf5" style:base-cell-address="7-12月_.C659"/>
    </style:style>
    <style:style style:name="ce37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0:$C$660, C660)&gt;1,NOT(ISBLANK(C660))))" style:apply-style-name="cf1" style:base-cell-address="7-12月_.C660"/>
      <style:map style:condition="is-true-formula(msoxl:AND(COUNTIF($C$660:$C$660, C660)&gt;1,NOT(ISBLANK(C660))))" style:apply-style-name="cf2" style:base-cell-address="7-12月_.C660"/>
      <style:map style:condition="is-true-formula(msoxl:AND(COUNTIF($C$660:$C$660, C660)&gt;1,NOT(ISBLANK(C660))))" style:apply-style-name="cf3" style:base-cell-address="7-12月_.C660"/>
      <style:map style:condition="is-true-formula(msoxl:AND(COUNTIF($C$660:$C$660, C660)&gt;1,NOT(ISBLANK(C660))))" style:apply-style-name="cf4" style:base-cell-address="7-12月_.C660"/>
      <style:map style:condition="is-true-formula(msoxl:AND(COUNTIF($C$660:$C$660, C660)&gt;1,NOT(ISBLANK(C660))))" style:apply-style-name="cf5" style:base-cell-address="7-12月_.C660"/>
    </style:style>
    <style:style style:name="ce37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1:$C$661, C661)&gt;1,NOT(ISBLANK(C661))))" style:apply-style-name="cf1" style:base-cell-address="7-12月_.C661"/>
      <style:map style:condition="is-true-formula(msoxl:AND(COUNTIF($C$661:$C$661, C661)&gt;1,NOT(ISBLANK(C661))))" style:apply-style-name="cf2" style:base-cell-address="7-12月_.C661"/>
      <style:map style:condition="is-true-formula(msoxl:AND(COUNTIF($C$661:$C$661, C661)&gt;1,NOT(ISBLANK(C661))))" style:apply-style-name="cf3" style:base-cell-address="7-12月_.C661"/>
      <style:map style:condition="is-true-formula(msoxl:AND(COUNTIF($C$661:$C$661, C661)&gt;1,NOT(ISBLANK(C661))))" style:apply-style-name="cf4" style:base-cell-address="7-12月_.C661"/>
      <style:map style:condition="is-true-formula(msoxl:AND(COUNTIF($C$661:$C$661, C661)&gt;1,NOT(ISBLANK(C661))))" style:apply-style-name="cf5" style:base-cell-address="7-12月_.C661"/>
    </style:style>
    <style:style style:name="ce37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2:$C$662, C662)&gt;1,NOT(ISBLANK(C662))))" style:apply-style-name="cf1" style:base-cell-address="7-12月_.C662"/>
      <style:map style:condition="is-true-formula(msoxl:AND(COUNTIF($C$662:$C$662, C662)&gt;1,NOT(ISBLANK(C662))))" style:apply-style-name="cf2" style:base-cell-address="7-12月_.C662"/>
      <style:map style:condition="is-true-formula(msoxl:AND(COUNTIF($C$662:$C$662, C662)&gt;1,NOT(ISBLANK(C662))))" style:apply-style-name="cf3" style:base-cell-address="7-12月_.C662"/>
      <style:map style:condition="is-true-formula(msoxl:AND(COUNTIF($C$662:$C$662, C662)&gt;1,NOT(ISBLANK(C662))))" style:apply-style-name="cf4" style:base-cell-address="7-12月_.C662"/>
      <style:map style:condition="is-true-formula(msoxl:AND(COUNTIF($C$662:$C$662, C662)&gt;1,NOT(ISBLANK(C662))))" style:apply-style-name="cf5" style:base-cell-address="7-12月_.C662"/>
    </style:style>
    <style:style style:name="ce37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3:$C$663, C663)&gt;1,NOT(ISBLANK(C663))))" style:apply-style-name="cf1" style:base-cell-address="7-12月_.C663"/>
      <style:map style:condition="is-true-formula(msoxl:AND(COUNTIF($C$663:$C$663, C663)&gt;1,NOT(ISBLANK(C663))))" style:apply-style-name="cf2" style:base-cell-address="7-12月_.C663"/>
      <style:map style:condition="is-true-formula(msoxl:AND(COUNTIF($C$663:$C$663, C663)&gt;1,NOT(ISBLANK(C663))))" style:apply-style-name="cf3" style:base-cell-address="7-12月_.C663"/>
      <style:map style:condition="is-true-formula(msoxl:AND(COUNTIF($C$663:$C$663, C663)&gt;1,NOT(ISBLANK(C663))))" style:apply-style-name="cf4" style:base-cell-address="7-12月_.C663"/>
      <style:map style:condition="is-true-formula(msoxl:AND(COUNTIF($C$663:$C$663, C663)&gt;1,NOT(ISBLANK(C663))))" style:apply-style-name="cf5" style:base-cell-address="7-12月_.C663"/>
    </style:style>
    <style:style style:name="ce37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4:$C$664, C664)&gt;1,NOT(ISBLANK(C664))))" style:apply-style-name="cf1" style:base-cell-address="7-12月_.C664"/>
      <style:map style:condition="is-true-formula(msoxl:AND(COUNTIF($C$664:$C$664, C664)&gt;1,NOT(ISBLANK(C664))))" style:apply-style-name="cf2" style:base-cell-address="7-12月_.C664"/>
      <style:map style:condition="is-true-formula(msoxl:AND(COUNTIF($C$664:$C$664, C664)&gt;1,NOT(ISBLANK(C664))))" style:apply-style-name="cf3" style:base-cell-address="7-12月_.C664"/>
      <style:map style:condition="is-true-formula(msoxl:AND(COUNTIF($C$664:$C$664, C664)&gt;1,NOT(ISBLANK(C664))))" style:apply-style-name="cf4" style:base-cell-address="7-12月_.C664"/>
      <style:map style:condition="is-true-formula(msoxl:AND(COUNTIF($C$664:$C$664, C664)&gt;1,NOT(ISBLANK(C664))))" style:apply-style-name="cf5" style:base-cell-address="7-12月_.C664"/>
    </style:style>
    <style:style style:name="ce37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5:$C$665, C665)&gt;1,NOT(ISBLANK(C665))))" style:apply-style-name="cf1" style:base-cell-address="7-12月_.C665"/>
      <style:map style:condition="is-true-formula(msoxl:AND(COUNTIF($C$665:$C$665, C665)&gt;1,NOT(ISBLANK(C665))))" style:apply-style-name="cf2" style:base-cell-address="7-12月_.C665"/>
      <style:map style:condition="is-true-formula(msoxl:AND(COUNTIF($C$665:$C$665, C665)&gt;1,NOT(ISBLANK(C665))))" style:apply-style-name="cf3" style:base-cell-address="7-12月_.C665"/>
      <style:map style:condition="is-true-formula(msoxl:AND(COUNTIF($C$665:$C$665, C665)&gt;1,NOT(ISBLANK(C665))))" style:apply-style-name="cf4" style:base-cell-address="7-12月_.C665"/>
      <style:map style:condition="is-true-formula(msoxl:AND(COUNTIF($C$665:$C$665, C665)&gt;1,NOT(ISBLANK(C665))))" style:apply-style-name="cf5" style:base-cell-address="7-12月_.C665"/>
    </style:style>
    <style:style style:name="ce37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6:$C$666, C666)&gt;1,NOT(ISBLANK(C666))))" style:apply-style-name="cf1" style:base-cell-address="7-12月_.C666"/>
      <style:map style:condition="is-true-formula(msoxl:AND(COUNTIF($C$666:$C$666, C666)&gt;1,NOT(ISBLANK(C666))))" style:apply-style-name="cf2" style:base-cell-address="7-12月_.C666"/>
      <style:map style:condition="is-true-formula(msoxl:AND(COUNTIF($C$666:$C$666, C666)&gt;1,NOT(ISBLANK(C666))))" style:apply-style-name="cf3" style:base-cell-address="7-12月_.C666"/>
      <style:map style:condition="is-true-formula(msoxl:AND(COUNTIF($C$666:$C$666, C666)&gt;1,NOT(ISBLANK(C666))))" style:apply-style-name="cf4" style:base-cell-address="7-12月_.C666"/>
      <style:map style:condition="is-true-formula(msoxl:AND(COUNTIF($C$666:$C$666, C666)&gt;1,NOT(ISBLANK(C666))))" style:apply-style-name="cf5" style:base-cell-address="7-12月_.C666"/>
    </style:style>
    <style:style style:name="ce37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7:$C$667, C667)&gt;1,NOT(ISBLANK(C667))))" style:apply-style-name="cf1" style:base-cell-address="7-12月_.C667"/>
      <style:map style:condition="is-true-formula(msoxl:AND(COUNTIF($C$667:$C$667, C667)&gt;1,NOT(ISBLANK(C667))))" style:apply-style-name="cf2" style:base-cell-address="7-12月_.C667"/>
      <style:map style:condition="is-true-formula(msoxl:AND(COUNTIF($C$667:$C$667, C667)&gt;1,NOT(ISBLANK(C667))))" style:apply-style-name="cf3" style:base-cell-address="7-12月_.C667"/>
      <style:map style:condition="is-true-formula(msoxl:AND(COUNTIF($C$667:$C$667, C667)&gt;1,NOT(ISBLANK(C667))))" style:apply-style-name="cf4" style:base-cell-address="7-12月_.C667"/>
      <style:map style:condition="is-true-formula(msoxl:AND(COUNTIF($C$667:$C$667, C667)&gt;1,NOT(ISBLANK(C667))))" style:apply-style-name="cf5" style:base-cell-address="7-12月_.C667"/>
    </style:style>
    <style:style style:name="ce37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8:$C$668, C668)&gt;1,NOT(ISBLANK(C668))))" style:apply-style-name="cf1" style:base-cell-address="7-12月_.C668"/>
      <style:map style:condition="is-true-formula(msoxl:AND(COUNTIF($C$668:$C$668, C668)&gt;1,NOT(ISBLANK(C668))))" style:apply-style-name="cf2" style:base-cell-address="7-12月_.C668"/>
      <style:map style:condition="is-true-formula(msoxl:AND(COUNTIF($C$668:$C$668, C668)&gt;1,NOT(ISBLANK(C668))))" style:apply-style-name="cf3" style:base-cell-address="7-12月_.C668"/>
      <style:map style:condition="is-true-formula(msoxl:AND(COUNTIF($C$668:$C$668, C668)&gt;1,NOT(ISBLANK(C668))))" style:apply-style-name="cf4" style:base-cell-address="7-12月_.C668"/>
      <style:map style:condition="is-true-formula(msoxl:AND(COUNTIF($C$668:$C$668, C668)&gt;1,NOT(ISBLANK(C668))))" style:apply-style-name="cf5" style:base-cell-address="7-12月_.C668"/>
    </style:style>
    <style:style style:name="ce38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69:$C$669, C669)&gt;1,NOT(ISBLANK(C669))))" style:apply-style-name="cf1" style:base-cell-address="7-12月_.C669"/>
      <style:map style:condition="is-true-formula(msoxl:AND(COUNTIF($C$669:$C$669, C669)&gt;1,NOT(ISBLANK(C669))))" style:apply-style-name="cf2" style:base-cell-address="7-12月_.C669"/>
      <style:map style:condition="is-true-formula(msoxl:AND(COUNTIF($C$669:$C$669, C669)&gt;1,NOT(ISBLANK(C669))))" style:apply-style-name="cf3" style:base-cell-address="7-12月_.C669"/>
      <style:map style:condition="is-true-formula(msoxl:AND(COUNTIF($C$669:$C$669, C669)&gt;1,NOT(ISBLANK(C669))))" style:apply-style-name="cf4" style:base-cell-address="7-12月_.C669"/>
      <style:map style:condition="is-true-formula(msoxl:AND(COUNTIF($C$669:$C$669, C669)&gt;1,NOT(ISBLANK(C669))))" style:apply-style-name="cf5" style:base-cell-address="7-12月_.C669"/>
    </style:style>
    <style:style style:name="ce38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70:$C$670, C670)&gt;1,NOT(ISBLANK(C670))))" style:apply-style-name="cf1" style:base-cell-address="7-12月_.C670"/>
      <style:map style:condition="is-true-formula(msoxl:AND(COUNTIF($C$670:$C$670, C670)&gt;1,NOT(ISBLANK(C670))))" style:apply-style-name="cf2" style:base-cell-address="7-12月_.C670"/>
      <style:map style:condition="is-true-formula(msoxl:AND(COUNTIF($C$670:$C$670, C670)&gt;1,NOT(ISBLANK(C670))))" style:apply-style-name="cf3" style:base-cell-address="7-12月_.C670"/>
      <style:map style:condition="is-true-formula(msoxl:AND(COUNTIF($C$670:$C$670, C670)&gt;1,NOT(ISBLANK(C670))))" style:apply-style-name="cf4" style:base-cell-address="7-12月_.C670"/>
      <style:map style:condition="is-true-formula(msoxl:AND(COUNTIF($C$670:$C$670, C670)&gt;1,NOT(ISBLANK(C670))))" style:apply-style-name="cf5" style:base-cell-address="7-12月_.C670"/>
    </style:style>
    <style:style style:name="ce38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71:$C$671, C671)&gt;1,NOT(ISBLANK(C671))))" style:apply-style-name="cf1" style:base-cell-address="7-12月_.C671"/>
      <style:map style:condition="is-true-formula(msoxl:AND(COUNTIF($C$671:$C$671, C671)&gt;1,NOT(ISBLANK(C671))))" style:apply-style-name="cf2" style:base-cell-address="7-12月_.C671"/>
      <style:map style:condition="is-true-formula(msoxl:AND(COUNTIF($C$671:$C$671, C671)&gt;1,NOT(ISBLANK(C671))))" style:apply-style-name="cf3" style:base-cell-address="7-12月_.C671"/>
      <style:map style:condition="is-true-formula(msoxl:AND(COUNTIF($C$671:$C$671, C671)&gt;1,NOT(ISBLANK(C671))))" style:apply-style-name="cf4" style:base-cell-address="7-12月_.C671"/>
      <style:map style:condition="is-true-formula(msoxl:AND(COUNTIF($C$671:$C$671, C671)&gt;1,NOT(ISBLANK(C671))))" style:apply-style-name="cf5" style:base-cell-address="7-12月_.C671"/>
    </style:style>
    <style:style style:name="ce38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72:$C$672, C672)&gt;1,NOT(ISBLANK(C672))))" style:apply-style-name="cf1" style:base-cell-address="7-12月_.C672"/>
      <style:map style:condition="is-true-formula(msoxl:AND(COUNTIF($C$672:$C$672, C672)&gt;1,NOT(ISBLANK(C672))))" style:apply-style-name="cf2" style:base-cell-address="7-12月_.C672"/>
      <style:map style:condition="is-true-formula(msoxl:AND(COUNTIF($C$672:$C$672, C672)&gt;1,NOT(ISBLANK(C672))))" style:apply-style-name="cf3" style:base-cell-address="7-12月_.C672"/>
      <style:map style:condition="is-true-formula(msoxl:AND(COUNTIF($C$672:$C$672, C672)&gt;1,NOT(ISBLANK(C672))))" style:apply-style-name="cf4" style:base-cell-address="7-12月_.C672"/>
      <style:map style:condition="is-true-formula(msoxl:AND(COUNTIF($C$672:$C$672, C672)&gt;1,NOT(ISBLANK(C672))))" style:apply-style-name="cf5" style:base-cell-address="7-12月_.C672"/>
    </style:style>
    <style:style style:name="ce38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7:$C$647, C647)&gt;1,NOT(ISBLANK(C647))))" style:apply-style-name="cf1" style:base-cell-address="7-12月_.C647"/>
      <style:map style:condition="is-true-formula(msoxl:AND(COUNTIF($C$647:$C$647, C647)&gt;1,NOT(ISBLANK(C647))))" style:apply-style-name="cf2" style:base-cell-address="7-12月_.C647"/>
      <style:map style:condition="is-true-formula(msoxl:AND(COUNTIF($C$647:$C$647, C647)&gt;1,NOT(ISBLANK(C647))))" style:apply-style-name="cf3" style:base-cell-address="7-12月_.C647"/>
      <style:map style:condition="is-true-formula(msoxl:AND(COUNTIF($C$647:$C$647, C647)&gt;1,NOT(ISBLANK(C647))))" style:apply-style-name="cf4" style:base-cell-address="7-12月_.C647"/>
      <style:map style:condition="is-true-formula(msoxl:AND(COUNTIF($C$647:$C$647, C647)&gt;1,NOT(ISBLANK(C647))))" style:apply-style-name="cf5" style:base-cell-address="7-12月_.C647"/>
    </style:style>
    <style:style style:name="ce38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8:$C$648, C648)&gt;1,NOT(ISBLANK(C648))))" style:apply-style-name="cf1" style:base-cell-address="7-12月_.C648"/>
      <style:map style:condition="is-true-formula(msoxl:AND(COUNTIF($C$648:$C$648, C648)&gt;1,NOT(ISBLANK(C648))))" style:apply-style-name="cf2" style:base-cell-address="7-12月_.C648"/>
      <style:map style:condition="is-true-formula(msoxl:AND(COUNTIF($C$648:$C$648, C648)&gt;1,NOT(ISBLANK(C648))))" style:apply-style-name="cf3" style:base-cell-address="7-12月_.C648"/>
      <style:map style:condition="is-true-formula(msoxl:AND(COUNTIF($C$648:$C$648, C648)&gt;1,NOT(ISBLANK(C648))))" style:apply-style-name="cf4" style:base-cell-address="7-12月_.C648"/>
      <style:map style:condition="is-true-formula(msoxl:AND(COUNTIF($C$648:$C$648, C648)&gt;1,NOT(ISBLANK(C648))))" style:apply-style-name="cf5" style:base-cell-address="7-12月_.C648"/>
    </style:style>
    <style:style style:name="ce38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49:$C$649, C649)&gt;1,NOT(ISBLANK(C649))))" style:apply-style-name="cf1" style:base-cell-address="7-12月_.C649"/>
      <style:map style:condition="is-true-formula(msoxl:AND(COUNTIF($C$649:$C$649, C649)&gt;1,NOT(ISBLANK(C649))))" style:apply-style-name="cf2" style:base-cell-address="7-12月_.C649"/>
      <style:map style:condition="is-true-formula(msoxl:AND(COUNTIF($C$649:$C$649, C649)&gt;1,NOT(ISBLANK(C649))))" style:apply-style-name="cf3" style:base-cell-address="7-12月_.C649"/>
      <style:map style:condition="is-true-formula(msoxl:AND(COUNTIF($C$649:$C$649, C649)&gt;1,NOT(ISBLANK(C649))))" style:apply-style-name="cf4" style:base-cell-address="7-12月_.C649"/>
      <style:map style:condition="is-true-formula(msoxl:AND(COUNTIF($C$649:$C$649, C649)&gt;1,NOT(ISBLANK(C649))))" style:apply-style-name="cf5" style:base-cell-address="7-12月_.C649"/>
    </style:style>
    <style:style style:name="ce38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50:$C$650, C650)&gt;1,NOT(ISBLANK(C650))))" style:apply-style-name="cf1" style:base-cell-address="7-12月_.C650"/>
      <style:map style:condition="is-true-formula(msoxl:AND(COUNTIF($C$650:$C$650, C650)&gt;1,NOT(ISBLANK(C650))))" style:apply-style-name="cf2" style:base-cell-address="7-12月_.C650"/>
      <style:map style:condition="is-true-formula(msoxl:AND(COUNTIF($C$650:$C$650, C650)&gt;1,NOT(ISBLANK(C650))))" style:apply-style-name="cf3" style:base-cell-address="7-12月_.C650"/>
      <style:map style:condition="is-true-formula(msoxl:AND(COUNTIF($C$650:$C$650, C650)&gt;1,NOT(ISBLANK(C650))))" style:apply-style-name="cf4" style:base-cell-address="7-12月_.C650"/>
      <style:map style:condition="is-true-formula(msoxl:AND(COUNTIF($C$650:$C$650, C650)&gt;1,NOT(ISBLANK(C650))))" style:apply-style-name="cf5" style:base-cell-address="7-12月_.C650"/>
    </style:style>
    <style:style style:name="ce38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51:$C$651, C651)&gt;1,NOT(ISBLANK(C651))))" style:apply-style-name="cf1" style:base-cell-address="7-12月_.C651"/>
      <style:map style:condition="is-true-formula(msoxl:AND(COUNTIF($C$651:$C$651, C651)&gt;1,NOT(ISBLANK(C651))))" style:apply-style-name="cf2" style:base-cell-address="7-12月_.C651"/>
      <style:map style:condition="is-true-formula(msoxl:AND(COUNTIF($C$651:$C$651, C651)&gt;1,NOT(ISBLANK(C651))))" style:apply-style-name="cf3" style:base-cell-address="7-12月_.C651"/>
      <style:map style:condition="is-true-formula(msoxl:AND(COUNTIF($C$651:$C$651, C651)&gt;1,NOT(ISBLANK(C651))))" style:apply-style-name="cf4" style:base-cell-address="7-12月_.C651"/>
      <style:map style:condition="is-true-formula(msoxl:AND(COUNTIF($C$651:$C$651, C651)&gt;1,NOT(ISBLANK(C651))))" style:apply-style-name="cf5" style:base-cell-address="7-12月_.C651"/>
    </style:style>
    <style:style style:name="ce38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52:$C$652, C652)&gt;1,NOT(ISBLANK(C652))))" style:apply-style-name="cf1" style:base-cell-address="7-12月_.C652"/>
      <style:map style:condition="is-true-formula(msoxl:AND(COUNTIF($C$652:$C$652, C652)&gt;1,NOT(ISBLANK(C652))))" style:apply-style-name="cf2" style:base-cell-address="7-12月_.C652"/>
      <style:map style:condition="is-true-formula(msoxl:AND(COUNTIF($C$652:$C$652, C652)&gt;1,NOT(ISBLANK(C652))))" style:apply-style-name="cf3" style:base-cell-address="7-12月_.C652"/>
      <style:map style:condition="is-true-formula(msoxl:AND(COUNTIF($C$652:$C$652, C652)&gt;1,NOT(ISBLANK(C652))))" style:apply-style-name="cf4" style:base-cell-address="7-12月_.C652"/>
      <style:map style:condition="is-true-formula(msoxl:AND(COUNTIF($C$652:$C$652, C652)&gt;1,NOT(ISBLANK(C652))))" style:apply-style-name="cf5" style:base-cell-address="7-12月_.C652"/>
    </style:style>
    <style:style style:name="ce390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5:$B$585, B585)&gt;1,NOT(ISBLANK(B585))))" style:apply-style-name="cf1" style:base-cell-address="7-12月_.B585"/>
      <style:map style:condition="is-true-formula(msoxl:AND(COUNTIF($B$585:$B$585, B585)&gt;1,NOT(ISBLANK(B585))))" style:apply-style-name="cf2" style:base-cell-address="7-12月_.B585"/>
      <style:map style:condition="is-true-formula(msoxl:AND(COUNTIF($B$585:$B$585, B585)&gt;1,NOT(ISBLANK(B585))))" style:apply-style-name="cf3" style:base-cell-address="7-12月_.B585"/>
      <style:map style:condition="is-true-formula(msoxl:AND(COUNTIF($B$585:$B$585, B585)&gt;1,NOT(ISBLANK(B585))))" style:apply-style-name="cf4" style:base-cell-address="7-12月_.B585"/>
      <style:map style:condition="is-true-formula(msoxl:AND(COUNTIF($B$585:$B$585, B585)&gt;1,NOT(ISBLANK(B585))))" style:apply-style-name="cf5" style:base-cell-address="7-12月_.B585"/>
    </style:style>
    <style:style style:name="ce391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6:$B$586, B586)&gt;1,NOT(ISBLANK(B586))))" style:apply-style-name="cf1" style:base-cell-address="7-12月_.B586"/>
      <style:map style:condition="is-true-formula(msoxl:AND(COUNTIF($B$586:$B$586, B586)&gt;1,NOT(ISBLANK(B586))))" style:apply-style-name="cf2" style:base-cell-address="7-12月_.B586"/>
      <style:map style:condition="is-true-formula(msoxl:AND(COUNTIF($B$586:$B$586, B586)&gt;1,NOT(ISBLANK(B586))))" style:apply-style-name="cf3" style:base-cell-address="7-12月_.B586"/>
      <style:map style:condition="is-true-formula(msoxl:AND(COUNTIF($B$586:$B$586, B586)&gt;1,NOT(ISBLANK(B586))))" style:apply-style-name="cf4" style:base-cell-address="7-12月_.B586"/>
      <style:map style:condition="is-true-formula(msoxl:AND(COUNTIF($B$586:$B$586, B586)&gt;1,NOT(ISBLANK(B586))))" style:apply-style-name="cf5" style:base-cell-address="7-12月_.B586"/>
    </style:style>
    <style:style style:name="ce392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7:$B$587, B587)&gt;1,NOT(ISBLANK(B587))))" style:apply-style-name="cf1" style:base-cell-address="7-12月_.B587"/>
      <style:map style:condition="is-true-formula(msoxl:AND(COUNTIF($B$587:$B$587, B587)&gt;1,NOT(ISBLANK(B587))))" style:apply-style-name="cf2" style:base-cell-address="7-12月_.B587"/>
      <style:map style:condition="is-true-formula(msoxl:AND(COUNTIF($B$587:$B$587, B587)&gt;1,NOT(ISBLANK(B587))))" style:apply-style-name="cf3" style:base-cell-address="7-12月_.B587"/>
      <style:map style:condition="is-true-formula(msoxl:AND(COUNTIF($B$587:$B$587, B587)&gt;1,NOT(ISBLANK(B587))))" style:apply-style-name="cf4" style:base-cell-address="7-12月_.B587"/>
      <style:map style:condition="is-true-formula(msoxl:AND(COUNTIF($B$587:$B$587, B587)&gt;1,NOT(ISBLANK(B587))))" style:apply-style-name="cf5" style:base-cell-address="7-12月_.B587"/>
    </style:style>
    <style:style style:name="ce393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88:$B$588, B588)&gt;1,NOT(ISBLANK(B588))))" style:apply-style-name="cf1" style:base-cell-address="7-12月_.B588"/>
      <style:map style:condition="is-true-formula(msoxl:AND(COUNTIF($B$588:$B$588, B588)&gt;1,NOT(ISBLANK(B588))))" style:apply-style-name="cf2" style:base-cell-address="7-12月_.B588"/>
      <style:map style:condition="is-true-formula(msoxl:AND(COUNTIF($B$588:$B$588, B588)&gt;1,NOT(ISBLANK(B588))))" style:apply-style-name="cf3" style:base-cell-address="7-12月_.B588"/>
      <style:map style:condition="is-true-formula(msoxl:AND(COUNTIF($B$588:$B$588, B588)&gt;1,NOT(ISBLANK(B588))))" style:apply-style-name="cf4" style:base-cell-address="7-12月_.B588"/>
      <style:map style:condition="is-true-formula(msoxl:AND(COUNTIF($B$588:$B$588, B588)&gt;1,NOT(ISBLANK(B588))))" style:apply-style-name="cf5" style:base-cell-address="7-12月_.B588"/>
    </style:style>
    <style:style style:name="ce39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95:$B$595, B595)&gt;1,NOT(ISBLANK(B595))))" style:apply-style-name="cf1" style:base-cell-address="7-12月_.B595"/>
      <style:map style:condition="is-true-formula(msoxl:AND(COUNTIF($B$595:$B$595, B595)&gt;1,NOT(ISBLANK(B595))))" style:apply-style-name="cf2" style:base-cell-address="7-12月_.B595"/>
      <style:map style:condition="is-true-formula(msoxl:AND(COUNTIF($B$595:$B$595, B595)&gt;1,NOT(ISBLANK(B595))))" style:apply-style-name="cf3" style:base-cell-address="7-12月_.B595"/>
      <style:map style:condition="is-true-formula(msoxl:AND(COUNTIF($B$595:$B$595, B595)&gt;1,NOT(ISBLANK(B595))))" style:apply-style-name="cf4" style:base-cell-address="7-12月_.B595"/>
      <style:map style:condition="is-true-formula(msoxl:AND(COUNTIF($B$595:$B$595, B595)&gt;1,NOT(ISBLANK(B595))))" style:apply-style-name="cf5" style:base-cell-address="7-12月_.B595"/>
    </style:style>
    <style:style style:name="ce39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96:$B$596, B596)&gt;1,NOT(ISBLANK(B596))))" style:apply-style-name="cf1" style:base-cell-address="7-12月_.B596"/>
      <style:map style:condition="is-true-formula(msoxl:AND(COUNTIF($B$596:$B$596, B596)&gt;1,NOT(ISBLANK(B596))))" style:apply-style-name="cf2" style:base-cell-address="7-12月_.B596"/>
      <style:map style:condition="is-true-formula(msoxl:AND(COUNTIF($B$596:$B$596, B596)&gt;1,NOT(ISBLANK(B596))))" style:apply-style-name="cf3" style:base-cell-address="7-12月_.B596"/>
      <style:map style:condition="is-true-formula(msoxl:AND(COUNTIF($B$596:$B$596, B596)&gt;1,NOT(ISBLANK(B596))))" style:apply-style-name="cf4" style:base-cell-address="7-12月_.B596"/>
      <style:map style:condition="is-true-formula(msoxl:AND(COUNTIF($B$596:$B$596, B596)&gt;1,NOT(ISBLANK(B596))))" style:apply-style-name="cf5" style:base-cell-address="7-12月_.B596"/>
    </style:style>
    <style:style style:name="ce39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97:$B$597, B597)&gt;1,NOT(ISBLANK(B597))))" style:apply-style-name="cf1" style:base-cell-address="7-12月_.B597"/>
      <style:map style:condition="is-true-formula(msoxl:AND(COUNTIF($B$597:$B$597, B597)&gt;1,NOT(ISBLANK(B597))))" style:apply-style-name="cf2" style:base-cell-address="7-12月_.B597"/>
      <style:map style:condition="is-true-formula(msoxl:AND(COUNTIF($B$597:$B$597, B597)&gt;1,NOT(ISBLANK(B597))))" style:apply-style-name="cf3" style:base-cell-address="7-12月_.B597"/>
      <style:map style:condition="is-true-formula(msoxl:AND(COUNTIF($B$597:$B$597, B597)&gt;1,NOT(ISBLANK(B597))))" style:apply-style-name="cf4" style:base-cell-address="7-12月_.B597"/>
      <style:map style:condition="is-true-formula(msoxl:AND(COUNTIF($B$597:$B$597, B597)&gt;1,NOT(ISBLANK(B597))))" style:apply-style-name="cf5" style:base-cell-address="7-12月_.B597"/>
    </style:style>
    <style:style style:name="ce39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98:$B$598, B598)&gt;1,NOT(ISBLANK(B598))))" style:apply-style-name="cf1" style:base-cell-address="7-12月_.B598"/>
      <style:map style:condition="is-true-formula(msoxl:AND(COUNTIF($B$598:$B$598, B598)&gt;1,NOT(ISBLANK(B598))))" style:apply-style-name="cf2" style:base-cell-address="7-12月_.B598"/>
      <style:map style:condition="is-true-formula(msoxl:AND(COUNTIF($B$598:$B$598, B598)&gt;1,NOT(ISBLANK(B598))))" style:apply-style-name="cf3" style:base-cell-address="7-12月_.B598"/>
      <style:map style:condition="is-true-formula(msoxl:AND(COUNTIF($B$598:$B$598, B598)&gt;1,NOT(ISBLANK(B598))))" style:apply-style-name="cf4" style:base-cell-address="7-12月_.B598"/>
      <style:map style:condition="is-true-formula(msoxl:AND(COUNTIF($B$598:$B$598, B598)&gt;1,NOT(ISBLANK(B598))))" style:apply-style-name="cf5" style:base-cell-address="7-12月_.B598"/>
    </style:style>
    <style:style style:name="ce39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99:$B$599, B599)&gt;1,NOT(ISBLANK(B599))))" style:apply-style-name="cf1" style:base-cell-address="7-12月_.B599"/>
      <style:map style:condition="is-true-formula(msoxl:AND(COUNTIF($B$599:$B$599, B599)&gt;1,NOT(ISBLANK(B599))))" style:apply-style-name="cf2" style:base-cell-address="7-12月_.B599"/>
      <style:map style:condition="is-true-formula(msoxl:AND(COUNTIF($B$599:$B$599, B599)&gt;1,NOT(ISBLANK(B599))))" style:apply-style-name="cf3" style:base-cell-address="7-12月_.B599"/>
      <style:map style:condition="is-true-formula(msoxl:AND(COUNTIF($B$599:$B$599, B599)&gt;1,NOT(ISBLANK(B599))))" style:apply-style-name="cf4" style:base-cell-address="7-12月_.B599"/>
      <style:map style:condition="is-true-formula(msoxl:AND(COUNTIF($B$599:$B$599, B599)&gt;1,NOT(ISBLANK(B599))))" style:apply-style-name="cf5" style:base-cell-address="7-12月_.B599"/>
    </style:style>
    <style:style style:name="ce39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7:$B$607, B607)&gt;1,NOT(ISBLANK(B607))))" style:apply-style-name="cf1" style:base-cell-address="7-12月_.B607"/>
      <style:map style:condition="is-true-formula(msoxl:AND(COUNTIF($B$607:$B$607, B607)&gt;1,NOT(ISBLANK(B607))))" style:apply-style-name="cf2" style:base-cell-address="7-12月_.B607"/>
      <style:map style:condition="is-true-formula(msoxl:AND(COUNTIF($B$607:$B$607, B607)&gt;1,NOT(ISBLANK(B607))))" style:apply-style-name="cf3" style:base-cell-address="7-12月_.B607"/>
      <style:map style:condition="is-true-formula(msoxl:AND(COUNTIF($B$607:$B$607, B607)&gt;1,NOT(ISBLANK(B607))))" style:apply-style-name="cf4" style:base-cell-address="7-12月_.B607"/>
      <style:map style:condition="is-true-formula(msoxl:AND(COUNTIF($B$607:$B$607, B607)&gt;1,NOT(ISBLANK(B607))))" style:apply-style-name="cf5" style:base-cell-address="7-12月_.B607"/>
    </style:style>
    <style:style style:name="ce40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8:$B$608, B608)&gt;1,NOT(ISBLANK(B608))))" style:apply-style-name="cf1" style:base-cell-address="7-12月_.B608"/>
      <style:map style:condition="is-true-formula(msoxl:AND(COUNTIF($B$608:$B$608, B608)&gt;1,NOT(ISBLANK(B608))))" style:apply-style-name="cf2" style:base-cell-address="7-12月_.B608"/>
      <style:map style:condition="is-true-formula(msoxl:AND(COUNTIF($B$608:$B$608, B608)&gt;1,NOT(ISBLANK(B608))))" style:apply-style-name="cf3" style:base-cell-address="7-12月_.B608"/>
      <style:map style:condition="is-true-formula(msoxl:AND(COUNTIF($B$608:$B$608, B608)&gt;1,NOT(ISBLANK(B608))))" style:apply-style-name="cf4" style:base-cell-address="7-12月_.B608"/>
      <style:map style:condition="is-true-formula(msoxl:AND(COUNTIF($B$608:$B$608, B608)&gt;1,NOT(ISBLANK(B608))))" style:apply-style-name="cf5" style:base-cell-address="7-12月_.B608"/>
    </style:style>
    <style:style style:name="ce40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9:$B$609, B609)&gt;1,NOT(ISBLANK(B609))))" style:apply-style-name="cf1" style:base-cell-address="7-12月_.B609"/>
      <style:map style:condition="is-true-formula(msoxl:AND(COUNTIF($B$609:$B$609, B609)&gt;1,NOT(ISBLANK(B609))))" style:apply-style-name="cf2" style:base-cell-address="7-12月_.B609"/>
      <style:map style:condition="is-true-formula(msoxl:AND(COUNTIF($B$609:$B$609, B609)&gt;1,NOT(ISBLANK(B609))))" style:apply-style-name="cf3" style:base-cell-address="7-12月_.B609"/>
      <style:map style:condition="is-true-formula(msoxl:AND(COUNTIF($B$609:$B$609, B609)&gt;1,NOT(ISBLANK(B609))))" style:apply-style-name="cf4" style:base-cell-address="7-12月_.B609"/>
      <style:map style:condition="is-true-formula(msoxl:AND(COUNTIF($B$609:$B$609, B609)&gt;1,NOT(ISBLANK(B609))))" style:apply-style-name="cf5" style:base-cell-address="7-12月_.B609"/>
    </style:style>
    <style:style style:name="ce40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0:$B$610, B610)&gt;1,NOT(ISBLANK(B610))))" style:apply-style-name="cf1" style:base-cell-address="7-12月_.B610"/>
      <style:map style:condition="is-true-formula(msoxl:AND(COUNTIF($B$610:$B$610, B610)&gt;1,NOT(ISBLANK(B610))))" style:apply-style-name="cf2" style:base-cell-address="7-12月_.B610"/>
      <style:map style:condition="is-true-formula(msoxl:AND(COUNTIF($B$610:$B$610, B610)&gt;1,NOT(ISBLANK(B610))))" style:apply-style-name="cf3" style:base-cell-address="7-12月_.B610"/>
      <style:map style:condition="is-true-formula(msoxl:AND(COUNTIF($B$610:$B$610, B610)&gt;1,NOT(ISBLANK(B610))))" style:apply-style-name="cf4" style:base-cell-address="7-12月_.B610"/>
      <style:map style:condition="is-true-formula(msoxl:AND(COUNTIF($B$610:$B$610, B610)&gt;1,NOT(ISBLANK(B610))))" style:apply-style-name="cf5" style:base-cell-address="7-12月_.B610"/>
    </style:style>
    <style:style style:name="ce40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3:$B$613, B613)&gt;1,NOT(ISBLANK(B613))))" style:apply-style-name="cf1" style:base-cell-address="7-12月_.B613"/>
      <style:map style:condition="is-true-formula(msoxl:AND(COUNTIF($B$613:$B$613, B613)&gt;1,NOT(ISBLANK(B613))))" style:apply-style-name="cf2" style:base-cell-address="7-12月_.B613"/>
      <style:map style:condition="is-true-formula(msoxl:AND(COUNTIF($B$613:$B$613, B613)&gt;1,NOT(ISBLANK(B613))))" style:apply-style-name="cf3" style:base-cell-address="7-12月_.B613"/>
      <style:map style:condition="is-true-formula(msoxl:AND(COUNTIF($B$613:$B$613, B613)&gt;1,NOT(ISBLANK(B613))))" style:apply-style-name="cf4" style:base-cell-address="7-12月_.B613"/>
      <style:map style:condition="is-true-formula(msoxl:AND(COUNTIF($B$613:$B$613, B613)&gt;1,NOT(ISBLANK(B613))))" style:apply-style-name="cf5" style:base-cell-address="7-12月_.B613"/>
    </style:style>
    <style:style style:name="ce40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4:$B$614, B614)&gt;1,NOT(ISBLANK(B614))))" style:apply-style-name="cf1" style:base-cell-address="7-12月_.B614"/>
      <style:map style:condition="is-true-formula(msoxl:AND(COUNTIF($B$614:$B$614, B614)&gt;1,NOT(ISBLANK(B614))))" style:apply-style-name="cf2" style:base-cell-address="7-12月_.B614"/>
      <style:map style:condition="is-true-formula(msoxl:AND(COUNTIF($B$614:$B$614, B614)&gt;1,NOT(ISBLANK(B614))))" style:apply-style-name="cf3" style:base-cell-address="7-12月_.B614"/>
      <style:map style:condition="is-true-formula(msoxl:AND(COUNTIF($B$614:$B$614, B614)&gt;1,NOT(ISBLANK(B614))))" style:apply-style-name="cf4" style:base-cell-address="7-12月_.B614"/>
      <style:map style:condition="is-true-formula(msoxl:AND(COUNTIF($B$614:$B$614, B614)&gt;1,NOT(ISBLANK(B614))))" style:apply-style-name="cf5" style:base-cell-address="7-12月_.B614"/>
    </style:style>
    <style:style style:name="ce40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5:$B$615, B615)&gt;1,NOT(ISBLANK(B615))))" style:apply-style-name="cf1" style:base-cell-address="7-12月_.B615"/>
      <style:map style:condition="is-true-formula(msoxl:AND(COUNTIF($B$615:$B$615, B615)&gt;1,NOT(ISBLANK(B615))))" style:apply-style-name="cf2" style:base-cell-address="7-12月_.B615"/>
      <style:map style:condition="is-true-formula(msoxl:AND(COUNTIF($B$615:$B$615, B615)&gt;1,NOT(ISBLANK(B615))))" style:apply-style-name="cf3" style:base-cell-address="7-12月_.B615"/>
      <style:map style:condition="is-true-formula(msoxl:AND(COUNTIF($B$615:$B$615, B615)&gt;1,NOT(ISBLANK(B615))))" style:apply-style-name="cf4" style:base-cell-address="7-12月_.B615"/>
      <style:map style:condition="is-true-formula(msoxl:AND(COUNTIF($B$615:$B$615, B615)&gt;1,NOT(ISBLANK(B615))))" style:apply-style-name="cf5" style:base-cell-address="7-12月_.B615"/>
    </style:style>
    <style:style style:name="ce40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6:$B$616, B616)&gt;1,NOT(ISBLANK(B616))))" style:apply-style-name="cf1" style:base-cell-address="7-12月_.B616"/>
      <style:map style:condition="is-true-formula(msoxl:AND(COUNTIF($B$616:$B$616, B616)&gt;1,NOT(ISBLANK(B616))))" style:apply-style-name="cf2" style:base-cell-address="7-12月_.B616"/>
      <style:map style:condition="is-true-formula(msoxl:AND(COUNTIF($B$616:$B$616, B616)&gt;1,NOT(ISBLANK(B616))))" style:apply-style-name="cf3" style:base-cell-address="7-12月_.B616"/>
      <style:map style:condition="is-true-formula(msoxl:AND(COUNTIF($B$616:$B$616, B616)&gt;1,NOT(ISBLANK(B616))))" style:apply-style-name="cf4" style:base-cell-address="7-12月_.B616"/>
      <style:map style:condition="is-true-formula(msoxl:AND(COUNTIF($B$616:$B$616, B616)&gt;1,NOT(ISBLANK(B616))))" style:apply-style-name="cf5" style:base-cell-address="7-12月_.B616"/>
    </style:style>
    <style:style style:name="ce407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7:$B$567, B567)&gt;1,NOT(ISBLANK(B567))))" style:apply-style-name="cf1" style:base-cell-address="7-12月_.B567"/>
      <style:map style:condition="is-true-formula(msoxl:AND(COUNTIF($B$567:$B$567, B567)&gt;1,NOT(ISBLANK(B567))))" style:apply-style-name="cf2" style:base-cell-address="7-12月_.B567"/>
      <style:map style:condition="is-true-formula(msoxl:AND(COUNTIF($B$567:$B$567, B567)&gt;1,NOT(ISBLANK(B567))))" style:apply-style-name="cf3" style:base-cell-address="7-12月_.B567"/>
      <style:map style:condition="is-true-formula(msoxl:AND(COUNTIF($B$567:$B$567, B567)&gt;1,NOT(ISBLANK(B567))))" style:apply-style-name="cf4" style:base-cell-address="7-12月_.B567"/>
      <style:map style:condition="is-true-formula(msoxl:AND(COUNTIF($B$567:$B$567, B567)&gt;1,NOT(ISBLANK(B567))))" style:apply-style-name="cf5" style:base-cell-address="7-12月_.B567"/>
    </style:style>
    <style:style style:name="ce408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8:$B$568, B568)&gt;1,NOT(ISBLANK(B568))))" style:apply-style-name="cf1" style:base-cell-address="7-12月_.B568"/>
      <style:map style:condition="is-true-formula(msoxl:AND(COUNTIF($B$568:$B$568, B568)&gt;1,NOT(ISBLANK(B568))))" style:apply-style-name="cf2" style:base-cell-address="7-12月_.B568"/>
      <style:map style:condition="is-true-formula(msoxl:AND(COUNTIF($B$568:$B$568, B568)&gt;1,NOT(ISBLANK(B568))))" style:apply-style-name="cf3" style:base-cell-address="7-12月_.B568"/>
      <style:map style:condition="is-true-formula(msoxl:AND(COUNTIF($B$568:$B$568, B568)&gt;1,NOT(ISBLANK(B568))))" style:apply-style-name="cf4" style:base-cell-address="7-12月_.B568"/>
      <style:map style:condition="is-true-formula(msoxl:AND(COUNTIF($B$568:$B$568, B568)&gt;1,NOT(ISBLANK(B568))))" style:apply-style-name="cf5" style:base-cell-address="7-12月_.B568"/>
    </style:style>
    <style:style style:name="ce409" style:family="table-cell" style:parent-style-name="_19968__33324__32_2_32_2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569:$B$569, B569)&gt;1,NOT(ISBLANK(B569))))" style:apply-style-name="cf1" style:base-cell-address="7-12月_.B569"/>
      <style:map style:condition="is-true-formula(msoxl:AND(COUNTIF($B$569:$B$569, B569)&gt;1,NOT(ISBLANK(B569))))" style:apply-style-name="cf2" style:base-cell-address="7-12月_.B569"/>
      <style:map style:condition="is-true-formula(msoxl:AND(COUNTIF($B$569:$B$569, B569)&gt;1,NOT(ISBLANK(B569))))" style:apply-style-name="cf3" style:base-cell-address="7-12月_.B569"/>
      <style:map style:condition="is-true-formula(msoxl:AND(COUNTIF($B$569:$B$569, B569)&gt;1,NOT(ISBLANK(B569))))" style:apply-style-name="cf4" style:base-cell-address="7-12月_.B569"/>
      <style:map style:condition="is-true-formula(msoxl:AND(COUNTIF($B$569:$B$569, B569)&gt;1,NOT(ISBLANK(B569))))" style:apply-style-name="cf5" style:base-cell-address="7-12月_.B569"/>
    </style:style>
    <style:style style:name="ce41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29:$C$629, C629)&gt;1,NOT(ISBLANK(C629))))" style:apply-style-name="cf1" style:base-cell-address="7-12月_.C629"/>
      <style:map style:condition="is-true-formula(msoxl:AND(COUNTIF($C$629:$C$629, C629)&gt;1,NOT(ISBLANK(C629))))" style:apply-style-name="cf2" style:base-cell-address="7-12月_.C629"/>
      <style:map style:condition="is-true-formula(msoxl:AND(COUNTIF($C$629:$C$629, C629)&gt;1,NOT(ISBLANK(C629))))" style:apply-style-name="cf3" style:base-cell-address="7-12月_.C629"/>
      <style:map style:condition="is-true-formula(msoxl:AND(COUNTIF($C$629:$C$629, C629)&gt;1,NOT(ISBLANK(C629))))" style:apply-style-name="cf4" style:base-cell-address="7-12月_.C629"/>
      <style:map style:condition="is-true-formula(msoxl:AND(COUNTIF($C$629:$C$629, C629)&gt;1,NOT(ISBLANK(C629))))" style:apply-style-name="cf5" style:base-cell-address="7-12月_.C629"/>
    </style:style>
    <style:style style:name="ce41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1:$C$631, C631)&gt;1,NOT(ISBLANK(C631))))" style:apply-style-name="cf1" style:base-cell-address="7-12月_.C631"/>
      <style:map style:condition="is-true-formula(msoxl:AND(COUNTIF($C$631:$C$631, C631)&gt;1,NOT(ISBLANK(C631))))" style:apply-style-name="cf2" style:base-cell-address="7-12月_.C631"/>
      <style:map style:condition="is-true-formula(msoxl:AND(COUNTIF($C$631:$C$631, C631)&gt;1,NOT(ISBLANK(C631))))" style:apply-style-name="cf3" style:base-cell-address="7-12月_.C631"/>
      <style:map style:condition="is-true-formula(msoxl:AND(COUNTIF($C$631:$C$631, C631)&gt;1,NOT(ISBLANK(C631))))" style:apply-style-name="cf4" style:base-cell-address="7-12月_.C631"/>
      <style:map style:condition="is-true-formula(msoxl:AND(COUNTIF($C$631:$C$631, C631)&gt;1,NOT(ISBLANK(C631))))" style:apply-style-name="cf5" style:base-cell-address="7-12月_.C631"/>
    </style:style>
    <style:style style:name="ce41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2:$C$632, C632)&gt;1,NOT(ISBLANK(C632))))" style:apply-style-name="cf1" style:base-cell-address="7-12月_.C632"/>
      <style:map style:condition="is-true-formula(msoxl:AND(COUNTIF($C$632:$C$632, C632)&gt;1,NOT(ISBLANK(C632))))" style:apply-style-name="cf2" style:base-cell-address="7-12月_.C632"/>
      <style:map style:condition="is-true-formula(msoxl:AND(COUNTIF($C$632:$C$632, C632)&gt;1,NOT(ISBLANK(C632))))" style:apply-style-name="cf3" style:base-cell-address="7-12月_.C632"/>
      <style:map style:condition="is-true-formula(msoxl:AND(COUNTIF($C$632:$C$632, C632)&gt;1,NOT(ISBLANK(C632))))" style:apply-style-name="cf4" style:base-cell-address="7-12月_.C632"/>
      <style:map style:condition="is-true-formula(msoxl:AND(COUNTIF($C$632:$C$632, C632)&gt;1,NOT(ISBLANK(C632))))" style:apply-style-name="cf5" style:base-cell-address="7-12月_.C632"/>
    </style:style>
    <style:style style:name="ce41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3:$C$633, C633)&gt;1,NOT(ISBLANK(C633))))" style:apply-style-name="cf1" style:base-cell-address="7-12月_.C633"/>
      <style:map style:condition="is-true-formula(msoxl:AND(COUNTIF($C$633:$C$633, C633)&gt;1,NOT(ISBLANK(C633))))" style:apply-style-name="cf2" style:base-cell-address="7-12月_.C633"/>
      <style:map style:condition="is-true-formula(msoxl:AND(COUNTIF($C$633:$C$633, C633)&gt;1,NOT(ISBLANK(C633))))" style:apply-style-name="cf3" style:base-cell-address="7-12月_.C633"/>
      <style:map style:condition="is-true-formula(msoxl:AND(COUNTIF($C$633:$C$633, C633)&gt;1,NOT(ISBLANK(C633))))" style:apply-style-name="cf4" style:base-cell-address="7-12月_.C633"/>
      <style:map style:condition="is-true-formula(msoxl:AND(COUNTIF($C$633:$C$633, C633)&gt;1,NOT(ISBLANK(C633))))" style:apply-style-name="cf5" style:base-cell-address="7-12月_.C633"/>
    </style:style>
    <style:style style:name="ce41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4:$C$634, C634)&gt;1,NOT(ISBLANK(C634))))" style:apply-style-name="cf1" style:base-cell-address="7-12月_.C634"/>
      <style:map style:condition="is-true-formula(msoxl:AND(COUNTIF($C$634:$C$634, C634)&gt;1,NOT(ISBLANK(C634))))" style:apply-style-name="cf2" style:base-cell-address="7-12月_.C634"/>
      <style:map style:condition="is-true-formula(msoxl:AND(COUNTIF($C$634:$C$634, C634)&gt;1,NOT(ISBLANK(C634))))" style:apply-style-name="cf3" style:base-cell-address="7-12月_.C634"/>
      <style:map style:condition="is-true-formula(msoxl:AND(COUNTIF($C$634:$C$634, C634)&gt;1,NOT(ISBLANK(C634))))" style:apply-style-name="cf4" style:base-cell-address="7-12月_.C634"/>
      <style:map style:condition="is-true-formula(msoxl:AND(COUNTIF($C$634:$C$634, C634)&gt;1,NOT(ISBLANK(C634))))" style:apply-style-name="cf5" style:base-cell-address="7-12月_.C634"/>
    </style:style>
    <style:style style:name="ce41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5:$C$635, C635)&gt;1,NOT(ISBLANK(C635))))" style:apply-style-name="cf1" style:base-cell-address="7-12月_.C635"/>
      <style:map style:condition="is-true-formula(msoxl:AND(COUNTIF($C$635:$C$635, C635)&gt;1,NOT(ISBLANK(C635))))" style:apply-style-name="cf2" style:base-cell-address="7-12月_.C635"/>
      <style:map style:condition="is-true-formula(msoxl:AND(COUNTIF($C$635:$C$635, C635)&gt;1,NOT(ISBLANK(C635))))" style:apply-style-name="cf3" style:base-cell-address="7-12月_.C635"/>
      <style:map style:condition="is-true-formula(msoxl:AND(COUNTIF($C$635:$C$635, C635)&gt;1,NOT(ISBLANK(C635))))" style:apply-style-name="cf4" style:base-cell-address="7-12月_.C635"/>
      <style:map style:condition="is-true-formula(msoxl:AND(COUNTIF($C$635:$C$635, C635)&gt;1,NOT(ISBLANK(C635))))" style:apply-style-name="cf5" style:base-cell-address="7-12月_.C635"/>
    </style:style>
    <style:style style:name="ce41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C$636:$C$636, C636)&gt;1,NOT(ISBLANK(C636))))" style:apply-style-name="cf1" style:base-cell-address="7-12月_.C636"/>
      <style:map style:condition="is-true-formula(msoxl:AND(COUNTIF($C$636:$C$636, C636)&gt;1,NOT(ISBLANK(C636))))" style:apply-style-name="cf2" style:base-cell-address="7-12月_.C636"/>
      <style:map style:condition="is-true-formula(msoxl:AND(COUNTIF($C$636:$C$636, C636)&gt;1,NOT(ISBLANK(C636))))" style:apply-style-name="cf3" style:base-cell-address="7-12月_.C636"/>
      <style:map style:condition="is-true-formula(msoxl:AND(COUNTIF($C$636:$C$636, C636)&gt;1,NOT(ISBLANK(C636))))" style:apply-style-name="cf4" style:base-cell-address="7-12月_.C636"/>
      <style:map style:condition="is-true-formula(msoxl:AND(COUNTIF($C$636:$C$636, C636)&gt;1,NOT(ISBLANK(C636))))" style:apply-style-name="cf5" style:base-cell-address="7-12月_.C636"/>
    </style:style>
    <style:style style:name="ce41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0:$B$600, B600)&gt;1,NOT(ISBLANK(B600))))" style:apply-style-name="cf1" style:base-cell-address="7-12月_.B600"/>
      <style:map style:condition="is-true-formula(msoxl:AND(COUNTIF($B$600:$B$600, B600)&gt;1,NOT(ISBLANK(B600))))" style:apply-style-name="cf2" style:base-cell-address="7-12月_.B600"/>
      <style:map style:condition="is-true-formula(msoxl:AND(COUNTIF($B$600:$B$600, B600)&gt;1,NOT(ISBLANK(B600))))" style:apply-style-name="cf3" style:base-cell-address="7-12月_.B600"/>
      <style:map style:condition="is-true-formula(msoxl:AND(COUNTIF($B$600:$B$600, B600)&gt;1,NOT(ISBLANK(B600))))" style:apply-style-name="cf4" style:base-cell-address="7-12月_.B600"/>
      <style:map style:condition="is-true-formula(msoxl:AND(COUNTIF($B$600:$B$600, B600)&gt;1,NOT(ISBLANK(B600))))" style:apply-style-name="cf5" style:base-cell-address="7-12月_.B600"/>
    </style:style>
    <style:style style:name="ce41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1:$B$601, B601)&gt;1,NOT(ISBLANK(B601))))" style:apply-style-name="cf1" style:base-cell-address="7-12月_.B601"/>
      <style:map style:condition="is-true-formula(msoxl:AND(COUNTIF($B$601:$B$601, B601)&gt;1,NOT(ISBLANK(B601))))" style:apply-style-name="cf2" style:base-cell-address="7-12月_.B601"/>
      <style:map style:condition="is-true-formula(msoxl:AND(COUNTIF($B$601:$B$601, B601)&gt;1,NOT(ISBLANK(B601))))" style:apply-style-name="cf3" style:base-cell-address="7-12月_.B601"/>
      <style:map style:condition="is-true-formula(msoxl:AND(COUNTIF($B$601:$B$601, B601)&gt;1,NOT(ISBLANK(B601))))" style:apply-style-name="cf4" style:base-cell-address="7-12月_.B601"/>
      <style:map style:condition="is-true-formula(msoxl:AND(COUNTIF($B$601:$B$601, B601)&gt;1,NOT(ISBLANK(B601))))" style:apply-style-name="cf5" style:base-cell-address="7-12月_.B601"/>
    </style:style>
    <style:style style:name="ce41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2:$B$602, B602)&gt;1,NOT(ISBLANK(B602))))" style:apply-style-name="cf1" style:base-cell-address="7-12月_.B602"/>
      <style:map style:condition="is-true-formula(msoxl:AND(COUNTIF($B$602:$B$602, B602)&gt;1,NOT(ISBLANK(B602))))" style:apply-style-name="cf2" style:base-cell-address="7-12月_.B602"/>
      <style:map style:condition="is-true-formula(msoxl:AND(COUNTIF($B$602:$B$602, B602)&gt;1,NOT(ISBLANK(B602))))" style:apply-style-name="cf3" style:base-cell-address="7-12月_.B602"/>
      <style:map style:condition="is-true-formula(msoxl:AND(COUNTIF($B$602:$B$602, B602)&gt;1,NOT(ISBLANK(B602))))" style:apply-style-name="cf4" style:base-cell-address="7-12月_.B602"/>
      <style:map style:condition="is-true-formula(msoxl:AND(COUNTIF($B$602:$B$602, B602)&gt;1,NOT(ISBLANK(B602))))" style:apply-style-name="cf5" style:base-cell-address="7-12月_.B602"/>
    </style:style>
    <style:style style:name="ce42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3:$B$603, B603)&gt;1,NOT(ISBLANK(B603))))" style:apply-style-name="cf1" style:base-cell-address="7-12月_.B603"/>
      <style:map style:condition="is-true-formula(msoxl:AND(COUNTIF($B$603:$B$603, B603)&gt;1,NOT(ISBLANK(B603))))" style:apply-style-name="cf2" style:base-cell-address="7-12月_.B603"/>
      <style:map style:condition="is-true-formula(msoxl:AND(COUNTIF($B$603:$B$603, B603)&gt;1,NOT(ISBLANK(B603))))" style:apply-style-name="cf3" style:base-cell-address="7-12月_.B603"/>
      <style:map style:condition="is-true-formula(msoxl:AND(COUNTIF($B$603:$B$603, B603)&gt;1,NOT(ISBLANK(B603))))" style:apply-style-name="cf4" style:base-cell-address="7-12月_.B603"/>
      <style:map style:condition="is-true-formula(msoxl:AND(COUNTIF($B$603:$B$603, B603)&gt;1,NOT(ISBLANK(B603))))" style:apply-style-name="cf5" style:base-cell-address="7-12月_.B603"/>
    </style:style>
    <style:style style:name="ce42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04:$B$604, B604)&gt;1,NOT(ISBLANK(B604))))" style:apply-style-name="cf1" style:base-cell-address="7-12月_.B604"/>
      <style:map style:condition="is-true-formula(msoxl:AND(COUNTIF($B$604:$B$604, B604)&gt;1,NOT(ISBLANK(B604))))" style:apply-style-name="cf2" style:base-cell-address="7-12月_.B604"/>
      <style:map style:condition="is-true-formula(msoxl:AND(COUNTIF($B$604:$B$604, B604)&gt;1,NOT(ISBLANK(B604))))" style:apply-style-name="cf3" style:base-cell-address="7-12月_.B604"/>
      <style:map style:condition="is-true-formula(msoxl:AND(COUNTIF($B$604:$B$604, B604)&gt;1,NOT(ISBLANK(B604))))" style:apply-style-name="cf4" style:base-cell-address="7-12月_.B604"/>
      <style:map style:condition="is-true-formula(msoxl:AND(COUNTIF($B$604:$B$604, B604)&gt;1,NOT(ISBLANK(B604))))" style:apply-style-name="cf5" style:base-cell-address="7-12月_.B604"/>
    </style:style>
    <style:style style:name="ce42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0:$B$620, B620)&gt;1,NOT(ISBLANK(B620))))" style:apply-style-name="cf1" style:base-cell-address="7-12月_.B620"/>
      <style:map style:condition="is-true-formula(msoxl:AND(COUNTIF($B$620:$B$620, B620)&gt;1,NOT(ISBLANK(B620))))" style:apply-style-name="cf2" style:base-cell-address="7-12月_.B620"/>
      <style:map style:condition="is-true-formula(msoxl:AND(COUNTIF($B$620:$B$620, B620)&gt;1,NOT(ISBLANK(B620))))" style:apply-style-name="cf3" style:base-cell-address="7-12月_.B620"/>
      <style:map style:condition="is-true-formula(msoxl:AND(COUNTIF($B$620:$B$620, B620)&gt;1,NOT(ISBLANK(B620))))" style:apply-style-name="cf4" style:base-cell-address="7-12月_.B620"/>
      <style:map style:condition="is-true-formula(msoxl:AND(COUNTIF($B$620:$B$620, B620)&gt;1,NOT(ISBLANK(B620))))" style:apply-style-name="cf5" style:base-cell-address="7-12月_.B620"/>
    </style:style>
    <style:style style:name="ce42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1:$B$621, B621)&gt;1,NOT(ISBLANK(B621))))" style:apply-style-name="cf1" style:base-cell-address="7-12月_.B621"/>
      <style:map style:condition="is-true-formula(msoxl:AND(COUNTIF($B$621:$B$621, B621)&gt;1,NOT(ISBLANK(B621))))" style:apply-style-name="cf2" style:base-cell-address="7-12月_.B621"/>
      <style:map style:condition="is-true-formula(msoxl:AND(COUNTIF($B$621:$B$621, B621)&gt;1,NOT(ISBLANK(B621))))" style:apply-style-name="cf3" style:base-cell-address="7-12月_.B621"/>
      <style:map style:condition="is-true-formula(msoxl:AND(COUNTIF($B$621:$B$621, B621)&gt;1,NOT(ISBLANK(B621))))" style:apply-style-name="cf4" style:base-cell-address="7-12月_.B621"/>
      <style:map style:condition="is-true-formula(msoxl:AND(COUNTIF($B$621:$B$621, B621)&gt;1,NOT(ISBLANK(B621))))" style:apply-style-name="cf5" style:base-cell-address="7-12月_.B621"/>
    </style:style>
    <style:style style:name="ce42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2:$B$622, B622)&gt;1,NOT(ISBLANK(B622))))" style:apply-style-name="cf1" style:base-cell-address="7-12月_.B622"/>
      <style:map style:condition="is-true-formula(msoxl:AND(COUNTIF($B$622:$B$622, B622)&gt;1,NOT(ISBLANK(B622))))" style:apply-style-name="cf2" style:base-cell-address="7-12月_.B622"/>
      <style:map style:condition="is-true-formula(msoxl:AND(COUNTIF($B$622:$B$622, B622)&gt;1,NOT(ISBLANK(B622))))" style:apply-style-name="cf3" style:base-cell-address="7-12月_.B622"/>
      <style:map style:condition="is-true-formula(msoxl:AND(COUNTIF($B$622:$B$622, B622)&gt;1,NOT(ISBLANK(B622))))" style:apply-style-name="cf4" style:base-cell-address="7-12月_.B622"/>
      <style:map style:condition="is-true-formula(msoxl:AND(COUNTIF($B$622:$B$622, B622)&gt;1,NOT(ISBLANK(B622))))" style:apply-style-name="cf5" style:base-cell-address="7-12月_.B622"/>
    </style:style>
    <style:style style:name="ce42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3:$B$623, B623)&gt;1,NOT(ISBLANK(B623))))" style:apply-style-name="cf1" style:base-cell-address="7-12月_.B623"/>
      <style:map style:condition="is-true-formula(msoxl:AND(COUNTIF($B$623:$B$623, B623)&gt;1,NOT(ISBLANK(B623))))" style:apply-style-name="cf2" style:base-cell-address="7-12月_.B623"/>
      <style:map style:condition="is-true-formula(msoxl:AND(COUNTIF($B$623:$B$623, B623)&gt;1,NOT(ISBLANK(B623))))" style:apply-style-name="cf3" style:base-cell-address="7-12月_.B623"/>
      <style:map style:condition="is-true-formula(msoxl:AND(COUNTIF($B$623:$B$623, B623)&gt;1,NOT(ISBLANK(B623))))" style:apply-style-name="cf4" style:base-cell-address="7-12月_.B623"/>
      <style:map style:condition="is-true-formula(msoxl:AND(COUNTIF($B$623:$B$623, B623)&gt;1,NOT(ISBLANK(B623))))" style:apply-style-name="cf5" style:base-cell-address="7-12月_.B623"/>
    </style:style>
    <style:style style:name="ce42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4:$B$624, B624)&gt;1,NOT(ISBLANK(B624))))" style:apply-style-name="cf1" style:base-cell-address="7-12月_.B624"/>
      <style:map style:condition="is-true-formula(msoxl:AND(COUNTIF($B$624:$B$624, B624)&gt;1,NOT(ISBLANK(B624))))" style:apply-style-name="cf2" style:base-cell-address="7-12月_.B624"/>
      <style:map style:condition="is-true-formula(msoxl:AND(COUNTIF($B$624:$B$624, B624)&gt;1,NOT(ISBLANK(B624))))" style:apply-style-name="cf3" style:base-cell-address="7-12月_.B624"/>
      <style:map style:condition="is-true-formula(msoxl:AND(COUNTIF($B$624:$B$624, B624)&gt;1,NOT(ISBLANK(B624))))" style:apply-style-name="cf4" style:base-cell-address="7-12月_.B624"/>
      <style:map style:condition="is-true-formula(msoxl:AND(COUNTIF($B$624:$B$624, B624)&gt;1,NOT(ISBLANK(B624))))" style:apply-style-name="cf5" style:base-cell-address="7-12月_.B624"/>
    </style:style>
    <style:style style:name="ce42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5:$B$625, B625)&gt;1,NOT(ISBLANK(B625))))" style:apply-style-name="cf1" style:base-cell-address="7-12月_.B625"/>
      <style:map style:condition="is-true-formula(msoxl:AND(COUNTIF($B$625:$B$625, B625)&gt;1,NOT(ISBLANK(B625))))" style:apply-style-name="cf2" style:base-cell-address="7-12月_.B625"/>
      <style:map style:condition="is-true-formula(msoxl:AND(COUNTIF($B$625:$B$625, B625)&gt;1,NOT(ISBLANK(B625))))" style:apply-style-name="cf3" style:base-cell-address="7-12月_.B625"/>
      <style:map style:condition="is-true-formula(msoxl:AND(COUNTIF($B$625:$B$625, B625)&gt;1,NOT(ISBLANK(B625))))" style:apply-style-name="cf4" style:base-cell-address="7-12月_.B625"/>
      <style:map style:condition="is-true-formula(msoxl:AND(COUNTIF($B$625:$B$625, B625)&gt;1,NOT(ISBLANK(B625))))" style:apply-style-name="cf5" style:base-cell-address="7-12月_.B625"/>
    </style:style>
    <style:style style:name="ce42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6:$B$626, B626)&gt;1,NOT(ISBLANK(B626))))" style:apply-style-name="cf1" style:base-cell-address="7-12月_.B626"/>
      <style:map style:condition="is-true-formula(msoxl:AND(COUNTIF($B$626:$B$626, B626)&gt;1,NOT(ISBLANK(B626))))" style:apply-style-name="cf2" style:base-cell-address="7-12月_.B626"/>
      <style:map style:condition="is-true-formula(msoxl:AND(COUNTIF($B$626:$B$626, B626)&gt;1,NOT(ISBLANK(B626))))" style:apply-style-name="cf3" style:base-cell-address="7-12月_.B626"/>
      <style:map style:condition="is-true-formula(msoxl:AND(COUNTIF($B$626:$B$626, B626)&gt;1,NOT(ISBLANK(B626))))" style:apply-style-name="cf4" style:base-cell-address="7-12月_.B626"/>
      <style:map style:condition="is-true-formula(msoxl:AND(COUNTIF($B$626:$B$626, B626)&gt;1,NOT(ISBLANK(B626))))" style:apply-style-name="cf5" style:base-cell-address="7-12月_.B626"/>
    </style:style>
    <style:style style:name="ce42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7:$B$627, B627)&gt;1,NOT(ISBLANK(B627))))" style:apply-style-name="cf1" style:base-cell-address="7-12月_.B627"/>
      <style:map style:condition="is-true-formula(msoxl:AND(COUNTIF($B$627:$B$627, B627)&gt;1,NOT(ISBLANK(B627))))" style:apply-style-name="cf2" style:base-cell-address="7-12月_.B627"/>
      <style:map style:condition="is-true-formula(msoxl:AND(COUNTIF($B$627:$B$627, B627)&gt;1,NOT(ISBLANK(B627))))" style:apply-style-name="cf3" style:base-cell-address="7-12月_.B627"/>
      <style:map style:condition="is-true-formula(msoxl:AND(COUNTIF($B$627:$B$627, B627)&gt;1,NOT(ISBLANK(B627))))" style:apply-style-name="cf4" style:base-cell-address="7-12月_.B627"/>
      <style:map style:condition="is-true-formula(msoxl:AND(COUNTIF($B$627:$B$627, B627)&gt;1,NOT(ISBLANK(B627))))" style:apply-style-name="cf5" style:base-cell-address="7-12月_.B627"/>
    </style:style>
    <style:style style:name="ce43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28:$B$628, B628)&gt;1,NOT(ISBLANK(B628))))" style:apply-style-name="cf1" style:base-cell-address="7-12月_.B628"/>
      <style:map style:condition="is-true-formula(msoxl:AND(COUNTIF($B$628:$B$628, B628)&gt;1,NOT(ISBLANK(B628))))" style:apply-style-name="cf2" style:base-cell-address="7-12月_.B628"/>
      <style:map style:condition="is-true-formula(msoxl:AND(COUNTIF($B$628:$B$628, B628)&gt;1,NOT(ISBLANK(B628))))" style:apply-style-name="cf3" style:base-cell-address="7-12月_.B628"/>
      <style:map style:condition="is-true-formula(msoxl:AND(COUNTIF($B$628:$B$628, B628)&gt;1,NOT(ISBLANK(B628))))" style:apply-style-name="cf4" style:base-cell-address="7-12月_.B628"/>
      <style:map style:condition="is-true-formula(msoxl:AND(COUNTIF($B$628:$B$628, B628)&gt;1,NOT(ISBLANK(B628))))" style:apply-style-name="cf5" style:base-cell-address="7-12月_.B628"/>
    </style:style>
    <style:style style:name="ce43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5:$B$705, B705)&gt;1,NOT(ISBLANK(B705))))" style:apply-style-name="cf1" style:base-cell-address="7-12月_.B705"/>
      <style:map style:condition="is-true-formula(msoxl:AND(COUNTIF($B$705:$B$705, B705)&gt;1,NOT(ISBLANK(B705))))" style:apply-style-name="cf2" style:base-cell-address="7-12月_.B705"/>
      <style:map style:condition="is-true-formula(msoxl:AND(COUNTIF($B$705:$B$705, B705)&gt;1,NOT(ISBLANK(B705))))" style:apply-style-name="cf3" style:base-cell-address="7-12月_.B705"/>
      <style:map style:condition="is-true-formula(msoxl:AND(COUNTIF($B$705:$B$705, B705)&gt;1,NOT(ISBLANK(B705))))" style:apply-style-name="cf4" style:base-cell-address="7-12月_.B705"/>
      <style:map style:condition="is-true-formula(msoxl:AND(COUNTIF($B$705:$B$705, B705)&gt;1,NOT(ISBLANK(B705))))" style:apply-style-name="cf5" style:base-cell-address="7-12月_.B705"/>
    </style:style>
    <style:style style:name="ce43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6:$B$706, B706)&gt;1,NOT(ISBLANK(B706))))" style:apply-style-name="cf1" style:base-cell-address="7-12月_.B706"/>
      <style:map style:condition="is-true-formula(msoxl:AND(COUNTIF($B$706:$B$706, B706)&gt;1,NOT(ISBLANK(B706))))" style:apply-style-name="cf2" style:base-cell-address="7-12月_.B706"/>
      <style:map style:condition="is-true-formula(msoxl:AND(COUNTIF($B$706:$B$706, B706)&gt;1,NOT(ISBLANK(B706))))" style:apply-style-name="cf3" style:base-cell-address="7-12月_.B706"/>
      <style:map style:condition="is-true-formula(msoxl:AND(COUNTIF($B$706:$B$706, B706)&gt;1,NOT(ISBLANK(B706))))" style:apply-style-name="cf4" style:base-cell-address="7-12月_.B706"/>
      <style:map style:condition="is-true-formula(msoxl:AND(COUNTIF($B$706:$B$706, B706)&gt;1,NOT(ISBLANK(B706))))" style:apply-style-name="cf5" style:base-cell-address="7-12月_.B706"/>
    </style:style>
    <style:style style:name="ce43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7:$B$707, B707)&gt;1,NOT(ISBLANK(B707))))" style:apply-style-name="cf1" style:base-cell-address="7-12月_.B707"/>
      <style:map style:condition="is-true-formula(msoxl:AND(COUNTIF($B$707:$B$707, B707)&gt;1,NOT(ISBLANK(B707))))" style:apply-style-name="cf2" style:base-cell-address="7-12月_.B707"/>
      <style:map style:condition="is-true-formula(msoxl:AND(COUNTIF($B$707:$B$707, B707)&gt;1,NOT(ISBLANK(B707))))" style:apply-style-name="cf3" style:base-cell-address="7-12月_.B707"/>
      <style:map style:condition="is-true-formula(msoxl:AND(COUNTIF($B$707:$B$707, B707)&gt;1,NOT(ISBLANK(B707))))" style:apply-style-name="cf4" style:base-cell-address="7-12月_.B707"/>
      <style:map style:condition="is-true-formula(msoxl:AND(COUNTIF($B$707:$B$707, B707)&gt;1,NOT(ISBLANK(B707))))" style:apply-style-name="cf5" style:base-cell-address="7-12月_.B707"/>
    </style:style>
    <style:style style:name="ce43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8:$B$708, B708)&gt;1,NOT(ISBLANK(B708))))" style:apply-style-name="cf1" style:base-cell-address="7-12月_.B708"/>
      <style:map style:condition="is-true-formula(msoxl:AND(COUNTIF($B$708:$B$708, B708)&gt;1,NOT(ISBLANK(B708))))" style:apply-style-name="cf2" style:base-cell-address="7-12月_.B708"/>
      <style:map style:condition="is-true-formula(msoxl:AND(COUNTIF($B$708:$B$708, B708)&gt;1,NOT(ISBLANK(B708))))" style:apply-style-name="cf3" style:base-cell-address="7-12月_.B708"/>
      <style:map style:condition="is-true-formula(msoxl:AND(COUNTIF($B$708:$B$708, B708)&gt;1,NOT(ISBLANK(B708))))" style:apply-style-name="cf4" style:base-cell-address="7-12月_.B708"/>
      <style:map style:condition="is-true-formula(msoxl:AND(COUNTIF($B$708:$B$708, B708)&gt;1,NOT(ISBLANK(B708))))" style:apply-style-name="cf5" style:base-cell-address="7-12月_.B708"/>
    </style:style>
    <style:style style:name="ce43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09:$B$709, B709)&gt;1,NOT(ISBLANK(B709))))" style:apply-style-name="cf1" style:base-cell-address="7-12月_.B709"/>
      <style:map style:condition="is-true-formula(msoxl:AND(COUNTIF($B$709:$B$709, B709)&gt;1,NOT(ISBLANK(B709))))" style:apply-style-name="cf2" style:base-cell-address="7-12月_.B709"/>
      <style:map style:condition="is-true-formula(msoxl:AND(COUNTIF($B$709:$B$709, B709)&gt;1,NOT(ISBLANK(B709))))" style:apply-style-name="cf3" style:base-cell-address="7-12月_.B709"/>
      <style:map style:condition="is-true-formula(msoxl:AND(COUNTIF($B$709:$B$709, B709)&gt;1,NOT(ISBLANK(B709))))" style:apply-style-name="cf4" style:base-cell-address="7-12月_.B709"/>
      <style:map style:condition="is-true-formula(msoxl:AND(COUNTIF($B$709:$B$709, B709)&gt;1,NOT(ISBLANK(B709))))" style:apply-style-name="cf5" style:base-cell-address="7-12月_.B709"/>
    </style:style>
    <style:style style:name="ce43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0:$B$710, B710)&gt;1,NOT(ISBLANK(B710))))" style:apply-style-name="cf1" style:base-cell-address="7-12月_.B710"/>
      <style:map style:condition="is-true-formula(msoxl:AND(COUNTIF($B$710:$B$710, B710)&gt;1,NOT(ISBLANK(B710))))" style:apply-style-name="cf2" style:base-cell-address="7-12月_.B710"/>
      <style:map style:condition="is-true-formula(msoxl:AND(COUNTIF($B$710:$B$710, B710)&gt;1,NOT(ISBLANK(B710))))" style:apply-style-name="cf3" style:base-cell-address="7-12月_.B710"/>
      <style:map style:condition="is-true-formula(msoxl:AND(COUNTIF($B$710:$B$710, B710)&gt;1,NOT(ISBLANK(B710))))" style:apply-style-name="cf4" style:base-cell-address="7-12月_.B710"/>
      <style:map style:condition="is-true-formula(msoxl:AND(COUNTIF($B$710:$B$710, B710)&gt;1,NOT(ISBLANK(B710))))" style:apply-style-name="cf5" style:base-cell-address="7-12月_.B710"/>
    </style:style>
    <style:style style:name="ce43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1:$B$711, B711)&gt;1,NOT(ISBLANK(B711))))" style:apply-style-name="cf1" style:base-cell-address="7-12月_.B711"/>
      <style:map style:condition="is-true-formula(msoxl:AND(COUNTIF($B$711:$B$711, B711)&gt;1,NOT(ISBLANK(B711))))" style:apply-style-name="cf2" style:base-cell-address="7-12月_.B711"/>
      <style:map style:condition="is-true-formula(msoxl:AND(COUNTIF($B$711:$B$711, B711)&gt;1,NOT(ISBLANK(B711))))" style:apply-style-name="cf3" style:base-cell-address="7-12月_.B711"/>
      <style:map style:condition="is-true-formula(msoxl:AND(COUNTIF($B$711:$B$711, B711)&gt;1,NOT(ISBLANK(B711))))" style:apply-style-name="cf4" style:base-cell-address="7-12月_.B711"/>
      <style:map style:condition="is-true-formula(msoxl:AND(COUNTIF($B$711:$B$711, B711)&gt;1,NOT(ISBLANK(B711))))" style:apply-style-name="cf5" style:base-cell-address="7-12月_.B711"/>
    </style:style>
    <style:style style:name="ce43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2:$B$712, B712)&gt;1,NOT(ISBLANK(B712))))" style:apply-style-name="cf1" style:base-cell-address="7-12月_.B712"/>
      <style:map style:condition="is-true-formula(msoxl:AND(COUNTIF($B$712:$B$712, B712)&gt;1,NOT(ISBLANK(B712))))" style:apply-style-name="cf2" style:base-cell-address="7-12月_.B712"/>
      <style:map style:condition="is-true-formula(msoxl:AND(COUNTIF($B$712:$B$712, B712)&gt;1,NOT(ISBLANK(B712))))" style:apply-style-name="cf3" style:base-cell-address="7-12月_.B712"/>
      <style:map style:condition="is-true-formula(msoxl:AND(COUNTIF($B$712:$B$712, B712)&gt;1,NOT(ISBLANK(B712))))" style:apply-style-name="cf4" style:base-cell-address="7-12月_.B712"/>
      <style:map style:condition="is-true-formula(msoxl:AND(COUNTIF($B$712:$B$712, B712)&gt;1,NOT(ISBLANK(B712))))" style:apply-style-name="cf5" style:base-cell-address="7-12月_.B712"/>
    </style:style>
    <style:style style:name="ce43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3:$B$713, B713)&gt;1,NOT(ISBLANK(B713))))" style:apply-style-name="cf1" style:base-cell-address="7-12月_.B713"/>
      <style:map style:condition="is-true-formula(msoxl:AND(COUNTIF($B$713:$B$713, B713)&gt;1,NOT(ISBLANK(B713))))" style:apply-style-name="cf2" style:base-cell-address="7-12月_.B713"/>
      <style:map style:condition="is-true-formula(msoxl:AND(COUNTIF($B$713:$B$713, B713)&gt;1,NOT(ISBLANK(B713))))" style:apply-style-name="cf3" style:base-cell-address="7-12月_.B713"/>
      <style:map style:condition="is-true-formula(msoxl:AND(COUNTIF($B$713:$B$713, B713)&gt;1,NOT(ISBLANK(B713))))" style:apply-style-name="cf4" style:base-cell-address="7-12月_.B713"/>
      <style:map style:condition="is-true-formula(msoxl:AND(COUNTIF($B$713:$B$713, B713)&gt;1,NOT(ISBLANK(B713))))" style:apply-style-name="cf5" style:base-cell-address="7-12月_.B713"/>
    </style:style>
    <style:style style:name="ce44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4:$B$714, B714)&gt;1,NOT(ISBLANK(B714))))" style:apply-style-name="cf1" style:base-cell-address="7-12月_.B714"/>
      <style:map style:condition="is-true-formula(msoxl:AND(COUNTIF($B$714:$B$714, B714)&gt;1,NOT(ISBLANK(B714))))" style:apply-style-name="cf2" style:base-cell-address="7-12月_.B714"/>
      <style:map style:condition="is-true-formula(msoxl:AND(COUNTIF($B$714:$B$714, B714)&gt;1,NOT(ISBLANK(B714))))" style:apply-style-name="cf3" style:base-cell-address="7-12月_.B714"/>
      <style:map style:condition="is-true-formula(msoxl:AND(COUNTIF($B$714:$B$714, B714)&gt;1,NOT(ISBLANK(B714))))" style:apply-style-name="cf4" style:base-cell-address="7-12月_.B714"/>
      <style:map style:condition="is-true-formula(msoxl:AND(COUNTIF($B$714:$B$714, B714)&gt;1,NOT(ISBLANK(B714))))" style:apply-style-name="cf5" style:base-cell-address="7-12月_.B714"/>
    </style:style>
    <style:style style:name="ce44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5:$B$715, B715)&gt;1,NOT(ISBLANK(B715))))" style:apply-style-name="cf1" style:base-cell-address="7-12月_.B715"/>
      <style:map style:condition="is-true-formula(msoxl:AND(COUNTIF($B$715:$B$715, B715)&gt;1,NOT(ISBLANK(B715))))" style:apply-style-name="cf2" style:base-cell-address="7-12月_.B715"/>
      <style:map style:condition="is-true-formula(msoxl:AND(COUNTIF($B$715:$B$715, B715)&gt;1,NOT(ISBLANK(B715))))" style:apply-style-name="cf3" style:base-cell-address="7-12月_.B715"/>
      <style:map style:condition="is-true-formula(msoxl:AND(COUNTIF($B$715:$B$715, B715)&gt;1,NOT(ISBLANK(B715))))" style:apply-style-name="cf4" style:base-cell-address="7-12月_.B715"/>
      <style:map style:condition="is-true-formula(msoxl:AND(COUNTIF($B$715:$B$715, B715)&gt;1,NOT(ISBLANK(B715))))" style:apply-style-name="cf5" style:base-cell-address="7-12月_.B715"/>
    </style:style>
    <style:style style:name="ce44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6:$B$716, B716)&gt;1,NOT(ISBLANK(B716))))" style:apply-style-name="cf1" style:base-cell-address="7-12月_.B716"/>
      <style:map style:condition="is-true-formula(msoxl:AND(COUNTIF($B$716:$B$716, B716)&gt;1,NOT(ISBLANK(B716))))" style:apply-style-name="cf2" style:base-cell-address="7-12月_.B716"/>
      <style:map style:condition="is-true-formula(msoxl:AND(COUNTIF($B$716:$B$716, B716)&gt;1,NOT(ISBLANK(B716))))" style:apply-style-name="cf3" style:base-cell-address="7-12月_.B716"/>
      <style:map style:condition="is-true-formula(msoxl:AND(COUNTIF($B$716:$B$716, B716)&gt;1,NOT(ISBLANK(B716))))" style:apply-style-name="cf4" style:base-cell-address="7-12月_.B716"/>
      <style:map style:condition="is-true-formula(msoxl:AND(COUNTIF($B$716:$B$716, B716)&gt;1,NOT(ISBLANK(B716))))" style:apply-style-name="cf5" style:base-cell-address="7-12月_.B716"/>
    </style:style>
    <style:style style:name="ce44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7:$B$717, B717)&gt;1,NOT(ISBLANK(B717))))" style:apply-style-name="cf1" style:base-cell-address="7-12月_.B717"/>
      <style:map style:condition="is-true-formula(msoxl:AND(COUNTIF($B$717:$B$717, B717)&gt;1,NOT(ISBLANK(B717))))" style:apply-style-name="cf2" style:base-cell-address="7-12月_.B717"/>
      <style:map style:condition="is-true-formula(msoxl:AND(COUNTIF($B$717:$B$717, B717)&gt;1,NOT(ISBLANK(B717))))" style:apply-style-name="cf3" style:base-cell-address="7-12月_.B717"/>
      <style:map style:condition="is-true-formula(msoxl:AND(COUNTIF($B$717:$B$717, B717)&gt;1,NOT(ISBLANK(B717))))" style:apply-style-name="cf4" style:base-cell-address="7-12月_.B717"/>
      <style:map style:condition="is-true-formula(msoxl:AND(COUNTIF($B$717:$B$717, B717)&gt;1,NOT(ISBLANK(B717))))" style:apply-style-name="cf5" style:base-cell-address="7-12月_.B717"/>
    </style:style>
    <style:style style:name="ce44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8:$B$718, B718)&gt;1,NOT(ISBLANK(B718))))" style:apply-style-name="cf1" style:base-cell-address="7-12月_.B718"/>
      <style:map style:condition="is-true-formula(msoxl:AND(COUNTIF($B$718:$B$718, B718)&gt;1,NOT(ISBLANK(B718))))" style:apply-style-name="cf2" style:base-cell-address="7-12月_.B718"/>
      <style:map style:condition="is-true-formula(msoxl:AND(COUNTIF($B$718:$B$718, B718)&gt;1,NOT(ISBLANK(B718))))" style:apply-style-name="cf3" style:base-cell-address="7-12月_.B718"/>
      <style:map style:condition="is-true-formula(msoxl:AND(COUNTIF($B$718:$B$718, B718)&gt;1,NOT(ISBLANK(B718))))" style:apply-style-name="cf4" style:base-cell-address="7-12月_.B718"/>
      <style:map style:condition="is-true-formula(msoxl:AND(COUNTIF($B$718:$B$718, B718)&gt;1,NOT(ISBLANK(B718))))" style:apply-style-name="cf5" style:base-cell-address="7-12月_.B718"/>
    </style:style>
    <style:style style:name="ce44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19:$B$719, B719)&gt;1,NOT(ISBLANK(B719))))" style:apply-style-name="cf1" style:base-cell-address="7-12月_.B719"/>
      <style:map style:condition="is-true-formula(msoxl:AND(COUNTIF($B$719:$B$719, B719)&gt;1,NOT(ISBLANK(B719))))" style:apply-style-name="cf2" style:base-cell-address="7-12月_.B719"/>
      <style:map style:condition="is-true-formula(msoxl:AND(COUNTIF($B$719:$B$719, B719)&gt;1,NOT(ISBLANK(B719))))" style:apply-style-name="cf3" style:base-cell-address="7-12月_.B719"/>
      <style:map style:condition="is-true-formula(msoxl:AND(COUNTIF($B$719:$B$719, B719)&gt;1,NOT(ISBLANK(B719))))" style:apply-style-name="cf4" style:base-cell-address="7-12月_.B719"/>
      <style:map style:condition="is-true-formula(msoxl:AND(COUNTIF($B$719:$B$719, B719)&gt;1,NOT(ISBLANK(B719))))" style:apply-style-name="cf5" style:base-cell-address="7-12月_.B719"/>
    </style:style>
    <style:style style:name="ce44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20:$B$720, B720)&gt;1,NOT(ISBLANK(B720))))" style:apply-style-name="cf1" style:base-cell-address="7-12月_.B720"/>
      <style:map style:condition="is-true-formula(msoxl:AND(COUNTIF($B$720:$B$720, B720)&gt;1,NOT(ISBLANK(B720))))" style:apply-style-name="cf2" style:base-cell-address="7-12月_.B720"/>
      <style:map style:condition="is-true-formula(msoxl:AND(COUNTIF($B$720:$B$720, B720)&gt;1,NOT(ISBLANK(B720))))" style:apply-style-name="cf3" style:base-cell-address="7-12月_.B720"/>
      <style:map style:condition="is-true-formula(msoxl:AND(COUNTIF($B$720:$B$720, B720)&gt;1,NOT(ISBLANK(B720))))" style:apply-style-name="cf4" style:base-cell-address="7-12月_.B720"/>
      <style:map style:condition="is-true-formula(msoxl:AND(COUNTIF($B$720:$B$720, B720)&gt;1,NOT(ISBLANK(B720))))" style:apply-style-name="cf5" style:base-cell-address="7-12月_.B720"/>
    </style:style>
    <style:style style:name="ce44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24:$B$724, B724)&gt;1,NOT(ISBLANK(B724))))" style:apply-style-name="cf1" style:base-cell-address="7-12月_.B724"/>
      <style:map style:condition="is-true-formula(msoxl:AND(COUNTIF($B$724:$B$724, B724)&gt;1,NOT(ISBLANK(B724))))" style:apply-style-name="cf2" style:base-cell-address="7-12月_.B724"/>
      <style:map style:condition="is-true-formula(msoxl:AND(COUNTIF($B$724:$B$724, B724)&gt;1,NOT(ISBLANK(B724))))" style:apply-style-name="cf3" style:base-cell-address="7-12月_.B724"/>
      <style:map style:condition="is-true-formula(msoxl:AND(COUNTIF($B$724:$B$724, B724)&gt;1,NOT(ISBLANK(B724))))" style:apply-style-name="cf4" style:base-cell-address="7-12月_.B724"/>
      <style:map style:condition="is-true-formula(msoxl:AND(COUNTIF($B$724:$B$724, B724)&gt;1,NOT(ISBLANK(B724))))" style:apply-style-name="cf5" style:base-cell-address="7-12月_.B724"/>
    </style:style>
    <style:style style:name="ce44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29:$B$729, B729)&gt;1,NOT(ISBLANK(B729))))" style:apply-style-name="cf1" style:base-cell-address="7-12月_.B729"/>
      <style:map style:condition="is-true-formula(msoxl:AND(COUNTIF($B$729:$B$729, B729)&gt;1,NOT(ISBLANK(B729))))" style:apply-style-name="cf2" style:base-cell-address="7-12月_.B729"/>
      <style:map style:condition="is-true-formula(msoxl:AND(COUNTIF($B$729:$B$729, B729)&gt;1,NOT(ISBLANK(B729))))" style:apply-style-name="cf3" style:base-cell-address="7-12月_.B729"/>
      <style:map style:condition="is-true-formula(msoxl:AND(COUNTIF($B$729:$B$729, B729)&gt;1,NOT(ISBLANK(B729))))" style:apply-style-name="cf4" style:base-cell-address="7-12月_.B729"/>
      <style:map style:condition="is-true-formula(msoxl:AND(COUNTIF($B$729:$B$729, B729)&gt;1,NOT(ISBLANK(B729))))" style:apply-style-name="cf5" style:base-cell-address="7-12月_.B729"/>
    </style:style>
    <style:style style:name="ce44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0:$B$730, B730)&gt;1,NOT(ISBLANK(B730))))" style:apply-style-name="cf1" style:base-cell-address="7-12月_.B730"/>
      <style:map style:condition="is-true-formula(msoxl:AND(COUNTIF($B$730:$B$730, B730)&gt;1,NOT(ISBLANK(B730))))" style:apply-style-name="cf2" style:base-cell-address="7-12月_.B730"/>
      <style:map style:condition="is-true-formula(msoxl:AND(COUNTIF($B$730:$B$730, B730)&gt;1,NOT(ISBLANK(B730))))" style:apply-style-name="cf3" style:base-cell-address="7-12月_.B730"/>
      <style:map style:condition="is-true-formula(msoxl:AND(COUNTIF($B$730:$B$730, B730)&gt;1,NOT(ISBLANK(B730))))" style:apply-style-name="cf4" style:base-cell-address="7-12月_.B730"/>
      <style:map style:condition="is-true-formula(msoxl:AND(COUNTIF($B$730:$B$730, B730)&gt;1,NOT(ISBLANK(B730))))" style:apply-style-name="cf5" style:base-cell-address="7-12月_.B730"/>
    </style:style>
    <style:style style:name="ce45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1:$B$731, B731)&gt;1,NOT(ISBLANK(B731))))" style:apply-style-name="cf1" style:base-cell-address="7-12月_.B731"/>
      <style:map style:condition="is-true-formula(msoxl:AND(COUNTIF($B$731:$B$731, B731)&gt;1,NOT(ISBLANK(B731))))" style:apply-style-name="cf2" style:base-cell-address="7-12月_.B731"/>
      <style:map style:condition="is-true-formula(msoxl:AND(COUNTIF($B$731:$B$731, B731)&gt;1,NOT(ISBLANK(B731))))" style:apply-style-name="cf3" style:base-cell-address="7-12月_.B731"/>
      <style:map style:condition="is-true-formula(msoxl:AND(COUNTIF($B$731:$B$731, B731)&gt;1,NOT(ISBLANK(B731))))" style:apply-style-name="cf4" style:base-cell-address="7-12月_.B731"/>
      <style:map style:condition="is-true-formula(msoxl:AND(COUNTIF($B$731:$B$731, B731)&gt;1,NOT(ISBLANK(B731))))" style:apply-style-name="cf5" style:base-cell-address="7-12月_.B731"/>
    </style:style>
    <style:style style:name="ce45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2:$B$732, B732)&gt;1,NOT(ISBLANK(B732))))" style:apply-style-name="cf1" style:base-cell-address="7-12月_.B732"/>
      <style:map style:condition="is-true-formula(msoxl:AND(COUNTIF($B$732:$B$732, B732)&gt;1,NOT(ISBLANK(B732))))" style:apply-style-name="cf2" style:base-cell-address="7-12月_.B732"/>
      <style:map style:condition="is-true-formula(msoxl:AND(COUNTIF($B$732:$B$732, B732)&gt;1,NOT(ISBLANK(B732))))" style:apply-style-name="cf3" style:base-cell-address="7-12月_.B732"/>
      <style:map style:condition="is-true-formula(msoxl:AND(COUNTIF($B$732:$B$732, B732)&gt;1,NOT(ISBLANK(B732))))" style:apply-style-name="cf4" style:base-cell-address="7-12月_.B732"/>
      <style:map style:condition="is-true-formula(msoxl:AND(COUNTIF($B$732:$B$732, B732)&gt;1,NOT(ISBLANK(B732))))" style:apply-style-name="cf5" style:base-cell-address="7-12月_.B732"/>
    </style:style>
    <style:style style:name="ce45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5:$B$735, B735)&gt;1,NOT(ISBLANK(B735))))" style:apply-style-name="cf1" style:base-cell-address="7-12月_.B735"/>
      <style:map style:condition="is-true-formula(msoxl:AND(COUNTIF($B$735:$B$735, B735)&gt;1,NOT(ISBLANK(B735))))" style:apply-style-name="cf2" style:base-cell-address="7-12月_.B735"/>
      <style:map style:condition="is-true-formula(msoxl:AND(COUNTIF($B$735:$B$735, B735)&gt;1,NOT(ISBLANK(B735))))" style:apply-style-name="cf3" style:base-cell-address="7-12月_.B735"/>
      <style:map style:condition="is-true-formula(msoxl:AND(COUNTIF($B$735:$B$735, B735)&gt;1,NOT(ISBLANK(B735))))" style:apply-style-name="cf4" style:base-cell-address="7-12月_.B735"/>
      <style:map style:condition="is-true-formula(msoxl:AND(COUNTIF($B$735:$B$735, B735)&gt;1,NOT(ISBLANK(B735))))" style:apply-style-name="cf5" style:base-cell-address="7-12月_.B735"/>
    </style:style>
    <style:style style:name="ce45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6:$B$736, B736)&gt;1,NOT(ISBLANK(B736))))" style:apply-style-name="cf1" style:base-cell-address="7-12月_.B736"/>
      <style:map style:condition="is-true-formula(msoxl:AND(COUNTIF($B$736:$B$736, B736)&gt;1,NOT(ISBLANK(B736))))" style:apply-style-name="cf2" style:base-cell-address="7-12月_.B736"/>
      <style:map style:condition="is-true-formula(msoxl:AND(COUNTIF($B$736:$B$736, B736)&gt;1,NOT(ISBLANK(B736))))" style:apply-style-name="cf3" style:base-cell-address="7-12月_.B736"/>
      <style:map style:condition="is-true-formula(msoxl:AND(COUNTIF($B$736:$B$736, B736)&gt;1,NOT(ISBLANK(B736))))" style:apply-style-name="cf4" style:base-cell-address="7-12月_.B736"/>
      <style:map style:condition="is-true-formula(msoxl:AND(COUNTIF($B$736:$B$736, B736)&gt;1,NOT(ISBLANK(B736))))" style:apply-style-name="cf5" style:base-cell-address="7-12月_.B736"/>
    </style:style>
    <style:style style:name="ce45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4:$B$734, B734)&gt;1,NOT(ISBLANK(B734))))" style:apply-style-name="cf1" style:base-cell-address="7-12月_.B734"/>
      <style:map style:condition="is-true-formula(msoxl:AND(COUNTIF($B$734:$B$734, B734)&gt;1,NOT(ISBLANK(B734))))" style:apply-style-name="cf2" style:base-cell-address="7-12月_.B734"/>
      <style:map style:condition="is-true-formula(msoxl:AND(COUNTIF($B$734:$B$734, B734)&gt;1,NOT(ISBLANK(B734))))" style:apply-style-name="cf3" style:base-cell-address="7-12月_.B734"/>
      <style:map style:condition="is-true-formula(msoxl:AND(COUNTIF($B$734:$B$734, B734)&gt;1,NOT(ISBLANK(B734))))" style:apply-style-name="cf4" style:base-cell-address="7-12月_.B734"/>
      <style:map style:condition="is-true-formula(msoxl:AND(COUNTIF($B$734:$B$734, B734)&gt;1,NOT(ISBLANK(B734))))" style:apply-style-name="cf5" style:base-cell-address="7-12月_.B734"/>
    </style:style>
    <style:style style:name="ce45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3:$B$733, B733)&gt;1,NOT(ISBLANK(B733))))" style:apply-style-name="cf1" style:base-cell-address="7-12月_.B733"/>
      <style:map style:condition="is-true-formula(msoxl:AND(COUNTIF($B$733:$B$733, B733)&gt;1,NOT(ISBLANK(B733))))" style:apply-style-name="cf2" style:base-cell-address="7-12月_.B733"/>
      <style:map style:condition="is-true-formula(msoxl:AND(COUNTIF($B$733:$B$733, B733)&gt;1,NOT(ISBLANK(B733))))" style:apply-style-name="cf3" style:base-cell-address="7-12月_.B733"/>
      <style:map style:condition="is-true-formula(msoxl:AND(COUNTIF($B$733:$B$733, B733)&gt;1,NOT(ISBLANK(B733))))" style:apply-style-name="cf4" style:base-cell-address="7-12月_.B733"/>
      <style:map style:condition="is-true-formula(msoxl:AND(COUNTIF($B$733:$B$733, B733)&gt;1,NOT(ISBLANK(B733))))" style:apply-style-name="cf5" style:base-cell-address="7-12月_.B733"/>
    </style:style>
    <style:style style:name="ce45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9:$B$739, B739)&gt;1,NOT(ISBLANK(B739))))" style:apply-style-name="cf1" style:base-cell-address="7-12月_.B739"/>
      <style:map style:condition="is-true-formula(msoxl:AND(COUNTIF($B$739:$B$739, B739)&gt;1,NOT(ISBLANK(B739))))" style:apply-style-name="cf2" style:base-cell-address="7-12月_.B739"/>
      <style:map style:condition="is-true-formula(msoxl:AND(COUNTIF($B$739:$B$739, B739)&gt;1,NOT(ISBLANK(B739))))" style:apply-style-name="cf3" style:base-cell-address="7-12月_.B739"/>
      <style:map style:condition="is-true-formula(msoxl:AND(COUNTIF($B$739:$B$739, B739)&gt;1,NOT(ISBLANK(B739))))" style:apply-style-name="cf4" style:base-cell-address="7-12月_.B739"/>
      <style:map style:condition="is-true-formula(msoxl:AND(COUNTIF($B$739:$B$739, B739)&gt;1,NOT(ISBLANK(B739))))" style:apply-style-name="cf5" style:base-cell-address="7-12月_.B739"/>
    </style:style>
    <style:style style:name="ce45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0:$B$740, B740)&gt;1,NOT(ISBLANK(B740))))" style:apply-style-name="cf1" style:base-cell-address="7-12月_.B740"/>
      <style:map style:condition="is-true-formula(msoxl:AND(COUNTIF($B$740:$B$740, B740)&gt;1,NOT(ISBLANK(B740))))" style:apply-style-name="cf2" style:base-cell-address="7-12月_.B740"/>
      <style:map style:condition="is-true-formula(msoxl:AND(COUNTIF($B$740:$B$740, B740)&gt;1,NOT(ISBLANK(B740))))" style:apply-style-name="cf3" style:base-cell-address="7-12月_.B740"/>
      <style:map style:condition="is-true-formula(msoxl:AND(COUNTIF($B$740:$B$740, B740)&gt;1,NOT(ISBLANK(B740))))" style:apply-style-name="cf4" style:base-cell-address="7-12月_.B740"/>
      <style:map style:condition="is-true-formula(msoxl:AND(COUNTIF($B$740:$B$740, B740)&gt;1,NOT(ISBLANK(B740))))" style:apply-style-name="cf5" style:base-cell-address="7-12月_.B740"/>
    </style:style>
    <style:style style:name="ce45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1:$B$741, B741)&gt;1,NOT(ISBLANK(B741))))" style:apply-style-name="cf1" style:base-cell-address="7-12月_.B741"/>
      <style:map style:condition="is-true-formula(msoxl:AND(COUNTIF($B$741:$B$741, B741)&gt;1,NOT(ISBLANK(B741))))" style:apply-style-name="cf2" style:base-cell-address="7-12月_.B741"/>
      <style:map style:condition="is-true-formula(msoxl:AND(COUNTIF($B$741:$B$741, B741)&gt;1,NOT(ISBLANK(B741))))" style:apply-style-name="cf3" style:base-cell-address="7-12月_.B741"/>
      <style:map style:condition="is-true-formula(msoxl:AND(COUNTIF($B$741:$B$741, B741)&gt;1,NOT(ISBLANK(B741))))" style:apply-style-name="cf4" style:base-cell-address="7-12月_.B741"/>
      <style:map style:condition="is-true-formula(msoxl:AND(COUNTIF($B$741:$B$741, B741)&gt;1,NOT(ISBLANK(B741))))" style:apply-style-name="cf5" style:base-cell-address="7-12月_.B741"/>
    </style:style>
    <style:style style:name="ce459" style:family="table-cell" style:parent-style-name="_21315__20998__20301__32_2_32_2" style:data-style-name="N48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2:$B$742, B742)&gt;1,NOT(ISBLANK(B742))))" style:apply-style-name="cf1" style:base-cell-address="7-12月_.B742"/>
      <style:map style:condition="is-true-formula(msoxl:AND(COUNTIF($B$742:$B$742, B742)&gt;1,NOT(ISBLANK(B742))))" style:apply-style-name="cf2" style:base-cell-address="7-12月_.B742"/>
      <style:map style:condition="is-true-formula(msoxl:AND(COUNTIF($B$742:$B$742, B742)&gt;1,NOT(ISBLANK(B742))))" style:apply-style-name="cf3" style:base-cell-address="7-12月_.B742"/>
      <style:map style:condition="is-true-formula(msoxl:AND(COUNTIF($B$742:$B$742, B742)&gt;1,NOT(ISBLANK(B742))))" style:apply-style-name="cf4" style:base-cell-address="7-12月_.B742"/>
      <style:map style:condition="is-true-formula(msoxl:AND(COUNTIF($B$742:$B$742, B742)&gt;1,NOT(ISBLANK(B742))))" style:apply-style-name="cf5" style:base-cell-address="7-12月_.B742"/>
    </style:style>
    <style:style style:name="ce46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3:$B$743, B743)&gt;1,NOT(ISBLANK(B743))))" style:apply-style-name="cf1" style:base-cell-address="7-12月_.B743"/>
      <style:map style:condition="is-true-formula(msoxl:AND(COUNTIF($B$743:$B$743, B743)&gt;1,NOT(ISBLANK(B743))))" style:apply-style-name="cf2" style:base-cell-address="7-12月_.B743"/>
      <style:map style:condition="is-true-formula(msoxl:AND(COUNTIF($B$743:$B$743, B743)&gt;1,NOT(ISBLANK(B743))))" style:apply-style-name="cf3" style:base-cell-address="7-12月_.B743"/>
      <style:map style:condition="is-true-formula(msoxl:AND(COUNTIF($B$743:$B$743, B743)&gt;1,NOT(ISBLANK(B743))))" style:apply-style-name="cf4" style:base-cell-address="7-12月_.B743"/>
      <style:map style:condition="is-true-formula(msoxl:AND(COUNTIF($B$743:$B$743, B743)&gt;1,NOT(ISBLANK(B743))))" style:apply-style-name="cf5" style:base-cell-address="7-12月_.B743"/>
    </style:style>
    <style:style style:name="ce46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7:$B$737, B737)&gt;1,NOT(ISBLANK(B737))))" style:apply-style-name="cf1" style:base-cell-address="7-12月_.B737"/>
      <style:map style:condition="is-true-formula(msoxl:AND(COUNTIF($B$737:$B$737, B737)&gt;1,NOT(ISBLANK(B737))))" style:apply-style-name="cf2" style:base-cell-address="7-12月_.B737"/>
      <style:map style:condition="is-true-formula(msoxl:AND(COUNTIF($B$737:$B$737, B737)&gt;1,NOT(ISBLANK(B737))))" style:apply-style-name="cf3" style:base-cell-address="7-12月_.B737"/>
      <style:map style:condition="is-true-formula(msoxl:AND(COUNTIF($B$737:$B$737, B737)&gt;1,NOT(ISBLANK(B737))))" style:apply-style-name="cf4" style:base-cell-address="7-12月_.B737"/>
      <style:map style:condition="is-true-formula(msoxl:AND(COUNTIF($B$737:$B$737, B737)&gt;1,NOT(ISBLANK(B737))))" style:apply-style-name="cf5" style:base-cell-address="7-12月_.B737"/>
    </style:style>
    <style:style style:name="ce46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38:$B$738, B738)&gt;1,NOT(ISBLANK(B738))))" style:apply-style-name="cf1" style:base-cell-address="7-12月_.B738"/>
      <style:map style:condition="is-true-formula(msoxl:AND(COUNTIF($B$738:$B$738, B738)&gt;1,NOT(ISBLANK(B738))))" style:apply-style-name="cf2" style:base-cell-address="7-12月_.B738"/>
      <style:map style:condition="is-true-formula(msoxl:AND(COUNTIF($B$738:$B$738, B738)&gt;1,NOT(ISBLANK(B738))))" style:apply-style-name="cf3" style:base-cell-address="7-12月_.B738"/>
      <style:map style:condition="is-true-formula(msoxl:AND(COUNTIF($B$738:$B$738, B738)&gt;1,NOT(ISBLANK(B738))))" style:apply-style-name="cf4" style:base-cell-address="7-12月_.B738"/>
      <style:map style:condition="is-true-formula(msoxl:AND(COUNTIF($B$738:$B$738, B738)&gt;1,NOT(ISBLANK(B738))))" style:apply-style-name="cf5" style:base-cell-address="7-12月_.B738"/>
    </style:style>
    <style:style style:name="ce46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4:$B$744, B744)&gt;1,NOT(ISBLANK(B744))))" style:apply-style-name="cf1" style:base-cell-address="7-12月_.B744"/>
      <style:map style:condition="is-true-formula(msoxl:AND(COUNTIF($B$744:$B$744, B744)&gt;1,NOT(ISBLANK(B744))))" style:apply-style-name="cf2" style:base-cell-address="7-12月_.B744"/>
      <style:map style:condition="is-true-formula(msoxl:AND(COUNTIF($B$744:$B$744, B744)&gt;1,NOT(ISBLANK(B744))))" style:apply-style-name="cf3" style:base-cell-address="7-12月_.B744"/>
      <style:map style:condition="is-true-formula(msoxl:AND(COUNTIF($B$744:$B$744, B744)&gt;1,NOT(ISBLANK(B744))))" style:apply-style-name="cf4" style:base-cell-address="7-12月_.B744"/>
      <style:map style:condition="is-true-formula(msoxl:AND(COUNTIF($B$744:$B$744, B744)&gt;1,NOT(ISBLANK(B744))))" style:apply-style-name="cf5" style:base-cell-address="7-12月_.B744"/>
    </style:style>
    <style:style style:name="ce464" style:family="table-cell" style:parent-style-name="_19968__33324___31354__30333__20633__26597__31807_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1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2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3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4" style:base-cell-address="7-12月_.B253"/>
      <style:map style:condition="is-true-formula(msoxl:AND(COUNTIF($B$611:$B$612, B253)+COUNTIF($B$565:$B$566, B253)+COUNTIF($B$501:$B$501, B253)+COUNTIF($B$253:$B$253, B253)+COUNTIF($B$284:$B$284, B253)+COUNTIF($B$269:$B$275, B253)+COUNTIF($B$280:$B$280, B253)+COUNTIF($B$282:$B$282, B253)+COUNTIF($B$294:$B$294, B253)+COUNTIF($B$296:$B$299, B253)+COUNTIF($B$325:$B$325, B253)+COUNTIF($B$373:$B$376, B253)+COUNTIF($B$311:$B$313, B253)+COUNTIF($B$323:$B$323, B253)+COUNTIF($B$327:$B$330, B253)+COUNTIF($B$371:$B$371, B253)+COUNTIF($B$503:$B$505, B253)+COUNTIF($B$508:$B$508, B253)+COUNTIF($B$516:$B$516, B253)+COUNTIF($B$523:$B$524, B253)+COUNTIF($B$530:$B$533, B253)+COUNTIF($B$538:$B$538, B253)+COUNTIF($B$540:$B$545, B253)+COUNTIF($B$551:$B$551, B253)+COUNTIF($B$558:$B$558, B253)+COUNTIF($B$589:$B$594, B253)+COUNTIF($B$605:$B$606, B253)+COUNTIF($B$617:$B$619, B253)+COUNTIF($B$653:$B$656, B253)+COUNTIF($B$673:$B$676, B253)+COUNTIF($B$699:$B$699, B253)+COUNTIF($B$745:$B$745, B253)&gt;1,NOT(ISBLANK(B253))))" style:apply-style-name="cf5" style:base-cell-address="7-12月_.B253"/>
    </style:style>
    <style:style style:name="ce46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6:$B$746, B746)&gt;1,NOT(ISBLANK(B746))))" style:apply-style-name="cf1" style:base-cell-address="7-12月_.B746"/>
      <style:map style:condition="is-true-formula(msoxl:AND(COUNTIF($B$746:$B$746, B746)&gt;1,NOT(ISBLANK(B746))))" style:apply-style-name="cf2" style:base-cell-address="7-12月_.B746"/>
      <style:map style:condition="is-true-formula(msoxl:AND(COUNTIF($B$746:$B$746, B746)&gt;1,NOT(ISBLANK(B746))))" style:apply-style-name="cf3" style:base-cell-address="7-12月_.B746"/>
      <style:map style:condition="is-true-formula(msoxl:AND(COUNTIF($B$746:$B$746, B746)&gt;1,NOT(ISBLANK(B746))))" style:apply-style-name="cf4" style:base-cell-address="7-12月_.B746"/>
      <style:map style:condition="is-true-formula(msoxl:AND(COUNTIF($B$746:$B$746, B746)&gt;1,NOT(ISBLANK(B746))))" style:apply-style-name="cf5" style:base-cell-address="7-12月_.B746"/>
    </style:style>
    <style:style style:name="ce46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8:$B$748, B748)&gt;1,NOT(ISBLANK(B748))))" style:apply-style-name="cf1" style:base-cell-address="7-12月_.B748"/>
      <style:map style:condition="is-true-formula(msoxl:AND(COUNTIF($B$748:$B$748, B748)&gt;1,NOT(ISBLANK(B748))))" style:apply-style-name="cf2" style:base-cell-address="7-12月_.B748"/>
      <style:map style:condition="is-true-formula(msoxl:AND(COUNTIF($B$748:$B$748, B748)&gt;1,NOT(ISBLANK(B748))))" style:apply-style-name="cf3" style:base-cell-address="7-12月_.B748"/>
      <style:map style:condition="is-true-formula(msoxl:AND(COUNTIF($B$748:$B$748, B748)&gt;1,NOT(ISBLANK(B748))))" style:apply-style-name="cf4" style:base-cell-address="7-12月_.B748"/>
      <style:map style:condition="is-true-formula(msoxl:AND(COUNTIF($B$748:$B$748, B748)&gt;1,NOT(ISBLANK(B748))))" style:apply-style-name="cf5" style:base-cell-address="7-12月_.B748"/>
    </style:style>
    <style:style style:name="ce46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7:$B$747, B747)&gt;1,NOT(ISBLANK(B747))))" style:apply-style-name="cf1" style:base-cell-address="7-12月_.B747"/>
      <style:map style:condition="is-true-formula(msoxl:AND(COUNTIF($B$747:$B$747, B747)&gt;1,NOT(ISBLANK(B747))))" style:apply-style-name="cf2" style:base-cell-address="7-12月_.B747"/>
      <style:map style:condition="is-true-formula(msoxl:AND(COUNTIF($B$747:$B$747, B747)&gt;1,NOT(ISBLANK(B747))))" style:apply-style-name="cf3" style:base-cell-address="7-12月_.B747"/>
      <style:map style:condition="is-true-formula(msoxl:AND(COUNTIF($B$747:$B$747, B747)&gt;1,NOT(ISBLANK(B747))))" style:apply-style-name="cf4" style:base-cell-address="7-12月_.B747"/>
      <style:map style:condition="is-true-formula(msoxl:AND(COUNTIF($B$747:$B$747, B747)&gt;1,NOT(ISBLANK(B747))))" style:apply-style-name="cf5" style:base-cell-address="7-12月_.B747"/>
    </style:style>
    <style:style style:name="ce46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0:$B$750, B750)&gt;1,NOT(ISBLANK(B750))))" style:apply-style-name="cf1" style:base-cell-address="7-12月_.B750"/>
      <style:map style:condition="is-true-formula(msoxl:AND(COUNTIF($B$750:$B$750, B750)&gt;1,NOT(ISBLANK(B750))))" style:apply-style-name="cf2" style:base-cell-address="7-12月_.B750"/>
      <style:map style:condition="is-true-formula(msoxl:AND(COUNTIF($B$750:$B$750, B750)&gt;1,NOT(ISBLANK(B750))))" style:apply-style-name="cf3" style:base-cell-address="7-12月_.B750"/>
      <style:map style:condition="is-true-formula(msoxl:AND(COUNTIF($B$750:$B$750, B750)&gt;1,NOT(ISBLANK(B750))))" style:apply-style-name="cf4" style:base-cell-address="7-12月_.B750"/>
      <style:map style:condition="is-true-formula(msoxl:AND(COUNTIF($B$750:$B$750, B750)&gt;1,NOT(ISBLANK(B750))))" style:apply-style-name="cf5" style:base-cell-address="7-12月_.B750"/>
    </style:style>
    <style:style style:name="ce46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3:$B$753, B753)&gt;1,NOT(ISBLANK(B753))))" style:apply-style-name="cf1" style:base-cell-address="7-12月_.B753"/>
      <style:map style:condition="is-true-formula(msoxl:AND(COUNTIF($B$753:$B$753, B753)&gt;1,NOT(ISBLANK(B753))))" style:apply-style-name="cf2" style:base-cell-address="7-12月_.B753"/>
      <style:map style:condition="is-true-formula(msoxl:AND(COUNTIF($B$753:$B$753, B753)&gt;1,NOT(ISBLANK(B753))))" style:apply-style-name="cf3" style:base-cell-address="7-12月_.B753"/>
      <style:map style:condition="is-true-formula(msoxl:AND(COUNTIF($B$753:$B$753, B753)&gt;1,NOT(ISBLANK(B753))))" style:apply-style-name="cf4" style:base-cell-address="7-12月_.B753"/>
      <style:map style:condition="is-true-formula(msoxl:AND(COUNTIF($B$753:$B$753, B753)&gt;1,NOT(ISBLANK(B753))))" style:apply-style-name="cf5" style:base-cell-address="7-12月_.B753"/>
    </style:style>
    <style:style style:name="ce470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6:$B$756, B756)&gt;1,NOT(ISBLANK(B756))))" style:apply-style-name="cf1" style:base-cell-address="7-12月_.B756"/>
      <style:map style:condition="is-true-formula(msoxl:AND(COUNTIF($B$756:$B$756, B756)&gt;1,NOT(ISBLANK(B756))))" style:apply-style-name="cf2" style:base-cell-address="7-12月_.B756"/>
      <style:map style:condition="is-true-formula(msoxl:AND(COUNTIF($B$756:$B$756, B756)&gt;1,NOT(ISBLANK(B756))))" style:apply-style-name="cf3" style:base-cell-address="7-12月_.B756"/>
      <style:map style:condition="is-true-formula(msoxl:AND(COUNTIF($B$756:$B$756, B756)&gt;1,NOT(ISBLANK(B756))))" style:apply-style-name="cf4" style:base-cell-address="7-12月_.B756"/>
      <style:map style:condition="is-true-formula(msoxl:AND(COUNTIF($B$756:$B$756, B756)&gt;1,NOT(ISBLANK(B756))))" style:apply-style-name="cf5" style:base-cell-address="7-12月_.B756"/>
    </style:style>
    <style:style style:name="ce47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7:$B$757, B757)&gt;1,NOT(ISBLANK(B757))))" style:apply-style-name="cf1" style:base-cell-address="7-12月_.B757"/>
      <style:map style:condition="is-true-formula(msoxl:AND(COUNTIF($B$757:$B$757, B757)&gt;1,NOT(ISBLANK(B757))))" style:apply-style-name="cf2" style:base-cell-address="7-12月_.B757"/>
      <style:map style:condition="is-true-formula(msoxl:AND(COUNTIF($B$757:$B$757, B757)&gt;1,NOT(ISBLANK(B757))))" style:apply-style-name="cf3" style:base-cell-address="7-12月_.B757"/>
      <style:map style:condition="is-true-formula(msoxl:AND(COUNTIF($B$757:$B$757, B757)&gt;1,NOT(ISBLANK(B757))))" style:apply-style-name="cf4" style:base-cell-address="7-12月_.B757"/>
      <style:map style:condition="is-true-formula(msoxl:AND(COUNTIF($B$757:$B$757, B757)&gt;1,NOT(ISBLANK(B757))))" style:apply-style-name="cf5" style:base-cell-address="7-12月_.B757"/>
    </style:style>
    <style:style style:name="ce47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49:$B$749, B749)&gt;1,NOT(ISBLANK(B749))))" style:apply-style-name="cf1" style:base-cell-address="7-12月_.B749"/>
      <style:map style:condition="is-true-formula(msoxl:AND(COUNTIF($B$749:$B$749, B749)&gt;1,NOT(ISBLANK(B749))))" style:apply-style-name="cf2" style:base-cell-address="7-12月_.B749"/>
      <style:map style:condition="is-true-formula(msoxl:AND(COUNTIF($B$749:$B$749, B749)&gt;1,NOT(ISBLANK(B749))))" style:apply-style-name="cf3" style:base-cell-address="7-12月_.B749"/>
      <style:map style:condition="is-true-formula(msoxl:AND(COUNTIF($B$749:$B$749, B749)&gt;1,NOT(ISBLANK(B749))))" style:apply-style-name="cf4" style:base-cell-address="7-12月_.B749"/>
      <style:map style:condition="is-true-formula(msoxl:AND(COUNTIF($B$749:$B$749, B749)&gt;1,NOT(ISBLANK(B749))))" style:apply-style-name="cf5" style:base-cell-address="7-12月_.B749"/>
    </style:style>
    <style:style style:name="ce47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1:$B$751, B751)&gt;1,NOT(ISBLANK(B751))))" style:apply-style-name="cf1" style:base-cell-address="7-12月_.B751"/>
      <style:map style:condition="is-true-formula(msoxl:AND(COUNTIF($B$751:$B$751, B751)&gt;1,NOT(ISBLANK(B751))))" style:apply-style-name="cf2" style:base-cell-address="7-12月_.B751"/>
      <style:map style:condition="is-true-formula(msoxl:AND(COUNTIF($B$751:$B$751, B751)&gt;1,NOT(ISBLANK(B751))))" style:apply-style-name="cf3" style:base-cell-address="7-12月_.B751"/>
      <style:map style:condition="is-true-formula(msoxl:AND(COUNTIF($B$751:$B$751, B751)&gt;1,NOT(ISBLANK(B751))))" style:apply-style-name="cf4" style:base-cell-address="7-12月_.B751"/>
      <style:map style:condition="is-true-formula(msoxl:AND(COUNTIF($B$751:$B$751, B751)&gt;1,NOT(ISBLANK(B751))))" style:apply-style-name="cf5" style:base-cell-address="7-12月_.B751"/>
    </style:style>
    <style:style style:name="ce47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2:$B$752, B752)&gt;1,NOT(ISBLANK(B752))))" style:apply-style-name="cf1" style:base-cell-address="7-12月_.B752"/>
      <style:map style:condition="is-true-formula(msoxl:AND(COUNTIF($B$752:$B$752, B752)&gt;1,NOT(ISBLANK(B752))))" style:apply-style-name="cf2" style:base-cell-address="7-12月_.B752"/>
      <style:map style:condition="is-true-formula(msoxl:AND(COUNTIF($B$752:$B$752, B752)&gt;1,NOT(ISBLANK(B752))))" style:apply-style-name="cf3" style:base-cell-address="7-12月_.B752"/>
      <style:map style:condition="is-true-formula(msoxl:AND(COUNTIF($B$752:$B$752, B752)&gt;1,NOT(ISBLANK(B752))))" style:apply-style-name="cf4" style:base-cell-address="7-12月_.B752"/>
      <style:map style:condition="is-true-formula(msoxl:AND(COUNTIF($B$752:$B$752, B752)&gt;1,NOT(ISBLANK(B752))))" style:apply-style-name="cf5" style:base-cell-address="7-12月_.B752"/>
    </style:style>
    <style:style style:name="ce47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4:$B$754, B754)&gt;1,NOT(ISBLANK(B754))))" style:apply-style-name="cf1" style:base-cell-address="7-12月_.B754"/>
      <style:map style:condition="is-true-formula(msoxl:AND(COUNTIF($B$754:$B$754, B754)&gt;1,NOT(ISBLANK(B754))))" style:apply-style-name="cf2" style:base-cell-address="7-12月_.B754"/>
      <style:map style:condition="is-true-formula(msoxl:AND(COUNTIF($B$754:$B$754, B754)&gt;1,NOT(ISBLANK(B754))))" style:apply-style-name="cf3" style:base-cell-address="7-12月_.B754"/>
      <style:map style:condition="is-true-formula(msoxl:AND(COUNTIF($B$754:$B$754, B754)&gt;1,NOT(ISBLANK(B754))))" style:apply-style-name="cf4" style:base-cell-address="7-12月_.B754"/>
      <style:map style:condition="is-true-formula(msoxl:AND(COUNTIF($B$754:$B$754, B754)&gt;1,NOT(ISBLANK(B754))))" style:apply-style-name="cf5" style:base-cell-address="7-12月_.B754"/>
    </style:style>
    <style:style style:name="ce47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 style:font-family-generic="swiss"/>
      <style:map style:condition="is-true-formula(msoxl:AND(COUNTIF($B$755:$B$755, B755)&gt;1,NOT(ISBLANK(B755))))" style:apply-style-name="cf1" style:base-cell-address="7-12月_.B755"/>
      <style:map style:condition="is-true-formula(msoxl:AND(COUNTIF($B$755:$B$755, B755)&gt;1,NOT(ISBLANK(B755))))" style:apply-style-name="cf2" style:base-cell-address="7-12月_.B755"/>
      <style:map style:condition="is-true-formula(msoxl:AND(COUNTIF($B$755:$B$755, B755)&gt;1,NOT(ISBLANK(B755))))" style:apply-style-name="cf3" style:base-cell-address="7-12月_.B755"/>
      <style:map style:condition="is-true-formula(msoxl:AND(COUNTIF($B$755:$B$755, B755)&gt;1,NOT(ISBLANK(B755))))" style:apply-style-name="cf4" style:base-cell-address="7-12月_.B755"/>
      <style:map style:condition="is-true-formula(msoxl:AND(COUNTIF($B$755:$B$755, B755)&gt;1,NOT(ISBLANK(B755))))" style:apply-style-name="cf5" style:base-cell-address="7-12月_.B755"/>
    </style:style>
  </office:automatic-styles>
  <office:body>
    <office:spreadsheet>
      <table:calculation-settings table:case-sensitive="false" table:search-criteria-must-apply-to-whole-cell="false"/>
      <table:table table:name="7-12月_" table:style-name="ta1" table:print-ranges="7-12月_.A1:7-12月_.I761">
        <table:table-column table:style-name="co1" table:default-cell-style-name="ce23"/>
        <table:table-column table:style-name="co2" table:default-cell-style-name="ce24"/>
        <table:table-column table:style-name="co3" table:default-cell-style-name="ce25"/>
        <table:table-column table:style-name="co4" table:default-cell-style-name="ce26"/>
        <table:table-column table:style-name="co5" table:default-cell-style-name="ce26"/>
        <table:table-column table:style-name="co6" table:default-cell-style-name="ce9"/>
        <table:table-column table:style-name="co7" table:default-cell-style-name="ce27"/>
        <table:table-column table:style-name="co8" table:default-cell-style-name="ce28"/>
        <table:table-column table:style-name="co9" table:default-cell-style-name="ce28"/>
        <table:table-column table:style-name="co10" table:number-columns-repeated="16375" table:default-cell-style-name="ce9"/>
        <table:table-row table:style-name="ro1">
          <table:table-cell office:value-type="string" table:number-columns-spanned="9" table:number-rows-spanned="1" table:style-name="ce64">
            <text:p><text:span text:style-name="T2">新北市政府</text:span>104<text:span text:style-name="T2">年度對議員所提地方建設建議事項處理明細表</text:span>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9" table:number-rows-spanned="1" table:style-name="ce64">
            <text:p><text:span text:style-name="T2">至</text:span>104<text:span text:style-name="T2">年</text:span>12<text:span text:style-name="T2">月止</text:span>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number-columns-spanned="7" table:number-rows-spanned="1" table:style-name="ce68">
            <text:p><text:s text:c="35"/>(<text:span text:style-name="T6">本表為半年報</text:span>)</text:p>
          </table:table-cell>
          <table:covered-table-cell table:number-columns-repeated="6"/>
          <table:table-cell office:value-type="string" table:style-name="ce11">
            <text:p><text:span text:style-name="T3">單位：新臺幣千元</text:span></text:p>
          </table:table-cell>
          <table:table-cell table:number-columns-repeated="16375" table:style-name="ce9"/>
        </table:table-row>
        <table:table-row table:style-name="ro3">
          <table:table-cell office:value-type="string" table:number-columns-spanned="1" table:number-rows-spanned="2" table:style-name="ce66">
            <text:p><text:span text:style-name="T3">姓名</text:span></text:p>
          </table:table-cell>
          <table:table-cell office:value-type="string" table:number-columns-spanned="1" table:number-rows-spanned="2" table:style-name="ce67">
            <text:p><text:span text:style-name="T3">建議項目及內容</text:span></text:p>
          </table:table-cell>
          <table:table-cell office:value-type="string" table:number-columns-spanned="1" table:number-rows-spanned="2" table:style-name="ce66">
            <text:p><text:span text:style-name="T3">建議地點</text:span></text:p>
          </table:table-cell>
          <table:table-cell office:value-type="string" table:number-columns-spanned="1" table:number-rows-spanned="2" table:style-name="ce67">
            <text:p><text:span text:style-name="T3">建議金額</text:span></text:p>
          </table:table-cell>
          <table:table-cell office:value-type="string" table:number-columns-spanned="5" table:number-rows-spanned="1" table:style-name="ce67">
            <text:p><text:span text:style-name="T3">核定情形</text:span></text:p>
          </table:table-cell>
          <table:covered-table-cell table:number-columns-repeated="4"/>
          <table:table-cell table:number-columns-repeated="16375" table:style-name="ce3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">
            <text:p><text:span text:style-name="T3">核定金額</text:span></text:p>
          </table:table-cell>
          <table:table-cell office:value-type="string" table:style-name="ce13">
            <text:p>經費支用科目</text:p>
          </table:table-cell>
          <table:table-cell office:value-type="string" table:style-name="ce14">
            <text:p>主辦機關</text:p>
          </table:table-cell>
          <table:table-cell office:value-type="string" table:style-name="ce2">
            <text:p><text:span text:style-name="T3">招標方式</text:span></text:p>
          </table:table-cell>
          <table:table-cell office:value-type="string" table:style-name="ce2">
            <text:p><text:span text:style-name="T3">得標廠商</text:span></text:p>
          </table:table-cell>
          <table:table-cell table:number-columns-repeated="16375" table:style-name="ce33"/>
        </table:table-row>
        <table:table-row table:style-name="ro5">
          <table:table-cell office:value-type="string" table:style-name="ce3">
            <text:p><text:span text:style-name="T3">鄭戴麗香</text:span></text:p>
          </table:table-cell>
          <table:table-cell office:value-type="string" table:style-name="ce2">
            <text:p><text:span text:style-name="T3">興仁市民活動中心環境改善工程</text:span></text:p>
          </table:table-cell>
          <table:table-cell office:value-type="string" table:style-name="ce2">
            <text:p><text:span text:style-name="T3">興仁里</text:span></text:p>
          </table:table-cell>
          <table:table-cell office:value-type="float" office:value="1000" table:style-name="ce40">
            <text:p>1,000</text:p>
          </table:table-cell>
          <table:table-cell office:value-type="float" office:value="1000" table:style-name="ce40">
            <text:p>1,0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燦豐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LED<text:span text:style-name="T3">全彩色顯示屏安裝工程</text:span></text:p>
          </table:table-cell>
          <table:table-cell office:value-type="string" table:style-name="ce2">
            <text:p><text:span text:style-name="T3">溪北河濱公園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泛美視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宇恩</text:span></text:p>
          </table:table-cell>
          <table:table-cell office:value-type="string" table:style-name="ce2">
            <text:p><text:span text:style-name="T3">筆記型電腦及液晶電視</text:span></text:p>
          </table:table-cell>
          <table:table-cell office:value-type="string" table:style-name="ce2">
            <text:p><text:span text:style-name="T3">崁頂里辦公處</text:span></text:p>
          </table:table-cell>
          <table:table-cell office:value-type="float" office:value="49" table:style-name="ce40">
            <text:p>49</text:p>
          </table:table-cell>
          <table:table-cell office:value-type="float" office:value="49" table:style-name="ce40">
            <text:p>4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北電科技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花台重建</text:span></text:p>
          </table:table-cell>
          <table:table-cell office:value-type="string" table:style-name="ce2">
            <text:p><text:span text:style-name="T3">明志路</text:span>136<text:span text:style-name="T3">巷</text:span>21<text:span text:style-name="T3">弄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安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儀君</text:span></text:p>
          </table:table-cell>
          <table:table-cell office:value-type="string" table:style-name="ce2">
            <text:p><text:span text:style-name="T3">烤箱及攪拌機</text:span></text:p>
          </table:table-cell>
          <table:table-cell office:value-type="string" table:style-name="ce2">
            <text:p><text:span text:style-name="T3">下城市民活動中心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4" table:style-name="ce40">
            <text:p>94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陞上工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國春</text:span></text:p>
          </table:table-cell>
          <table:table-cell office:value-type="string" table:style-name="ce2">
            <text:p><text:span text:style-name="T3">購置電子字幕機</text:span></text:p>
          </table:table-cell>
          <table:table-cell office:value-type="string" table:style-name="ce2">
            <text:p><text:span text:style-name="T3">崑崙里辦公處</text:span></text:p>
          </table:table-cell>
          <table:table-cell office:value-type="float" office:value="35" table:style-name="ce40">
            <text:p>35</text:p>
          </table:table-cell>
          <table:table-cell office:value-type="float" office:value="35" table:style-name="ce40">
            <text:p>3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曾煥嘉</text:span></text:p>
          </table:table-cell>
          <table:table-cell office:value-type="string" table:style-name="ce2">
            <text:p><text:span text:style-name="T3">購置電子字幕機</text:span></text:p>
          </table:table-cell>
          <table:table-cell office:value-type="string" table:style-name="ce2">
            <text:p><text:span text:style-name="T3">板橋仁愛路</text:span>47<text:span text:style-name="T3">巷</text:span>2<text:span text:style-name="T3">號</text:span>2<text:span text:style-name="T3">樓側邊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晉婷</text:span></text:p>
          </table:table-cell>
          <table:table-cell office:value-type="string" table:style-name="ce2">
            <text:p><text:span text:style-name="T3">貿商里大草坪增設景觀看台工程</text:span></text:p>
          </table:table-cell>
          <table:table-cell office:value-type="string" table:style-name="ce2">
            <text:p><text:span text:style-name="T3">貿商里大草坪公園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鑫澤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裕德</text:span></text:p>
          </table:table-cell>
          <table:table-cell office:value-type="string" table:style-name="ce2">
            <text:p><text:span text:style-name="T3">購置溪崑第</text:span>2<text:span text:style-name="T3">市民活動中心設備</text:span></text:p>
          </table:table-cell>
          <table:table-cell office:value-type="string" table:style-name="ce2">
            <text:p><text:span text:style-name="T3">溪崑第</text:span>2<text:span text:style-name="T3">市民活動中心</text:span>1<text:span text:style-name="T3">樓</text:span></text:p>
          </table:table-cell>
          <table:table-cell office:value-type="float" office:value="170" table:style-name="ce40">
            <text:p>170</text:p>
          </table:table-cell>
          <table:table-cell office:value-type="float" office:value="170" table:style-name="ce40">
            <text:p>17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百恒威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蔡錦賢</text:span></text:p>
          </table:table-cell>
          <table:table-cell office:value-type="string" table:style-name="ce2">
            <text:p><text:span text:style-name="T3">購置廣播喇叭</text:span></text:p>
          </table:table-cell>
          <table:table-cell office:value-type="string" table:style-name="ce2">
            <text:p><text:span text:style-name="T3">賢孝里內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5" table:style-name="ce40">
            <text:p>9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俊達數位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彭成龍</text:span></text:p>
          </table:table-cell>
          <table:table-cell office:value-type="string" table:style-name="ce2">
            <text:p><text:span text:style-name="T3">樹枝粉碎機及吉岡木柄樹剪</text:span></text:p>
          </table:table-cell>
          <table:table-cell office:value-type="string" table:style-name="ce2">
            <text:p><text:span text:style-name="T3">溪北里辦公處</text:span></text:p>
          </table:table-cell>
          <table:table-cell office:value-type="float" office:value="80" table:style-name="ce40">
            <text:p>80</text:p>
          </table:table-cell>
          <table:table-cell office:value-type="float" office:value="80" table:style-name="ce40">
            <text:p>8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賀基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移動式廣播設備</text:span></text:p>
          </table:table-cell>
          <table:table-cell office:value-type="string" table:style-name="ce2">
            <text:p><text:span text:style-name="T3">溪東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躍銘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">
          <table:table-cell office:value-type="string" table:style-name="ce3">
            <text:p><text:span text:style-name="T3">陳科名</text:span></text:p>
          </table:table-cell>
          <table:table-cell office:value-type="string" table:style-name="ce2">
            <text:p><text:span text:style-name="T3">彩色影印機設備</text:span></text:p>
          </table:table-cell>
          <table:table-cell office:value-type="string" table:style-name="ce2">
            <text:p><text:span text:style-name="T3">昌信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耀椿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啟能</text:span></text:p>
          </table:table-cell>
          <table:table-cell office:value-type="string" table:style-name="ce2">
            <text:p><text:span text:style-name="T3">辦理守望相助崗亭維修</text:span></text:p>
          </table:table-cell>
          <table:table-cell office:value-type="string" table:style-name="ce2">
            <text:p><text:span text:style-name="T3">龍門里辦公處</text:span></text:p>
          </table:table-cell>
          <table:table-cell office:value-type="float" office:value="40" table:style-name="ce40">
            <text:p>40</text:p>
          </table:table-cell>
          <table:table-cell office:value-type="float" office:value="35" table:style-name="ce40">
            <text:p>3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興富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9">
            <text:p>購置塑膠圓椅及木質沙發</text:p>
          </table:table-cell>
          <table:table-cell office:value-type="string" table:style-name="ce2">
            <text:p><text:span text:style-name="T3">大湖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億客來傢俱行</text:span></text:p>
          </table:table-cell>
          <table:table-cell table:style-name="ce39"/>
          <table:table-cell table:number-columns-repeated="16374" table:style-name="ce33"/>
        </table:table-row>
        <table:table-row table:style-name="ro7">
          <table:table-cell office:value-type="string" table:style-name="ce3">
            <text:p><text:span text:style-name="T3">陳文治</text:span></text:p>
          </table:table-cell>
          <table:table-cell office:value-type="string" table:style-name="ce2">
            <text:p><text:span text:style-name="T3">公文櫃、電視櫃及巡守隊崗亭</text:span></text:p>
          </table:table-cell>
          <table:table-cell office:value-type="string" table:style-name="ce2">
            <text:p><text:span text:style-name="T3">新明里辦公處及明志國小旁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6" table:style-name="ce40">
            <text:p>9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史代新股份有限公司、坤豐鋼鐵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宏陸</text:span></text:p>
          </table:table-cell>
          <table:table-cell office:value-type="string" table:style-name="ce2">
            <text:p><text:span text:style-name="T3">購置電子字幕機</text:span></text:p>
          </table:table-cell>
          <table:table-cell office:value-type="string" table:style-name="ce2">
            <text:p><text:span text:style-name="T3">板橋區長安街</text:span>251<text:span text:style-name="T3">巷</text:span>30<text:span text:style-name="T3">號側邊</text:span></text:p>
          </table:table-cell>
          <table:table-cell office:value-type="float" office:value="62" table:style-name="ce40">
            <text:p>62</text:p>
          </table:table-cell>
          <table:table-cell office:value-type="float" office:value="62" table:style-name="ce40">
            <text:p>6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">
          <table:table-cell office:value-type="string" table:style-name="ce3">
            <text:p><text:span text:style-name="T3">白珮茹</text:span></text:p>
          </table:table-cell>
          <table:table-cell office:value-type="string" table:style-name="ce2">
            <text:p><text:span text:style-name="T3">忠孝里高速公路橋下籃球場設置工程</text:span></text:p>
          </table:table-cell>
          <table:table-cell office:value-type="string" table:style-name="ce2">
            <text:p><text:span text:style-name="T3">忠孝里高速公路橋下</text:span></text:p>
          </table:table-cell>
          <table:table-cell office:value-type="float" office:value="400" table:style-name="ce40">
            <text:p>400</text:p>
          </table:table-cell>
          <table:table-cell office:value-type="float" office:value="400" table:style-name="ce40">
            <text:p>4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公開招標、逕洽廠商</text:span></text:p>
          </table:table-cell>
          <table:table-cell office:value-type="string" table:style-name="ce3">
            <text:p><text:span text:style-name="T3">福君土木包工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廣播喇叭線路架設工程</text:span></text:p>
          </table:table-cell>
          <table:table-cell office:value-type="string" table:style-name="ce2">
            <text:p><text:span text:style-name="T3">楓江路</text:span>16<text:span text:style-name="T3">巷至泰林路</text:span>2<text:span text:style-name="T3">段</text:span>188<text:span text:style-name="T3">巷、明志路</text:span>1<text:span text:style-name="T3">段</text:span>175<text:span text:style-name="T3">巷至泰林路</text:span>2<text:span text:style-name="T3">段</text:span>212<text:span text:style-name="T3">號、泰林路</text:span>2<text:span text:style-name="T3">段</text:span>212<text:span text:style-name="T3">號至明志路</text:span>1<text:span text:style-name="T3">段</text:span>243<text:span text:style-name="T3">號及福泰街口至泰林路</text:span>2<text:span text:style-name="T3">段</text:span>115<text:span text:style-name="T3">號旁</text:span></text:p>
          </table:table-cell>
          <table:table-cell office:value-type="float" office:value="99" table:style-name="ce40">
            <text:p>99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昌帝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電視機、麥克風及移動式廣播設備</text:span></text:p>
          </table:table-cell>
          <table:table-cell office:value-type="string" table:style-name="ce2">
            <text:p><text:span text:style-name="T3">大同里辦公處</text:span></text:p>
          </table:table-cell>
          <table:table-cell office:value-type="float" office:value="67" table:style-name="ce40">
            <text:p>67</text:p>
          </table:table-cell>
          <table:table-cell office:value-type="float" office:value="66" table:style-name="ce40">
            <text:p>6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宏億電器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<text:span text:style-name="T3">桌上型電腦</text:span></text:p>
          </table:table-cell>
          <table:table-cell office:value-type="string" table:style-name="ce2">
            <text:p><text:span text:style-name="T3">二鬮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32" table:style-name="ce40">
            <text:p>3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韋冠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筱清</text:span></text:p>
          </table:table-cell>
          <table:table-cell office:value-type="string" table:style-name="ce2">
            <text:p><text:span text:style-name="T3">圳頭坑新設紐澤西護欄工程</text:span></text:p>
          </table:table-cell>
          <table:table-cell office:value-type="string" table:style-name="ce2">
            <text:p><text:span text:style-name="T3">圳頭坑路燈編號</text:span>212129<text:span text:style-name="T3">旁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展豪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10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隧道式血壓計</text:span></text:p>
          </table:table-cell>
          <table:table-cell office:value-type="string" table:style-name="ce2">
            <text:p><text:span text:style-name="T3">萬里區公所、野柳及磺潭社區發展協會</text:span></text:p>
          </table:table-cell>
          <table:table-cell office:value-type="float" office:value="207" table:style-name="ce40">
            <text:p>207</text:p>
          </table:table-cell>
          <table:table-cell office:value-type="float" office:value="207" table:style-name="ce40">
            <text:p>20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陞霖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賴秋媚</text:span></text:p>
          </table:table-cell>
          <table:table-cell office:value-type="string" table:style-name="ce2">
            <text:p><text:span text:style-name="T3">設置廣播器設備</text:span></text:p>
          </table:table-cell>
          <table:table-cell office:value-type="string" table:style-name="ce2">
            <text:p><text:span text:style-name="T3">林口區公所區中山路與中原街口等</text:span>8<text:span text:style-name="T3">個地點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林口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祐承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">
          <table:table-cell office:value-type="string" table:style-name="ce3">
            <text:p><text:span text:style-name="T3">曾煥嘉</text:span></text:p>
          </table:table-cell>
          <table:table-cell office:value-type="string" table:style-name="ce2">
            <text:p><text:span text:style-name="T3">購置電子字幕機</text:span></text:p>
          </table:table-cell>
          <table:table-cell office:value-type="string" table:style-name="ce2">
            <text:p><text:span text:style-name="T3">光復里辦公處</text:span></text:p>
          </table:table-cell>
          <table:table-cell office:value-type="float" office:value="61" table:style-name="ce40">
            <text:p>61</text:p>
          </table:table-cell>
          <table:table-cell office:value-type="float" office:value="61" table:style-name="ce40">
            <text:p>61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宏陸</text:span></text:p>
          </table:table-cell>
          <table:table-cell office:value-type="string" table:style-name="ce2">
            <text:p><text:span text:style-name="T3">購置影印機</text:span></text:p>
          </table:table-cell>
          <table:table-cell office:value-type="string" table:style-name="ce2">
            <text:p><text:span text:style-name="T3">德翠里辦公處</text:span></text:p>
          </table:table-cell>
          <table:table-cell office:value-type="float" office:value="86" table:style-name="ce40">
            <text:p>86</text:p>
          </table:table-cell>
          <table:table-cell office:value-type="float" office:value="86" table:style-name="ce40">
            <text:p>8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互盛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">
          <table:table-cell office:value-type="string" table:style-name="ce3">
            <text:p><text:span text:style-name="T3">許昭興</text:span></text:p>
          </table:table-cell>
          <table:table-cell office:value-type="string" table:style-name="ce2">
            <text:p><text:span text:style-name="T3">文化下溪市民活動中心設備更新財物採購案</text:span></text:p>
          </table:table-cell>
          <table:table-cell office:value-type="string" table:style-name="ce2">
            <text:p><text:span text:style-name="T3">文化下溪市民活動中心</text:span></text:p>
          </table:table-cell>
          <table:table-cell office:value-type="float" office:value="270" table:style-name="ce40">
            <text:p>270</text:p>
          </table:table-cell>
          <table:table-cell office:value-type="float" office:value="270" table:style-name="ce40">
            <text:p>27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永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上竣企業有限公司、上竣企業有限公司、長志興業有限公司、蓁筳園企業有限公司、蓁筳園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裕德</text:span></text:p>
          </table:table-cell>
          <table:table-cell office:value-type="string" table:style-name="ce2">
            <text:p><text:span text:style-name="T3">購置筆記型電腦</text:span></text:p>
          </table:table-cell>
          <table:table-cell office:value-type="string" table:style-name="ce2">
            <text:p><text:span text:style-name="T3">正泰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7" table:style-name="ce40">
            <text:p>4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隧道式血壓計</text:span></text:p>
          </table:table-cell>
          <table:table-cell office:value-type="string" table:style-name="ce2">
            <text:p><text:span text:style-name="T3">同慶里辦公處</text:span></text:p>
          </table:table-cell>
          <table:table-cell office:value-type="float" office:value="68" table:style-name="ce40">
            <text:p>68</text:p>
          </table:table-cell>
          <table:table-cell office:value-type="float" office:value="68" table:style-name="ce40">
            <text:p>6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聖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洪佳君</text:span></text:p>
          </table:table-cell>
          <table:table-cell office:value-type="string" table:style-name="ce2">
            <text:p><text:span text:style-name="T3">廣播系統建置工程</text:span></text:p>
          </table:table-cell>
          <table:table-cell office:value-type="string" table:style-name="ce2">
            <text:p><text:span text:style-name="T3">備內街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5" table:style-name="ce40">
            <text:p>9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樹林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4">
          <table:table-cell office:value-type="string" table:style-name="ce3">
            <text:p><text:span text:style-name="T3">張晉婷</text:span></text:p>
          </table:table-cell>
          <table:table-cell office:value-type="string" table:style-name="ce2">
            <text:p><text:span text:style-name="T3">廚房餐具設備</text:span></text:p>
          </table:table-cell>
          <table:table-cell office:value-type="string" table:style-name="ce2">
            <text:p><text:span text:style-name="T3">五福里集會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4" table:style-name="ce40">
            <text:p>94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巧匠企業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廣播設備</text:span></text:p>
          </table:table-cell>
          <table:table-cell office:value-type="string" table:style-name="ce2">
            <text:p><text:span text:style-name="T3">西鶯里內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光旭影音企業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辦公設備</text:span></text:p>
          </table:table-cell>
          <table:table-cell office:value-type="string" table:style-name="ce2">
            <text:p><text:span text:style-name="T3">北鶯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勝事務機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戴麗香</text:span></text:p>
            <text:p><text:span text:style-name="T3">鄭宇恩</text:span></text:p>
          </table:table-cell>
          <table:table-cell office:value-type="string" table:style-name="ce2">
            <text:p><text:span text:style-name="T3">無線廣播設備購置計畫</text:span></text:p>
          </table:table-cell>
          <table:table-cell office:value-type="string" table:style-name="ce2">
            <text:p><text:span text:style-name="T3">埤頭里內</text:span></text:p>
          </table:table-cell>
          <table:table-cell office:value-type="float" office:value="490" table:style-name="ce40">
            <text:p>490</text:p>
          </table:table-cell>
          <table:table-cell office:value-type="float" office:value="480" table:style-name="ce40">
            <text:p>48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八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祐承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曾煥嘉</text:span></text:p>
          </table:table-cell>
          <table:table-cell office:value-type="string" table:style-name="ce2">
            <text:p><text:span text:style-name="T3">購置桌上型電腦及螢幕</text:span></text:p>
          </table:table-cell>
          <table:table-cell office:value-type="string" table:style-name="ce2">
            <text:p><text:span text:style-name="T3">光復里辦公處</text:span></text:p>
          </table:table-cell>
          <table:table-cell office:value-type="float" office:value="33" table:style-name="ce40">
            <text:p>33</text:p>
          </table:table-cell>
          <table:table-cell office:value-type="float" office:value="33" table:style-name="ce40">
            <text:p>3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赫普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周勝考</text:span></text:p>
          </table:table-cell>
          <table:table-cell office:value-type="string" table:style-name="ce2">
            <text:p><text:span text:style-name="T3">購置</text:span>LED<text:span text:style-name="T3">字幕機</text:span></text:p>
          </table:table-cell>
          <table:table-cell office:value-type="string" table:style-name="ce2">
            <text:p><text:span text:style-name="T3">板橋區文化路一段</text:span>270<text:span text:style-name="T3">巷</text:span>3<text:span text:style-name="T3">弄</text:span>15<text:span text:style-name="T3">號</text:span>2<text:span text:style-name="T3">樓</text:span></text:p>
          </table:table-cell>
          <table:table-cell office:value-type="float" office:value="52" table:style-name="ce40">
            <text:p>52</text:p>
          </table:table-cell>
          <table:table-cell office:value-type="float" office:value="52" table:style-name="ce40">
            <text:p>5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科名</text:span></text:p>
          </table:table-cell>
          <table:table-cell office:value-type="string" table:style-name="ce2">
            <text:p><text:span text:style-name="T3">影印機</text:span></text:p>
          </table:table-cell>
          <table:table-cell office:value-type="string" table:style-name="ce2">
            <text:p><text:span text:style-name="T3">中全里辦公處</text:span></text:p>
          </table:table-cell>
          <table:table-cell office:value-type="float" office:value="99" table:style-name="ce40">
            <text:p>99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震旦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邱婷蔚</text:span></text:p>
          </table:table-cell>
          <table:table-cell office:value-type="string" table:style-name="ce2">
            <text:p><text:span text:style-name="T3">冷氣機</text:span></text:p>
          </table:table-cell>
          <table:table-cell office:value-type="string" table:style-name="ce2">
            <text:p><text:span text:style-name="T3">幸福里辦公處</text:span></text:p>
          </table:table-cell>
          <table:table-cell office:value-type="float" office:value="37" table:style-name="ce40">
            <text:p>37</text:p>
          </table:table-cell>
          <table:table-cell office:value-type="float" office:value="37" table:style-name="ce40">
            <text:p>3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緯泰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戴麗香</text:span></text:p>
          </table:table-cell>
          <table:table-cell office:value-type="string" table:style-name="ce2">
            <text:p><text:span text:style-name="T3">冷氣機設備</text:span></text:p>
          </table:table-cell>
          <table:table-cell office:value-type="string" table:style-name="ce2">
            <text:p><text:span text:style-name="T3">石門區公所二樓會議室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石門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冠成家電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蔡錦賢</text:span></text:p>
          </table:table-cell>
          <table:table-cell office:value-type="string" table:style-name="ce2">
            <text:p><text:span text:style-name="T3">後排水溝修繕疏濬加蓋工程</text:span></text:p>
          </table:table-cell>
          <table:table-cell office:value-type="string" table:style-name="ce2">
            <text:p><text:span text:style-name="T3">永順里永安北路</text:span>1<text:span text:style-name="T3">段</text:span>11<text:span text:style-name="T3">巷</text:span>1<text:span text:style-name="T3">號</text:span>-7<text:span text:style-name="T3">號</text:span></text:p>
          </table:table-cell>
          <table:table-cell office:value-type="float" office:value="95" table:style-name="ce40">
            <text:p>95</text:p>
          </table:table-cell>
          <table:table-cell office:value-type="float" office:value="95" table:style-name="ce40">
            <text:p>9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萬福環保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邱婷蔚</text:span></text:p>
          </table:table-cell>
          <table:table-cell office:value-type="string" table:style-name="ce2">
            <text:p><text:span text:style-name="T3">後排水溝修繕疏濬加蓋及廢棄物清除</text:span></text:p>
          </table:table-cell>
          <table:table-cell office:value-type="string" table:style-name="ce2">
            <text:p><text:span text:style-name="T3">大安里大同南路</text:span>143<text:span text:style-name="T3">巷</text:span>17<text:span text:style-name="T3">號</text:span>-19<text:span text:style-name="T3">號</text:span></text:p>
          </table:table-cell>
          <table:table-cell office:value-type="float" office:value="87" table:style-name="ce40">
            <text:p>87</text:p>
          </table:table-cell>
          <table:table-cell office:value-type="float" office:value="87" table:style-name="ce40">
            <text:p>8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萬福環保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白珮茹</text:span></text:p>
          </table:table-cell>
          <table:table-cell office:value-type="string" table:style-name="ce2">
            <text:p><text:span text:style-name="T3">福德市民活動中心改善迴音及增設明鏡扶手</text:span></text:p>
          </table:table-cell>
          <table:table-cell office:value-type="string" table:style-name="ce2">
            <text:p><text:span text:style-name="T3">福德市民活動中心</text:span>(<text:span text:style-name="T3">福德一路</text:span>232<text:span text:style-name="T3">號之</text:span>1)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暄築有限公司、銘璋玻璃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變頻式冷氣機</text:span></text:p>
          </table:table-cell>
          <table:table-cell office:value-type="string" table:style-name="ce2">
            <text:p><text:span text:style-name="T3">中湖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聖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白珮茹</text:span></text:p>
          </table:table-cell>
          <table:table-cell office:value-type="string" table:style-name="ce2">
            <text:p><text:span text:style-name="T3">太陽能發電暨</text:span>LED<text:span text:style-name="T3">燈光警示牌設備</text:span></text:p>
          </table:table-cell>
          <table:table-cell office:value-type="string" table:style-name="ce2">
            <text:p><text:span text:style-name="T3">本轄區鄉長厝過港小段</text:span>265-26<text:span text:style-name="T3">地號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7" table:style-name="ce40">
            <text:p>9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源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5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除濕機、電冰箱及碎紙機等設備</text:span></text:p>
          </table:table-cell>
          <table:table-cell office:value-type="string" table:style-name="ce2">
            <text:p><text:span text:style-name="T3">保長里辦公處</text:span></text:p>
          </table:table-cell>
          <table:table-cell office:value-type="float" office:value="42" table:style-name="ce40">
            <text:p>42</text:p>
          </table:table-cell>
          <table:table-cell office:value-type="float" office:value="38" table:style-name="ce40">
            <text:p>3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群英事務機器有限公司、勝坤電器有限公司、百裕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發電機及彩色印表機</text:span></text:p>
          </table:table-cell>
          <table:table-cell office:value-type="string" table:style-name="ce2">
            <text:p><text:span text:style-name="T3">福山里辦公處</text:span></text:p>
          </table:table-cell>
          <table:table-cell office:value-type="float" office:value="70" table:style-name="ce40">
            <text:p>70</text:p>
          </table:table-cell>
          <table:table-cell office:value-type="float" office:value="70" table:style-name="ce40">
            <text:p>7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高順五金有限公司、鹿草事務機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6">
          <table:table-cell office:value-type="string" table:style-name="ce3">
            <text:p><text:span text:style-name="T3">沈發惠</text:span></text:p>
          </table:table-cell>
          <table:table-cell office:value-type="string" table:style-name="ce3">
            <text:p><text:span text:style-name="T3">冷氣機、除濕機、電視機及電腦等設備</text:span></text:p>
          </table:table-cell>
          <table:table-cell office:value-type="string" table:style-name="ce2">
            <text:p><text:span text:style-name="T3">八連里辦公處</text:span></text:p>
          </table:table-cell>
          <table:table-cell office:value-type="float" office:value="109" table:style-name="ce40">
            <text:p>109</text:p>
          </table:table-cell>
          <table:table-cell office:value-type="float" office:value="109" table:style-name="ce40">
            <text:p>10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宏億電器行、捷誠五金行、易聲企業有限公司、勝坤電器有限公司、京奇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周雅玲</text:span></text:p>
          </table:table-cell>
          <table:table-cell office:value-type="string" table:style-name="ce2">
            <text:p><text:span text:style-name="T3">電子字幕資訊設備</text:span></text:p>
          </table:table-cell>
          <table:table-cell office:value-type="string" table:style-name="ce2">
            <text:p><text:span text:style-name="T3">福德市民活動中心</text:span></text:p>
          </table:table-cell>
          <table:table-cell office:value-type="float" office:value="60" table:style-name="ce40">
            <text:p>60</text:p>
          </table:table-cell>
          <table:table-cell office:value-type="float" office:value="60" table:style-name="ce40">
            <text:p>6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樣光電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永福</text:span></text:p>
          </table:table-cell>
          <table:table-cell office:value-type="string" table:style-name="ce2">
            <text:p><text:span text:style-name="T3">北宜路</text:span>3<text:span text:style-name="T3">段</text:span>335<text:span text:style-name="T3">巷擋土牆及排水工程</text:span></text:p>
          </table:table-cell>
          <table:table-cell office:value-type="string" table:style-name="ce2">
            <text:p><text:span text:style-name="T3">北宜路</text:span>3<text:span text:style-name="T3">段</text:span>335<text:span text:style-name="T3">巷口</text:span></text:p>
          </table:table-cell>
          <table:table-cell office:value-type="float" office:value="1000" table:style-name="ce40">
            <text:p>1,000</text:p>
          </table:table-cell>
          <table:table-cell office:value-type="float" office:value="1000" table:style-name="ce40">
            <text:p>1,0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上誠營造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">
          <table:table-cell office:value-type="string" table:style-name="ce3">
            <text:p><text:span text:style-name="T3">陳儀君</text:span></text:p>
          </table:table-cell>
          <table:table-cell office:value-type="string" table:style-name="ce2">
            <text:p><text:span text:style-name="T3">多功能投影機</text:span></text:p>
          </table:table-cell>
          <table:table-cell office:value-type="string" table:style-name="ce2">
            <text:p><text:span text:style-name="T3">中山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42" table:style-name="ce40">
            <text:p>4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奧圖碼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辦公設備</text:span>(<text:span text:style-name="T3">筆電、會議桌及塑膠椅</text:span>)</text:p>
          </table:table-cell>
          <table:table-cell office:value-type="string" table:style-name="ce2">
            <text:p><text:span text:style-name="T3">永昌里辦公處</text:span></text:p>
          </table:table-cell>
          <table:table-cell office:value-type="float" office:value="80" table:style-name="ce40">
            <text:p>80</text:p>
          </table:table-cell>
          <table:table-cell office:value-type="float" office:value="80" table:style-name="ce40">
            <text:p>8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威方資訊有限公司、清文實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宏陸</text:span></text:p>
          </table:table-cell>
          <table:table-cell office:value-type="string" table:style-name="ce2">
            <text:p><text:span text:style-name="T3">購置電子字幕機</text:span></text:p>
          </table:table-cell>
          <table:table-cell office:value-type="string" table:style-name="ce2">
            <text:p><text:span text:style-name="T3">板橋區大仁街</text:span>110<text:span text:style-name="T3">巷</text:span>22<text:span text:style-name="T3">號旁</text:span></text:p>
          </table:table-cell>
          <table:table-cell office:value-type="float" office:value="56" table:style-name="ce40">
            <text:p>56</text:p>
          </table:table-cell>
          <table:table-cell office:value-type="float" office:value="56" table:style-name="ce40">
            <text:p>5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戴麗香</text:span></text:p>
          </table:table-cell>
          <table:table-cell office:value-type="string" table:style-name="ce2">
            <text:p><text:span text:style-name="T3">體育健身器材</text:span></text:p>
          </table:table-cell>
          <table:table-cell office:value-type="string" table:style-name="ce2">
            <text:p><text:span text:style-name="T3">龍源里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八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生活形態國際顧問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蔡明堂</text:span></text:p>
          </table:table-cell>
          <table:table-cell office:value-type="string" table:style-name="ce2">
            <text:p><text:span text:style-name="T3">購置影印機設備</text:span></text:p>
          </table:table-cell>
          <table:table-cell office:value-type="string" table:style-name="ce2">
            <text:p><text:span text:style-name="T3">樓厝里辦公處</text:span></text:p>
          </table:table-cell>
          <table:table-cell office:value-type="float" office:value="86" table:style-name="ce40">
            <text:p>86</text:p>
          </table:table-cell>
          <table:table-cell office:value-type="float" office:value="86" table:style-name="ce40">
            <text:p>8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蘆洲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震旦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宇恩</text:span></text:p>
          </table:table-cell>
          <table:table-cell office:value-type="string" table:style-name="ce2">
            <text:p><text:span text:style-name="T3">筆記型電腦、電冰箱、照相機</text:span></text:p>
          </table:table-cell>
          <table:table-cell office:value-type="string" table:style-name="ce2">
            <text:p><text:span text:style-name="T3">長庚里辦公處</text:span></text:p>
          </table:table-cell>
          <table:table-cell office:value-type="float" office:value="120" table:style-name="ce40">
            <text:p>120</text:p>
          </table:table-cell>
          <table:table-cell office:value-type="float" office:value="113" table:style-name="ce40">
            <text:p>11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易真有限公司、福隆興電器有限公司、全國電子</text:span></text:p>
          </table:table-cell>
          <table:table-cell table:style-name="ce39"/>
          <table:table-cell table:number-columns-repeated="16374" table:style-name="ce33"/>
        </table:table-row>
        <table:table-row table:style-name="ro17">
          <table:table-cell office:value-type="string" table:style-name="ce3">
            <text:p><text:span text:style-name="T3">黃永昌</text:span></text:p>
          </table:table-cell>
          <table:table-cell office:value-type="string" table:style-name="ce2">
            <text:p><text:span text:style-name="T3">監視器設備</text:span></text:p>
          </table:table-cell>
          <table:table-cell office:value-type="string" table:style-name="ce2">
            <text:p><text:span text:style-name="T3">廣興市民活動中心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銳虎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8">
          <table:table-cell office:value-type="string" table:style-name="ce3">
            <text:p><text:span text:style-name="T3">張宏陸</text:span></text:p>
          </table:table-cell>
          <table:table-cell office:value-type="string" table:style-name="ce2">
            <text:p><text:span text:style-name="T3">購置</text:span>LED<text:span text:style-name="T3">字幕機</text:span></text:p>
          </table:table-cell>
          <table:table-cell office:value-type="string" table:style-name="ce2">
            <text:p><text:span text:style-name="T3">深丘里辦公處</text:span></text:p>
          </table:table-cell>
          <table:table-cell office:value-type="float" office:value="89" table:style-name="ce40">
            <text:p>89</text:p>
          </table:table-cell>
          <table:table-cell office:value-type="float" office:value="89" table:style-name="ce40">
            <text:p>8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鍾宏仁</text:span></text:p>
          </table:table-cell>
          <table:table-cell office:value-type="string" table:style-name="ce2">
            <text:p><text:span text:style-name="T3">購置筆記型電腦設備</text:span></text:p>
          </table:table-cell>
          <table:table-cell office:value-type="string" table:style-name="ce2">
            <text:p><text:span text:style-name="T3">昌信里辦公處</text:span></text:p>
          </table:table-cell>
          <table:table-cell office:value-type="float" office:value="30" table:style-name="ce40">
            <text:p>30</text:p>
          </table:table-cell>
          <table:table-cell office:value-type="float" office:value="30" table:style-name="ce40">
            <text:p>3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國網資訊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蔡錦賢</text:span></text:p>
          </table:table-cell>
          <table:table-cell office:value-type="string" table:style-name="ce2">
            <text:p><text:span text:style-name="T3">隧道式血壓計</text:span></text:p>
          </table:table-cell>
          <table:table-cell office:value-type="string" table:style-name="ce2">
            <text:p><text:span text:style-name="T3">水碓里辦公處</text:span></text:p>
          </table:table-cell>
          <table:table-cell office:value-type="float" office:value="65" table:style-name="ce40">
            <text:p>65</text:p>
          </table:table-cell>
          <table:table-cell office:value-type="float" office:value="65" table:style-name="ce40">
            <text:p>6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驊晟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飲水機</text:span></text:p>
          </table:table-cell>
          <table:table-cell office:value-type="string" table:style-name="ce2">
            <text:p><text:span text:style-name="T3">建德市民活動中心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9" table:style-name="ce40">
            <text:p>4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聖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割草機及影印機</text:span></text:p>
          </table:table-cell>
          <table:table-cell office:value-type="string" table:style-name="ce2">
            <text:p><text:span text:style-name="T3">鳳鳴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易農機行</text:span></text:p>
            <text:p><text:span text:style-name="T3">大勝事務機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冷氣設備</text:span></text:p>
          </table:table-cell>
          <table:table-cell office:value-type="string" table:style-name="ce2">
            <text:p><text:span text:style-name="T3">中鶯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弘侖店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洪佳君</text:span></text:p>
          </table:table-cell>
          <table:table-cell office:value-type="string" table:style-name="ce2">
            <text:p>LED<text:span text:style-name="T3">電子字幕機及移動式廣播設備</text:span></text:p>
          </table:table-cell>
          <table:table-cell office:value-type="string" table:style-name="ce2">
            <text:p><text:span text:style-name="T3">南園里辦公處</text:span></text:p>
          </table:table-cell>
          <table:table-cell office:value-type="float" office:value="150" table:style-name="ce40">
            <text:p>150</text:p>
          </table:table-cell>
          <table:table-cell office:value-type="float" office:value="149" table:style-name="ce40">
            <text:p>14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樹林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割草機、影印機及電冰箱</text:span></text:p>
          </table:table-cell>
          <table:table-cell office:value-type="string" table:style-name="ce2">
            <text:p><text:span text:style-name="T3">東山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樹林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上江實業有限公司、冠成家電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9">
          <table:table-cell office:value-type="string" table:style-name="ce3">
            <text:p><text:span text:style-name="T3">洪佳君</text:span></text:p>
          </table:table-cell>
          <table:table-cell office:value-type="string" table:style-name="ce2">
            <text:p><text:span text:style-name="T3">直立式飲水機及桌上型電腦</text:span></text:p>
          </table:table-cell>
          <table:table-cell office:value-type="string" table:style-name="ce2">
            <text:p><text:span text:style-name="T3">坡內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樹林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黃永昌</text:span></text:p>
          </table:table-cell>
          <table:table-cell office:value-type="string" table:style-name="ce2">
            <text:p><text:span text:style-name="T3">多媒體播放器及煙霧機</text:span></text:p>
          </table:table-cell>
          <table:table-cell office:value-type="string" table:style-name="ce2">
            <text:p><text:span text:style-name="T3">埤林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赫普電腦有限公司、速沛環保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</table:table-cell>
          <table:table-cell office:value-type="string" table:style-name="ce2">
            <text:p><text:span text:style-name="T3">影印機設備</text:span></text:p>
          </table:table-cell>
          <table:table-cell office:value-type="string" table:style-name="ce2">
            <text:p><text:span text:style-name="T3">日新市民活動中心</text:span></text:p>
          </table:table-cell>
          <table:table-cell office:value-type="float" office:value="86" table:style-name="ce40">
            <text:p>86</text:p>
          </table:table-cell>
          <table:table-cell office:value-type="float" office:value="86" table:style-name="ce40">
            <text:p>8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勝竣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世榮</text:span></text:p>
          </table:table-cell>
          <table:table-cell office:value-type="string" table:style-name="ce2">
            <text:p><text:span text:style-name="T3">人行椅及公布欄</text:span></text:p>
          </table:table-cell>
          <table:table-cell office:value-type="string" table:style-name="ce2">
            <text:p><text:span text:style-name="T3">俊保路及俊英街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樹林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笙耀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劉哲彰</text:span></text:p>
          </table:table-cell>
          <table:table-cell office:value-type="string" table:style-name="ce2">
            <text:p><text:span text:style-name="T3">電視機、擴大機</text:span></text:p>
          </table:table-cell>
          <table:table-cell office:value-type="string" table:style-name="ce2">
            <text:p><text:span text:style-name="T3">安和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70" table:style-name="ce40">
            <text:p>7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緯泰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李余典</text:span></text:p>
          </table:table-cell>
          <table:table-cell office:value-type="string" table:style-name="ce2">
            <text:p><text:span text:style-name="T3">冷氣機</text:span></text:p>
          </table:table-cell>
          <table:table-cell office:value-type="string" table:style-name="ce2">
            <text:p><text:span text:style-name="T3">碧華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4" table:style-name="ce40">
            <text:p>44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緯泰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邱婷蔚</text:span></text:p>
          </table:table-cell>
          <table:table-cell office:value-type="string" table:style-name="ce2">
            <text:p><text:span text:style-name="T3">冷氣機</text:span></text:p>
          </table:table-cell>
          <table:table-cell office:value-type="string" table:style-name="ce2">
            <text:p><text:span text:style-name="T3">福田里辦公處</text:span></text:p>
          </table:table-cell>
          <table:table-cell office:value-type="float" office:value="29" table:style-name="ce40">
            <text:p>29</text:p>
          </table:table-cell>
          <table:table-cell office:value-type="float" office:value="29" table:style-name="ce40">
            <text:p>2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緯泰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割草機、剪枝機等</text:span></text:p>
          </table:table-cell>
          <table:table-cell office:value-type="string" table:style-name="ce2">
            <text:p><text:span text:style-name="T3">貴子里辦公處</text:span></text:p>
          </table:table-cell>
          <table:table-cell office:value-type="float" office:value="30" table:style-name="ce40">
            <text:p>30</text:p>
          </table:table-cell>
          <table:table-cell office:value-type="float" office:value="30" table:style-name="ce40">
            <text:p>3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賀基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0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落葉清理機</text:span></text:p>
          </table:table-cell>
          <table:table-cell office:value-type="string" table:style-name="ce2">
            <text:p><text:span text:style-name="T3">貴和里辦公處</text:span></text:p>
          </table:table-cell>
          <table:table-cell office:value-type="float" office:value="22" table:style-name="ce40">
            <text:p>22</text:p>
          </table:table-cell>
          <table:table-cell office:value-type="float" office:value="22" table:style-name="ce40">
            <text:p>2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賀基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黃林玲玲</text:span></text:p>
          </table:table-cell>
          <table:table-cell office:value-type="string" table:style-name="ce2">
            <text:p><text:span text:style-name="T3">冷氣機</text:span></text:p>
          </table:table-cell>
          <table:table-cell office:value-type="string" table:style-name="ce2">
            <text:p><text:span text:style-name="T3">成德里辦公處</text:span></text:p>
          </table:table-cell>
          <table:table-cell office:value-type="float" office:value="32" table:style-name="ce40">
            <text:p>32</text:p>
          </table:table-cell>
          <table:table-cell office:value-type="float" office:value="32" table:style-name="ce40">
            <text:p>3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大同綜合訊電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科名</text:span></text:p>
          </table:table-cell>
          <table:table-cell office:value-type="string" table:style-name="ce2">
            <text:p><text:span text:style-name="T3">廣播系統</text:span></text:p>
          </table:table-cell>
          <table:table-cell office:value-type="string" table:style-name="ce2">
            <text:p><text:span text:style-name="T3">民全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上瀛通信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科名</text:span></text:p>
          </table:table-cell>
          <table:table-cell office:value-type="string" table:style-name="ce2">
            <text:p><text:span text:style-name="T3">彩色影印機</text:span></text:p>
          </table:table-cell>
          <table:table-cell office:value-type="string" table:style-name="ce2">
            <text:p><text:span text:style-name="T3">民安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震旦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鍾宏仁</text:span></text:p>
          </table:table-cell>
          <table:table-cell office:value-type="string" table:style-name="ce2">
            <text:p><text:span text:style-name="T3">壁掛式不鏽鋼公布欄</text:span></text:p>
          </table:table-cell>
          <table:table-cell office:value-type="string" table:style-name="ce2">
            <text:p><text:span text:style-name="T3">昌信里辦公處</text:span></text:p>
          </table:table-cell>
          <table:table-cell office:value-type="float" office:value="14" table:style-name="ce40">
            <text:p>14</text:p>
          </table:table-cell>
          <table:table-cell office:value-type="float" office:value="14" table:style-name="ce40">
            <text:p>14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勝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黃永昌</text:span></text:p>
          </table:table-cell>
          <table:table-cell office:value-type="string" table:style-name="ce2">
            <text:p><text:span text:style-name="T3">沙發、電冰箱、印表機等設備</text:span></text:p>
          </table:table-cell>
          <table:table-cell office:value-type="string" table:style-name="ce2">
            <text:p><text:span text:style-name="T3">貨饒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、欣家園傢俱有限公司、冠成家電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彭成龍</text:span></text:p>
          </table:table-cell>
          <table:table-cell office:value-type="string" table:style-name="ce2">
            <text:p><text:span text:style-name="T3">攝影機、筆記型電腦及移動式廣播等設備</text:span></text:p>
          </table:table-cell>
          <table:table-cell office:value-type="string" table:style-name="ce2">
            <text:p><text:span text:style-name="T3">員福里辦公處及員福活動中心</text:span></text:p>
          </table:table-cell>
          <table:table-cell office:value-type="float" office:value="150" table:style-name="ce40">
            <text:p>150</text:p>
          </table:table-cell>
          <table:table-cell office:value-type="float" office:value="132" table:style-name="ce40">
            <text:p>13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、威方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</table:table-cell>
          <table:table-cell office:value-type="string" table:style-name="ce2">
            <text:p><text:span text:style-name="T3">電子血壓計、筆記型電腦及周邊設備</text:span></text:p>
          </table:table-cell>
          <table:table-cell office:value-type="string" table:style-name="ce2">
            <text:p><text:span text:style-name="T3">青雲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6" table:style-name="ce40">
            <text:p>9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黃永昌</text:span></text:p>
          </table:table-cell>
          <table:table-cell office:value-type="string" table:style-name="ce2">
            <text:p><text:span text:style-name="T3">購置彩色</text:span>LED<text:span text:style-name="T3">字幕機等設備</text:span></text:p>
          </table:table-cell>
          <table:table-cell office:value-type="string" table:style-name="ce2">
            <text:p><text:span text:style-name="T3">員林里辦公處</text:span></text:p>
          </table:table-cell>
          <table:table-cell office:value-type="float" office:value="150" table:style-name="ce40">
            <text:p>15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15">
            <text:p><text:span text:style-name="T3">何淑峯</text:span></text:p>
          </table:table-cell>
          <table:table-cell office:value-type="string" table:style-name="ce2">
            <text:p><text:span text:style-name="T3">冷氣機及電腦</text:span></text:p>
          </table:table-cell>
          <table:table-cell office:value-type="string" table:style-name="ce2">
            <text:p><text:span text:style-name="T3">昌隆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大同綜合訊電股份有限公司、國網資訊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文治</text:span></text:p>
          </table:table-cell>
          <table:table-cell office:value-type="string" table:style-name="ce2">
            <text:p><text:span text:style-name="T3">廣播系統維修</text:span>(<text:span text:style-name="T3">含新設</text:span>)</text:p>
          </table:table-cell>
          <table:table-cell office:value-type="string" table:style-name="ce2">
            <text:p><text:span text:style-name="T3">西盛里辦公處</text:span></text:p>
          </table:table-cell>
          <table:table-cell office:value-type="float" office:value="49" table:style-name="ce40">
            <text:p>49</text:p>
          </table:table-cell>
          <table:table-cell office:value-type="float" office:value="49" table:style-name="ce40">
            <text:p>4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莊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上瀛通信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1">
          <table:table-cell office:value-type="string" table:style-name="ce3">
            <text:p><text:span text:style-name="T3">沈發惠</text:span></text:p>
          </table:table-cell>
          <table:table-cell office:value-type="string" table:style-name="ce2">
            <text:p><text:span text:style-name="T3">購置辦公設備</text:span></text:p>
          </table:table-cell>
          <table:table-cell office:value-type="string" table:style-name="ce2">
            <text:p><text:span text:style-name="T3">北基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金通多媒體科技有限公司、裕輝電器行、漢興傢俱店、上其禮品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冷氣機</text:span></text:p>
          </table:table-cell>
          <table:table-cell office:value-type="string" table:style-name="ce2">
            <text:p><text:span text:style-name="T3">東湖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永陽企業社</text:span></text:p>
          </table:table-cell>
          <table:table-cell table:style-name="ce39"/>
          <table:table-cell table:number-columns-repeated="16374" table:style-name="ce33"/>
        </table:table-row>
        <table:table-row table:style-name="ro22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建置廣播系統設備</text:span></text:p>
          </table:table-cell>
          <table:table-cell office:value-type="string" table:style-name="ce2">
            <text:p><text:span text:style-name="T3">二甲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達創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3">
          <table:table-cell office:value-type="string" table:style-name="ce3">
            <text:p><text:span text:style-name="T3">彭成龍</text:span></text:p>
          </table:table-cell>
          <table:table-cell office:value-type="string" table:style-name="ce2">
            <text:p><text:span text:style-name="T3">電腦、傳真機及數位相機等設備</text:span></text:p>
          </table:table-cell>
          <table:table-cell office:value-type="string" table:style-name="ce2">
            <text:p><text:span text:style-name="T3">清化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、冠成家電有限公司、台灣積體家具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冰箱、筆電</text:span></text:p>
          </table:table-cell>
          <table:table-cell office:value-type="string" table:style-name="ce2">
            <text:p><text:span text:style-name="T3">南靖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豪鑫電機有限公司、良興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世榮</text:span></text:p>
          </table:table-cell>
          <table:table-cell office:value-type="string" table:style-name="ce2">
            <text:p><text:span text:style-name="T3">購置投影機等設備</text:span>(<text:span text:style-name="T3">投影機、折疊幕</text:span>)</text:p>
          </table:table-cell>
          <table:table-cell office:value-type="string" table:style-name="ce2">
            <text:p><text:span text:style-name="T3">二橋里辦公處</text:span></text:p>
          </table:table-cell>
          <table:table-cell office:value-type="float" office:value="74" table:style-name="ce40">
            <text:p>74</text:p>
          </table:table-cell>
          <table:table-cell office:value-type="float" office:value="73" table:style-name="ce40">
            <text:p>7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上竣有限公司、卡色式科技有限公司</text:span><text:s/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黃俊哲</text:span></text:p>
          </table:table-cell>
          <table:table-cell office:value-type="string" table:style-name="ce2">
            <text:p><text:span text:style-name="T3">購置血壓計及沙發</text:span></text:p>
          </table:table-cell>
          <table:table-cell office:value-type="string" table:style-name="ce2">
            <text:p><text:span text:style-name="T3">廣新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頂能企業股份有限公司、天圓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電冰箱</text:span></text:p>
          </table:table-cell>
          <table:table-cell office:value-type="string" table:style-name="ce2">
            <text:p><text:span text:style-name="T3">南鶯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30" table:style-name="ce40">
            <text:p>3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世奇電器行</text:span></text:p>
          </table:table-cell>
          <table:table-cell table:style-name="ce39"/>
          <table:table-cell table:number-columns-repeated="16374" table:style-name="ce33"/>
        </table:table-row>
        <table:table-row table:style-name="ro24">
          <table:table-cell office:value-type="string" table:style-name="ce3">
            <text:p><text:span text:style-name="T3">陳永福</text:span></text:p>
          </table:table-cell>
          <table:table-cell office:value-type="string" table:style-name="ce2">
            <text:p><text:span text:style-name="T3">全區基礎工程</text:span>-<text:span text:style-name="T3">番子坑路側溝新建工程</text:span></text:p>
          </table:table-cell>
          <table:table-cell office:value-type="string" table:style-name="ce2">
            <text:p><text:span text:style-name="T3">番子坑路側溝</text:span></text:p>
          </table:table-cell>
          <table:table-cell office:value-type="float" office:value="1000" table:style-name="ce40">
            <text:p>1,000</text:p>
          </table:table-cell>
          <table:table-cell office:value-type="float" office:value="1000" table:style-name="ce40">
            <text:p>1,0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石碇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唯峰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晉婷</text:span></text:p>
          </table:table-cell>
          <table:table-cell office:value-type="string" table:style-name="ce2">
            <text:p><text:span text:style-name="T3">公車候車亭往前遷移工程</text:span></text:p>
          </table:table-cell>
          <table:table-cell office:value-type="string" table:style-name="ce2">
            <text:p><text:span text:style-name="T3">芳洲ㄧ路</text:span></text:p>
          </table:table-cell>
          <table:table-cell office:value-type="float" office:value="20" table:style-name="ce40">
            <text:p>20</text:p>
          </table:table-cell>
          <table:table-cell office:value-type="float" office:value="20" table:style-name="ce40">
            <text:p>2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富幼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</table:table-cell>
          <table:table-cell office:value-type="string" table:style-name="ce2">
            <text:p><text:span text:style-name="T3">體健設備</text:span></text:p>
          </table:table-cell>
          <table:table-cell office:value-type="string" table:style-name="ce2">
            <text:p><text:span text:style-name="T3">弘道里大同路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3" table:style-name="ce40">
            <text:p>4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仕玲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</table:table-cell>
          <table:table-cell office:value-type="string" table:style-name="ce2">
            <text:p><text:span text:style-name="T3">飲水機</text:span></text:p>
          </table:table-cell>
          <table:table-cell office:value-type="string" table:style-name="ce2">
            <text:p><text:span text:style-name="T3">鳶山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33" table:style-name="ce40">
            <text:p>3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賀裕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</table:table-cell>
          <table:table-cell office:value-type="string" table:style-name="ce2">
            <text:p><text:span text:style-name="T3">割草機</text:span></text:p>
          </table:table-cell>
          <table:table-cell office:value-type="string" table:style-name="ce2">
            <text:p><text:span text:style-name="T3">鳶山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大益農機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</table:table-cell>
          <table:table-cell office:value-type="string" table:style-name="ce2">
            <text:p><text:span text:style-name="T3">彩色印表機</text:span></text:p>
          </table:table-cell>
          <table:table-cell office:value-type="string" table:style-name="ce2">
            <text:p><text:span text:style-name="T3">安溪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電視機</text:span></text:p>
          </table:table-cell>
          <table:table-cell office:value-type="string" table:style-name="ce2">
            <text:p><text:span text:style-name="T3">添福里辦公處</text:span></text:p>
          </table:table-cell>
          <table:table-cell office:value-type="float" office:value="20" table:style-name="ce40">
            <text:p>20</text:p>
          </table:table-cell>
          <table:table-cell office:value-type="float" office:value="20" table:style-name="ce40">
            <text:p>2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冠成家電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LED<text:span text:style-name="T3">字幕機</text:span></text:p>
          </table:table-cell>
          <table:table-cell office:value-type="string" table:style-name="ce2">
            <text:p><text:span text:style-name="T3">有木里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上浚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體健設備</text:span></text:p>
          </table:table-cell>
          <table:table-cell office:value-type="string" table:style-name="ce2">
            <text:p><text:span text:style-name="T3">中興市民活動中心前廣場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健智幼教用品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彭成龍</text:span></text:p>
          </table:table-cell>
          <table:table-cell office:value-type="string" table:style-name="ce2">
            <text:p><text:span text:style-name="T3">冰箱</text:span></text:p>
          </table:table-cell>
          <table:table-cell office:value-type="string" table:style-name="ce2">
            <text:p><text:span text:style-name="T3">溪南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6" table:style-name="ce40">
            <text:p>4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長青電器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移動式廣播設備</text:span></text:p>
          </table:table-cell>
          <table:table-cell office:value-type="string" table:style-name="ce2">
            <text:p><text:span text:style-name="T3">成福里辦公室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79" table:style-name="ce40">
            <text:p>7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里辦設備</text:span>(<text:span text:style-name="T3">冰箱、鏈鋸、筆記型電腦、除濕機</text:span>)</text:p>
          </table:table-cell>
          <table:table-cell office:value-type="string" table:style-name="ce2">
            <text:p><text:span text:style-name="T3">安坑里辦公室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7" table:style-name="ce40">
            <text:p>9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冠成家電、大益農機、金正興國際有限公司及德欣寰宇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沙發組</text:span></text:p>
          </table:table-cell>
          <table:table-cell office:value-type="string" table:style-name="ce2">
            <text:p><text:span text:style-name="T3">竹崙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7" table:style-name="ce40">
            <text:p>9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顧家家居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6">
          <table:table-cell office:value-type="string" table:style-name="ce3">
            <text:p><text:span text:style-name="T3">何博文</text:span></text:p>
          </table:table-cell>
          <table:table-cell office:value-type="string" table:style-name="ce2">
            <text:p><text:span text:style-name="T3">購置冰箱、除濕機及風扇</text:span></text:p>
          </table:table-cell>
          <table:table-cell office:value-type="string" table:style-name="ce2">
            <text:p><text:span text:style-name="T3">香雅里辦公處</text:span></text:p>
          </table:table-cell>
          <table:table-cell office:value-type="float" office:value="46" table:style-name="ce40">
            <text:p>46</text:p>
          </table:table-cell>
          <table:table-cell office:value-type="float" office:value="46" table:style-name="ce40">
            <text:p>4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冠成家電有限公司、金正興國際股份有限公司、頂能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  <text:p><text:span text:style-name="T3">蘇有仁</text:span></text:p>
          </table:table-cell>
          <table:table-cell office:value-type="string" table:style-name="ce2">
            <text:p><text:span text:style-name="T3">辦理中坑產業道路舖面改善工程</text:span></text:p>
          </table:table-cell>
          <table:table-cell office:value-type="string" table:style-name="ce2">
            <text:p><text:span text:style-name="T3">中坑產業道路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展豪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<text:span text:style-name="T3">購置割草機、鍊鋸及彩色印表機設備</text:span></text:p>
          </table:table-cell>
          <table:table-cell office:value-type="string" table:style-name="ce2">
            <text:p><text:span text:style-name="T3">永寧里辦公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38" table:style-name="ce40">
            <text:p>3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斯威利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">
          <table:table-cell office:value-type="string" table:style-name="ce3">
            <text:p><text:span text:style-name="T3">王建章</text:span></text:p>
          </table:table-cell>
          <table:table-cell office:value-type="string" table:style-name="ce2">
            <text:p><text:span text:style-name="T3">購置跑步機等設備</text:span></text:p>
          </table:table-cell>
          <table:table-cell office:value-type="string" table:style-name="ce2">
            <text:p><text:span text:style-name="T3">瑞穗里辦公處</text:span></text:p>
          </table:table-cell>
          <table:table-cell office:value-type="float" office:value="146" table:style-name="ce40">
            <text:p>146</text:p>
          </table:table-cell>
          <table:table-cell office:value-type="float" office:value="145" table:style-name="ce40">
            <text:p>14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三普健康生活世界有限公司、強生運動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蔡錦賢</text:span></text:p>
          </table:table-cell>
          <table:table-cell office:value-type="string" table:style-name="ce2">
            <text:p><text:span text:style-name="T3">購置冷氣機</text:span></text:p>
          </table:table-cell>
          <table:table-cell office:value-type="string" table:style-name="ce2">
            <text:p><text:span text:style-name="T3">八勢里辦公處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幼祥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">
          <table:table-cell office:value-type="string" table:style-name="ce3">
            <text:p><text:span text:style-name="T3">曾煥嘉</text:span></text:p>
          </table:table-cell>
          <table:table-cell office:value-type="string" table:style-name="ce2">
            <text:p><text:span text:style-name="T3">購置冷氣機</text:span></text:p>
          </table:table-cell>
          <table:table-cell office:value-type="string" table:style-name="ce2">
            <text:p><text:span text:style-name="T3">居仁里辦公處</text:span></text:p>
          </table:table-cell>
          <table:table-cell office:value-type="float" office:value="107" table:style-name="ce40">
            <text:p>107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時尚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新北綠家園安裝門窗工程</text:span></text:p>
          </table:table-cell>
          <table:table-cell office:value-type="string" table:style-name="ce2">
            <text:p><text:span text:style-name="T3">新北綠家園</text:span></text:p>
          </table:table-cell>
          <table:table-cell office:value-type="float" office:value="68" table:style-name="ce40">
            <text:p>68</text:p>
          </table:table-cell>
          <table:table-cell office:value-type="float" office:value="67" table:style-name="ce40">
            <text:p>6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鴻安工程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金結</text:span></text:p>
            <text:p><text:span text:style-name="T3">黃永昌</text:span></text:p>
          </table:table-cell>
          <table:table-cell office:value-type="string" table:style-name="ce2">
            <text:p><text:span text:style-name="T3">購置冷氣機</text:span></text:p>
          </table:table-cell>
          <table:table-cell office:value-type="string" table:style-name="ce2">
            <text:p><text:span text:style-name="T3">金城市民活動中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百恆威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飲水機</text:span></text:p>
          </table:table-cell>
          <table:table-cell office:value-type="string" table:style-name="ce2">
            <text:p><text:span text:style-name="T3">西鶯市民活動中心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0" table:style-name="ce40">
            <text:p>4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賀裕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5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公所購置設備</text:span>(<text:span text:style-name="T3">娘傘、鼓、鑼、扇、五方旗等）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float" office:value="99" table:style-name="ce40">
            <text:p>99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响仁和鐘鼓店、天甲創藝剌繡企業社、登楓服裝行</text:span></text:p>
          </table:table-cell>
          <table:table-cell table:style-name="ce39"/>
          <table:table-cell table:number-columns-repeated="16374" table:style-name="ce33"/>
        </table:table-row>
        <table:table-row table:style-name="ro10">
          <table:table-cell office:value-type="string" table:style-name="ce3">
            <text:p><text:span text:style-name="T3">劉美芳</text:span></text:p>
          </table:table-cell>
          <table:table-cell office:value-type="string" table:style-name="ce2">
            <text:p><text:span text:style-name="T3">購置外接有線喇叭</text:span></text:p>
          </table:table-cell>
          <table:table-cell office:value-type="string" table:style-name="ce2">
            <text:p><text:span text:style-name="T3">振興里辦公處</text:span></text:p>
          </table:table-cell>
          <table:table-cell office:value-type="float" office:value="20" table:style-name="ce40">
            <text:p>20</text:p>
          </table:table-cell>
          <table:table-cell office:value-type="float" office:value="20" table:style-name="ce40">
            <text:p>2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綿海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7">
          <table:table-cell office:value-type="string" table:style-name="ce3">
            <text:p><text:span text:style-name="T3">宋雨蓁</text:span>Nikar<text:span text:style-name="T3">‧</text:span>Falong</text:p>
          </table:table-cell>
          <table:table-cell office:value-type="string" table:style-name="ce2">
            <text:p><text:span text:style-name="T3">八里區原住民族展協進會辦公室空間整修設置</text:span></text:p>
          </table:table-cell>
          <table:table-cell office:value-type="string" table:style-name="ce2">
            <text:p><text:span text:style-name="T3">文化市民活動中心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八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松樺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宋明宗</text:span></text:p>
          </table:table-cell>
          <table:table-cell office:value-type="string" table:style-name="ce2">
            <text:p><text:span text:style-name="T3">冷氣、飲水機、液晶電視、電扇</text:span></text:p>
          </table:table-cell>
          <table:table-cell office:value-type="string" table:style-name="ce2">
            <text:p><text:span text:style-name="T3">新北綠家園</text:span></text:p>
          </table:table-cell>
          <table:table-cell office:value-type="float" office:value="72" table:style-name="ce40">
            <text:p>72</text:p>
          </table:table-cell>
          <table:table-cell office:value-type="float" office:value="71" table:style-name="ce40">
            <text:p>71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嘉家電器行</text:span></text:p>
          </table:table-cell>
          <table:table-cell table:style-name="ce39"/>
          <table:table-cell table:number-columns-repeated="16374" table:style-name="ce33"/>
        </table:table-row>
        <table:table-row table:style-name="ro11">
          <table:table-cell office:value-type="string" table:style-name="ce3">
            <text:p><text:span text:style-name="T3">張瑞山</text:span></text:p>
          </table:table-cell>
          <table:table-cell office:value-type="string" table:style-name="ce2">
            <text:p>104<text:span text:style-name="T3">年度中和區公園燈新設、維修暨水電修繕工程</text:span></text:p>
          </table:table-cell>
          <table:table-cell office:value-type="string" table:style-name="ce2">
            <text:p><text:span text:style-name="T3">中和區各大公園</text:span></text:p>
          </table:table-cell>
          <table:table-cell office:value-type="float" office:value="300" table:style-name="ce40">
            <text:p>300</text:p>
          </table:table-cell>
          <table:table-cell office:value-type="float" office:value="300" table:style-name="ce40">
            <text:p>3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榮盞水電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8">
          <table:table-cell office:value-type="string" table:style-name="ce3">
            <text:p><text:span text:style-name="T3">許昭興</text:span></text:p>
            <text:p><text:span text:style-name="T3">連斐璠</text:span></text:p>
            <text:p><text:span text:style-name="T3">陳鴻源</text:span></text:p>
            <text:p><text:span text:style-name="T3">羅文崇</text:span></text:p>
          </table:table-cell>
          <table:table-cell office:value-type="string" table:style-name="ce2">
            <text:p><text:span text:style-name="T3">永和區公所防災相關設備</text:span></text:p>
          </table:table-cell>
          <table:table-cell office:value-type="string" table:style-name="ce3">
            <text:p><text:span text:style-name="T3">永和區公所</text:span></text:p>
          </table:table-cell>
          <table:table-cell office:value-type="float" office:value="600" table:style-name="ce40">
            <text:p>600</text:p>
          </table:table-cell>
          <table:table-cell office:value-type="float" office:value="600" table:style-name="ce40">
            <text:p>6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永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勝譽興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9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建置公園椅</text:span></text:p>
          </table:table-cell>
          <table:table-cell office:value-type="string" table:style-name="ce2">
            <text:p><text:span text:style-name="T3">尖山公園</text:span></text:p>
          </table:table-cell>
          <table:table-cell office:value-type="float" office:value="50" table:style-name="ce40">
            <text:p>50</text:p>
          </table:table-cell>
          <table:table-cell office:value-type="float" office:value="48" table:style-name="ce40">
            <text:p>4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釧益白鐵號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彭成龍</text:span></text:p>
          </table:table-cell>
          <table:table-cell office:value-type="string" table:style-name="ce2">
            <text:p><text:span text:style-name="T3">購置冷氣機</text:span></text:p>
          </table:table-cell>
          <table:table-cell office:value-type="string" table:style-name="ce2">
            <text:p><text:span text:style-name="T3">中正市民活動中心</text:span></text:p>
          </table:table-cell>
          <table:table-cell office:value-type="float" office:value="300" table:style-name="ce40">
            <text:p>300</text:p>
          </table:table-cell>
          <table:table-cell office:value-type="float" office:value="300" table:style-name="ce40">
            <text:p>3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佳欣冷凍空調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">
          <table:table-cell office:value-type="string" table:style-name="ce3">
            <text:p><text:span text:style-name="T3">劉美芳</text:span></text:p>
          </table:table-cell>
          <table:table-cell office:value-type="string" table:style-name="ce2">
            <text:p><text:span text:style-name="T3">板橋區信義路</text:span>1<text:span text:style-name="T3">巷</text:span>28<text:span text:style-name="T3">號、</text:span>1<text:span text:style-name="T3">巷</text:span>26<text:span text:style-name="T3">弄</text:span>1<text:span text:style-name="T3">號等側牆彩繪工程</text:span></text:p>
          </table:table-cell>
          <table:table-cell office:value-type="string" table:style-name="ce2">
            <text:p><text:span text:style-name="T3">板橋區信義路</text:span>1<text:span text:style-name="T3">巷</text:span>28<text:span text:style-name="T3">號、</text:span>1<text:span text:style-name="T3">巷</text:span>26<text:span text:style-name="T3">弄</text:span>1<text:span text:style-name="T3">號側邊</text:span>2<text:span text:style-name="T3">座牆面</text:span></text:p>
          </table:table-cell>
          <table:table-cell office:value-type="float" office:value="52" table:style-name="ce40">
            <text:p>52</text:p>
          </table:table-cell>
          <table:table-cell office:value-type="float" office:value="52" table:style-name="ce40">
            <text:p>5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德銓廣告企業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白珮茹</text:span></text:p>
          </table:table-cell>
          <table:table-cell office:value-type="string" table:style-name="ce2">
            <text:p><text:span text:style-name="T3">保長市民活動中心整修</text:span></text:p>
          </table:table-cell>
          <table:table-cell office:value-type="string" table:style-name="ce2">
            <text:p><text:span text:style-name="T3">保長市民活動中心</text:span></text:p>
          </table:table-cell>
          <table:table-cell office:value-type="float" office:value="300" table:style-name="ce40">
            <text:p>300</text:p>
          </table:table-cell>
          <table:table-cell office:value-type="float" office:value="300" table:style-name="ce40">
            <text:p>3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公開招標、逕洽廠商</text:span></text:p>
          </table:table-cell>
          <table:table-cell office:value-type="string" table:style-name="ce3">
            <text:p><text:span text:style-name="T3">紫映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4">
          <table:table-cell office:value-type="string" table:style-name="ce3">
            <text:p><text:span text:style-name="T3">鄭戴麗香</text:span></text:p>
          </table:table-cell>
          <table:table-cell office:value-type="string" table:style-name="ce2">
            <text:p><text:span text:style-name="T3">購置沙發設備</text:span></text:p>
          </table:table-cell>
          <table:table-cell office:value-type="string" table:style-name="ce2">
            <text:p><text:span text:style-name="T3">興仁里辦公處</text:span></text:p>
          </table:table-cell>
          <table:table-cell office:value-type="float" office:value="90" table:style-name="ce40">
            <text:p>90</text:p>
          </table:table-cell>
          <table:table-cell office:value-type="float" office:value="54" table:style-name="ce40">
            <text:p>54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冠達傢俱實業社</text:span></text:p>
          </table:table-cell>
          <table:table-cell table:style-name="ce39"/>
          <table:table-cell table:number-columns-repeated="16374" table:style-name="ce33"/>
        </table:table-row>
        <table:table-row table:style-name="ro30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廣播喇叭線路美化工程</text:span></text:p>
          </table:table-cell>
          <table:table-cell office:value-type="string" table:style-name="ce2">
            <text:p><text:span text:style-name="T3">鳳吉一街</text:span>~<text:span text:style-name="T3">五街口、大湖路</text:span>361<text:span text:style-name="T3">巷</text:span>32<text:span text:style-name="T3">、</text:span>48<text:span text:style-name="T3">號、福隆一街口及桃鶯路</text:span>52<text:span text:style-name="T3">號等</text:span>9<text:span text:style-name="T3">處</text:span></text:p>
          </table:table-cell>
          <table:table-cell office:value-type="float" office:value="50" table:style-name="ce40">
            <text:p>50</text:p>
          </table:table-cell>
          <table:table-cell office:value-type="float" office:value="38" table:style-name="ce40">
            <text:p>3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筌駿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道路</text:span>AC<text:span text:style-name="T3">鋪設工程</text:span></text:p>
          </table:table-cell>
          <table:table-cell office:value-type="string" table:style-name="ce2">
            <text:p><text:span text:style-name="T3">尖山路</text:span>101<text:span text:style-name="T3">巷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展豪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晉婷</text:span></text:p>
          </table:table-cell>
          <table:table-cell office:value-type="string" table:style-name="ce2">
            <text:p><text:span text:style-name="T3">泥作及配管線</text:span>(<text:span text:style-name="T3">含燈具</text:span>)<text:span text:style-name="T3">工程</text:span></text:p>
          </table:table-cell>
          <table:table-cell office:value-type="string" table:style-name="ce2">
            <text:p><text:span text:style-name="T3">新北綠家園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7" table:style-name="ce40">
            <text:p>9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台頂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邱婷蔚</text:span></text:p>
          </table:table-cell>
          <table:table-cell office:value-type="string" table:style-name="ce2">
            <text:p><text:span text:style-name="T3">後排水溝修繕疏濬加蓋工程</text:span></text:p>
          </table:table-cell>
          <table:table-cell office:value-type="string" table:style-name="ce2">
            <text:p><text:span text:style-name="T3">田中里忠孝路</text:span>3<text:span text:style-name="T3">段</text:span>15<text:span text:style-name="T3">巷</text:span>55<text:span text:style-name="T3">號至</text:span>57<text:span text:style-name="T3">號</text:span></text:p>
          </table:table-cell>
          <table:table-cell office:value-type="float" office:value="73" table:style-name="ce40">
            <text:p>73</text:p>
          </table:table-cell>
          <table:table-cell office:value-type="float" office:value="73" table:style-name="ce40">
            <text:p>7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萬福環保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宇恩</text:span></text:p>
          </table:table-cell>
          <table:table-cell office:value-type="string" table:style-name="ce2">
            <text:p><text:span text:style-name="T3">老梅市民活動中心</text:span>3<text:span text:style-name="T3">樓冷氣機設備汰換</text:span></text:p>
          </table:table-cell>
          <table:table-cell office:value-type="string" table:style-name="ce2">
            <text:p><text:span text:style-name="T3">老梅市民活動中心</text:span>3<text:span text:style-name="T3">樓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6" table:style-name="ce40">
            <text:p>9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石門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銘崴工程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高敏慧</text:span></text:p>
          </table:table-cell>
          <table:table-cell office:value-type="string" table:style-name="ce2">
            <text:p><text:span text:style-name="T3">購置冷氣機及吊扇</text:span></text:p>
          </table:table-cell>
          <table:table-cell office:value-type="string" table:style-name="ce2">
            <text:p><text:span text:style-name="T3">頂福市民活動中心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冠成家電有限公司、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鶯歌區土石流潛勢溪山溝清淤工程</text:span></text:p>
          </table:table-cell>
          <table:table-cell office:value-type="string" table:style-name="ce2">
            <text:p><text:span text:style-name="T3">鶯歌區中正一路</text:span>269<text:span text:style-name="T3">巷</text:span>42<text:span text:style-name="T3">號周邊山溝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68" table:style-name="ce40">
            <text:p>6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展豪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購置形象公仔</text:span></text:p>
          </table:table-cell>
          <table:table-cell office:value-type="string" table:style-name="ce2">
            <text:p><text:span text:style-name="T3">永吉公園</text:span>(<text:span text:style-name="T3">鶯歌區鶯桃路</text:span>296<text:span text:style-name="T3">號</text:span>)</text:p>
          </table:table-cell>
          <table:table-cell office:value-type="float" office:value="150" table:style-name="ce40">
            <text:p>150</text:p>
          </table:table-cell>
          <table:table-cell office:value-type="float" office:value="140" table:style-name="ce40">
            <text:p>14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果和智選設計有限公司、仲威文化創意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  <text:p><text:span text:style-name="T3">蘇有仁</text:span></text:p>
          </table:table-cell>
          <table:table-cell office:value-type="string" table:style-name="ce2">
            <text:p><text:span text:style-name="T3">鶯歌區建置全彩</text:span>LED<text:span text:style-name="T3">電子宣傳看板設備</text:span></text:p>
          </table:table-cell>
          <table:table-cell office:value-type="string" table:style-name="ce2">
            <text:p><text:span text:style-name="T3">鶯歌區中正三路與高職西街口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弘翔水電工程有限公司、上竣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側溝清淤工程</text:span></text:p>
          </table:table-cell>
          <table:table-cell office:value-type="string" table:style-name="ce2">
            <text:p><text:span text:style-name="T3">鶯歌區育英街</text:span>17<text:span text:style-name="T3">巷</text:span>1<text:span text:style-name="T3">弄</text:span>1<text:span text:style-name="T3">號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仲威文化創意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永福</text:span></text:p>
          </table:table-cell>
          <table:table-cell office:value-type="string" table:style-name="ce2">
            <text:p><text:span text:style-name="T3">二十張路</text:span>11<text:span text:style-name="T3">巷排水溝蓋及格柵改善工程</text:span></text:p>
          </table:table-cell>
          <table:table-cell office:value-type="string" table:style-name="ce2">
            <text:p><text:span text:style-name="T3">二十張路</text:span></text:p>
          </table:table-cell>
          <table:table-cell office:value-type="float" office:value="150" table:style-name="ce40">
            <text:p>150</text:p>
          </table:table-cell>
          <table:table-cell office:value-type="float" office:value="150" table:style-name="ce40">
            <text:p>1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精銳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1">
          <table:table-cell office:value-type="string" table:style-name="ce3">
            <text:p><text:span text:style-name="T3">賴秋媚</text:span></text:p>
          </table:table-cell>
          <table:table-cell office:value-type="string" table:style-name="ce2">
            <text:p><text:span text:style-name="T3">泰林路</text:span>2<text:span text:style-name="T3">段</text:span>349<text:span text:style-name="T3">巷</text:span>(<text:span text:style-name="T3">現有邊巷花台前段空間補足</text:span>)<text:span text:style-name="T3">佰歲磚花台工程</text:span></text:p>
          </table:table-cell>
          <table:table-cell office:value-type="string" table:style-name="ce2">
            <text:p><text:span text:style-name="T3">泰林路</text:span>2<text:span text:style-name="T3">段</text:span>349<text:span text:style-name="T3">巷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安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周勝考</text:span></text:p>
          </table:table-cell>
          <table:table-cell office:value-type="string" table:style-name="ce2">
            <text:p><text:span text:style-name="T3">新北市板橋區藝文休閒花卉市場增設監視系統計畫</text:span></text:p>
          </table:table-cell>
          <table:table-cell office:value-type="string" table:style-name="ce2">
            <text:p><text:span text:style-name="T3">新北市板橋區藝文休閒花卉市場</text:span></text:p>
          </table:table-cell>
          <table:table-cell office:value-type="float" office:value="98" table:style-name="ce40">
            <text:p>98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台積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宋雨蓁</text:span>Nikar<text:span text:style-name="T3">‧</text:span>Falong</text:p>
          </table:table-cell>
          <table:table-cell office:value-type="string" table:style-name="ce2">
            <text:p><text:span text:style-name="T3">購置投影機及伴唱機等相關設備</text:span></text:p>
          </table:table-cell>
          <table:table-cell office:value-type="string" table:style-name="ce2">
            <text:p><text:span text:style-name="T3">原住民族活動中心</text:span></text:p>
          </table:table-cell>
          <table:table-cell office:value-type="float" office:value="81" table:style-name="ce40">
            <text:p>81</text:p>
          </table:table-cell>
          <table:table-cell office:value-type="float" office:value="80" table:style-name="ce40">
            <text:p>8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訊立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儀君</text:span></text:p>
          </table:table-cell>
          <table:table-cell office:value-type="string" table:style-name="ce2">
            <text:p><text:span text:style-name="T3">達觀路臨路擋土牆排水孔疏通工程</text:span></text:p>
          </table:table-cell>
          <table:table-cell office:value-type="string" table:style-name="ce2">
            <text:p><text:span text:style-name="T3">新店區達觀路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仲德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儀君</text:span></text:p>
          </table:table-cell>
          <table:table-cell office:value-type="string" table:style-name="ce2">
            <text:p><text:span text:style-name="T3">達觀路</text:span>ABCDEF<text:span text:style-name="T3">自來水加壓抽水機維修</text:span></text:p>
          </table:table-cell>
          <table:table-cell office:value-type="string" table:style-name="ce2">
            <text:p><text:span text:style-name="T3">新店區達觀路</text:span></text:p>
          </table:table-cell>
          <table:table-cell office:value-type="float" office:value="400" table:style-name="ce40">
            <text:p>400</text:p>
          </table:table-cell>
          <table:table-cell office:value-type="float" office:value="400" table:style-name="ce40">
            <text:p>4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精銳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張晉婷</text:span></text:p>
          </table:table-cell>
          <table:table-cell office:value-type="string" table:style-name="ce2">
            <text:p><text:span text:style-name="T3">新北綠家園木作工程</text:span></text:p>
          </table:table-cell>
          <table:table-cell office:value-type="string" table:style-name="ce2">
            <text:p><text:span text:style-name="T3">新北綠家園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7" table:style-name="ce40">
            <text:p>9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五股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能發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<text:span text:style-name="T3">三峽區有木往百甲產業道路道路改善工程</text:span></text:p>
          </table:table-cell>
          <table:table-cell office:value-type="string" table:style-name="ce2">
            <text:p><text:span text:style-name="T3">有木往百甲產業道路</text:span></text:p>
          </table:table-cell>
          <table:table-cell office:value-type="float" office:value="300" table:style-name="ce40">
            <text:p>300</text:p>
          </table:table-cell>
          <table:table-cell office:value-type="float" office:value="300" table:style-name="ce40">
            <text:p>3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1">
            <text:p><text:span text:style-name="T3">開口合約</text:span></text:p>
          </table:table-cell>
          <table:table-cell office:value-type="string" table:style-name="ce1">
            <text:p><text:span text:style-name="T3">豪冠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">
          <table:table-cell office:value-type="string" table:style-name="ce3">
            <text:p><text:span text:style-name="T3">廖本煙</text:span></text:p>
            <text:p><text:span text:style-name="T3">蘇有仁</text:span></text:p>
          </table:table-cell>
          <table:table-cell office:value-type="string" table:style-name="ce2">
            <text:p><text:span text:style-name="T3">溪北里溪北街</text:span>85<text:span text:style-name="T3">巷路面改善及介壽路</text:span>3<text:span text:style-name="T3">段</text:span>43<text:span text:style-name="T3">巷</text:span>47<text:span text:style-name="T3">號後方排水溝改善工程</text:span></text:p>
          </table:table-cell>
          <table:table-cell office:value-type="string" table:style-name="ce2">
            <text:p><text:span text:style-name="T3">溪北里溪北街</text:span>85<text:span text:style-name="T3">巷</text:span></text:p>
          </table:table-cell>
          <table:table-cell office:value-type="float" office:value="193" table:style-name="ce40">
            <text:p>193</text:p>
          </table:table-cell>
          <table:table-cell office:value-type="float" office:value="193" table:style-name="ce40">
            <text:p>193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1">
            <text:p><text:span text:style-name="T3">開口合約</text:span></text:p>
          </table:table-cell>
          <table:table-cell office:value-type="string" table:style-name="ce1">
            <text:p><text:span text:style-name="T3">豪冠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高敏慧</text:span></text:p>
          </table:table-cell>
          <table:table-cell office:value-type="string" table:style-name="ce2">
            <text:p><text:span text:style-name="T3">三峽區龍學公園設施改善工程</text:span></text:p>
          </table:table-cell>
          <table:table-cell office:value-type="string" table:style-name="ce2">
            <text:p><text:span text:style-name="T3">龍學公園</text:span></text:p>
          </table:table-cell>
          <table:table-cell office:value-type="float" office:value="800" table:style-name="ce40">
            <text:p>800</text:p>
          </table:table-cell>
          <table:table-cell office:value-type="float" office:value="799" table:style-name="ce40">
            <text:p>7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仕玲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2">
          <table:table-cell office:value-type="string" table:style-name="ce3">
            <text:p><text:span text:style-name="T3">王淑慧</text:span></text:p>
          </table:table-cell>
          <table:table-cell office:value-type="string" table:style-name="ce2">
            <text:p><text:span text:style-name="T3">新北市板橋區三民路一段</text:span>31<text:span text:style-name="T3">巷</text:span>21<text:span text:style-name="T3">號對面圍牆牆面綠美化工程</text:span></text:p>
          </table:table-cell>
          <table:table-cell office:value-type="string" table:style-name="ce2">
            <text:p><text:span text:style-name="T3">板橋區三民路一段</text:span>31<text:span text:style-name="T3">巷</text:span>21<text:span text:style-name="T3">號對面圍牆</text:span></text:p>
          </table:table-cell>
          <table:table-cell office:value-type="float" office:value="99" table:style-name="ce40">
            <text:p>99</text:p>
          </table:table-cell>
          <table:table-cell office:value-type="float" office:value="82" table:style-name="ce40">
            <text:p>82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板橋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德銓廣告企業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高敏慧</text:span></text:p>
          </table:table-cell>
          <table:table-cell office:value-type="string" table:style-name="ce2">
            <text:p><text:span text:style-name="T3">竹寮坑道路括寬及邊溝改善工程</text:span></text:p>
          </table:table-cell>
          <table:table-cell office:value-type="string" table:style-name="ce2">
            <text:p><text:span text:style-name="T3">平林里竹寮坑道路</text:span></text:p>
          </table:table-cell>
          <table:table-cell office:value-type="float" office:value="500" table:style-name="ce40">
            <text:p>500</text:p>
          </table:table-cell>
          <table:table-cell office:value-type="float" office:value="500" table:style-name="ce40">
            <text:p>5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雙溪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巧聖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錦錠</text:span></text:p>
          </table:table-cell>
          <table:table-cell office:value-type="string" table:style-name="ce2">
            <text:p><text:span text:style-name="T3">德行里中正路</text:span>167<text:span text:style-name="T3">巷口設置簡易體健設施</text:span><text:s/></text:p>
          </table:table-cell>
          <table:table-cell office:value-type="string" table:style-name="ce2">
            <text:p><text:span text:style-name="T3">德行里中正路</text:span>167<text:span text:style-name="T3">巷口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鼎晟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市民活動中心設備</text:span>(<text:span text:style-name="T3">冷氣機</text:span>)</text:p>
          </table:table-cell>
          <table:table-cell office:value-type="string" table:style-name="ce2">
            <text:p><text:span text:style-name="T3">永吉市民活動中心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65" table:style-name="ce40">
            <text:p>6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弘侖電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7">
          <table:table-cell office:value-type="string" table:style-name="ce3">
            <text:p><text:span text:style-name="T3">白珮茹</text:span></text:p>
          </table:table-cell>
          <table:table-cell office:value-type="string" table:style-name="ce2">
            <text:p><text:span text:style-name="T3">萬里區雙興里大坪</text:span>38<text:span text:style-name="T3">號之</text:span>1<text:span text:style-name="T3">前排水改善等工程</text:span></text:p>
          </table:table-cell>
          <table:table-cell office:value-type="string" table:style-name="ce2">
            <text:p><text:span text:style-name="T3">萬里區雙興里大坪</text:span>38<text:span text:style-name="T3">號之</text:span>1<text:span text:style-name="T3">前</text:span></text:p>
          </table:table-cell>
          <table:table-cell office:value-type="float" office:value="145" table:style-name="ce40">
            <text:p>145</text:p>
          </table:table-cell>
          <table:table-cell office:value-type="float" office:value="145" table:style-name="ce40">
            <text:p>14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福翊營造公司</text:span></text:p>
          </table:table-cell>
          <table:table-cell table:style-name="ce39"/>
          <table:table-cell table:number-columns-repeated="16374" table:style-name="ce33"/>
        </table:table-row>
        <table:table-row table:style-name="ro18">
          <table:table-cell office:value-type="string" table:style-name="ce3">
            <text:p><text:span text:style-name="T3">陳儀君</text:span></text:p>
          </table:table-cell>
          <table:table-cell office:value-type="string" table:style-name="ce2">
            <text:p><text:span text:style-name="T3">達觀里山坡地傾斜及地下水位監測</text:span></text:p>
          </table:table-cell>
          <table:table-cell office:value-type="string" table:style-name="ce2">
            <text:p><text:span text:style-name="T3">達觀里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鼎創工程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辦公空間、會議室軟硬體設備環境改善</text:span></text:p>
          </table:table-cell>
          <table:table-cell office:value-type="string" table:style-name="ce2">
            <text:p><text:span text:style-name="T3">三芝區公所</text:span></text:p>
          </table:table-cell>
          <table:table-cell office:value-type="float" office:value="300" table:style-name="ce40">
            <text:p>300</text:p>
          </table:table-cell>
          <table:table-cell office:value-type="float" office:value="300" table:style-name="ce40">
            <text:p>3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芝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蘿曼庭國際有限公司、暉日辦公傢俱有限公司、慶鴻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安坑里休閒遊憩指示牌面工程</text:span></text:p>
          </table:table-cell>
          <table:table-cell office:value-type="string" table:style-name="ce2">
            <text:p><text:span text:style-name="T3">三峽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聖輝凡廣告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  <text:p><text:span text:style-name="T3">高敏慧</text:span></text:p>
          </table:table-cell>
          <table:table-cell office:value-type="string" table:style-name="ce2">
            <text:p><text:span text:style-name="T3">溪北里溪北河濱公園新設排水溝及步道改善工程</text:span></text:p>
          </table:table-cell>
          <table:table-cell office:value-type="string" table:style-name="ce2">
            <text:p><text:span text:style-name="T3">三峽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1">
            <text:p><text:span text:style-name="T3">開口合約</text:span></text:p>
          </table:table-cell>
          <table:table-cell office:value-type="string" table:style-name="ce1">
            <text:p><text:span text:style-name="T3">豪冠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<text:span text:style-name="T3">五寮里</text:span>2<text:span text:style-name="T3">、</text:span>3<text:span text:style-name="T3">鄰簡易自來水改善工程</text:span></text:p>
          </table:table-cell>
          <table:table-cell office:value-type="string" table:style-name="ce2">
            <text:p><text:span text:style-name="T3">三峽區公所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1">
            <text:p><text:span text:style-name="T3">集美工程顧問公司、聯鎰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筱清</text:span></text:p>
          </table:table-cell>
          <table:table-cell office:value-type="string" table:style-name="ce2">
            <text:p><text:span text:style-name="T3">達觀路</text:span>ABCDEF<text:span text:style-name="T3">自來水加壓抽水機維修</text:span></text:p>
          </table:table-cell>
          <table:table-cell office:value-type="string" table:style-name="ce2">
            <text:p><text:span text:style-name="T3">新店區公所達觀里</text:span></text:p>
          </table:table-cell>
          <table:table-cell office:value-type="float" office:value="150" table:style-name="ce40">
            <text:p>150</text:p>
          </table:table-cell>
          <table:table-cell office:value-type="float" office:value="150" table:style-name="ce40">
            <text:p>1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精銳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蔡淑君</text:span></text:p>
          </table:table-cell>
          <table:table-cell office:value-type="string" table:style-name="ce2">
            <text:p><text:span text:style-name="T3">設置</text:span>LED<text:span text:style-name="T3">字幕機設備</text:span></text:p>
          </table:table-cell>
          <table:table-cell office:value-type="string" table:style-name="ce2">
            <text:p><text:span text:style-name="T3">林口區麗園市民活動中心及麗園一街人行道旁</text:span></text:p>
          </table:table-cell>
          <table:table-cell office:value-type="float" office:value="97" table:style-name="ce40">
            <text:p>97</text:p>
          </table:table-cell>
          <table:table-cell office:value-type="float" office:value="97" table:style-name="ce40">
            <text:p>97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林口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翔虹瑟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彭成龍</text:span></text:p>
          </table:table-cell>
          <table:table-cell office:value-type="string" table:style-name="ce2">
            <text:p><text:span text:style-name="T3">安和市民活動中心整修工程</text:span></text:p>
          </table:table-cell>
          <table:table-cell office:value-type="string" table:style-name="ce2">
            <text:p><text:span text:style-name="T3">安和市民活動中心</text:span></text:p>
          </table:table-cell>
          <table:table-cell office:value-type="float" office:value="150" table:style-name="ce40">
            <text:p>15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土城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峻發工程有限公司、福森油漆裝璜行、振延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9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改善步道坡度與路面排水工程</text:span></text:p>
          </table:table-cell>
          <table:table-cell office:value-type="string" table:style-name="ce2">
            <text:p><text:span text:style-name="T3">鶯歌區中正一路</text:span>499<text:span text:style-name="T3">號旁步道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良建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移動式投影機設備</text:span></text:p>
          </table:table-cell>
          <table:table-cell office:value-type="string" table:style-name="ce2">
            <text:p><text:span text:style-name="T3">鶯歌區公所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聖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2">
          <table:table-cell office:value-type="string" table:style-name="ce3">
            <text:p><text:span text:style-name="T3">賴秋媚</text:span></text:p>
          </table:table-cell>
          <table:table-cell office:value-type="string" table:style-name="ce2">
            <text:p><text:span text:style-name="T3">購置電腦及維修廣播系統</text:span></text:p>
          </table:table-cell>
          <table:table-cell office:value-type="string" table:style-name="ce2">
            <text:p><text:span text:style-name="T3">泰山區公所</text:span></text:p>
            <text:p><text:span text:style-name="T3">維修廣播系統更新</text:span>:<text:span text:style-name="T3">明志路</text:span>237<text:span text:style-name="T3">巷、</text:span>255<text:span text:style-name="T3">巷至</text:span>305<text:span text:style-name="T3">巷間及</text:span>273<text:span text:style-name="T3">巷</text:span></text:p>
          </table:table-cell>
          <table:table-cell office:value-type="float" office:value="98" table:style-name="ce40">
            <text:p>98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昌帝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3">
          <table:table-cell office:value-type="string" table:style-name="ce3">
            <text:p><text:span text:style-name="T3">鄭宇恩</text:span></text:p>
          </table:table-cell>
          <table:table-cell office:value-type="string" table:style-name="ce2">
            <text:p><text:span text:style-name="T3">綠美化植栽</text:span></text:p>
          </table:table-cell>
          <table:table-cell office:value-type="string" table:style-name="ce2">
            <text:p><text:span text:style-name="T3">忠寮里泉州厝</text:span>32<text:span text:style-name="T3">號、破瓦厝子</text:span>4-1<text:span text:style-name="T3">號、大竹圍</text:span>2<text:span text:style-name="T3">號、口湖子</text:span>3-1<text:span text:style-name="T3">號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四季紅園藝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劉哲彰</text:span></text:p>
          </table:table-cell>
          <table:table-cell office:value-type="string" table:style-name="ce2">
            <text:p><text:span text:style-name="T3">警民連線網路通報系統工程</text:span></text:p>
          </table:table-cell>
          <table:table-cell office:value-type="string" table:style-name="ce2">
            <text:p><text:span text:style-name="T3">百忍里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新店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台積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錦錠</text:span></text:p>
          </table:table-cell>
          <table:table-cell office:value-type="string" table:style-name="ce2">
            <text:p><text:span text:style-name="T3">購置全自動隧道式血壓計設備</text:span></text:p>
          </table:table-cell>
          <table:table-cell office:value-type="string" table:style-name="ce2">
            <text:p><text:span text:style-name="T3">復興公園管理處</text:span></text:p>
          </table:table-cell>
          <table:table-cell office:value-type="float" office:value="45" table:style-name="ce40">
            <text:p>45</text:p>
          </table:table-cell>
          <table:table-cell office:value-type="float" office:value="45" table:style-name="ce40">
            <text:p>4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陞霖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賴秋媚</text:span></text:p>
          </table:table-cell>
          <table:table-cell office:value-type="string" table:style-name="ce2">
            <text:p><text:span text:style-name="T3">購置割草機設備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float" office:value="25" table:style-name="ce40">
            <text:p>25</text:p>
          </table:table-cell>
          <table:table-cell office:value-type="float" office:value="25" table:style-name="ce40">
            <text:p>2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泰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賀基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三峽區插角里</text:span>8<text:span text:style-name="T3">鄰</text:span>157-1<text:span text:style-name="T3">號旁空地綠美化改善工程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嘉揚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34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購置資源回收站設備</text:span>(<text:span text:style-name="T3">帳篷</text:span>)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龍騰傳播企業社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沈發惠</text:span></text:p>
          </table:table-cell>
          <table:table-cell office:value-type="string" table:style-name="ce2">
            <text:p><text:span text:style-name="T3">購置設備</text:span>(<text:span text:style-name="T3">移動式擴音機等</text:span>)</text:p>
          </table:table-cell>
          <table:table-cell office:value-type="string" table:style-name="ce2">
            <text:p><text:span text:style-name="T3">金山區公所</text:span></text:p>
          </table:table-cell>
          <table:table-cell office:value-type="float" office:value="98" table:style-name="ce40">
            <text:p>98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金山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建文電器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錦錠</text:span></text:p>
          </table:table-cell>
          <table:table-cell office:value-type="string" table:style-name="ce2">
            <text:p><text:span text:style-name="T3">中和區自強公園地坪整建工程</text:span></text:p>
          </table:table-cell>
          <table:table-cell office:value-type="string" table:style-name="ce2">
            <text:p><text:span text:style-name="T3">中和區自強公園</text:span></text:p>
          </table:table-cell>
          <table:table-cell office:value-type="float" office:value="220" table:style-name="ce40">
            <text:p>220</text:p>
          </table:table-cell>
          <table:table-cell office:value-type="float" office:value="220" table:style-name="ce40">
            <text:p>22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鼎晟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籃球場照明燈具及圍網改善工程</text:span></text:p>
          </table:table-cell>
          <table:table-cell office:value-type="string" table:style-name="ce2">
            <text:p><text:span text:style-name="T3">柑坪里</text:span></text:p>
          </table:table-cell>
          <table:table-cell office:value-type="float" office:value="180" table:style-name="ce40">
            <text:p>180</text:p>
          </table:table-cell>
          <table:table-cell office:value-type="float" office:value="180" table:style-name="ce40">
            <text:p>18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瑞芳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宏瑋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康樂台設備更新及粉刷工程</text:span></text:p>
          </table:table-cell>
          <table:table-cell office:value-type="string" table:style-name="ce2">
            <text:p><text:span text:style-name="T3">東和里</text:span></text:p>
          </table:table-cell>
          <table:table-cell office:value-type="float" office:value="96" table:style-name="ce40">
            <text:p>96</text:p>
          </table:table-cell>
          <table:table-cell office:value-type="float" office:value="96" table:style-name="ce40">
            <text:p>9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瑞芳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宏瑋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鄭宇恩</text:span></text:p>
          </table:table-cell>
          <table:table-cell office:value-type="string" table:style-name="ce2">
            <text:p><text:span text:style-name="T3">購置電腦設備</text:span></text:p>
          </table:table-cell>
          <table:table-cell office:value-type="string" table:style-name="ce2">
            <text:p><text:span text:style-name="T3">長庚市民活動中心</text:span></text:p>
          </table:table-cell>
          <table:table-cell office:value-type="float" office:value="500" table:style-name="ce40">
            <text:p>500</text:p>
          </table:table-cell>
          <table:table-cell office:value-type="float" office:value="494" table:style-name="ce40">
            <text:p>494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淡水區公所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沛眾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8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添福</text:span>151-7<text:span text:style-name="T3">號對面巷道新設</text:span></text:p>
            <text:p><text:span text:style-name="T3">排水溝工程</text:span></text:p>
          </table:table-cell>
          <table:table-cell office:value-type="string" table:style-name="ce2">
            <text:p><text:span text:style-name="T3">添福</text:span>151-7<text:span text:style-name="T3">號對面巷道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豪冠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江永昌</text:span></text:p>
          </table:table-cell>
          <table:table-cell office:value-type="string" table:style-name="ce2">
            <text:p><text:span text:style-name="T3">中和區公園及綠帶增設簡易體健設施工程</text:span></text:p>
          </table:table-cell>
          <table:table-cell office:value-type="string" table:style-name="ce2">
            <text:p><text:span text:style-name="T3">中和各大公園</text:span></text:p>
          </table:table-cell>
          <table:table-cell office:value-type="float" office:value="1000" table:style-name="ce40">
            <text:p>1,000</text:p>
          </table:table-cell>
          <table:table-cell office:value-type="float" office:value="1000" table:style-name="ce40">
            <text:p>1,0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國華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5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汐止區山路樹垂落影響行車安全修剪工程</text:span></text:p>
          </table:table-cell>
          <table:table-cell office:value-type="string" table:style-name="ce2">
            <text:p><text:span text:style-name="T3">水源路、小坑路、內曾路、鵠鵠崙路、東山路、白雲路、汐碇路及四分尾山路</text:span></text:p>
          </table:table-cell>
          <table:table-cell office:value-type="float" office:value="700" table:style-name="ce40">
            <text:p>700</text:p>
          </table:table-cell>
          <table:table-cell office:value-type="float" office:value="700" table:style-name="ce40">
            <text:p>7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金川園藝設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平溪區公所購罝移動式廣播系統及設備</text:span></text:p>
          </table:table-cell>
          <table:table-cell office:value-type="string" table:style-name="ce3">
            <text:p><text:span text:style-name="T3">平溪區公所</text:span></text:p>
          </table:table-cell>
          <table:table-cell office:value-type="float" office:value="79" table:style-name="ce40">
            <text:p>79</text:p>
          </table:table-cell>
          <table:table-cell office:value-type="float" office:value="78" table:style-name="ce40">
            <text:p>7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平溪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三百六十度雷射唱片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陳錦錠</text:span></text:p>
          </table:table-cell>
          <table:table-cell office:value-type="string" table:style-name="ce2">
            <text:p><text:span text:style-name="T3">中和區民樂人行廣場羽球場加鋪瀝青混凝土</text:span></text:p>
          </table:table-cell>
          <table:table-cell office:value-type="string" table:style-name="ce2">
            <text:p><text:span text:style-name="T3">民樂人行廣場</text:span></text:p>
          </table:table-cell>
          <table:table-cell office:value-type="float" office:value="95" table:style-name="ce40">
            <text:p>95</text:p>
          </table:table-cell>
          <table:table-cell office:value-type="float" office:value="95" table:style-name="ce40">
            <text:p>95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中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全盈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3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瑞芳區傑魚坑路</text:span>37<text:span text:style-name="T3">之</text:span>1<text:span text:style-name="T3">號旁公園改善工程</text:span></text:p>
          </table:table-cell>
          <table:table-cell office:value-type="string" table:style-name="ce2">
            <text:p><text:span text:style-name="T3">傑魚坑路</text:span></text:p>
          </table:table-cell>
          <table:table-cell office:value-type="float" office:value="99" table:style-name="ce40">
            <text:p>99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瑞芳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宏瑋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18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瑞芳區龍川里基隆河畔景觀意象設置工程</text:span></text:p>
          </table:table-cell>
          <table:table-cell office:value-type="string" table:style-name="ce2">
            <text:p><text:span text:style-name="T3">龍川里基隆河畔</text:span></text:p>
          </table:table-cell>
          <table:table-cell office:value-type="float" office:value="99" table:style-name="ce40">
            <text:p>99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瑞芳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宏瑋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36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分離式冷氣及遮雨棚</text:span></text:p>
          </table:table-cell>
          <table:table-cell office:value-type="string" table:style-name="ce2">
            <text:p><text:span text:style-name="T3">萬里區文教商業大樓</text:span></text:p>
          </table:table-cell>
          <table:table-cell office:value-type="float" office:value="90" table:style-name="ce40">
            <text:p>90</text:p>
          </table:table-cell>
          <table:table-cell office:value-type="float" office:value="90" table:style-name="ce40">
            <text:p>9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勁毅空調水電工程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本煙</text:span></text:p>
          </table:table-cell>
          <table:table-cell office:value-type="string" table:style-name="ce2">
            <text:p><text:span text:style-name="T3">購置移動式會議設備</text:span>(<text:span text:style-name="T3">筆電、會議桌及折疊式塑鋼椅</text:span>)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30" table:style-name="ce40">
            <text:p>3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聖資訊有限公司</text:span></text:p>
            <text:p><text:span text:style-name="T3">高陞實業社</text:span></text:p>
          </table:table-cell>
          <table:table-cell table:style-name="ce39"/>
          <table:table-cell table:number-columns-repeated="16374" table:style-name="ce33"/>
        </table:table-row>
        <table:table-row table:style-name="ro16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行政設備</text:span>(<text:span text:style-name="T3">廣播音響組、液晶電視及除濕機</text:span>)</text:p>
          </table:table-cell>
          <table:table-cell office:value-type="string" table:style-name="ce2">
            <text:p><text:span text:style-name="T3">萬里區文教商業大樓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建宸國際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7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改善運動場館設施</text:span></text:p>
          </table:table-cell>
          <table:table-cell office:value-type="string" table:style-name="ce2">
            <text:p><text:span text:style-name="T3">萬里區公所瑪鍊室內體育館、萬里區公所籃球場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芳廣告社、日日水電工程有限公司、飛羽企業社、鴻軍威運動器材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溪底里、雙興里公共設施改善工程</text:span></text:p>
          </table:table-cell>
          <table:table-cell office:value-type="string" table:style-name="ce2">
            <text:p><text:span text:style-name="T3">溪底里、雙興里</text:span></text:p>
          </table:table-cell>
          <table:table-cell office:value-type="float" office:value="1000" table:style-name="ce40">
            <text:p>1,000</text:p>
          </table:table-cell>
          <table:table-cell office:value-type="float" office:value="1000" table:style-name="ce40">
            <text:p>1,0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萬里區公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陞翔營造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蘇有仁</text:span></text:p>
          </table:table-cell>
          <table:table-cell office:value-type="string" table:style-name="ce2">
            <text:p><text:span text:style-name="T3">購置綠美化修剪設備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float" office:value="50" table:style-name="ce40">
            <text:p>50</text:p>
          </table:table-cell>
          <table:table-cell office:value-type="float" office:value="50" table:style-name="ce40">
            <text:p>5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鶯歌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益農機行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薯榔里道路整修工程</text:span></text:p>
          </table:table-cell>
          <table:table-cell office:value-type="string" table:style-name="ce2">
            <text:p><text:span text:style-name="T3">薯榔里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平溪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永豐盛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購置促進長者活躍老化計畫及購置設備</text:span></text:p>
          </table:table-cell>
          <table:table-cell office:value-type="string" table:style-name="ce2">
            <text:p><text:span text:style-name="T3">金山區公所</text:span></text:p>
          </table:table-cell>
          <table:table-cell office:value-type="float" office:value="500" table:style-name="ce40">
            <text:p>500</text:p>
          </table:table-cell>
          <table:table-cell office:value-type="float" office:value="486" table:style-name="ce40">
            <text:p>486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金山區公所</text:span></text:p>
          </table:table-cell>
          <table:table-cell office:value-type="string" table:style-name="ce3">
            <text:p><text:span text:style-name="T3">公開招標、共同供應契約</text:span></text:p>
          </table:table-cell>
          <table:table-cell office:value-type="string" table:style-name="ce3">
            <text:p><text:span text:style-name="T3">穩立實業有限公司、永昌電器行、震旦行股份有限公司、巨機電腦有限公司、皇儒貴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邱婷蔚</text:span></text:p>
          </table:table-cell>
          <table:table-cell office:value-type="string" table:style-name="ce2">
            <text:p><text:span text:style-name="T3">後排水溝修繕疏濬加蓋工程</text:span></text:p>
          </table:table-cell>
          <table:table-cell office:value-type="string" table:style-name="ce2">
            <text:p><text:span text:style-name="T3">田中里中正北路</text:span>286-292<text:span text:style-name="T3">號</text:span></text:p>
          </table:table-cell>
          <table:table-cell office:value-type="float" office:value="98" table:style-name="ce40">
            <text:p>98</text:p>
          </table:table-cell>
          <table:table-cell office:value-type="float" office:value="98" table:style-name="ce40">
            <text:p>98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重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萬福環保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廖正良</text:span></text:p>
          </table:table-cell>
          <table:table-cell office:value-type="string" table:style-name="ce2">
            <text:p><text:span text:style-name="T3">購置辦公設備</text:span>(<text:span text:style-name="T3">投影機等</text:span>)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汐止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震旦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林秀惠</text:span></text:p>
          </table:table-cell>
          <table:table-cell office:value-type="string" table:style-name="ce2">
            <text:p><text:span text:style-name="T3">三峽區有木里佛山農路路面及側溝改善工程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float" office:value="1380" table:style-name="ce40">
            <text:p>1,380</text:p>
          </table:table-cell>
          <table:table-cell office:value-type="float" office:value="1380" table:style-name="ce40">
            <text:p>1,38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開口合約</text:span></text:p>
          </table:table-cell>
          <table:table-cell office:value-type="string" table:style-name="ce3">
            <text:p><text:span text:style-name="T3">華溱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">
          <table:table-cell office:value-type="string" table:style-name="ce3">
            <text:p><text:span text:style-name="T3">吳琪銘</text:span></text:p>
          </table:table-cell>
          <table:table-cell office:value-type="string" table:style-name="ce2">
            <text:p><text:span text:style-name="T3">三峽區插角里</text:span>9<text:span text:style-name="T3">鄰排水改善工程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100" table:style-name="ce40">
            <text:p>100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三峽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仕玲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4">
          <table:table-cell office:value-type="string" table:style-name="ce3">
            <text:p><text:span text:style-name="T3">林裔綺</text:span></text:p>
          </table:table-cell>
          <table:table-cell office:value-type="string" table:style-name="ce2">
            <text:p><text:span text:style-name="T3">瑞芳區龍山里龍潭橋旁排水溝加蓋工程</text:span></text:p>
          </table:table-cell>
          <table:table-cell office:value-type="string" table:style-name="ce3">
            <text:p><text:span text:style-name="T3">瑞芳區公所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民政業務</text:span>-<text:span text:style-name="T3">民政業務</text:span>-<text:span text:style-name="T3">獎補助費</text:span></text:p>
          </table:table-cell>
          <table:table-cell office:value-type="string" table:style-name="ce3">
            <text:p><text:span text:style-name="T3">瑞芳區公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宏偉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38">
          <table:table-cell office:value-type="string" table:style-name="ce35">
            <text:p><text:span text:style-name="T3">周勝考</text:span></text:p>
          </table:table-cell>
          <table:table-cell office:value-type="string" table:style-name="ce16">
            <text:p><text:span text:style-name="T3">車裝無線電</text:span>1<text:span text:style-name="T3">台</text:span></text:p>
          </table:table-cell>
          <table:table-cell office:value-type="string" table:style-name="ce17">
            <text:p><text:span text:style-name="T3">新板義消山搜分隊</text:span></text:p>
          </table:table-cell>
          <table:table-cell office:value-type="float" office:value="31" table:style-name="ce40">
            <text:p>31</text:p>
          </table:table-cell>
          <table:table-cell office:value-type="float" office:value="31" table:style-name="ce40">
            <text:p>3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9">
            <text:p><text:span text:style-name="T3">駿通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8">
          <table:table-cell office:value-type="string" table:style-name="ce35">
            <text:p><text:span text:style-name="T3">吳琪銘</text:span></text:p>
          </table:table-cell>
          <table:table-cell office:value-type="string" table:style-name="ce16">
            <text:p><text:span text:style-name="T3">車裝無線電</text:span>1<text:span text:style-name="T3">台</text:span></text:p>
          </table:table-cell>
          <table:table-cell office:value-type="string" table:style-name="ce17">
            <text:p><text:span text:style-name="T3">義消第五大隊</text:span></text:p>
          </table:table-cell>
          <table:table-cell office:value-type="float" office:value="31" table:style-name="ce40">
            <text:p>31</text:p>
          </table:table-cell>
          <table:table-cell office:value-type="float" office:value="31" table:style-name="ce40">
            <text:p>3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0">
            <text:p><text:span text:style-name="T3">駿通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9">
          <table:table-cell office:value-type="string" table:style-name="ce36">
            <text:p><text:span text:style-name="T3">陳永福</text:span></text:p>
          </table:table-cell>
          <table:table-cell office:value-type="string" table:style-name="ce2">
            <text:p><text:span text:style-name="T3">數位相機、擴音機、電視</text:span></text:p>
          </table:table-cell>
          <table:table-cell office:value-type="string" table:style-name="ce2">
            <text:p><text:span text:style-name="T3">文山義消中隊</text:span></text:p>
          </table:table-cell>
          <table:table-cell office:value-type="float" office:value="72" table:style-name="ce40">
            <text:p>72</text:p>
          </table:table-cell>
          <table:table-cell office:value-type="float" office:value="62" table:style-name="ce40">
            <text:p>6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正良</text:span></text:p>
          </table:table-cell>
          <table:table-cell office:value-type="string" table:style-name="ce2">
            <text:p><text:span text:style-name="T3">行車紀錄器</text:span></text:p>
          </table:table-cell>
          <table:table-cell office:value-type="string" table:style-name="ce2">
            <text:p><text:span text:style-name="T3">金山義消分隊</text:span></text:p>
          </table:table-cell>
          <table:table-cell office:value-type="float" office:value="20" table:style-name="ce40">
            <text:p>20</text:p>
          </table:table-cell>
          <table:table-cell office:value-type="float" office:value="17" table:style-name="ce40">
            <text:p>1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">
            <text:p><text:span text:style-name="T3">夷將‧拔路兒</text:span>Icyang<text:span text:style-name="T3">‧</text:span>Parod</text:p>
          </table:table-cell>
          <table:table-cell office:value-type="string" table:style-name="ce2">
            <text:p><text:span text:style-name="T3">數位照相機</text:span></text:p>
          </table:table-cell>
          <table:table-cell office:value-type="string" table:style-name="ce2">
            <text:p><text:span text:style-name="T3">社后義消分隊</text:span></text:p>
          </table:table-cell>
          <table:table-cell office:value-type="float" office:value="13" table:style-name="ce40">
            <text:p>13</text:p>
          </table:table-cell>
          <table:table-cell office:value-type="float" office:value="11" table:style-name="ce40">
            <text:p>1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陳文治</text:span></text:p>
          </table:table-cell>
          <table:table-cell office:value-type="string" table:style-name="ce2">
            <text:p><text:span text:style-name="T3">電視機</text:span></text:p>
          </table:table-cell>
          <table:table-cell office:value-type="string" table:style-name="ce2">
            <text:p><text:span text:style-name="T3">福營義消分隊</text:span></text:p>
          </table:table-cell>
          <table:table-cell office:value-type="float" office:value="26" table:style-name="ce40">
            <text:p>26</text:p>
          </table:table-cell>
          <table:table-cell office:value-type="float" office:value="22" table:style-name="ce40">
            <text:p>2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林裔綺</text:span></text:p>
          </table:table-cell>
          <table:table-cell office:value-type="string" table:style-name="ce2">
            <text:p><text:span text:style-name="T3">行車紀錄器</text:span>(<text:span text:style-name="T3">含衛星導航</text:span>)</text:p>
          </table:table-cell>
          <table:table-cell office:value-type="string" table:style-name="ce2">
            <text:p><text:span text:style-name="T3">瑞芳義消分隊</text:span></text:p>
          </table:table-cell>
          <table:table-cell office:value-type="float" office:value="20" table:style-name="ce40">
            <text:p>20</text:p>
          </table:table-cell>
          <table:table-cell office:value-type="float" office:value="17" table:style-name="ce40">
            <text:p>1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筱清</text:span></text:p>
          </table:table-cell>
          <table:table-cell office:value-type="string" table:style-name="ce2">
            <text:p>50<text:span text:style-name="T3">吋電視機</text:span></text:p>
          </table:table-cell>
          <table:table-cell office:value-type="string" table:style-name="ce2">
            <text:p><text:span text:style-name="T3">新店婦宣分隊</text:span></text:p>
          </table:table-cell>
          <table:table-cell office:value-type="float" office:value="26" table:style-name="ce40">
            <text:p>26</text:p>
          </table:table-cell>
          <table:table-cell office:value-type="float" office:value="22" table:style-name="ce40">
            <text:p>2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李翁月娥</text:span></text:p>
          </table:table-cell>
          <table:table-cell office:value-type="string" table:style-name="ce2">
            <text:p><text:span text:style-name="T3">電視機、數位照相機</text:span></text:p>
          </table:table-cell>
          <table:table-cell office:value-type="string" table:style-name="ce2">
            <text:p><text:span text:style-name="T3">重陽義消分隊</text:span></text:p>
          </table:table-cell>
          <table:table-cell office:value-type="float" office:value="39" table:style-name="ce40">
            <text:p>39</text:p>
          </table:table-cell>
          <table:table-cell office:value-type="float" office:value="33" table:style-name="ce40">
            <text:p>33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賴秋媚</text:span></text:p>
          </table:table-cell>
          <table:table-cell office:value-type="string" table:style-name="ce2">
            <text:p><text:span text:style-name="T3">多功能事務機</text:span></text:p>
          </table:table-cell>
          <table:table-cell office:value-type="string" table:style-name="ce2">
            <text:p><text:span text:style-name="T3">泰山婦宣分隊</text:span></text:p>
          </table:table-cell>
          <table:table-cell office:value-type="float" office:value="20" table:style-name="ce40">
            <text:p>20</text:p>
          </table:table-cell>
          <table:table-cell office:value-type="float" office:value="17" table:style-name="ce40">
            <text:p>1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林裔綺</text:span></text:p>
          </table:table-cell>
          <table:table-cell office:value-type="string" table:style-name="ce2">
            <text:p><text:span text:style-name="T3">攝影機</text:span></text:p>
          </table:table-cell>
          <table:table-cell office:value-type="string" table:style-name="ce2">
            <text:p><text:span text:style-name="T3">雙溪婦宣分隊</text:span></text:p>
          </table:table-cell>
          <table:table-cell office:value-type="float" office:value="35" table:style-name="ce40">
            <text:p>35</text:p>
          </table:table-cell>
          <table:table-cell office:value-type="float" office:value="30" table:style-name="ce40">
            <text:p>3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連斐璠</text:span></text:p>
          </table:table-cell>
          <table:table-cell office:value-type="string" table:style-name="ce2">
            <text:p><text:span text:style-name="T3">攝影機</text:span></text:p>
          </table:table-cell>
          <table:table-cell office:value-type="string" table:style-name="ce2">
            <text:p><text:span text:style-name="T3">永和婦宣分隊</text:span></text:p>
          </table:table-cell>
          <table:table-cell office:value-type="float" office:value="35" table:style-name="ce40">
            <text:p>35</text:p>
          </table:table-cell>
          <table:table-cell office:value-type="float" office:value="30" table:style-name="ce40">
            <text:p>3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黃林玲玲</text:span></text:p>
          </table:table-cell>
          <table:table-cell office:value-type="string" table:style-name="ce2">
            <text:p><text:span text:style-name="T3">多功能事務機、數位相機</text:span>2<text:span text:style-name="T3">台</text:span></text:p>
          </table:table-cell>
          <table:table-cell office:value-type="string" table:style-name="ce2">
            <text:p><text:span text:style-name="T3">五股婦宣分隊</text:span></text:p>
          </table:table-cell>
          <table:table-cell office:value-type="float" office:value="46" table:style-name="ce40">
            <text:p>46</text:p>
          </table:table-cell>
          <table:table-cell office:value-type="float" office:value="40" table:style-name="ce40">
            <text:p>4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蔣根煌</text:span></text:p>
          </table:table-cell>
          <table:table-cell office:value-type="string" table:style-name="ce2">
            <text:p><text:span text:style-name="T3">投影機、攝影機</text:span></text:p>
          </table:table-cell>
          <table:table-cell office:value-type="string" table:style-name="ce2">
            <text:p><text:span text:style-name="T3">新莊婦宣分隊</text:span></text:p>
          </table:table-cell>
          <table:table-cell office:value-type="float" office:value="60" table:style-name="ce40">
            <text:p>60</text:p>
          </table:table-cell>
          <table:table-cell office:value-type="float" office:value="52" table:style-name="ce40">
            <text:p>5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筱清</text:span></text:p>
          </table:table-cell>
          <table:table-cell office:value-type="string" table:style-name="ce2">
            <text:p><text:span text:style-name="T3">數位相機</text:span>3<text:span text:style-name="T3">台</text:span></text:p>
          </table:table-cell>
          <table:table-cell office:value-type="string" table:style-name="ce2">
            <text:p><text:span text:style-name="T3">永利婦宣分隊</text:span></text:p>
          </table:table-cell>
          <table:table-cell office:value-type="float" office:value="39" table:style-name="ce40">
            <text:p>39</text:p>
          </table:table-cell>
          <table:table-cell office:value-type="float" office:value="34" table:style-name="ce40">
            <text:p>34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筱清</text:span></text:p>
          </table:table-cell>
          <table:table-cell office:value-type="string" table:style-name="ce2">
            <text:p><text:span text:style-name="T3">電冰箱</text:span></text:p>
          </table:table-cell>
          <table:table-cell office:value-type="string" table:style-name="ce2">
            <text:p><text:span text:style-name="T3">文山義消中隊</text:span></text:p>
          </table:table-cell>
          <table:table-cell office:value-type="float" office:value="27" table:style-name="ce40">
            <text:p>27</text:p>
          </table:table-cell>
          <table:table-cell office:value-type="float" office:value="27" table:style-name="ce40">
            <text:p>2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曾煥嘉</text:span></text:p>
          </table:table-cell>
          <table:table-cell office:value-type="string" table:style-name="ce2">
            <text:p><text:span text:style-name="T3">電視機、洗車機、投影機</text:span></text:p>
          </table:table-cell>
          <table:table-cell office:value-type="string" table:style-name="ce2">
            <text:p><text:span text:style-name="T3">民生義消分隊</text:span></text:p>
          </table:table-cell>
          <table:table-cell office:value-type="float" office:value="67" table:style-name="ce40">
            <text:p>67</text:p>
          </table:table-cell>
          <table:table-cell office:value-type="float" office:value="58" table:style-name="ce40">
            <text:p>58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黃林玲玲</text:span></text:p>
          </table:table-cell>
          <table:table-cell office:value-type="string" table:style-name="ce2">
            <text:p><text:span text:style-name="T3">高壓清洗機、乾濕兩用吸塵器、行車紀錄器</text:span></text:p>
          </table:table-cell>
          <table:table-cell office:value-type="string" table:style-name="ce2">
            <text:p><text:span text:style-name="T3">新莊義消分隊</text:span></text:p>
          </table:table-cell>
          <table:table-cell office:value-type="float" office:value="59" table:style-name="ce40">
            <text:p>59</text:p>
          </table:table-cell>
          <table:table-cell office:value-type="float" office:value="51" table:style-name="ce40">
            <text:p>5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7">
            <text:p><text:span text:style-name="T3">陳科名</text:span></text:p>
            <text:p><text:span text:style-name="T3">蔣根煌</text:span></text:p>
          </table:table-cell>
          <table:table-cell office:value-type="string" table:style-name="ce2">
            <text:p><text:span text:style-name="T3">電視機</text:span></text:p>
          </table:table-cell>
          <table:table-cell office:value-type="string" table:style-name="ce2">
            <text:p><text:span text:style-name="T3">五工義消分隊</text:span></text:p>
          </table:table-cell>
          <table:table-cell office:value-type="float" office:value="26" table:style-name="ce40">
            <text:p>26</text:p>
          </table:table-cell>
          <table:table-cell office:value-type="float" office:value="22" table:style-name="ce40">
            <text:p>2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李余典</text:span></text:p>
          </table:table-cell>
          <table:table-cell office:value-type="string" table:style-name="ce2">
            <text:p><text:span text:style-name="T3">電視機</text:span></text:p>
          </table:table-cell>
          <table:table-cell office:value-type="string" table:style-name="ce2">
            <text:p><text:span text:style-name="T3">三重婦宣分隊</text:span></text:p>
          </table:table-cell>
          <table:table-cell office:value-type="float" office:value="40" table:style-name="ce40">
            <text:p>40</text:p>
          </table:table-cell>
          <table:table-cell office:value-type="float" office:value="22" table:style-name="ce40">
            <text:p>2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正良</text:span></text:p>
          </table:table-cell>
          <table:table-cell office:value-type="string" table:style-name="ce2">
            <text:p><text:span text:style-name="T3">數位相機</text:span></text:p>
          </table:table-cell>
          <table:table-cell office:value-type="string" table:style-name="ce2">
            <text:p><text:span text:style-name="T3">長青義消分隊</text:span></text:p>
          </table:table-cell>
          <table:table-cell office:value-type="float" office:value="13" table:style-name="ce40">
            <text:p>13</text:p>
          </table:table-cell>
          <table:table-cell office:value-type="float" office:value="11" table:style-name="ce40">
            <text:p>1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林裔綺</text:span></text:p>
          </table:table-cell>
          <table:table-cell office:value-type="string" table:style-name="ce2">
            <text:p><text:span text:style-name="T3">擴音機</text:span></text:p>
          </table:table-cell>
          <table:table-cell office:value-type="string" table:style-name="ce2">
            <text:p><text:span text:style-name="T3">平溪義消分隊</text:span></text:p>
          </table:table-cell>
          <table:table-cell office:value-type="float" office:value="34" table:style-name="ce40">
            <text:p>34</text:p>
          </table:table-cell>
          <table:table-cell office:value-type="float" office:value="29" table:style-name="ce40">
            <text:p>29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宋明宗</text:span></text:p>
          </table:table-cell>
          <table:table-cell office:value-type="string" table:style-name="ce2">
            <text:p>AED<text:span text:style-name="T3">練習機</text:span></text:p>
          </table:table-cell>
          <table:table-cell office:value-type="string" table:style-name="ce2">
            <text:p><text:span text:style-name="T3">福營義消救護分隊</text:span></text:p>
          </table:table-cell>
          <table:table-cell office:value-type="float" office:value="25" table:style-name="ce40">
            <text:p>25</text:p>
          </table:table-cell>
          <table:table-cell office:value-type="float" office:value="24" table:style-name="ce40">
            <text:p>24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集宇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周勝考</text:span></text:p>
          </table:table-cell>
          <table:table-cell office:value-type="string" table:style-name="ce2">
            <text:p>AED<text:span text:style-name="T3">練習機</text:span></text:p>
          </table:table-cell>
          <table:table-cell office:value-type="string" table:style-name="ce2">
            <text:p><text:span text:style-name="T3">海山義消救護分隊</text:span></text:p>
          </table:table-cell>
          <table:table-cell office:value-type="float" office:value="25" table:style-name="ce40">
            <text:p>25</text:p>
          </table:table-cell>
          <table:table-cell office:value-type="float" office:value="24" table:style-name="ce40">
            <text:p>24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集宇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陳科名</text:span></text:p>
          </table:table-cell>
          <table:table-cell office:value-type="string" table:style-name="ce2">
            <text:p><text:span text:style-name="T3">氣管插管模型三合一、氧氣甦醒器</text:span></text:p>
          </table:table-cell>
          <table:table-cell office:value-type="string" table:style-name="ce2">
            <text:p><text:span text:style-name="T3">五股義消救護分隊</text:span></text:p>
          </table:table-cell>
          <table:table-cell office:value-type="float" office:value="100" table:style-name="ce40">
            <text:p>100</text:p>
          </table:table-cell>
          <table:table-cell office:value-type="float" office:value="95" table:style-name="ce40">
            <text:p>95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集宇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陳科名</text:span></text:p>
          </table:table-cell>
          <table:table-cell office:value-type="string" table:style-name="ce2">
            <text:p><text:span text:style-name="T3">急救包、氣管插管模型</text:span></text:p>
          </table:table-cell>
          <table:table-cell office:value-type="string" table:style-name="ce2">
            <text:p><text:span text:style-name="T3">頭前義消救護分隊</text:span></text:p>
          </table:table-cell>
          <table:table-cell office:value-type="float" office:value="80" table:style-name="ce40">
            <text:p>80</text:p>
          </table:table-cell>
          <table:table-cell office:value-type="float" office:value="76" table:style-name="ce40">
            <text:p>76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集宇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陳永福</text:span></text:p>
          </table:table-cell>
          <table:table-cell office:value-type="string" table:style-name="ce2">
            <text:p><text:span text:style-name="T3">沙發、茶几、電視櫃</text:span></text:p>
          </table:table-cell>
          <table:table-cell office:value-type="string" table:style-name="ce2">
            <text:p><text:span text:style-name="T3">文山義消中隊</text:span></text:p>
          </table:table-cell>
          <table:table-cell office:value-type="float" office:value="83" table:style-name="ce40">
            <text:p>83</text:p>
          </table:table-cell>
          <table:table-cell office:value-type="float" office:value="82" table:style-name="ce40">
            <text:p>8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世茂家具行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林裔綺</text:span></text:p>
          </table:table-cell>
          <table:table-cell office:value-type="string" table:style-name="ce2">
            <text:p><text:span text:style-name="T3">浮力控制背心、呼吸調節系統</text:span></text:p>
          </table:table-cell>
          <table:table-cell office:value-type="string" table:style-name="ce2">
            <text:p><text:span text:style-name="T3">瑞芳潛水搜救義消分隊</text:span></text:p>
          </table:table-cell>
          <table:table-cell office:value-type="float" office:value="106" table:style-name="ce40">
            <text:p>106</text:p>
          </table:table-cell>
          <table:table-cell office:value-type="float" office:value="102" table:style-name="ce40">
            <text:p>10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公開招標</text:span></text:p>
          </table:table-cell>
          <table:table-cell office:value-type="string" table:style-name="ce21">
            <text:p><text:span text:style-name="T3">海樂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8">
          <table:table-cell office:value-type="string" table:style-name="ce36">
            <text:p><text:span text:style-name="T3">廖筱清</text:span></text:p>
          </table:table-cell>
          <table:table-cell office:value-type="string" table:style-name="ce2">
            <text:p><text:span text:style-name="T3">雙面白板</text:span></text:p>
          </table:table-cell>
          <table:table-cell office:value-type="string" table:style-name="ce2">
            <text:p><text:span text:style-name="T3">安康婦宣分隊</text:span></text:p>
          </table:table-cell>
          <table:table-cell office:value-type="float" office:value="12" table:style-name="ce40">
            <text:p>12</text:p>
          </table:table-cell>
          <table:table-cell office:value-type="float" office:value="10" table:style-name="ce40">
            <text:p>1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泰安傢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8">
          <table:table-cell office:value-type="string" table:style-name="ce36">
            <text:p><text:span text:style-name="T3">廖正良</text:span></text:p>
          </table:table-cell>
          <table:table-cell office:value-type="string" table:style-name="ce2">
            <text:p>100<text:span text:style-name="T3">公尺輔助繩</text:span></text:p>
          </table:table-cell>
          <table:table-cell office:value-type="string" table:style-name="ce2">
            <text:p><text:span text:style-name="T3">秀峰義消分隊</text:span>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倡昇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9">
          <table:table-cell office:value-type="string" table:style-name="ce36">
            <text:p><text:span text:style-name="T3">洪佳君</text:span></text:p>
          </table:table-cell>
          <table:table-cell office:value-type="string" table:style-name="ce2">
            <text:p>100<text:span text:style-name="T3">公尺動力繩、</text:span>100<text:span text:style-name="T3">公尺輔助繩</text:span></text:p>
          </table:table-cell>
          <table:table-cell office:value-type="string" table:style-name="ce2">
            <text:p><text:span text:style-name="T3">樹林義消分隊</text:span></text:p>
          </table:table-cell>
          <table:table-cell office:value-type="float" office:value="21" table:style-name="ce40">
            <text:p>21</text:p>
          </table:table-cell>
          <table:table-cell office:value-type="float" office:value="20" table:style-name="ce40">
            <text:p>2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倡昇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陳鴻源</text:span></text:p>
          </table:table-cell>
          <table:table-cell office:value-type="string" table:style-name="ce2">
            <text:p>100<text:span text:style-name="T3">公尺動力繩</text:span></text:p>
          </table:table-cell>
          <table:table-cell office:value-type="string" table:style-name="ce2">
            <text:p><text:span text:style-name="T3">永和義消分隊</text:span></text:p>
          </table:table-cell>
          <table:table-cell office:value-type="float" office:value="22" table:style-name="ce40">
            <text:p>22</text:p>
          </table:table-cell>
          <table:table-cell office:value-type="float" office:value="21" table:style-name="ce40">
            <text:p>2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倡昇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陳文治</text:span></text:p>
          </table:table-cell>
          <table:table-cell office:value-type="string" table:style-name="ce2">
            <text:p><text:span text:style-name="T3">義消特搜服裝</text:span>37<text:span text:style-name="T3">套</text:span></text:p>
          </table:table-cell>
          <table:table-cell office:value-type="string" table:style-name="ce2">
            <text:p><text:span text:style-name="T3">義勇消防總隊特搜大隊</text:span></text:p>
          </table:table-cell>
          <table:table-cell office:value-type="float" office:value="444" table:style-name="ce40">
            <text:p>444</text:p>
          </table:table-cell>
          <table:table-cell office:value-type="float" office:value="425" table:style-name="ce40">
            <text:p>425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福川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筱清</text:span></text:p>
          </table:table-cell>
          <table:table-cell office:value-type="string" table:style-name="ce2">
            <text:p><text:span text:style-name="T3">備勤茶几組</text:span></text:p>
          </table:table-cell>
          <table:table-cell office:value-type="string" table:style-name="ce2">
            <text:p><text:span text:style-name="T3">文山義消中隊</text:span></text:p>
          </table:table-cell>
          <table:table-cell office:value-type="float" office:value="11" table:style-name="ce40">
            <text:p>11</text:p>
          </table:table-cell>
          <table:table-cell office:value-type="float" office:value="11" table:style-name="ce40">
            <text:p>1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茶之鄉茶行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廖筱清</text:span></text:p>
          </table:table-cell>
          <table:table-cell office:value-type="string" table:style-name="ce2">
            <text:p><text:span text:style-name="T3">主管辦公桌、辦公桌椅</text:span></text:p>
          </table:table-cell>
          <table:table-cell office:value-type="string" table:style-name="ce2">
            <text:p><text:span text:style-name="T3">文山義消中隊</text:span></text:p>
          </table:table-cell>
          <table:table-cell office:value-type="float" office:value="96" table:style-name="ce40">
            <text:p>96</text:p>
          </table:table-cell>
          <table:table-cell office:value-type="float" office:value="96" table:style-name="ce40">
            <text:p>96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世茂家具行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周勝考</text:span></text:p>
          </table:table-cell>
          <table:table-cell office:value-type="string" table:style-name="ce2">
            <text:p><text:span text:style-name="T3">沙發茶几組、石面大茶桌、大隊長辦公桌、獎牌櫃</text:span></text:p>
          </table:table-cell>
          <table:table-cell office:value-type="string" table:style-name="ce2">
            <text:p><text:span text:style-name="T3">義勇消防總隊救護大隊</text:span></text:p>
          </table:table-cell>
          <table:table-cell office:value-type="float" office:value="92" table:style-name="ce40">
            <text:p>92</text:p>
          </table:table-cell>
          <table:table-cell office:value-type="float" office:value="92" table:style-name="ce40">
            <text:p>9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國庭家具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周勝考</text:span></text:p>
          </table:table-cell>
          <table:table-cell office:value-type="string" table:style-name="ce2">
            <text:p><text:span text:style-name="T3">擴音機、手提擴音機、電視機、冰箱</text:span></text:p>
          </table:table-cell>
          <table:table-cell office:value-type="string" table:style-name="ce2">
            <text:p><text:span text:style-name="T3">義勇消防總隊救護大隊</text:span></text:p>
          </table:table-cell>
          <table:table-cell office:value-type="float" office:value="76" table:style-name="ce40">
            <text:p>76</text:p>
          </table:table-cell>
          <table:table-cell office:value-type="float" office:value="76" table:style-name="ce40">
            <text:p>76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名傑企業社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羅文崇</text:span></text:p>
          </table:table-cell>
          <table:table-cell office:value-type="string" table:style-name="ce2">
            <text:p><text:span text:style-name="T3">射水靶</text:span>(<text:span text:style-name="T3">含</text:span>4<text:span text:style-name="T3">各集水桶</text:span>)</text:p>
          </table:table-cell>
          <table:table-cell office:value-type="string" table:style-name="ce2">
            <text:p><text:span text:style-name="T3">義勇消防總隊第七大隊</text:span></text:p>
          </table:table-cell>
          <table:table-cell office:value-type="float" office:value="82" table:style-name="ce40">
            <text:p>82</text:p>
          </table:table-cell>
          <table:table-cell office:value-type="float" office:value="82" table:style-name="ce40">
            <text:p>8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昇泰五金行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白珮茹</text:span></text:p>
          </table:table-cell>
          <table:table-cell office:value-type="string" table:style-name="ce2">
            <text:p><text:span text:style-name="T3">直立式強力照明燈</text:span></text:p>
          </table:table-cell>
          <table:table-cell office:value-type="string" table:style-name="ce2">
            <text:p><text:span text:style-name="T3">金山義消分隊</text:span></text:p>
          </table:table-cell>
          <table:table-cell office:value-type="float" office:value="99" table:style-name="ce40">
            <text:p>99</text:p>
          </table:table-cell>
          <table:table-cell office:value-type="float" office:value="99" table:style-name="ce40">
            <text:p>99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2">
            <text:p><text:span text:style-name="T3">逕洽廠商</text:span></text:p>
          </table:table-cell>
          <table:table-cell office:value-type="string" table:style-name="ce21">
            <text:p><text:span text:style-name="T3">勁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江永昌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員山義消分隊</text:span></text:p>
          </table:table-cell>
          <table:table-cell office:value-type="float" office:value="142" table:style-name="ce40">
            <text:p>142</text:p>
          </table:table-cell>
          <table:table-cell office:value-type="float" office:value="140" table:style-name="ce40">
            <text:p>14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林裔綺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九份義消分隊</text:span></text:p>
          </table:table-cell>
          <table:table-cell office:value-type="float" office:value="44" table:style-name="ce40">
            <text:p>44</text:p>
          </table:table-cell>
          <table:table-cell office:value-type="float" office:value="44" table:style-name="ce40">
            <text:p>44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洪佳君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隆恩特搜義消分隊</text:span></text:p>
          </table:table-cell>
          <table:table-cell office:value-type="float" office:value="80" table:style-name="ce40">
            <text:p>80</text:p>
          </table:table-cell>
          <table:table-cell office:value-type="float" office:value="80" table:style-name="ce40">
            <text:p>8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彭成龍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隆恩特搜義消分隊</text:span></text:p>
          </table:table-cell>
          <table:table-cell office:value-type="float" office:value="311" table:style-name="ce40">
            <text:p>311</text:p>
          </table:table-cell>
          <table:table-cell office:value-type="float" office:value="310" table:style-name="ce40">
            <text:p>31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黃林玲玲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新莊義消分隊</text:span></text:p>
          </table:table-cell>
          <table:table-cell office:value-type="float" office:value="374" table:style-name="ce40">
            <text:p>374</text:p>
          </table:table-cell>
          <table:table-cell office:value-type="float" office:value="373" table:style-name="ce40">
            <text:p>373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黃俊哲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溪崑義消分隊</text:span></text:p>
          </table:table-cell>
          <table:table-cell office:value-type="float" office:value="116" table:style-name="ce40">
            <text:p>116</text:p>
          </table:table-cell>
          <table:table-cell office:value-type="float" office:value="114" table:style-name="ce40">
            <text:p>114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黃俊哲</text:span></text:p>
          </table:table-cell>
          <table:table-cell office:value-type="string" table:style-name="ce2">
            <text:p><text:span text:style-name="T3">消防衣帽鞋及相關配件</text:span>1<text:span text:style-name="T3">批</text:span></text:p>
          </table:table-cell>
          <table:table-cell office:value-type="string" table:style-name="ce2">
            <text:p><text:span text:style-name="T3">大觀義消分隊</text:span></text:p>
          </table:table-cell>
          <table:table-cell office:value-type="float" office:value="73" table:style-name="ce40">
            <text:p>73</text:p>
          </table:table-cell>
          <table:table-cell office:value-type="float" office:value="73" table:style-name="ce40">
            <text:p>73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21">
            <text:p><text:span text:style-name="T3">台灣開廣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吳琪銘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義消第五大隊</text:span></text:p>
          </table:table-cell>
          <table:table-cell office:value-type="float" office:value="158" table:style-name="ce40">
            <text:p>158</text:p>
          </table:table-cell>
          <table:table-cell office:value-type="float" office:value="140" table:style-name="ce40">
            <text:p>14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陳世榮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樹潭義消分隊</text:span></text:p>
          </table:table-cell>
          <table:table-cell office:value-type="float" office:value="117" table:style-name="ce40">
            <text:p>117</text:p>
          </table:table-cell>
          <table:table-cell office:value-type="float" office:value="53" table:style-name="ce40">
            <text:p>53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陳鴻源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永和義消分隊</text:span></text:p>
          </table:table-cell>
          <table:table-cell office:value-type="float" office:value="98" table:style-name="ce40">
            <text:p>98</text:p>
          </table:table-cell>
          <table:table-cell office:value-type="float" office:value="87" table:style-name="ce40">
            <text:p>8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曾煥嘉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海山義消中隊</text:span></text:p>
          </table:table-cell>
          <table:table-cell office:value-type="float" office:value="177" table:style-name="ce40">
            <text:p>177</text:p>
          </table:table-cell>
          <table:table-cell office:value-type="float" office:value="157" table:style-name="ce40">
            <text:p>15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廖本煙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柑園義消分隊</text:span></text:p>
          </table:table-cell>
          <table:table-cell office:value-type="float" office:value="99" table:style-name="ce40">
            <text:p>99</text:p>
          </table:table-cell>
          <table:table-cell office:value-type="float" office:value="88" table:style-name="ce40">
            <text:p>88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廖正良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長青義消分隊</text:span></text:p>
          </table:table-cell>
          <table:table-cell office:value-type="float" office:value="40" table:style-name="ce40">
            <text:p>40</text:p>
          </table:table-cell>
          <table:table-cell office:value-type="float" office:value="35" table:style-name="ce40">
            <text:p>35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蔣根煌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永平義消分隊</text:span></text:p>
          </table:table-cell>
          <table:table-cell office:value-type="float" office:value="272" table:style-name="ce40">
            <text:p>272</text:p>
          </table:table-cell>
          <table:table-cell office:value-type="float" office:value="241" table:style-name="ce40">
            <text:p>241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連斐璠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永平義消分隊</text:span></text:p>
          </table:table-cell>
          <table:table-cell office:value-type="float" office:value="121" table:style-name="ce40">
            <text:p>121</text:p>
          </table:table-cell>
          <table:table-cell office:value-type="float" office:value="107" table:style-name="ce40">
            <text:p>107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8">
            <text:p><text:span text:style-name="T3">洪佳君</text:span></text:p>
          </table:table-cell>
          <table:table-cell office:value-type="string" table:style-name="ce2">
            <text:p><text:span text:style-name="T3">空氣呼吸器及相關配件</text:span>1<text:span text:style-name="T3">批</text:span></text:p>
          </table:table-cell>
          <table:table-cell office:value-type="string" table:style-name="ce2">
            <text:p><text:span text:style-name="T3">鶯歌義消分隊</text:span></text:p>
          </table:table-cell>
          <table:table-cell office:value-type="float" office:value="198" table:style-name="ce40">
            <text:p>198</text:p>
          </table:table-cell>
          <table:table-cell office:value-type="float" office:value="176" table:style-name="ce40">
            <text:p>176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18">
            <text:p><text:span text:style-name="T3">公開招標</text:span></text:p>
          </table:table-cell>
          <table:table-cell office:value-type="string" table:style-name="ce18">
            <text:p><text:span text:style-name="T3">台灣德爾格安全防護設備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36">
            <text:p><text:span text:style-name="T3">蔣根煌</text:span></text:p>
          </table:table-cell>
          <table:table-cell office:value-type="string" table:style-name="ce2">
            <text:p><text:span text:style-name="T3">激流救援裝備</text:span>20<text:span text:style-name="T3">組</text:span></text:p>
          </table:table-cell>
          <table:table-cell office:value-type="string" table:style-name="ce2">
            <text:p><text:span text:style-name="T3">南雅義消特搜分隊</text:span></text:p>
          </table:table-cell>
          <table:table-cell office:value-type="float" office:value="200" table:style-name="ce40">
            <text:p>200</text:p>
          </table:table-cell>
          <table:table-cell office:value-type="float" office:value="190" table:style-name="ce40">
            <text:p>190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消防局</text:span>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21">
            <text:p><text:span text:style-name="T3">恆毅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黃俊哲</text:span></text:p>
          </table:table-cell>
          <table:table-cell office:value-type="string" table:style-name="ce69">
            <text:p><text:span text:style-name="T3">「</text:span>104<text:span text:style-name="T3">年度合唱臺增購計畫」及「</text:span>104<text:span text:style-name="T3">年度衛生組健康中心增購履帶式搬運椅實施計畫」</text:span>(<text:span text:style-name="T3">合唱臺、履帶式搬運椅</text:span>)</text:p>
          </table:table-cell>
          <table:table-cell office:value-type="string" table:style-name="ce2">
            <text:p><text:span text:style-name="T3">板橋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板橋國中" table:formula="msoxl:=(C253)" table:style-name="ce29">
            <text:p>板橋國中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勝利國際樂器有限公司、集宇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江永昌</text:span></text:p>
          </table:table-cell>
          <table:table-cell office:value-type="string" table:style-name="ce70">
            <text:p><text:span text:style-name="T3">充實教學設備申請計畫</text:span>-<text:span text:style-name="T3">筆記型電腦及投影機設備</text:span></text:p>
          </table:table-cell>
          <table:table-cell office:value-type="string" table:style-name="ce2">
            <text:p><text:span text:style-name="T3">漳和國中</text:span></text:p>
          </table:table-cell>
          <table:table-cell office:value-type="float" office:value="398" table:style-name="ce43">
            <text:p>398</text:p>
          </table:table-cell>
          <table:table-cell office:value-type="float" office:value="398" table:style-name="ce44">
            <text:p>398</text:p>
          </table:table-cell>
          <table:table-cell office:value-type="string" table:style-name="ce73">
            <text:p>5M<text:span text:style-name="T3">建築及設備計畫</text:span>-5M4001<text:span text:style-name="T3">教育局</text:span>(<text:span text:style-name="T3">處</text:span>)<text:span text:style-name="T3">其他設備</text:span>-5M400109<text:span text:style-name="T3">教研科</text:span>-5<text:span text:style-name="T3">購置固定資產、無行資產及非理財目的之長期投資</text:span>-51<text:span text:style-name="T3">購置固定資產</text:span>-516<text:span text:style-name="T3">什項設備</text:span>-<text:span text:style-name="T3">網路連線路由器暨無線認證設備租賃計畫</text:span></text:p>
          </table:table-cell>
          <table:table-cell office:value-type="string" table:style-name="ce29">
            <text:p>漳和國中</text:p>
          </table:table-cell>
          <table:table-cell office:value-type="string" table:style-name="ce21">
            <text:p><text:span text:style-name="T3">共同供應契約</text:span></text:p>
          </table:table-cell>
          <table:table-cell office:value-type="string" table:style-name="ce3">
            <text:p><text:span text:style-name="T3">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林銘仁</text:span></text:p>
          </table:table-cell>
          <table:table-cell office:value-type="string" table:style-name="ce71">
            <text:p><text:span text:style-name="T3">「弘德樓地下室暨櫻花園環境改善計畫」及「辦公室教學空間設備環境改善計畫」</text:span>(<text:span text:style-name="T3">鏡子、冷氣、桌椅等</text:span>)</text:p>
          </table:table-cell>
          <table:table-cell office:value-type="string" table:style-name="ce2">
            <text:p><text:span text:style-name="T3">清水國小</text:span></text:p>
          </table:table-cell>
          <table:table-cell office:value-type="float" office:value="310" table:style-name="ce41">
            <text:p>310</text:p>
          </table:table-cell>
          <table:table-cell office:value-type="float" office:value="310" table:style-name="ce44">
            <text:p>31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清水國小" table:formula="msoxl:=(C255)" table:style-name="ce29">
            <text:p>清水國小</text:p>
          </table:table-cell>
          <table:table-cell office:value-type="string" table:style-name="ce21">
            <text:p><text:span text:style-name="T3">公開取得報價單</text:span></text:p>
          </table:table-cell>
          <table:table-cell office:value-type="string" table:style-name="ce3">
            <text:p><text:span text:style-name="T3">正軒鋁業行、明聳企業有限公</text:span><text:s/><text:span text:style-name="T3">司、亞特利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賴秋媚</text:span></text:p>
          </table:table-cell>
          <table:table-cell office:value-type="string" table:style-name="ce72">
            <text:p><text:span text:style-name="T3">「校園環境整理與設備改善」、「汰換新大樓廁所天花板輕鋼架工程」及「看臺階梯加階改善工程」</text:span>(<text:span text:style-name="T3">排風扇等、天花板輕鋼架、粉刷工程</text:span>)</text:p>
          </table:table-cell>
          <table:table-cell office:value-type="string" table:style-name="ce2">
            <text:p><text:span text:style-name="T3">澳底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澳底國小" table:formula="msoxl:=(C256)" table:style-name="ce29">
            <text:p>澳底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南漢土木包工業、緯欣工程行、鎰晟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2">
          <table:table-cell office:value-type="string" table:style-name="ce15">
            <text:p><text:span text:style-name="T3">金中玉</text:span></text:p>
          </table:table-cell>
          <table:table-cell office:value-type="string" table:style-name="ce75">
            <text:p><text:span text:style-name="T3">「綜合大樓理化教室設備更新計畫」、「校園安全圍籬計畫」及「整體節能減碳省電計畫」</text:span>(<text:span text:style-name="T3">實驗桌、圍籬、冷氣省電設備等</text:span>)</text:p>
          </table:table-cell>
          <table:table-cell office:value-type="string" table:style-name="ce2">
            <text:p><text:span text:style-name="T3">文山國中</text:span></text:p>
          </table:table-cell>
          <table:table-cell office:value-type="float" office:value="1000" table:style-name="ce45">
            <text:p>1,000</text:p>
          </table:table-cell>
          <table:table-cell office:value-type="float" office:value="1000" table:style-name="ce44">
            <text:p>1,0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山國中" table:formula="msoxl:=(C257)" table:style-name="ce29">
            <text:p>文山國中</text:p>
          </table:table-cell>
          <table:table-cell office:value-type="string" table:style-name="ce21">
            <text:p><text:span text:style-name="T3">公開取得企劃書</text:span></text:p>
          </table:table-cell>
          <table:table-cell office:value-type="string" table:style-name="ce3">
            <text:p><text:span text:style-name="T3">新欣電氣工程有限公司、桓和金屬有限公司、台灣學聯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楊春妹</text:span></text:p>
          </table:table-cell>
          <table:table-cell office:value-type="string" table:style-name="ce76">
            <text:p>103<text:span text:style-name="T3">學年度改善教學環境與設備實施計畫</text:span></text:p>
          </table:table-cell>
          <table:table-cell office:value-type="string" table:style-name="ce2">
            <text:p><text:span text:style-name="T3">福營國中</text:span></text:p>
          </table:table-cell>
          <table:table-cell office:value-type="float" office:value="98" table:style-name="ce41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福營國中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成興科技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劉美芳</text:span></text:p>
          </table:table-cell>
          <table:table-cell office:value-type="string" table:style-name="ce77">
            <text:p>103<text:span text:style-name="T3">學年度學習角暨充實教學環境設備計畫</text:span>(<text:span text:style-name="T3">圖書櫃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江翠國小</text:p>
          </table:table-cell>
          <table:table-cell office:value-type="string" table:style-name="ce21">
            <text:p><text:span text:style-name="T3">限制性招標</text:span></text:p>
          </table:table-cell>
          <table:table-cell office:value-type="string" table:style-name="ce3">
            <text:p><text:span text:style-name="T3">童心園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劉哲彰</text:span></text:p>
          </table:table-cell>
          <table:table-cell office:value-type="string" table:style-name="ce78">
            <text:p>104<text:span text:style-name="T3">上半年改善校園安全維護環境計畫</text:span>(<text:span text:style-name="T3">不鏽鋼門及木門</text:span>)</text:p>
          </table:table-cell>
          <table:table-cell office:value-type="string" table:style-name="ce2">
            <text:p><text:span text:style-name="T3">石碇國小</text:span></text:p>
          </table:table-cell>
          <table:table-cell office:value-type="float" office:value="97" table:style-name="ce46">
            <text:p>97</text:p>
          </table:table-cell>
          <table:table-cell office:value-type="float" office:value="97" table:style-name="ce42">
            <text:p>97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石碇國小" table:formula="msoxl:=(C260)" table:style-name="ce29">
            <text:p>石碇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震德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蔣根煌</text:span></text:p>
          </table:table-cell>
          <table:table-cell office:value-type="string" table:style-name="ce79">
            <text:p>104<text:span text:style-name="T3">年充實圖書設備實施計畫</text:span>(<text:span text:style-name="T3">書籍</text:span>)</text:p>
          </table:table-cell>
          <table:table-cell office:value-type="string" table:style-name="ce2">
            <text:p><text:span text:style-name="T3">興化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化國小" table:formula="msoxl:=(C261)" table:style-name="ce29">
            <text:p>興化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三民書局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許昭興</text:span></text:p>
          </table:table-cell>
          <table:table-cell office:value-type="string" table:style-name="ce80">
            <text:p>104<text:span text:style-name="T3">年充實圖書館藏書計畫</text:span>(<text:span text:style-name="T3">中、英語圖書</text:span>)</text:p>
          </table:table-cell>
          <table:table-cell office:value-type="string" table:style-name="ce2">
            <text:p><text:span text:style-name="T3">福和國中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和國中" table:formula="msoxl:=(C262)" table:style-name="ce29">
            <text:p>福和國中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3">
            <text:p><text:span text:style-name="T3">亨利出版社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陳文治</text:span></text:p>
          </table:table-cell>
          <table:table-cell office:value-type="string" table:style-name="ce81">
            <text:p>104<text:span text:style-name="T3">年多功能教室改善工程</text:span>(<text:span text:style-name="T3">地板及牆面工程</text:span>)</text:p>
          </table:table-cell>
          <table:table-cell office:value-type="string" table:style-name="ce2">
            <text:p><text:span text:style-name="T3">丹鳳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丹鳳國小" table:formula="msoxl:=(C263)" table:style-name="ce29">
            <text:p>丹鳳國小</text:p>
          </table:table-cell>
          <table:table-cell office:value-type="string" table:style-name="ce21">
            <text:p><text:span text:style-name="T3">限制性招標、逕洽廠商</text:span></text:p>
          </table:table-cell>
          <table:table-cell office:value-type="string" table:style-name="ce3">
            <text:p><text:span text:style-name="T3">聚大室內裝修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陳錦錠</text:span></text:p>
          </table:table-cell>
          <table:table-cell office:value-type="string" table:style-name="ce82">
            <text:p>104<text:span text:style-name="T3">年自立午餐廚房汙水下水道排水設備接管工程增建計畫</text:span></text:p>
          </table:table-cell>
          <table:table-cell office:value-type="string" table:style-name="ce2">
            <text:p><text:span text:style-name="T3">漳和國中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漳和國中" table:formula="msoxl:=(C264)" table:style-name="ce29">
            <text:p>漳和國中</text:p>
          </table:table-cell>
          <table:table-cell office:value-type="string" table:style-name="ce21">
            <text:p><text:span text:style-name="T3">限制性招標</text:span></text:p>
          </table:table-cell>
          <table:table-cell office:value-type="string" table:style-name="ce3">
            <text:p><text:span text:style-name="T3">天崗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蔣根煌</text:span></text:p>
          </table:table-cell>
          <table:table-cell office:value-type="string" table:style-name="ce83">
            <text:p>104<text:span text:style-name="T3">年至善廳音響設備改善工程</text:span>(<text:span text:style-name="T3">音響設備</text:span>)</text:p>
          </table:table-cell>
          <table:table-cell office:value-type="string" table:style-name="ce2">
            <text:p><text:span text:style-name="T3">丹鳳國小</text:span></text:p>
          </table:table-cell>
          <table:table-cell office:value-type="float" office:value="82" table:style-name="ce41">
            <text:p>82</text:p>
          </table:table-cell>
          <table:table-cell office:value-type="float" office:value="82" table:style-name="ce42">
            <text:p>82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丹鳳國小" table:formula="msoxl:=(C265)" table:style-name="ce29">
            <text:p>丹鳳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虹華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林金結</text:span></text:p>
          </table:table-cell>
          <table:table-cell office:value-type="string" table:style-name="ce84">
            <text:p>104<text:span text:style-name="T3">年投影機設備採購計畫</text:span></text:p>
          </table:table-cell>
          <table:table-cell office:value-type="string" table:style-name="ce2">
            <text:p><text:span text:style-name="T3">土城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土城國中" table:formula="msoxl:=(C266)" table:style-name="ce29">
            <text:p>土城國中</text:p>
          </table:table-cell>
          <table:table-cell office:value-type="string" table:style-name="ce21">
            <text:p><text:span text:style-name="T3">共同供應契約</text:span></text:p>
          </table:table-cell>
          <table:table-cell office:value-type="string" table:style-name="ce3">
            <text:p><text:span text:style-name="T3">頂能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王淑慧</text:span></text:p>
          </table:table-cell>
          <table:table-cell office:value-type="string" table:style-name="ce85">
            <text:p>104<text:span text:style-name="T3">年改善桌球訓練室設備</text:span></text:p>
          </table:table-cell>
          <table:table-cell office:value-type="string" table:style-name="ce2">
            <text:p><text:span text:style-name="T3">後埔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後埔國小" table:formula="msoxl:=(C267)" table:style-name="ce29">
            <text:p>後埔國小</text:p>
          </table:table-cell>
          <table:table-cell office:value-type="string" table:style-name="ce21">
            <text:p><text:span text:style-name="T3">限制性招標</text:span></text:p>
          </table:table-cell>
          <table:table-cell office:value-type="string" table:style-name="ce3">
            <text:p><text:span text:style-name="T3">崧順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江永昌</text:span></text:p>
          </table:table-cell>
          <table:table-cell office:value-type="string" table:style-name="ce86">
            <text:p>104<text:span text:style-name="T3">年改善教學環境設備</text:span>-<text:span text:style-name="T3">圖書館改造</text:span>(<text:span text:style-name="T3">圖書館工程</text:span>)</text:p>
          </table:table-cell>
          <table:table-cell office:value-type="string" table:style-name="ce2">
            <text:p><text:span text:style-name="T3">景新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景新國小" table:formula="msoxl:=(C268)" table:style-name="ce29">
            <text:p>景新國小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3">
            <text:p><text:span text:style-name="T3">澳亞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3">
          <table:table-cell office:value-type="string" table:style-name="ce15">
            <text:p><text:span text:style-name="T3">鍾宏仁</text:span></text:p>
          </table:table-cell>
          <table:table-cell office:value-type="string" table:number-columns-spanned="1" table:number-rows-spanned="2" table:style-name="ce87">
            <text:p>104<text:span text:style-name="T3">年度</text:span>3D<text:span text:style-name="T3">情境教學資原設備計畫</text:span>-<text:span text:style-name="T3">資訊相關設備</text:span></text:p>
          </table:table-cell>
          <table:table-cell office:value-type="string" table:number-columns-spanned="1" table:number-rows-spanned="2" table:style-name="ce52">
            <text:p><text:span text:style-name="T3">中信國小</text:span></text:p>
          </table:table-cell>
          <table:table-cell office:value-type="float" office:value="700" table:number-columns-spanned="1" table:number-rows-spanned="2" table:style-name="ce63">
            <text:p>700</text:p>
          </table:table-cell>
          <table:table-cell office:value-type="float" office:value="300" table:style-name="ce48">
            <text:p>3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number-columns-spanned="1" table:number-rows-spanned="2" table:style-name="ce53">
            <text:p>中信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萬達立新企業社</text:span></text:p>
          </table:table-cell>
          <table:table-cell table:style-name="ce39"/>
          <table:table-cell table:number-columns-repeated="16374" table:style-name="ce33"/>
        </table:table-row>
        <table:table-row table:style-name="ro44">
          <table:table-cell office:value-type="string" table:style-name="ce15">
            <text:p><text:span text:style-name="T3">陳科名</text:span></text:p>
          </table:table-cell>
          <table:covered-table-cell/>
          <table:covered-table-cell/>
          <table:covered-table-cell/>
          <table:table-cell office:value-type="float" office:value="400" table:style-name="ce48">
            <text:p>400</text:p>
          </table:table-cell>
          <table:covered-table-cell/>
          <table:covered-table-cell/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萬達立新企業社</text:span></text:p>
          </table:table-cell>
          <table:table-cell table:style-name="ce39"/>
          <table:table-cell table:number-columns-repeated="16374" table:style-name="ce33"/>
        </table:table-row>
        <table:table-row table:style-name="ro45">
          <table:table-cell office:value-type="string" table:style-name="ce15">
            <text:p><text:span text:style-name="T3">李坤城</text:span></text:p>
          </table:table-cell>
          <table:table-cell office:value-type="string" table:style-name="ce69">
            <text:p>104<text:span text:style-name="T3">年度三樓有聲圖教室地毯更換計畫</text:span>(<text:span text:style-name="T3">地毯改貼地磚工程</text:span>)</text:p>
          </table:table-cell>
          <table:table-cell office:value-type="string" table:style-name="ce2">
            <text:p><text:span text:style-name="T3">忠義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忠義國小" table:formula="msoxl:=(C271)" table:style-name="ce29">
            <text:p>忠義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吉美帆布裝潢行</text:span></text:p>
          </table:table-cell>
          <table:table-cell table:style-name="ce39"/>
          <table:table-cell table:number-columns-repeated="16374" table:style-name="ce33"/>
        </table:table-row>
        <table:table-row table:style-name="ro46">
          <table:table-cell office:value-type="string" table:style-name="ce15">
            <text:p><text:span text:style-name="T3">李倩萍</text:span></text:p>
          </table:table-cell>
          <table:table-cell office:value-type="string" table:number-columns-spanned="1" table:number-rows-spanned="4" table:style-name="ce88">
            <text:p>104<text:span text:style-name="T3">年度川堂樓梯彩繪美化工程實施計畫</text:span>(<text:span text:style-name="T3">佈告欄、美化彩繪等工程</text:span>)</text:p>
          </table:table-cell>
          <table:table-cell office:value-type="string" table:number-columns-spanned="1" table:number-rows-spanned="4" table:style-name="ce52">
            <text:p><text:span text:style-name="T3">十分國小</text:span></text:p>
          </table:table-cell>
          <table:table-cell office:value-type="float" office:value="400" table:number-columns-spanned="1" table:number-rows-spanned="4" table:style-name="ce57">
            <text:p>400</text:p>
          </table:table-cell>
          <table:table-cell office:value-type="float" office:value="100" table:style-name="ce44">
            <text:p>100</text:p>
          </table:table-cell>
          <table:table-cell office:value-type="string" table:number-columns-spanned="1" table:number-rows-spanned="4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十分國小" table:formula="msoxl:=(C272)" table:number-columns-spanned="1" table:number-rows-spanned="4" table:style-name="ce53">
            <text:p>十分國小</text:p>
          </table:table-cell>
          <table:table-cell office:value-type="string" table:number-columns-spanned="1" table:number-rows-spanned="4" table:style-name="ce59">
            <text:p><text:span text:style-name="T3">公開取得報價單或企劃書</text:span></text:p>
          </table:table-cell>
          <table:table-cell office:value-type="string" table:number-columns-spanned="1" table:number-rows-spanned="4" table:style-name="ce59">
            <text:p><text:span text:style-name="T3">澳亞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7">
          <table:table-cell office:value-type="string" table:style-name="ce15">
            <text:p><text:span text:style-name="T3">李坤城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48">
          <table:table-cell office:value-type="string" table:style-name="ce15">
            <text:p><text:span text:style-name="T3">鄭金隆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49">
          <table:table-cell office:value-type="string" table:style-name="ce15">
            <text:p><text:span text:style-name="T3">李余典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45">
          <table:table-cell office:value-type="string" table:style-name="ce15">
            <text:p><text:span text:style-name="T3">連斐璠</text:span></text:p>
          </table:table-cell>
          <table:table-cell office:value-type="string" table:style-name="ce89">
            <text:p>104<text:span text:style-name="T3">年度公播系統設備採購計畫</text:span>-<text:span text:style-name="T3">舞台影響設備</text:span></text:p>
          </table:table-cell>
          <table:table-cell office:value-type="string" table:style-name="ce2">
            <text:p><text:span text:style-name="T3">永平國小</text:span></text:p>
          </table:table-cell>
          <table:table-cell office:value-type="float" office:value="500" table:style-name="ce47">
            <text:p>500</text:p>
          </table:table-cell>
          <table:table-cell office:value-type="float" office:value="500" table:style-name="ce48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永平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國碩資訊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5">
          <table:table-cell office:value-type="string" table:style-name="ce15">
            <text:p><text:span text:style-name="T3">曾煥嘉</text:span></text:p>
          </table:table-cell>
          <table:table-cell office:value-type="string" table:style-name="ce90">
            <text:p>104<text:span text:style-name="T3">年度友善校園設備改善計畫</text:span>(<text:span text:style-name="T3">冰箱、櫃子、鐵門、廣播設備、冷氣等</text:span>)</text:p>
          </table:table-cell>
          <table:table-cell office:value-type="string" table:style-name="ce2">
            <text:p><text:span text:style-name="T3">板橋國中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板橋國中" table:formula="msoxl:=(C277)" table:style-name="ce29">
            <text:p>板橋國中</text:p>
          </table:table-cell>
          <table:table-cell office:value-type="string" table:style-name="ce3">
            <text:p><text:span text:style-name="T3">共同供應契約、逕洽廠商議價</text:span></text:p>
          </table:table-cell>
          <table:table-cell office:value-type="string" table:style-name="ce3">
            <text:p><text:span text:style-name="T3">北金企業有限公司、日寶保險櫃總代理鍵瞬貿易有限公司、愛群帆布行、鴻明企業社、佳寬電料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5">
          <table:table-cell office:value-type="string" table:style-name="ce15">
            <text:p><text:span text:style-name="T3">蔡淑君</text:span></text:p>
          </table:table-cell>
          <table:table-cell office:value-type="string" table:style-name="ce91">
            <text:p>104<text:span text:style-name="T3">年度充實改善教學環境暨設備實施計畫</text:span>(<text:span text:style-name="T3">導播機、投影機</text:span>)</text:p>
          </table:table-cell>
          <table:table-cell office:value-type="string" table:style-name="ce2">
            <text:p><text:span text:style-name="T3">崇林國中</text:span></text:p>
          </table:table-cell>
          <table:table-cell office:value-type="float" office:value="400" table:style-name="ce41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崇林國中" table:formula="msoxl:=(C278)" table:style-name="ce29">
            <text:p>崇林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嘉利達科技有限公司、基匠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0">
          <table:table-cell office:value-type="string" table:style-name="ce15">
            <text:p><text:span text:style-name="T3">黃俊哲</text:span></text:p>
          </table:table-cell>
          <table:table-cell office:value-type="string" table:style-name="ce92">
            <text:p>104<text:span text:style-name="T3">年度充實足球教學設備計畫</text:span>(<text:span text:style-name="T3">足球教學組、照明設備、人工草坪</text:span>)</text:p>
          </table:table-cell>
          <table:table-cell office:value-type="string" table:style-name="ce2">
            <text:p><text:span text:style-name="T3">榮富國小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榮富國小" table:formula="msoxl:=(C279)" table:style-name="ce29">
            <text:p>榮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林翰企業有限公司、永賀工程有限公司、正茂塑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蔡葉偉</text:span></text:p>
          </table:table-cell>
          <table:table-cell office:value-type="string" table:style-name="ce69">
            <text:p>104<text:span text:style-name="T3">年度充實建康中心設備</text:span>(<text:span text:style-name="T3">紫外線消毒機</text:span>)</text:p>
          </table:table-cell>
          <table:table-cell office:value-type="string" table:style-name="ce2">
            <text:p><text:span text:style-name="T3">橫山國小</text:span></text:p>
          </table:table-cell>
          <table:table-cell office:value-type="float" office:value="67" table:style-name="ce45">
            <text:p>67</text:p>
          </table:table-cell>
          <table:table-cell office:value-type="float" office:value="44" table:style-name="ce42">
            <text:p>4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橫山國小" table:formula="msoxl:=(C280)" table:style-name="ce29">
            <text:p>橫山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6">
            <text:p><text:span text:style-name="T3">久駿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許昭興</text:span></text:p>
          </table:table-cell>
          <table:table-cell office:value-type="string" table:style-name="ce93">
            <text:p>104<text:span text:style-name="T3">年度充實英語圖書館藏及改善閱讀環境計畫</text:span>(<text:span text:style-name="T3">英語圖書、大圖設計輸出</text:span>)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和國中" table:formula="msoxl:=(C281)" table:style-name="ce29">
            <text:p>永和國中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6">
            <text:p><text:span text:style-name="T3">冠唐國際圖書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1">
          <table:table-cell office:value-type="string" table:style-name="ce15">
            <text:p><text:span text:style-name="T3">連斐璠</text:span></text:p>
          </table:table-cell>
          <table:table-cell office:value-type="string" table:number-columns-spanned="1" table:number-rows-spanned="2" table:style-name="ce87">
            <text:p>104<text:span text:style-name="T3">年度充實教學設備申請計畫</text:span>(<text:span text:style-name="T3">投影機、電子看板、飲水機</text:span>)</text:p>
          </table:table-cell>
          <table:table-cell office:value-type="string" table:number-columns-spanned="1" table:number-rows-spanned="2" table:style-name="ce52">
            <text:p><text:span text:style-name="T3">漳和國中</text:span></text:p>
          </table:table-cell>
          <table:table-cell office:value-type="float" office:value="500" table:formula="msoxl:=200+300" table:number-columns-spanned="1" table:number-rows-spanned="2" table:style-name="ce58">
            <text:p>500</text:p>
          </table:table-cell>
          <table:table-cell office:value-type="float" office:value="200" table:style-name="ce44">
            <text:p>2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漳和國中" table:formula="msoxl:=(C282)" table:number-columns-spanned="1" table:number-rows-spanned="2" table:style-name="ce53">
            <text:p>漳和國中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非比電腦有限公司、康保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2">
          <table:table-cell office:value-type="string" table:style-name="ce15">
            <text:p><text:span text:style-name="T3">江永昌</text:span></text:p>
          </table:table-cell>
          <table:covered-table-cell/>
          <table:covered-table-cell/>
          <table:covered-table-cell/>
          <table:table-cell office:value-type="float" office:value="300" table:style-name="ce44">
            <text:p>300</text:p>
          </table:table-cell>
          <table:covered-table-cell/>
          <table:covered-table-cell/>
          <table:table-cell office:value-type="string" table:style-name="ce3">
            <text:p><text:span text:style-name="T3">共用供應契約、逕洽廠商</text:span></text:p>
          </table:table-cell>
          <table:table-cell office:value-type="string" table:style-name="ce3">
            <text:p><text:span text:style-name="T3">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廖筱清</text:span></text:p>
          </table:table-cell>
          <table:table-cell office:value-type="string" table:style-name="ce94">
            <text:p>104<text:span text:style-name="T3">年度充實會議室設備實施計畫</text:span>(<text:span text:style-name="T3">桌椅</text:span>)</text:p>
          </table:table-cell>
          <table:table-cell office:value-type="string" table:style-name="ce2">
            <text:p><text:span text:style-name="T3">北新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65" table:style-name="ce42">
            <text:p>6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北新國小" table:formula="msoxl:=(C284)" table:style-name="ce29">
            <text:p>北新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台灣學聯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吳琪銘</text:span></text:p>
          </table:table-cell>
          <table:table-cell office:value-type="string" table:style-name="ce95">
            <text:p>104<text:span text:style-name="T3">年度充實學生社團社備採購計畫</text:span>-<text:span text:style-name="T3">長笛團、節奏樂隊、弦樂團</text:span></text:p>
          </table:table-cell>
          <table:table-cell office:value-type="string" table:style-name="ce2">
            <text:p><text:span text:style-name="T3">三峽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峽國小" table:formula="msoxl:=(C285)" table:style-name="ce29">
            <text:p>三峽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偉仕育樂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羅文崇</text:span></text:p>
          </table:table-cell>
          <table:table-cell office:value-type="string" table:style-name="ce96">
            <text:p>104<text:span text:style-name="T3">年度充實學習設備改善計畫</text:span>(<text:span text:style-name="T3">公佈欄</text:span>)</text:p>
          </table:table-cell>
          <table:table-cell office:value-type="string" table:style-name="ce2">
            <text:p><text:span text:style-name="T3">永平高中</text:span></text:p>
          </table:table-cell>
          <table:table-cell office:value-type="float" office:value="250" table:style-name="ce41">
            <text:p>250</text:p>
          </table:table-cell>
          <table:table-cell office:value-type="float" office:value="250" table:style-name="ce44">
            <text:p>2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平高中" table:formula="msoxl:=(C286)" table:style-name="ce29">
            <text:p>永平高中</text:p>
          </table:table-cell>
          <table:table-cell office:value-type="string" table:style-name="ce21">
            <text:p><text:span text:style-name="T3">限制性招標</text:span></text:p>
          </table:table-cell>
          <table:table-cell office:value-type="string" table:style-name="ce3">
            <text:p><text:span text:style-name="T3">榮耀興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江永昌</text:span></text:p>
          </table:table-cell>
          <table:table-cell office:value-type="string" table:style-name="ce97">
            <text:p>104<text:span text:style-name="T3">年度幼兒園戶外遊戲場改善工程</text:span>(<text:span text:style-name="T3">大型遊具、地墊</text:span>)</text:p>
          </table:table-cell>
          <table:table-cell office:value-type="string" table:style-name="ce2">
            <text:p><text:span text:style-name="T3">自強國小</text:span></text:p>
          </table:table-cell>
          <table:table-cell office:value-type="float" office:value="450" table:style-name="ce45">
            <text:p>450</text:p>
          </table:table-cell>
          <table:table-cell office:value-type="float" office:value="450" table:style-name="ce44">
            <text:p>4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自強國小" table:formula="msoxl:=(C287)" table:style-name="ce29">
            <text:p>自強國小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3">
            <text:p><text:span text:style-name="T3">信全幼教用品社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黃林玲玲</text:span></text:p>
          </table:table-cell>
          <table:table-cell office:value-type="string" table:style-name="ce98">
            <text:p>104<text:span text:style-name="T3">年度幼兒園環境設備改善</text:span>-<text:span text:style-name="T3">花架、菜棚增建</text:span></text:p>
          </table:table-cell>
          <table:table-cell office:value-type="string" table:style-name="ce2">
            <text:p><text:span text:style-name="T3">中信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信國小" table:formula="msoxl:=(C288)" table:style-name="ce29">
            <text:p>中信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儀恆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沈發惠</text:span></text:p>
          </table:table-cell>
          <table:table-cell office:value-type="string" table:style-name="ce99">
            <text:p>104<text:span text:style-name="T3">年度申請補助辦公室空調設備購置計畫</text:span>(<text:span text:style-name="T3">冷氣</text:span>)</text:p>
          </table:table-cell>
          <table:table-cell office:value-type="string" table:style-name="ce2">
            <text:p><text:span text:style-name="T3">萬里國中</text:span></text:p>
          </table:table-cell>
          <table:table-cell office:value-type="float" office:value="131" table:style-name="ce41">
            <text:p>131</text:p>
          </table:table-cell>
          <table:table-cell office:value-type="float" office:value="131" table:style-name="ce42">
            <text:p>13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萬里國中" table:formula="msoxl:=(C289)" table:style-name="ce29">
            <text:p>萬里國中</text:p>
          </table:table-cell>
          <table:table-cell office:value-type="string" table:style-name="ce21">
            <text:p><text:span text:style-name="T3">共同供應契約</text:span></text:p>
          </table:table-cell>
          <table:table-cell office:value-type="string" table:style-name="ce3">
            <text:p><text:span text:style-name="T3">台新電氣行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彭成龍</text:span></text:p>
          </table:table-cell>
          <table:table-cell office:value-type="string" table:style-name="ce100">
            <text:p>104<text:span text:style-name="T3">年度全彩</text:span>LED<text:span text:style-name="T3">顯示幕設置計畫</text:span>(LED<text:span text:style-name="T3">電視等</text:span>)</text:p>
          </table:table-cell>
          <table:table-cell office:value-type="string" table:style-name="ce2">
            <text:p><text:span text:style-name="T3">土城國小</text:span></text:p>
          </table:table-cell>
          <table:table-cell office:value-type="float" office:value="250" table:style-name="ce41">
            <text:p>250</text:p>
          </table:table-cell>
          <table:table-cell office:value-type="float" office:value="250" table:style-name="ce44">
            <text:p>2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土城國小" table:formula="msoxl:=(C290)" table:style-name="ce29">
            <text:p>土城國小</text:p>
          </table:table-cell>
          <table:table-cell office:value-type="string" table:style-name="ce21">
            <text:p><text:span text:style-name="T3">公開取得企劃書</text:span></text:p>
          </table:table-cell>
          <table:table-cell office:value-type="string" table:style-name="ce3">
            <text:p><text:span text:style-name="T3">新境界光電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何淑峯</text:span></text:p>
          </table:table-cell>
          <table:table-cell office:value-type="string" table:style-name="ce101">
            <text:p>104<text:span text:style-name="T3">年度合唱團培訓計畫</text:span>(<text:span text:style-name="T3">音響設備</text:span>)</text:p>
          </table:table-cell>
          <table:table-cell office:value-type="string" table:style-name="ce2">
            <text:p><text:span text:style-name="T3">安坑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61" table:style-name="ce42">
            <text:p>6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安坑國小" table:formula="msoxl:=(C291)" table:style-name="ce29">
            <text:p>安坑國小</text:p>
          </table:table-cell>
          <table:table-cell office:value-type="string" table:style-name="ce21">
            <text:p><text:span text:style-name="T3">逕洽廠商</text:span></text:p>
          </table:table-cell>
          <table:table-cell office:value-type="string" table:style-name="ce3">
            <text:p><text:span text:style-name="T3">麗聲育樂器材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賴秋媚</text:span></text:p>
          </table:table-cell>
          <table:table-cell office:value-type="string" table:style-name="ce102">
            <text:p>104<text:span text:style-name="T3">年度地下室教學環境改善工程計畫</text:span>(<text:span text:style-name="T3">牆壁防水工程</text:span>)</text:p>
          </table:table-cell>
          <table:table-cell office:value-type="string" table:style-name="ce2">
            <text:p><text:span text:style-name="T3">同榮國小</text:span></text:p>
          </table:table-cell>
          <table:table-cell office:value-type="float" office:value="350" table:style-name="ce46">
            <text:p>350</text:p>
          </table:table-cell>
          <table:table-cell office:value-type="float" office:value="350" table:style-name="ce42">
            <text:p>3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同榮國小" table:formula="msoxl:=(C292)" table:style-name="ce29">
            <text:p>同榮國小</text:p>
          </table:table-cell>
          <table:table-cell office:value-type="string" table:style-name="ce21">
            <text:p><text:span text:style-name="T3">公開招標</text:span></text:p>
          </table:table-cell>
          <table:table-cell office:value-type="string" table:style-name="ce3">
            <text:p><text:span text:style-name="T3">青威土木包工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蔣根煌</text:span></text:p>
          </table:table-cell>
          <table:table-cell office:value-type="string" table:style-name="ce103">
            <text:p>104<text:span text:style-name="T3">年度多功能教學中心整建工程計畫</text:span>(<text:span text:style-name="T3">天花板、油漆、櫥櫃等整修工程</text:span>)</text:p>
          </table:table-cell>
          <table:table-cell office:value-type="string" table:style-name="ce2">
            <text:p><text:span text:style-name="T3">中平國中</text:span></text:p>
          </table:table-cell>
          <table:table-cell office:value-type="float" office:value="1000" table:style-name="ce41">
            <text:p>1,000</text:p>
          </table:table-cell>
          <table:table-cell office:value-type="float" office:value="1000" table:style-name="ce44">
            <text:p>1,0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平國中" table:formula="msoxl:=(C293)" table:style-name="ce29">
            <text:p>中平國中</text:p>
          </table:table-cell>
          <table:table-cell office:value-type="string" table:style-name="ce21">
            <text:p><text:span text:style-name="T3">公開取得報價單或企劃書</text:span></text:p>
          </table:table-cell>
          <table:table-cell office:value-type="string" table:style-name="ce3">
            <text:p><text:span text:style-name="T3">城博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4">
          <table:table-cell office:value-type="string" table:style-name="ce15">
            <text:p><text:span text:style-name="T3">林銘仁</text:span></text:p>
          </table:table-cell>
          <table:table-cell office:value-type="string" table:number-columns-spanned="1" table:number-rows-spanned="2" table:style-name="ce104">
            <text:p>104<text:span text:style-name="T3">年度安和國小改善辦公室設備實施計畫</text:span>(<text:span text:style-name="T3">屏風、櫃子等</text:span>)</text:p>
          </table:table-cell>
          <table:table-cell office:value-type="string" table:number-columns-spanned="1" table:number-rows-spanned="2" table:style-name="ce52">
            <text:p><text:span text:style-name="T3">安和國小</text:span></text:p>
          </table:table-cell>
          <table:table-cell office:value-type="float" office:value="350" table:number-columns-spanned="1" table:number-rows-spanned="2" table:style-name="ce57">
            <text:p>350</text:p>
          </table:table-cell>
          <table:table-cell office:value-type="float" office:value="250" table:style-name="ce44">
            <text:p>25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安和國小" table:formula="msoxl:=(C294)" table:number-columns-spanned="1" table:number-rows-spanned="2" table:style-name="ce53">
            <text:p>安和國小</text:p>
          </table:table-cell>
          <table:table-cell office:value-type="string" table:number-columns-spanned="1" table:number-rows-spanned="2" table:style-name="ce51">
            <text:p><text:span text:style-name="T3">公開取得企劃書</text:span></text:p>
          </table:table-cell>
          <table:table-cell office:value-type="string" table:number-columns-spanned="1" table:number-rows-spanned="2" table:style-name="ce51">
            <text:p><text:span text:style-name="T3">設計家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5">
          <table:table-cell office:value-type="string" table:style-name="ce15">
            <text:p><text:span text:style-name="T3">吳琪銘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劉美芳</text:span></text:p>
          </table:table-cell>
          <table:table-cell office:value-type="string" table:style-name="ce94">
            <text:p><text:span text:style-name="T3">自然科教室環境工程改造計畫</text:span>(<text:span text:style-name="T3">粉刷、窗簾、櫃子等</text:span>)</text:p>
          </table:table-cell>
          <table:table-cell office:value-type="string" table:style-name="ce2">
            <text:p><text:span text:style-name="T3">文聖國小</text:span></text:p>
          </table:table-cell>
          <table:table-cell office:value-type="float" office:value="120" table:style-name="ce41">
            <text:p>120</text:p>
          </table:table-cell>
          <table:table-cell office:value-type="float" office:value="120" table:style-name="ce44">
            <text:p>12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文聖國小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英文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6">
          <table:table-cell office:value-type="string" table:style-name="ce15">
            <text:p><text:span text:style-name="T3">蔡葉偉</text:span></text:p>
          </table:table-cell>
          <table:table-cell office:value-type="string" table:style-name="ce69">
            <text:p>104<text:span text:style-name="T3">年度行政辦公室週邊服務區空間改善計畫</text:span>(<text:span text:style-name="T3">坐墊、櫃子</text:span>)</text:p>
          </table:table-cell>
          <table:table-cell office:value-type="string" table:style-name="ce2">
            <text:p><text:span text:style-name="T3">鄧公國小</text:span></text:p>
          </table:table-cell>
          <table:table-cell office:value-type="float" office:value="70" table:style-name="ce41">
            <text:p>70</text:p>
          </table:table-cell>
          <table:table-cell office:value-type="float" office:value="70" table:style-name="ce42">
            <text:p>7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鄧公國小" table:formula="msoxl:=(C297)" table:style-name="ce29">
            <text:p>鄧公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芊登設計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7">
          <table:table-cell office:value-type="string" table:style-name="ce15">
            <text:p><text:span text:style-name="T3">楊春妹</text:span></text:p>
          </table:table-cell>
          <table:table-cell office:value-type="string" table:style-name="ce69">
            <text:p>104<text:span text:style-name="T3">年度局部改善校園積水暨油漆通風計畫</text:span>(<text:span text:style-name="T3">改善積水、窗戶及油漆工程</text:span>)</text:p>
          </table:table-cell>
          <table:table-cell office:value-type="string" table:style-name="ce2">
            <text:p><text:span text:style-name="T3">育德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育德國小" table:formula="msoxl:=(C298)" table:style-name="ce29">
            <text:p>育德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馨營企業有限公司、裕華水電工程行、呂○雄</text:span>(<text:span text:style-name="T3">油漆工</text:span>)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秀惠</text:span></text:p>
          </table:table-cell>
          <table:table-cell office:value-type="string" table:style-name="ce69">
            <text:p>104<text:span text:style-name="T3">年度投影設備採購計畫</text:span></text:p>
          </table:table-cell>
          <table:table-cell office:value-type="string" table:style-name="ce2">
            <text:p><text:span text:style-name="T3">景新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景新國小" table:formula="msoxl:=(C299)" table:style-name="ce29">
            <text:p>景新國小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廖筱清</text:span></text:p>
          </table:table-cell>
          <table:table-cell office:value-type="string" table:style-name="ce105">
            <text:p>104<text:span text:style-name="T3">年度改善及充實教學環境設備</text:span>(<text:span text:style-name="T3">置物櫃</text:span>)</text:p>
          </table:table-cell>
          <table:table-cell office:value-type="string" table:style-name="ce2">
            <text:p><text:span text:style-name="T3">新和國小</text:span></text:p>
          </table:table-cell>
          <table:table-cell office:value-type="float" office:value="177" table:style-name="ce45">
            <text:p>177</text:p>
          </table:table-cell>
          <table:table-cell office:value-type="float" office:value="177" table:style-name="ce42">
            <text:p>177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和國小" table:formula="msoxl:=(C300)" table:style-name="ce29">
            <text:p>新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宏達家具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連斐璠</text:span></text:p>
          </table:table-cell>
          <table:table-cell office:value-type="string" table:style-name="ce106">
            <text:p>104<text:span text:style-name="T3">年度改善及充實教學環境設備計畫</text:span>(<text:span text:style-name="T3">冷氣、櫃子等</text:span>)</text:p>
          </table:table-cell>
          <table:table-cell office:value-type="string" table:style-name="ce2">
            <text:p><text:span text:style-name="T3">福和國中</text:span></text:p>
          </table:table-cell>
          <table:table-cell office:value-type="float" office:value="253" table:style-name="ce41">
            <text:p>253</text:p>
          </table:table-cell>
          <table:table-cell office:value-type="float" office:value="253" table:style-name="ce44">
            <text:p>253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和國中" table:formula="msoxl:=(C301)" table:style-name="ce29">
            <text:p>福和國中</text:p>
          </table:table-cell>
          <table:table-cell office:value-type="string" table:style-name="ce3">
            <text:p><text:span text:style-name="T3">共同供應契約、逕洽廠商議價</text:span></text:p>
          </table:table-cell>
          <table:table-cell office:value-type="string" table:style-name="ce3">
            <text:p><text:span text:style-name="T3">得鼎工程有限公司、明聳企業有限公司、美松傢俱行、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裔綺</text:span></text:p>
          </table:table-cell>
          <table:table-cell office:value-type="string" table:style-name="ce107">
            <text:p>104<text:span text:style-name="T3">年度改善及充實教學環境設備計畫</text:span>(<text:span text:style-name="T3">舞台布幔</text:span>)</text:p>
          </table:table-cell>
          <table:table-cell office:value-type="string" table:style-name="ce2">
            <text:p><text:span text:style-name="T3">瑞芳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瑞芳國小" table:formula="msoxl:=(C302)" table:style-name="ce29">
            <text:p>瑞芳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龍璽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黃林玲玲</text:span></text:p>
          </table:table-cell>
          <table:table-cell office:value-type="string" table:style-name="ce108">
            <text:p>104<text:span text:style-name="T3">年度改善及充實教學環境設備計畫</text:span>-<text:span text:style-name="T3">投影機、電子白板功能之黑板、置物櫃等設備</text:span></text:p>
          </table:table-cell>
          <table:table-cell office:value-type="string" table:style-name="ce2">
            <text:p><text:span text:style-name="T3">新莊國小</text:span></text:p>
          </table:table-cell>
          <table:table-cell office:value-type="float" office:value="1000" table:style-name="ce47">
            <text:p>1,000</text:p>
          </table:table-cell>
          <table:table-cell office:value-type="float" office:value="1000" table:style-name="ce48">
            <text:p>1,0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新莊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蔣根煌</text:span></text:p>
          </table:table-cell>
          <table:table-cell office:value-type="string" table:style-name="ce109">
            <text:p>104<text:span text:style-name="T3">年度改善及充實教學環境設備</text:span>-<text:span text:style-name="T3">數位輔助翻轉教學及行動閱讀學習</text:span>-<text:span text:style-name="T3">資訊相關設備</text:span></text:p>
          </table:table-cell>
          <table:table-cell office:value-type="string" table:style-name="ce2">
            <text:p><text:span text:style-name="T3">新泰國中</text:span></text:p>
          </table:table-cell>
          <table:table-cell office:value-type="float" office:value="220" table:style-name="ce45">
            <text:p>220</text:p>
          </table:table-cell>
          <table:table-cell office:value-type="float" office:value="220" table:style-name="ce44">
            <text:p>22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泰國中" table:formula="msoxl:=(C304)" table:style-name="ce29">
            <text:p>新泰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捷達數位系統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羅文崇</text:span></text:p>
          </table:table-cell>
          <table:table-cell office:value-type="string" table:style-name="ce110">
            <text:p>104<text:span text:style-name="T3">年度改善行動視廳設備</text:span>(<text:span text:style-name="T3">擴音設備、</text:span>DVD<text:span text:style-name="T3">播放機、櫃子等</text:span>)</text:p>
          </table:table-cell>
          <table:table-cell office:value-type="string" table:style-name="ce2">
            <text:p><text:span text:style-name="T3">頂溪國小</text:span></text:p>
          </table:table-cell>
          <table:table-cell office:value-type="float" office:value="180" table:style-name="ce45">
            <text:p>180</text:p>
          </table:table-cell>
          <table:table-cell office:value-type="float" office:value="180" table:style-name="ce44">
            <text:p>18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溪國小" table:formula="msoxl:=(C305)" table:style-name="ce29">
            <text:p>頂溪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碩邦科技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邱烽堯</text:span></text:p>
          </table:table-cell>
          <table:table-cell office:value-type="string" table:style-name="ce111">
            <text:p>104<text:span text:style-name="T3">年度改善社團教學設備計畫</text:span>(<text:span text:style-name="T3">童軍器材、樂器</text:span>)</text:p>
          </table:table-cell>
          <table:table-cell office:value-type="string" table:style-name="ce2">
            <text:p><text:span text:style-name="T3">錦和國小</text:span></text:p>
          </table:table-cell>
          <table:table-cell office:value-type="float" office:value="257" table:style-name="ce41">
            <text:p>257</text:p>
          </table:table-cell>
          <table:table-cell office:value-type="float" office:value="91" table:style-name="ce44">
            <text:p>9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錦和國小" table:formula="msoxl:=(C306)" table:style-name="ce29">
            <text:p>錦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義秀鼓藝工坊、財團法人中華民國童軍文教基金會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陳啟能</text:span></text:p>
          </table:table-cell>
          <table:table-cell office:value-type="string" table:style-name="ce112">
            <text:p>104<text:span text:style-name="T3">年度改善室內空氣品質</text:span>(<text:span text:style-name="T3">第一期</text:span>)<text:span text:style-name="T3">實施計畫</text:span>(<text:span text:style-name="T3">室內空氣品質檢測儀、排風系統</text:span>)</text:p>
          </table:table-cell>
          <table:table-cell office:value-type="string" table:style-name="ce2">
            <text:p><text:span text:style-name="T3">實踐國小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366" table:style-name="ce44">
            <text:p>36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實踐國小" table:formula="msoxl:=(C307)" table:style-name="ce29">
            <text:p>實踐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全球雲端運算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蔡錦賢</text:span></text:p>
          </table:table-cell>
          <table:table-cell office:value-type="string" table:style-name="ce113">
            <text:p>104<text:span text:style-name="T3">年度改善校舍濕滑工程實施計畫</text:span>(<text:span text:style-name="T3">油漆、天花板、採光罩工程</text:span>)</text:p>
          </table:table-cell>
          <table:table-cell office:value-type="string" table:style-name="ce2">
            <text:p><text:span text:style-name="T3">大崁國小</text:span></text:p>
          </table:table-cell>
          <table:table-cell office:value-type="float" office:value="300" table:style-name="ce46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大崁國小" table:formula="msoxl:=(C308)" table:style-name="ce29">
            <text:p>大崁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智發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蔡明堂</text:span></text:p>
          </table:table-cell>
          <table:table-cell office:value-type="string" table:style-name="ce114">
            <text:p>104<text:span text:style-name="T3">年度改善校園安全設備計畫</text:span>(<text:span text:style-name="T3">鐵捲門</text:span>)</text:p>
          </table:table-cell>
          <table:table-cell office:value-type="string" table:style-name="ce2">
            <text:p><text:span text:style-name="T3">三重國小</text:span></text:p>
          </table:table-cell>
          <table:table-cell office:value-type="float" office:value="98" table:style-name="ce41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重國小" table:formula="msoxl:=(C309)" table:style-name="ce29">
            <text:p>三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超義金屬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張晉婷</text:span></text:p>
          </table:table-cell>
          <table:table-cell office:value-type="string" table:style-name="ce115">
            <text:p>104<text:span text:style-name="T3">年度改善校園安全設備計畫</text:span>(<text:span text:style-name="T3">監視系統</text:span>)</text:p>
          </table:table-cell>
          <table:table-cell office:value-type="string" table:style-name="ce2">
            <text:p><text:span text:style-name="T3">昌平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昌平國小" table:formula="msoxl:=(C310)" table:style-name="ce29">
            <text:p>昌平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全楙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9">
          <table:table-cell office:value-type="string" table:style-name="ce15">
            <text:p><text:span text:style-name="T3">林國春</text:span></text:p>
          </table:table-cell>
          <table:table-cell office:value-type="string" table:number-columns-spanned="1" table:number-rows-spanned="2" table:style-name="ce87">
            <text:p>104<text:span text:style-name="T3">年度改善校園資訊設備</text:span>-<text:span text:style-name="T3">投影機及施工</text:span></text:p>
          </table:table-cell>
          <table:table-cell office:value-type="string" table:number-columns-spanned="1" table:number-rows-spanned="2" table:style-name="ce52">
            <text:p><text:span text:style-name="T3">文聖國小</text:span></text:p>
          </table:table-cell>
          <table:table-cell office:value-type="float" office:value="268" table:formula="msoxl:=98+170" table:number-columns-spanned="1" table:number-rows-spanned="2" table:style-name="ce58">
            <text:p>268</text:p>
          </table:table-cell>
          <table:table-cell office:value-type="float" office:value="98" table:style-name="ce44">
            <text:p>98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聖國小" table:formula="msoxl:=(C311)" table:number-columns-spanned="1" table:number-rows-spanned="2" table:style-name="ce53">
            <text:p>文聖國小</text:p>
          </table:table-cell>
          <table:table-cell office:value-type="string" table:number-columns-spanned="1" table:number-rows-spanned="2" table:style-name="ce51">
            <text:p><text:span text:style-name="T3">共同供應契約</text:span></text:p>
          </table:table-cell>
          <table:table-cell office:value-type="string" table:number-columns-spanned="1" table:number-rows-spanned="2" table:style-name="ce51">
            <text:p><text:span text:style-name="T3">京旻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4">
          <table:table-cell office:value-type="string" table:style-name="ce15">
            <text:p><text:span text:style-name="T3">何博文</text:span></text:p>
          </table:table-cell>
          <table:covered-table-cell/>
          <table:covered-table-cell/>
          <table:covered-table-cell/>
          <table:table-cell office:value-type="float" office:value="170" table:style-name="ce44">
            <text:p>17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鴻源</text:span></text:p>
          </table:table-cell>
          <table:table-cell office:value-type="string" table:style-name="ce69">
            <text:p>104<text:span text:style-name="T3">年度改善專科教室及辦公室電腦設備更新採購</text:span>-All in one<text:span text:style-name="T3">電腦</text:span>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896" table:style-name="ce41">
            <text:p>896</text:p>
          </table:table-cell>
          <table:table-cell office:value-type="float" office:value="894" table:style-name="ce44">
            <text:p>89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和國中" table:formula="msoxl:=(C313)" table:style-name="ce29">
            <text:p>永和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世榮</text:span></text:p>
          </table:table-cell>
          <table:table-cell office:value-type="string" table:style-name="ce116">
            <text:p>104<text:span text:style-name="T3">年度改善教室設備計畫</text:span>(<text:span text:style-name="T3">黑板、佈告欄、地板、櫃子</text:span>)</text:p>
          </table:table-cell>
          <table:table-cell office:value-type="string" table:style-name="ce2">
            <text:p><text:span text:style-name="T3">大同國小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大同國小" table:formula="msoxl:=(C314)" table:style-name="ce29">
            <text:p>大同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永亨興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李倩萍</text:span></text:p>
          </table:table-cell>
          <table:table-cell office:value-type="string" table:style-name="ce117">
            <text:p>104<text:span text:style-name="T3">年度改善教學設備計畫</text:span>-<text:span text:style-name="T3">電動銀幕設備</text:span></text:p>
          </table:table-cell>
          <table:table-cell office:value-type="string" table:style-name="ce2">
            <text:p><text:span text:style-name="T3">三民高中</text:span></text:p>
          </table:table-cell>
          <table:table-cell office:value-type="float" office:value="340" table:style-name="ce47">
            <text:p>340</text:p>
          </table:table-cell>
          <table:table-cell office:value-type="float" office:value="340" table:style-name="ce48">
            <text:p>34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三民高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萬達立新企業社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廖正良</text:span></text:p>
          </table:table-cell>
          <table:table-cell office:value-type="string" table:style-name="ce118">
            <text:p>104<text:span text:style-name="T3">年度改善教學環境及設備</text:span>(<text:span text:style-name="T3">窗簾、溫室</text:span>)</text:p>
          </table:table-cell>
          <table:table-cell office:value-type="string" table:style-name="ce2">
            <text:p><text:span text:style-name="T3">中山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山國小" table:formula="msoxl:=(C316)" table:style-name="ce29">
            <text:p>中山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謄龍企業有限公司、廣田企業社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羅文崇</text:span></text:p>
          </table:table-cell>
          <table:table-cell office:value-type="string" table:style-name="ce119">
            <text:p>104<text:span text:style-name="T3">年度改善教學環境設備申請計畫</text:span>(<text:span text:style-name="T3">窗簾、櫃子、冷氣</text:span>)</text:p>
          </table:table-cell>
          <table:table-cell office:value-type="string" table:style-name="ce2">
            <text:p><text:span text:style-name="T3">福和國中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和國中" table:formula="msoxl:=(C317)" table:style-name="ce29">
            <text:p>福和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美松傢俱行</text:span></text:p>
          </table:table-cell>
          <table:table-cell table:style-name="ce39"/>
          <table:table-cell table:number-columns-repeated="16374" table:style-name="ce33"/>
        </table:table-row>
        <table:table-row table:style-name="ro61">
          <table:table-cell office:value-type="string" table:style-name="ce15">
            <text:p><text:span text:style-name="T3">廖正良</text:span></text:p>
          </table:table-cell>
          <table:table-cell office:value-type="string" table:style-name="ce120">
            <text:p>104<text:span text:style-name="T3">年度改善教學環境設備計畫</text:span>(<text:span text:style-name="T3">置物櫃、互動液晶電視等</text:span>)</text:p>
          </table:table-cell>
          <table:table-cell office:value-type="string" table:style-name="ce2">
            <text:p><text:span text:style-name="T3">貢寮國中</text:span></text:p>
          </table:table-cell>
          <table:table-cell office:value-type="float" office:value="657" table:style-name="ce45">
            <text:p>657</text:p>
          </table:table-cell>
          <table:table-cell office:value-type="float" office:value="657" table:style-name="ce44">
            <text:p>657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貢寮國中" table:formula="msoxl:=(C318)" table:style-name="ce29">
            <text:p>貢寮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源川物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陳鴻源</text:span></text:p>
          </table:table-cell>
          <table:table-cell office:value-type="string" table:style-name="ce121">
            <text:p>104<text:span text:style-name="T3">年度改善視聽教學設備</text:span>(<text:span text:style-name="T3">投影機、電視機</text:span>)</text:p>
          </table:table-cell>
          <table:table-cell office:value-type="string" table:style-name="ce2">
            <text:p><text:span text:style-name="T3">頂溪國小</text:span></text:p>
          </table:table-cell>
          <table:table-cell office:value-type="float" office:value="230" table:style-name="ce45">
            <text:p>230</text:p>
          </table:table-cell>
          <table:table-cell office:value-type="float" office:value="230" table:style-name="ce44">
            <text:p>23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溪國小" table:formula="msoxl:=(C319)" table:style-name="ce29">
            <text:p>頂溪國小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精彩電腦股份有限公司、臺灣學聯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張瑞山</text:span></text:p>
          </table:table-cell>
          <table:table-cell office:value-type="string" table:style-name="ce122">
            <text:p>104<text:span text:style-name="T3">年度改善學校環境及充實教學設備</text:span>(<text:span text:style-name="T3">喊話器、冰箱、桌球桌、投影機、水塔</text:span>)</text:p>
          </table:table-cell>
          <table:table-cell office:value-type="string" table:style-name="ce2">
            <text:p><text:span text:style-name="T3">積穗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積穗國小" table:formula="msoxl:=(C320)" table:style-name="ce29">
            <text:p>積穗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詠茂電器有限公司、詠清運動器材有限公司、頂能企業股份有限公司、椿鑫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林國春</text:span></text:p>
          </table:table-cell>
          <table:table-cell office:value-type="string" table:style-name="ce123">
            <text:p>104<text:span text:style-name="T3">年度改善藝文教室設備計畫</text:span>(<text:span text:style-name="T3">桌椅等</text:span>)</text:p>
          </table:table-cell>
          <table:table-cell office:value-type="string" table:style-name="ce2">
            <text:p><text:span text:style-name="T3">文聖國小</text:span></text:p>
          </table:table-cell>
          <table:table-cell office:value-type="float" office:value="99" table:style-name="ce45">
            <text:p>99</text:p>
          </table:table-cell>
          <table:table-cell office:value-type="float" office:value="69" table:style-name="ce42">
            <text:p>6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聖國小" table:formula="msoxl:=(C321)" table:style-name="ce29">
            <text:p>文聖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泰禎環保實業有限公司、漢昇興業有限公司、振昌文具印刷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廖正良</text:span></text:p>
          </table:table-cell>
          <table:table-cell office:value-type="string" table:style-name="ce124">
            <text:p>104<text:span text:style-name="T3">年度和風樓教室老舊吊扇改善工程</text:span>(<text:span text:style-name="T3">旋轉電扇</text:span>)</text:p>
          </table:table-cell>
          <table:table-cell office:value-type="string" table:style-name="ce2">
            <text:p><text:span text:style-name="T3">萬里國小</text:span></text:p>
          </table:table-cell>
          <table:table-cell office:value-type="float" office:value="92" table:style-name="ce45">
            <text:p>92</text:p>
          </table:table-cell>
          <table:table-cell office:value-type="float" office:value="92" table:style-name="ce42">
            <text:p>92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萬里國小" table:formula="msoxl:=(C322)" table:style-name="ce29">
            <text:p>萬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裕輝電器行</text:span></text:p>
          </table:table-cell>
          <table:table-cell table:style-name="ce39"/>
          <table:table-cell table:number-columns-repeated="16374" table:style-name="ce33"/>
        </table:table-row>
        <table:table-row table:style-name="ro63">
          <table:table-cell office:value-type="string" table:style-name="ce15">
            <text:p><text:span text:style-name="T3">李坤城</text:span></text:p>
          </table:table-cell>
          <table:table-cell office:value-type="string" table:number-columns-spanned="1" table:number-rows-spanned="2" table:style-name="ce87">
            <text:p>104<text:span text:style-name="T3">年度明志</text:span>E<text:span text:style-name="T3">動教室之設備改善計畫</text:span>(<text:span text:style-name="T3">觸控式螢幕</text:span>)</text:p>
          </table:table-cell>
          <table:table-cell office:value-type="string" table:number-columns-spanned="1" table:number-rows-spanned="2" table:style-name="ce52">
            <text:p><text:span text:style-name="T3">明志國中</text:span></text:p>
          </table:table-cell>
          <table:table-cell office:value-type="float" office:value="200" table:number-columns-spanned="1" table:number-rows-spanned="2" table:style-name="ce57">
            <text:p>200</text:p>
          </table:table-cell>
          <table:table-cell office:value-type="float" office:value="100" table:style-name="ce44">
            <text:p>1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中" table:formula="msoxl:=(C323)" table:number-columns-spanned="1" table:number-rows-spanned="2" table:style-name="ce53">
            <text:p>明志國中</text:p>
          </table:table-cell>
          <table:table-cell office:value-type="string" table:number-columns-spanned="1" table:number-rows-spanned="2" table:style-name="ce51">
            <text:p><text:span text:style-name="T3">共同供應契約</text:span></text:p>
          </table:table-cell>
          <table:table-cell office:value-type="string" table:number-columns-spanned="1" table:number-rows-spanned="2" table:style-name="ce51">
            <text:p><text:span text:style-name="T3">盛源精密工業股份公司</text:span></text:p>
          </table:table-cell>
          <table:table-cell table:style-name="ce39"/>
          <table:table-cell table:number-columns-repeated="16374" table:style-name="ce33"/>
        </table:table-row>
        <table:table-row table:style-name="ro64">
          <table:table-cell office:value-type="string" table:style-name="ce15">
            <text:p><text:span text:style-name="T3">李余典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65">
          <table:table-cell office:value-type="string" table:style-name="ce15">
            <text:p><text:span text:style-name="T3">江永昌</text:span></text:p>
          </table:table-cell>
          <table:table-cell office:value-type="string" table:style-name="ce94">
            <text:p>104<text:span text:style-name="T3">年度直笛團增添樂器計畫暨游泳隊改善訓練環境計畫</text:span><text:s/>(<text:span text:style-name="T3">樂器、游泳空間隔間、跳臺等</text:span>)</text:p>
          </table:table-cell>
          <table:table-cell office:value-type="string" table:style-name="ce2">
            <text:p><text:span text:style-name="T3">中和國小</text:span></text:p>
          </table:table-cell>
          <table:table-cell office:value-type="float" office:value="420" table:style-name="ce41">
            <text:p>420</text:p>
          </table:table-cell>
          <table:table-cell office:value-type="float" office:value="420" table:style-name="ce44">
            <text:p>42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和國小" table:formula="msoxl:=(C325)" table:style-name="ce29">
            <text:p>中和國小</text:p>
          </table:table-cell>
          <table:table-cell office:value-type="string" table:style-name="ce3">
            <text:p><text:span text:style-name="T3">公開取得報價單或企劃書</text:span></text:p>
          </table:table-cell>
          <table:table-cell office:value-type="string" table:style-name="ce3">
            <text:p><text:span text:style-name="T3">音樂園文化有限公司、東萬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6">
          <table:table-cell office:value-type="string" table:style-name="ce15">
            <text:p><text:span text:style-name="T3">許昭興</text:span></text:p>
          </table:table-cell>
          <table:table-cell office:value-type="string" table:style-name="ce125">
            <text:p>104<text:span text:style-name="T3">年度洗手槽增建工程</text:span>(<text:span text:style-name="T3">洗手槽工程</text:span>)</text:p>
          </table:table-cell>
          <table:table-cell office:value-type="string" table:style-name="ce2">
            <text:p><text:span text:style-name="T3">私立竹林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竹林國小" table:formula="msoxl:=(C326)" table:style-name="ce29">
            <text:p>私立竹林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竣千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1">
          <table:table-cell office:value-type="string" table:style-name="ce15">
            <text:p><text:span text:style-name="T3">鍾宏仁</text:span></text:p>
          </table:table-cell>
          <table:table-cell office:value-type="string" table:style-name="ce126">
            <text:p>104<text:span text:style-name="T3">年度美術教室整繕工程計畫</text:span>(<text:span text:style-name="T3">排水、電路工程、櫃子、窗簾等</text:span>)</text:p>
          </table:table-cell>
          <table:table-cell office:value-type="string" table:style-name="ce2">
            <text:p><text:span text:style-name="T3">中平國中</text:span></text:p>
          </table:table-cell>
          <table:table-cell office:value-type="float" office:value="300" table:style-name="ce46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平國中" table:formula="msoxl:=(C327)" table:style-name="ce29">
            <text:p>中平國中</text:p>
          </table:table-cell>
          <table:table-cell office:value-type="string" table:style-name="ce21">
            <text:p><text:span text:style-name="T3">公開取得報價單或企劃書</text:span></text:p>
          </table:table-cell>
          <table:table-cell office:value-type="string" table:style-name="ce6">
            <text:p><text:span text:style-name="T3">叮叮家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15">
            <text:p><text:span text:style-name="T3">李坤城</text:span></text:p>
          </table:table-cell>
          <table:table-cell office:value-type="string" table:number-columns-spanned="1" table:number-rows-spanned="2" table:style-name="ce87">
            <text:p>104<text:span text:style-name="T3">年度英語學習情境改造購增音響設備實施計畫</text:span>(<text:span text:style-name="T3">室內裝修</text:span>)</text:p>
          </table:table-cell>
          <table:table-cell office:value-type="string" table:number-columns-spanned="1" table:number-rows-spanned="2" table:style-name="ce52">
            <text:p><text:span text:style-name="T3">鷺江國小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2">
            <text:p>15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鷺江國小" table:formula="msoxl:=(C328)" table:number-columns-spanned="1" table:number-rows-spanned="2" table:style-name="ce53">
            <text:p>鷺江國小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冠業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7">
          <table:table-cell office:value-type="string" table:style-name="ce15">
            <text:p><text:span text:style-name="T3">陳幸進</text:span></text:p>
          </table:table-cell>
          <table:covered-table-cell/>
          <table:covered-table-cell/>
          <table:table-cell office:value-type="float" office:value="200" table:style-name="ce41">
            <text:p>200</text:p>
          </table:table-cell>
          <table:table-cell office:value-type="float" office:value="200" table:style-name="ce42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鄭宇恩</text:span></text:p>
          </table:table-cell>
          <table:table-cell office:value-type="string" table:style-name="ce69">
            <text:p>104<text:span text:style-name="T3">年度風雨操場雨水回收系統安全圍籬改善計畫</text:span>(<text:span text:style-name="T3">圍籬</text:span>)</text:p>
          </table:table-cell>
          <table:table-cell office:value-type="string" table:style-name="ce2">
            <text:p><text:span text:style-name="T3">鄧公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5" table:style-name="ce42">
            <text:p>9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鄧公國小" table:formula="msoxl:=(C330)" table:style-name="ce29">
            <text:p>鄧公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暘信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國春</text:span></text:p>
          </table:table-cell>
          <table:table-cell office:value-type="string" table:style-name="ce127">
            <text:p>104<text:span text:style-name="T3">年度校史室改造暨教學空間改善計畫</text:span>(<text:span text:style-name="T3">照明設備、窗簾等</text:span>)</text:p>
          </table:table-cell>
          <table:table-cell office:value-type="string" table:style-name="ce2">
            <text:p><text:span text:style-name="T3">板橋國中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2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板橋國中" table:formula="msoxl:=(C331)" table:style-name="ce29">
            <text:p>板橋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大同綜合訊電股份有限公司、百事達窗飾有限公司、佳寬電料有限公司、鋒群股份有限公司、群策黑板有限公司、鴻明企業社、台灣飛利浦股份有限公司、北金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鄭金隆</text:span></text:p>
          </table:table-cell>
          <table:table-cell office:value-type="string" table:style-name="ce128">
            <text:p>104<text:span text:style-name="T3">年度校園戶外廣播及互動教學設備採購實施計畫</text:span>(<text:span text:style-name="T3">廣播設備等</text:span>)</text:p>
          </table:table-cell>
          <table:table-cell office:value-type="string" table:style-name="ce2">
            <text:p><text:span text:style-name="T3">大觀國小</text:span></text:p>
          </table:table-cell>
          <table:table-cell office:value-type="float" office:value="789" table:style-name="ce41">
            <text:p>789</text:p>
          </table:table-cell>
          <table:table-cell office:value-type="float" office:value="789" table:style-name="ce44">
            <text:p>78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大觀國小" table:formula="msoxl:=(C332)" table:style-name="ce29">
            <text:p>大觀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彩達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彭成龍</text:span></text:p>
          </table:table-cell>
          <table:table-cell office:value-type="string" table:style-name="ce129">
            <text:p>104<text:span text:style-name="T3">年度校園充實資訊環境設備及精進教學實施計畫</text:span>(<text:span text:style-name="T3">資訊設備</text:span>)</text:p>
          </table:table-cell>
          <table:table-cell office:value-type="string" table:style-name="ce2">
            <text:p><text:span text:style-name="T3">安和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安和國小" table:formula="msoxl:=(C333)" table:style-name="ce29">
            <text:p>安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陳儀君</text:span></text:p>
          </table:table-cell>
          <table:table-cell office:value-type="string" table:style-name="ce130">
            <text:p>104<text:span text:style-name="T3">年度校園安全防護工程計畫</text:span>(<text:span text:style-name="T3">監視器及班級牌</text:span>)</text:p>
          </table:table-cell>
          <table:table-cell office:value-type="string" table:style-name="ce2">
            <text:p><text:span text:style-name="T3">福山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3" table:style-name="ce42">
            <text:p>93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福山國小" table:formula="msoxl:=(C334)" table:style-name="ce29">
            <text:p>福山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碩邦科技有限公司、永德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張瑞山</text:span></text:p>
          </table:table-cell>
          <table:table-cell office:value-type="string" table:style-name="ce131">
            <text:p>104<text:span text:style-name="T3">年度校園安全設備更新改善計畫</text:span>(<text:span text:style-name="T3">電捲門</text:span>)</text:p>
          </table:table-cell>
          <table:table-cell office:value-type="string" table:style-name="ce2">
            <text:p><text:span text:style-name="T3">中和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和國小" table:formula="msoxl:=(C335)" table:style-name="ce29">
            <text:p>中和國小</text:p>
          </table:table-cell>
          <table:table-cell office:value-type="string" table:style-name="ce6">
            <text:p><text:span text:style-name="T3">公開取得報價單或企劃書</text:span></text:p>
          </table:table-cell>
          <table:table-cell office:value-type="string" table:style-name="ce3">
            <text:p><text:span text:style-name="T3">東萬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蔡葉偉</text:span></text:p>
          </table:table-cell>
          <table:table-cell office:value-type="string" table:style-name="ce132">
            <text:p>104<text:span text:style-name="T3">年度校園安全感染控制器材購置計畫</text:span>(<text:span text:style-name="T3">紫外線殺菌燈</text:span>)</text:p>
          </table:table-cell>
          <table:table-cell office:value-type="string" table:style-name="ce2">
            <text:p><text:span text:style-name="T3">三芝國小</text:span></text:p>
          </table:table-cell>
          <table:table-cell office:value-type="float" office:value="74" table:style-name="ce45">
            <text:p>74</text:p>
          </table:table-cell>
          <table:table-cell office:value-type="float" office:value="74" table:style-name="ce42">
            <text:p>7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芝國小" table:formula="msoxl:=(C336)" table:style-name="ce29">
            <text:p>三芝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久駿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曾煥嘉</text:span></text:p>
          </table:table-cell>
          <table:table-cell office:value-type="string" table:style-name="ce133">
            <text:p>104<text:span text:style-name="T3">年度校園節水設備改善計畫</text:span>(<text:span text:style-name="T3">省水龍頭</text:span>)</text:p>
          </table:table-cell>
          <table:table-cell office:value-type="string" table:style-name="ce2">
            <text:p><text:span text:style-name="T3">重慶國小</text:span></text:p>
          </table:table-cell>
          <table:table-cell office:value-type="float" office:value="318" table:style-name="ce41">
            <text:p>318</text:p>
          </table:table-cell>
          <table:table-cell office:value-type="float" office:value="318" table:style-name="ce44">
            <text:p>31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重慶國小" table:formula="msoxl:=(C337)" table:style-name="ce29">
            <text:p>重慶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叡陞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李倩萍</text:span></text:p>
          </table:table-cell>
          <table:table-cell office:value-type="string" table:style-name="ce134">
            <text:p>104<text:span text:style-name="T3">年度校園廣播教學設備採購實施計畫</text:span>(<text:span text:style-name="T3">擴音設備等</text:span>)</text:p>
          </table:table-cell>
          <table:table-cell office:value-type="string" table:style-name="ce2">
            <text:p><text:span text:style-name="T3">大觀國小</text:span></text:p>
          </table:table-cell>
          <table:table-cell office:value-type="float" office:value="160" table:style-name="ce41">
            <text:p>160</text:p>
          </table:table-cell>
          <table:table-cell office:value-type="float" office:value="160" table:style-name="ce44">
            <text:p>1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大觀國小" table:formula="msoxl:=(C338)" table:style-name="ce29">
            <text:p>大觀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彩達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國春</text:span></text:p>
          </table:table-cell>
          <table:table-cell office:value-type="string" table:style-name="ce135">
            <text:p>104<text:span text:style-name="T3">年度培訓桌球隊社團</text:span>(<text:span text:style-name="T3">球桌、發球機</text:span>)</text:p>
          </table:table-cell>
          <table:table-cell office:value-type="string" table:style-name="ce2">
            <text:p><text:span text:style-name="T3">文聖國小</text:span></text:p>
          </table:table-cell>
          <table:table-cell office:value-type="float" office:value="99" table:style-name="ce45">
            <text:p>99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聖國小" table:formula="msoxl:=(C339)" table:style-name="ce29">
            <text:p>文聖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長城桌球體育用品社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廖筱清</text:span></text:p>
          </table:table-cell>
          <table:table-cell office:value-type="string" table:style-name="ce136">
            <text:p>104<text:span text:style-name="T3">年度推動</text:span>T-5<text:span text:style-name="T3">高效率電子式日光燈具更新計畫</text:span>(<text:span text:style-name="T3">照明設備</text:span>)</text:p>
          </table:table-cell>
          <table:table-cell office:value-type="string" table:style-name="ce2">
            <text:p><text:span text:style-name="T3">新和國小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新和國小" table:formula="msoxl:=(C340)" table:style-name="ce29">
            <text:p>新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謄龍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金結</text:span></text:p>
          </table:table-cell>
          <table:table-cell office:value-type="string" table:style-name="ce137">
            <text:p>104<text:span text:style-name="T3">年度推動共讀教育採購計畫</text:span>(<text:span text:style-name="T3">圖書</text:span>)</text:p>
          </table:table-cell>
          <table:table-cell office:value-type="string" table:style-name="ce2">
            <text:p><text:span text:style-name="T3">北大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北大國小" table:formula="msoxl:=(C341)" table:style-name="ce29">
            <text:p>北大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上竣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宋明宗</text:span></text:p>
          </table:table-cell>
          <table:table-cell office:value-type="string" table:style-name="ce138">
            <text:p>104<text:span text:style-name="T3">年度教室教學環境改善計畫</text:span>(<text:span text:style-name="T3">木作資訊櫃</text:span>)</text:p>
          </table:table-cell>
          <table:table-cell office:value-type="string" table:style-name="ce2">
            <text:p><text:span text:style-name="T3">同榮國小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同榮國小" table:formula="msoxl:=(C342)" table:style-name="ce29">
            <text:p>同榮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永固麗傢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黃林玲玲</text:span></text:p>
          </table:table-cell>
          <table:table-cell office:value-type="string" table:style-name="ce139">
            <text:p>104<text:span text:style-name="T3">年度教學設備改善計畫</text:span>(<text:span text:style-name="T3">桌椅設備</text:span>)</text:p>
          </table:table-cell>
          <table:table-cell office:value-type="string" table:style-name="ce2">
            <text:p><text:span text:style-name="T3">同榮國小</text:span></text:p>
          </table:table-cell>
          <table:table-cell office:value-type="float" office:value="90" table:style-name="ce45">
            <text:p>90</text:p>
          </table:table-cell>
          <table:table-cell office:value-type="float" office:value="37" table:style-name="ce44">
            <text:p>37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同榮國小" table:formula="msoxl:=(C343)" table:style-name="ce29">
            <text:p>同榮國小</text:p>
          </table:table-cell>
          <table:table-cell office:value-type="string" table:style-name="ce6">
            <text:p><text:span text:style-name="T3">共同供應契約</text:span></text:p>
          </table:table-cell>
          <table:table-cell office:value-type="string" table:style-name="ce3">
            <text:p><text:span text:style-name="T3">泰禎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楊春妹</text:span></text:p>
          </table:table-cell>
          <table:table-cell office:value-type="string" table:style-name="ce140">
            <text:p>104<text:span text:style-name="T3">年度教學設備改善計畫</text:span>(<text:span text:style-name="T3">中古投籃機、打地鼠機、中耕機、攝影機</text:span>)</text:p>
          </table:table-cell>
          <table:table-cell office:value-type="string" table:style-name="ce2">
            <text:p><text:span text:style-name="T3">更寮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更寮國小" table:formula="msoxl:=(C344)" table:style-name="ce29">
            <text:p>更寮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新境界光電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高敏慧</text:span></text:p>
          </table:table-cell>
          <table:table-cell office:value-type="string" table:style-name="ce141">
            <text:p>104<text:span text:style-name="T3">年度教學設備修繕購置計畫</text:span>(<text:span text:style-name="T3">塑膠棧板</text:span>)</text:p>
          </table:table-cell>
          <table:table-cell office:value-type="string" table:style-name="ce2">
            <text:p><text:span text:style-name="T3">樹林高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95" table:style-name="ce42">
            <text:p>95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樹林高中" table:formula="msoxl:=(C345)" table:style-name="ce29">
            <text:p>樹林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永紀木箱有限公司、十立土木包工業、振宇五金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沈發惠</text:span></text:p>
          </table:table-cell>
          <table:table-cell office:value-type="string" table:style-name="ce142">
            <text:p>104<text:span text:style-name="T3">年度教學環境設備財務採購實施計畫</text:span>(<text:span text:style-name="T3">紗門、監視器等</text:span>)</text:p>
          </table:table-cell>
          <table:table-cell office:value-type="string" table:style-name="ce2">
            <text:p><text:span text:style-name="T3">保長國小</text:span></text:p>
          </table:table-cell>
          <table:table-cell office:value-type="float" office:value="98" table:style-name="ce45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保長國小" table:formula="msoxl:=(C346)" table:style-name="ce29">
            <text:p>保長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祝名科技企業有限公司、軒誠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蔡葉偉</text:span></text:p>
          </table:table-cell>
          <table:table-cell office:value-type="string" table:style-name="ce143">
            <text:p>104<text:span text:style-name="T3">年度添購教室電腦設備實施計畫</text:span></text:p>
          </table:table-cell>
          <table:table-cell office:value-type="string" table:style-name="ce2">
            <text:p><text:span text:style-name="T3">興華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華國小" table:formula="msoxl:=(C347)" table:style-name="ce29">
            <text:p>興華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裔綺</text:span></text:p>
          </table:table-cell>
          <table:table-cell office:value-type="string" table:style-name="ce144">
            <text:p>104<text:span text:style-name="T3">年度烹飪教室設備增置申請補助計畫</text:span>(<text:span text:style-name="T3">瓦斯爐、攪拌器、紗門、紗窗</text:span>)</text:p>
          </table:table-cell>
          <table:table-cell office:value-type="string" table:style-name="ce2">
            <text:p><text:span text:style-name="T3">平溪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平溪國中" table:formula="msoxl:=(C348)" table:style-name="ce29">
            <text:p>平溪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敏益食品機械社、輝旺玻璃行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宋明宗</text:span></text:p>
          </table:table-cell>
          <table:table-cell office:value-type="string" table:style-name="ce145">
            <text:p>104<text:span text:style-name="T3">年度第二棟校舍地下室整修計畫</text:span>(<text:span text:style-name="T3">油漆及照明設備等</text:span>)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港國小" table:formula="msoxl:=(C349)" table:style-name="ce29">
            <text:p>中港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陳裕大木材行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秀惠</text:span></text:p>
          </table:table-cell>
          <table:table-cell office:value-type="string" table:style-name="ce146">
            <text:p>104<text:span text:style-name="T3">年度設備改善</text:span>(<text:span text:style-name="T3">攝影設備、防潮箱等</text:span>)</text:p>
          </table:table-cell>
          <table:table-cell office:value-type="string" table:style-name="ce2">
            <text:p><text:span text:style-name="T3">錦和高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86" table:style-name="ce42">
            <text:p>8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錦和高中" table:formula="msoxl:=(C350)" table:style-name="ce29">
            <text:p>錦和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久一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蔡葉偉</text:span></text:p>
          </table:table-cell>
          <table:table-cell office:value-type="string" table:style-name="ce147">
            <text:p>104<text:span text:style-name="T3">年度陶藝教室教學環境改善計畫</text:span>(<text:span text:style-name="T3">桌子、櫃子貼美耐板、油漆</text:span>)</text:p>
          </table:table-cell>
          <table:table-cell office:value-type="string" table:style-name="ce2">
            <text:p><text:span text:style-name="T3">興華國小</text:span></text:p>
          </table:table-cell>
          <table:table-cell office:value-type="float" office:value="100" table:style-name="ce46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興華國小" table:formula="msoxl:=(C351)" table:style-name="ce29">
            <text:p>興華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公化室內設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金結</text:span></text:p>
          </table:table-cell>
          <table:table-cell office:value-type="string" table:style-name="ce148">
            <text:p>104<text:span text:style-name="T3">年度圍牆綠化美化改善計畫</text:span>(<text:span text:style-name="T3">磚牆工程及澆灌系統</text:span>)</text:p>
          </table:table-cell>
          <table:table-cell office:value-type="string" table:style-name="ce2">
            <text:p><text:span text:style-name="T3">武林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武林國小" table:formula="msoxl:=(C352)" table:style-name="ce29">
            <text:p>武林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臺譽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張宏陸</text:span></text:p>
          </table:table-cell>
          <table:table-cell office:value-type="string" table:style-name="ce149">
            <text:p>104<text:span text:style-name="T3">年度提升資訊融入教學環境設備計畫</text:span>-<text:span text:style-name="T3">平板電腦設備</text:span></text:p>
          </table:table-cell>
          <table:table-cell office:value-type="string" table:style-name="ce2">
            <text:p><text:span text:style-name="T3">瑞芳國中</text:span></text:p>
          </table:table-cell>
          <table:table-cell office:value-type="float" office:value="125" table:style-name="ce47">
            <text:p>125</text:p>
          </table:table-cell>
          <table:table-cell office:value-type="float" office:value="125" table:style-name="ce48">
            <text:p>12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瑞芳國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全球雲端運算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張宏陸</text:span></text:p>
          </table:table-cell>
          <table:table-cell office:value-type="string" table:style-name="ce150">
            <text:p>104<text:span text:style-name="T3">年度提升資訊融入教學環境設備實施計畫</text:span>-<text:span text:style-name="T3">無線廣播投影系統設備</text:span></text:p>
          </table:table-cell>
          <table:table-cell office:value-type="string" table:style-name="ce2">
            <text:p><text:span text:style-name="T3">瑞芳國中</text:span></text:p>
          </table:table-cell>
          <table:table-cell office:value-type="float" office:value="275" table:style-name="ce47">
            <text:p>275</text:p>
          </table:table-cell>
          <table:table-cell office:value-type="float" office:value="275" table:style-name="ce48">
            <text:p>27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瑞芳國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全球雲端運算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劉哲彰</text:span></text:p>
          </table:table-cell>
          <table:table-cell office:value-type="string" table:style-name="ce151">
            <text:p>104<text:span text:style-name="T3">年度提昇科技融入教學環境設備計畫</text:span>-<text:span text:style-name="T3">電子白板、電腦桌等設備</text:span></text:p>
          </table:table-cell>
          <table:table-cell office:value-type="string" table:style-name="ce2">
            <text:p><text:span text:style-name="T3">北新國小</text:span></text:p>
          </table:table-cell>
          <table:table-cell office:value-type="float" office:value="500" table:style-name="ce47">
            <text:p>500</text:p>
          </table:table-cell>
          <table:table-cell office:value-type="float" office:value="500" table:style-name="ce48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北新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吉邦數位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陳啟能</text:span></text:p>
          </table:table-cell>
          <table:table-cell office:value-type="string" table:style-name="ce152">
            <text:p>104<text:span text:style-name="T3">年度提昇資訊融入教學環境設備實施計畫</text:span>-<text:span text:style-name="T3">平板電腦設備</text:span></text:p>
          </table:table-cell>
          <table:table-cell office:value-type="string" table:style-name="ce2">
            <text:p><text:span text:style-name="T3">瑞芳國中</text:span></text:p>
          </table:table-cell>
          <table:table-cell office:value-type="float" office:value="135" table:style-name="ce47">
            <text:p>135</text:p>
          </table:table-cell>
          <table:table-cell office:value-type="float" office:value="135" table:style-name="ce48">
            <text:p>13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瑞芳國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全球雲端運算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陳啟能</text:span></text:p>
          </table:table-cell>
          <table:table-cell office:value-type="string" table:style-name="ce153">
            <text:p>104<text:span text:style-name="T3">年度暑假訓練營活動計畫</text:span>(<text:span text:style-name="T3">內外野投手捕手手套、捕手護具、球棒、打擊網、硬式壘包組</text:span>)</text:p>
          </table:table-cell>
          <table:table-cell office:value-type="string" table:style-name="ce2">
            <text:p><text:span text:style-name="T3">成功國小</text:span></text:p>
          </table:table-cell>
          <table:table-cell office:value-type="float" office:value="81" table:style-name="ce41">
            <text:p>81</text:p>
          </table:table-cell>
          <table:table-cell office:value-type="float" office:value="81" table:style-name="ce44">
            <text:p>8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功國小" table:formula="msoxl:=(C357)" table:style-name="ce29">
            <text:p>成功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睿森企業社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蔣根煌</text:span></text:p>
          </table:table-cell>
          <table:table-cell office:value-type="string" table:style-name="ce154">
            <text:p>104<text:span text:style-name="T3">年度棒球隊增置設備計畫</text:span>(<text:span text:style-name="T3">比賽用鋁製球棒、</text:span>LED<text:span text:style-name="T3">天井式</text:span>120W<text:span text:style-name="T3">投射燈</text:span>)</text:p>
          </table:table-cell>
          <table:table-cell office:value-type="string" table:style-name="ce2">
            <text:p><text:span text:style-name="T3">新泰國中</text:span></text:p>
          </table:table-cell>
          <table:table-cell office:value-type="float" office:value="128" table:style-name="ce41">
            <text:p>128</text:p>
          </table:table-cell>
          <table:table-cell office:value-type="float" office:value="128" table:style-name="ce42">
            <text:p>12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泰國中" table:formula="msoxl:=(C358)" table:style-name="ce29">
            <text:p>新泰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球棒捷飛企業社、燈品信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林金結</text:span></text:p>
          </table:table-cell>
          <table:table-cell office:value-type="string" table:style-name="ce155">
            <text:p>104<text:span text:style-name="T3">年度視聽教室教學環境改善工程計畫</text:span>(<text:span text:style-name="T3">地坪、鋁門窗、油漆工程</text:span>)</text:p>
          </table:table-cell>
          <table:table-cell office:value-type="string" table:style-name="ce2">
            <text:p><text:span text:style-name="T3">溪洲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溪洲國小" table:formula="msoxl:=(C359)" table:style-name="ce29">
            <text:p>溪洲國小</text:p>
          </table:table-cell>
          <table:table-cell office:value-type="string" table:style-name="ce6">
            <text:p><text:span text:style-name="T3">公開取得報價單或企劃書</text:span></text:p>
          </table:table-cell>
          <table:table-cell office:value-type="string" table:style-name="ce3">
            <text:p><text:span text:style-name="T3">陸偉工程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許昭興</text:span></text:p>
          </table:table-cell>
          <table:table-cell office:value-type="string" table:style-name="ce156">
            <text:p>104<text:span text:style-name="T3">年度雲端學習周邊設備採購</text:span>-<text:span text:style-name="T3">充電推車、無線網路分享器及無線推播器</text:span></text:p>
          </table:table-cell>
          <table:table-cell office:value-type="string" table:style-name="ce2">
            <text:p><text:span text:style-name="T3">頂溪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溪國小" table:formula="msoxl:=(C360)" table:style-name="ce29">
            <text:p>頂溪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廖正良</text:span></text:p>
          </table:table-cell>
          <table:table-cell office:value-type="string" table:style-name="ce157">
            <text:p>104<text:span text:style-name="T3">年度新北市低碳校園改造計畫</text:span>(<text:span text:style-name="T3">照明設備</text:span>)</text:p>
          </table:table-cell>
          <table:table-cell office:value-type="string" table:style-name="ce2">
            <text:p><text:span text:style-name="T3">十分國小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十分國小" table:formula="msoxl:=(C361)" table:style-name="ce29">
            <text:p>十分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新北市久大庇護工場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黃俊哲</text:span></text:p>
          </table:table-cell>
          <table:table-cell office:value-type="string" table:style-name="ce158">
            <text:p>104<text:span text:style-name="T3">年度校園節水設備改善計畫</text:span>(<text:span text:style-name="T3">省水龍頭</text:span>)</text:p>
          </table:table-cell>
          <table:table-cell office:value-type="string" table:style-name="ce2">
            <text:p><text:span text:style-name="T3">重慶國小</text:span></text:p>
          </table:table-cell>
          <table:table-cell office:value-type="float" office:value="160" table:style-name="ce41">
            <text:p>160</text:p>
          </table:table-cell>
          <table:table-cell office:value-type="float" office:value="160" table:style-name="ce44">
            <text:p>1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重慶國小" table:formula="msoxl:=(C362)" table:style-name="ce29">
            <text:p>重慶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叡陞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鍾宏仁</text:span></text:p>
          </table:table-cell>
          <table:table-cell office:value-type="string" table:style-name="ce159">
            <text:p>104<text:span text:style-name="T3">年度節能減碳照明改善工程</text:span>(<text:span text:style-name="T3">照明設備</text:span>)</text:p>
          </table:table-cell>
          <table:table-cell office:value-type="string" table:style-name="ce2">
            <text:p><text:span text:style-name="T3">新泰國小</text:span></text:p>
          </table:table-cell>
          <table:table-cell office:value-type="float" office:value="700" table:style-name="ce45">
            <text:p>700</text:p>
          </table:table-cell>
          <table:table-cell office:value-type="float" office:value="700" table:style-name="ce44">
            <text:p>7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新泰國小" table:formula="msoxl:=(C363)" table:style-name="ce29">
            <text:p>新泰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謄龍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蔡明堂</text:span></text:p>
          </table:table-cell>
          <table:table-cell office:value-type="string" table:style-name="ce160">
            <text:p>104<text:span text:style-name="T3">年度資訊設備採購計畫</text:span>-<text:span text:style-name="T3">無線基地台設備</text:span></text:p>
          </table:table-cell>
          <table:table-cell office:value-type="string" table:style-name="ce2">
            <text:p><text:span text:style-name="T3">二重國小</text:span></text:p>
          </table:table-cell>
          <table:table-cell office:value-type="float" office:value="300" table:style-name="ce47">
            <text:p>300</text:p>
          </table:table-cell>
          <table:table-cell office:value-type="float" office:value="300" table:style-name="ce48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二重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陳文治</text:span></text:p>
          </table:table-cell>
          <table:table-cell office:value-type="string" table:style-name="ce161">
            <text:p>104<text:span text:style-name="T3">年度資訊設備需求增設計畫</text:span>-<text:span text:style-name="T3">電腦相關設備</text:span></text:p>
          </table:table-cell>
          <table:table-cell office:value-type="string" table:style-name="ce2">
            <text:p><text:span text:style-name="T3">昌平國小</text:span>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8">
            <text:p>2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昌平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全懋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連斐璠</text:span></text:p>
          </table:table-cell>
          <table:table-cell office:value-type="string" table:style-name="ce162">
            <text:p>104<text:span text:style-name="T3">年度雷害防治工程</text:span>(<text:span text:style-name="T3">避雷針</text:span>)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永和國中" table:formula="msoxl:=(C366)" table:style-name="ce29">
            <text:p>永和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安博森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金中玉</text:span></text:p>
          </table:table-cell>
          <table:table-cell office:value-type="string" table:style-name="ce163">
            <text:p>104<text:span text:style-name="T3">年度圖書館整修工程</text:span>-<text:span text:style-name="T3">閱讀空間及設備改善計畫</text:span>(<text:span text:style-name="T3">辦理圖書館改造工程</text:span>)</text:p>
          </table:table-cell>
          <table:table-cell office:value-type="string" table:style-name="ce2">
            <text:p><text:span text:style-name="T3">五峰國中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五峰國中" table:formula="msoxl:=(C367)" table:style-name="ce29">
            <text:p>五峰國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柏騰室內裝修設計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李余典</text:span></text:p>
          </table:table-cell>
          <table:table-cell office:value-type="string" table:style-name="ce164">
            <text:p>104<text:span text:style-name="T3">年度監視系統増置改善計畫</text:span></text:p>
          </table:table-cell>
          <table:table-cell office:value-type="string" table:style-name="ce2">
            <text:p><text:span text:style-name="T3">蘆洲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2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蘆洲國小" table:formula="msoxl:=(C368)" table:style-name="ce29">
            <text:p>蘆洲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嘉俊安全系統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蔡葉偉</text:span></text:p>
          </table:table-cell>
          <table:table-cell office:value-type="string" table:style-name="ce165">
            <text:p>104<text:span text:style-name="T3">年度維護校園安全增設紅外線攝影機計畫</text:span>(<text:span text:style-name="T3">監視器</text:span>)</text:p>
          </table:table-cell>
          <table:table-cell office:value-type="string" table:style-name="ce2">
            <text:p><text:span text:style-name="T3">鄧公國小</text:span></text:p>
          </table:table-cell>
          <table:table-cell office:value-type="float" office:value="80" table:style-name="ce45">
            <text:p>80</text:p>
          </table:table-cell>
          <table:table-cell office:value-type="float" office:value="80" table:style-name="ce42">
            <text:p>8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鄧公國小" table:formula="msoxl:=(C369)" table:style-name="ce29">
            <text:p>鄧公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恆茂電料行</text:span></text:p>
          </table:table-cell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羅文崇</text:span></text:p>
          </table:table-cell>
          <table:table-cell office:value-type="string" table:style-name="ce166">
            <text:p>104<text:span text:style-name="T3">年度網路伺服器設備更新</text:span>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298" table:style-name="ce45">
            <text:p>298</text:p>
          </table:table-cell>
          <table:table-cell office:value-type="float" office:value="298" table:style-name="ce44">
            <text:p>2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和國中" table:formula="msoxl:=(C370)" table:style-name="ce29">
            <text:p>永和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世偉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9">
          <table:table-cell office:value-type="string" table:style-name="ce15">
            <text:p><text:span text:style-name="T3">張瑞山</text:span></text:p>
          </table:table-cell>
          <table:table-cell office:value-type="string" table:number-columns-spanned="1" table:number-rows-spanned="2" table:style-name="ce87">
            <text:p>104<text:span text:style-name="T3">年度增置短焦單槍投影設備採購</text:span></text:p>
          </table:table-cell>
          <table:table-cell office:value-type="string" table:number-columns-spanned="1" table:number-rows-spanned="2" table:style-name="ce52">
            <text:p><text:span text:style-name="T3">秀山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秀山國小" table:formula="msoxl:=(C371)" table:number-columns-spanned="1" table:number-rows-spanned="2" table:style-name="ce53">
            <text:p>秀山國小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0">
          <table:table-cell office:value-type="string" table:style-name="ce15">
            <text:p><text:span text:style-name="T3">許昭興</text:span></text:p>
          </table:table-cell>
          <table:covered-table-cell/>
          <table:covered-table-cell/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71">
          <table:table-cell office:value-type="string" table:style-name="ce15">
            <text:p><text:span text:style-name="T3">黃俊哲</text:span></text:p>
          </table:table-cell>
          <table:table-cell office:value-type="string" table:style-name="ce69">
            <text:p>104<text:span text:style-name="T3">年度數位資訊設備採購實施計畫</text:span>-<text:span text:style-name="T3">液晶顯示器附觸控盒及移動架</text:span></text:p>
          </table:table-cell>
          <table:table-cell office:value-type="string" table:style-name="ce2">
            <text:p><text:span text:style-name="T3">大觀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大觀國小" table:formula="msoxl:=(C373)" table:style-name="ce29">
            <text:p>大觀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天興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2">
          <table:table-cell office:value-type="string" table:style-name="ce15">
            <text:p><text:span text:style-name="T3">周勝考</text:span></text:p>
          </table:table-cell>
          <table:table-cell office:value-type="string" table:style-name="ce69">
            <text:p>104<text:span text:style-name="T3">年度數位閱讀學習計畫（數位英語閱讀線上讀本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江翠國小" table:formula="msoxl:=(C374)" table:style-name="ce29">
            <text:p>江翠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福斯特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3">
          <table:table-cell office:value-type="string" table:style-name="ce15">
            <text:p><text:span text:style-name="T3">林裔綺</text:span></text:p>
          </table:table-cell>
          <table:table-cell office:value-type="string" table:style-name="ce69">
            <text:p>104<text:span text:style-name="T3">年度數位學習設備採購實施計畫</text:span>-<text:span text:style-name="T3">電子白板等設備</text:span></text:p>
          </table:table-cell>
          <table:table-cell office:value-type="string" table:style-name="ce2">
            <text:p><text:span text:style-name="T3">義方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8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義方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秉奕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">
          <table:table-cell office:value-type="string" table:style-name="ce15">
            <text:p><text:span text:style-name="T3">張瑞山</text:span></text:p>
          </table:table-cell>
          <table:table-cell office:value-type="string" table:number-columns-spanned="1" table:number-rows-spanned="2" table:style-name="ce87">
            <text:p>104<text:span text:style-name="T3">年度學生遊戲器材暨安全地墊鋪設</text:span></text:p>
          </table:table-cell>
          <table:table-cell office:value-type="string" table:number-columns-spanned="1" table:number-rows-spanned="2" table:style-name="ce52">
            <text:p><text:span text:style-name="T3">自強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number-columns-spanned="1" table:number-rows-spanned="2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自強國小" table:formula="msoxl:=(C376)" table:number-columns-spanned="1" table:number-rows-spanned="2" table:style-name="ce53">
            <text:p>自強國小</text:p>
          </table:table-cell>
          <table:table-cell office:value-type="string" table:number-columns-spanned="1" table:number-rows-spanned="2" table:style-name="ce59">
            <text:p><text:span text:style-name="T3">公開招標</text:span></text:p>
          </table:table-cell>
          <table:table-cell office:value-type="string" table:number-columns-spanned="1" table:number-rows-spanned="2" table:style-name="ce59">
            <text:p><text:span text:style-name="T3">信全幼教用品社</text:span></text:p>
          </table:table-cell>
          <table:table-cell table:style-name="ce39"/>
          <table:table-cell table:number-columns-repeated="16374" table:style-name="ce33"/>
        </table:table-row>
        <table:table-row table:style-name="ro31">
          <table:table-cell office:value-type="string" table:style-name="ce34">
            <text:p><text:span text:style-name="T3">游輝宂</text:span></text:p>
          </table:table-cell>
          <table:covered-table-cell/>
          <table:covered-table-cell/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68">
          <table:table-cell office:value-type="string" table:style-name="ce15">
            <text:p><text:span text:style-name="T3">鄭宇恩</text:span></text:p>
          </table:table-cell>
          <table:table-cell office:value-type="string" table:style-name="ce168">
            <text:p>104<text:span text:style-name="T3">年度學校多媒體設備改善計畫</text:span>-<text:span text:style-name="T3">閃光燈、平板電腦、筆電、鏡頭</text:span></text:p>
          </table:table-cell>
          <table:table-cell office:value-type="string" table:style-name="ce2">
            <text:p><text:span text:style-name="T3">米倉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米倉國小" table:formula="msoxl:=(C378)" table:style-name="ce29">
            <text:p>米倉國小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7">
          <table:table-cell office:value-type="string" table:style-name="ce15">
            <text:p><text:span text:style-name="T3">李余典</text:span></text:p>
          </table:table-cell>
          <table:table-cell office:value-type="string" table:style-name="ce168">
            <text:p>104<text:span text:style-name="T3">年度學校教學輔導用資訊設備改善計畫</text:span>-<text:span text:style-name="T3">電腦組</text:span></text:p>
          </table:table-cell>
          <table:table-cell office:value-type="string" table:style-name="ce2">
            <text:p><text:span text:style-name="T3">米倉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米倉國小" table:formula="msoxl:=(C379)" table:style-name="ce29">
            <text:p>米倉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4">
          <table:table-cell office:value-type="string" table:style-name="ce15">
            <text:p><text:span text:style-name="T3">吳琪銘</text:span></text:p>
          </table:table-cell>
          <table:table-cell office:value-type="string" table:style-name="ce169">
            <text:p>104<text:span text:style-name="T3">年度學校資訊設備購置</text:span></text:p>
          </table:table-cell>
          <table:table-cell office:value-type="string" table:style-name="ce2">
            <text:p><text:span text:style-name="T3">成福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福國小" table:formula="msoxl:=(C380)" table:style-name="ce29">
            <text:p>成福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金結</text:span></text:p>
          </table:table-cell>
          <table:table-cell office:value-type="string" table:style-name="ce168">
            <text:p>104<text:span text:style-name="T3">年度學校資訊設備購置</text:span>(<text:span text:style-name="T3">列表機</text:span>)<text:span text:style-name="T3">計畫</text:span></text:p>
          </table:table-cell>
          <table:table-cell office:value-type="string" table:style-name="ce2">
            <text:p><text:span text:style-name="T3">成福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福國小" table:formula="msoxl:=(C381)" table:style-name="ce29">
            <text:p>成福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銘仁</text:span></text:p>
          </table:table-cell>
          <table:table-cell office:value-type="string" table:style-name="ce170">
            <text:p>104<text:span text:style-name="T3">年度學校資訊設備購置</text:span>(<text:span text:style-name="T3">單槍</text:span>)<text:span text:style-name="T3">計畫</text:span></text:p>
          </table:table-cell>
          <table:table-cell office:value-type="string" table:style-name="ce2">
            <text:p><text:span text:style-name="T3">成福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福國小" table:formula="msoxl:=(C382)" table:style-name="ce29">
            <text:p>成福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祝名科技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王建章</text:span></text:p>
          </table:table-cell>
          <table:table-cell office:value-type="string" table:style-name="ce171">
            <text:p>104<text:span text:style-name="T3">年度操場探照燈更新工程計畫</text:span>(<text:span text:style-name="T3">照明設備</text:span>)</text:p>
          </table:table-cell>
          <table:table-cell office:value-type="string" table:style-name="ce2">
            <text:p><text:span text:style-name="T3">福山國小</text:span></text:p>
          </table:table-cell>
          <table:table-cell office:value-type="float" office:value="87" table:style-name="ce45">
            <text:p>87</text:p>
          </table:table-cell>
          <table:table-cell office:value-type="float" office:value="87" table:style-name="ce42">
            <text:p>87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福山國小" table:formula="msoxl:=(C383)" table:style-name="ce29">
            <text:p>福山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席文特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彭成龍</text:span></text:p>
          </table:table-cell>
          <table:table-cell office:value-type="string" table:style-name="ce172">
            <text:p>104<text:span text:style-name="T3">年度機械科</text:span>3D<text:span text:style-name="T3">快速成型教學設備改善計畫</text:span>-3D<text:span text:style-name="T3">印表機、雷射雕刻器</text:span></text:p>
          </table:table-cell>
          <table:table-cell office:value-type="string" table:style-name="ce2">
            <text:p><text:span text:style-name="T3">私立中華高中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中華高中" table:formula="msoxl:=(C384)" table:style-name="ce29">
            <text:p>私立中華高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勁園國際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5">
          <table:table-cell office:value-type="string" table:style-name="ce15">
            <text:p><text:span text:style-name="T3">張瑞山</text:span></text:p>
          </table:table-cell>
          <table:table-cell office:value-type="string" table:style-name="ce173">
            <text:p>104<text:span text:style-name="T3">年度辦公室及烹飪教室環境設備改善</text:span>(<text:span text:style-name="T3">地板、排風等工程、抽油煙機等設備</text:span>)</text:p>
          </table:table-cell>
          <table:table-cell office:value-type="string" table:style-name="ce2">
            <text:p><text:span text:style-name="T3">錦和高中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錦和高中" table:formula="msoxl:=(C385)" table:style-name="ce29">
            <text:p>錦和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合志資訊有限公司、樂晟企業社、辰品工程行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陳啟能</text:span></text:p>
          </table:table-cell>
          <table:table-cell office:value-type="string" table:style-name="ce174">
            <text:p>104<text:span text:style-name="T3">年度辦公室設備改善</text:span>(<text:span text:style-name="T3">櫃子、桌子</text:span>)</text:p>
          </table:table-cell>
          <table:table-cell office:value-type="string" table:style-name="ce2">
            <text:p><text:span text:style-name="T3">成功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功國小" table:formula="msoxl:=(C386)" table:style-name="ce29">
            <text:p>成功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冠成家電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廖本煙</text:span></text:p>
          </table:table-cell>
          <table:table-cell office:value-type="string" table:style-name="ce175">
            <text:p>104<text:span text:style-name="T3">年度辦公設備更新計畫</text:span>(<text:span text:style-name="T3">塑膠棧板及排風扇</text:span>)</text:p>
          </table:table-cell>
          <table:table-cell office:value-type="string" table:style-name="ce2">
            <text:p><text:span text:style-name="T3">樹林高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樹林高中" table:formula="msoxl:=(C387)" table:style-name="ce29">
            <text:p>樹林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豪鑫電機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鄭宇恩</text:span></text:p>
          </table:table-cell>
          <table:table-cell office:value-type="string" table:style-name="ce176">
            <text:p>104<text:span text:style-name="T3">年度環校道路柏油鋪面改善整修工程</text:span>(<text:span text:style-name="T3">路面重整工程</text:span>)</text:p>
          </table:table-cell>
          <table:table-cell office:value-type="string" table:style-name="ce2">
            <text:p><text:span text:style-name="T3">鄧公國小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鄧公國小" table:formula="msoxl:=(C388)" table:style-name="ce29">
            <text:p>鄧公國小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3">
            <text:p><text:span text:style-name="T3">得原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鄭戴麗香</text:span></text:p>
          </table:table-cell>
          <table:table-cell office:value-type="string" table:style-name="ce177">
            <text:p>104<text:span text:style-name="T3">年度環境設備改善計畫</text:span>(<text:span text:style-name="T3">電動門</text:span>)</text:p>
          </table:table-cell>
          <table:table-cell office:value-type="string" table:style-name="ce2">
            <text:p><text:span text:style-name="T3">更寮國小</text:span></text:p>
          </table:table-cell>
          <table:table-cell office:value-type="float" office:value="160" table:style-name="ce46">
            <text:p>160</text:p>
          </table:table-cell>
          <table:table-cell office:value-type="float" office:value="160" table:style-name="ce44">
            <text:p>16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更寮國小" table:formula="msoxl:=(C389)" table:style-name="ce29">
            <text:p>更寮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日天興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劉美芳</text:span></text:p>
          </table:table-cell>
          <table:table-cell office:value-type="string" table:style-name="ce178">
            <text:p>104<text:span text:style-name="T3">年度藝術才能音樂班樂器設備更新採購計畫</text:span>(<text:span text:style-name="T3">樂器</text:span>)</text:p>
          </table:table-cell>
          <table:table-cell office:value-type="string" table:style-name="ce2">
            <text:p><text:span text:style-name="T3">後埔國小</text:span></text:p>
          </table:table-cell>
          <table:table-cell office:value-type="float" office:value="400" table:style-name="ce41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後埔國小" table:formula="msoxl:=(C390)" table:style-name="ce29">
            <text:p>後埔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偉仕育樂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黃林玲玲</text:span></text:p>
          </table:table-cell>
          <table:table-cell office:value-type="string" table:style-name="ce179">
            <text:p>104<text:span text:style-name="T3">年度藝術與人文領域教學設備購置計畫</text:span><text:s/>(<text:span text:style-name="T3">樂器</text:span>)</text:p>
          </table:table-cell>
          <table:table-cell office:value-type="string" table:style-name="ce2">
            <text:p><text:span text:style-name="T3">昌平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昌平國小" table:formula="msoxl:=(C391)" table:style-name="ce29">
            <text:p>昌平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3">
            <text:p><text:span text:style-name="T3">東和樂器木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蔡淑君</text:span></text:p>
          </table:table-cell>
          <table:table-cell office:value-type="string" table:style-name="ce180">
            <text:p>104<text:span text:style-name="T3">年建置班級廣播設備及校園廣播系統計畫</text:span></text:p>
          </table:table-cell>
          <table:table-cell office:value-type="string" table:style-name="ce2">
            <text:p><text:span text:style-name="T3">南勢國小</text:span></text:p>
          </table:table-cell>
          <table:table-cell office:value-type="float" office:value="380" table:style-name="ce41">
            <text:p>380</text:p>
          </table:table-cell>
          <table:table-cell office:value-type="float" office:value="380" table:style-name="ce44">
            <text:p>38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南勢國小" table:formula="msoxl:=(C392)" table:style-name="ce29">
            <text:p>南勢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3">
            <text:p><text:span text:style-name="T3">國碩資訊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6">
          <table:table-cell office:value-type="string" table:style-name="ce15">
            <text:p><text:span text:style-name="T3">李余典</text:span></text:p>
          </table:table-cell>
          <table:table-cell office:value-type="string" table:number-columns-spanned="1" table:number-rows-spanned="2" table:style-name="ce167">
            <text:p>104<text:span text:style-name="T3">年英語圖書設備</text:span>(<text:span text:style-name="T3">英語圖書</text:span>)</text:p>
          </table:table-cell>
          <table:table-cell office:value-type="string" table:number-columns-spanned="1" table:number-rows-spanned="2" table:style-name="ce52">
            <text:p><text:span text:style-name="T3">新北高中</text:span></text:p>
          </table:table-cell>
          <table:table-cell office:value-type="float" office:value="198" table:number-columns-spanned="1" table:number-rows-spanned="2" table:style-name="ce58">
            <text:p>198</text:p>
          </table:table-cell>
          <table:table-cell office:value-type="float" office:value="94" table:style-name="ce44">
            <text:p>94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北高中" table:formula="msoxl:=(C393)" table:number-columns-spanned="1" table:number-rows-spanned="2" table:style-name="ce53">
            <text:p>新北高中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權盛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3">
          <table:table-cell office:value-type="string" table:style-name="ce15">
            <text:p><text:span text:style-name="T3">李坤城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74">
          <table:table-cell office:value-type="string" table:style-name="ce15">
            <text:p><text:span text:style-name="T3">楊春妹</text:span></text:p>
          </table:table-cell>
          <table:table-cell office:value-type="string" table:style-name="ce169">
            <text:p>104<text:span text:style-name="T3">年班級教室電扇改善工程</text:span>(<text:span text:style-name="T3">旋轉電扇</text:span>)</text:p>
          </table:table-cell>
          <table:table-cell office:value-type="string" table:style-name="ce2">
            <text:p><text:span text:style-name="T3">丹鳳國小</text:span></text:p>
          </table:table-cell>
          <table:table-cell office:value-type="float" office:value="96" table:style-name="ce41">
            <text:p>96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丹鳳國小" table:formula="msoxl:=(C395)" table:style-name="ce29">
            <text:p>丹鳳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虹華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4">
          <table:table-cell office:value-type="string" table:style-name="ce15">
            <text:p><text:span text:style-name="T3">廖本煙</text:span></text:p>
          </table:table-cell>
          <table:table-cell office:value-type="string" table:style-name="ce181">
            <text:p>104<text:span text:style-name="T3">年專科教室冷氣機採購計畫</text:span>(<text:span text:style-name="T3">冷氣</text:span>)</text:p>
          </table:table-cell>
          <table:table-cell office:value-type="string" table:style-name="ce2">
            <text:p><text:span text:style-name="T3">土城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土城國中" table:formula="msoxl:=(C396)" table:style-name="ce29">
            <text:p>土城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大同綜合訊電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4">
          <table:table-cell office:value-type="string" table:style-name="ce15">
            <text:p><text:span text:style-name="T3">高敏慧</text:span></text:p>
          </table:table-cell>
          <table:table-cell office:value-type="string" table:style-name="ce182">
            <text:p>104<text:span text:style-name="T3">年專科教室設備建置計畫</text:span>(<text:span text:style-name="T3">桌子、展覽門板</text:span>)</text:p>
          </table:table-cell>
          <table:table-cell office:value-type="string" table:style-name="ce2">
            <text:p><text:span text:style-name="T3">北大高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北大高中" table:formula="msoxl:=(C397)" table:style-name="ce29">
            <text:p>北大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築響系統科技友限公司、駟寰企業商行</text:span></text:p>
          </table:table-cell>
          <table:table-cell table:style-name="ce39"/>
          <table:table-cell table:number-columns-repeated="16374" table:style-name="ce33"/>
        </table:table-row>
        <table:table-row table:style-name="ro76">
          <table:table-cell office:value-type="string" table:style-name="ce15">
            <text:p><text:span text:style-name="T3">邱烽堯</text:span></text:p>
          </table:table-cell>
          <table:table-cell office:value-type="string" table:style-name="ce183">
            <text:p>104<text:span text:style-name="T3">年教學環境改善計畫</text:span>(<text:span text:style-name="T3">照明設備及擴音器等</text:span>)</text:p>
          </table:table-cell>
          <table:table-cell office:value-type="string" table:style-name="ce2">
            <text:p><text:span text:style-name="T3">漳和國中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漳和國中" table:formula="msoxl:=(C398)" table:style-name="ce29">
            <text:p>漳和國中</text:p>
          </table:table-cell>
          <table:table-cell office:value-type="string" table:style-name="ce3">
            <text:p><text:span text:style-name="T3">共同供應契約、逕洽廠商議價</text:span></text:p>
          </table:table-cell>
          <table:table-cell office:value-type="string" table:style-name="ce3">
            <text:p><text:span text:style-name="T3">非比電腦有限公司、康保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高敏慧</text:span></text:p>
          </table:table-cell>
          <table:table-cell office:value-type="string" table:style-name="ce168">
            <text:p>104<text:span text:style-name="T3">年圖書館設備採購計畫</text:span>(<text:span text:style-name="T3">沙發</text:span>)</text:p>
          </table:table-cell>
          <table:table-cell office:value-type="string" table:style-name="ce2">
            <text:p><text:span text:style-name="T3">土城國中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土城國中" table:formula="msoxl:=(C399)" table:style-name="ce29">
            <text:p>土城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興家園傢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黃林玲玲</text:span></text:p>
          </table:table-cell>
          <table:table-cell office:value-type="string" table:style-name="ce184">
            <text:p>104<text:span text:style-name="T3">年圖書館設備採購案</text:span>(<text:span text:style-name="T3">圖書書架</text:span>)</text:p>
          </table:table-cell>
          <table:table-cell office:value-type="string" table:style-name="ce2">
            <text:p><text:span text:style-name="T3">成州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州國小" table:formula="msoxl:=(C400)" table:style-name="ce29">
            <text:p>成州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瑋泰金屬工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周勝考</text:span></text:p>
          </table:table-cell>
          <table:table-cell office:value-type="string" table:style-name="ce185">
            <text:p>104<text:span text:style-name="T3">年學生社團發展計畫</text:span>(<text:span text:style-name="T3">手風琴、大鑼、隔音簾</text:span>)</text:p>
          </table:table-cell>
          <table:table-cell office:value-type="string" table:style-name="ce2">
            <text:p><text:span text:style-name="T3">莒光國小</text:span></text:p>
          </table:table-cell>
          <table:table-cell office:value-type="float" office:value="130" table:style-name="ce41">
            <text:p>130</text:p>
          </table:table-cell>
          <table:table-cell office:value-type="float" office:value="130" table:style-name="ce42">
            <text:p>13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莒光國小" table:formula="msoxl:=(C401)" table:style-name="ce29">
            <text:p>莒光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美佳室內裝潢有限公司、豪聲樂器木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8">
          <table:table-cell office:value-type="string" table:style-name="ce15">
            <text:p><text:span text:style-name="T3">林國春</text:span></text:p>
          </table:table-cell>
          <table:table-cell office:value-type="string" table:style-name="ce186">
            <text:p>104<text:span text:style-name="T3">年學生社團發展計畫</text:span>(<text:span text:style-name="T3">防漏工程、空氣清淨機、除濕機、防潮櫃、球桌、手風琴</text:span>)</text:p>
          </table:table-cell>
          <table:table-cell office:value-type="string" table:style-name="ce2">
            <text:p><text:span text:style-name="T3">莒光國小</text:span></text:p>
          </table:table-cell>
          <table:table-cell office:value-type="float" office:value="492" table:style-name="ce45">
            <text:p>492</text:p>
          </table:table-cell>
          <table:table-cell office:value-type="float" office:value="492" table:style-name="ce44">
            <text:p>492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莒光國小" table:formula="msoxl:=(C402)" table:style-name="ce29">
            <text:p>莒光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恆宇防水材料有限公司、泳盛水電工程公司、允鋐電器、美家室內裝潢有限公司、兵乓世界桌球用品有限公司、喬原企業有限公司、豪聲樂器木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9">
          <table:table-cell office:value-type="string" table:style-name="ce15">
            <text:p><text:span text:style-name="T3">黃永昌</text:span></text:p>
          </table:table-cell>
          <table:table-cell office:value-type="string" table:style-name="ce169">
            <text:p>104<text:span text:style-name="T3">年辦公設備採購計畫</text:span>(<text:span text:style-name="T3">沙發、茶几</text:span>)</text:p>
          </table:table-cell>
          <table:table-cell office:value-type="string" table:style-name="ce2">
            <text:p><text:span text:style-name="T3">土城國中</text:span></text:p>
          </table:table-cell>
          <table:table-cell office:value-type="float" office:value="60" table:style-name="ce41">
            <text:p>60</text:p>
          </table:table-cell>
          <table:table-cell office:value-type="float" office:value="60" table:style-name="ce42">
            <text:p>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土城國中" table:formula="msoxl:=(C403)" table:style-name="ce29">
            <text:p>土城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興家園傢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0">
          <table:table-cell office:value-type="string" table:style-name="ce15">
            <text:p><text:span text:style-name="T3">張宏陸</text:span></text:p>
          </table:table-cell>
          <table:table-cell office:value-type="string" table:style-name="ce169">
            <text:p>104<text:span text:style-name="T3">年擊劍選手訓練計畫</text:span>(<text:span text:style-name="T3">鋁質劍道、電審器、捲線器</text:span>)</text:p>
          </table:table-cell>
          <table:table-cell office:value-type="string" table:style-name="ce2">
            <text:p><text:span text:style-name="T3">文德國小</text:span></text:p>
          </table:table-cell>
          <table:table-cell office:value-type="float" office:value="600" table:style-name="ce41">
            <text:p>600</text:p>
          </table:table-cell>
          <table:table-cell office:value-type="float" office:value="600" table:style-name="ce44">
            <text:p>6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德國小" table:formula="msoxl:=(C404)" table:style-name="ce29">
            <text:p>文德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晨記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0">
          <table:table-cell office:value-type="string" table:style-name="ce15">
            <text:p><text:span text:style-name="T3">林金結</text:span></text:p>
          </table:table-cell>
          <table:table-cell office:value-type="string" table:style-name="ce187">
            <text:p>104<text:span text:style-name="T3">社區多功能學習中心設備增購計畫</text:span>(<text:span text:style-name="T3">烤箱、發酵箱</text:span>)</text:p>
          </table:table-cell>
          <table:table-cell office:value-type="string" table:style-name="ce2">
            <text:p><text:span text:style-name="T3">建國國小</text:span></text:p>
          </table:table-cell>
          <table:table-cell office:value-type="float" office:value="98" table:style-name="ce41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建國國小" table:formula="msoxl:=(C405)" table:style-name="ce29">
            <text:p>建國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清文實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1">
          <table:table-cell office:value-type="string" table:style-name="ce15">
            <text:p><text:span text:style-name="T3">廖裕德</text:span></text:p>
          </table:table-cell>
          <table:table-cell office:value-type="string" table:style-name="ce188">
            <text:p>104<text:span text:style-name="T3">運動空間改善計畫</text:span>(<text:span text:style-name="T3">體育館折疊椅收納臺車</text:span>)</text:p>
          </table:table-cell>
          <table:table-cell office:value-type="string" table:style-name="ce2">
            <text:p><text:span text:style-name="T3">板橋國中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板橋國中" table:formula="msoxl:=(C406)" table:style-name="ce29">
            <text:p>板橋國中</text:p>
          </table:table-cell>
          <table:table-cell office:value-type="string" table:style-name="ce6">
            <text:p><text:span text:style-name="T3">公開取得企劃書、逕洽廠商</text:span></text:p>
          </table:table-cell>
          <table:table-cell office:value-type="string" table:style-name="ce6">
            <text:p><text:span text:style-name="T3">臺灣學聯有限公司、澳迪實業有限公司、愛群帆布行、禮門鋁業行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楊春妹</text:span></text:p>
          </table:table-cell>
          <table:table-cell office:value-type="string" table:style-name="ce168">
            <text:p>104<text:span text:style-name="T3">學年行動學習教學資訊設備補助</text:span>-<text:span text:style-name="T3">平板充電車</text:span></text:p>
          </table:table-cell>
          <table:table-cell office:value-type="string" table:style-name="ce2">
            <text:p><text:span text:style-name="T3">樟樹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樟樹國中" table:formula="msoxl:=(C407)" table:style-name="ce29">
            <text:p>樟樹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林國春</text:span></text:p>
          </table:table-cell>
          <table:table-cell office:value-type="string" table:style-name="ce189">
            <text:p>104<text:span text:style-name="T3">學年度充實生活綜合領域教學設備計畫</text:span>(<text:span text:style-name="T3">發球機、瓦斯爐、烤箱等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320" table:style-name="ce45">
            <text:p>320</text:p>
          </table:table-cell>
          <table:table-cell office:value-type="float" office:value="320" table:style-name="ce44">
            <text:p>32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小" table:formula="msoxl:=(C408)" table:style-name="ce29">
            <text:p>江翠國小</text:p>
          </table:table-cell>
          <table:table-cell office:value-type="string" table:style-name="ce3">
            <text:p><text:span text:style-name="T3">限制性招標、逕洽廠商</text:span></text:p>
          </table:table-cell>
          <table:table-cell office:value-type="string" table:style-name="ce3">
            <text:p><text:span text:style-name="T3">金承運企業有限公司、聖聿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林裔綺</text:span></text:p>
          </table:table-cell>
          <table:table-cell office:value-type="string" table:style-name="ce190">
            <text:p>104<text:span text:style-name="T3">學年度充實資訊暨藝術人文教學設備</text:span>(<text:span text:style-name="T3">平板電腦、燒窯箱</text:span>)</text:p>
          </table:table-cell>
          <table:table-cell office:value-type="string" table:style-name="ce2">
            <text:p><text:span text:style-name="T3">福連國小</text:span></text:p>
          </table:table-cell>
          <table:table-cell office:value-type="float" office:value="90" table:style-name="ce41">
            <text:p>90</text:p>
          </table:table-cell>
          <table:table-cell office:value-type="float" office:value="90" table:style-name="ce42">
            <text:p>9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連國小" table:formula="msoxl:=(C409)" table:style-name="ce29">
            <text:p>福連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極電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周勝考</text:span></text:p>
          </table:table-cell>
          <table:table-cell office:value-type="string" table:style-name="ce191">
            <text:p>104<text:span text:style-name="T3">學年度申請教學設備更新計畫</text:span>(<text:span text:style-name="T3">冷氣、油印機、資訊桌</text:span>)</text:p>
          </table:table-cell>
          <table:table-cell office:value-type="string" table:style-name="ce2">
            <text:p><text:span text:style-name="T3">新埔國小</text:span></text:p>
          </table:table-cell>
          <table:table-cell office:value-type="float" office:value="190" table:style-name="ce41">
            <text:p>190</text:p>
          </table:table-cell>
          <table:table-cell office:value-type="float" office:value="190" table:style-name="ce42">
            <text:p>19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埔國小" table:formula="msoxl:=(C410)" table:style-name="ce29">
            <text:p>新埔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非比電腦有限公司、鈞第室內裝修有限公司、元茂國際企業股份有限公司板橋分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林國春</text:span></text:p>
          </table:table-cell>
          <table:table-cell office:value-type="string" table:style-name="ce192">
            <text:p><text:s/>104<text:span text:style-name="T3">學年度志工辦公室設備改善</text:span>(<text:span text:style-name="T3">電腦、筆電、硬碟</text:span>)<text:s/></text:p>
          </table:table-cell>
          <table:table-cell office:value-type="string" table:style-name="ce2">
            <text:p><text:span text:style-name="T3">大觀國小</text:span></text:p>
          </table:table-cell>
          <table:table-cell office:value-type="float" office:value="43" table:style-name="ce45">
            <text:p>43</text:p>
          </table:table-cell>
          <table:table-cell office:value-type="float" office:value="43" table:style-name="ce42">
            <text:p>43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大觀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京旻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蔣根煌</text:span></text:p>
          </table:table-cell>
          <table:table-cell office:value-type="string" table:style-name="ce193">
            <text:p>104<text:span text:style-name="T3">學年度改善及充實教學環境設備申請計畫</text:span>(<text:span text:style-name="T3">多媒體設備）</text:span></text:p>
          </table:table-cell>
          <table:table-cell office:value-type="string" table:style-name="ce2">
            <text:p><text:span text:style-name="T3">明志國小</text:span></text:p>
          </table:table-cell>
          <table:table-cell office:value-type="float" office:value="222" table:style-name="ce45">
            <text:p>222</text:p>
          </table:table-cell>
          <table:table-cell office:value-type="float" office:value="222" table:style-name="ce44">
            <text:p>222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小" table:formula="msoxl:=(C412)" table:style-name="ce29">
            <text:p>明志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捷達數位系統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楊春妹</text:span></text:p>
          </table:table-cell>
          <table:table-cell office:value-type="string" table:style-name="ce194">
            <text:p>104<text:span text:style-name="T3">學年度改善教學設備計畫</text:span>(<text:span text:style-name="T3">音響設備、體育設備等</text:span>)</text:p>
          </table:table-cell>
          <table:table-cell office:value-type="string" table:style-name="ce2">
            <text:p><text:span text:style-name="T3">烏來國中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烏來國中小" table:formula="msoxl:=(C413)" table:style-name="ce29">
            <text:p>烏來國中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新視代影音科技有限公司、元茂國際企業股份有限公司、卡斯伯有限公司、振煜實業有限公司、南運體育用品社、永勝繩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羅文崇</text:span></text:p>
          </table:table-cell>
          <table:table-cell office:value-type="string" table:style-name="ce195">
            <text:p>104<text:span text:style-name="T3">學年度改善資訊教室設備實施計畫</text:span>(<text:span text:style-name="T3">投影機、螢幕、電視</text:span>)</text:p>
          </table:table-cell>
          <table:table-cell office:value-type="string" table:style-name="ce2">
            <text:p><text:span text:style-name="T3">雙城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雙城國小" table:formula="msoxl:=(C414)" table:style-name="ce29">
            <text:p>雙城國小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芮立光公司、辛格瑪公司</text:span></text:p>
            <text:p/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鍾宏仁</text:span></text:p>
          </table:table-cell>
          <table:table-cell office:value-type="string" table:style-name="ce196">
            <text:p>104<text:span text:style-name="T3">學年度音樂班社備擴充改善計畫</text:span><text:s/>(<text:span text:style-name="T3">樂器</text:span>)</text:p>
          </table:table-cell>
          <table:table-cell office:value-type="string" table:style-name="ce2">
            <text:p><text:span text:style-name="T3">重慶國中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重慶國中" table:formula="msoxl:=(C415)" table:style-name="ce29">
            <text:p>重慶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義德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白珮茹</text:span></text:p>
          </table:table-cell>
          <table:table-cell office:value-type="string" table:style-name="ce197">
            <text:p>104<text:span text:style-name="T3">學年度校園安全改善計畫</text:span>(<text:span text:style-name="T3">鐵捲門</text:span>)</text:p>
          </table:table-cell>
          <table:table-cell office:value-type="string" table:style-name="ce2">
            <text:p><text:span text:style-name="T3">萬里國小</text:span></text:p>
          </table:table-cell>
          <table:table-cell office:value-type="float" office:value="89" table:style-name="ce41">
            <text:p>89</text:p>
          </table:table-cell>
          <table:table-cell office:value-type="float" office:value="89" table:style-name="ce42">
            <text:p>8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萬里國小" table:formula="msoxl:=(C416)" table:style-name="ce29">
            <text:p>萬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傑梅企業社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李坤城</text:span></text:p>
          </table:table-cell>
          <table:table-cell office:value-type="string" table:style-name="ce198">
            <text:p>104<text:span text:style-name="T3">學年度校園雨遮建置計畫</text:span>(<text:span text:style-name="T3">雨遮</text:span>)</text:p>
          </table:table-cell>
          <table:table-cell office:value-type="string" table:style-name="ce2">
            <text:p><text:span text:style-name="T3">蘆洲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蘆洲國小" table:formula="msoxl:=(C417)" table:style-name="ce29">
            <text:p>蘆洲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禾東工程行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連斐璠</text:span></text:p>
          </table:table-cell>
          <table:table-cell office:value-type="string" table:style-name="ce199">
            <text:p>104<text:span text:style-name="T3">學年度桌球隊改善訓練環境計畫</text:span>(pu<text:span text:style-name="T3">地板、牆壁、樓梯、天花板拆除</text:span>)</text:p>
          </table:table-cell>
          <table:table-cell office:value-type="string" table:style-name="ce2">
            <text:p><text:span text:style-name="T3">網溪國小</text:span></text:p>
          </table:table-cell>
          <table:table-cell office:value-type="float" office:value="470" table:style-name="ce45">
            <text:p>470</text:p>
          </table:table-cell>
          <table:table-cell office:value-type="float" office:value="470" table:style-name="ce44">
            <text:p>47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網溪國小" table:formula="msoxl:=(C418)" table:style-name="ce29">
            <text:p>網溪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鼎上豐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楊春妹</text:span></text:p>
          </table:table-cell>
          <table:table-cell office:value-type="string" table:style-name="ce200">
            <text:p>104<text:span text:style-name="T3">學年度專科教室設備改善計畫及</text:span>104<text:span text:style-name="T3">學年度輔導環境空調設備改善計畫</text:span><text:s/>(<text:span text:style-name="T3">投影機、電子白板、冷氣</text:span>)</text:p>
          </table:table-cell>
          <table:table-cell office:value-type="string" table:style-name="ce2">
            <text:p><text:span text:style-name="T3">貢寮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貢寮國中" table:formula="msoxl:=(C419)" table:style-name="ce29">
            <text:p>貢寮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合志資訊股份有限公司、大同電訊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鍾宏仁</text:span></text:p>
          </table:table-cell>
          <table:table-cell office:value-type="string" table:style-name="ce201">
            <text:p>104<text:span text:style-name="T3">學年度教師專業成長室建置計畫</text:span>(<text:span text:style-name="T3">沙發、茶几、會議桌、冷氣機）</text:span></text:p>
          </table:table-cell>
          <table:table-cell office:value-type="string" table:style-name="ce2">
            <text:p><text:span text:style-name="T3">明志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小" table:formula="msoxl:=(C420)" table:style-name="ce29">
            <text:p>明志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長餘股份有限公司、才元家具行</text:span></text:p>
          </table:table-cell>
          <table:table-cell table:style-name="ce39"/>
          <table:table-cell table:number-columns-repeated="16374" table:style-name="ce33"/>
        </table:table-row>
        <table:table-row table:style-name="ro43">
          <table:table-cell office:value-type="string" table:style-name="ce15">
            <text:p><text:span text:style-name="T3">江永昌</text:span></text:p>
          </table:table-cell>
          <table:table-cell office:value-type="string" table:number-columns-spanned="1" table:number-rows-spanned="2" table:style-name="ce167">
            <text:p>104<text:span text:style-name="T3">學年度會議室資訊設備改善計畫</text:span></text:p>
          </table:table-cell>
          <table:table-cell office:value-type="string" table:number-columns-spanned="1" table:number-rows-spanned="2" table:style-name="ce52">
            <text:p><text:span text:style-name="T3">永平國小</text:span></text:p>
          </table:table-cell>
          <table:table-cell office:value-type="float" office:value="300" table:number-columns-spanned="1" table:number-rows-spanned="2" table:style-name="ce57">
            <text:p>300</text:p>
          </table:table-cell>
          <table:table-cell office:value-type="float" office:value="220" table:style-name="ce44">
            <text:p>22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平國小" table:formula="msoxl:=(C421)" table:number-columns-spanned="1" table:number-rows-spanned="2" table:style-name="ce53">
            <text:p>永平國小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6">
          <table:table-cell office:value-type="string" table:style-name="ce15">
            <text:p><text:span text:style-name="T3">許昭興</text:span></text:p>
          </table:table-cell>
          <table:covered-table-cell/>
          <table:covered-table-cell/>
          <table:covered-table-cell/>
          <table:table-cell office:value-type="float" office:value="80" table:style-name="ce44">
            <text:p>8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高敏慧</text:span></text:p>
          </table:table-cell>
          <table:table-cell office:value-type="string" table:style-name="ce168">
            <text:p>104<text:span text:style-name="T3">學年度資訊設備採購計畫</text:span></text:p>
          </table:table-cell>
          <table:table-cell office:value-type="string" table:style-name="ce2">
            <text:p><text:span text:style-name="T3">文林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林國小" table:formula="msoxl:=(C423)" table:style-name="ce29">
            <text:p>文林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蔡淑君</text:span></text:p>
          </table:table-cell>
          <table:table-cell office:value-type="string" table:style-name="ce202">
            <text:p>104<text:span text:style-name="T3">學年度運動人才培訓計畫</text:span>(<text:span text:style-name="T3">阻力訓練器</text:span>)</text:p>
          </table:table-cell>
          <table:table-cell office:value-type="string" table:style-name="ce2">
            <text:p><text:span text:style-name="T3">麗園國小</text:span></text:p>
          </table:table-cell>
          <table:table-cell office:value-type="float" office:value="75" table:style-name="ce45">
            <text:p>75</text:p>
          </table:table-cell>
          <table:table-cell office:value-type="float" office:value="75" table:style-name="ce42">
            <text:p>7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麗園國小" table:formula="msoxl:=(C424)" table:style-name="ce29">
            <text:p>麗園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泰恆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鄭宇恩</text:span></text:p>
          </table:table-cell>
          <table:table-cell office:value-type="string" table:style-name="ce168">
            <text:p>104<text:span text:style-name="T3">學年度管樂團樂器採購計畫</text:span></text:p>
          </table:table-cell>
          <table:table-cell office:value-type="string" table:style-name="ce2">
            <text:p><text:span text:style-name="T3">竹圍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竹圍國小" table:formula="msoxl:=(C425)" table:style-name="ce29">
            <text:p>竹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功學社音樂中心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連斐璠</text:span></text:p>
          </table:table-cell>
          <table:table-cell office:value-type="string" table:style-name="ce203">
            <text:p>104<text:span text:style-name="T3">學年度增購比賽器材實施計畫</text:span>(<text:span text:style-name="T3">筆記型電腦、大型計分器</text:span>(<text:span text:style-name="T3">含計分器腳架</text:span>)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和國中" table:formula="msoxl:=(C426)" table:style-name="ce29">
            <text:p>永和國中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長城桌球體育用品社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周勝考</text:span></text:p>
          </table:table-cell>
          <table:table-cell office:value-type="string" table:style-name="ce204">
            <text:p>104<text:span text:style-name="T3">學年度廣播室新建工程</text:span>(<text:span text:style-name="T3">牆壁貼磚、門窗、照明設備等</text:span>)</text:p>
          </table:table-cell>
          <table:table-cell office:value-type="string" table:style-name="ce2">
            <text:p><text:span text:style-name="T3">後埔國小</text:span></text:p>
          </table:table-cell>
          <table:table-cell office:value-type="float" office:value="99" table:style-name="ce45">
            <text:p>99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後埔國小" table:formula="msoxl:=(C427)" table:style-name="ce29">
            <text:p>後埔國小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暘豐冷氣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羅文崇</text:span></text:p>
          </table:table-cell>
          <table:table-cell office:value-type="string" table:style-name="ce205">
            <text:p>104<text:span text:style-name="T3">學年度閱讀好書充實圖書計畫</text:span>(<text:span text:style-name="T3">圖書</text:span>)</text:p>
          </table:table-cell>
          <table:table-cell office:value-type="string" table:style-name="ce2">
            <text:p><text:span text:style-name="T3">永平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平國小" table:formula="msoxl:=(C428)" table:style-name="ce29">
            <text:p>永平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華曜出版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蔣根煌</text:span></text:p>
          </table:table-cell>
          <table:table-cell office:value-type="string" table:style-name="ce206">
            <text:p>104<text:span text:style-name="T3">學年度學校設備採購計畫</text:span>(<text:span text:style-name="T3">桌椅</text:span>)</text:p>
          </table:table-cell>
          <table:table-cell office:value-type="string" table:style-name="ce2">
            <text:p><text:span text:style-name="T3">和美國小</text:span></text:p>
          </table:table-cell>
          <table:table-cell office:value-type="float" office:value="99" table:style-name="ce41">
            <text:p>99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和美國小" table:formula="msoxl:=(C429)" table:style-name="ce29">
            <text:p>和美國小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探訪設計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鄭宇恩</text:span></text:p>
          </table:table-cell>
          <table:table-cell office:value-type="string" table:style-name="ce207">
            <text:p>104<text:span text:style-name="T3">學年度橄欖球訓練設備增購計畫</text:span>(<text:span text:style-name="T3">訓練器材</text:span>)</text:p>
          </table:table-cell>
          <table:table-cell office:value-type="string" table:style-name="ce2">
            <text:p><text:span text:style-name="T3">竹圍高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竹圍高中" table:formula="msoxl:=(C430)" table:style-name="ce29">
            <text:p>竹圍高中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純美體育用品社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鄭宇恩</text:span></text:p>
          </table:table-cell>
          <table:table-cell office:value-type="string" table:style-name="ce208">
            <text:p>104<text:span text:style-name="T3">學年度橄欖球訓練設備增購計畫</text:span>(<text:span text:style-name="T3">飛輪車</text:span>)</text:p>
          </table:table-cell>
          <table:table-cell office:value-type="string" table:style-name="ce2">
            <text:p><text:span text:style-name="T3">三芝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芝國中" table:formula="msoxl:=(C431)" table:style-name="ce29">
            <text:p>三芝國中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必艾奇亞洲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廖本煙</text:span></text:p>
          </table:table-cell>
          <table:table-cell office:value-type="string" table:style-name="ce209">
            <text:p>20<text:span text:style-name="T3">周年美展</text:span><text:s/>(<text:span text:style-name="T3">美展場佈</text:span>)</text:p>
          </table:table-cell>
          <table:table-cell office:value-type="string" table:style-name="ce2">
            <text:p><text:span text:style-name="T3">介壽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5" table:style-name="ce44">
            <text:p>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介壽國小" table:formula="msoxl:=(C432)" table:style-name="ce29">
            <text:p>介壽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至行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黃俊哲</text:span></text:p>
          </table:table-cell>
          <table:table-cell office:value-type="string" table:style-name="ce210">
            <text:p>3D<text:span text:style-name="T3">列印設備採購計畫</text:span>-3D<text:span text:style-name="T3">列印機、</text:span>3D<text:span text:style-name="T3">掃描機等設備</text:span></text:p>
          </table:table-cell>
          <table:table-cell office:value-type="string" table:style-name="ce2">
            <text:p><text:span text:style-name="T3">實踐國小</text:span></text:p>
          </table:table-cell>
          <table:table-cell office:value-type="float" office:value="202" table:style-name="ce47">
            <text:p>202</text:p>
          </table:table-cell>
          <table:table-cell office:value-type="float" office:value="181" table:style-name="ce48">
            <text:p>18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實踐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台灣學聯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林秀惠</text:span></text:p>
          </table:table-cell>
          <table:table-cell office:value-type="string" table:style-name="ce211">
            <text:p>E<text:span text:style-name="T3">化環境建置採購計畫</text:span>-<text:span text:style-name="T3">資訊相關設備</text:span></text:p>
          </table:table-cell>
          <table:table-cell office:value-type="string" table:style-name="ce2">
            <text:p><text:span text:style-name="T3">景新國小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景新國小" table:formula="msoxl:=(C434)" table:style-name="ce29">
            <text:p>景新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廖筱清</text:span></text:p>
          </table:table-cell>
          <table:table-cell office:value-type="string" table:style-name="ce212">
            <text:p><text:span text:style-name="T3">一樓中庭漂書站計畫</text:span>(<text:span text:style-name="T3">書櫃、桌椅等</text:span>)</text:p>
          </table:table-cell>
          <table:table-cell office:value-type="string" table:style-name="ce2">
            <text:p><text:span text:style-name="T3">五峰國中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五峰國中" table:formula="msoxl:=(C435)" table:style-name="ce29">
            <text:p>五峰國中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叮叮家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洪佳君</text:span></text:p>
          </table:table-cell>
          <table:table-cell office:value-type="string" table:style-name="ce213">
            <text:p><text:span text:style-name="T3">七賢樓閱讀角</text:span>(<text:span text:style-name="T3">桌椅、書櫃等</text:span>)</text:p>
          </table:table-cell>
          <table:table-cell office:value-type="string" table:style-name="ce2">
            <text:p><text:span text:style-name="T3">光華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光華國小" table:formula="msoxl:=(C436)" table:style-name="ce29">
            <text:p>光華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澳亞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楊春妹</text:span></text:p>
          </table:table-cell>
          <table:table-cell office:value-type="string" table:style-name="ce214">
            <text:p><text:span text:style-name="T3">千禧樓立牆環境改善工程</text:span>(<text:span text:style-name="T3">安裝圖說看板</text:span>)</text:p>
          </table:table-cell>
          <table:table-cell office:value-type="string" table:style-name="ce2">
            <text:p><text:span text:style-name="T3">武林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武林國小" table:formula="msoxl:=(C437)" table:style-name="ce29">
            <text:p>武林國小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沃克面設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蔡葉偉</text:span></text:p>
          </table:table-cell>
          <table:table-cell office:value-type="string" table:style-name="ce215">
            <text:p><text:span text:style-name="T3">大操場周邊環境改善工程實施計畫</text:span>(<text:span text:style-name="T3">大門、地板及花臺工程</text:span>)</text:p>
          </table:table-cell>
          <table:table-cell office:value-type="string" table:style-name="ce2">
            <text:p><text:span text:style-name="T3">淡水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淡水國小" table:formula="msoxl:=(C438)" table:style-name="ce29">
            <text:p>淡水國小</text:p>
          </table:table-cell>
          <table:table-cell office:value-type="string" table:style-name="ce3">
            <text:p><text:s/><text:span text:style-name="T3">逕洽廠商</text:span></text:p>
          </table:table-cell>
          <table:table-cell office:value-type="string" table:style-name="ce3">
            <text:p><text:span text:style-name="T3">家名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黃林玲玲</text:span></text:p>
          </table:table-cell>
          <table:table-cell office:value-type="string" table:style-name="ce216">
            <text:p><text:span text:style-name="T3">女子壘球隊訓練設備補助器材</text:span>(<text:span text:style-name="T3">購買壘球棒</text:span>)</text:p>
          </table:table-cell>
          <table:table-cell office:value-type="string" table:style-name="ce2">
            <text:p><text:span text:style-name="T3">秀峰高中</text:span></text:p>
          </table:table-cell>
          <table:table-cell office:value-type="float" office:value="90" table:style-name="ce41">
            <text:p>90</text:p>
          </table:table-cell>
          <table:table-cell office:value-type="float" office:value="30" table:style-name="ce42">
            <text:p>3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秀峰高中" table:formula="msoxl:=(C439)" table:style-name="ce29">
            <text:p>秀峰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新航體育用品社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34">
            <text:p><text:span text:style-name="T3">游輝宂</text:span></text:p>
          </table:table-cell>
          <table:table-cell office:value-type="string" table:style-name="ce217">
            <text:p><text:span text:style-name="T3">仁愛樓、信義樓教室窗簾增設</text:span>(<text:span text:style-name="T3">窗簾</text:span>)</text:p>
          </table:table-cell>
          <table:table-cell office:value-type="string" table:style-name="ce2">
            <text:p><text:span text:style-name="T3">興南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南國小" table:formula="msoxl:=(C440)" table:style-name="ce29">
            <text:p>興南國小</text:p>
          </table:table-cell>
          <table:table-cell office:value-type="string" table:style-name="ce21">
            <text:p><text:span text:style-name="T3">公開取得報價單或企劃書</text:span></text:p>
          </table:table-cell>
          <table:table-cell office:value-type="string" table:style-name="ce3">
            <text:p><text:span text:style-name="T3">晉元裝潢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鍾宏仁</text:span></text:p>
          </table:table-cell>
          <table:table-cell office:value-type="string" table:style-name="ce218">
            <text:p><text:span text:style-name="T3">太鼓設備採購計畫</text:span>(<text:span text:style-name="T3">樂器</text:span>)</text:p>
          </table:table-cell>
          <table:table-cell office:value-type="string" table:style-name="ce2">
            <text:p><text:span text:style-name="T3">新泰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泰國小" table:formula="msoxl:=(C441)" table:style-name="ce29">
            <text:p>新泰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義秀鼓藝工坊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楊春妹</text:span></text:p>
          </table:table-cell>
          <table:table-cell office:value-type="string" table:style-name="ce219">
            <text:p><text:span text:style-name="T3">太鼓隊培訓計畫</text:span>(<text:span text:style-name="T3">樂器</text:span>)</text:p>
          </table:table-cell>
          <table:table-cell office:value-type="string" table:style-name="ce2">
            <text:p><text:span text:style-name="T3">天主教光仁學校財團法人光人高級中學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天主教光仁學校財團法人光人高級中學" table:formula="msoxl:=(C442)" table:style-name="ce29">
            <text:p>天主教光仁學校財團法人光人高級中學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熊組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黃林玲玲</text:span></text:p>
          </table:table-cell>
          <table:table-cell office:value-type="string" table:style-name="ce220">
            <text:p><text:span text:style-name="T3">手球隊訓練採購設備裝備計畫</text:span>(<text:span text:style-name="T3">手球門</text:span>)</text:p>
          </table:table-cell>
          <table:table-cell office:value-type="string" table:style-name="ce2">
            <text:p><text:span text:style-name="T3">成州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州國小" table:formula="msoxl:=(C443)" table:style-name="ce29">
            <text:p>成州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鴻豐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陳文治</text:span></text:p>
          </table:table-cell>
          <table:table-cell office:value-type="string" table:style-name="ce221">
            <text:p><text:span text:style-name="T3">水生走廊不斷電設備和舞臺燈光改善計畫</text:span>(<text:span text:style-name="T3">照明設備</text:span>)</text:p>
          </table:table-cell>
          <table:table-cell office:value-type="string" table:style-name="ce2">
            <text:p><text:span text:style-name="T3">裕民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裕民國小" table:formula="msoxl:=(C444)" table:style-name="ce29">
            <text:p>裕民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立丞電機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蔡明堂</text:span></text:p>
          </table:table-cell>
          <table:table-cell office:value-type="string" table:style-name="ce222">
            <text:p><text:span text:style-name="T3">充實及改善教學環境設備</text:span>(<text:span text:style-name="T3">修活動中心籃球場地板</text:span>)</text:p>
          </table:table-cell>
          <table:table-cell office:value-type="string" table:style-name="ce2">
            <text:p><text:span text:style-name="T3">光榮國中</text:span></text:p>
          </table:table-cell>
          <table:table-cell office:value-type="float" office:value="223" table:style-name="ce45">
            <text:p>223</text:p>
          </table:table-cell>
          <table:table-cell office:value-type="float" office:value="223" table:style-name="ce44">
            <text:p>223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光榮國中" table:formula="msoxl:=(C445)" table:style-name="ce29">
            <text:p>光榮國中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大木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黃俊哲</text:span></text:p>
          </table:table-cell>
          <table:table-cell office:value-type="string" table:style-name="ce223">
            <text:p><text:span text:style-name="T3">充實幼兒園環境改善</text:span>(<text:span text:style-name="T3">防蚊水溝蓋工程</text:span>)</text:p>
          </table:table-cell>
          <table:table-cell office:value-type="string" table:style-name="ce2">
            <text:p><text:span text:style-name="T3">實踐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實踐國小" table:formula="msoxl:=(C446)" table:style-name="ce29">
            <text:p>實踐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叡陞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2">
          <table:table-cell office:value-type="string" table:style-name="ce15">
            <text:p><text:span text:style-name="T3">蔡淑君</text:span></text:p>
          </table:table-cell>
          <table:table-cell office:value-type="string" table:style-name="ce224">
            <text:p><text:span text:style-name="T3">充實行政管理與教學活動設備計畫</text:span>(<text:span text:style-name="T3">資訊管理系統、地墊、高枝鍊鋸、高枝剪、活動海報架</text:span>)</text:p>
          </table:table-cell>
          <table:table-cell office:value-type="string" table:style-name="ce2">
            <text:p><text:span text:style-name="T3">佳林國中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2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佳林國中" table:formula="msoxl:=(C447)" table:style-name="ce29">
            <text:p>佳林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合智資訊有限公司、農菖機械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楊春妹</text:span></text:p>
          </table:table-cell>
          <table:table-cell office:value-type="string" table:style-name="ce168">
            <text:p><text:span text:style-name="T3">充實改善學校運動訓練器材設備</text:span>(<text:span text:style-name="T3">安全欄架</text:span>)</text:p>
          </table:table-cell>
          <table:table-cell office:value-type="string" table:style-name="ce2">
            <text:p><text:span text:style-name="T3">林口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林口國中" table:formula="msoxl:=(C448)" table:style-name="ce29">
            <text:p>林口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英碩國際運動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鍾宏仁</text:span></text:p>
          </table:table-cell>
          <table:table-cell office:value-type="string" table:style-name="ce225">
            <text:p><text:span text:style-name="T3">充實校園各領域教學設備計畫</text:span>-<text:span text:style-name="T3">資訊相關設備</text:span></text:p>
          </table:table-cell>
          <table:table-cell office:value-type="string" table:style-name="ce2">
            <text:p><text:span text:style-name="T3">新泰國中</text:span></text:p>
          </table:table-cell>
          <table:table-cell office:value-type="float" office:value="960" table:style-name="ce47">
            <text:p>960</text:p>
          </table:table-cell>
          <table:table-cell office:value-type="float" office:value="960" table:style-name="ce48">
            <text:p>9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新泰國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迪思影音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羅文崇</text:span></text:p>
          </table:table-cell>
          <table:table-cell office:value-type="string" table:style-name="ce226">
            <text:p><text:span text:style-name="T3">充實高中部圖書館暨電腦教室設備計畫</text:span>(Phantosys<text:span text:style-name="T3">電腦雲端管理系統、</text:span>EVOCloud<text:span text:style-name="T3">雲端管理系統</text:span>)</text:p>
          </table:table-cell>
          <table:table-cell office:value-type="string" table:style-name="ce2">
            <text:p><text:span text:style-name="T3">私立南山高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南山高中" table:formula="msoxl:=(C450)" table:style-name="ce29">
            <text:p>私立南山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金偉資訊有限公司、群準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錦錠</text:span></text:p>
          </table:table-cell>
          <table:table-cell office:value-type="string" table:style-name="ce227">
            <text:p><text:span text:style-name="T3">充實高中部語言教室設備計畫</text:span>-<text:span text:style-name="T3">電腦設備</text:span></text:p>
          </table:table-cell>
          <table:table-cell office:value-type="string" table:style-name="ce2">
            <text:p><text:span text:style-name="T3">私立南山高中</text:span></text:p>
          </table:table-cell>
          <table:table-cell office:value-type="float" office:value="600" table:style-name="ce47">
            <text:p>600</text:p>
          </table:table-cell>
          <table:table-cell office:value-type="float" office:value="600" table:style-name="ce48">
            <text:p>6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私立南山高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合志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3">
            <text:p><text:span text:style-name="T3">夷將‧拔路兒</text:span>Icyang<text:span text:style-name="T3">‧</text:span>Parod</text:p>
          </table:table-cell>
          <table:table-cell office:value-type="string" table:style-name="ce228">
            <text:p><text:span text:style-name="T3">充實國際教育教學環境</text:span>(<text:span text:style-name="T3">大圖輸出</text:span>(<text:span text:style-name="T3">世界地圖、各國國旗及特色景點</text:span>)<text:span text:style-name="T3">、時鐘</text:span>)<text:s/></text:p>
          </table:table-cell>
          <table:table-cell office:value-type="string" table:style-name="ce2">
            <text:p><text:span text:style-name="T3">丹鳳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丹鳳國小" table:formula="msoxl:=(C452)" table:style-name="ce29">
            <text:p>丹鳳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睿瀅視覺設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蔣根煌</text:span></text:p>
          </table:table-cell>
          <table:table-cell office:value-type="string" table:style-name="ce229">
            <text:p><text:span text:style-name="T3">充實情境教室設備計畫</text:span>(<text:span text:style-name="T3">分離式空調機</text:span>)</text:p>
          </table:table-cell>
          <table:table-cell office:value-type="string" table:style-name="ce2">
            <text:p><text:span text:style-name="T3">頭前國中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頭前國中" table:formula="msoxl:=(C453)" table:style-name="ce29">
            <text:p>頭前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鴻揚電器行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楊春妹</text:span></text:p>
          </table:table-cell>
          <table:table-cell office:value-type="string" table:style-name="ce230">
            <text:p><text:span text:style-name="T3">充實教學設備</text:span>(<text:span text:style-name="T3">單槍投影機</text:span>)</text:p>
          </table:table-cell>
          <table:table-cell office:value-type="string" table:style-name="ce2">
            <text:p><text:span text:style-name="T3">丹鳳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丹鳳國小" table:formula="msoxl:=(C454)" table:style-name="ce29">
            <text:p>丹鳳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虹華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林銘仁</text:span></text:p>
          </table:table-cell>
          <table:table-cell office:value-type="string" table:style-name="ce231">
            <text:p><text:span text:style-name="T3">充實教學設備採購計畫</text:span>(<text:span text:style-name="T3">櫃子、抽油煙機、水槽等</text:span>)</text:p>
          </table:table-cell>
          <table:table-cell office:value-type="string" table:style-name="ce2">
            <text:p><text:span text:style-name="T3">中正國中</text:span></text:p>
          </table:table-cell>
          <table:table-cell office:value-type="float" office:value="278" table:style-name="ce41">
            <text:p>278</text:p>
          </table:table-cell>
          <table:table-cell office:value-type="float" office:value="278" table:style-name="ce44">
            <text:p>27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正國中" table:formula="msoxl:=(C455)" table:style-name="ce29">
            <text:p>中正國中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6">
            <text:p><text:span text:style-name="T3">大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廖筱清</text:span></text:p>
          </table:table-cell>
          <table:table-cell office:value-type="string" table:style-name="ce232">
            <text:p><text:span text:style-name="T3">充實視聽教室設備實施計畫</text:span>(<text:span text:style-name="T3">冷氣</text:span>)</text:p>
          </table:table-cell>
          <table:table-cell office:value-type="string" table:style-name="ce2">
            <text:p><text:span text:style-name="T3">雙城國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4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雙城國小" table:formula="msoxl:=(C456)" table:style-name="ce29">
            <text:p>雙城國小</text:p>
          </table:table-cell>
          <table:table-cell office:value-type="string" table:style-name="ce6">
            <text:p><text:span text:style-name="T3">共同供應契約</text:span></text:p>
          </table:table-cell>
          <table:table-cell office:value-type="string" table:style-name="ce6">
            <text:p><text:span text:style-name="T3">明聳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文治</text:span></text:p>
          </table:table-cell>
          <table:table-cell office:value-type="string" table:style-name="ce233">
            <text:p><text:span text:style-name="T3">充實圖書設備閱讀計畫</text:span>(<text:span text:style-name="T3">圖書</text:span>)</text:p>
          </table:table-cell>
          <table:table-cell office:value-type="string" table:style-name="ce2">
            <text:p><text:span text:style-name="T3">豐年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豐年國小" table:formula="msoxl:=(C457)" table:style-name="ce29">
            <text:p>豐年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聖立圖書有限公司</text:span><text:s/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江永昌</text:span></text:p>
          </table:table-cell>
          <table:table-cell office:value-type="string" table:style-name="ce234">
            <text:p><text:span text:style-name="T3">充實圖書館圖書採購計畫</text:span>(<text:span text:style-name="T3">圖書及圖書櫃</text:span>)</text:p>
          </table:table-cell>
          <table:table-cell office:value-type="string" table:style-name="ce2">
            <text:p><text:span text:style-name="T3">秀山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秀山國小" table:formula="msoxl:=(C458)" table:style-name="ce29">
            <text:p>秀山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啟志文化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洪佳君</text:span></text:p>
          </table:table-cell>
          <table:table-cell office:value-type="string" table:style-name="ce235">
            <text:p><text:span text:style-name="T3">充實舞蹈教室與播音室冷氣設備計畫</text:span>(<text:span text:style-name="T3">冷氣</text:span>)</text:p>
          </table:table-cell>
          <table:table-cell office:value-type="string" table:style-name="ce2">
            <text:p><text:span text:style-name="T3">龍埔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龍埔國小" table:formula="msoxl:=(C459)" table:style-name="ce29">
            <text:p>龍埔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6">
            <text:p><text:span text:style-name="T3">百恆威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錦錠</text:span></text:p>
          </table:table-cell>
          <table:table-cell office:value-type="string" table:style-name="ce236">
            <text:p><text:span text:style-name="T3">充實樂活館教學環境設備</text:span>(<text:span text:style-name="T3">籃球架</text:span>)</text:p>
          </table:table-cell>
          <table:table-cell office:value-type="string" table:style-name="ce2">
            <text:p><text:span text:style-name="T3">錦和高中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480" table:style-name="ce44">
            <text:p>48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錦和高中" table:formula="msoxl:=(C460)" table:style-name="ce29">
            <text:p>錦和高中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泰恆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羅文崇</text:span></text:p>
          </table:table-cell>
          <table:table-cell office:value-type="string" table:style-name="ce237">
            <text:p><text:span text:style-name="T3">充實學務工作設備</text:span>(<text:span text:style-name="T3">碎紙機、擴大機、網路雷設印表機</text:span>)</text:p>
          </table:table-cell>
          <table:table-cell office:value-type="string" table:style-name="ce2">
            <text:p><text:span text:style-name="T3">華夏科大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84" table:style-name="ce42">
            <text:p>8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華夏科大" table:formula="msoxl:=(C461)" table:style-name="ce29">
            <text:p>華夏科大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全備資訊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張宏陸</text:span></text:p>
          </table:table-cell>
          <table:table-cell office:value-type="string" table:style-name="ce238">
            <text:p><text:span text:style-name="T3">幼兒園改善教學環境設備</text:span>-<text:span text:style-name="T3">監視器</text:span></text:p>
          </table:table-cell>
          <table:table-cell office:value-type="string" table:style-name="ce2">
            <text:p><text:span text:style-name="T3">文聖國小</text:span></text:p>
          </table:table-cell>
          <table:table-cell office:value-type="float" office:value="96" table:style-name="ce41">
            <text:p>96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聖國小" table:formula="msoxl:=(C462)" table:style-name="ce29">
            <text:p>文聖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長鋐電器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鍾宏仁</text:span></text:p>
          </table:table-cell>
          <table:table-cell office:value-type="string" table:style-name="ce239">
            <text:p><text:span text:style-name="T3">生態池滲漏整修暨雨水回收工程</text:span>(<text:span text:style-name="T3">生態池整修工程</text:span>)</text:p>
          </table:table-cell>
          <table:table-cell office:value-type="string" table:style-name="ce2">
            <text:p><text:span text:style-name="T3">義學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義學國小" table:formula="msoxl:=(C463)" table:style-name="ce29">
            <text:p>義學國小</text:p>
          </table:table-cell>
          <table:table-cell office:value-type="string" table:style-name="ce6">
            <text:p><text:span text:style-name="T3">限制性招標</text:span></text:p>
          </table:table-cell>
          <table:table-cell office:value-type="string" table:style-name="ce6">
            <text:p><text:span text:style-name="T3">童心園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蔡淑君</text:span></text:p>
          </table:table-cell>
          <table:table-cell office:value-type="string" table:style-name="ce240">
            <text:p><text:span text:style-name="T3">申請教學設施設備實施計畫</text:span>(<text:span text:style-name="T3">版畫機、財產盤點機、條碼列印機、飲水機、羽球發球機、監視器</text:span>)</text:p>
          </table:table-cell>
          <table:table-cell office:value-type="string" table:style-name="ce2">
            <text:p><text:span text:style-name="T3">頭湖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2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頭湖國小" table:formula="msoxl:=(C464)" table:style-name="ce29">
            <text:p>頭湖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上俊企業有限公司、名將體育器材有限公司、綮紘科技有限公司、賀眾企業股份有限公司、大東維護企業社、杰誠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周勝考</text:span></text:p>
          </table:table-cell>
          <table:table-cell office:value-type="string" table:style-name="ce241">
            <text:p><text:span text:style-name="T3">申請發展弦樂計畫</text:span><text:s/>(<text:span text:style-name="T3">樂器</text:span>)</text:p>
          </table:table-cell>
          <table:table-cell office:value-type="string" table:style-name="ce2">
            <text:p><text:span text:style-name="T3">深坑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深坑國中" table:formula="msoxl:=(C465)" table:style-name="ce29">
            <text:p>深坑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畢亞地音樂藝術商行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沈發惠</text:span></text:p>
          </table:table-cell>
          <table:table-cell office:value-type="string" table:style-name="ce242">
            <text:p><text:span text:style-name="T3">皮影戲社團社備修繕暨更新計畫</text:span>(<text:span text:style-name="T3">皮影戲舞臺等設備</text:span>)</text:p>
          </table:table-cell>
          <table:table-cell office:value-type="string" table:style-name="ce2">
            <text:p><text:span text:style-name="T3">東山國小</text:span></text:p>
          </table:table-cell>
          <table:table-cell office:value-type="float" office:value="99" table:style-name="ce45">
            <text:p>99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東山國小" table:formula="msoxl:=(C466)" table:style-name="ce29">
            <text:p>東山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日海育樂器材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蔡淑君</text:span></text:p>
          </table:table-cell>
          <table:table-cell office:value-type="string" table:style-name="ce243">
            <text:p><text:span text:style-name="T3">地下室環境改善工程</text:span>(<text:span text:style-name="T3">地下室改為舞蹈教室工程</text:span>)</text:p>
          </table:table-cell>
          <table:table-cell office:value-type="string" table:style-name="ce2">
            <text:p><text:span text:style-name="T3">嘉寶國小</text:span></text:p>
          </table:table-cell>
          <table:table-cell office:value-type="float" office:value="440" table:style-name="ce45">
            <text:p>440</text:p>
          </table:table-cell>
          <table:table-cell office:value-type="float" office:value="440" table:style-name="ce44">
            <text:p>44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嘉寶國小" table:formula="msoxl:=(C467)" table:style-name="ce29">
            <text:p>嘉寶國小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亮宇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鄭戴麗香</text:span></text:p>
          </table:table-cell>
          <table:table-cell office:value-type="string" table:style-name="ce244">
            <text:p><text:span text:style-name="T3">多功能教室電動窗安全改善計畫</text:span>(<text:span text:style-name="T3">電動開窗機</text:span>)</text:p>
          </table:table-cell>
          <table:table-cell office:value-type="string" table:style-name="ce2">
            <text:p><text:span text:style-name="T3">新市國小</text:span></text:p>
          </table:table-cell>
          <table:table-cell office:value-type="float" office:value="75" table:style-name="ce41">
            <text:p>75</text:p>
          </table:table-cell>
          <table:table-cell office:value-type="float" office:value="75" table:style-name="ce42">
            <text:p>7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市國小" table:formula="msoxl:=(C468)" table:style-name="ce29">
            <text:p>新市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同安鋁門窗工程行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蔣根煌</text:span></text:p>
          </table:table-cell>
          <table:table-cell office:value-type="string" table:style-name="ce245">
            <text:p><text:span text:style-name="T3">多媒體輔助行動載具組採購計畫</text:span>-<text:span text:style-name="T3">行動載具組</text:span>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98" table:style-name="ce45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港國小" table:formula="msoxl:=(C469)" table:style-name="ce29">
            <text:p>中港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普傑特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廖本煙</text:span></text:p>
          </table:table-cell>
          <table:table-cell office:value-type="string" table:style-name="ce246">
            <text:p><text:span text:style-name="T3">字幕機安裝計畫</text:span>(<text:span text:style-name="T3">跑馬燈字幕機</text:span>)</text:p>
          </table:table-cell>
          <table:table-cell office:value-type="string" table:style-name="ce2">
            <text:p><text:span text:style-name="T3">育林國小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38" table:style-name="ce44">
            <text:p>13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育林國小" table:formula="msoxl:=(C470)" table:style-name="ce29">
            <text:p>育林國小</text:p>
          </table:table-cell>
          <table:table-cell office:value-type="string" table:style-name="ce6">
            <text:p><text:span text:style-name="T3">限制性招標</text:span></text:p>
          </table:table-cell>
          <table:table-cell office:value-type="string" table:style-name="ce6">
            <text:p><text:span text:style-name="T3">大樣光電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林金結</text:span></text:p>
          </table:table-cell>
          <table:table-cell office:value-type="string" table:style-name="ce247">
            <text:p><text:span text:style-name="T3">老舊冷氣汰換計畫</text:span></text:p>
          </table:table-cell>
          <table:table-cell office:value-type="string" table:style-name="ce2">
            <text:p><text:span text:style-name="T3">插角國小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2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插角國小" table:formula="msoxl:=(C471)" table:style-name="ce29">
            <text:p>插角國小</text:p>
          </table:table-cell>
          <table:table-cell office:value-type="string" table:style-name="ce6">
            <text:p><text:span text:style-name="T3">共同供應契約</text:span></text:p>
          </table:table-cell>
          <table:table-cell office:value-type="string" table:style-name="ce6">
            <text:p><text:span text:style-name="T3">上雍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黃俊哲</text:span></text:p>
          </table:table-cell>
          <table:table-cell office:value-type="string" table:style-name="ce248">
            <text:p><text:span text:style-name="T3">自然科教室環境工程改造計畫</text:span>(<text:span text:style-name="T3">粉刷、窗簾、櫃子等</text:span>)</text:p>
          </table:table-cell>
          <table:table-cell office:value-type="string" table:style-name="ce2">
            <text:p><text:span text:style-name="T3">文聖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199" table:style-name="ce44">
            <text:p>1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文聖國小" table:formula="msoxl:=(C472)" table:style-name="ce29">
            <text:p>文聖國小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英文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楊春妹</text:span></text:p>
          </table:table-cell>
          <table:table-cell office:value-type="string" table:style-name="ce249">
            <text:p><text:span text:style-name="T3">自然教室實驗設備採購計畫</text:span>(<text:span text:style-name="T3">桌椅</text:span>)</text:p>
          </table:table-cell>
          <table:table-cell office:value-type="string" table:style-name="ce2">
            <text:p><text:span text:style-name="T3">思賢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思賢國小" table:formula="msoxl:=(C473)" table:style-name="ce29">
            <text:p>思賢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沛旭有限公司、正陞興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何淑峯</text:span></text:p>
          </table:table-cell>
          <table:table-cell office:value-type="string" table:style-name="ce250">
            <text:p><text:span text:style-name="T3">至美樓窗簾更換計畫</text:span>(<text:span text:style-name="T3">窗簾</text:span>)</text:p>
          </table:table-cell>
          <table:table-cell office:value-type="string" table:style-name="ce2">
            <text:p><text:span text:style-name="T3">頭前國中</text:span></text:p>
          </table:table-cell>
          <table:table-cell office:value-type="float" office:value="250" table:style-name="ce45">
            <text:p>250</text:p>
          </table:table-cell>
          <table:table-cell office:value-type="float" office:value="250" table:style-name="ce44">
            <text:p>2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頭前國中" table:formula="msoxl:=(C474)" table:style-name="ce29">
            <text:p>頭前國中</text:p>
          </table:table-cell>
          <table:table-cell office:value-type="string" table:style-name="ce6">
            <text:p><text:span text:style-name="T3">公開取得報價單或企劃書</text:span></text:p>
          </table:table-cell>
          <table:table-cell office:value-type="string" table:style-name="ce6">
            <text:p><text:span text:style-name="T3">百事達窗飾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賴秋媚</text:span></text:p>
          </table:table-cell>
          <table:table-cell office:value-type="string" table:style-name="ce251">
            <text:p><text:span text:style-name="T3">至善樓、育才樓及日新樓排水改善工程計畫</text:span>(<text:span text:style-name="T3">排水溝工程</text:span>)</text:p>
          </table:table-cell>
          <table:table-cell office:value-type="string" table:style-name="ce2">
            <text:p><text:span text:style-name="T3">泰山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泰山國小" table:formula="msoxl:=(C475)" table:style-name="ce29">
            <text:p>泰山國小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順展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廖筱清</text:span></text:p>
          </table:table-cell>
          <table:table-cell office:value-type="string" table:style-name="ce252">
            <text:p><text:span text:style-name="T3">至勤樓</text:span>T-5<text:span text:style-name="T3">高效率電子式日光燈具更新計畫</text:span>(<text:span text:style-name="T3">照明設備</text:span>)</text:p>
          </table:table-cell>
          <table:table-cell office:value-type="string" table:style-name="ce2">
            <text:p><text:span text:style-name="T3">石碇高中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石碇高中" table:formula="msoxl:=(C476)" table:style-name="ce29">
            <text:p>石碇高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6">
            <text:p><text:span text:style-name="T3">謄龍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鍾宏仁</text:span></text:p>
          </table:table-cell>
          <table:table-cell office:value-type="string" table:style-name="ce253">
            <text:p><text:span text:style-name="T3">冷氣設備改善計畫</text:span>(<text:span text:style-name="T3">冷氣</text:span>)</text:p>
          </table:table-cell>
          <table:table-cell office:value-type="string" table:style-name="ce2">
            <text:p><text:span text:style-name="T3">義學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義學國中" table:formula="msoxl:=(C477)" table:style-name="ce29">
            <text:p>義學國中</text:p>
          </table:table-cell>
          <table:table-cell office:value-type="string" table:style-name="ce6">
            <text:p><text:span text:style-name="T3">共同供應契約</text:span></text:p>
          </table:table-cell>
          <table:table-cell office:value-type="string" table:style-name="ce6">
            <text:p><text:span text:style-name="T3">長餘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林國春</text:span></text:p>
          </table:table-cell>
          <table:table-cell office:value-type="string" table:style-name="ce254">
            <text:p><text:span text:style-name="T3">投影設備改善計畫</text:span></text:p>
          </table:table-cell>
          <table:table-cell office:value-type="string" table:style-name="ce2">
            <text:p><text:span text:style-name="T3">中山國中</text:span></text:p>
          </table:table-cell>
          <table:table-cell office:value-type="float" office:value="2044" table:style-name="ce45">
            <text:p>2,044</text:p>
          </table:table-cell>
          <table:table-cell office:value-type="float" office:value="2044" table:style-name="ce44">
            <text:p>2,04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山國中" table:formula="msoxl:=(C478)" table:style-name="ce29">
            <text:p>中山國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錦錠</text:span></text:p>
          </table:table-cell>
          <table:table-cell office:value-type="string" table:style-name="ce255">
            <text:p><text:span text:style-name="T3">改善及充實教學環境設備</text:span>(<text:span text:style-name="T3">除草機</text:span>)</text:p>
          </table:table-cell>
          <table:table-cell office:value-type="string" table:style-name="ce2">
            <text:p><text:span text:style-name="T3">興南國小</text:span></text:p>
          </table:table-cell>
          <table:table-cell office:value-type="float" office:value="51" table:style-name="ce41">
            <text:p>51</text:p>
          </table:table-cell>
          <table:table-cell office:value-type="float" office:value="51" table:style-name="ce42">
            <text:p>5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南國小" table:formula="msoxl:=(C479)" table:style-name="ce29">
            <text:p>興南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幼翔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吳琪銘</text:span></text:p>
          </table:table-cell>
          <table:table-cell office:value-type="string" table:style-name="ce256">
            <text:p><text:span text:style-name="T3">改善及充實教學環境設備</text:span>(<text:span text:style-name="T3">數位鋼琴、解剖顯微鏡、無線麥克風組、馬達、電焊機</text:span>)</text:p>
          </table:table-cell>
          <table:table-cell office:value-type="string" table:style-name="ce2">
            <text:p><text:span text:style-name="T3">中正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正國中" table:formula="msoxl:=(C480)" table:style-name="ce29">
            <text:p>中正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國揚科技有限公司、祝名科技企業有限公司、勝利國際樂器有限公司、達映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3">
          <table:table-cell office:value-type="string" table:style-name="ce15">
            <text:p><text:span text:style-name="T3">江永昌</text:span></text:p>
          </table:table-cell>
          <table:table-cell office:value-type="string" table:style-name="ce257">
            <text:p><text:span text:style-name="T3">改善及充實教學環境設備</text:span>(<text:span text:style-name="T3">冷氣、低音大提琴</text:span>)</text:p>
          </table:table-cell>
          <table:table-cell office:value-type="string" table:style-name="ce2">
            <text:p><text:span text:style-name="T3">福和國中</text:span></text:p>
          </table:table-cell>
          <table:table-cell office:value-type="float" office:value="180" table:style-name="ce45">
            <text:p>180</text:p>
          </table:table-cell>
          <table:table-cell office:value-type="float" office:value="180" table:style-name="ce42">
            <text:p>18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和國中" table:formula="msoxl:=(C481)" table:style-name="ce29">
            <text:p>福和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欣皓資訊有限公司、新邵有限公司、中北貿易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白珮茹</text:span></text:p>
          </table:table-cell>
          <table:table-cell office:value-type="string" table:style-name="ce258">
            <text:p><text:span text:style-name="T3">改善及充實教學環境設備</text:span>(<text:span text:style-name="T3">照明設備</text:span>)</text:p>
          </table:table-cell>
          <table:table-cell office:value-type="string" table:style-name="ce2">
            <text:p><text:span text:style-name="T3">樟樹國小</text:span></text:p>
          </table:table-cell>
          <table:table-cell office:value-type="float" office:value="220" table:style-name="ce45">
            <text:p>220</text:p>
          </table:table-cell>
          <table:table-cell office:value-type="float" office:value="220" table:style-name="ce44">
            <text:p>22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樟樹國小" table:formula="msoxl:=(C482)" table:style-name="ce29">
            <text:p>樟樹國小</text:p>
          </table:table-cell>
          <table:table-cell office:value-type="string" table:style-name="ce6">
            <text:p><text:span text:style-name="T3">共同供應契約</text:span></text:p>
          </table:table-cell>
          <table:table-cell office:value-type="string" table:style-name="ce6">
            <text:p><text:span text:style-name="T3">友久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4">
          <table:table-cell office:value-type="string" table:style-name="ce15">
            <text:p><text:span text:style-name="T3">周勝考</text:span></text:p>
          </table:table-cell>
          <table:table-cell office:value-type="string" table:style-name="ce259">
            <text:p><text:span text:style-name="T3">改善及充實教學環境設備</text:span>(<text:span text:style-name="T3">冷氣、掃具櫃、讀卡機</text:span>)</text:p>
          </table:table-cell>
          <table:table-cell office:value-type="string" table:style-name="ce2">
            <text:p><text:span text:style-name="T3">中山國中</text:span></text:p>
          </table:table-cell>
          <table:table-cell office:value-type="float" office:value="2000" table:style-name="ce45">
            <text:p>2,000</text:p>
          </table:table-cell>
          <table:table-cell office:value-type="float" office:value="1636" table:style-name="ce44">
            <text:p>1,63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山國中" table:formula="msoxl:=(C483)" table:style-name="ce29">
            <text:p>中山國中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有序凍藏設備有限公司、辰陞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林秀惠</text:span></text:p>
          </table:table-cell>
          <table:table-cell office:value-type="string" table:style-name="ce260">
            <text:p><text:span text:style-name="T3">改善及充實教學環境設備申請計畫</text:span>(<text:span text:style-name="T3">展示板</text:span>)</text:p>
          </table:table-cell>
          <table:table-cell office:value-type="string" table:style-name="ce2">
            <text:p><text:span text:style-name="T3">興南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南國小" table:formula="msoxl:=(C484)" table:style-name="ce29">
            <text:p>興南國小</text:p>
          </table:table-cell>
          <table:table-cell office:value-type="string" table:style-name="ce21">
            <text:p><text:span text:style-name="T3">公開取得報價單或企劃書</text:span></text:p>
          </table:table-cell>
          <table:table-cell office:value-type="string" table:style-name="ce1">
            <text:p><text:span text:style-name="T3">幼翔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張瑞山</text:span></text:p>
          </table:table-cell>
          <table:table-cell office:value-type="string" table:style-name="ce261">
            <text:p><text:span text:style-name="T3">改善及充實教學環境設備申請計畫－仁愛樓、信義樓教室窗簾增設</text:span>(<text:span text:style-name="T3">窗簾</text:span>)</text:p>
          </table:table-cell>
          <table:table-cell office:value-type="string" table:style-name="ce2">
            <text:p><text:span text:style-name="T3">興南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南國小" table:formula="msoxl:=(C485)" table:style-name="ce29">
            <text:p>興南國小</text:p>
          </table:table-cell>
          <table:table-cell office:value-type="string" table:style-name="ce21">
            <text:p><text:span text:style-name="T3">公開取得報價單或企劃書</text:span></text:p>
          </table:table-cell>
          <table:table-cell office:value-type="string" table:style-name="ce1">
            <text:p><text:span text:style-name="T3">晉元裝潢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吳琪銘</text:span></text:p>
          </table:table-cell>
          <table:table-cell office:value-type="string" table:style-name="ce262">
            <text:p><text:span text:style-name="T3">改善及充實教學環境設備計畫</text:span>(<text:span text:style-name="T3">教室天花板、牆面等整修工程</text:span>)</text:p>
          </table:table-cell>
          <table:table-cell office:value-type="string" table:style-name="ce2">
            <text:p><text:span text:style-name="T3">建安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建安國小" table:formula="msoxl:=(C486)" table:style-name="ce29">
            <text:p>建安國小</text:p>
          </table:table-cell>
          <table:table-cell office:value-type="string" table:style-name="ce1">
            <text:p><text:span text:style-name="T3">逕洽廠商</text:span></text:p>
          </table:table-cell>
          <table:table-cell office:value-type="string" table:style-name="ce1">
            <text:p><text:span text:style-name="T3">小熊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林金結</text:span></text:p>
          </table:table-cell>
          <table:table-cell office:value-type="string" table:style-name="ce263">
            <text:p><text:span text:style-name="T3">改善及充實教學環境設備計畫</text:span>(<text:span text:style-name="T3">投影機、照明設備</text:span>)</text:p>
          </table:table-cell>
          <table:table-cell office:value-type="string" table:style-name="ce2">
            <text:p><text:span text:style-name="T3">頂埔國小</text:span></text:p>
          </table:table-cell>
          <table:table-cell office:value-type="float" office:value="250" table:style-name="ce41">
            <text:p>250</text:p>
          </table:table-cell>
          <table:table-cell office:value-type="float" office:value="250" table:style-name="ce44">
            <text:p>2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埔國小" table:formula="msoxl:=(C487)" table:style-name="ce29">
            <text:p>頂埔國小</text:p>
          </table:table-cell>
          <table:table-cell office:value-type="string" table:style-name="ce1">
            <text:p><text:span text:style-name="T3">公開取得企劃書</text:span></text:p>
          </table:table-cell>
          <table:table-cell office:value-type="string" table:style-name="ce1">
            <text:p><text:span text:style-name="T3">暐肯照明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何淑峯</text:span></text:p>
          </table:table-cell>
          <table:table-cell office:value-type="string" table:style-name="ce264">
            <text:p><text:span text:style-name="T3">改善羽球及跆拳道隊之運動場地設施</text:span></text:p>
          </table:table-cell>
          <table:table-cell office:value-type="string" table:style-name="ce2">
            <text:p><text:span text:style-name="T3">頭前國中</text:span></text:p>
          </table:table-cell>
          <table:table-cell office:value-type="float" office:value="98" table:style-name="ce45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頭前國中" table:formula="msoxl:=(C488)" table:style-name="ce29">
            <text:p>頭前國中</text:p>
          </table:table-cell>
          <table:table-cell office:value-type="string" table:style-name="ce1">
            <text:p><text:span text:style-name="T3">逕洽廠商</text:span></text:p>
          </table:table-cell>
          <table:table-cell office:value-type="string" table:style-name="ce1">
            <text:p><text:span text:style-name="T3">羽球聖聿實業有限公司、跆拳道家美家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鄭宇恩</text:span></text:p>
          </table:table-cell>
          <table:table-cell office:value-type="string" table:style-name="ce265">
            <text:p><text:span text:style-name="T3">改善忠孝樓前通道實施計畫</text:span>(<text:span text:style-name="T3">地墊整修工程</text:span>)</text:p>
          </table:table-cell>
          <table:table-cell office:value-type="string" table:style-name="ce2">
            <text:p><text:span text:style-name="T3">淡水國小</text:span></text:p>
          </table:table-cell>
          <table:table-cell office:value-type="float" office:value="80" table:style-name="ce45">
            <text:p>80</text:p>
          </table:table-cell>
          <table:table-cell office:value-type="float" office:value="80" table:style-name="ce42">
            <text:p>8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淡水國小" table:formula="msoxl:=(C489)" table:style-name="ce29">
            <text:p>淡水國小</text:p>
          </table:table-cell>
          <table:table-cell office:value-type="string" table:style-name="ce1">
            <text:p><text:span text:style-name="T3">逕洽廠商</text:span></text:p>
          </table:table-cell>
          <table:table-cell office:value-type="string" table:style-name="ce1">
            <text:p><text:span text:style-name="T3">家名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邱婷蔚</text:span></text:p>
          </table:table-cell>
          <table:table-cell office:value-type="string" table:style-name="ce266">
            <text:p><text:span text:style-name="T3">改善社團設備計畫</text:span>(<text:span text:style-name="T3">置物櫃</text:span>)</text:p>
          </table:table-cell>
          <table:table-cell office:value-type="string" table:style-name="ce2">
            <text:p><text:span text:style-name="T3">集美國小</text:span></text:p>
          </table:table-cell>
          <table:table-cell office:value-type="float" office:value="60" table:style-name="ce45">
            <text:p>60</text:p>
          </table:table-cell>
          <table:table-cell office:value-type="float" office:value="60" table:style-name="ce42">
            <text:p>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集美國小" table:formula="msoxl:=(C490)" table:style-name="ce29">
            <text:p>集美國小</text:p>
          </table:table-cell>
          <table:table-cell office:value-type="string" table:style-name="ce1">
            <text:p><text:span text:style-name="T3">逕洽廠商</text:span></text:p>
          </table:table-cell>
          <table:table-cell office:value-type="string" table:style-name="ce1">
            <text:p><text:span text:style-name="T3">中日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5">
          <table:table-cell office:value-type="string" table:style-name="ce15">
            <text:p><text:span text:style-name="T3">劉美芳</text:span></text:p>
          </table:table-cell>
          <table:table-cell office:value-type="string" table:style-name="ce267">
            <text:p><text:span text:style-name="T3">改善校園設施計畫</text:span>(<text:span text:style-name="T3">公佈欄</text:span>)</text:p>
          </table:table-cell>
          <table:table-cell office:value-type="string" table:style-name="ce2">
            <text:p><text:span text:style-name="T3">板橋高中</text:span></text:p>
          </table:table-cell>
          <table:table-cell office:value-type="float" office:value="220" table:style-name="ce45">
            <text:p>220</text:p>
          </table:table-cell>
          <table:table-cell office:value-type="float" office:value="220" table:style-name="ce44">
            <text:p>22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板橋高中</text:p>
          </table:table-cell>
          <table:table-cell office:value-type="string" table:style-name="ce1">
            <text:p><text:span text:style-name="T3">公開招標</text:span></text:p>
          </table:table-cell>
          <table:table-cell office:value-type="string" table:style-name="ce1">
            <text:p><text:span text:style-name="T3">芃霖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6">
          <table:table-cell office:value-type="string" table:style-name="ce15">
            <text:p><text:span text:style-name="T3">曾煥嘉</text:span></text:p>
          </table:table-cell>
          <table:table-cell office:value-type="string" table:number-columns-spanned="1" table:number-rows-spanned="2" table:style-name="ce167">
            <text:p><text:span text:style-name="T3">改善校園設施計畫</text:span>(<text:span text:style-name="T3">校舍修繕</text:span>)</text:p>
          </table:table-cell>
          <table:table-cell office:value-type="string" table:number-columns-spanned="1" table:number-rows-spanned="2" table:style-name="ce52">
            <text:p><text:span text:style-name="T3">板橋高中</text:span></text:p>
          </table:table-cell>
          <table:table-cell office:value-type="float" office:value="800" table:formula="msoxl:=300+500" table:number-columns-spanned="1" table:number-rows-spanned="2" table:style-name="ce58">
            <text:p>800</text:p>
          </table:table-cell>
          <table:table-cell office:value-type="float" office:value="300" table:style-name="ce44">
            <text:p>300</text:p>
          </table:table-cell>
          <table:table-cell office:value-type="string" table:number-columns-spanned="1" table:number-rows-spanned="2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number-columns-spanned="1" table:number-rows-spanned="2" table:style-name="ce53">
            <text:p>板橋高中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青佳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6">
          <table:table-cell office:value-type="string" table:style-name="ce15">
            <text:p><text:span text:style-name="T3">林國春</text:span></text:p>
          </table:table-cell>
          <table:covered-table-cell/>
          <table:covered-table-cell/>
          <table:covered-table-cell/>
          <table:table-cell office:value-type="float" office:value="500" table:style-name="ce44">
            <text:p>5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66">
          <table:table-cell office:value-type="string" table:style-name="ce15">
            <text:p><text:span text:style-name="T3">林秀惠</text:span></text:p>
          </table:table-cell>
          <table:table-cell office:value-type="string" table:style-name="ce168">
            <text:p><text:span text:style-name="T3">改善校園設備計畫</text:span>(<text:span text:style-name="T3">桌椅、櫃子等</text:span>)</text:p>
          </table:table-cell>
          <table:table-cell office:value-type="string" table:style-name="ce2">
            <text:p><text:span text:style-name="T3">自強國中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196" table:style-name="ce42">
            <text:p>19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自強國中" table:formula="msoxl:=(C494)" table:style-name="ce29">
            <text:p>自強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圳朗土木包工業、千岳電腦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8">
          <table:table-cell office:value-type="string" table:style-name="ce15">
            <text:p><text:span text:style-name="T3">林裔綺</text:span></text:p>
          </table:table-cell>
          <table:table-cell office:value-type="string" table:style-name="ce260">
            <text:p><text:span text:style-name="T3">改善校園環境計畫</text:span>(<text:span text:style-name="T3">防滑磚鋪設、佈告欄</text:span>)</text:p>
          </table:table-cell>
          <table:table-cell office:value-type="string" table:style-name="ce2">
            <text:p><text:span text:style-name="T3">牡丹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牡丹國小" table:formula="msoxl:=(C495)" table:style-name="ce29">
            <text:p>牡丹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鴻謦實業有限公司、連氏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7">
          <table:table-cell office:value-type="string" table:style-name="ce15">
            <text:p><text:span text:style-name="T3">邱烽堯</text:span></text:p>
          </table:table-cell>
          <table:table-cell office:value-type="string" table:style-name="ce168">
            <text:p><text:span text:style-name="T3">改善校園環境設備計畫</text:span>(<text:span text:style-name="T3">新式鋁框磁性板面佈告欄、學生個人置物櫃</text:span>)</text:p>
          </table:table-cell>
          <table:table-cell office:value-type="string" table:style-name="ce2">
            <text:p><text:span text:style-name="T3">私立竹林高中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竹林高中" table:formula="msoxl:=(C496)" table:style-name="ce29">
            <text:p>私立竹林高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一峰白黑板、淞平公司</text:span></text:p>
          </table:table-cell>
          <table:table-cell table:style-name="ce39"/>
          <table:table-cell table:number-columns-repeated="16374" table:style-name="ce33"/>
        </table:table-row>
        <table:table-row table:style-name="ro87">
          <table:table-cell office:value-type="string" table:style-name="ce15">
            <text:p><text:span text:style-name="T3">李坤城</text:span></text:p>
          </table:table-cell>
          <table:table-cell office:value-type="string" table:style-name="ce268">
            <text:p><text:span text:style-name="T3">改善班級個人圖書置物櫃實施計畫</text:span>(<text:span text:style-name="T3">置物櫃門板更新</text:span>)</text:p>
          </table:table-cell>
          <table:table-cell office:value-type="string" table:style-name="ce2">
            <text:p><text:span text:style-name="T3">三重高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重高中" table:formula="msoxl:=(C497)" table:style-name="ce29">
            <text:p>三重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世界金屬家具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7">
          <table:table-cell office:value-type="string" table:style-name="ce15">
            <text:p><text:span text:style-name="T3">楊春妹</text:span></text:p>
          </table:table-cell>
          <table:table-cell office:value-type="string" table:style-name="ce269">
            <text:p><text:span text:style-name="T3">改善專科教室、圖書分館設備提升學習環境計畫</text:span>(<text:span text:style-name="T3">冷氣</text:span>)</text:p>
          </table:table-cell>
          <table:table-cell office:value-type="string" table:style-name="ce2">
            <text:p><text:span text:style-name="T3">三重高中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重高中" table:formula="msoxl:=(C498)" table:style-name="ce29">
            <text:p>三重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極電資訊有限公司、大同綜合訊電股份有限公司、森霖工程行</text:span></text:p>
          </table:table-cell>
          <table:table-cell table:style-name="ce39"/>
          <table:table-cell table:number-columns-repeated="16374" table:style-name="ce33"/>
        </table:table-row>
        <table:table-row table:style-name="ro87">
          <table:table-cell office:value-type="string" table:style-name="ce3">
            <text:p><text:span text:style-name="T3">夷將‧拔路兒</text:span>Icyang<text:span text:style-name="T3">‧</text:span>Parod</text:p>
          </table:table-cell>
          <table:table-cell office:value-type="string" table:style-name="ce270">
            <text:p><text:span text:style-name="T3">改善教學設備</text:span>-<text:span text:style-name="T3">電動銀幕</text:span></text:p>
          </table:table-cell>
          <table:table-cell office:value-type="string" table:style-name="ce2">
            <text:p><text:span text:style-name="T3">鳳鳴國中</text:span></text:p>
          </table:table-cell>
          <table:table-cell office:value-type="float" office:value="92" table:style-name="ce41">
            <text:p>92</text:p>
          </table:table-cell>
          <table:table-cell office:value-type="float" office:value="92" table:style-name="ce44">
            <text:p>92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鳳鳴國中" table:formula="msoxl:=(C499)" table:style-name="ce29">
            <text:p>鳳鳴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萬達立新企業社</text:span></text:p>
          </table:table-cell>
          <table:table-cell table:style-name="ce39"/>
          <table:table-cell table:number-columns-repeated="16374" table:style-name="ce33"/>
        </table:table-row>
        <table:table-row table:style-name="ro75">
          <table:table-cell office:value-type="string" table:style-name="ce15">
            <text:p><text:span text:style-name="T3">江永昌</text:span></text:p>
          </table:table-cell>
          <table:table-cell office:value-type="string" table:style-name="ce271">
            <text:p><text:span text:style-name="T3">改善教學設備與校園安全計畫</text:span>(<text:span text:style-name="T3">監視器、照明設備、廣播系統及桌椅等</text:span>)</text:p>
          </table:table-cell>
          <table:table-cell office:value-type="string" table:style-name="ce2">
            <text:p><text:span text:style-name="T3">自強國中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自強國中" table:formula="msoxl:=(C500)" table:style-name="ce29">
            <text:p>自強國中</text:p>
          </table:table-cell>
          <table:table-cell office:value-type="string" table:style-name="ce3">
            <text:p><text:span text:style-name="T3">逕洽廠商、共同供應契約</text:span></text:p>
          </table:table-cell>
          <table:table-cell office:value-type="string" table:style-name="ce3">
            <text:p><text:span text:style-name="T3">上鑫科技、志績土木包業、合利鑫有限公司、登泰企業有限公司、春妹企業社、菲夢絲床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林秀惠</text:span></text:p>
          </table:table-cell>
          <table:table-cell office:value-type="string" table:style-name="ce272">
            <text:p><text:span text:style-name="T3">改善教學與學習環境計畫</text:span>(<text:span text:style-name="T3">投影機、照明設備等</text:span>)</text:p>
          </table:table-cell>
          <table:table-cell office:value-type="string" table:style-name="ce2">
            <text:p><text:span text:style-name="T3">積穗國中</text:span></text:p>
          </table:table-cell>
          <table:table-cell office:value-type="float" office:value="250" table:style-name="ce41">
            <text:p>250</text:p>
          </table:table-cell>
          <table:table-cell office:value-type="float" office:value="250" table:style-name="ce42">
            <text:p>2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積穗國中" table:formula="msoxl:=(C501)" table:style-name="ce29">
            <text:p>積穗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1">
            <text:p><text:span text:style-name="T3">力順鋁門窗行、正韋有限公司、冠丞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高敏慧</text:span></text:p>
          </table:table-cell>
          <table:table-cell office:value-type="string" table:style-name="ce273">
            <text:p><text:span text:style-name="T3">改善教學環境－油漆粉刷工程計畫</text:span></text:p>
          </table:table-cell>
          <table:table-cell office:value-type="string" table:style-name="ce2">
            <text:p><text:span text:style-name="T3">三多國小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三多國小" table:formula="msoxl:=(C502)" table:style-name="ce29">
            <text:p>三多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1">
            <text:p><text:span text:style-name="T3">宇鶴工程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4">
          <table:table-cell office:value-type="string" table:style-name="ce15">
            <text:p><text:span text:style-name="T3">李坤城</text:span></text:p>
          </table:table-cell>
          <table:table-cell office:value-type="string" table:number-columns-spanned="1" table:number-rows-spanned="2" table:style-name="ce87">
            <text:p><text:span text:style-name="T3">改善教學環境計畫</text:span>(<text:span text:style-name="T3">海報、公布欄</text:span>)</text:p>
          </table:table-cell>
          <table:table-cell office:value-type="string" table:number-columns-spanned="1" table:number-rows-spanned="2" table:style-name="ce52">
            <text:p><text:span text:style-name="T3">厚德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厚德國小" table:formula="msoxl:=(C503)" table:number-columns-spanned="1" table:number-rows-spanned="2" table:style-name="ce53">
            <text:p>厚德國小</text:p>
          </table:table-cell>
          <table:table-cell office:value-type="string" table:number-columns-spanned="1" table:number-rows-spanned="2" table:style-name="ce51">
            <text:p><text:span text:style-name="T3">逕洽廠商、公開取得報價單或企劃書</text:span></text:p>
          </table:table-cell>
          <table:table-cell office:value-type="string" table:number-columns-spanned="1" table:number-rows-spanned="2" table:style-name="ce51">
            <text:p><text:span text:style-name="T3">合美廣告事業有限公司、睿瀅視覺設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0">
          <table:table-cell office:value-type="string" table:style-name="ce15">
            <text:p><text:span text:style-name="T3">邱婷蔚</text:span></text:p>
          </table:table-cell>
          <table:covered-table-cell/>
          <table:covered-table-cell/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曾煥嘉</text:span></text:p>
          </table:table-cell>
          <table:table-cell office:value-type="string" table:style-name="ce94">
            <text:p><text:span text:style-name="T3">改善教學環境－桑梓樓校舍粉刷工程計畫</text:span></text:p>
          </table:table-cell>
          <table:table-cell office:value-type="string" table:style-name="ce2">
            <text:p><text:span text:style-name="T3">莒光國小</text:span></text:p>
          </table:table-cell>
          <table:table-cell office:value-type="float" office:value="550" table:style-name="ce41">
            <text:p>550</text:p>
          </table:table-cell>
          <table:table-cell office:value-type="float" office:value="550" table:style-name="ce44">
            <text:p>5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莒光國小" table:formula="msoxl:=(C505)" table:style-name="ce29">
            <text:p>莒光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青峰工程行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廖筱清</text:span></text:p>
          </table:table-cell>
          <table:table-cell office:value-type="string" table:style-name="ce274">
            <text:p><text:span text:style-name="T3">改善教學環境設備</text:span>(<text:span text:style-name="T3">液晶電視、黑板等</text:span>)</text:p>
          </table:table-cell>
          <table:table-cell office:value-type="string" table:style-name="ce2">
            <text:p><text:span text:style-name="T3">坪林國中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坪林國中" table:formula="msoxl:=(C506)" table:style-name="ce29">
            <text:p>坪林國中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真誠文教有現公司</text:span></text:p>
          </table:table-cell>
          <table:table-cell table:style-name="ce39"/>
          <table:table-cell table:number-columns-repeated="16374" table:style-name="ce33"/>
        </table:table-row>
        <table:table-row table:style-name="ro89">
          <table:table-cell office:value-type="string" table:style-name="ce15">
            <text:p><text:span text:style-name="T3">廖正良</text:span></text:p>
          </table:table-cell>
          <table:table-cell office:value-type="string" table:style-name="ce275">
            <text:p><text:span text:style-name="T3">改善教學環境設備計畫</text:span>(<text:span text:style-name="T3">嵌入式白板、多媒體設備、防燄窗簾</text:span>)</text:p>
          </table:table-cell>
          <table:table-cell office:value-type="string" table:style-name="ce2">
            <text:p><text:span text:style-name="T3">澳底國小</text:span></text:p>
          </table:table-cell>
          <table:table-cell office:value-type="float" office:value="600" table:style-name="ce45">
            <text:p>600</text:p>
          </table:table-cell>
          <table:table-cell office:value-type="float" office:value="600" table:style-name="ce42">
            <text:p>6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澳底國小" table:formula="msoxl:=(C507)" table:style-name="ce29">
            <text:p>澳底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6">
            <text:p><text:span text:style-name="T3">源川物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林金結</text:span></text:p>
          </table:table-cell>
          <table:table-cell office:value-type="string" table:style-name="ce94">
            <text:p><text:span text:style-name="T3">改善教學環境設備採購案</text:span>(<text:span text:style-name="T3">視力檢查器、視力檢查器、書櫃</text:span>)</text:p>
          </table:table-cell>
          <table:table-cell office:value-type="string" table:style-name="ce2">
            <text:p><text:span text:style-name="T3">中正國中</text:span></text:p>
          </table:table-cell>
          <table:table-cell office:value-type="float" office:value="110" table:style-name="ce41">
            <text:p>110</text:p>
          </table:table-cell>
          <table:table-cell office:value-type="float" office:value="110" table:style-name="ce44">
            <text:p>11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正國中" table:formula="msoxl:=(C508)" table:style-name="ce29">
            <text:p>中正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世醫股份有限公司、欣家園傢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張宏陸</text:span></text:p>
          </table:table-cell>
          <table:table-cell office:value-type="string" table:style-name="ce276">
            <text:p><text:span text:style-name="T3">改善教學環境設備實施計畫</text:span>(<text:span text:style-name="T3">省水龍頭</text:span>)</text:p>
          </table:table-cell>
          <table:table-cell office:value-type="string" table:style-name="ce2">
            <text:p><text:span text:style-name="T3">信義國小</text:span></text:p>
          </table:table-cell>
          <table:table-cell office:value-type="float" office:value="140" table:style-name="ce41">
            <text:p>140</text:p>
          </table:table-cell>
          <table:table-cell office:value-type="float" office:value="140" table:style-name="ce42">
            <text:p>14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信義國小" table:formula="msoxl:=(C509)" table:style-name="ce29">
            <text:p>信義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圓碩國際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鍾宏仁</text:span></text:p>
          </table:table-cell>
          <table:table-cell office:value-type="string" table:style-name="ce277">
            <text:p><text:span text:style-name="T3">改善圖書室計畫</text:span>(<text:span text:style-name="T3">會議桌</text:span>)</text:p>
          </table:table-cell>
          <table:table-cell office:value-type="string" table:style-name="ce2">
            <text:p><text:span text:style-name="T3">中信國小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信國小" table:formula="msoxl:=(C510)" table:style-name="ce29">
            <text:p>中信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彩邑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陳儀君</text:span></text:p>
          </table:table-cell>
          <table:table-cell office:value-type="string" table:style-name="ce278">
            <text:p><text:span text:style-name="T3">改善監視器設備計畫</text:span>(<text:span text:style-name="T3">監視器</text:span>)</text:p>
          </table:table-cell>
          <table:table-cell office:value-type="string" table:style-name="ce2">
            <text:p><text:span text:style-name="T3">雲海國小</text:span></text:p>
          </table:table-cell>
          <table:table-cell office:value-type="float" office:value="70" table:style-name="ce41">
            <text:p>70</text:p>
          </table:table-cell>
          <table:table-cell office:value-type="float" office:value="66" table:style-name="ce42">
            <text:p>6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雲海國小" table:formula="msoxl:=(C511)" table:style-name="ce29">
            <text:p>雲海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晉崙通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許昭興</text:span></text:p>
          </table:table-cell>
          <table:table-cell office:value-type="string" table:style-name="ce279">
            <text:p><text:span text:style-name="T3">改善閱讀環境及充實圖書館各類圖書計畫</text:span>(<text:span text:style-name="T3">圖書及除塵設備</text:span>)</text:p>
          </table:table-cell>
          <table:table-cell office:value-type="string" table:style-name="ce2">
            <text:p><text:span text:style-name="T3">秀朗國小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秀朗國小" table:formula="msoxl:=(C512)" table:style-name="ce29">
            <text:p>秀朗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華曜出版事業有限公司、卓眾視聽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吳琪銘</text:span></text:p>
          </table:table-cell>
          <table:table-cell office:value-type="string" table:style-name="ce280">
            <text:p><text:span text:style-name="T3">改善學生</text:span>K<text:span text:style-name="T3">書中心照明燈具補助計畫</text:span>(<text:span text:style-name="T3">照明設備</text:span>)</text:p>
          </table:table-cell>
          <table:table-cell office:value-type="string" table:style-name="ce2">
            <text:p><text:span text:style-name="T3">明德高中</text:span></text:p>
          </table:table-cell>
          <table:table-cell office:value-type="float" office:value="95" table:style-name="ce45">
            <text:p>95</text:p>
          </table:table-cell>
          <table:table-cell office:value-type="float" office:value="95" table:style-name="ce44">
            <text:p>95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明德高中" table:formula="msoxl:=(C513)" table:style-name="ce29">
            <text:p>明德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瑞億電機水電行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連斐璠</text:span></text:p>
          </table:table-cell>
          <table:table-cell office:value-type="string" table:style-name="ce281">
            <text:p><text:span text:style-name="T3">改善學校、管樂樂團樂器器材</text:span>(<text:span text:style-name="T3">樂器</text:span>)</text:p>
          </table:table-cell>
          <table:table-cell office:value-type="string" table:style-name="ce2">
            <text:p><text:span text:style-name="T3">福和國中</text:span></text:p>
          </table:table-cell>
          <table:table-cell office:value-type="float" office:value="133" table:style-name="ce41">
            <text:p>133</text:p>
          </table:table-cell>
          <table:table-cell office:value-type="float" office:value="133" table:style-name="ce44">
            <text:p>133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和國中" table:formula="msoxl:=(C514)" table:style-name="ce29">
            <text:p>福和國中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6">
            <text:p><text:span text:style-name="T3">偉仕育樂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8">
          <table:table-cell office:value-type="string" table:style-name="ce15">
            <text:p><text:span text:style-name="T3">江永昌</text:span></text:p>
          </table:table-cell>
          <table:table-cell office:value-type="string" table:style-name="ce282">
            <text:p><text:span text:style-name="T3">改善辦公室環境與學生生活品質計畫</text:span>(<text:span text:style-name="T3">冷氣機</text:span>)</text:p>
          </table:table-cell>
          <table:table-cell office:value-type="string" table:style-name="ce2">
            <text:p><text:span text:style-name="T3">積穗國中</text:span></text:p>
          </table:table-cell>
          <table:table-cell office:value-type="float" office:value="320" table:style-name="ce41">
            <text:p>320</text:p>
          </table:table-cell>
          <table:table-cell office:value-type="float" office:value="320" table:style-name="ce42">
            <text:p>32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積穗國中" table:formula="msoxl:=(C515)" table:style-name="ce29">
            <text:p>積穗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6">
            <text:p><text:span text:style-name="T3">凱創國際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3">
            <text:p><text:span text:style-name="T3">夷將‧拔路兒</text:span>Icyang<text:span text:style-name="T3">‧</text:span>Parod</text:p>
          </table:table-cell>
          <table:table-cell office:value-type="string" table:style-name="ce69">
            <text:p><text:span text:style-name="T3">更新電腦設備計畫</text:span>-<text:span text:style-name="T3">桌上型電腦組</text:span></text:p>
          </table:table-cell>
          <table:table-cell office:value-type="string" table:style-name="ce2">
            <text:p><text:span text:style-name="T3">私立淡江高中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淡江高中" table:formula="msoxl:=(C516)" table:style-name="ce29">
            <text:p>私立淡江高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易真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黃林玲玲</text:span></text:p>
          </table:table-cell>
          <table:table-cell office:value-type="string" table:style-name="ce283">
            <text:p><text:span text:style-name="T3">更新辦公室空調設備申請計畫</text:span>(<text:span text:style-name="T3">冷氣、遮雨棚等</text:span>)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港國小" table:formula="msoxl:=(C517)" table:style-name="ce29">
            <text:p>中港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德泰電器行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李坤城</text:span></text:p>
          </table:table-cell>
          <table:table-cell office:value-type="string" table:style-name="ce284">
            <text:p><text:span text:style-name="T3">汰換節能</text:span>LED<text:span text:style-name="T3">燈具計畫</text:span>(<text:span text:style-name="T3">照明設備</text:span>)</text:p>
          </table:table-cell>
          <table:table-cell office:value-type="string" table:style-name="ce2">
            <text:p><text:span text:style-name="T3">重陽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重陽國小" table:formula="msoxl:=(C518)" table:style-name="ce29">
            <text:p>重陽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上鑫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宋明宗</text:span></text:p>
          </table:table-cell>
          <table:table-cell office:value-type="string" table:style-name="ce285">
            <text:p><text:span text:style-name="T3">汽車大樓照明設備改善計畫</text:span>(<text:span text:style-name="T3">照明設備</text:span>)</text:p>
          </table:table-cell>
          <table:table-cell office:value-type="string" table:style-name="ce2">
            <text:p><text:span text:style-name="T3">泰山高中</text:span></text:p>
          </table:table-cell>
          <table:table-cell office:value-type="float" office:value="500" table:style-name="ce46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泰山高中" table:formula="msoxl:=(C519)" table:style-name="ce29">
            <text:p>泰山高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友久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宋明宗</text:span></text:p>
          </table:table-cell>
          <table:table-cell office:value-type="string" table:style-name="ce286">
            <text:p><text:span text:style-name="T3">育才樓後側排水溝改善工程計畫</text:span>(<text:span text:style-name="T3">排水溝工程</text:span>)</text:p>
          </table:table-cell>
          <table:table-cell office:value-type="string" table:style-name="ce2">
            <text:p><text:span text:style-name="T3">泰山國小</text:span></text:p>
          </table:table-cell>
          <table:table-cell office:value-type="float" office:value="500" table:style-name="ce46">
            <text:p>500</text:p>
          </table:table-cell>
          <table:table-cell office:value-type="float" office:value="499" table:style-name="ce44">
            <text:p>4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泰山國小" table:formula="msoxl:=(C520)" table:style-name="ce29">
            <text:p>泰山國小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廣作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蔣根煌</text:span></text:p>
          </table:table-cell>
          <table:table-cell office:value-type="string" table:style-name="ce287">
            <text:p><text:span text:style-name="T3">身心障礙集中式特教班及資源班充實教學設備案</text:span>(<text:span text:style-name="T3">電腦、電子琴</text:span>)</text:p>
          </table:table-cell>
          <table:table-cell office:value-type="string" table:style-name="ce2">
            <text:p><text:span text:style-name="T3">泰山國中</text:span></text:p>
          </table:table-cell>
          <table:table-cell office:value-type="float" office:value="90" table:style-name="ce45">
            <text:p>90</text:p>
          </table:table-cell>
          <table:table-cell office:value-type="float" office:value="65" table:style-name="ce42">
            <text:p>6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泰山國中" table:formula="msoxl:=(C521)" table:style-name="ce29">
            <text:p>泰山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合志資訊有限公司、偉仕育樂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0">
          <table:table-cell office:value-type="string" table:style-name="ce15">
            <text:p><text:span text:style-name="T3">鄭宇恩</text:span></text:p>
          </table:table-cell>
          <table:table-cell office:value-type="string" table:style-name="ce288">
            <text:p><text:span text:style-name="T3">防蚊設備及工程</text:span>(<text:span text:style-name="T3">割草機、紗窗</text:span>)</text:p>
          </table:table-cell>
          <table:table-cell office:value-type="string" table:style-name="ce2">
            <text:p><text:span text:style-name="T3">屯山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屯山國小" table:formula="msoxl:=(C522)" table:style-name="ce29">
            <text:p>屯山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英竹企業有限公司、大拓農機社</text:span></text:p>
          </table:table-cell>
          <table:table-cell table:style-name="ce39"/>
          <table:table-cell table:number-columns-repeated="16374" table:style-name="ce33"/>
        </table:table-row>
        <table:table-row table:style-name="ro91">
          <table:table-cell office:value-type="string" table:style-name="ce15">
            <text:p><text:span text:style-name="T3">鄭金隆</text:span></text:p>
          </table:table-cell>
          <table:table-cell office:value-type="string" table:style-name="ce69">
            <text:p><text:span text:style-name="T3">兒童遊樂區地板改善工程計畫</text:span></text:p>
          </table:table-cell>
          <table:table-cell office:value-type="string" table:style-name="ce2">
            <text:p><text:span text:style-name="T3">達觀國小</text:span></text:p>
          </table:table-cell>
          <table:table-cell office:value-type="float" office:value="110" table:style-name="ce45">
            <text:p>110</text:p>
          </table:table-cell>
          <table:table-cell office:value-type="float" office:value="110" table:style-name="ce42">
            <text:p>11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達觀國小" table:formula="msoxl:=(C523)" table:style-name="ce29">
            <text:p>達觀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璟鋐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林金結</text:span></text:p>
          </table:table-cell>
          <table:table-cell office:value-type="string" table:style-name="ce69">
            <text:p><text:span text:style-name="T3">拆除老舊危險木梯及場地整理補助計畫</text:span>(<text:span text:style-name="T3">拆除木梯工程</text:span>)</text:p>
          </table:table-cell>
          <table:table-cell office:value-type="string" table:style-name="ce2">
            <text:p><text:span text:style-name="T3">明德高中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明德高中" table:formula="msoxl:=(C524)" table:style-name="ce29">
            <text:p>明德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竣誠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林秀惠</text:span></text:p>
          </table:table-cell>
          <table:table-cell office:value-type="string" table:style-name="ce289">
            <text:p><text:span text:style-name="T3">明義樓節能照明改善</text:span>(<text:span text:style-name="T3">照明設備</text:span>)</text:p>
          </table:table-cell>
          <table:table-cell office:value-type="string" table:style-name="ce2">
            <text:p><text:span text:style-name="T3">中和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和國小" table:formula="msoxl:=(C525)" table:style-name="ce29">
            <text:p>中和國小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新北市久大庇護工場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陳文治</text:span></text:p>
          </table:table-cell>
          <table:table-cell office:value-type="string" table:style-name="ce290">
            <text:p><text:span text:style-name="T3">武術隊器材添購計畫</text:span>(<text:span text:style-name="T3">冷氣</text:span>)</text:p>
          </table:table-cell>
          <table:table-cell office:value-type="string" table:style-name="ce2">
            <text:p><text:span text:style-name="T3">鷺江國中</text:span></text:p>
          </table:table-cell>
          <table:table-cell office:value-type="float" office:value="128" table:style-name="ce41">
            <text:p>128</text:p>
          </table:table-cell>
          <table:table-cell office:value-type="float" office:value="128" table:style-name="ce44">
            <text:p>12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鷺江國中" table:formula="msoxl:=(C526)" table:style-name="ce29">
            <text:p>鷺江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東元電機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高敏慧</text:span></text:p>
          </table:table-cell>
          <table:table-cell office:value-type="string" table:style-name="ce291">
            <text:p><text:span text:style-name="T3">社區多功能學習中新改善教學環境計畫</text:span>(<text:span text:style-name="T3">烹調設備</text:span>)</text:p>
          </table:table-cell>
          <table:table-cell office:value-type="string" table:style-name="ce2">
            <text:p><text:span text:style-name="T3">建國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建國國小" table:formula="msoxl:=(C527)" table:style-name="ce29">
            <text:p>建國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上竣企業有限公司、聖聿實業有線公司</text:span></text:p>
          </table:table-cell>
          <table:table-cell table:style-name="ce39"/>
          <table:table-cell table:number-columns-repeated="16374" table:style-name="ce33"/>
        </table:table-row>
        <table:table-row table:style-name="ro62">
          <table:table-cell office:value-type="string" table:style-name="ce15">
            <text:p><text:span text:style-name="T3">楊春妹</text:span></text:p>
          </table:table-cell>
          <table:table-cell office:value-type="string" table:style-name="ce292">
            <text:p><text:s/><text:span text:style-name="T3">社團設施充實汰換</text:span>(<text:span text:style-name="T3">太鼓設備</text:span>)<text:s/></text:p>
          </table:table-cell>
          <table:table-cell office:value-type="string" table:style-name="ce2">
            <text:p><text:span text:style-name="T3">新北特殊</text:span></text:p>
            <text:p><text:span text:style-name="T3">教育學校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北特殊&#10;教育學校" table:formula="msoxl:=(C528)" table:style-name="ce29">
            <text:p>新北特殊</text:p>
            <text:p>教育學校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欣律音樂藝術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2">
          <table:table-cell office:value-type="string" table:style-name="ce15">
            <text:p><text:span text:style-name="T3">吳琪銘</text:span></text:p>
          </table:table-cell>
          <table:table-cell office:value-type="string" table:style-name="ce293">
            <text:p><text:span text:style-name="T3">空調設備綠色採購計畫及展能平台改善工程計畫</text:span>(<text:span text:style-name="T3">冷氣及木平台工程</text:span>)</text:p>
          </table:table-cell>
          <table:table-cell office:value-type="string" table:style-name="ce2">
            <text:p><text:span text:style-name="T3">五寮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196" table:style-name="ce42">
            <text:p>19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五寮國小" table:formula="msoxl:=(C529)" table:style-name="ce29">
            <text:p>五寮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協聖木業有限公司、新格電器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3">
          <table:table-cell office:value-type="string" table:style-name="ce15">
            <text:p><text:span text:style-name="T3">陳世榮</text:span></text:p>
          </table:table-cell>
          <table:table-cell office:value-type="string" table:number-columns-spanned="1" table:number-rows-spanned="4" table:style-name="ce88">
            <text:p><text:span text:style-name="T3">附設分校</text:span>103<text:span text:style-name="T3">學年度廁所改建工程計畫</text:span>(<text:span text:style-name="T3">油漆、磁磚、門窗等工程</text:span>)</text:p>
          </table:table-cell>
          <table:table-cell office:value-type="string" table:number-columns-spanned="1" table:number-rows-spanned="4" table:style-name="ce52">
            <text:p><text:span text:style-name="T3">插角國小</text:span></text:p>
          </table:table-cell>
          <table:table-cell office:value-type="float" office:value="450" table:number-columns-spanned="1" table:number-rows-spanned="4" table:style-name="ce57">
            <text:p>450</text:p>
          </table:table-cell>
          <table:table-cell office:value-type="float" office:value="150" table:style-name="ce44">
            <text:p>150</text:p>
          </table:table-cell>
          <table:table-cell office:value-type="string" table:number-columns-spanned="1" table:number-rows-spanned="4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插角國小" table:formula="msoxl:=(C530)" table:number-columns-spanned="1" table:number-rows-spanned="4" table:style-name="ce53">
            <text:p>插角國小</text:p>
          </table:table-cell>
          <table:table-cell office:value-type="string" table:number-columns-spanned="1" table:number-rows-spanned="4" table:style-name="ce61">
            <text:p><text:span text:style-name="T3">公開招標</text:span></text:p>
          </table:table-cell>
          <table:table-cell office:value-type="string" table:number-columns-spanned="1" table:number-rows-spanned="4" table:style-name="ce59">
            <text:p><text:span text:style-name="T3">青峰工程行</text:span></text:p>
          </table:table-cell>
          <table:table-cell table:style-name="ce39"/>
          <table:table-cell table:number-columns-repeated="16374" table:style-name="ce33"/>
        </table:table-row>
        <table:table-row table:style-name="ro48">
          <table:table-cell office:value-type="string" table:style-name="ce15">
            <text:p><text:span text:style-name="T3">廖本煙</text:span></text:p>
          </table:table-cell>
          <table:covered-table-cell/>
          <table:covered-table-cell/>
          <table:covered-table-cell/>
          <table:table-cell office:value-type="float" office:value="150" table:style-name="ce44">
            <text:p>15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48">
          <table:table-cell office:value-type="string" table:style-name="ce15">
            <text:p><text:span text:style-name="T3">彭成龍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94">
          <table:table-cell office:value-type="string" table:style-name="ce15">
            <text:p><text:span text:style-name="T3">吳琪銘</text:span></text:p>
          </table:table-cell>
          <table:covered-table-cell/>
          <table:covered-table-cell/>
          <table:covered-table-cell/>
          <table:table-cell office:value-type="float" office:value="50" table:style-name="ce44">
            <text:p>5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31">
          <table:table-cell office:value-type="string" table:style-name="ce34">
            <text:p><text:span text:style-name="T3">游輝宂</text:span></text:p>
          </table:table-cell>
          <table:table-cell office:value-type="string" table:style-name="ce294">
            <text:p><text:span text:style-name="T3">附設幼兒園改善及充實教學環境設備</text:span>-<text:span text:style-name="T3">電腦主機、攝影機</text:span><text:s/></text:p>
          </table:table-cell>
          <table:table-cell office:value-type="string" table:style-name="ce2">
            <text:p><text:span text:style-name="T3">新和國小</text:span></text:p>
          </table:table-cell>
          <table:table-cell office:value-type="float" office:value="120" table:style-name="ce43">
            <text:p>120</text:p>
          </table:table-cell>
          <table:table-cell office:value-type="float" office:value="47" table:style-name="ce40">
            <text:p>47</text:p>
          </table:table-cell>
          <table:table-cell office:value-type="string" table:style-name="ce73">
            <text:p>5M<text:span text:style-name="T3">建築及設備計畫</text:span>-5M4<text:span text:style-name="T3">其他設備</text:span>-5<text:span text:style-name="T3">購建固定資產、無形資產及非理財目的長期投資</text:span></text:p>
          </table:table-cell>
          <table:table-cell office:value-type="string" office:string-value="新和國小" table:formula="msoxl:=(C534)" table:style-name="ce29">
            <text:p>新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共同供應契約</text:span></text:p>
          </table:table-cell>
          <table:table-cell table:style-name="ce39"/>
          <table:table-cell table:number-columns-repeated="16374" table:style-name="ce33"/>
        </table:table-row>
        <table:table-row table:style-name="ro31">
          <table:table-cell office:value-type="string" table:style-name="ce15">
            <text:p><text:span text:style-name="T3">陳文治</text:span></text:p>
          </table:table-cell>
          <table:table-cell office:value-type="string" table:style-name="ce295">
            <text:p><text:span text:style-name="T3">附設幼兒園通廊</text:span>PC<text:span text:style-name="T3">採光雨庇</text:span><text:s/></text:p>
          </table:table-cell>
          <table:table-cell office:value-type="string" table:style-name="ce2">
            <text:p><text:span text:style-name="T3">新泰國小</text:span></text:p>
          </table:table-cell>
          <table:table-cell office:value-type="float" office:value="100" table:style-name="ce43">
            <text:p>100</text:p>
          </table:table-cell>
          <table:table-cell office:value-type="float" office:value="94" table:style-name="ce48">
            <text:p>94</text:p>
          </table:table-cell>
          <table:table-cell office:value-type="string" table:style-name="ce73">
            <text:p>5M<text:span text:style-name="T3">建築及設備計畫</text:span>-5M2<text:span text:style-name="T3">營建及修建工程</text:span>-5<text:span text:style-name="T3">購建固定資產、無形資產及非理財目的長期投資</text:span></text:p>
          </table:table-cell>
          <table:table-cell office:value-type="string" office:string-value="新泰國小" table:formula="msoxl:=(C535)" table:style-name="ce29">
            <text:p>新泰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童心園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9">
          <table:table-cell office:value-type="string" table:style-name="ce15">
            <text:p><text:span text:style-name="T3">陳文治</text:span></text:p>
          </table:table-cell>
          <table:table-cell office:value-type="string" table:style-name="ce296">
            <text:p><text:span text:style-name="T3">附設幼兒園紫外線殺菌機設備採購</text:span><text:s/>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20" table:style-name="ce43">
            <text:p>20</text:p>
          </table:table-cell>
          <table:table-cell office:value-type="float" office:value="20" table:style-name="ce48">
            <text:p>20</text:p>
          </table:table-cell>
          <table:table-cell office:value-type="string" table:style-name="ce73">
            <text:p>5M<text:span text:style-name="T3">建築及設備計畫</text:span>-5M4<text:span text:style-name="T3">其他設備</text:span>-5<text:span text:style-name="T3">購建固定資產、無形資產及非理財目的長期投資</text:span></text:p>
          </table:table-cell>
          <table:table-cell office:value-type="string" office:string-value="中港國小" table:formula="msoxl:=(C536)" table:style-name="ce29">
            <text:p>中港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儀恆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5">
          <table:table-cell office:value-type="string" table:style-name="ce15">
            <text:p><text:span text:style-name="T3">李倩萍</text:span></text:p>
          </table:table-cell>
          <table:table-cell office:value-type="string" table:style-name="ce297">
            <text:p><text:span text:style-name="T3">附設幼兒園環境設備改善</text:span>-<text:span text:style-name="T3">幼兒遊憩區</text:span><text:s/></text:p>
          </table:table-cell>
          <table:table-cell office:value-type="string" table:style-name="ce2">
            <text:p><text:span text:style-name="T3">蘆洲國中</text:span></text:p>
          </table:table-cell>
          <table:table-cell office:value-type="float" office:value="200" table:style-name="ce43">
            <text:p>200</text:p>
          </table:table-cell>
          <table:table-cell office:value-type="float" office:value="200" table:style-name="ce40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</text:span>-5<text:span text:style-name="T3">購建固定資產、無形資產及非理財目的長期投資</text:span></text:p>
          </table:table-cell>
          <table:table-cell office:value-type="string" office:string-value="蘆洲國中" table:formula="msoxl:=(C537)" table:style-name="ce29">
            <text:p>蘆洲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富弘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6">
          <table:table-cell office:value-type="string" table:style-name="ce15">
            <text:p><text:span text:style-name="T3">陳永福</text:span></text:p>
          </table:table-cell>
          <table:table-cell office:value-type="string" table:style-name="ce69">
            <text:p><text:span text:style-name="T3">室外行進管樂</text:span>104<text:span text:style-name="T3">年度培訓發展計畫</text:span><text:s/>(<text:span text:style-name="T3">樂器、曲棍球設備</text:span>)</text:p>
          </table:table-cell>
          <table:table-cell office:value-type="string" table:style-name="ce2">
            <text:p><text:span text:style-name="T3">坪林國中</text:span></text:p>
          </table:table-cell>
          <table:table-cell office:value-type="float" office:value="270" table:style-name="ce41">
            <text:p>27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坪林國中" table:formula="msoxl:=(C538)" table:style-name="ce29">
            <text:p>坪林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兆泛企業有限公司、韻特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6">
          <table:table-cell office:value-type="string" table:style-name="ce15">
            <text:p><text:span text:style-name="T3">羅文崇</text:span></text:p>
          </table:table-cell>
          <table:table-cell office:value-type="string" table:style-name="ce298">
            <text:p><text:span text:style-name="T3">建置蝴蝶生態園及環校生態步道緣石實施計畫</text:span>(<text:span text:style-name="T3">生態步道工程、植物栽種</text:span>)</text:p>
          </table:table-cell>
          <table:table-cell office:value-type="string" table:style-name="ce2">
            <text:p><text:span text:style-name="T3">秀朗國小</text:span></text:p>
          </table:table-cell>
          <table:table-cell office:value-type="float" office:value="199" table:style-name="ce45">
            <text:p>199</text:p>
          </table:table-cell>
          <table:table-cell office:value-type="float" office:value="80" table:style-name="ce42">
            <text:p>8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秀朗國小" table:formula="msoxl:=(C539)" table:style-name="ce29">
            <text:p>秀朗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佳旺景觀園藝工程行、泰智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7">
          <table:table-cell office:value-type="string" table:style-name="ce15">
            <text:p><text:span text:style-name="T3">廖正良</text:span></text:p>
          </table:table-cell>
          <table:table-cell office:value-type="string" table:style-name="ce69">
            <text:p><text:span text:style-name="T3">建置學生教室防燄窗簾</text:span></text:p>
          </table:table-cell>
          <table:table-cell office:value-type="string" table:style-name="ce2">
            <text:p><text:span text:style-name="T3">新和國小</text:span></text:p>
          </table:table-cell>
          <table:table-cell office:value-type="float" office:value="96" table:style-name="ce45">
            <text:p>96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和國小" table:formula="msoxl:=(C540)" table:style-name="ce29">
            <text:p>新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真誠文教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8">
          <table:table-cell office:value-type="string" table:style-name="ce15">
            <text:p><text:span text:style-name="T3">何淑峯</text:span></text:p>
          </table:table-cell>
          <table:table-cell office:value-type="string" table:number-columns-spanned="1" table:number-rows-spanned="2" table:style-name="ce88">
            <text:p><text:span text:style-name="T3">活化校園空間增置主題閱讀角</text:span>(<text:span text:style-name="T3">閱讀角木造工程</text:span>)</text:p>
          </table:table-cell>
          <table:table-cell office:value-type="string" table:number-columns-spanned="1" table:number-rows-spanned="2" table:style-name="ce52">
            <text:p><text:span text:style-name="T3">中信國小</text:span></text:p>
          </table:table-cell>
          <table:table-cell office:value-type="float" office:value="200" table:style-name="ce46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number-columns-spanned="1" table:number-rows-spanned="2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信國小" table:formula="msoxl:=(C541)" table:number-columns-spanned="1" table:number-rows-spanned="2" table:style-name="ce53">
            <text:p>中信國小</text:p>
          </table:table-cell>
          <table:table-cell office:value-type="string" table:number-columns-spanned="1" table:number-rows-spanned="2" table:style-name="ce59">
            <text:p><text:span text:style-name="T3">公開取得企劃書</text:span></text:p>
          </table:table-cell>
          <table:table-cell office:value-type="string" table:number-columns-spanned="1" table:number-rows-spanned="2" table:style-name="ce59">
            <text:p><text:span text:style-name="T3">永沛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7">
          <table:table-cell office:value-type="string" table:style-name="ce15">
            <text:p><text:span text:style-name="T3">鍾宏仁</text:span></text:p>
          </table:table-cell>
          <table:covered-table-cell/>
          <table:covered-table-cell/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53">
          <table:table-cell office:value-type="string" table:style-name="ce15">
            <text:p><text:span text:style-name="T3">王建章</text:span></text:p>
          </table:table-cell>
          <table:table-cell office:value-type="string" table:style-name="ce126">
            <text:p><text:span text:style-name="T3">活化校園環境改造計畫</text:span>(<text:span text:style-name="T3">建置兒童遊樂設施工程</text:span>)</text:p>
          </table:table-cell>
          <table:table-cell office:value-type="string" table:style-name="ce2">
            <text:p><text:span text:style-name="T3">金美國小</text:span></text:p>
          </table:table-cell>
          <table:table-cell office:value-type="float" office:value="180" table:style-name="ce46">
            <text:p>180</text:p>
          </table:table-cell>
          <table:table-cell office:value-type="float" office:value="180" table:style-name="ce44">
            <text:p>18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金美國小" table:formula="msoxl:=(C543)" table:style-name="ce29">
            <text:p>金美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大盛五金電動工程行、志穎建材有限公司、滿福工程行</text:span></text:p>
          </table:table-cell>
          <table:table-cell table:style-name="ce39"/>
          <table:table-cell table:number-columns-repeated="16374" table:style-name="ce33"/>
        </table:table-row>
        <table:table-row table:style-name="ro99">
          <table:table-cell office:value-type="string" table:style-name="ce15">
            <text:p><text:span text:style-name="T3">陳文治</text:span></text:p>
          </table:table-cell>
          <table:table-cell office:value-type="string" table:style-name="ce69">
            <text:p><text:span text:style-name="T3">活動中心舞臺</text:span>LED<text:span text:style-name="T3">顯示屏裝置和布幕更換採購計畫</text:span>(LED<text:span text:style-name="T3">顯示屏及舞台布幕</text:span>)</text:p>
          </table:table-cell>
          <table:table-cell office:value-type="string" table:style-name="ce2">
            <text:p><text:span text:style-name="T3">裕民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裕民國小" table:formula="msoxl:=(C544)" table:style-name="ce29">
            <text:p>裕民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輝雄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蔡淑君</text:span></text:p>
          </table:table-cell>
          <table:table-cell office:value-type="string" table:style-name="ce126">
            <text:p><text:span text:style-name="T3">活動中心舞臺計畫</text:span>(<text:span text:style-name="T3">舞台地板及前緣整修工程</text:span>)</text:p>
          </table:table-cell>
          <table:table-cell office:value-type="string" table:style-name="ce2">
            <text:p><text:span text:style-name="T3">林口高中</text:span></text:p>
          </table:table-cell>
          <table:table-cell office:value-type="float" office:value="490" table:style-name="ce46">
            <text:p>490</text:p>
          </table:table-cell>
          <table:table-cell office:value-type="float" office:value="490" table:style-name="ce44">
            <text:p>49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林口高中" table:formula="msoxl:=(C545)" table:style-name="ce29">
            <text:p>林口高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新象學辰室內裝修設計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高敏慧</text:span></text:p>
          </table:table-cell>
          <table:table-cell office:value-type="string" table:style-name="ce299">
            <text:p><text:span text:style-name="T3">省水設施設備</text:span>-<text:span text:style-name="T3">水龍頭改善工程</text:span>(<text:span text:style-name="T3">省水龍頭</text:span>)</text:p>
          </table:table-cell>
          <table:table-cell office:value-type="string" table:style-name="ce2">
            <text:p><text:span text:style-name="T3">錦和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錦和國小" table:formula="msoxl:=(C546)" table:style-name="ce29">
            <text:p>錦和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康保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李坤城</text:span></text:p>
          </table:table-cell>
          <table:table-cell office:value-type="string" table:style-name="ce300">
            <text:p><text:span text:style-name="T3">科任教室教學設備更新</text:span>(<text:span text:style-name="T3">桌子</text:span>)</text:p>
          </table:table-cell>
          <table:table-cell office:value-type="string" table:style-name="ce2">
            <text:p><text:span text:style-name="T3">正義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正義國小" table:formula="msoxl:=(C547)" table:style-name="ce29">
            <text:p>正義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6">
            <text:p><text:span text:style-name="T3">集賢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1">
          <table:table-cell office:value-type="string" table:style-name="ce15">
            <text:p><text:span text:style-name="T3">廖裕德</text:span></text:p>
          </table:table-cell>
          <table:table-cell office:value-type="string" table:style-name="ce301">
            <text:p><text:span text:style-name="T3">科學館教師研究室空間改善計畫</text:span>(<text:span text:style-name="T3">地坪修補鋪設磁磚、壓克力海報架、</text:span>LED<text:span text:style-name="T3">燈箱、</text:span>QR code<text:span text:style-name="T3">木作框、雙層作品展示櫃、寫字桌、</text:span>42<text:span text:style-name="T3">吋液晶電視、新作捲簾、吧檯桌與椅子、電線配置與插座增設、門窗修補等</text:span>)</text:p>
          </table:table-cell>
          <table:table-cell office:value-type="string" table:style-name="ce2">
            <text:p><text:span text:style-name="T3">私立光仁高中</text:span></text:p>
          </table:table-cell>
          <table:table-cell office:value-type="float" office:value="95" table:style-name="ce45">
            <text:p>95</text:p>
          </table:table-cell>
          <table:table-cell office:value-type="float" office:value="95" table:style-name="ce42">
            <text:p>9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光仁高中" table:formula="msoxl:=(C548)" table:style-name="ce29">
            <text:p>私立光仁高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創一家設計工程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邱烽堯</text:span></text:p>
          </table:table-cell>
          <table:table-cell office:value-type="string" table:style-name="ce302">
            <text:p><text:span text:style-name="T3">科學館漏水改善工程計畫</text:span>(<text:span text:style-name="T3">防漏工程</text:span>)</text:p>
          </table:table-cell>
          <table:table-cell office:value-type="string" table:style-name="ce2">
            <text:p><text:span text:style-name="T3">積穗國中</text:span></text:p>
          </table:table-cell>
          <table:table-cell office:value-type="float" office:value="400" table:style-name="ce46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積穗國中" table:formula="msoxl:=(C549)" table:style-name="ce29">
            <text:p>積穗國中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百成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林國春</text:span></text:p>
          </table:table-cell>
          <table:table-cell office:value-type="string" table:style-name="ce303">
            <text:p><text:span text:style-name="T3">英語情境教室建置家具設備</text:span>(<text:span text:style-name="T3">餐桌椅</text:span>)</text:p>
          </table:table-cell>
          <table:table-cell office:value-type="string" table:style-name="ce2">
            <text:p><text:span text:style-name="T3">文聖國小</text:span></text:p>
          </table:table-cell>
          <table:table-cell office:value-type="float" office:value="99" table:style-name="ce45">
            <text:p>99</text:p>
          </table:table-cell>
          <table:table-cell office:value-type="float" office:value="32" table:style-name="ce42">
            <text:p>32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聖國小" table:formula="msoxl:=(C550)" table:style-name="ce29">
            <text:p>文聖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翔鷹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2">
          <table:table-cell office:value-type="string" table:style-name="ce15">
            <text:p><text:span text:style-name="T3">陳世榮</text:span></text:p>
          </table:table-cell>
          <table:table-cell office:value-type="string" table:style-name="ce69">
            <text:p><text:span text:style-name="T3">英語教學精進計畫</text:span>(<text:span text:style-name="T3">教學評量等系統</text:span>)</text:p>
          </table:table-cell>
          <table:table-cell office:value-type="string" table:style-name="ce2">
            <text:p><text:span text:style-name="T3">育林國中</text:span></text:p>
          </table:table-cell>
          <table:table-cell office:value-type="float" office:value="130" table:style-name="ce41">
            <text:p>130</text:p>
          </table:table-cell>
          <table:table-cell office:value-type="float" office:value="130" table:style-name="ce44">
            <text:p>13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育林國中" table:formula="msoxl:=(C551)" table:style-name="ce29">
            <text:p>育林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傳英國際行銷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林銘仁</text:span></text:p>
          </table:table-cell>
          <table:table-cell office:value-type="string" table:style-name="ce304">
            <text:p><text:span text:style-name="T3">風雨操場展演台及周邊新建工程計畫</text:span>(<text:span text:style-name="T3">風雨操場、展演臺工程</text:span>)</text:p>
          </table:table-cell>
          <table:table-cell office:value-type="string" table:style-name="ce2">
            <text:p><text:span text:style-name="T3">廣福國小</text:span></text:p>
          </table:table-cell>
          <table:table-cell office:value-type="float" office:value="1250" table:style-name="ce45">
            <text:p>1,250</text:p>
          </table:table-cell>
          <table:table-cell office:value-type="float" office:value="1250" table:style-name="ce44">
            <text:p>1,2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廣福國小" table:formula="msoxl:=(C552)" table:style-name="ce29">
            <text:p>廣福國小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旺寶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林銘仁</text:span></text:p>
          </table:table-cell>
          <table:table-cell office:value-type="string" table:style-name="ce305">
            <text:p><text:span text:style-name="T3">風雨操場設施設備整修工程實施計畫</text:span>(<text:span text:style-name="T3">照明設備</text:span>)</text:p>
          </table:table-cell>
          <table:table-cell office:value-type="string" table:style-name="ce2">
            <text:p><text:span text:style-name="T3">信義國小</text:span></text:p>
          </table:table-cell>
          <table:table-cell office:value-type="float" office:value="135" table:style-name="ce45">
            <text:p>135</text:p>
          </table:table-cell>
          <table:table-cell office:value-type="float" office:value="135" table:style-name="ce42">
            <text:p>135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信義國小" table:formula="msoxl:=(C553)" table:style-name="ce29">
            <text:p>信義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成果廣告公司，富益體育器材行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林國春</text:span></text:p>
          </table:table-cell>
          <table:table-cell office:value-type="string" table:style-name="ce306">
            <text:p><text:span text:style-name="T3">飛鷹童軍團設備添購計畫</text:span></text:p>
          </table:table-cell>
          <table:table-cell office:value-type="string" table:style-name="ce2">
            <text:p><text:span text:style-name="T3">實踐國小</text:span></text:p>
          </table:table-cell>
          <table:table-cell office:value-type="float" office:value="99" table:style-name="ce45">
            <text:p>99</text:p>
          </table:table-cell>
          <table:table-cell office:value-type="float" office:value="46" table:style-name="ce42">
            <text:p>4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實踐國小" table:formula="msoxl:=(C554)" table:style-name="ce29">
            <text:p>實踐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百生興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1">
          <table:table-cell office:value-type="string" table:style-name="ce15">
            <text:p><text:span text:style-name="T3">蘇有仁</text:span></text:p>
          </table:table-cell>
          <table:table-cell office:value-type="string" table:style-name="ce307">
            <text:p><text:span text:style-name="T3">食育教室等環境設施改善計畫</text:span>(<text:span text:style-name="T3">教室電路、排水改善工程、冰箱等設備</text:span>)</text:p>
          </table:table-cell>
          <table:table-cell office:value-type="string" table:style-name="ce2">
            <text:p><text:span text:style-name="T3">昌福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昌福國小" table:formula="msoxl:=(C555)" table:style-name="ce29">
            <text:p>昌福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博文水電冷氣行、亼藝印刷藝術國際股份有限公司、合鋒印刷事業有限公司、一鑫商行、森森百貨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楊春妹</text:span></text:p>
          </table:table-cell>
          <table:table-cell office:value-type="string" table:style-name="ce308">
            <text:p><text:span text:style-name="T3">峽鼓原舞社購置西洋樂器設備補助計畫</text:span></text:p>
          </table:table-cell>
          <table:table-cell office:value-type="string" table:style-name="ce2">
            <text:p><text:span text:style-name="T3">三峽國中</text:span></text:p>
          </table:table-cell>
          <table:table-cell office:value-type="float" office:value="90" table:style-name="ce41">
            <text:p>90</text:p>
          </table:table-cell>
          <table:table-cell office:value-type="float" office:value="90" table:style-name="ce42">
            <text:p>9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峽國中" table:formula="msoxl:=(C556)" table:style-name="ce29">
            <text:p>三峽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海國樂器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賴秋媚</text:span></text:p>
          </table:table-cell>
          <table:table-cell office:value-type="string" table:style-name="ce309">
            <text:p><text:span text:style-name="T3">師生樂讀閱讀精進及設備增置</text:span>(<text:span text:style-name="T3">閱讀桌椅、書籍</text:span>)</text:p>
          </table:table-cell>
          <table:table-cell office:value-type="string" table:style-name="ce2">
            <text:p><text:span text:style-name="T3">明志國小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小" table:formula="msoxl:=(C557)" table:style-name="ce29">
            <text:p>明志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才元家具行、三民書局</text:span></text:p>
          </table:table-cell>
          <table:table-cell table:style-name="ce39"/>
          <table:table-cell table:number-columns-repeated="16374" table:style-name="ce33"/>
        </table:table-row>
        <table:table-row table:style-name="ro103">
          <table:table-cell office:value-type="string" table:style-name="ce15">
            <text:p><text:span text:style-name="T3">周勝考</text:span></text:p>
          </table:table-cell>
          <table:table-cell office:value-type="string" table:number-columns-spanned="1" table:number-rows-spanned="2" table:style-name="ce87">
            <text:p><text:span text:style-name="T3">校史室及簡報室設備更新</text:span>(<text:span text:style-name="T3">擴音設備、螢幕等</text:span>)</text:p>
          </table:table-cell>
          <table:table-cell office:value-type="string" table:number-columns-spanned="1" table:number-rows-spanned="2" table:style-name="ce52">
            <text:p><text:span text:style-name="T3">江翠國中</text:span></text:p>
          </table:table-cell>
          <table:table-cell office:value-type="float" office:value="400" table:formula="msoxl:=200+200" table:number-columns-spanned="1" table:number-rows-spanned="2" table:style-name="ce58">
            <text:p>400</text:p>
          </table:table-cell>
          <table:table-cell office:value-type="float" office:value="200" table:style-name="ce44">
            <text:p>2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中" table:formula="msoxl:=(C558)" table:number-columns-spanned="1" table:number-rows-spanned="2" table:style-name="ce53">
            <text:p>江翠國中</text:p>
          </table:table-cell>
          <table:table-cell office:value-type="string" table:number-columns-spanned="1" table:number-rows-spanned="2" table:style-name="ce51">
            <text:p><text:span text:style-name="T3">公開取得報價單</text:span></text:p>
          </table:table-cell>
          <table:table-cell office:value-type="string" table:number-columns-spanned="1" table:number-rows-spanned="2" table:style-name="ce51">
            <text:p><text:span text:style-name="T3">正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3">
          <table:table-cell office:value-type="string" table:style-name="ce15">
            <text:p><text:span text:style-name="T3">劉美芳</text:span></text:p>
          </table:table-cell>
          <table:covered-table-cell/>
          <table:covered-table-cell/>
          <table:covered-table-cell/>
          <table:table-cell office:value-type="float" office:value="200" table:style-name="ce44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林金結</text:span></text:p>
          </table:table-cell>
          <table:table-cell office:value-type="string" table:style-name="ce310">
            <text:p><text:span text:style-name="T3">校史會議室改善</text:span>(<text:span text:style-name="T3">會議廣播設備</text:span>)</text:p>
          </table:table-cell>
          <table:table-cell office:value-type="string" table:style-name="ce2">
            <text:p><text:span text:style-name="T3">頂埔國小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埔國小" table:formula="msoxl:=(C560)" table:style-name="ce29">
            <text:p>頂埔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6">
            <text:p><text:span text:style-name="T3">日虹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黃永昌</text:span></text:p>
          </table:table-cell>
          <table:table-cell office:value-type="string" table:style-name="ce311">
            <text:p><text:span text:style-name="T3">校園充實輔導圖書暨輔導沙療設備採購</text:span>(<text:span text:style-name="T3">沙盤遊戲設備、圖書</text:span>)<text:s/></text:p>
          </table:table-cell>
          <table:table-cell office:value-type="string" table:style-name="ce2">
            <text:p><text:span text:style-name="T3">安和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安和國小" table:formula="msoxl:=(C561)" table:style-name="ce29">
            <text:p>安和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霈思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陳永福</text:span></text:p>
          </table:table-cell>
          <table:table-cell office:value-type="string" table:style-name="ce312">
            <text:p><text:span text:style-name="T3">校園安全</text:span>-<text:span text:style-name="T3">學習資源中心生活自理教室置物櫃整修工程</text:span>(<text:span text:style-name="T3">置物櫃</text:span>)</text:p>
          </table:table-cell>
          <table:table-cell office:value-type="string" table:style-name="ce2">
            <text:p><text:span text:style-name="T3">深坑國中</text:span></text:p>
          </table:table-cell>
          <table:table-cell office:value-type="float" office:value="78" table:style-name="ce45">
            <text:p>78</text:p>
          </table:table-cell>
          <table:table-cell office:value-type="float" office:value="78" table:style-name="ce42">
            <text:p>7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深坑國中" table:formula="msoxl:=(C562)" table:style-name="ce29">
            <text:p>深坑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巴布室內裝修公司</text:span></text:p>
          </table:table-cell>
          <table:table-cell table:style-name="ce39"/>
          <table:table-cell table:number-columns-repeated="16374" table:style-name="ce33"/>
        </table:table-row>
        <table:table-row table:style-name="ro104">
          <table:table-cell office:value-type="string" table:style-name="ce15">
            <text:p><text:span text:style-name="T3">林國春</text:span></text:p>
          </table:table-cell>
          <table:table-cell office:value-type="string" table:style-name="ce313">
            <text:p><text:span text:style-name="T3">校園投影機、電動銀幕及空調設備更新</text:span></text:p>
          </table:table-cell>
          <table:table-cell office:value-type="string" table:style-name="ce2">
            <text:p><text:span text:style-name="T3">江翠國中</text:span></text:p>
          </table:table-cell>
          <table:table-cell office:value-type="float" office:value="456" table:style-name="ce45">
            <text:p>456</text:p>
          </table:table-cell>
          <table:table-cell office:value-type="float" office:value="456" table:style-name="ce44">
            <text:p>45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中" table:formula="msoxl:=(C563)" table:style-name="ce29">
            <text:p>江翠國中</text:p>
          </table:table-cell>
          <table:table-cell office:value-type="string" table:style-name="ce6">
            <text:p><text:span text:style-name="T3">共同供應契約</text:span></text:p>
          </table:table-cell>
          <table:table-cell office:value-type="string" table:style-name="ce6">
            <text:p><text:span text:style-name="T3">冠成家電有限公司、奕煦工程有限公司、興合資訊有限公司、合志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何淑峯</text:span></text:p>
          </table:table-cell>
          <table:table-cell office:value-type="string" table:style-name="ce314">
            <text:p><text:span text:style-name="T3">校園改造計畫</text:span>(<text:span text:style-name="T3">水池整建、無線麥克風</text:span>)</text:p>
          </table:table-cell>
          <table:table-cell office:value-type="string" table:style-name="ce2">
            <text:p><text:span text:style-name="T3">頭前國小</text:span></text:p>
          </table:table-cell>
          <table:table-cell office:value-type="float" office:value="103" table:style-name="ce45">
            <text:p>103</text:p>
          </table:table-cell>
          <table:table-cell office:value-type="float" office:value="46" table:style-name="ce42">
            <text:p>4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頭前國小" table:formula="msoxl:=(C564)" table:style-name="ce29">
            <text:p>頭前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正韋有限公司、復森工程行</text:span></text:p>
          </table:table-cell>
          <table:table-cell table:style-name="ce39"/>
          <table:table-cell table:number-columns-repeated="16374" table:style-name="ce33"/>
        </table:table-row>
        <table:table-row table:style-name="ro105">
          <table:table-cell office:value-type="string" table:style-name="ce15">
            <text:p><text:span text:style-name="T3">蔣根煌</text:span></text:p>
          </table:table-cell>
          <table:table-cell office:value-type="string" table:number-columns-spanned="1" table:number-rows-spanned="2" table:style-name="ce315">
            <text:p><text:span text:style-name="T3">校園空間活化改善</text:span>(<text:span text:style-name="T3">第一期</text:span>)<text:span text:style-name="T3">計畫</text:span>(<text:span text:style-name="T3">隔間拉門</text:span>)</text:p>
          </table:table-cell>
          <table:table-cell office:value-type="string" table:number-columns-spanned="1" table:number-rows-spanned="2" table:style-name="ce52">
            <text:p><text:span text:style-name="T3">實踐國小</text:span></text:p>
          </table:table-cell>
          <table:table-cell office:value-type="float" office:value="560" table:formula="msoxl:=160+400" table:number-columns-spanned="1" table:number-rows-spanned="2" table:style-name="ce57">
            <text:p>560</text:p>
          </table:table-cell>
          <table:table-cell office:value-type="float" office:value="160" table:style-name="ce44">
            <text:p>16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實踐國小" table:formula="msoxl:=(C565)" table:number-columns-spanned="1" table:number-rows-spanned="2" table:style-name="ce53">
            <text:p>實踐國小</text:p>
          </table:table-cell>
          <table:table-cell office:value-type="string" table:number-columns-spanned="1" table:number-rows-spanned="2" table:style-name="ce61">
            <text:p><text:span text:style-name="T3">公開取得企劃書</text:span></text:p>
          </table:table-cell>
          <table:table-cell office:value-type="string" table:number-columns-spanned="1" table:number-rows-spanned="2" table:style-name="ce61">
            <text:p><text:span text:style-name="T3">芝華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9">
          <table:table-cell office:value-type="string" table:style-name="ce15">
            <text:p><text:span text:style-name="T3">何博文</text:span></text:p>
          </table:table-cell>
          <table:covered-table-cell/>
          <table:covered-table-cell/>
          <table:covered-table-cell/>
          <table:table-cell office:value-type="float" office:value="400" table:style-name="ce44">
            <text:p>4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蔡淑君</text:span></text:p>
          </table:table-cell>
          <table:table-cell office:value-type="string" table:style-name="ce407">
            <text:p><text:span text:style-name="T3">校園美化計畫</text:span>(<text:span text:style-name="T3">造型玩偶、草皮、假花等</text:span>)</text:p>
          </table:table-cell>
          <table:table-cell office:value-type="string" table:style-name="ce2">
            <text:p><text:span text:style-name="T3">頭前國小</text:span></text:p>
          </table:table-cell>
          <table:table-cell office:value-type="float" office:value="98" table:style-name="ce41">
            <text:p>98</text:p>
          </table:table-cell>
          <table:table-cell office:value-type="float" office:value="85" table:style-name="ce42">
            <text:p>8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頭前國小" table:formula="msoxl:=(C567)" table:style-name="ce29">
            <text:p>頭前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復森工程行、伊塔國際有限公司、馥綠壇企業有限公司、隆豐農業資材行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高敏慧</text:span></text:p>
          </table:table-cell>
          <table:table-cell office:value-type="string" table:style-name="ce408">
            <text:p><text:span text:style-name="T3">校園設備改善</text:span>-<text:span text:style-name="T3">老舊飲水機更新</text:span>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港國小" table:formula="msoxl:=(C568)" table:style-name="ce29">
            <text:p>中港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康保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鄭宇恩</text:span></text:p>
          </table:table-cell>
          <table:table-cell office:value-type="string" table:style-name="ce409">
            <text:p><text:span text:style-name="T3">校園設備改善實施計畫</text:span>(<text:span text:style-name="T3">遮雨棚、櫃子</text:span>)</text:p>
          </table:table-cell>
          <table:table-cell office:value-type="string" table:style-name="ce2">
            <text:p><text:span text:style-name="T3">橫山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橫山國小" table:formula="msoxl:=(C569)" table:style-name="ce29">
            <text:p>橫山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俊協工程行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黃永昌</text:span></text:p>
          </table:table-cell>
          <table:table-cell office:value-type="string" table:style-name="ce316">
            <text:p><text:span text:style-name="T3">校園監控系統增加計畫</text:span>(<text:span text:style-name="T3">監視器</text:span>)</text:p>
          </table:table-cell>
          <table:table-cell office:value-type="string" table:style-name="ce2">
            <text:p><text:span text:style-name="T3">大同國小</text:span></text:p>
          </table:table-cell>
          <table:table-cell office:value-type="float" office:value="90" table:style-name="ce41">
            <text:p>90</text:p>
          </table:table-cell>
          <table:table-cell office:value-type="float" office:value="89" table:style-name="ce42">
            <text:p>8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大同國小" table:formula="msoxl:=(C570)" table:style-name="ce29">
            <text:p>大同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學成保全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黃俊哲</text:span></text:p>
          </table:table-cell>
          <table:table-cell office:value-type="string" table:style-name="ce317">
            <text:p><text:span text:style-name="T3">校園監視設備改善計畫</text:span>(<text:span text:style-name="T3">監視器</text:span>)</text:p>
          </table:table-cell>
          <table:table-cell office:value-type="string" table:style-name="ce2">
            <text:p><text:span text:style-name="T3">新埔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新埔國中" table:formula="msoxl:=(C571)" table:style-name="ce29">
            <text:p>新埔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叡陞實業開發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蔣根煌</text:span></text:p>
          </table:table-cell>
          <table:table-cell office:value-type="string" table:style-name="ce318">
            <text:p><text:span text:style-name="T3">校園綠手指</text:span>-<text:span text:style-name="T3">魚菜共生系統及網室營造</text:span>(<text:span text:style-name="T3">魚菜共生系統工程、冰箱</text:span>)</text:p>
          </table:table-cell>
          <table:table-cell office:value-type="string" table:style-name="ce2">
            <text:p><text:span text:style-name="T3">五股國中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45" table:style-name="ce44">
            <text:p>145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五股國中" table:formula="msoxl:=(C572)" table:style-name="ce29">
            <text:p>五股國中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6">
            <text:p><text:span text:style-name="T3">千惠園藝社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江永昌</text:span></text:p>
          </table:table-cell>
          <table:table-cell office:value-type="string" table:style-name="ce319">
            <text:p><text:span text:style-name="T3">校園廣播主機及設備更新</text:span>(<text:span text:style-name="T3">廣播設備等</text:span>)</text:p>
          </table:table-cell>
          <table:table-cell office:value-type="string" table:style-name="ce2">
            <text:p><text:span text:style-name="T3">興南國小</text:span></text:p>
          </table:table-cell>
          <table:table-cell office:value-type="float" office:value="400" table:style-name="ce41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興南國小" table:formula="msoxl:=(C573)" table:style-name="ce29">
            <text:p>興南國小</text:p>
          </table:table-cell>
          <table:table-cell office:value-type="string" table:style-name="ce6">
            <text:p><text:span text:style-name="T3">公開取得報價單或企劃書</text:span></text:p>
          </table:table-cell>
          <table:table-cell office:value-type="string" table:style-name="ce6">
            <text:p><text:span text:style-name="T3">幼翔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陳啟能</text:span></text:p>
          </table:table-cell>
          <table:table-cell office:value-type="string" table:style-name="ce320">
            <text:p><text:span text:style-name="T3">校園欄杆防護設備建置計畫</text:span>(<text:span text:style-name="T3">欄杆</text:span>)</text:p>
          </table:table-cell>
          <table:table-cell office:value-type="string" table:style-name="ce2">
            <text:p><text:span text:style-name="T3">修德國小</text:span></text:p>
          </table:table-cell>
          <table:table-cell office:value-type="float" office:value="150" table:style-name="ce46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修德國小" table:formula="msoxl:=(C574)" table:style-name="ce29">
            <text:p>修德國小</text:p>
          </table:table-cell>
          <table:table-cell office:value-type="string" table:style-name="ce6">
            <text:p><text:span text:style-name="T3">公開取得報價單或企劃書</text:span></text:p>
          </table:table-cell>
          <table:table-cell office:value-type="string" table:style-name="ce6">
            <text:p><text:span text:style-name="T3">大日如來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彭成龍</text:span></text:p>
          </table:table-cell>
          <table:table-cell office:value-type="string" table:style-name="ce321">
            <text:p><text:span text:style-name="T3">校園體能訓練器材</text:span>(<text:span text:style-name="T3">慢步機、腹機肌架</text:span>)</text:p>
          </table:table-cell>
          <table:table-cell office:value-type="string" table:style-name="ce2">
            <text:p><text:span text:style-name="T3">土城國小</text:span></text:p>
          </table:table-cell>
          <table:table-cell office:value-type="float" office:value="78" table:style-name="ce45">
            <text:p>78</text:p>
          </table:table-cell>
          <table:table-cell office:value-type="float" office:value="78" table:style-name="ce42">
            <text:p>7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土城國小" table:formula="msoxl:=(C575)" table:style-name="ce29">
            <text:p>土城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華森崴國教育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江永昌</text:span></text:p>
          </table:table-cell>
          <table:table-cell office:value-type="string" table:style-name="ce322">
            <text:p><text:span text:style-name="T3">校歌展示牌</text:span></text:p>
          </table:table-cell>
          <table:table-cell office:value-type="string" table:style-name="ce2">
            <text:p><text:span text:style-name="T3">積穗國小</text:span></text:p>
          </table:table-cell>
          <table:table-cell office:value-type="float" office:value="20" table:style-name="ce45">
            <text:p>20</text:p>
          </table:table-cell>
          <table:table-cell office:value-type="float" office:value="20" table:style-name="ce42">
            <text:p>2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積穗國小" table:formula="msoxl:=(C576)" table:style-name="ce29">
            <text:p>積穗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皇星廣告工程行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羅文崇</text:span></text:p>
          </table:table-cell>
          <table:table-cell office:value-type="string" table:style-name="ce323">
            <text:p><text:span text:style-name="T3">桌球隊補助購置訓練器材實施計畫</text:span>(<text:span text:style-name="T3">桌球桌</text:span>)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99" table:style-name="ce45">
            <text:p>99</text:p>
          </table:table-cell>
          <table:table-cell office:value-type="float" office:value="53" table:style-name="ce42">
            <text:p>53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永和國中" table:formula="msoxl:=(C577)" table:style-name="ce29">
            <text:p>永和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北泰體育用品社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廖正良</text:span></text:p>
          </table:table-cell>
          <table:table-cell office:value-type="string" table:style-name="ce324">
            <text:p><text:span text:style-name="T3">班級教室多媒體教學設備改善計畫</text:span>(<text:span text:style-name="T3">投影機及防盜安裝、布幕安裝、擴大機</text:span>)</text:p>
          </table:table-cell>
          <table:table-cell office:value-type="string" table:style-name="ce2">
            <text:p><text:span text:style-name="T3">樟樹國小</text:span></text:p>
          </table:table-cell>
          <table:table-cell office:value-type="float" office:value="84" table:style-name="ce41">
            <text:p>84</text:p>
          </table:table-cell>
          <table:table-cell office:value-type="float" office:value="84" table:style-name="ce42">
            <text:p>8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樟樹國小" table:formula="msoxl:=(C578)" table:style-name="ce29">
            <text:p>樟樹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張宏陸</text:span></text:p>
          </table:table-cell>
          <table:table-cell office:value-type="string" table:style-name="ce325">
            <text:p><text:span text:style-name="T3">健康中心改建及增設哺</text:span>(<text:span text:style-name="T3">集</text:span>)<text:span text:style-name="T3">乳室</text:span></text:p>
          </table:table-cell>
          <table:table-cell office:value-type="string" table:style-name="ce2">
            <text:p><text:span text:style-name="T3">忠孝國中</text:span></text:p>
          </table:table-cell>
          <table:table-cell office:value-type="float" office:value="288" table:style-name="ce45">
            <text:p>288</text:p>
          </table:table-cell>
          <table:table-cell office:value-type="float" office:value="286" table:style-name="ce44">
            <text:p>28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忠孝國中" table:formula="msoxl:=(C579)" table:style-name="ce29">
            <text:p>忠孝國中</text:p>
          </table:table-cell>
          <table:table-cell office:value-type="string" table:style-name="ce6">
            <text:p><text:span text:style-name="T3">工程採最低標，委託技術服務採議價方式</text:span></text:p>
          </table:table-cell>
          <table:table-cell office:value-type="string" table:style-name="ce6">
            <text:p><text:span text:style-name="T3">板成營造股份有限公司、高志榮建築師事務所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李坤城</text:span></text:p>
          </table:table-cell>
          <table:table-cell office:value-type="string" table:style-name="ce326">
            <text:p><text:span text:style-name="T3">國樂團設備申請計畫</text:span><text:s/>(<text:span text:style-name="T3">樂器</text:span>)</text:p>
          </table:table-cell>
          <table:table-cell office:value-type="string" table:style-name="ce2">
            <text:p><text:span text:style-name="T3">成功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功國小" table:formula="msoxl:=(C580)" table:style-name="ce29">
            <text:p>成功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長安樂器行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黃林玲玲</text:span></text:p>
          </table:table-cell>
          <table:table-cell office:value-type="string" table:style-name="ce327">
            <text:p><text:span text:style-name="T3">國樂團樂器設備補助計畫</text:span><text:s/>(<text:span text:style-name="T3">樂器</text:span>)</text:p>
          </table:table-cell>
          <table:table-cell office:value-type="string" table:style-name="ce2">
            <text:p><text:span text:style-name="T3">新泰國中</text:span></text:p>
          </table:table-cell>
          <table:table-cell office:value-type="float" office:value="95" table:style-name="ce45">
            <text:p>95</text:p>
          </table:table-cell>
          <table:table-cell office:value-type="float" office:value="95" table:style-name="ce42">
            <text:p>9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泰國中" table:formula="msoxl:=(C581)" table:style-name="ce29">
            <text:p>新泰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長安樂器行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鄭宇恩</text:span></text:p>
          </table:table-cell>
          <table:table-cell office:value-type="string" table:style-name="ce328">
            <text:p><text:span text:style-name="T3">宿舍氣密窗整修</text:span>(<text:span text:style-name="T3">氣密窗</text:span>)</text:p>
          </table:table-cell>
          <table:table-cell office:value-type="string" table:style-name="ce2">
            <text:p><text:span text:style-name="T3">水源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水源國小" table:formula="msoxl:=(C582)" table:style-name="ce29">
            <text:p>水源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窗霸王鋼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何博文</text:span></text:p>
          </table:table-cell>
          <table:table-cell office:value-type="string" table:style-name="ce329">
            <text:p><text:span text:style-name="T3">專科教室冷氣設備改善計畫</text:span>(<text:span text:style-name="T3">冷氣</text:span>)</text:p>
          </table:table-cell>
          <table:table-cell office:value-type="string" table:style-name="ce2">
            <text:p><text:span text:style-name="T3">中山國中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山國中" table:formula="msoxl:=(C583)" table:style-name="ce29">
            <text:p>中山國中</text:p>
          </table:table-cell>
          <table:table-cell office:value-type="string" table:style-name="ce6">
            <text:p><text:span text:style-name="T3">公開取得報價單</text:span></text:p>
          </table:table-cell>
          <table:table-cell office:value-type="string" table:style-name="ce6">
            <text:p><text:span text:style-name="T3">有序凍藏設備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陳文治</text:span></text:p>
          </table:table-cell>
          <table:table-cell office:value-type="string" table:style-name="ce330">
            <text:p><text:span text:style-name="T3">採購辦公室暨教學設備計畫</text:span>-<text:span text:style-name="T3">數位多功能複合機設備</text:span></text:p>
          </table:table-cell>
          <table:table-cell office:value-type="string" table:style-name="ce2">
            <text:p><text:span text:style-name="T3">昌隆國小</text:span></text:p>
          </table:table-cell>
          <table:table-cell office:value-type="float" office:value="100" table:style-name="ce47">
            <text:p>100</text:p>
          </table:table-cell>
          <table:table-cell office:value-type="float" office:value="100" table:style-name="ce48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昌隆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6">
            <text:p><text:span text:style-name="T3">台灣富士全錄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黃永昌</text:span></text:p>
          </table:table-cell>
          <table:table-cell office:value-type="string" table:style-name="ce390">
            <text:p><text:span text:style-name="T3">推動幼童軍教育計畫</text:span>(<text:span text:style-name="T3">攀樹裝備組</text:span>)</text:p>
          </table:table-cell>
          <table:table-cell office:value-type="string" table:style-name="ce2">
            <text:p><text:span text:style-name="T3">中湖國小</text:span></text:p>
          </table:table-cell>
          <table:table-cell office:value-type="float" office:value="60" table:style-name="ce41">
            <text:p>60</text:p>
          </table:table-cell>
          <table:table-cell office:value-type="float" office:value="60" table:style-name="ce42">
            <text:p>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湖國小" table:formula="msoxl:=(C585)" table:style-name="ce29">
            <text:p>中湖國小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九芹實業有限公司、迪卡儂運動休閒用品社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張瑞山</text:span></text:p>
          </table:table-cell>
          <table:table-cell office:value-type="string" table:style-name="ce391">
            <text:p><text:span text:style-name="T3">推動特色課程與改善校園設備計畫</text:span>(<text:span text:style-name="T3">擴音設備、攝影機等</text:span>)</text:p>
          </table:table-cell>
          <table:table-cell office:value-type="string" table:style-name="ce2">
            <text:p><text:span text:style-name="T3">自強國中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自強國中" table:formula="msoxl:=(C586)" table:style-name="ce29">
            <text:p>自強國中</text:p>
          </table:table-cell>
          <table:table-cell office:value-type="string" table:style-name="ce6">
            <text:p><text:span text:style-name="T3">逕洽廠商</text:span></text:p>
          </table:table-cell>
          <table:table-cell office:value-type="string" table:style-name="ce6">
            <text:p><text:span text:style-name="T3">鎰得資訊有限公司、春妹企業社、登泰企業有限公司、菲夢絲床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陳啟能</text:span></text:p>
          </table:table-cell>
          <table:table-cell office:value-type="string" table:style-name="ce392">
            <text:p><text:span text:style-name="T3">推廣雲世代教學暨行動學習</text:span>-<text:span text:style-name="T3">資訊設備採購計畫</text:span>-<text:span text:style-name="T3">電子白板設備</text:span></text:p>
          </table:table-cell>
          <table:table-cell office:value-type="string" table:style-name="ce2">
            <text:p><text:span text:style-name="T3">二重國小</text:span></text:p>
          </table:table-cell>
          <table:table-cell office:value-type="float" office:value="200" table:style-name="ce47">
            <text:p>200</text:p>
          </table:table-cell>
          <table:table-cell office:value-type="float" office:value="200" table:style-name="ce48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二重國小</text:p>
          </table:table-cell>
          <table:table-cell office:value-type="string" table:style-name="ce6">
            <text:p><text:span text:style-name="T3">公開取得企劃書</text:span></text:p>
          </table:table-cell>
          <table:table-cell office:value-type="string" table:style-name="ce6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style-name="ce15">
            <text:p><text:span text:style-name="T3">黃永昌</text:span></text:p>
          </table:table-cell>
          <table:table-cell office:value-type="string" table:style-name="ce393">
            <text:p><text:span text:style-name="T3">教室教學設備設施改善計畫</text:span>-<text:span text:style-name="T3">資訊相關設備</text:span></text:p>
          </table:table-cell>
          <table:table-cell office:value-type="string" table:style-name="ce2">
            <text:p><text:span text:style-name="T3">頂埔國小</text:span></text:p>
          </table:table-cell>
          <table:table-cell office:value-type="float" office:value="142" table:style-name="ce47">
            <text:p>142</text:p>
          </table:table-cell>
          <table:table-cell office:value-type="float" office:value="131" table:style-name="ce48">
            <text:p>131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頂埔國小</text:p>
          </table:table-cell>
          <table:table-cell office:value-type="string" table:style-name="ce6">
            <text:p><text:span text:style-name="T3">共同供應契約、逕洽廠商</text:span></text:p>
          </table:table-cell>
          <table:table-cell office:value-type="string" table:style-name="ce6">
            <text:p><text:span text:style-name="T3">合志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6">
          <table:table-cell office:value-type="string" table:style-name="ce15">
            <text:p><text:span text:style-name="T3">陳永福</text:span></text:p>
          </table:table-cell>
          <table:table-cell office:value-type="string" table:number-columns-spanned="1" table:number-rows-spanned="3" table:style-name="ce88">
            <text:p><text:span text:style-name="T3">教室教學設備設施改善計畫</text:span>(<text:span text:style-name="T3">地板、門窗等工程</text:span>)</text:p>
          </table:table-cell>
          <table:table-cell office:value-type="string" table:number-columns-spanned="1" table:number-rows-spanned="3" table:style-name="ce52">
            <text:p><text:span text:style-name="T3">永定國小</text:span></text:p>
          </table:table-cell>
          <table:table-cell office:value-type="float" office:value="500" table:style-name="ce46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number-columns-spanned="1" table:number-rows-spanned="3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永定國小" table:formula="msoxl:=(C589)" table:number-columns-spanned="1" table:number-rows-spanned="3" table:style-name="ce53">
            <text:p>永定國小</text:p>
          </table:table-cell>
          <table:table-cell office:value-type="string" table:number-columns-spanned="1" table:number-rows-spanned="3" table:style-name="ce59">
            <text:p><text:span text:style-name="T3">公開招標</text:span></text:p>
          </table:table-cell>
          <table:table-cell office:value-type="string" table:number-columns-spanned="1" table:number-rows-spanned="3" table:style-name="ce59">
            <text:p><text:span text:style-name="T3">聖邦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3">
          <table:table-cell office:value-type="string" table:style-name="ce15">
            <text:p><text:span text:style-name="T3">金中玉</text:span></text:p>
          </table:table-cell>
          <table:covered-table-cell/>
          <table:covered-table-cell/>
          <table:table-cell office:value-type="float" office:value="200" table:style-name="ce46">
            <text:p>200</text:p>
          </table:table-cell>
          <table:table-cell office:value-type="float" office:value="200" table:style-name="ce44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07">
          <table:table-cell office:value-type="string" table:style-name="ce15">
            <text:p><text:span text:style-name="T3">張宏陸</text:span></text:p>
          </table:table-cell>
          <table:covered-table-cell/>
          <table:covered-table-cell/>
          <table:table-cell office:value-type="float" office:value="314" table:style-name="ce46">
            <text:p>314</text:p>
          </table:table-cell>
          <table:table-cell office:value-type="float" office:value="314" table:style-name="ce44">
            <text:p>314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08">
          <table:table-cell office:value-type="string" table:style-name="ce15">
            <text:p><text:span text:style-name="T3">張瑞山</text:span></text:p>
          </table:table-cell>
          <table:table-cell office:value-type="string" table:number-columns-spanned="1" table:number-rows-spanned="2" table:style-name="ce87">
            <text:p><text:span text:style-name="T3">教室照明設備改善工程</text:span>(<text:span text:style-name="T3">照明設備</text:span>)</text:p>
          </table:table-cell>
          <table:table-cell office:value-type="string" table:number-columns-spanned="1" table:number-rows-spanned="2" table:style-name="ce52">
            <text:p><text:span text:style-name="T3">復興國小</text:span></text:p>
          </table:table-cell>
          <table:table-cell office:value-type="float" office:value="300" table:formula="msoxl:=100+200" table:number-columns-spanned="1" table:number-rows-spanned="2" table:style-name="ce58">
            <text:p>300</text:p>
          </table:table-cell>
          <table:table-cell office:value-type="float" office:value="100" table:style-name="ce44">
            <text:p>100</text:p>
          </table:table-cell>
          <table:table-cell office:value-type="string" table:number-columns-spanned="1" table:number-rows-spanned="2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復興國小" table:formula="msoxl:=(C592)" table:number-columns-spanned="1" table:number-rows-spanned="2" table:style-name="ce53">
            <text:p>復興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電宏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8">
          <table:table-cell office:value-type="string" table:style-name="ce15">
            <text:p><text:span text:style-name="T3">林秀惠</text:span></text:p>
          </table:table-cell>
          <table:covered-table-cell/>
          <table:covered-table-cell/>
          <table:covered-table-cell/>
          <table:table-cell office:value-type="float" office:value="200" table:style-name="ce44">
            <text:p>200</text:p>
          </table:table-cell>
          <table:covered-table-cell/>
          <table:covered-table-cell/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磐固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廖本煙</text:span></text:p>
          </table:table-cell>
          <table:table-cell office:value-type="string" table:style-name="ce69">
            <text:p><text:span text:style-name="T3">教室資訊設施改善計畫</text:span>(<text:span text:style-name="T3">投影機</text:span>)</text:p>
          </table:table-cell>
          <table:table-cell office:value-type="string" table:style-name="ce2">
            <text:p><text:span text:style-name="T3">昌福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昌福國小" table:formula="msoxl:=(C594)" table:style-name="ce29">
            <text:p>昌福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彭成龍</text:span></text:p>
          </table:table-cell>
          <table:table-cell office:value-type="string" table:style-name="ce394">
            <text:p><text:span text:style-name="T3">教室資訊環境設備改善計畫</text:span></text:p>
          </table:table-cell>
          <table:table-cell office:value-type="string" table:style-name="ce2">
            <text:p><text:span text:style-name="T3">安和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安和國小" table:formula="msoxl:=(C595)" table:style-name="ce29">
            <text:p>安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非比電腦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賴秋媚</text:span></text:p>
          </table:table-cell>
          <table:table-cell office:value-type="string" table:style-name="ce395">
            <text:p><text:span text:style-name="T3">教師廁所改善工程計畫</text:span>(<text:span text:style-name="T3">廁所整修工程</text:span>)</text:p>
          </table:table-cell>
          <table:table-cell office:value-type="string" table:style-name="ce2">
            <text:p><text:span text:style-name="T3">光華國小</text:span></text:p>
          </table:table-cell>
          <table:table-cell office:value-type="float" office:value="600" table:style-name="ce45">
            <text:p>600</text:p>
          </table:table-cell>
          <table:table-cell office:value-type="float" office:value="600" table:style-name="ce44">
            <text:p>6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光華國小" table:formula="msoxl:=(C596)" table:style-name="ce29">
            <text:p>光華國小</text:p>
          </table:table-cell>
          <table:table-cell office:value-type="string" table:style-name="ce3">
            <text:p><text:span text:style-name="T3">公開取得</text:span></text:p>
          </table:table-cell>
          <table:table-cell office:value-type="string" table:style-name="ce3">
            <text:p><text:span text:style-name="T3">陸昇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李翁月娥</text:span></text:p>
          </table:table-cell>
          <table:table-cell office:value-type="string" table:style-name="ce396">
            <text:p><text:span text:style-name="T3">教師辦公室設備改善計畫</text:span>(<text:span text:style-name="T3">筆記型電腦設備</text:span>)</text:p>
          </table:table-cell>
          <table:table-cell office:value-type="string" table:style-name="ce2">
            <text:p><text:span text:style-name="T3">鷺江國小</text:span></text:p>
          </table:table-cell>
          <table:table-cell office:value-type="float" office:value="30" table:style-name="ce47">
            <text:p>30</text:p>
          </table:table-cell>
          <table:table-cell office:value-type="float" office:value="30" table:style-name="ce48">
            <text:p>3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鷺江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全懋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楊春妹</text:span></text:p>
          </table:table-cell>
          <table:table-cell office:value-type="string" table:style-name="ce397">
            <text:p><text:span text:style-name="T3">教學設備及環境改善計畫</text:span>(<text:span text:style-name="T3">生態導覽圖、兒童遊樂器材</text:span>)</text:p>
          </table:table-cell>
          <table:table-cell office:value-type="string" table:style-name="ce2">
            <text:p><text:span text:style-name="T3">樂利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樂利國小" table:formula="msoxl:=(C598)" table:style-name="ce29">
            <text:p>樂利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華森葳有限公司、正伸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楊春妹</text:span></text:p>
          </table:table-cell>
          <table:table-cell office:value-type="string" table:style-name="ce398">
            <text:p><text:span text:style-name="T3">教學設備更新計畫</text:span>(<text:span text:style-name="T3">油印機</text:span>)</text:p>
          </table:table-cell>
          <table:table-cell office:value-type="string" table:style-name="ce2">
            <text:p><text:span text:style-name="T3">五峰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五峰國中" table:formula="msoxl:=(C599)" table:style-name="ce29">
            <text:p>五峰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元茂國際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黃俊哲</text:span></text:p>
          </table:table-cell>
          <table:table-cell office:value-type="string" table:style-name="ce417">
            <text:p><text:span text:style-name="T3">教學設備設施改善計畫</text:span>(<text:span text:style-name="T3">書櫃、鞋櫃、空拍機</text:span>)</text:p>
          </table:table-cell>
          <table:table-cell office:value-type="string" table:style-name="ce2">
            <text:p><text:span text:style-name="T3">頂埔國小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2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埔國小" table:formula="msoxl:=(C600)" table:style-name="ce29">
            <text:p>頂埔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華久空間規劃設計公司、雷虎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蔣根煌</text:span></text:p>
          </table:table-cell>
          <table:table-cell office:value-type="string" table:style-name="ce418">
            <text:p><text:span text:style-name="T3">教學環境與提升設備充實計畫</text:span>(<text:span text:style-name="T3">冰箱、冷氣</text:span>)</text:p>
          </table:table-cell>
          <table:table-cell office:value-type="string" table:style-name="ce2">
            <text:p><text:span text:style-name="T3">福營國中</text:span></text:p>
          </table:table-cell>
          <table:table-cell office:value-type="float" office:value="239" table:style-name="ce41">
            <text:p>239</text:p>
          </table:table-cell>
          <table:table-cell office:value-type="float" office:value="239" table:style-name="ce42">
            <text:p>23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營國中" table:formula="msoxl:=(C601)" table:style-name="ce29">
            <text:p>福營國中</text:p>
          </table:table-cell>
          <table:table-cell office:value-type="string" table:style-name="ce3">
            <text:p><text:span text:style-name="T3">逕洽廠商、共同供應契約</text:span></text:p>
          </table:table-cell>
          <table:table-cell office:value-type="string" table:style-name="ce3">
            <text:p><text:span text:style-name="T3">緯太電器有限公司、依風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李余典</text:span></text:p>
          </table:table-cell>
          <table:table-cell office:value-type="string" table:style-name="ce419">
            <text:p><text:span text:style-name="T3">添購國樂社團設備計畫</text:span><text:s/>(<text:span text:style-name="T3">低音排笙、桌上鐵琴、揚琴</text:span>)</text:p>
          </table:table-cell>
          <table:table-cell office:value-type="string" table:style-name="ce2">
            <text:p><text:span text:style-name="T3">碧華國中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碧華國中" table:formula="msoxl:=(C602)" table:style-name="ce29">
            <text:p>碧華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義德樂器有限公司、長安樂器、永躍國際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陳世榮</text:span></text:p>
          </table:table-cell>
          <table:table-cell office:value-type="string" table:style-name="ce420">
            <text:p><text:span text:style-name="T3">第二會議室多功能場所設備增設</text:span>(<text:span text:style-name="T3">桌椅</text:span>)</text:p>
          </table:table-cell>
          <table:table-cell office:value-type="string" table:style-name="ce2">
            <text:p><text:span text:style-name="T3">鳳鳴國小</text:span></text:p>
          </table:table-cell>
          <table:table-cell office:value-type="float" office:value="70" table:style-name="ce41">
            <text:p>70</text:p>
          </table:table-cell>
          <table:table-cell office:value-type="float" office:value="70" table:style-name="ce42">
            <text:p>7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鳳鳴國小" table:formula="msoxl:=(C603)" table:style-name="ce29">
            <text:p>鳳鳴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億客來傢俱行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陳世榮</text:span></text:p>
          </table:table-cell>
          <table:table-cell office:value-type="string" table:style-name="ce421">
            <text:p><text:span text:style-name="T3">設備採購計畫</text:span>(<text:span text:style-name="T3">發電機、割草機、拔河繩等</text:span>)</text:p>
          </table:table-cell>
          <table:table-cell office:value-type="string" table:style-name="ce2">
            <text:p><text:span text:style-name="T3">有木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有木國小" table:formula="msoxl:=(C604)" table:style-name="ce29">
            <text:p>有木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宇成體育用品有限公司、石進興農機行</text:span></text:p>
          </table:table-cell>
          <table:table-cell table:style-name="ce39"/>
          <table:table-cell table:number-columns-repeated="16374" table:style-name="ce33"/>
        </table:table-row>
        <table:table-row table:style-name="ro26">
          <table:table-cell office:value-type="string" table:style-name="ce15">
            <text:p><text:span text:style-name="T3">張宏陸</text:span></text:p>
          </table:table-cell>
          <table:table-cell office:value-type="string" table:number-columns-spanned="1" table:number-rows-spanned="2" table:style-name="ce87">
            <text:p><text:span text:style-name="T3">設置「教學輔助器材</text:span>-<text:span text:style-name="T3">平板電腦」計畫</text:span></text:p>
          </table:table-cell>
          <table:table-cell office:value-type="string" table:number-columns-spanned="1" table:number-rows-spanned="2" table:style-name="ce52">
            <text:p><text:span text:style-name="T3">江翠國中</text:span></text:p>
          </table:table-cell>
          <table:table-cell office:value-type="float" office:value="500" table:formula="msoxl:=200+300" table:number-columns-spanned="1" table:number-rows-spanned="2" table:style-name="ce58">
            <text:p>500</text:p>
          </table:table-cell>
          <table:table-cell office:value-type="float" office:value="200" table:style-name="ce44">
            <text:p>200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中" table:formula="msoxl:=(C605)" table:number-columns-spanned="1" table:number-rows-spanned="2" table:style-name="ce53">
            <text:p>江翠國中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晶盛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32">
          <table:table-cell office:value-type="string" table:style-name="ce15">
            <text:p><text:span text:style-name="T3">劉美芳</text:span></text:p>
          </table:table-cell>
          <table:covered-table-cell/>
          <table:covered-table-cell/>
          <table:covered-table-cell/>
          <table:table-cell office:value-type="float" office:value="300" table:style-name="ce44">
            <text:p>3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34">
            <text:p><text:span text:style-name="T3">游輝宂</text:span></text:p>
          </table:table-cell>
          <table:table-cell office:value-type="string" table:style-name="ce399">
            <text:p><text:span text:style-name="T3">創客空間</text:span>-<text:span text:style-name="T3">動手做開啟真學習實施計畫</text:span>-<text:span text:style-name="T3">創客木工教室相關設備</text:span></text:p>
          </table:table-cell>
          <table:table-cell office:value-type="string" table:style-name="ce2">
            <text:p><text:span text:style-name="T3">中和國中</text:span></text:p>
          </table:table-cell>
          <table:table-cell office:value-type="float" office:value="400" table:style-name="ce47">
            <text:p>400</text:p>
          </table:table-cell>
          <table:table-cell office:value-type="float" office:value="400" table:style-name="ce48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中和國中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全楙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賴秋媚</text:span></text:p>
          </table:table-cell>
          <table:table-cell office:value-type="string" table:style-name="ce400">
            <text:p><text:span text:style-name="T3">創新樓通廊</text:span>PC<text:span text:style-name="T3">採光雨庇工程</text:span>(PC<text:span text:style-name="T3">採光罩工程</text:span>)</text:p>
          </table:table-cell>
          <table:table-cell office:value-type="string" table:style-name="ce2">
            <text:p><text:span text:style-name="T3">新泰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新泰國小" table:formula="msoxl:=(C608)" table:style-name="ce29">
            <text:p>新泰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童心園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6">
          <table:table-cell office:value-type="string" table:style-name="ce15">
            <text:p><text:span text:style-name="T3">林銘仁</text:span>(27<text:span text:style-name="T3">萬</text:span>5000)<text:span text:style-name="T3">、廖本煙</text:span>(27<text:span text:style-name="T3">萬</text:span>5000)</text:p>
          </table:table-cell>
          <table:table-cell office:value-type="string" table:style-name="ce401">
            <text:p><text:span text:style-name="T3">提升基層棒球運動購置交通車</text:span></text:p>
          </table:table-cell>
          <table:table-cell office:value-type="string" table:style-name="ce2">
            <text:p><text:span text:style-name="T3">鶯歌工商</text:span></text:p>
          </table:table-cell>
          <table:table-cell office:value-type="float" office:value="550" table:style-name="ce41">
            <text:p>550</text:p>
          </table:table-cell>
          <table:table-cell office:value-type="float" office:value="550" table:style-name="ce44">
            <text:p>5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鶯歌工商" table:formula="msoxl:=(C609)" table:style-name="ce29">
            <text:p>鶯歌工商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福昇汽車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洪佳君</text:span></text:p>
          </table:table-cell>
          <table:table-cell office:value-type="string" table:style-name="ce402">
            <text:p><text:span text:style-name="T3">提升基層棒球運動購置輔助教學設備計畫</text:span>(<text:span text:style-name="T3">位攝影機含腳架、記憶卡，腿部內縮機、訓練椅，紅外線燈、干擾波、治療器</text:span>)</text:p>
          </table:table-cell>
          <table:table-cell office:value-type="string" table:style-name="ce2">
            <text:p><text:span text:style-name="T3">鶯歌工商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299" table:style-name="ce44">
            <text:p>2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鶯歌工商" table:formula="msoxl:=(C610)" table:style-name="ce29">
            <text:p>鶯歌工商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永順錩電器、喬山健身器材、百方儀器</text:span></text:p>
          </table:table-cell>
          <table:table-cell table:style-name="ce39"/>
          <table:table-cell table:number-columns-repeated="16374" table:style-name="ce33"/>
        </table:table-row>
        <table:table-row table:style-name="ro110">
          <table:table-cell office:value-type="string" table:style-name="ce15">
            <text:p><text:span text:style-name="T3">張宏陸</text:span></text:p>
          </table:table-cell>
          <table:table-cell office:value-type="string" table:number-columns-spanned="1" table:number-rows-spanned="2" table:style-name="ce87">
            <text:p><text:span text:style-name="T3">提昇資訊融入教學環境設備實施計畫</text:span>-<text:span text:style-name="T3">投影系統、平板載具及充電車等設備</text:span></text:p>
          </table:table-cell>
          <table:table-cell office:value-type="string" table:number-columns-spanned="1" table:number-rows-spanned="2" table:style-name="ce52">
            <text:p><text:span text:style-name="T3">文山國中</text:span></text:p>
          </table:table-cell>
          <table:table-cell office:value-type="float" office:value="885" table:formula="msoxl:=385+500" table:number-columns-spanned="1" table:number-rows-spanned="2" table:style-name="ce57">
            <text:p>885</text:p>
          </table:table-cell>
          <table:table-cell office:value-type="float" office:value="385" table:style-name="ce44">
            <text:p>385</text:p>
          </table:table-cell>
          <table:table-cell office:value-type="string" table:number-columns-spanned="1" table:number-rows-spanned="2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山國中" table:formula="msoxl:=(C611)" table:number-columns-spanned="1" table:number-rows-spanned="2" table:style-name="ce53">
            <text:p>文山國中</text:p>
          </table:table-cell>
          <table:table-cell office:value-type="string" table:number-columns-spanned="1" table:number-rows-spanned="2" table:style-name="ce51">
            <text:p><text:span text:style-name="T3">公開招標</text:span></text:p>
          </table:table-cell>
          <table:table-cell office:value-type="string" table:number-columns-spanned="1" table:number-rows-spanned="2" table:style-name="ce51">
            <text:p><text:span text:style-name="T3">全球雲端運算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0">
          <table:table-cell office:value-type="string" table:style-name="ce15">
            <text:p><text:span text:style-name="T3">廖筱清</text:span></text:p>
          </table:table-cell>
          <table:covered-table-cell/>
          <table:covered-table-cell/>
          <table:covered-table-cell/>
          <table:table-cell office:value-type="float" office:value="500" table:style-name="ce48">
            <text:p>5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劉美芳</text:span></text:p>
          </table:table-cell>
          <table:table-cell office:value-type="string" table:style-name="ce403">
            <text:p><text:span text:style-name="T3">提昇校園環境安全計畫</text:span>(<text:span text:style-name="T3">監視器</text:span>)</text:p>
          </table:table-cell>
          <table:table-cell office:value-type="string" table:style-name="ce2">
            <text:p><text:span text:style-name="T3">忠孝國中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忠孝國中" table:formula="msoxl:=(C613)" table:style-name="ce29">
            <text:p>忠孝國中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煒昌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何淑峯</text:span></text:p>
          </table:table-cell>
          <table:table-cell office:value-type="string" table:style-name="ce404">
            <text:p><text:span text:style-name="T3">智慧教室與班及印表機建置計畫</text:span>(<text:span text:style-name="T3">印表機、投影機、電子白板</text:span>)</text:p>
          </table:table-cell>
          <table:table-cell office:value-type="string" table:style-name="ce2">
            <text:p><text:span text:style-name="T3">安坑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安坑國小" table:formula="msoxl:=(C614)" table:style-name="ce29">
            <text:p>安坑國小</text:p>
          </table:table-cell>
          <table:table-cell office:value-type="string" table:style-name="ce3">
            <text:p><text:span text:style-name="T3">共同供應契約、限制性招標</text:span></text:p>
          </table:table-cell>
          <table:table-cell office:value-type="string" table:style-name="ce3">
            <text:p><text:span text:style-name="T3">合志資訊股份有限公司、捷達數位系統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李余典</text:span></text:p>
          </table:table-cell>
          <table:table-cell office:value-type="string" table:style-name="ce405">
            <text:p><text:span text:style-name="T3">智慧學習系統教學計畫</text:span>-<text:span text:style-name="T3">學習系統</text:span>(<text:span text:style-name="T3">軟體</text:span>)</text:p>
          </table:table-cell>
          <table:table-cell office:value-type="string" table:style-name="ce2">
            <text:p><text:span text:style-name="T3">私立徐匯高中</text:span></text:p>
          </table:table-cell>
          <table:table-cell office:value-type="float" office:value="200" table:style-name="ce47">
            <text:p>200</text:p>
          </table:table-cell>
          <table:table-cell office:value-type="float" office:value="200" table:style-name="ce48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私立徐匯高中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光聯國際文化事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林國春</text:span></text:p>
          </table:table-cell>
          <table:table-cell office:value-type="string" table:style-name="ce406">
            <text:p><text:span text:style-name="T3">棒球宿舍衛浴間防漏工程</text:span></text:p>
          </table:table-cell>
          <table:table-cell office:value-type="string" table:style-name="ce2">
            <text:p><text:span text:style-name="T3">新埔國中</text:span></text:p>
          </table:table-cell>
          <table:table-cell office:value-type="float" office:value="175" table:style-name="ce45">
            <text:p>175</text:p>
          </table:table-cell>
          <table:table-cell office:value-type="float" office:value="175" table:style-name="ce44">
            <text:p>175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新埔國中" table:formula="msoxl:=(C616)" table:style-name="ce29">
            <text:p>新埔國中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寶宸設計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6">
          <table:table-cell office:value-type="string" table:style-name="ce15">
            <text:p><text:span text:style-name="T3">楊春妹</text:span></text:p>
          </table:table-cell>
          <table:table-cell office:value-type="string" table:number-columns-spanned="1" table:number-rows-spanned="3" table:style-name="ce87">
            <text:p><text:span text:style-name="T3">棒球隊成長訓練計畫</text:span>(<text:span text:style-name="T3">擋球網、打擊四角網、投手網、製冰機</text:span>)</text:p>
          </table:table-cell>
          <table:table-cell office:value-type="string" table:number-columns-spanned="1" table:number-rows-spanned="3" table:style-name="ce52">
            <text:p><text:span text:style-name="T3">私立崇義高中</text:span></text:p>
          </table:table-cell>
          <table:table-cell office:value-type="float" office:value="338" table:formula="msoxl:=100+110+128" table:number-columns-spanned="1" table:number-rows-spanned="3" table:style-name="ce57">
            <text:p>338</text:p>
          </table:table-cell>
          <table:table-cell office:value-type="float" office:value="100" table:style-name="ce44">
            <text:p>100</text:p>
          </table:table-cell>
          <table:table-cell office:value-type="string" table:number-columns-spanned="1" table:number-rows-spanned="3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崇義高中" table:formula="msoxl:=(C617)" table:number-columns-spanned="1" table:number-rows-spanned="3" table:style-name="ce53">
            <text:p>私立崇義高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正一實業社</text:span></text:p>
          </table:table-cell>
          <table:table-cell table:style-name="ce39"/>
          <table:table-cell table:number-columns-repeated="16374" table:style-name="ce33"/>
        </table:table-row>
        <table:table-row table:style-name="ro111">
          <table:table-cell office:value-type="string" table:style-name="ce3">
            <text:p><text:span text:style-name="T3">夷將‧拔路兒</text:span>Icyang<text:span text:style-name="T3">‧</text:span>Parod</text:p>
          </table:table-cell>
          <table:covered-table-cell/>
          <table:covered-table-cell/>
          <table:covered-table-cell/>
          <table:table-cell office:value-type="float" office:value="110" table:style-name="ce44">
            <text:p>110</text:p>
          </table:table-cell>
          <table:covered-table-cell/>
          <table:covered-table-cell/>
          <table:table-cell office:value-type="string" table:style-name="ce6">
            <text:p><text:span text:style-name="T3">公開招標</text:span></text:p>
          </table:table-cell>
          <table:table-cell office:value-type="string" table:style-name="ce6">
            <text:p><text:span text:style-name="T3">正一實業社</text:span></text:p>
          </table:table-cell>
          <table:table-cell table:style-name="ce39"/>
          <table:table-cell table:number-columns-repeated="16374" table:style-name="ce33"/>
        </table:table-row>
        <table:table-row table:style-name="ro20">
          <table:table-cell office:value-type="string" table:style-name="ce15">
            <text:p><text:span text:style-name="T3">沈發惠</text:span></text:p>
          </table:table-cell>
          <table:covered-table-cell/>
          <table:covered-table-cell/>
          <table:covered-table-cell/>
          <table:table-cell office:value-type="float" office:value="128" table:style-name="ce44">
            <text:p>128</text:p>
          </table:table-cell>
          <table:covered-table-cell/>
          <table:covered-table-cell/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正一實業社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彭成龍</text:span></text:p>
          </table:table-cell>
          <table:table-cell office:value-type="string" table:style-name="ce422">
            <text:p><text:span text:style-name="T3">棒球隊訓練設備改善計畫</text:span></text:p>
          </table:table-cell>
          <table:table-cell office:value-type="string" table:style-name="ce2">
            <text:p><text:span text:style-name="T3">私立中華高中</text:span></text:p>
          </table:table-cell>
          <table:table-cell office:value-type="float" office:value="252" table:style-name="ce45">
            <text:p>252</text:p>
          </table:table-cell>
          <table:table-cell office:value-type="float" office:value="246" table:style-name="ce44">
            <text:p>24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中華高中" table:formula="msoxl:=(C620)" table:style-name="ce29">
            <text:p>私立中華高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柏喬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周勝考</text:span></text:p>
          </table:table-cell>
          <table:table-cell office:value-type="string" table:style-name="ce423">
            <text:p><text:span text:style-name="T3">發展弦樂計畫</text:span>(<text:span text:style-name="T3">樂器</text:span>)</text:p>
          </table:table-cell>
          <table:table-cell office:value-type="string" table:style-name="ce2">
            <text:p><text:span text:style-name="T3">牡丹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牡丹國小" table:formula="msoxl:=(C621)" table:style-name="ce29">
            <text:p>牡丹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畢亞地音樂藝術商行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宋明宗</text:span></text:p>
          </table:table-cell>
          <table:table-cell office:value-type="string" table:style-name="ce424">
            <text:p><text:span text:style-name="T3">童軍教室暨多功能展示空間申請計畫</text:span><text:s/>(<text:span text:style-name="T3">童軍器材</text:span>)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港國小" table:formula="msoxl:=(C622)" table:style-name="ce29">
            <text:p>中港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佳欣冷凍空調有限公司、御禾辦公設備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王淑慧</text:span></text:p>
          </table:table-cell>
          <table:table-cell office:value-type="string" table:style-name="ce425">
            <text:p><text:span text:style-name="T3">視聽教室教學環境改善工程</text:span>(<text:span text:style-name="T3">書櫃、沙發等及地板工程</text:span>)</text:p>
          </table:table-cell>
          <table:table-cell office:value-type="string" table:style-name="ce2">
            <text:p><text:span text:style-name="T3">溪洲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溪洲國小" table:formula="msoxl:=(C623)" table:style-name="ce29">
            <text:p>溪洲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陸偉工程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江永昌</text:span></text:p>
          </table:table-cell>
          <table:table-cell office:value-type="string" table:style-name="ce426">
            <text:p><text:span text:style-name="T3">跆拳道教室設備汰換補助計畫</text:span>(<text:span text:style-name="T3">冷氣機</text:span>)</text:p>
          </table:table-cell>
          <table:table-cell office:value-type="string" table:style-name="ce2">
            <text:p><text:span text:style-name="T3">八里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59" table:style-name="ce42">
            <text:p>5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八里國小" table:formula="msoxl:=(C624)" table:style-name="ce29">
            <text:p>八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滿星紅電器行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蔣根煌</text:span></text:p>
          </table:table-cell>
          <table:table-cell office:value-type="string" table:style-name="ce427">
            <text:p><text:span text:style-name="T3">階梯教室資訊設備更新</text:span>-<text:span text:style-name="T3">投影機、布幕及施工</text:span></text:p>
          </table:table-cell>
          <table:table-cell office:value-type="string" table:style-name="ce2">
            <text:p><text:span text:style-name="T3">義學國小</text:span></text:p>
          </table:table-cell>
          <table:table-cell office:value-type="float" office:value="98" table:style-name="ce45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義學國小" table:formula="msoxl:=(C625)" table:style-name="ce29">
            <text:p>義學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蔣根煌</text:span></text:p>
          </table:table-cell>
          <table:table-cell office:value-type="string" table:style-name="ce428">
            <text:p><text:span text:style-name="T3">雲世代行動學習教室設備需求計畫</text:span>(<text:span text:style-name="T3">平板電腦</text:span>)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230" table:style-name="ce41">
            <text:p>230</text:p>
          </table:table-cell>
          <table:table-cell office:value-type="float" office:value="230" table:style-name="ce44">
            <text:p>23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港國小" table:formula="msoxl:=(C626)" table:style-name="ce29">
            <text:p>中港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鈜盛光電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李翁月娥</text:span></text:p>
          </table:table-cell>
          <table:table-cell office:value-type="string" table:style-name="ce429">
            <text:p><text:span text:style-name="T3">雲端數位學習教學計畫</text:span>-<text:span text:style-name="T3">伺服器設備</text:span></text:p>
          </table:table-cell>
          <table:table-cell office:value-type="string" table:style-name="ce2">
            <text:p><text:span text:style-name="T3">私立徐匯高中</text:span></text:p>
          </table:table-cell>
          <table:table-cell office:value-type="float" office:value="100" table:style-name="ce47">
            <text:p>100</text:p>
          </table:table-cell>
          <table:table-cell office:value-type="float" office:value="100" table:style-name="ce48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私立徐匯高中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翊顥科技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9">
          <table:table-cell office:value-type="string" table:style-name="ce15">
            <text:p><text:span text:style-name="T3">賴秋媚</text:span></text:p>
          </table:table-cell>
          <table:table-cell office:value-type="string" table:style-name="ce430">
            <text:p><text:span text:style-name="T3">飲水設備增設</text:span></text:p>
          </table:table-cell>
          <table:table-cell office:value-type="string" table:style-name="ce2">
            <text:p><text:span text:style-name="T3">義學國小</text:span></text:p>
          </table:table-cell>
          <table:table-cell office:value-type="float" office:value="99" table:style-name="ce41">
            <text:p>99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義學國小" table:formula="msoxl:=(C628)" table:style-name="ce29">
            <text:p>義學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賀眾企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1">
          <table:table-cell office:value-type="string" table:style-name="ce15">
            <text:p><text:span text:style-name="T3">廖裕德</text:span></text:p>
          </table:table-cell>
          <table:table-cell office:value-type="string" table:number-columns-spanned="1" table:number-rows-spanned="2" table:style-name="ce52">
            <text:p><text:span text:style-name="T3">新北市書法教學資源中心工程</text:span>(<text:span text:style-name="T3">教學中心改善工程、書法設備購置</text:span>)</text:p>
          </table:table-cell>
          <table:table-cell office:value-type="string" table:number-columns-spanned="1" table:number-rows-spanned="2" table:style-name="ce410">
            <text:p><text:span text:style-name="T3">莒光國小</text:span></text:p>
          </table:table-cell>
          <table:table-cell office:value-type="float" office:value="1070" table:style-name="ce41">
            <text:p>1,070</text:p>
          </table:table-cell>
          <table:table-cell office:value-type="float" office:value="1062" table:style-name="ce44">
            <text:p>1,062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莒光國小" table:formula="msoxl:=(C629)" table:style-name="ce29">
            <text:p>莒光國小</text:p>
          </table:table-cell>
          <table:table-cell office:value-type="string" table:style-name="ce3">
            <text:p><text:span text:style-name="T3">共同供應契約、限制性招標</text:span></text:p>
          </table:table-cell>
          <table:table-cell office:value-type="string" table:style-name="ce3">
            <text:p><text:span text:style-name="T3">詩肯股份有限公司、薈風堂畫廊、宇舜企業社、永翔水電工程行</text:span></text:p>
          </table:table-cell>
          <table:table-cell table:style-name="ce39"/>
          <table:table-cell table:number-columns-repeated="16374" table:style-name="ce33"/>
        </table:table-row>
        <table:table-row table:style-name="ro112">
          <table:table-cell office:value-type="string" table:style-name="ce15">
            <text:p><text:span text:style-name="T3">黃俊哲</text:span></text:p>
          </table:table-cell>
          <table:covered-table-cell/>
          <table:covered-table-cell/>
          <table:table-cell office:value-type="float" office:value="500" table:style-name="ce45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莒光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任佑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劉美芳</text:span></text:p>
          </table:table-cell>
          <table:table-cell office:value-type="string" table:style-name="ce2">
            <text:p><text:span text:style-name="T3">新建司令台及自行車棚地質鑽探計畫</text:span>(<text:span text:style-name="T3">地質鑽探工程</text:span>)</text:p>
          </table:table-cell>
          <table:table-cell office:value-type="string" table:style-name="ce411">
            <text:p><text:span text:style-name="T3">光復高中</text:span></text:p>
          </table:table-cell>
          <table:table-cell office:value-type="float" office:value="64" table:style-name="ce45">
            <text:p>64</text:p>
          </table:table-cell>
          <table:table-cell office:value-type="float" office:value="64" table:style-name="ce42">
            <text:p>64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光復高中" table:formula="msoxl:=(C631)" table:style-name="ce29">
            <text:p>光復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開泰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邱烽堯</text:span></text:p>
          </table:table-cell>
          <table:table-cell office:value-type="string" table:style-name="ce2">
            <text:p><text:span text:style-name="T3">新建校舍增購通風設備</text:span>(<text:span text:style-name="T3">冷氣</text:span>)</text:p>
          </table:table-cell>
          <table:table-cell office:value-type="string" table:style-name="ce412">
            <text:p><text:span text:style-name="T3">興南國小</text:span></text:p>
          </table:table-cell>
          <table:table-cell office:value-type="float" office:value="67" table:style-name="ce45">
            <text:p>67</text:p>
          </table:table-cell>
          <table:table-cell office:value-type="float" office:value="67" table:style-name="ce42">
            <text:p>67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興南國小" table:formula="msoxl:=(C632)" table:style-name="ce29">
            <text:p>興南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協亨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蔡明堂</text:span></text:p>
          </table:table-cell>
          <table:table-cell office:value-type="string" table:style-name="ce2">
            <text:p><text:span text:style-name="T3">新設志工隊辦公室設備採購計畫</text:span>(<text:span text:style-name="T3">桌椅、櫃子、窗簾</text:span>)<text:s/></text:p>
          </table:table-cell>
          <table:table-cell office:value-type="string" table:style-name="ce413">
            <text:p><text:span text:style-name="T3">三重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重國小" table:formula="msoxl:=(C633)" table:style-name="ce29">
            <text:p>三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歐凌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鄭宇恩</text:span></text:p>
          </table:table-cell>
          <table:table-cell office:value-type="string" table:style-name="ce2">
            <text:p><text:span text:style-name="T3">會議室設備汰換計畫案</text:span>(<text:span text:style-name="T3">桌椅、投影機</text:span>)</text:p>
          </table:table-cell>
          <table:table-cell office:value-type="string" table:style-name="ce414">
            <text:p><text:span text:style-name="T3">八里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八里國小" table:formula="msoxl:=(C634)" table:style-name="ce29">
            <text:p>八里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設計家實業有限公司、永鉅事務機器有限公司、京旻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鍾宏仁</text:span></text:p>
          </table:table-cell>
          <table:table-cell office:value-type="string" table:style-name="ce2">
            <text:p><text:span text:style-name="T3">節能減碳照明改善工程</text:span>(<text:span text:style-name="T3">照明設備</text:span>)</text:p>
          </table:table-cell>
          <table:table-cell office:value-type="string" table:style-name="ce415">
            <text:p><text:span text:style-name="T3">中港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港國小" table:formula="msoxl:=(C635)" table:style-name="ce29">
            <text:p>中港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映鴻光電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廖筱清</text:span></text:p>
          </table:table-cell>
          <table:table-cell office:value-type="string" table:style-name="ce2">
            <text:p><text:span text:style-name="T3">節能減碳照明設備改善計畫</text:span>(<text:span text:style-name="T3">照明設備</text:span>)</text:p>
          </table:table-cell>
          <table:table-cell office:value-type="string" table:style-name="ce416">
            <text:p><text:span text:style-name="T3">安坑國小</text:span></text:p>
          </table:table-cell>
          <table:table-cell office:value-type="float" office:value="980" table:style-name="ce45">
            <text:p>980</text:p>
          </table:table-cell>
          <table:table-cell office:value-type="float" office:value="980" table:style-name="ce44">
            <text:p>98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安坑國小" table:formula="msoxl:=(C636)" table:style-name="ce29">
            <text:p>安坑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新北市久大庇護工場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鄭戴麗香</text:span></text:p>
          </table:table-cell>
          <table:table-cell office:value-type="string" table:style-name="ce2">
            <text:p><text:span text:style-name="T3">節能燈具改善計畫</text:span>(<text:span text:style-name="T3">照明設備</text:span>)</text:p>
          </table:table-cell>
          <table:table-cell office:value-type="string" table:style-name="ce358">
            <text:p><text:span text:style-name="T3">文化國小</text:span></text:p>
          </table:table-cell>
          <table:table-cell office:value-type="float" office:value="60" table:style-name="ce46">
            <text:p>60</text:p>
          </table:table-cell>
          <table:table-cell office:value-type="float" office:value="60" table:style-name="ce42">
            <text:p>6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文化國小" table:formula="msoxl:=(C637)" table:style-name="ce29">
            <text:p>文化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茗竑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蔡葉偉</text:span></text:p>
          </table:table-cell>
          <table:table-cell office:value-type="string" table:style-name="ce2">
            <text:p><text:span text:style-name="T3">節能燈具改善補助計畫</text:span>(<text:span text:style-name="T3">照明設備</text:span>)</text:p>
          </table:table-cell>
          <table:table-cell office:value-type="string" table:style-name="ce359">
            <text:p><text:span text:style-name="T3">文化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文化國小" table:formula="msoxl:=(C638)" table:style-name="ce29">
            <text:p>文化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茗竑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何淑峯</text:span></text:p>
          </table:table-cell>
          <table:table-cell office:value-type="string" table:style-name="ce2">
            <text:p><text:span text:style-name="T3">補助音響設備計畫</text:span>(<text:span text:style-name="T3">音響設備</text:span>)</text:p>
          </table:table-cell>
          <table:table-cell office:value-type="string" table:style-name="ce360">
            <text:p><text:span text:style-name="T3">頭前國中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頭前國中" table:formula="msoxl:=(C639)" table:style-name="ce29">
            <text:p>頭前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中揚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鄭宇恩</text:span></text:p>
          </table:table-cell>
          <table:table-cell office:value-type="string" table:style-name="ce2">
            <text:p><text:span text:style-name="T3">資源回收永續里中教育特色計畫</text:span>(<text:span text:style-name="T3">回收室圍籬、置物架</text:span>)</text:p>
          </table:table-cell>
          <table:table-cell office:value-type="string" table:style-name="ce361">
            <text:p><text:span text:style-name="T3">八里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八里國中" table:formula="msoxl:=(C640)" table:style-name="ce29">
            <text:p>八里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綠林創意空間工程有限公司、西北鐵櫃家具股份有限公司、兆亨家庭百貨大批發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楊春妹</text:span></text:p>
          </table:table-cell>
          <table:table-cell office:value-type="string" table:style-name="ce2">
            <text:p><text:span text:style-name="T3">運動選手訓練環境及器材設備申請計畫</text:span>(<text:span text:style-name="T3">電子看板</text:span>)</text:p>
          </table:table-cell>
          <table:table-cell office:value-type="string" table:style-name="ce362">
            <text:p><text:span text:style-name="T3">丹鳳高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丹鳳高中" table:formula="msoxl:=(C641)" table:style-name="ce29">
            <text:p>丹鳳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新境界光電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林銘仁</text:span></text:p>
          </table:table-cell>
          <table:table-cell office:value-type="string" table:style-name="ce2">
            <text:p><text:span text:style-name="T3">電梯機房改善</text:span>(<text:span text:style-name="T3">防火門</text:span>)</text:p>
          </table:table-cell>
          <table:table-cell office:value-type="string" table:style-name="ce363">
            <text:p><text:span text:style-name="T3">頂埔國小</text:span></text:p>
          </table:table-cell>
          <table:table-cell office:value-type="float" office:value="27" table:style-name="ce45">
            <text:p>27</text:p>
          </table:table-cell>
          <table:table-cell office:value-type="float" office:value="27" table:style-name="ce42">
            <text:p>27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頂埔國小" table:formula="msoxl:=(C642)" table:style-name="ce29">
            <text:p>頂埔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大成消防安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賴秋媚</text:span></text:p>
          </table:table-cell>
          <table:table-cell office:value-type="string" table:style-name="ce2">
            <text:p><text:span text:style-name="T3">電園設備系統改善工程</text:span></text:p>
          </table:table-cell>
          <table:table-cell office:value-type="string" table:style-name="ce364">
            <text:p><text:span text:style-name="T3">泰山國中</text:span></text:p>
          </table:table-cell>
          <table:table-cell office:value-type="float" office:value="1000" table:style-name="ce45">
            <text:p>1,000</text:p>
          </table:table-cell>
          <table:table-cell office:value-type="float" office:value="1000" table:style-name="ce44">
            <text:p>1,0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泰山國中" table:formula="msoxl:=(C643)" table:style-name="ce29">
            <text:p>泰山國中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康橋電機技師事務所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廖正良</text:span></text:p>
          </table:table-cell>
          <table:table-cell office:value-type="string" table:style-name="ce2">
            <text:p><text:span text:style-name="T3">電腦教室網路電源線及跨動網路交換器汰舊更新</text:span></text:p>
          </table:table-cell>
          <table:table-cell office:value-type="string" table:style-name="ce365">
            <text:p><text:span text:style-name="T3">樟樹國小</text:span></text:p>
          </table:table-cell>
          <table:table-cell office:value-type="float" office:value="35" table:style-name="ce41">
            <text:p>35</text:p>
          </table:table-cell>
          <table:table-cell office:value-type="float" office:value="35" table:style-name="ce42">
            <text:p>3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樟樹國小" table:formula="msoxl:=(C644)" table:style-name="ce29">
            <text:p>樟樹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精彩電腦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邱烽堯</text:span></text:p>
          </table:table-cell>
          <table:table-cell office:value-type="string" table:style-name="ce2">
            <text:p><text:span text:style-name="T3">圖書空調設備新增計畫</text:span>(<text:span text:style-name="T3">圖書館空調</text:span>)</text:p>
          </table:table-cell>
          <table:table-cell office:value-type="string" table:style-name="ce366">
            <text:p><text:span text:style-name="T3">瑞柑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瑞柑國小" table:formula="msoxl:=(C645)" table:style-name="ce29">
            <text:p>瑞柑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童心園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廖本煙</text:span></text:p>
          </table:table-cell>
          <table:table-cell office:value-type="string" table:style-name="ce2">
            <text:p><text:span text:style-name="T3">圖書室環境設施改善計畫</text:span>(<text:span text:style-name="T3">圖書館工程</text:span>)</text:p>
          </table:table-cell>
          <table:table-cell office:value-type="string" table:style-name="ce367">
            <text:p><text:span text:style-name="T3">昌福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昌福國小" table:formula="msoxl:=(C646)" table:style-name="ce29">
            <text:p>昌福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鑫威節能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李坤城</text:span></text:p>
          </table:table-cell>
          <table:table-cell office:value-type="string" table:style-name="ce2">
            <text:p><text:span text:style-name="T3">圖書館空調設備增補計畫</text:span>(<text:span text:style-name="T3">分離式空調設備</text:span>)</text:p>
          </table:table-cell>
          <table:table-cell office:value-type="string" table:style-name="ce384">
            <text:p><text:span text:style-name="T3">三和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和國中" table:formula="msoxl:=(C647)" table:style-name="ce29">
            <text:p>三和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兆興冷凍空調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林國春</text:span></text:p>
          </table:table-cell>
          <table:table-cell office:value-type="string" table:style-name="ce2">
            <text:p><text:span text:style-name="T3">圖書館學校節能冷氣設備改善學校環境計畫</text:span>(<text:span text:style-name="T3">冷氣</text:span>)</text:p>
          </table:table-cell>
          <table:table-cell office:value-type="string" table:style-name="ce385">
            <text:p><text:span text:style-name="T3">文聖國小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文聖國小" table:formula="msoxl:=(C648)" table:style-name="ce29">
            <text:p>文聖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東元電器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曾煥嘉</text:span></text:p>
          </table:table-cell>
          <table:table-cell office:value-type="string" table:style-name="ce2">
            <text:p><text:span text:style-name="T3">演藝廳教學環境改善工程計畫</text:span>(<text:span text:style-name="T3">地板及天花板等整修工程</text:span>)</text:p>
          </table:table-cell>
          <table:table-cell office:value-type="string" table:style-name="ce386">
            <text:p><text:span text:style-name="T3">溪洲國小</text:span></text:p>
          </table:table-cell>
          <table:table-cell office:value-type="float" office:value="600" table:style-name="ce45">
            <text:p>600</text:p>
          </table:table-cell>
          <table:table-cell office:value-type="float" office:value="547" table:style-name="ce44">
            <text:p>547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溪洲國小" table:formula="msoxl:=(C649)" table:style-name="ce29">
            <text:p>溪洲國小</text:p>
          </table:table-cell>
          <table:table-cell office:value-type="string" table:style-name="ce3">
            <text:p><text:span text:style-name="T3">公開取得報價單或企劃書</text:span></text:p>
          </table:table-cell>
          <table:table-cell office:value-type="string" table:style-name="ce3">
            <text:p><text:span text:style-name="T3">永固麗傢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鍾宏仁</text:span></text:p>
          </table:table-cell>
          <table:table-cell office:value-type="string" table:style-name="ce2">
            <text:p><text:span text:style-name="T3">管樂教室災後樂器購置</text:span></text:p>
          </table:table-cell>
          <table:table-cell office:value-type="string" table:style-name="ce387">
            <text:p><text:span text:style-name="T3">新莊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4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莊國小" table:formula="msoxl:=(C650)" table:style-name="ce29">
            <text:p>新莊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勝利國際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蔣根煌</text:span></text:p>
          </table:table-cell>
          <table:table-cell office:value-type="string" table:style-name="ce2">
            <text:p><text:span text:style-name="T3">管樂教室樂器購置</text:span></text:p>
          </table:table-cell>
          <table:table-cell office:value-type="string" table:style-name="ce388">
            <text:p><text:span text:style-name="T3">新莊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莊國小" table:formula="msoxl:=(C651)" table:style-name="ce29">
            <text:p>新莊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勝利國際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連斐璠</text:span></text:p>
          </table:table-cell>
          <table:table-cell office:value-type="string" table:style-name="ce2">
            <text:p><text:span text:style-name="T3">管樂團添購樂器計畫</text:span></text:p>
          </table:table-cell>
          <table:table-cell office:value-type="string" table:style-name="ce389">
            <text:p><text:span text:style-name="T3">秀朗國小</text:span></text:p>
          </table:table-cell>
          <table:table-cell office:value-type="float" office:value="600" table:style-name="ce45">
            <text:p>600</text:p>
          </table:table-cell>
          <table:table-cell office:value-type="float" office:value="600" table:style-name="ce44">
            <text:p>6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秀朗國小" table:formula="msoxl:=(C652)" table:style-name="ce29">
            <text:p>秀朗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政新國際藝術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49">
          <table:table-cell office:value-type="string" table:style-name="ce15">
            <text:p><text:span text:style-name="T3">王淑慧</text:span></text:p>
          </table:table-cell>
          <table:table-cell office:value-type="string" table:number-columns-spanned="1" table:number-rows-spanned="4" table:style-name="ce87">
            <text:p><text:span text:style-name="T3">管樂團樂器添購計畫</text:span></text:p>
          </table:table-cell>
          <table:table-cell office:value-type="string" table:number-columns-spanned="1" table:number-rows-spanned="4" table:style-name="ce52">
            <text:p><text:span text:style-name="T3">海山高中</text:span></text:p>
          </table:table-cell>
          <table:table-cell office:value-type="float" office:value="750" table:number-columns-spanned="1" table:number-rows-spanned="4" table:style-name="ce57">
            <text:p>750</text:p>
          </table:table-cell>
          <table:table-cell office:value-type="float" office:value="300" table:style-name="ce44">
            <text:p>300</text:p>
          </table:table-cell>
          <table:table-cell office:value-type="string" table:number-columns-spanned="1" table:number-rows-spanned="4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海山高中" table:formula="msoxl:=(C653)" table:number-columns-spanned="1" table:number-rows-spanned="4" table:style-name="ce53">
            <text:p>海山高中</text:p>
          </table:table-cell>
          <table:table-cell office:value-type="string" table:number-columns-spanned="1" table:number-rows-spanned="4" table:style-name="ce51">
            <text:p><text:span text:style-name="T3">公開招標</text:span></text:p>
          </table:table-cell>
          <table:table-cell office:value-type="string" table:number-columns-spanned="1" table:number-rows-spanned="4" table:style-name="ce51">
            <text:p><text:span text:style-name="T3">藝研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3">
          <table:table-cell office:value-type="string" table:style-name="ce15">
            <text:p><text:span text:style-name="T3">何博文</text:span></text:p>
          </table:table-cell>
          <table:covered-table-cell/>
          <table:covered-table-cell/>
          <table:covered-table-cell/>
          <table:table-cell office:value-type="float" office:value="300" table:style-name="ce44">
            <text:p>3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14">
          <table:table-cell office:value-type="string" table:style-name="ce15">
            <text:p><text:span text:style-name="T3">曾煥嘉</text:span></text:p>
          </table:table-cell>
          <table:covered-table-cell/>
          <table:covered-table-cell/>
          <table:covered-table-cell/>
          <table:table-cell office:value-type="float" office:value="100" table:style-name="ce44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15">
          <table:table-cell office:value-type="string" table:style-name="ce15">
            <text:p><text:span text:style-name="T3">劉美芳</text:span></text:p>
          </table:table-cell>
          <table:covered-table-cell/>
          <table:covered-table-cell/>
          <table:covered-table-cell/>
          <table:table-cell office:value-type="float" office:value="50" table:style-name="ce44">
            <text:p>5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張宏陸</text:span></text:p>
          </table:table-cell>
          <table:table-cell office:value-type="string" table:style-name="ce2">
            <text:p><text:span text:style-name="T3">管樂團樂器設備更新採購計畫</text:span></text:p>
          </table:table-cell>
          <table:table-cell office:value-type="string" table:style-name="ce368">
            <text:p><text:span text:style-name="T3">後埔國小</text:span></text:p>
          </table:table-cell>
          <table:table-cell office:value-type="float" office:value="300" table:style-name="ce41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後埔國小" table:formula="msoxl:=(C657)" table:style-name="ce29">
            <text:p>後埔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偉仕育樂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邱婷蔚</text:span></text:p>
          </table:table-cell>
          <table:table-cell office:value-type="string" table:style-name="ce2">
            <text:p><text:span text:style-name="T3">管樂團樂器補助計畫</text:span></text:p>
          </table:table-cell>
          <table:table-cell office:value-type="string" table:style-name="ce369">
            <text:p><text:span text:style-name="T3">明志國中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中" table:formula="msoxl:=(C658)" table:style-name="ce29">
            <text:p>明志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藝研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江永昌</text:span></text:p>
          </table:table-cell>
          <table:table-cell office:value-type="string" table:style-name="ce2">
            <text:p><text:span text:style-name="T3">綜合大樓電梯改善</text:span></text:p>
          </table:table-cell>
          <table:table-cell office:value-type="string" table:style-name="ce370">
            <text:p><text:span text:style-name="T3">錦和高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錦和高中" table:formula="msoxl:=(C659)" table:style-name="ce29">
            <text:p>錦和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立川機電工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林國春</text:span></text:p>
          </table:table-cell>
          <table:table-cell office:value-type="string" table:style-name="ce2">
            <text:p><text:span text:style-name="T3">舞蹈班及美術班專科教室環境設備改善計畫</text:span>(<text:span text:style-name="T3">風扇、冷氣、櫃子等</text:span>)</text:p>
          </table:table-cell>
          <table:table-cell office:value-type="string" table:style-name="ce371">
            <text:p><text:span text:style-name="T3">新埔國中</text:span></text:p>
          </table:table-cell>
          <table:table-cell office:value-type="float" office:value="118" table:style-name="ce41">
            <text:p>118</text:p>
          </table:table-cell>
          <table:table-cell office:value-type="float" office:value="118" table:style-name="ce44">
            <text:p>11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埔國中" table:formula="msoxl:=(C660)" table:style-name="ce29">
            <text:p>新埔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兆鴻家具開發有限公司、緯泰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陳世榮</text:span></text:p>
          </table:table-cell>
          <table:table-cell office:value-type="string" table:style-name="ce2">
            <text:p><text:span text:style-name="T3">舞蹈教室建置計畫</text:span>(<text:span text:style-name="T3">鏡面、牆壁、地板等工程</text:span>)</text:p>
          </table:table-cell>
          <table:table-cell office:value-type="string" table:style-name="ce372">
            <text:p><text:span text:style-name="T3">鶯歌高職</text:span></text:p>
          </table:table-cell>
          <table:table-cell office:value-type="float" office:value="500" table:style-name="ce46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鶯歌高職" table:formula="msoxl:=(C661)" table:style-name="ce29">
            <text:p>鶯歌高職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立壇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李翁月娥</text:span></text:p>
          </table:table-cell>
          <table:table-cell office:value-type="string" table:style-name="ce2">
            <text:p><text:span text:style-name="T3">輔導處空間改善計畫</text:span>(<text:span text:style-name="T3">窗簾、地板、桌椅等</text:span>)</text:p>
          </table:table-cell>
          <table:table-cell office:value-type="string" table:style-name="ce373">
            <text:p><text:span text:style-name="T3">三民高中</text:span></text:p>
          </table:table-cell>
          <table:table-cell office:value-type="float" office:value="200" table:style-name="ce41">
            <text:p>200</text:p>
          </table:table-cell>
          <table:table-cell office:value-type="float" office:value="177" table:style-name="ce44">
            <text:p>177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三民高中" table:formula="msoxl:=(C662)" table:style-name="ce29">
            <text:p>三民高中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研造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宋明宗</text:span></text:p>
          </table:table-cell>
          <table:table-cell office:value-type="string" table:style-name="ce2">
            <text:p><text:span text:style-name="T3">增設校園監視系統計畫</text:span>(<text:span text:style-name="T3">監視器</text:span>)</text:p>
          </table:table-cell>
          <table:table-cell office:value-type="string" table:style-name="ce374">
            <text:p><text:span text:style-name="T3">新泰國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泰國中" table:formula="msoxl:=(C663)" table:style-name="ce29">
            <text:p>新泰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凱仕達安全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鄭戴麗香</text:span></text:p>
          </table:table-cell>
          <table:table-cell office:value-type="string" table:style-name="ce2">
            <text:p><text:span text:style-name="T3">增設校園監視系統設備計畫</text:span>(<text:span text:style-name="T3">監視系統</text:span>)</text:p>
          </table:table-cell>
          <table:table-cell office:value-type="string" table:style-name="ce375">
            <text:p><text:span text:style-name="T3">明志國小</text:span></text:p>
          </table:table-cell>
          <table:table-cell office:value-type="float" office:value="130" table:style-name="ce41">
            <text:p>130</text:p>
          </table:table-cell>
          <table:table-cell office:value-type="float" office:value="115" table:style-name="ce44">
            <text:p>11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小" table:formula="msoxl:=(C664)" table:style-name="ce29">
            <text:p>明志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笙揚數位系統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鄭宇恩</text:span></text:p>
          </table:table-cell>
          <table:table-cell office:value-type="string" table:style-name="ce2">
            <text:p><text:span text:style-name="T3">增置遮雨採光罩實施計畫</text:span></text:p>
          </table:table-cell>
          <table:table-cell office:value-type="string" table:style-name="ce376">
            <text:p><text:span text:style-name="T3">興華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興華國小" table:formula="msoxl:=(C665)" table:style-name="ce29">
            <text:p>興華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公化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李倩萍</text:span></text:p>
          </table:table-cell>
          <table:table-cell office:value-type="string" table:style-name="ce2">
            <text:p><text:span text:style-name="T3">增置遮雨棚及地板改善工程計畫</text:span>(<text:span text:style-name="T3">採光雨庇、止滑粉鋪設</text:span>)</text:p>
          </table:table-cell>
          <table:table-cell office:value-type="string" table:style-name="ce377">
            <text:p><text:span text:style-name="T3">二重國小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4">
            <text:p>1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二重國小" table:formula="msoxl:=(C666)" table:style-name="ce29">
            <text:p>二重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聖邦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蔡明堂</text:span></text:p>
          </table:table-cell>
          <table:table-cell office:value-type="string" table:style-name="ce2">
            <text:p><text:span text:style-name="T3">增購坐式割草機</text:span></text:p>
          </table:table-cell>
          <table:table-cell office:value-type="string" table:style-name="ce378">
            <text:p><text:span text:style-name="T3">私立穀保家商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7" table:style-name="ce42">
            <text:p>97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穀保家商" table:formula="msoxl:=(C667)" table:style-name="ce29">
            <text:p>私立穀保家商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鼎本五金行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蔡明堂</text:span></text:p>
          </table:table-cell>
          <table:table-cell office:value-type="string" table:style-name="ce2">
            <text:p><text:span text:style-name="T3">增購坐式割草機</text:span></text:p>
          </table:table-cell>
          <table:table-cell office:value-type="string" table:style-name="ce379">
            <text:p><text:span text:style-name="T3">二重國中</text:span></text:p>
          </table:table-cell>
          <table:table-cell office:value-type="float" office:value="400" table:style-name="ce41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二重國中" table:formula="msoxl:=(C668)" table:style-name="ce29">
            <text:p>二重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竹下電機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蔡明堂</text:span></text:p>
          </table:table-cell>
          <table:table-cell office:value-type="string" table:style-name="ce2">
            <text:p><text:span text:style-name="T3">增購硬式碳纖為棒球棒</text:span></text:p>
          </table:table-cell>
          <table:table-cell office:value-type="string" table:style-name="ce380">
            <text:p><text:span text:style-name="T3">二重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二重國中" table:formula="msoxl:=(C669)" table:style-name="ce29">
            <text:p>二重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一軍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蔡葉偉</text:span></text:p>
          </table:table-cell>
          <table:table-cell office:value-type="string" table:style-name="ce2">
            <text:p><text:span text:style-name="T3">增購跆拳道訓練器材計畫</text:span></text:p>
          </table:table-cell>
          <table:table-cell office:value-type="string" table:style-name="ce381">
            <text:p><text:span text:style-name="T3">三芝國中</text:span></text:p>
          </table:table-cell>
          <table:table-cell office:value-type="float" office:value="150" table:style-name="ce41">
            <text:p>150</text:p>
          </table:table-cell>
          <table:table-cell office:value-type="float" office:value="150" table:style-name="ce42">
            <text:p>1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芝國中" table:formula="msoxl:=(C670)" table:style-name="ce29">
            <text:p>三芝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撼龍企業社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邱婷蔚</text:span></text:p>
          </table:table-cell>
          <table:table-cell office:value-type="string" table:style-name="ce2">
            <text:p><text:span text:style-name="T3">慶祝父親節社區藝術巡演系列活動設備添購計畫</text:span><text:s/>(<text:span text:style-name="T3">音響設備</text:span>)</text:p>
          </table:table-cell>
          <table:table-cell office:value-type="string" table:style-name="ce382">
            <text:p><text:span text:style-name="T3">三重高中</text:span></text:p>
          </table:table-cell>
          <table:table-cell office:value-type="float" office:value="60" table:style-name="ce41">
            <text:p>60</text:p>
          </table:table-cell>
          <table:table-cell office:value-type="float" office:value="60" table:style-name="ce42">
            <text:p>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三重高中" table:formula="msoxl:=(C671)" table:style-name="ce29">
            <text:p>三重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美頡設計印刷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3">
            <text:p><text:span text:style-name="T3">夷將‧拔路兒</text:span>Icyang<text:span text:style-name="T3">‧</text:span>Parod</text:p>
          </table:table-cell>
          <table:table-cell office:value-type="string" table:style-name="ce2">
            <text:p><text:span text:style-name="T3">數位互動教學評量系統設備計畫</text:span>-<text:span text:style-name="T3">評量系統軟體、投影布幕等設備</text:span></text:p>
          </table:table-cell>
          <table:table-cell office:value-type="string" table:style-name="ce383">
            <text:p><text:span text:style-name="T3">三峽國中</text:span></text:p>
          </table:table-cell>
          <table:table-cell office:value-type="float" office:value="557" table:style-name="ce47">
            <text:p>557</text:p>
          </table:table-cell>
          <table:table-cell office:value-type="float" office:value="557" table:style-name="ce48">
            <text:p>557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三峽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萬達立新企業社</text:span></text:p>
            <text:p><text:span text:style-name="T3">彩達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0">
          <table:table-cell office:value-type="string" table:number-columns-spanned="1" table:number-rows-spanned="2" table:style-name="ce55">
            <text:p><text:span text:style-name="T3">陳科名</text:span></text:p>
          </table:table-cell>
          <table:table-cell office:value-type="string" table:number-columns-spanned="1" table:number-rows-spanned="2" table:style-name="ce104">
            <text:p><text:span text:style-name="T3">數位互動教學評量系統設備計畫</text:span>-<text:span text:style-name="T3">評量系統</text:span>(<text:span text:style-name="T3">軟體</text:span>)<text:span text:style-name="T3">及單槍投影機</text:span></text:p>
          </table:table-cell>
          <table:table-cell office:value-type="string" table:number-columns-spanned="1" table:number-rows-spanned="2" table:style-name="ce52">
            <text:p><text:span text:style-name="T3">榮富國小</text:span></text:p>
          </table:table-cell>
          <table:table-cell office:value-type="float" office:value="220" table:number-columns-spanned="1" table:number-rows-spanned="2" table:style-name="ce57">
            <text:p>220</text:p>
          </table:table-cell>
          <table:table-cell office:value-type="float" office:value="42" table:style-name="ce44">
            <text:p>42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number-columns-spanned="1" table:number-rows-spanned="2" table:style-name="ce53">
            <text:p>榮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合志資訊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6">
          <table:covered-table-cell/>
          <table:covered-table-cell/>
          <table:covered-table-cell/>
          <table:covered-table-cell/>
          <table:table-cell office:value-type="float" office:value="178" table:style-name="ce44">
            <text:p>178</text:p>
          </table:table-cell>
          <table:table-cell office:value-type="string" table:style-name="ce73"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covered-table-cell/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彩達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7">
          <table:table-cell office:value-type="string" table:style-name="ce15">
            <text:p><text:span text:style-name="T3">陳科名</text:span></text:p>
          </table:table-cell>
          <table:table-cell office:value-type="string" table:style-name="ce94">
            <text:p><text:span text:style-name="T3">數位互動教學評量系董設備計畫</text:span></text:p>
          </table:table-cell>
          <table:table-cell office:value-type="string" table:style-name="ce2">
            <text:p><text:span text:style-name="T3">榮富國小</text:span></text:p>
          </table:table-cell>
          <table:table-cell office:value-type="float" office:value="220" table:style-name="ce41">
            <text:p>220</text:p>
          </table:table-cell>
          <table:table-cell office:value-type="float" office:value="220" table:style-name="ce44">
            <text:p>22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榮富國小" table:formula="msoxl:=(C675)" table:style-name="ce29">
            <text:p>榮富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彩達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林裔綺</text:span></text:p>
          </table:table-cell>
          <table:table-cell office:value-type="string" table:style-name="ce69">
            <text:p><text:span text:style-name="T3">數位教室整修計畫</text:span>(<text:span text:style-name="T3">電腦教室搬遷工程</text:span>)</text:p>
          </table:table-cell>
          <table:table-cell office:value-type="string" table:style-name="ce2">
            <text:p><text:span text:style-name="T3">瑞柑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4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瑞柑國小" table:formula="msoxl:=(C676)" table:style-name="ce29">
            <text:p>瑞柑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童心園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李倩萍</text:span></text:p>
          </table:table-cell>
          <table:table-cell office:value-type="string" table:style-name="ce331">
            <text:p><text:span text:style-name="T3">數位教學設備改善計畫</text:span></text:p>
          </table:table-cell>
          <table:table-cell office:value-type="string" table:style-name="ce2">
            <text:p><text:span text:style-name="T3">私立徐匯高中</text:span></text:p>
          </table:table-cell>
          <table:table-cell office:value-type="float" office:value="360" table:style-name="ce47">
            <text:p>360</text:p>
          </table:table-cell>
          <table:table-cell office:value-type="float" office:value="360" table:style-name="ce48">
            <text:p>3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私立徐匯高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萬達立新企業社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鴻源</text:span></text:p>
          </table:table-cell>
          <table:table-cell office:value-type="string" table:style-name="ce332">
            <text:p><text:span text:style-name="T3">數位影像資訊教育設備更新</text:span>-<text:span text:style-name="T3">桌上型電腦、液晶螢幕、投影機、單眼相機、電腦桌椅及網路施工</text:span></text:p>
          </table:table-cell>
          <table:table-cell office:value-type="string" table:style-name="ce2">
            <text:p><text:span text:style-name="T3">私立育才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私立育才國小" table:formula="msoxl:=(C678)" table:style-name="ce29">
            <text:p>私立育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華誠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蔣根煌</text:span></text:p>
          </table:table-cell>
          <table:table-cell office:value-type="string" table:style-name="ce333">
            <text:p><text:span text:style-name="T3">樂器購置計畫</text:span>(<text:span text:style-name="T3">樂器</text:span>)</text:p>
          </table:table-cell>
          <table:table-cell office:value-type="string" table:style-name="ce2">
            <text:p><text:span text:style-name="T3">福營國中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福營國中" table:formula="msoxl:=(C679)" table:style-name="ce29">
            <text:p>福營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永躍國際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陳世榮</text:span></text:p>
          </table:table-cell>
          <table:table-cell office:value-type="string" table:style-name="ce334">
            <text:p><text:span text:style-name="T3">樂學樓改善教學環境計畫</text:span>(<text:span text:style-name="T3">冷氣</text:span>)</text:p>
          </table:table-cell>
          <table:table-cell office:value-type="string" table:style-name="ce2">
            <text:p><text:span text:style-name="T3">建國國小</text:span></text:p>
          </table:table-cell>
          <table:table-cell office:value-type="float" office:value="98" table:style-name="ce41">
            <text:p>98</text:p>
          </table:table-cell>
          <table:table-cell office:value-type="float" office:value="98" table:style-name="ce42">
            <text:p>98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建國國小" table:formula="msoxl:=(C680)" table:style-name="ce29">
            <text:p>建國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弘侖電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林銘仁</text:span></text:p>
          </table:table-cell>
          <table:table-cell office:value-type="string" table:style-name="ce335">
            <text:p><text:span text:style-name="T3">學生活動中心舞臺遮光防燄布幕整修計畫</text:span>(<text:span text:style-name="T3">防燄布幕</text:span>)</text:p>
          </table:table-cell>
          <table:table-cell office:value-type="string" table:style-name="ce2">
            <text:p><text:span text:style-name="T3">土城國小</text:span></text:p>
          </table:table-cell>
          <table:table-cell office:value-type="float" office:value="280" table:style-name="ce41">
            <text:p>280</text:p>
          </table:table-cell>
          <table:table-cell office:value-type="float" office:value="280" table:style-name="ce44">
            <text:p>28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土城國小" table:formula="msoxl:=(C681)" table:style-name="ce29">
            <text:p>土城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東揚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8">
          <table:table-cell office:value-type="string" table:style-name="ce15">
            <text:p><text:span text:style-name="T3">廖裕德</text:span></text:p>
          </table:table-cell>
          <table:table-cell office:value-type="string" table:style-name="ce336">
            <text:p><text:span text:style-name="T3">學生展演台設置計畫</text:span>(<text:span text:style-name="T3">造型舞台及舞台設備等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170" table:style-name="ce41">
            <text:p>170</text:p>
          </table:table-cell>
          <table:table-cell office:value-type="float" office:value="170" table:style-name="ce44">
            <text:p>17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小" table:formula="msoxl:=(C682)" table:style-name="ce29">
            <text:p>江翠國小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童心園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彭成龍</text:span></text:p>
          </table:table-cell>
          <table:table-cell office:value-type="string" table:style-name="ce337">
            <text:p><text:span text:style-name="T3">學校大門鐵門軌道整建工程計畫</text:span>(<text:span text:style-name="T3">大門鐵門軌道工程</text:span>)</text:p>
          </table:table-cell>
          <table:table-cell office:value-type="string" table:style-name="ce2">
            <text:p><text:span text:style-name="T3">五寮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五寮國小" table:formula="msoxl:=(C683)" table:style-name="ce29">
            <text:p>五寮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程達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黃永昌</text:span></text:p>
          </table:table-cell>
          <table:table-cell office:value-type="string" table:style-name="ce338">
            <text:p><text:span text:style-name="T3">學校本位課程</text:span>~<text:span text:style-name="T3">溯溪活動設備</text:span>(<text:span text:style-name="T3">溯溪鞋、頭盔</text:span>)</text:p>
          </table:table-cell>
          <table:table-cell office:value-type="string" table:style-name="ce2">
            <text:p><text:span text:style-name="T3">插角國小</text:span></text:p>
          </table:table-cell>
          <table:table-cell office:value-type="float" office:value="60" table:style-name="ce41">
            <text:p>60</text:p>
          </table:table-cell>
          <table:table-cell office:value-type="float" office:value="60" table:style-name="ce42">
            <text:p>6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插角國小" table:formula="msoxl:=(C684)" table:style-name="ce29">
            <text:p>插角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城市綠洲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鄭宇恩</text:span></text:p>
          </table:table-cell>
          <table:table-cell office:value-type="string" table:style-name="ce339">
            <text:p><text:span text:style-name="T3">學校教學環境及設備改善實施計畫</text:span>(<text:span text:style-name="T3">樓梯整修工程</text:span>)</text:p>
          </table:table-cell>
          <table:table-cell office:value-type="string" table:style-name="ce2">
            <text:p><text:span text:style-name="T3">中泰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4">
            <text:p>2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中泰國小" table:formula="msoxl:=(C685)" table:style-name="ce29">
            <text:p>中泰國小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允城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蔡淑君</text:span></text:p>
          </table:table-cell>
          <table:table-cell office:value-type="string" table:style-name="ce340">
            <text:p><text:span text:style-name="T3">學校設備修繕計畫</text:span>(<text:span text:style-name="T3">牆壁及座椅等整修工程</text:span>)</text:p>
          </table:table-cell>
          <table:table-cell office:value-type="string" table:style-name="ce2">
            <text:p><text:span text:style-name="T3">麗園國小</text:span></text:p>
          </table:table-cell>
          <table:table-cell office:value-type="float" office:value="400" table:style-name="ce45">
            <text:p>400</text:p>
          </table:table-cell>
          <table:table-cell office:value-type="float" office:value="400" table:style-name="ce44">
            <text:p>4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麗園國小" table:formula="msoxl:=(C686)" table:style-name="ce29">
            <text:p>麗園國小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鈺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劉美芳</text:span></text:p>
          </table:table-cell>
          <table:table-cell office:value-type="string" table:style-name="ce341">
            <text:p><text:span text:style-name="T3">整修棒球隊校內燈光硬體設備計畫</text:span>(<text:span text:style-name="T3">照光設備</text:span>)</text:p>
          </table:table-cell>
          <table:table-cell office:value-type="string" table:style-name="ce2">
            <text:p><text:span text:style-name="T3">新埔國小</text:span></text:p>
          </table:table-cell>
          <table:table-cell office:value-type="float" office:value="25" table:style-name="ce41">
            <text:p>25</text:p>
          </table:table-cell>
          <table:table-cell office:value-type="float" office:value="25" table:style-name="ce42">
            <text:p>2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埔國小" table:formula="msoxl:=(C687)" table:style-name="ce29">
            <text:p>新埔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樂晟企業社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蔡明堂</text:span></text:p>
          </table:table-cell>
          <table:table-cell office:value-type="string" table:style-name="ce342">
            <text:p><text:span text:style-name="T3">整修籃球場地</text:span></text:p>
          </table:table-cell>
          <table:table-cell office:value-type="string" table:style-name="ce2">
            <text:p><text:span text:style-name="T3">二重國中</text:span></text:p>
          </table:table-cell>
          <table:table-cell office:value-type="float" office:value="277" table:style-name="ce45">
            <text:p>277</text:p>
          </table:table-cell>
          <table:table-cell office:value-type="float" office:value="277" table:style-name="ce44">
            <text:p>277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二重國中" table:formula="msoxl:=(C688)" table:style-name="ce29">
            <text:p>二重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松順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廖正良</text:span></text:p>
          </table:table-cell>
          <table:table-cell office:value-type="string" table:style-name="ce343">
            <text:p><text:span text:style-name="T3">興建風雨走廊工程計畫</text:span>(<text:span text:style-name="T3">風雨走廊構築工程</text:span>)</text:p>
          </table:table-cell>
          <table:table-cell office:value-type="string" table:style-name="ce2">
            <text:p><text:span text:style-name="T3">秀峰國小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2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秀峰國小" table:formula="msoxl:=(C689)" table:style-name="ce29">
            <text:p>秀峰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房角石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黃俊哲</text:span></text:p>
          </table:table-cell>
          <table:table-cell office:value-type="string" table:style-name="ce344">
            <text:p><text:span text:style-name="T3">親師晤談辦公室設備改善計畫</text:span>(<text:span text:style-name="T3">桌椅、櫃子、冷氣等</text:span>)</text:p>
          </table:table-cell>
          <table:table-cell office:value-type="string" table:style-name="ce2">
            <text:p><text:span text:style-name="T3">新埔國中</text:span></text:p>
          </table:table-cell>
          <table:table-cell office:value-type="float" office:value="140" table:style-name="ce41">
            <text:p>140</text:p>
          </table:table-cell>
          <table:table-cell office:value-type="float" office:value="140" table:style-name="ce44">
            <text:p>14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埔國中" table:formula="msoxl:=(C690)" table:style-name="ce29">
            <text:p>新埔國中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長佑開發有限公司、緯泰電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9">
          <table:table-cell office:value-type="string" table:style-name="ce15">
            <text:p><text:span text:style-name="T3">李坤城</text:span></text:p>
          </table:table-cell>
          <table:table-cell office:value-type="string" table:style-name="ce345">
            <text:p><text:span text:style-name="T3">諮商室改善工程</text:span>(<text:span text:style-name="T3">冷氣、沙發、地板、門窗</text:span>)</text:p>
          </table:table-cell>
          <table:table-cell office:value-type="string" table:style-name="ce2">
            <text:p><text:span text:style-name="T3">成功國小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4">
            <text:p>3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成功國小" table:formula="msoxl:=(C691)" table:style-name="ce29">
            <text:p>成功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元昇土木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黃永昌</text:span></text:p>
          </table:table-cell>
          <table:table-cell office:value-type="string" table:style-name="ce346">
            <text:p><text:span text:style-name="T3">諮商室改善工程實施計畫</text:span>(<text:span text:style-name="T3">隔音牆、地板、櫃子、遮光簾</text:span>)<text:s/></text:p>
          </table:table-cell>
          <table:table-cell office:value-type="string" table:style-name="ce2">
            <text:p><text:span text:style-name="T3">清水國小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422" table:style-name="ce44">
            <text:p>422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清水國小" table:formula="msoxl:=(C692)" table:style-name="ce29">
            <text:p>清水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鈞第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曾煥嘉</text:span></text:p>
          </table:table-cell>
          <table:table-cell office:value-type="string" table:style-name="ce347">
            <text:p><text:span text:style-name="T3">辦公及教學節能設備採購計畫</text:span>(<text:span text:style-name="T3">冷氣等</text:span>)</text:p>
          </table:table-cell>
          <table:table-cell office:value-type="string" table:style-name="ce2">
            <text:p><text:span text:style-name="T3">實踐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實踐國小" table:formula="msoxl:=(C693)" table:style-name="ce29">
            <text:p>實踐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翰興水電工程有限公司、百恆威實業有限公司、偉門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劉美芳</text:span></text:p>
          </table:table-cell>
          <table:table-cell office:value-type="string" table:style-name="ce348">
            <text:p><text:span text:style-name="T3">辦公室冷氣機建置工程計畫</text:span>(<text:span text:style-name="T3">冷氣</text:span>)</text:p>
          </table:table-cell>
          <table:table-cell office:value-type="string" table:style-name="ce2">
            <text:p><text:span text:style-name="T3">溪洲國小</text:span></text:p>
          </table:table-cell>
          <table:table-cell office:value-type="float" office:value="500" table:style-name="ce41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溪洲國小" table:formula="msoxl:=(C694)" table:style-name="ce29">
            <text:p>溪洲國小</text:p>
          </table:table-cell>
          <table:table-cell office:value-type="string" table:style-name="ce3">
            <text:p><text:span text:style-name="T3">公同供應契約、逕找廠商議價</text:span></text:p>
          </table:table-cell>
          <table:table-cell office:value-type="string" table:style-name="ce3">
            <text:p><text:span text:style-name="T3">年高企業有限公司、冠鳴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林秀惠</text:span></text:p>
          </table:table-cell>
          <table:table-cell office:value-type="string" table:style-name="ce349">
            <text:p><text:span text:style-name="T3">辦公室環境設備改善計畫</text:span>(<text:span text:style-name="T3">線路配置、印表機等</text:span>)</text:p>
          </table:table-cell>
          <table:table-cell office:value-type="string" table:style-name="ce2">
            <text:p><text:span text:style-name="T3">錦和高中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94" table:style-name="ce42">
            <text:p>9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錦和高中" table:formula="msoxl:=(C695)" table:style-name="ce29">
            <text:p>錦和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聖伯企業有限公司、合志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蔡明堂</text:span></text:p>
          </table:table-cell>
          <table:table-cell office:value-type="string" table:style-name="ce350">
            <text:p><text:s/><text:span text:style-name="T3">辦理「友善校園，愛護校貓」</text:span>(<text:span text:style-name="T3">資本門</text:span>)(<text:span text:style-name="T3">採光罩、紗網</text:span>)<text:s/></text:p>
          </table:table-cell>
          <table:table-cell office:value-type="string" table:style-name="ce2">
            <text:p><text:span text:style-name="T3">明志國中</text:span></text:p>
          </table:table-cell>
          <table:table-cell office:value-type="float" office:value="80" table:style-name="ce45">
            <text:p>80</text:p>
          </table:table-cell>
          <table:table-cell office:value-type="float" office:value="80" table:style-name="ce42">
            <text:p>8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明志國中" table:formula="msoxl:=(C696)" table:style-name="ce29">
            <text:p>明志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賴銀來企業社</text:span></text:p>
          </table:table-cell>
          <table:table-cell table:style-name="ce39"/>
          <table:table-cell table:number-columns-repeated="16374" table:style-name="ce33"/>
        </table:table-row>
        <table:table-row table:style-name="ro120">
          <table:table-cell office:value-type="string" table:style-name="ce15">
            <text:p><text:span text:style-name="T3">鄭戴麗香</text:span></text:p>
          </table:table-cell>
          <table:table-cell office:value-type="string" table:style-name="ce351">
            <text:p><text:span text:style-name="T3">總務處內部整修計畫</text:span>(<text:span text:style-name="T3">櫃子、地磚、粉刷等</text:span>)</text:p>
          </table:table-cell>
          <table:table-cell office:value-type="string" table:style-name="ce2">
            <text:p><text:span text:style-name="T3">長坑國小</text:span></text:p>
          </table:table-cell>
          <table:table-cell office:value-type="float" office:value="99" table:style-name="ce49">
            <text:p>99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長坑國小" table:formula="msoxl:=(C697)" table:style-name="ce29">
            <text:p>長坑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樂晟企業社</text:span></text:p>
          </table:table-cell>
          <table:table-cell table:style-name="ce39"/>
          <table:table-cell table:number-columns-repeated="16374" table:style-name="ce33"/>
        </table:table-row>
        <table:table-row table:style-name="ro60">
          <table:table-cell office:value-type="string" table:style-name="ce15">
            <text:p><text:span text:style-name="T3">蔡葉偉</text:span></text:p>
          </table:table-cell>
          <table:table-cell office:value-type="string" table:style-name="ce352">
            <text:p><text:span text:style-name="T3">購置志工辦公事務設備</text:span>(<text:span text:style-name="T3">事務機、擴音器</text:span>)<text:s/></text:p>
          </table:table-cell>
          <table:table-cell office:value-type="string" table:style-name="ce2">
            <text:p><text:span text:style-name="T3">八里國中</text:span></text:p>
          </table:table-cell>
          <table:table-cell office:value-type="float" office:value="96" table:style-name="ce41">
            <text:p>96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八里國中" table:formula="msoxl:=(C698)" table:style-name="ce29">
            <text:p>八里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寬林有限公司、三中電工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蔡明堂</text:span></text:p>
          </table:table-cell>
          <table:table-cell office:value-type="string" table:style-name="ce69">
            <text:p><text:span text:style-name="T3">購置國樂團樂器設備</text:span></text:p>
          </table:table-cell>
          <table:table-cell office:value-type="string" table:style-name="ce2">
            <text:p><text:span text:style-name="T3">重陽國小</text:span></text:p>
          </table:table-cell>
          <table:table-cell office:value-type="float" office:value="80" table:style-name="ce45">
            <text:p>80</text:p>
          </table:table-cell>
          <table:table-cell office:value-type="float" office:value="80" table:style-name="ce42">
            <text:p>8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重陽國小" table:formula="msoxl:=(C699)" table:style-name="ce29">
            <text:p>重陽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長安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何淑峯</text:span></text:p>
          </table:table-cell>
          <table:table-cell office:value-type="string" table:style-name="ce353">
            <text:p><text:span text:style-name="T3">購置棒球隊設備</text:span>(<text:span text:style-name="T3">球棒</text:span>)</text:p>
          </table:table-cell>
          <table:table-cell office:value-type="string" table:style-name="ce2">
            <text:p><text:span text:style-name="T3">中港國小</text:span></text:p>
          </table:table-cell>
          <table:table-cell office:value-type="float" office:value="94" table:style-name="ce45">
            <text:p>94</text:p>
          </table:table-cell>
          <table:table-cell office:value-type="float" office:value="94" table:style-name="ce42">
            <text:p>9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港國小" table:formula="msoxl:=(C700)" table:style-name="ce29">
            <text:p>中港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一軍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金中玉</text:span></text:p>
          </table:table-cell>
          <table:table-cell office:value-type="string" table:style-name="ce354">
            <text:p><text:span text:style-name="T3">購置童軍團器材及設備計畫</text:span></text:p>
          </table:table-cell>
          <table:table-cell office:value-type="string" table:style-name="ce2">
            <text:p><text:span text:style-name="T3">中正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54" table:style-name="ce42">
            <text:p>54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正國小" table:formula="msoxl:=(C701)" table:style-name="ce29">
            <text:p>中正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游遊戶外體育用品有限公司、旭元視聽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5">
          <table:table-cell office:value-type="string" table:style-name="ce15">
            <text:p><text:span text:style-name="T3">劉哲彰</text:span></text:p>
          </table:table-cell>
          <table:table-cell office:value-type="string" table:style-name="ce355">
            <text:p><text:span text:style-name="T3">購置運動器材及設備</text:span>(<text:span text:style-name="T3">射箭用弓箭</text:span>)</text:p>
          </table:table-cell>
          <table:table-cell office:value-type="string" table:style-name="ce2">
            <text:p><text:span text:style-name="T3">中正國小</text:span></text:p>
          </table:table-cell>
          <table:table-cell office:value-type="float" office:value="250" table:style-name="ce45">
            <text:p>250</text:p>
          </table:table-cell>
          <table:table-cell office:value-type="float" office:value="226" table:style-name="ce44">
            <text:p>22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text:s text:c="56"/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正國小" table:formula="msoxl:=(C702)" table:style-name="ce29">
            <text:p>中正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寶頡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陳儀君</text:span></text:p>
          </table:table-cell>
          <table:table-cell office:value-type="string" table:style-name="ce356">
            <text:p><text:span text:style-name="T3">購置閱覽教室設備</text:span>(<text:span text:style-name="T3">書櫃沙發</text:span>)</text:p>
          </table:table-cell>
          <table:table-cell office:value-type="string" table:style-name="ce2">
            <text:p><text:span text:style-name="T3">雙峰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雙峰國小" table:formula="msoxl:=(C703)" table:style-name="ce29">
            <text:p>雙峰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永全營造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劉哲彰</text:span></text:p>
          </table:table-cell>
          <table:table-cell office:value-type="string" table:style-name="ce357">
            <text:p><text:span text:style-name="T3">擴充資訊設備計畫</text:span>(<text:span text:style-name="T3">充電同步車、廣播器</text:span>)</text:p>
          </table:table-cell>
          <table:table-cell office:value-type="string" table:style-name="ce2">
            <text:p><text:span text:style-name="T3">達觀國中小</text:span></text:p>
          </table:table-cell>
          <table:table-cell office:value-type="float" office:value="50" table:style-name="ce41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達觀國中小" table:formula="msoxl:=(C704)" table:style-name="ce29">
            <text:p>達觀國中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昌達資訊有限公司、祝名科技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國春</text:span></text:p>
          </table:table-cell>
          <table:table-cell office:value-type="string" table:style-name="ce431">
            <text:p><text:span text:style-name="T3">簡報室前露天平台改善工程</text:span>(<text:span text:style-name="T3">平台整修</text:span>)</text:p>
          </table:table-cell>
          <table:table-cell office:value-type="string" table:style-name="ce2">
            <text:p><text:span text:style-name="T3">江翠國中</text:span></text:p>
          </table:table-cell>
          <table:table-cell office:value-type="float" office:value="96" table:style-name="ce45">
            <text:p>96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江翠國中" table:formula="msoxl:=(C705)" table:style-name="ce29">
            <text:p>江翠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魯川工程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許昭興</text:span></text:p>
          </table:table-cell>
          <table:table-cell office:value-type="string" table:style-name="ce432">
            <text:p><text:span text:style-name="T3">翻轉課堂互動學習實施計畫</text:span>-<text:span text:style-name="T3">投影機設備</text:span></text:p>
          </table:table-cell>
          <table:table-cell office:value-type="string" table:style-name="ce2">
            <text:p><text:span text:style-name="T3">網溪國小</text:span></text:p>
          </table:table-cell>
          <table:table-cell office:value-type="float" office:value="500" table:style-name="ce47">
            <text:p>500</text:p>
          </table:table-cell>
          <table:table-cell office:value-type="float" office:value="500" table:style-name="ce48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網溪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合志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蔣根煌</text:span></text:p>
          </table:table-cell>
          <table:table-cell office:value-type="string" table:style-name="ce433">
            <text:p><text:span text:style-name="T3">職務宿舍改善工程計畫</text:span>(<text:span text:style-name="T3">鐵捲門及屋頂排水系統</text:span>)</text:p>
          </table:table-cell>
          <table:table-cell office:value-type="string" table:style-name="ce2">
            <text:p><text:span text:style-name="T3">福營國中</text:span></text:p>
          </table:table-cell>
          <table:table-cell office:value-type="float" office:value="63" table:style-name="ce45">
            <text:p>63</text:p>
          </table:table-cell>
          <table:table-cell office:value-type="float" office:value="63" table:style-name="ce42">
            <text:p>63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福營國中" table:formula="msoxl:=(C707)" table:style-name="ce29">
            <text:p>福營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銘羣工程行、長旺鋼鋁工程行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宋明宗</text:span></text:p>
          </table:table-cell>
          <table:table-cell office:value-type="string" table:style-name="ce434">
            <text:p><text:span text:style-name="T3">藝文教學步道新設工程計畫</text:span>(<text:span text:style-name="T3">地板、座椅、展示牌等工程</text:span>)</text:p>
          </table:table-cell>
          <table:table-cell office:value-type="string" table:style-name="ce2">
            <text:p><text:span text:style-name="T3">義學國小</text:span></text:p>
          </table:table-cell>
          <table:table-cell office:value-type="float" office:value="500" table:style-name="ce46">
            <text:p>500</text:p>
          </table:table-cell>
          <table:table-cell office:value-type="float" office:value="500" table:style-name="ce44">
            <text:p>5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義學國小" table:formula="msoxl:=(C708)" table:style-name="ce29">
            <text:p>義學國小</text:p>
          </table:table-cell>
          <table:table-cell office:value-type="string" table:style-name="ce3">
            <text:p><text:span text:style-name="T3">公開取得報價單或企劃書</text:span></text:p>
          </table:table-cell>
          <table:table-cell office:value-type="string" table:style-name="ce3">
            <text:p><text:span text:style-name="T3">東日興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黃俊哲</text:span></text:p>
          </table:table-cell>
          <table:table-cell office:value-type="string" table:style-name="ce435">
            <text:p><text:span text:style-name="T3">藝術角落情境佈置改造</text:span><text:s/>(<text:span text:style-name="T3">藝術工程</text:span>)</text:p>
          </table:table-cell>
          <table:table-cell office:value-type="string" table:style-name="ce2">
            <text:p><text:span text:style-name="T3">中山國小</text:span></text:p>
          </table:table-cell>
          <table:table-cell office:value-type="float" office:value="100" table:style-name="ce41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中山國小" table:formula="msoxl:=(C709)" table:style-name="ce29">
            <text:p>中山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睿陞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陳世榮</text:span></text:p>
          </table:table-cell>
          <table:table-cell office:value-type="string" table:style-name="ce436">
            <text:p><text:span text:style-name="T3">關懷樓綜合教室環境設施改善計畫</text:span>(<text:span text:style-name="T3">木質地板設置</text:span>)</text:p>
          </table:table-cell>
          <table:table-cell office:value-type="string" table:style-name="ce2">
            <text:p><text:span text:style-name="T3">昌福國小</text:span></text:p>
          </table:table-cell>
          <table:table-cell office:value-type="float" office:value="65" table:style-name="ce41">
            <text:p>65</text:p>
          </table:table-cell>
          <table:table-cell office:value-type="float" office:value="65" table:style-name="ce42">
            <text:p>6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昌福國小" table:formula="msoxl:=(C710)" table:style-name="ce29">
            <text:p>昌福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美佳室內裝潢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1">
          <table:table-cell office:value-type="string" table:style-name="ce15">
            <text:p><text:span text:style-name="T3">林國春</text:span></text:p>
          </table:table-cell>
          <table:table-cell office:value-type="string" table:style-name="ce437">
            <text:p><text:span text:style-name="T3">觸控式互動液晶螢幕設置計畫</text:span>(<text:span text:style-name="T3">觸控液晶顯示器等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350" table:style-name="ce41">
            <text:p>350</text:p>
          </table:table-cell>
          <table:table-cell office:value-type="float" office:value="350" table:style-name="ce44">
            <text:p>3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  <text:p>5M<text:span text:style-name="T3">建築及設備計畫</text:span>-5M5<text:span text:style-name="T3">無形資產</text:span>-5M500102<text:span text:style-name="T3">環教科</text:span>-5-<text:span text:style-name="T3">購建固定資產、無形資產及非理財目的之長期投資</text:span>-52<text:span text:style-name="T3">購置無形資產</text:span>-521<text:span text:style-name="T3">購置電腦軟體</text:span>-<text:span text:style-name="T3">教學應用軟體</text:span></text:p>
          </table:table-cell>
          <table:table-cell office:value-type="string" office:string-value="江翠國小" table:formula="msoxl:=(C711)" table:style-name="ce29">
            <text:p>江翠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盛源精密工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國春</text:span></text:p>
          </table:table-cell>
          <table:table-cell office:value-type="string" table:style-name="ce438">
            <text:p><text:span text:style-name="T3">觸控式液晶銀幕教學設備</text:span>(<text:span text:style-name="T3">觸控螢幕、電腦、數位白板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350" table:style-name="ce45">
            <text:p>350</text:p>
          </table:table-cell>
          <table:table-cell office:value-type="float" office:value="350" table:style-name="ce44">
            <text:p>3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小" table:formula="msoxl:=(C712)" table:style-name="ce29">
            <text:p>江翠國小</text:p>
          </table:table-cell>
          <table:table-cell office:value-type="string" table:style-name="ce3">
            <text:p><text:span text:style-name="T3">限制性招標</text:span></text:p>
          </table:table-cell>
          <table:table-cell office:value-type="string" table:style-name="ce3">
            <text:p><text:span text:style-name="T3">天興資訊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國春</text:span></text:p>
          </table:table-cell>
          <table:table-cell office:value-type="string" table:style-name="ce439">
            <text:p><text:span text:style-name="T3">觸控式液晶螢幕設置計畫</text:span>(<text:span text:style-name="T3">觸控液晶螢幕等</text:span>)</text:p>
          </table:table-cell>
          <table:table-cell office:value-type="string" table:style-name="ce2">
            <text:p><text:span text:style-name="T3">江翠國小</text:span></text:p>
          </table:table-cell>
          <table:table-cell office:value-type="float" office:value="210" table:style-name="ce41">
            <text:p>210</text:p>
          </table:table-cell>
          <table:table-cell office:value-type="float" office:value="210" table:style-name="ce42">
            <text:p>21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江翠國小" table:formula="msoxl:=(C713)" table:style-name="ce29">
            <text:p>江翠國小</text:p>
          </table:table-cell>
          <table:table-cell office:value-type="string" table:style-name="ce3">
            <text:p><text:span text:style-name="T3">共同供應契約</text:span></text:p>
          </table:table-cell>
          <table:table-cell office:value-type="string" table:style-name="ce3">
            <text:p><text:span text:style-name="T3">盛源精密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白珮茹</text:span></text:p>
          </table:table-cell>
          <table:table-cell office:value-type="string" table:style-name="ce440">
            <text:p><text:span text:style-name="T3">警衛室整修工程</text:span>(<text:span text:style-name="T3">警衛室內部重新整修改造工程</text:span>)</text:p>
          </table:table-cell>
          <table:table-cell office:value-type="string" table:style-name="ce2">
            <text:p><text:span text:style-name="T3">青山國中小</text:span></text:p>
          </table:table-cell>
          <table:table-cell office:value-type="float" office:value="530" table:style-name="ce45">
            <text:p>530</text:p>
          </table:table-cell>
          <table:table-cell office:value-type="float" office:value="514" table:style-name="ce44">
            <text:p>514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青山國中小" table:formula="msoxl:=(C714)" table:style-name="ce29">
            <text:p>青山國中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建晨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李余典</text:span></text:p>
          </table:table-cell>
          <table:table-cell office:value-type="string" table:style-name="ce441">
            <text:p><text:span text:style-name="T3">體育班培訓計畫</text:span>(<text:span text:style-name="T3">半蹲架、羅馬椅</text:span>)</text:p>
          </table:table-cell>
          <table:table-cell office:value-type="string" table:style-name="ce2">
            <text:p><text:span text:style-name="T3">新北高中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office:string-value="新北高中" table:formula="msoxl:=(C715)" table:style-name="ce29">
            <text:p>新北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鴻銳國際體育設備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林國春</text:span></text:p>
          </table:table-cell>
          <table:table-cell office:value-type="string" table:style-name="ce442">
            <text:p><text:span text:style-name="T3">體育班棒球隊宿舍整修計畫</text:span></text:p>
          </table:table-cell>
          <table:table-cell office:value-type="string" table:style-name="ce2">
            <text:p><text:span text:style-name="T3">新埔國中</text:span></text:p>
          </table:table-cell>
          <table:table-cell office:value-type="float" office:value="178" table:style-name="ce45">
            <text:p>178</text:p>
          </table:table-cell>
          <table:table-cell office:value-type="float" office:value="178" table:style-name="ce44">
            <text:p>178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office:string-value="新埔國中" table:formula="msoxl:=(C716)" table:style-name="ce29">
            <text:p>新埔國中</text:p>
          </table:table-cell>
          <table:table-cell office:value-type="string" table:style-name="ce3">
            <text:p><text:span text:style-name="T3">公開取得報價單</text:span></text:p>
          </table:table-cell>
          <table:table-cell office:value-type="string" table:style-name="ce3">
            <text:p><text:span text:style-name="T3">元昇土木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8">
          <table:table-cell office:value-type="string" table:style-name="ce15">
            <text:p><text:span text:style-name="T3">吳琪銘</text:span></text:p>
          </table:table-cell>
          <table:table-cell office:value-type="string" table:style-name="ce443">
            <text:p><text:span text:style-name="T3">校園暨辦公室空間設備改善</text:span>(<text:span text:style-name="T3">辦公椅</text:span>)</text:p>
          </table:table-cell>
          <table:table-cell office:value-type="string" table:style-name="ce2">
            <text:p><text:span text:style-name="T3">三峽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</text:p>
          </table:table-cell>
          <table:table-cell office:value-type="string" table:style-name="ce29">
            <text:p>三峽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泰禎環保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2">
          <table:table-cell office:value-type="string" table:style-name="ce15">
            <text:p><text:span text:style-name="T3">吳琪銘</text:span></text:p>
          </table:table-cell>
          <table:table-cell office:value-type="string" table:style-name="ce444">
            <text:p><text:span text:style-name="T3">創作教室教學設備</text:span>(<text:span text:style-name="T3">冰箱、烤箱、電磁爐等設備</text:span>)</text:p>
          </table:table-cell>
          <table:table-cell office:value-type="string" table:style-name="ce2">
            <text:p><text:span text:style-name="T3">大成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</text:p>
          </table:table-cell>
          <table:table-cell office:value-type="string" table:style-name="ce29">
            <text:p>大成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協同黑板社、華郁行、兆康生活事業有限公司、鄉村市集雜貨舖、禾麥烘焙材料行、優質攝影有限公司、宜家家居股份有限公司、介良裡布行、佑謚布行、聯興布行、原安布行、順吉宏業有限公司、寶成油漆行、金山商行、全國電子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3">
            <text:p><text:span text:style-name="T3">夷將‧拔路兒</text:span>Icyang<text:span text:style-name="T3">‧</text:span>Parod</text:p>
          </table:table-cell>
          <table:table-cell office:value-type="string" table:style-name="ce445">
            <text:p><text:span text:style-name="T3">建構學校閱讀廊道</text:span>(<text:span text:style-name="T3">廊道、天花板木作工程</text:span>)</text:p>
          </table:table-cell>
          <table:table-cell office:value-type="string" table:style-name="ce2">
            <text:p><text:span text:style-name="T3">中信國小</text:span></text:p>
          </table:table-cell>
          <table:table-cell office:value-type="float" office:value="90" table:style-name="ce45">
            <text:p>90</text:p>
          </table:table-cell>
          <table:table-cell office:value-type="float" office:value="90" table:style-name="ce42">
            <text:p>9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中信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永沛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3">
          <table:table-cell office:value-type="string" table:style-name="ce15">
            <text:p><text:span text:style-name="T3">李余典</text:span></text:p>
          </table:table-cell>
          <table:table-cell office:value-type="string" table:number-columns-spanned="1" table:number-rows-spanned="4" table:style-name="ce446">
            <text:p><text:span text:style-name="T3">增置低年級閱讀區計畫</text:span>(<text:span text:style-name="T3">建置閱讀廊道工程</text:span>)</text:p>
          </table:table-cell>
          <table:table-cell office:value-type="string" table:number-columns-spanned="1" table:number-rows-spanned="4" table:style-name="ce52">
            <text:p><text:span text:style-name="T3">五華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number-columns-spanned="1" table:number-rows-spanned="4" table:style-name="ce74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補助各級學校廁所及校舍修繕、各項活動設施及環境改善相關經費項下</text:span></text:p>
          </table:table-cell>
          <table:table-cell office:value-type="string" table:number-columns-spanned="1" table:number-rows-spanned="4" table:style-name="ce53">
            <text:p>五華國小</text:p>
          </table:table-cell>
          <table:table-cell office:value-type="string" table:number-columns-spanned="1" table:number-rows-spanned="4" table:style-name="ce54">
            <text:p><text:span text:style-name="T3">公開招標</text:span></text:p>
          </table:table-cell>
          <table:table-cell office:value-type="string" table:number-columns-spanned="1" table:number-rows-spanned="4" table:style-name="ce51">
            <text:p><text:span text:style-name="T3">澳亞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3">
          <table:table-cell office:value-type="string" table:style-name="ce15">
            <text:p><text:span text:style-name="T3">李翁月娥</text:span></text:p>
          </table:table-cell>
          <table:covered-table-cell/>
          <table:covered-table-cell/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13">
          <table:table-cell office:value-type="string" table:style-name="ce15">
            <text:p><text:span text:style-name="T3">李倩萍</text:span></text:p>
          </table:table-cell>
          <table:covered-table-cell/>
          <table:covered-table-cell/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13">
          <table:table-cell office:value-type="string" table:style-name="ce15">
            <text:p><text:span text:style-name="T3">蔡明堂</text:span></text:p>
          </table:table-cell>
          <table:covered-table-cell/>
          <table:covered-table-cell/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23">
          <table:table-cell office:value-type="string" table:style-name="ce15">
            <text:p><text:span text:style-name="T3">李余典</text:span></text:p>
          </table:table-cell>
          <table:table-cell office:value-type="string" table:number-columns-spanned="1" table:number-rows-spanned="5" table:style-name="ce447">
            <text:p><text:span text:style-name="T3">英語學習情境改造工程</text:span>(<text:span text:style-name="T3">木作、地板工程</text:span>)</text:p>
          </table:table-cell>
          <table:table-cell office:value-type="string" table:number-columns-spanned="1" table:number-rows-spanned="5" table:style-name="ce52">
            <text:p><text:span text:style-name="T3">鷺江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number-columns-spanned="1" table:number-rows-spanned="5" table:style-name="ce74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number-columns-spanned="1" table:number-rows-spanned="5" table:style-name="ce53">
            <text:p>鷺江國小</text:p>
          </table:table-cell>
          <table:table-cell office:value-type="string" table:number-columns-spanned="1" table:number-rows-spanned="5" table:style-name="ce54">
            <text:p><text:span text:style-name="T3">公開招標</text:span></text:p>
          </table:table-cell>
          <table:table-cell office:value-type="string" table:number-columns-spanned="1" table:number-rows-spanned="5" table:style-name="ce51">
            <text:p><text:span text:style-name="T3">奕捷營造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4">
          <table:table-cell office:value-type="string" table:style-name="ce15">
            <text:p><text:span text:style-name="T3">李倩萍</text:span></text:p>
          </table:table-cell>
          <table:covered-table-cell/>
          <table:covered-table-cell/>
          <table:table-cell office:value-type="float" office:value="150" table:style-name="ce45">
            <text:p>150</text:p>
          </table:table-cell>
          <table:table-cell office:value-type="float" office:value="150" table:style-name="ce42">
            <text:p>15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25">
          <table:table-cell office:value-type="string" table:style-name="ce15">
            <text:p><text:span text:style-name="T3">邱婷蔚</text:span></text:p>
          </table:table-cell>
          <table:covered-table-cell/>
          <table:covered-table-cell/>
          <table:table-cell office:value-type="float" office:value="150" table:style-name="ce45">
            <text:p>150</text:p>
          </table:table-cell>
          <table:table-cell office:value-type="float" office:value="150" table:style-name="ce42">
            <text:p>15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26">
          <table:table-cell office:value-type="string" table:style-name="ce15">
            <text:p><text:span text:style-name="T3">陳幸進</text:span></text:p>
          </table:table-cell>
          <table:covered-table-cell/>
          <table:covered-table-cell/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27">
          <table:table-cell office:value-type="string" table:style-name="ce15">
            <text:p><text:span text:style-name="T3">李坤城</text:span></text:p>
          </table:table-cell>
          <table:covered-table-cell/>
          <table:covered-table-cell/>
          <table:table-cell office:value-type="float" office:value="150" table:style-name="ce45">
            <text:p>150</text:p>
          </table:table-cell>
          <table:table-cell office:value-type="float" office:value="150" table:style-name="ce42">
            <text:p>150</text:p>
          </table:table-cell>
          <table:covered-table-cell/>
          <table:covered-table-cell/>
          <table:covered-table-cell/>
          <table:covered-table-cell/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李余典</text:span></text:p>
          </table:table-cell>
          <table:table-cell office:value-type="string" table:style-name="ce448">
            <text:p><text:span text:style-name="T3">管樂打擊社團增購樂器</text:span></text:p>
          </table:table-cell>
          <table:table-cell office:value-type="string" table:style-name="ce2">
            <text:p><text:span text:style-name="T3">碧華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碧華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勝利國際樂器有限公司</text:span></text:p>
            <text:p/>
          </table:table-cell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李余典</text:span></text:p>
          </table:table-cell>
          <table:table-cell office:value-type="string" table:style-name="ce449">
            <text:p><text:span text:style-name="T3">充實學生社團設備</text:span>(<text:span text:style-name="T3">管樂樂器</text:span>)</text:p>
          </table:table-cell>
          <table:table-cell office:value-type="string" table:style-name="ce2">
            <text:p><text:span text:style-name="T3">鷺江國中</text:span></text:p>
          </table:table-cell>
          <table:table-cell office:value-type="float" office:value="150" table:style-name="ce45">
            <text:p>150</text:p>
          </table:table-cell>
          <table:table-cell office:value-type="float" office:value="150" table:style-name="ce42">
            <text:p>15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鷺江國中</text:p>
          </table:table-cell>
          <table:table-cell office:value-type="string" table:style-name="ce3">
            <text:p><text:span text:style-name="T3">公開取得</text:span></text:p>
          </table:table-cell>
          <table:table-cell office:value-type="string" table:style-name="ce3">
            <text:p><text:span text:style-name="T3">偉仕育樂用品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李余典</text:span></text:p>
          </table:table-cell>
          <table:table-cell office:value-type="string" table:style-name="ce450">
            <text:p><text:span text:style-name="T3">社團添置設備樂器</text:span></text:p>
          </table:table-cell>
          <table:table-cell office:value-type="string" table:style-name="ce2">
            <text:p><text:span text:style-name="T3">三重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三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勝利國際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李坤城</text:span></text:p>
          </table:table-cell>
          <table:table-cell office:value-type="string" table:style-name="ce451">
            <text:p><text:span text:style-name="T3">充實圖書設備</text:span>(<text:span text:style-name="T3">圖書</text:span>)</text:p>
          </table:table-cell>
          <table:table-cell office:value-type="string" table:style-name="ce2">
            <text:p><text:span text:style-name="T3">三重國小</text:span></text:p>
          </table:table-cell>
          <table:table-cell office:value-type="float" office:value="50" table:style-name="ce45">
            <text:p>50</text:p>
          </table:table-cell>
          <table:table-cell office:value-type="float" office:value="50" table:style-name="ce42">
            <text:p>5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三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成陽出版社</text:span></text:p>
          </table:table-cell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李坤城</text:span></text:p>
          </table:table-cell>
          <table:table-cell office:value-type="string" table:style-name="ce455">
            <text:p><text:span text:style-name="T3">國樂團增購樂器設備</text:span></text:p>
          </table:table-cell>
          <table:table-cell office:value-type="string" table:style-name="ce2">
            <text:p><text:span text:style-name="T3">三重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三重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勝利國際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李坤城</text:span></text:p>
          </table:table-cell>
          <table:table-cell office:value-type="string" table:style-name="ce454">
            <text:p><text:span text:style-name="T3">國樂團增購樂器設備</text:span></text:p>
          </table:table-cell>
          <table:table-cell office:value-type="string" table:style-name="ce2">
            <text:p><text:span text:style-name="T3">重陽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重陽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長安樂器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9">
          <table:table-cell office:value-type="string" table:style-name="ce15">
            <text:p><text:span text:style-name="T3">李坤城</text:span></text:p>
          </table:table-cell>
          <table:table-cell office:value-type="string" table:style-name="ce452">
            <text:p><text:span text:style-name="T3">圖書館閱讀空間暨雲端教室改裝</text:span></text:p>
          </table:table-cell>
          <table:table-cell office:value-type="string" table:style-name="ce2">
            <text:p><text:span text:style-name="T3">三民高中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4<text:span text:style-name="T3">其他設備</text:span>-5M4001<text:span text:style-name="T3">教育局</text:span>(<text:span text:style-name="T3">處</text:span>)<text:span text:style-name="T3">其他設備</text:span>-02<text:span text:style-name="T3">環教科</text:span>-516<text:span text:style-name="T3">購置什項設備</text:span>-<text:span text:style-name="T3">補助各級學校等充實辦公設備、活動設備、各項教學設備等經費</text:span></text:p>
          </table:table-cell>
          <table:table-cell office:value-type="string" table:style-name="ce29">
            <text:p>三民高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朱臣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9">
          <table:table-cell office:value-type="string" table:style-name="ce15">
            <text:p><text:span text:style-name="T3">李坤城</text:span></text:p>
          </table:table-cell>
          <table:table-cell office:value-type="string" table:style-name="ce453">
            <text:p><text:span text:style-name="T3">購置體育器材設備</text:span>(<text:span text:style-name="T3">網球拍組</text:span>)</text:p>
          </table:table-cell>
          <table:table-cell office:value-type="string" table:style-name="ce2">
            <text:p><text:span text:style-name="T3">三民高中</text:span></text:p>
          </table:table-cell>
          <table:table-cell office:value-type="float" office:value="90" table:style-name="ce45">
            <text:p>90</text:p>
          </table:table-cell>
          <table:table-cell office:value-type="float" office:value="90" table:style-name="ce42">
            <text:p>9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</text:p>
          </table:table-cell>
          <table:table-cell office:value-type="string" table:style-name="ce29">
            <text:p>三民高中</text:p>
          </table:table-cell>
          <table:table-cell office:value-type="string" table:style-name="ce6">
            <text:p><text:span text:style-name="T3">公開招標</text:span></text:p>
          </table:table-cell>
          <table:table-cell office:value-type="string" table:style-name="ce3">
            <text:p><text:span text:style-name="T3">永紳國際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77">
          <table:table-cell office:value-type="string" table:style-name="ce15">
            <text:p><text:span text:style-name="T3">彭成龍</text:span></text:p>
          </table:table-cell>
          <table:table-cell office:value-type="string" table:style-name="ce461">
            <text:p><text:span text:style-name="T3">圖書館冷氣設備增購</text:span>(<text:span text:style-name="T3">冷氣機</text:span>)</text:p>
          </table:table-cell>
          <table:table-cell office:value-type="string" table:style-name="ce2">
            <text:p><text:span text:style-name="T3">樂利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樂利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元昇土木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5">
          <table:table-cell office:value-type="string" table:style-name="ce15">
            <text:p><text:span text:style-name="T3">林裔綺</text:span></text:p>
          </table:table-cell>
          <table:table-cell office:value-type="string" table:style-name="ce462">
            <text:p>104<text:span text:style-name="T3">年教學設備改善計畫</text:span>(<text:span text:style-name="T3">電腦、觸控螢幕等</text:span>)</text:p>
          </table:table-cell>
          <table:table-cell office:value-type="string" table:style-name="ce2">
            <text:p><text:span text:style-name="T3">猴硐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6" table:style-name="ce42">
            <text:p>96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</text:p>
          </table:table-cell>
          <table:table-cell office:value-type="string" table:style-name="ce29">
            <text:p>猴硐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捷達數位系統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李倩萍</text:span></text:p>
          </table:table-cell>
          <table:table-cell office:value-type="string" table:style-name="ce456">
            <text:p><text:span text:style-name="T3">跳遠沙坑改善建置計畫</text:span></text:p>
          </table:table-cell>
          <table:table-cell office:value-type="string" table:style-name="ce2">
            <text:p><text:span text:style-name="T3">二重國中</text:span></text:p>
          </table:table-cell>
          <table:table-cell office:value-type="float" office:value="170" table:style-name="ce45">
            <text:p>170</text:p>
          </table:table-cell>
          <table:table-cell office:value-type="float" office:value="170" table:style-name="ce42">
            <text:p>17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二重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研造室內裝修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0">
          <table:table-cell office:value-type="string" table:style-name="ce15">
            <text:p><text:span text:style-name="T3">劉哲彰</text:span></text:p>
          </table:table-cell>
          <table:table-cell office:value-type="string" table:style-name="ce457">
            <text:p><text:span text:style-name="T3">行進管樂、擂鼓社暨資訊設備</text:span>(<text:span text:style-name="T3">雷鼓用具、攝影記憶卡、運動攝影機、不斷電系統、資料儲存主機、就元修護、外接硬碟</text:span><text:s/><text:span text:style-name="T3">、管樂樂器</text:span>)</text:p>
          </table:table-cell>
          <table:table-cell office:value-type="string" table:style-name="ce2">
            <text:p><text:span text:style-name="T3">坪林國中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229" table:style-name="ce42">
            <text:p>229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坪林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崇雅軒民俗體育用品社、燦坤、祈曜科技股份有限公司、韻特實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1">
          <table:table-cell office:value-type="string" table:style-name="ce15">
            <text:p><text:span text:style-name="T3">廖筱清</text:span></text:p>
          </table:table-cell>
          <table:table-cell office:value-type="string" table:style-name="ce458">
            <text:p><text:span text:style-name="T3">直笛、管樂、管弦樂團設備更新</text:span></text:p>
          </table:table-cell>
          <table:table-cell office:value-type="string" table:style-name="ce2">
            <text:p><text:span text:style-name="T3">文山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文山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藝研國際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黃永昌</text:span></text:p>
          </table:table-cell>
          <table:table-cell office:value-type="string" table:style-name="ce459">
            <text:p><text:span text:style-name="T3">改善教學環境設備工程</text:span>(<text:span text:style-name="T3">地坪工程</text:span>)</text:p>
          </table:table-cell>
          <table:table-cell office:value-type="string" table:style-name="ce2">
            <text:p><text:span text:style-name="T3">信義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99" table:style-name="ce42">
            <text:p>99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信義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佳世居工程行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鄭金隆</text:span></text:p>
          </table:table-cell>
          <table:table-cell office:value-type="string" table:style-name="ce460">
            <text:p><text:span text:style-name="T3">武術隊器材添購</text:span>(<text:span text:style-name="T3">階梯式蹲舉架</text:span>)</text:p>
          </table:table-cell>
          <table:table-cell office:value-type="string" table:style-name="ce2">
            <text:p><text:span text:style-name="T3">鷺江國中</text:span></text:p>
          </table:table-cell>
          <table:table-cell office:value-type="float" office:value="95" table:style-name="ce45">
            <text:p>95</text:p>
          </table:table-cell>
          <table:table-cell office:value-type="float" office:value="95" table:style-name="ce42">
            <text:p>95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</text:p>
          </table:table-cell>
          <table:table-cell office:value-type="string" table:style-name="ce29">
            <text:p>鷺江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科正國際健康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鄭金隆</text:span></text:p>
          </table:table-cell>
          <table:table-cell office:value-type="string" table:style-name="ce463">
            <text:p><text:span text:style-name="T3">改善內網球場運動訓練環境</text:span></text:p>
          </table:table-cell>
          <table:table-cell office:value-type="string" table:style-name="ce2">
            <text:p><text:span text:style-name="T3">光榮國小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光榮國小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立勝工業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2">
          <table:table-cell office:value-type="string" table:style-name="ce15">
            <text:p><text:span text:style-name="T3">陳儀君</text:span></text:p>
          </table:table-cell>
          <table:table-cell office:value-type="string" table:style-name="ce464">
            <text:p><text:span text:style-name="T3">行進管樂、直排輪設備擴充</text:span></text:p>
          </table:table-cell>
          <table:table-cell office:value-type="string" table:style-name="ce2">
            <text:p><text:span text:style-name="T3">坪林國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</text:span></text:p>
            <text:p><text:span text:style-name="T3">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坪林國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韻特實業有限公司、肇汎企業有限公司</text:span></text:p>
            <text:p/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羅文崇</text:span></text:p>
          </table:table-cell>
          <table:table-cell office:value-type="string" table:style-name="ce465">
            <text:p><text:span text:style-name="T3">力行體育館活動空間改善</text:span>(<text:span text:style-name="T3">地皮整理架高地板</text:span>)</text:p>
          </table:table-cell>
          <table:table-cell office:value-type="string" table:style-name="ce2">
            <text:p><text:span text:style-name="T3">永和國中</text:span></text:p>
          </table:table-cell>
          <table:table-cell office:value-type="float" office:value="654.70000000000005" table:style-name="ce45">
            <text:p>655</text:p>
          </table:table-cell>
          <table:table-cell office:value-type="float" office:value="655" table:style-name="ce42">
            <text:p>655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永和國中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宇昌土木包工業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34">
            <text:p><text:span text:style-name="T3">游輝宂</text:span></text:p>
          </table:table-cell>
          <table:table-cell office:value-type="string" table:style-name="ce467">
            <text:p><text:span text:style-name="T3">圖書館鋁門窗更新工程</text:span>(<text:span text:style-name="T3">鋁門窗</text:span>)</text:p>
          </table:table-cell>
          <table:table-cell office:value-type="string" table:style-name="ce2">
            <text:p><text:span text:style-name="T3">景新國小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2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景新國小</text:p>
          </table:table-cell>
          <table:table-cell office:value-type="string" table:style-name="ce30">
            <text:p><text:span text:style-name="T3">公開招標</text:span></text:p>
          </table:table-cell>
          <table:table-cell office:value-type="string" table:style-name="ce3">
            <text:p><text:span text:style-name="T3">澳亞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陳鴻源</text:span></text:p>
          </table:table-cell>
          <table:table-cell office:value-type="string" table:style-name="ce466">
            <text:p><text:span text:style-name="T3">遊樂器材地墊更新</text:span></text:p>
          </table:table-cell>
          <table:table-cell office:value-type="string" table:style-name="ce2">
            <text:p><text:span text:style-name="T3">永平國小</text:span></text:p>
          </table:table-cell>
          <table:table-cell office:value-type="float" office:value="412.2" table:style-name="ce45">
            <text:p>412</text:p>
          </table:table-cell>
          <table:table-cell office:value-type="float" office:value="412" table:style-name="ce42">
            <text:p>412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永平國小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統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28">
          <table:table-cell office:value-type="string" table:style-name="ce15">
            <text:p><text:span text:style-name="T3">張晉婷</text:span></text:p>
          </table:table-cell>
          <table:table-cell office:value-type="string" table:style-name="ce472">
            <text:p><text:span text:style-name="T3">管樂團樂器採購</text:span></text:p>
          </table:table-cell>
          <table:table-cell office:value-type="string" table:style-name="ce2">
            <text:p><text:span text:style-name="T3">成州國小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2">
            <text:p>5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成州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功學社音樂中心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3">
          <table:table-cell office:value-type="string" table:style-name="ce15">
            <text:p><text:span text:style-name="T3">邱烽堯</text:span></text:p>
          </table:table-cell>
          <table:table-cell office:value-type="string" table:style-name="ce468">
            <text:p><text:span text:style-name="T3">改善體育教學環境及設備</text:span>(<text:span text:style-name="T3">桌球教室整修、韻律教室整修、史密斯訓練機、器材推車、製冰機冷卻回收工程、冷器、投影機</text:span>)</text:p>
          </table:table-cell>
          <table:table-cell office:value-type="string" table:style-name="ce2">
            <text:p><text:span text:style-name="T3">自強國中</text:span></text:p>
          </table:table-cell>
          <table:table-cell office:value-type="float" office:value="319" table:style-name="ce45">
            <text:p>319</text:p>
          </table:table-cell>
          <table:table-cell office:value-type="float" office:value="319" table:style-name="ce42">
            <text:p>319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</text:p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自強國中</text:p>
          </table:table-cell>
          <table:table-cell office:value-type="string" table:style-name="ce3">
            <text:p><text:span text:style-name="T3">共同供應契約、逕洽廠商</text:span></text:p>
          </table:table-cell>
          <table:table-cell office:value-type="string" table:style-name="ce3">
            <text:p><text:span text:style-name="T3">圳朗土木、土鑫科技、科正國際、三進車輪行、偉峻電器、大同、鴻詮機器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邱烽堯</text:span></text:p>
          </table:table-cell>
          <table:table-cell office:value-type="string" table:style-name="ce473">
            <text:p><text:span text:style-name="T3">改善及充實教學環境設備</text:span>-<text:span text:style-name="T3">圖書館改造</text:span>(<text:span text:style-name="T3">圖書館工程</text:span>)</text:p>
          </table:table-cell>
          <table:table-cell office:value-type="string" table:style-name="ce2">
            <text:p><text:span text:style-name="T3">景新國小</text:span></text:p>
          </table:table-cell>
          <table:table-cell office:value-type="float" office:value="500" table:style-name="ce45">
            <text:p>500</text:p>
          </table:table-cell>
          <table:table-cell office:value-type="float" office:value="500" table:style-name="ce42">
            <text:p>500</text:p>
          </table:table-cell>
          <table:table-cell office:value-type="string" table:style-name="ce73">
            <text:p>5M<text:span text:style-name="T3">建築及設備計畫</text:span>-5M4<text:span text:style-name="T3">其他設備計畫</text:span>-5M400102<text:span text:style-name="T3">環教科</text:span>-5-<text:span text:style-name="T3">購建固定資產、無形資產及非理財目的長期投資</text:span>-516<text:span text:style-name="T3">購置什項設備</text:span>-<text:span text:style-name="T3">補助各級學校等充實辦公設備、活動設備、各項教學設備等</text:span></text:p>
          </table:table-cell>
          <table:table-cell office:value-type="string" table:style-name="ce29">
            <text:p>景新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澳亞室內裝修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1">
          <table:table-cell office:value-type="string" table:style-name="ce15">
            <text:p><text:span text:style-name="T3">邱烽堯</text:span></text:p>
          </table:table-cell>
          <table:table-cell office:value-type="string" table:style-name="ce474">
            <text:p><text:span text:style-name="T3">弦樂團中提琴採購</text:span></text:p>
          </table:table-cell>
          <table:table-cell office:value-type="string" table:style-name="ce2">
            <text:p><text:span text:style-name="T3">積穗國小</text:span></text:p>
          </table:table-cell>
          <table:table-cell office:value-type="float" office:value="200" table:style-name="ce45">
            <text:p>200</text:p>
          </table:table-cell>
          <table:table-cell office:value-type="float" office:value="200" table:style-name="ce42">
            <text:p>2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積穗國小</text:p>
          </table:table-cell>
          <table:table-cell office:value-type="string" table:style-name="ce3">
            <text:p><text:span text:style-name="T3">公開取得報價單或企劃書</text:span></text:p>
          </table:table-cell>
          <table:table-cell office:value-type="string" table:style-name="ce3">
            <text:p><text:span text:style-name="T3">美聲文教企業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林秀惠</text:span></text:p>
          </table:table-cell>
          <table:table-cell office:value-type="string" table:style-name="ce469">
            <text:p><text:span text:style-name="T3">圖書館設備改善</text:span>(<text:span text:style-name="T3">攝影設備、防潮箱等</text:span>)</text:p>
          </table:table-cell>
          <table:table-cell office:value-type="string" table:style-name="ce2">
            <text:p><text:span text:style-name="T3">錦和高中</text:span></text:p>
          </table:table-cell>
          <table:table-cell office:value-type="float" office:value="100" table:style-name="ce45">
            <text:p>100</text:p>
          </table:table-cell>
          <table:table-cell office:value-type="float" office:value="100" table:style-name="ce42">
            <text:p>100</text:p>
          </table:table-cell>
          <table:table-cell office:value-type="string" table:style-name="ce73">
            <text:p>5M4<text:span text:style-name="T3">其他設備</text:span>-5M4001<text:span text:style-name="T3">教育局</text:span>(<text:span text:style-name="T3">處</text:span>)<text:span text:style-name="T3">其他設備</text:span>-02<text:span text:style-name="T3">環教科</text:span>-516<text:span text:style-name="T3">購置什項設備</text:span>-<text:span text:style-name="T3">補助各級學校等充實辦公設備、活動設備、各項教學設備等經費</text:span></text:p>
          </table:table-cell>
          <table:table-cell office:value-type="string" table:style-name="ce29">
            <text:p>錦和高中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聖伯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白珮茹</text:span></text:p>
          </table:table-cell>
          <table:table-cell office:value-type="string" table:style-name="ce475">
            <text:p><text:span text:style-name="T3">遊樂器材地墊更新</text:span>(<text:span text:style-name="T3">室內打擊網到工程</text:span>)</text:p>
          </table:table-cell>
          <table:table-cell office:value-type="string" table:style-name="ce2">
            <text:p><text:span text:style-name="T3">汐止國小</text:span></text:p>
          </table:table-cell>
          <table:table-cell office:value-type="float" office:value="140.4" table:style-name="ce45">
            <text:p>140</text:p>
          </table:table-cell>
          <table:table-cell office:value-type="float" office:value="140" table:style-name="ce42">
            <text:p>14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汐止國小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信全幼教用品社</text:span></text:p>
          </table:table-cell>
          <table:table-cell table:style-name="ce39"/>
          <table:table-cell table:number-columns-repeated="16374" table:style-name="ce33"/>
        </table:table-row>
        <table:table-row table:style-name="ro51">
          <table:table-cell office:value-type="string" table:style-name="ce15">
            <text:p><text:span text:style-name="T3">沈發惠</text:span></text:p>
          </table:table-cell>
          <table:table-cell office:value-type="string" table:style-name="ce476">
            <text:p><text:span text:style-name="T3">棒球隊訓練設備</text:span></text:p>
          </table:table-cell>
          <table:table-cell office:value-type="string" table:style-name="ce2">
            <text:p><text:span text:style-name="T3">秀峰高中</text:span></text:p>
          </table:table-cell>
          <table:table-cell office:value-type="float" office:value="260" table:style-name="ce45">
            <text:p>260</text:p>
          </table:table-cell>
          <table:table-cell office:value-type="float" office:value="260" table:style-name="ce42">
            <text:p>260</text:p>
          </table:table-cell>
          <table:table-cell office:value-type="string" table:style-name="ce73">
            <text:p>5M<text:span text:style-name="T3">建築及設備計畫</text:span>-5M2<text:span text:style-name="T3">營建及修建工程計畫</text:span>-5M200102<text:span text:style-name="T3">環教科</text:span>-5-<text:span text:style-name="T3">購建固定資產、無形資產及長期投資</text:span>-513<text:span text:style-name="T3">擴充改良房屋建築及設備</text:span>-<text:span text:style-name="T3">補助各級學校等廁所及校舍修繕、各項活動設施及環境改善等</text:span></text:p>
          </table:table-cell>
          <table:table-cell office:value-type="string" table:style-name="ce29">
            <text:p>秀峰高中</text:p>
          </table:table-cell>
          <table:table-cell office:value-type="string" table:style-name="ce3">
            <text:p><text:span text:style-name="T3">公開取得企劃書</text:span></text:p>
          </table:table-cell>
          <table:table-cell office:value-type="string" table:style-name="ce3">
            <text:p><text:span text:style-name="T3">高群運動事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87">
          <table:table-cell office:value-type="string" table:style-name="ce15">
            <text:p><text:span text:style-name="T3">張瑞山</text:span></text:p>
          </table:table-cell>
          <table:table-cell office:value-type="string" table:style-name="ce470">
            <text:p><text:span text:style-name="T3">音樂校隊培訓</text:span>(<text:span text:style-name="T3">管樂樂器</text:span>)</text:p>
          </table:table-cell>
          <table:table-cell office:value-type="string" table:style-name="ce2">
            <text:p><text:span text:style-name="T3">中和國中</text:span></text:p>
          </table:table-cell>
          <table:table-cell office:value-type="float" office:value="300" table:style-name="ce45">
            <text:p>300</text:p>
          </table:table-cell>
          <table:table-cell office:value-type="float" office:value="300" table:style-name="ce42">
            <text:p>300</text:p>
          </table:table-cell>
          <table:table-cell office:value-type="string" table:style-name="ce73">
            <text:p>104<text:span text:style-name="T3">年地方教育發展基金</text:span>-5M<text:span text:style-name="T3">建築及設備計畫</text:span>-5M4<text:span text:style-name="T3">其他設備計畫</text:span>-5M400102<text:span text:style-name="T3">環教科</text:span>-5<text:span text:style-name="T3">購建固定資產、無形資產及長期投資</text:span>-516<text:span text:style-name="T3">購置什項設備</text:span>-<text:span text:style-name="T3">補助各級學校充實辦公設備、活動設備、各項教學設備相關經費</text:span></text:p>
          </table:table-cell>
          <table:table-cell office:value-type="string" table:style-name="ce29">
            <text:p>中和國中</text:p>
          </table:table-cell>
          <table:table-cell office:value-type="string" table:style-name="ce3">
            <text:p><text:span text:style-name="T3">公開取得</text:span></text:p>
          </table:table-cell>
          <table:table-cell office:value-type="string" table:style-name="ce3">
            <text:p><text:span text:style-name="T3">功學社音樂中心股份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98">
          <table:table-cell office:value-type="string" table:style-name="ce15">
            <text:p><text:span text:style-name="T3">鄭戴麗香</text:span></text:p>
          </table:table-cell>
          <table:table-cell office:value-type="string" table:style-name="ce471">
            <text:p><text:span text:style-name="T3">石門區阿里荖溪上游護岸整治工程</text:span></text:p>
          </table:table-cell>
          <table:table-cell office:value-type="string" table:style-name="ce2">
            <text:p><text:span text:style-name="T3">石門區</text:span></text:p>
          </table:table-cell>
          <table:table-cell office:value-type="float" office:value="3931" table:style-name="ce50">
            <text:p>3,931</text:p>
          </table:table-cell>
          <table:table-cell office:value-type="float" office:value="3931" table:style-name="ce50">
            <text:p>3,931</text:p>
          </table:table-cell>
          <table:table-cell office:value-type="string" table:style-name="ce15">
            <text:p><text:span text:style-name="T3">農漁業工程及管理業務</text:span>-<text:span text:style-name="T3">農業環境改善工程</text:span>-<text:span text:style-name="T3">設備及投資</text:span></text:p>
          </table:table-cell>
          <table:table-cell office:value-type="string" table:style-name="ce3">
            <text:p><text:span text:style-name="T3">農業局</text:span></text:p>
          </table:table-cell>
          <table:table-cell office:value-type="string" table:style-name="ce3">
            <text:p><text:span text:style-name="T3">公開招標</text:span></text:p>
          </table:table-cell>
          <table:table-cell office:value-type="string" table:style-name="ce3">
            <text:p><text:span text:style-name="T3">泉億營造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20">
          <table:table-cell office:value-type="string" table:style-name="ce15">
            <text:p><text:span text:style-name="T3">曾煥嘉</text:span></text:p>
          </table:table-cell>
          <table:table-cell office:value-type="string" table:style-name="ce8">
            <text:p><text:span text:style-name="T3">板橋分局購冷氣機</text:span>2<text:span text:style-name="T3">臺</text:span></text:p>
          </table:table-cell>
          <table:table-cell office:value-type="string" table:style-name="ce2">
            <text:p><text:span text:style-name="T3">板橋分局</text:span></text:p>
          </table:table-cell>
          <table:table-cell office:value-type="float" office:value="136" table:style-name="ce44">
            <text:p>136</text:p>
          </table:table-cell>
          <table:table-cell office:value-type="float" office:value="136" table:style-name="ce44">
            <text:p>136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板橋分局</text:span></text:p>
          </table:table-cell>
          <table:table-cell office:value-type="string" table:style-name="ce15">
            <text:p><text:span text:style-name="T3">公開取得報價單</text:span></text:p>
          </table:table-cell>
          <table:table-cell office:value-type="string" table:style-name="ce15">
            <text:p><text:span text:style-name="T3">精陞工程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1">
          <table:table-cell office:value-type="string" table:style-name="ce15">
            <text:p><text:span text:style-name="T3">曾煥嘉</text:span></text:p>
          </table:table-cell>
          <table:table-cell office:value-type="string" table:style-name="ce2">
            <text:p><text:span text:style-name="T3">板橋分局購偵防器材</text:span>(<text:span text:style-name="T3">監控主機、針孔攝影機等</text:span>)</text:p>
          </table:table-cell>
          <table:table-cell office:value-type="string" table:style-name="ce2">
            <text:p><text:span text:style-name="T3">板橋分局</text:span></text:p>
          </table:table-cell>
          <table:table-cell office:value-type="float" office:value="152" table:style-name="ce44">
            <text:p>152</text:p>
          </table:table-cell>
          <table:table-cell office:value-type="float" office:value="152" table:style-name="ce44">
            <text:p>152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板橋分局</text:span></text:p>
          </table:table-cell>
          <table:table-cell office:value-type="string" table:style-name="ce15">
            <text:p><text:span text:style-name="T3">公開取得報價單</text:span></text:p>
          </table:table-cell>
          <table:table-cell office:value-type="string" table:style-name="ce15">
            <text:p><text:span text:style-name="T3">幼翔企業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06">
          <table:table-cell office:value-type="string" table:style-name="ce15">
            <text:p><text:span text:style-name="T3">何淑峯</text:span></text:p>
          </table:table-cell>
          <table:table-cell office:value-type="string" table:style-name="ce2">
            <text:p><text:span text:style-name="T3">新莊分局購置多媒體遠端監控錄影設備</text:span></text:p>
          </table:table-cell>
          <table:table-cell office:value-type="string" table:style-name="ce2">
            <text:p><text:span text:style-name="T3">新莊分局</text:span></text:p>
          </table:table-cell>
          <table:table-cell office:value-type="float" office:value="99" table:style-name="ce44">
            <text:p>99</text:p>
          </table:table-cell>
          <table:table-cell office:value-type="float" office:value="99" table:style-name="ce44">
            <text:p>99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新莊分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萬事通科技有限公司</text:span></text:p>
          </table:table-cell>
          <table:table-cell table:style-name="ce39"/>
          <table:table-cell table:number-columns-repeated="16374" table:style-name="ce33"/>
        </table:table-row>
        <table:table-row table:style-name="ro134">
          <table:table-cell office:value-type="string" table:style-name="ce15">
            <text:p><text:span text:style-name="T3">何淑峯</text:span></text:p>
          </table:table-cell>
          <table:table-cell office:value-type="string" table:style-name="ce2">
            <text:p><text:span text:style-name="T3">新莊分局購置</text:span>Q5004K<text:span text:style-name="T3">空拍機</text:span>2<text:span text:style-name="T3">台</text:span></text:p>
          </table:table-cell>
          <table:table-cell office:value-type="string" table:style-name="ce2">
            <text:p><text:span text:style-name="T3">新莊分局</text:span></text:p>
          </table:table-cell>
          <table:table-cell office:value-type="float" office:value="99" table:style-name="ce44">
            <text:p>99</text:p>
          </table:table-cell>
          <table:table-cell office:value-type="float" office:value="99" table:style-name="ce44">
            <text:p>99</text:p>
          </table:table-cell>
          <table:table-cell office:value-type="string" table:style-name="ce15">
            <text:p><text:span text:style-name="T3">一般建築及設備</text:span>-<text:span text:style-name="T3">建築及設備</text:span>-<text:span text:style-name="T3">設備及投資</text:span></text:p>
          </table:table-cell>
          <table:table-cell office:value-type="string" table:style-name="ce3">
            <text:p><text:span text:style-name="T3">新莊分局</text:span></text:p>
          </table:table-cell>
          <table:table-cell office:value-type="string" table:style-name="ce3">
            <text:p><text:span text:style-name="T3">逕洽廠商</text:span></text:p>
          </table:table-cell>
          <table:table-cell office:value-type="string" table:style-name="ce3">
            <text:p><text:span text:style-name="T3">全通企業行</text:span></text:p>
          </table:table-cell>
          <table:table-cell table:style-name="ce39"/>
          <table:table-cell table:number-columns-repeated="16374"/>
        </table:table-row>
        <table:table-row table:number-rows-repeated="1047815" table:style-name="ro135">
          <table:table-cell table:number-columns-repeated="16384"/>
        </table:table-row>
      </table:table>
      <table:database-ranges>
        <table:database-range table:target-range-address="7-12月_.A5:7-12月_.J76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標楷體" svg:font-family="標楷體"/>
    <style:font-face style:name="Helv" svg:font-family="Helv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number number:decimal-places="0" number:min-integer-digits="1" number:grouping="true"/>
      <style:map style:condition="value()&gt;=0" style:apply-style-name="N51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middle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Sheet1" style:display-name="一般_Sheet1" style:family="table-cell" style:data-style-name="N0">
      <style:table-cell-properties style:vertical-align="automatic" fo:background-color="transparent"/>
    </style:style>
    <style:style style:name="_19968__33324___31354__30333__20633__26597__31807_" style:display-name="一般_空白備查簿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cf1" style:family="table-cell">
      <style:table-cell-properties fo:background-color="#FFFFFF"/>
      <style:text-properties fo:color="#000000"/>
    </style:style>
    <style:style style:name="cf2" style:family="table-cell">
      <style:table-cell-properties fo:background-color="#FFC7CE"/>
    </style:style>
    <style:style style:name="cf3" style:family="table-cell">
      <style:table-cell-properties fo:background-color="#CCFFCC"/>
    </style:style>
    <style:style style:name="cf4" style:family="table-cell">
      <style:table-cell-properties fo:background-color="#FFEB9C"/>
      <style:text-properties fo:color="#9C6500"/>
    </style:style>
    <style:style style:name="cf5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93700787401575in" fo:margin-bottom="0.393700787401575in" fo:margin-left="0.31496062992126in" fo:margin-right="0.31496062992126in" style:print-orientation="landscape" style:print-page-order="ttb" style:first-page-number="continue" style:scale-to="77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郭鎮豪</meta:initial-creator>
    <dc:creator>許品晨</dc:creator>
    <meta:creation-date>2016-02-26T04:05:59Z</meta:creation-date>
    <dc:date>2017-04-11T08:27:11Z</dc:date>
    <meta:print-date>2017-04-11T07:30:40Z</meta:print-date>
  </office:meta>
</office:document-meta>
</file>